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wiss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4.8563in"/>
    </style:style>
    <style:style style:name="co3" style:family="table-column">
      <style:table-column-properties fo:break-before="auto" style:column-width="1.0189in"/>
    </style:style>
    <style:style style:name="co4" style:family="table-column">
      <style:table-column-properties fo:break-before="auto" style:column-width="1.5228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Normal_20_2"/>
        <table:table-column table:style-name="co2" table:default-cell-style-name="Normal_20_2"/>
        <table:table-column table:style-name="co3" table:default-cell-style-name="Default"/>
        <table:table-column table:style-name="co4" table:default-cell-style-name="Normal_20_2"/>
        <table:table-column table:style-name="co5" table:default-cell-style-name="Default"/>
        <table:table-column table:style-name="co6" table:default-cell-style-name="Normal_20_2"/>
        <table:table-row table:style-name="ro1">
          <table:table-cell table:style-name="Default" office:value-type="string" calcext:value-type="string">
            <text:p>Codigo</text:p>
          </table:table-cell>
          <table:table-cell table:style-name="Default" office:value-type="string" calcext:value-type="string">
            <text:p>Descripcion</text:p>
          </table:table-cell>
          <table:table-cell office:value-type="string" calcext:value-type="string">
            <text:p>Marca</text:p>
          </table:table-cell>
          <table:table-cell table:style-name="Default" office:value-type="string" calcext:value-type="string">
            <text:p>Precio de lista</text:p>
          </table:table-cell>
          <table:table-cell office:value-type="string" calcext:value-type="string">
            <text:p>Moneda</text:p>
          </table:table-cell>
          <table:table-cell table:style-name="Default" office:value-type="string" calcext:value-type="string">
            <text:p>Iva</text:p>
          </table:table-cell>
        </table:table-row>
        <table:table-row table:style-name="ro1">
          <table:table-cell office:value-type="string" calcext:value-type="string">
            <text:p>TR20HDX</text:p>
          </table:table-cell>
          <table:table-cell office:value-type="string" calcext:value-type="string">
            <text:p>Tubo rígido SISTELECTRIC HDX 20mm x metro</text:p>
          </table:table-cell>
          <table:table-cell office:value-type="string" calcext:value-type="string">
            <text:p>GENROD</text:p>
          </table:table-cell>
          <table:table-cell office:value-type="float" office:value="3444.35315333651" calcext:value-type="float">
            <text:p>3444.35315333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2HDX</text:p>
          </table:table-cell>
          <table:table-cell office:value-type="string" calcext:value-type="string">
            <text:p>Tubo rígido SISTELECTRIC HDX 22mm x metro</text:p>
          </table:table-cell>
          <table:table-cell office:value-type="string" calcext:value-type="string">
            <text:p>GENROD</text:p>
          </table:table-cell>
          <table:table-cell office:value-type="float" office:value="4078.9451805705" calcext:value-type="float">
            <text:p>4078.94518057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5HDX</text:p>
          </table:table-cell>
          <table:table-cell office:value-type="string" calcext:value-type="string">
            <text:p>Tubo rígido SISTELECTRIC HDX 25mm x metro</text:p>
          </table:table-cell>
          <table:table-cell office:value-type="string" calcext:value-type="string">
            <text:p>GENROD</text:p>
          </table:table-cell>
          <table:table-cell office:value-type="float" office:value="4436.98240790456" calcext:value-type="float">
            <text:p>4436.982407904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32HDX</text:p>
          </table:table-cell>
          <table:table-cell office:value-type="string" calcext:value-type="string">
            <text:p>Tubo rígido SISTELECTRIC HDX 32mm x metro </text:p>
          </table:table-cell>
          <table:table-cell office:value-type="string" calcext:value-type="string">
            <text:p>GENROD</text:p>
          </table:table-cell>
          <table:table-cell office:value-type="float" office:value="6966.77827051545" calcext:value-type="float">
            <text:p>6966.778270515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40HDX</text:p>
          </table:table-cell>
          <table:table-cell office:value-type="string" calcext:value-type="string">
            <text:p>Tubo rígido SISTELECTRIC HDX 40mm x metro</text:p>
          </table:table-cell>
          <table:table-cell office:value-type="string" calcext:value-type="string">
            <text:p>GENROD</text:p>
          </table:table-cell>
          <table:table-cell office:value-type="float" office:value="9893.26328116633" calcext:value-type="float">
            <text:p>9893.263281166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50HDX</text:p>
          </table:table-cell>
          <table:table-cell office:value-type="string" calcext:value-type="string">
            <text:p>Tubo rígido SISTELECTRIC HDX 50mm x metro</text:p>
          </table:table-cell>
          <table:table-cell office:value-type="string" calcext:value-type="string">
            <text:p>GENROD</text:p>
          </table:table-cell>
          <table:table-cell office:value-type="float" office:value="13844.7001382634" calcext:value-type="float">
            <text:p>13844.70013826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0HDX</text:p>
          </table:table-cell>
          <table:table-cell office:value-type="string" calcext:value-type="string">
            <text:p>Caja de Embutir Rectangular <text:s/>HDX </text:p>
          </table:table-cell>
          <table:table-cell office:value-type="string" calcext:value-type="string">
            <text:p>GENROD</text:p>
          </table:table-cell>
          <table:table-cell office:value-type="float" office:value="1551.11571138186" calcext:value-type="float">
            <text:p>1551.115711381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1HDX</text:p>
          </table:table-cell>
          <table:table-cell office:value-type="string" calcext:value-type="string">
            <text:p>Caja de Embutir Octogonal Chica <text:s/>HDX </text:p>
          </table:table-cell>
          <table:table-cell office:value-type="string" calcext:value-type="string">
            <text:p>GENROD</text:p>
          </table:table-cell>
          <table:table-cell office:value-type="float" office:value="1551.11571138186" calcext:value-type="float">
            <text:p>1551.115711381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2HDX</text:p>
          </table:table-cell>
          <table:table-cell office:value-type="string" calcext:value-type="string">
            <text:p>Caja de Embutir Octogonal Grande <text:s/>HDX </text:p>
          </table:table-cell>
          <table:table-cell office:value-type="string" calcext:value-type="string">
            <text:p>GENROD</text:p>
          </table:table-cell>
          <table:table-cell office:value-type="float" office:value="2899.32420150617" calcext:value-type="float">
            <text:p>2899.324201506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3HDX</text:p>
          </table:table-cell>
          <table:table-cell office:value-type="string" calcext:value-type="string">
            <text:p>Caja de Embutir Cuadrada 10x10 <text:s/>HDX </text:p>
          </table:table-cell>
          <table:table-cell office:value-type="string" calcext:value-type="string">
            <text:p>GENROD</text:p>
          </table:table-cell>
          <table:table-cell office:value-type="float" office:value="3722.78217196701" calcext:value-type="float">
            <text:p>3722.78217196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4HDX</text:p>
          </table:table-cell>
          <table:table-cell office:value-type="string" calcext:value-type="string">
            <text:p>Caja de Embutir Mignon <text:s/>HDX </text:p>
          </table:table-cell>
          <table:table-cell office:value-type="string" calcext:value-type="string">
            <text:p>GENROD</text:p>
          </table:table-cell>
          <table:table-cell office:value-type="float" office:value="1551.11571138186" calcext:value-type="float">
            <text:p>1551.115711381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20HDX</text:p>
          </table:table-cell>
          <table:table-cell office:value-type="string" calcext:value-type="string">
            <text:p>Conector para tubo SISTELECTRIC HDX 20mm <text:s/></text:p>
          </table:table-cell>
          <table:table-cell office:value-type="string" calcext:value-type="string">
            <text:p>GENROD</text:p>
          </table:table-cell>
          <table:table-cell office:value-type="float" office:value="551.296830863733" calcext:value-type="float">
            <text:p>551.296830863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22HDX</text:p>
          </table:table-cell>
          <table:table-cell office:value-type="string" calcext:value-type="string">
            <text:p>Conector para tubo SISTELECTRIC HDX 22mm <text:s/></text:p>
          </table:table-cell>
          <table:table-cell office:value-type="string" calcext:value-type="string">
            <text:p>GENROD</text:p>
          </table:table-cell>
          <table:table-cell office:value-type="float" office:value="1045.26100351024" calcext:value-type="float">
            <text:p>1045.26100351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25HDX</text:p>
          </table:table-cell>
          <table:table-cell office:value-type="string" calcext:value-type="string">
            <text:p>Conector para tubo SISTELECTRIC HDX 25mm <text:s/></text:p>
          </table:table-cell>
          <table:table-cell office:value-type="string" calcext:value-type="string">
            <text:p>GENROD</text:p>
          </table:table-cell>
          <table:table-cell office:value-type="float" office:value="1176.73283872541" calcext:value-type="float">
            <text:p>1176.732838725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32HDX</text:p>
          </table:table-cell>
          <table:table-cell office:value-type="string" calcext:value-type="string">
            <text:p>Conector para tubo SISTELECTRIC HDX 32mm <text:s/></text:p>
          </table:table-cell>
          <table:table-cell office:value-type="string" calcext:value-type="string">
            <text:p>GENROD</text:p>
          </table:table-cell>
          <table:table-cell office:value-type="float" office:value="2759.21867017147" calcext:value-type="float">
            <text:p>2759.21867017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40HDX</text:p>
          </table:table-cell>
          <table:table-cell office:value-type="string" calcext:value-type="string">
            <text:p>Conector para tubo SISTELECTRIC HDX 40mm <text:s/></text:p>
          </table:table-cell>
          <table:table-cell office:value-type="string" calcext:value-type="string">
            <text:p>GENROD</text:p>
          </table:table-cell>
          <table:table-cell office:value-type="float" office:value="3452.8025000727" calcext:value-type="float">
            <text:p>3452.80250007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50HDX</text:p>
          </table:table-cell>
          <table:table-cell office:value-type="string" calcext:value-type="string">
            <text:p>Conector para tubo SISTELECTRIC HDX 50mm <text:s/></text:p>
          </table:table-cell>
          <table:table-cell office:value-type="string" calcext:value-type="string">
            <text:p>GENROD</text:p>
          </table:table-cell>
          <table:table-cell office:value-type="float" office:value="5173.79616819789" calcext:value-type="float">
            <text:p>5173.796168197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20HDX</text:p>
          </table:table-cell>
          <table:table-cell office:value-type="string" calcext:value-type="string">
            <text:p>Unión para tubo SISTELECTRIC HDX 20mm <text:s/></text:p>
          </table:table-cell>
          <table:table-cell office:value-type="string" calcext:value-type="string">
            <text:p>GENROD</text:p>
          </table:table-cell>
          <table:table-cell office:value-type="float" office:value="533.445665577446" calcext:value-type="float">
            <text:p>533.4456655774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22HDX</text:p>
          </table:table-cell>
          <table:table-cell office:value-type="string" calcext:value-type="string">
            <text:p>Unión para tubo SISTELECTRIC HDX 22mm <text:s/></text:p>
          </table:table-cell>
          <table:table-cell office:value-type="string" calcext:value-type="string">
            <text:p>GENROD</text:p>
          </table:table-cell>
          <table:table-cell office:value-type="float" office:value="936.494867342504" calcext:value-type="float">
            <text:p>936.4948673425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25HDX</text:p>
          </table:table-cell>
          <table:table-cell office:value-type="string" calcext:value-type="string">
            <text:p>Unión para tubo SISTELECTRIC HDX 25mm <text:s/></text:p>
          </table:table-cell>
          <table:table-cell office:value-type="string" calcext:value-type="string">
            <text:p>GENROD</text:p>
          </table:table-cell>
          <table:table-cell office:value-type="float" office:value="1089.07470694955" calcext:value-type="float">
            <text:p>1089.074706949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32HDX</text:p>
          </table:table-cell>
          <table:table-cell office:value-type="string" calcext:value-type="string">
            <text:p>Unión para tubo SISTELECTRIC HDX 32mm <text:s/></text:p>
          </table:table-cell>
          <table:table-cell office:value-type="string" calcext:value-type="string">
            <text:p>GENROD</text:p>
          </table:table-cell>
          <table:table-cell office:value-type="float" office:value="2369.68842318432" calcext:value-type="float">
            <text:p>2369.688423184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40HDX</text:p>
          </table:table-cell>
          <table:table-cell office:value-type="string" calcext:value-type="string">
            <text:p>Unión para tubo SISTELECTRIC HDX 40mm <text:s/></text:p>
          </table:table-cell>
          <table:table-cell office:value-type="string" calcext:value-type="string">
            <text:p>GENROD</text:p>
          </table:table-cell>
          <table:table-cell office:value-type="float" office:value="2926.915159212" calcext:value-type="float">
            <text:p>2926.9151592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50HDX</text:p>
          </table:table-cell>
          <table:table-cell office:value-type="string" calcext:value-type="string">
            <text:p>Unión para tubo SISTELECTRIC HDX 50mm <text:s/></text:p>
          </table:table-cell>
          <table:table-cell office:value-type="string" calcext:value-type="string">
            <text:p>GENROD</text:p>
          </table:table-cell>
          <table:table-cell office:value-type="float" office:value="4555.94920995017" calcext:value-type="float">
            <text:p>4555.949209950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20HDX</text:p>
          </table:table-cell>
          <table:table-cell office:value-type="string" calcext:value-type="string">
            <text:p>Curva para tubo SISTELECTRIC HDX 20mm <text:s/></text:p>
          </table:table-cell>
          <table:table-cell office:value-type="string" calcext:value-type="string">
            <text:p>GENROD</text:p>
          </table:table-cell>
          <table:table-cell office:value-type="float" office:value="1361.75816979945" calcext:value-type="float">
            <text:p>1361.758169799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22HDX</text:p>
          </table:table-cell>
          <table:table-cell office:value-type="string" calcext:value-type="string">
            <text:p>Curva para tubo SISTELECTRIC HDX 22mm <text:s/></text:p>
          </table:table-cell>
          <table:table-cell office:value-type="string" calcext:value-type="string">
            <text:p>GENROD</text:p>
          </table:table-cell>
          <table:table-cell office:value-type="float" office:value="1689.62354806099" calcext:value-type="float">
            <text:p>1689.623548060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25HDX</text:p>
          </table:table-cell>
          <table:table-cell office:value-type="string" calcext:value-type="string">
            <text:p>Curva para tubo SISTELECTRIC HDX 25mm <text:s/></text:p>
          </table:table-cell>
          <table:table-cell office:value-type="string" calcext:value-type="string">
            <text:p>GENROD</text:p>
          </table:table-cell>
          <table:table-cell office:value-type="float" office:value="1972.0160784332" calcext:value-type="float">
            <text:p>1972.0160784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32HDX</text:p>
          </table:table-cell>
          <table:table-cell office:value-type="string" calcext:value-type="string">
            <text:p>Curva para tubo SISTELECTRIC HDX 32mm <text:s/></text:p>
          </table:table-cell>
          <table:table-cell office:value-type="string" calcext:value-type="string">
            <text:p>GENROD</text:p>
          </table:table-cell>
          <table:table-cell office:value-type="float" office:value="3681.11921133327" calcext:value-type="float">
            <text:p>3681.119211333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40HDX</text:p>
          </table:table-cell>
          <table:table-cell office:value-type="string" calcext:value-type="string">
            <text:p>Curva para tubo SISTELECTRIC HDX 40mm <text:s/></text:p>
          </table:table-cell>
          <table:table-cell office:value-type="string" calcext:value-type="string">
            <text:p>GENROD</text:p>
          </table:table-cell>
          <table:table-cell office:value-type="float" office:value="5484.33270442593" calcext:value-type="float">
            <text:p>5484.332704425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50HDX</text:p>
          </table:table-cell>
          <table:table-cell office:value-type="string" calcext:value-type="string">
            <text:p>Curva para tubo SISTELECTRIC HDX 50mm <text:s/></text:p>
          </table:table-cell>
          <table:table-cell office:value-type="string" calcext:value-type="string">
            <text:p>GENROD</text:p>
          </table:table-cell>
          <table:table-cell office:value-type="float" office:value="9510.61541115703" calcext:value-type="float">
            <text:p>9510.615411157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20HDX</text:p>
          </table:table-cell>
          <table:table-cell office:value-type="string" calcext:value-type="string">
            <text:p>Grampa p/fijar tubo SISTELECTRIC HDX 20mm <text:s/></text:p>
          </table:table-cell>
          <table:table-cell office:value-type="string" calcext:value-type="string">
            <text:p>GENROD</text:p>
          </table:table-cell>
          <table:table-cell office:value-type="float" office:value="581.59157952514" calcext:value-type="float">
            <text:p>581.591579525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22HDX</text:p>
          </table:table-cell>
          <table:table-cell office:value-type="string" calcext:value-type="string">
            <text:p>Grampa p/fijar tubo SISTELECTRIC HDX 22mm <text:s/></text:p>
          </table:table-cell>
          <table:table-cell office:value-type="string" calcext:value-type="string">
            <text:p>GENROD</text:p>
          </table:table-cell>
          <table:table-cell office:value-type="float" office:value="628.139798817263" calcext:value-type="float">
            <text:p>628.1397988172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25HDX</text:p>
          </table:table-cell>
          <table:table-cell office:value-type="string" calcext:value-type="string">
            <text:p>Grampa p/fijar tubo SISTELECTRIC HDX 25mm <text:s/></text:p>
          </table:table-cell>
          <table:table-cell office:value-type="string" calcext:value-type="string">
            <text:p>GENROD</text:p>
          </table:table-cell>
          <table:table-cell office:value-type="float" office:value="700.619831365195" calcext:value-type="float">
            <text:p>700.6198313651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32HDX</text:p>
          </table:table-cell>
          <table:table-cell office:value-type="string" calcext:value-type="string">
            <text:p>Grampa p/fijar tubo SISTELECTRIC HDX 32mm <text:s/></text:p>
          </table:table-cell>
          <table:table-cell office:value-type="string" calcext:value-type="string">
            <text:p>GENROD</text:p>
          </table:table-cell>
          <table:table-cell office:value-type="float" office:value="1551.11571138186" calcext:value-type="float">
            <text:p>1551.115711381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40HDX</text:p>
          </table:table-cell>
          <table:table-cell office:value-type="string" calcext:value-type="string">
            <text:p>Grampa p/fijar tubo SISTELECTRIC HDX 40mm <text:s/></text:p>
          </table:table-cell>
          <table:table-cell office:value-type="string" calcext:value-type="string">
            <text:p>GENROD</text:p>
          </table:table-cell>
          <table:table-cell office:value-type="float" office:value="1843.24803417361" calcext:value-type="float">
            <text:p>1843.248034173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50HDX</text:p>
          </table:table-cell>
          <table:table-cell office:value-type="string" calcext:value-type="string">
            <text:p>Grampa p/fijar tubo SISTELECTRIC HDX 50mm <text:s/></text:p>
          </table:table-cell>
          <table:table-cell office:value-type="string" calcext:value-type="string">
            <text:p>GENROD</text:p>
          </table:table-cell>
          <table:table-cell office:value-type="float" office:value="2316.65725057824" calcext:value-type="float">
            <text:p>2316.657250578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5HDX</text:p>
          </table:table-cell>
          <table:table-cell office:value-type="string" calcext:value-type="string">
            <text:p>Caja de pase IP 65 SISTELECTRIC HDX 90x90x55 </text:p>
          </table:table-cell>
          <table:table-cell office:value-type="string" calcext:value-type="string">
            <text:p>GENROD</text:p>
          </table:table-cell>
          <table:table-cell office:value-type="float" office:value="7844.80365844349" calcext:value-type="float">
            <text:p>7844.803658443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7HDX</text:p>
          </table:table-cell>
          <table:table-cell office:value-type="string" calcext:value-type="string">
            <text:p>Caja de pase IP 65 SISTELECTRIC HDX 90x90x75 </text:p>
          </table:table-cell>
          <table:table-cell office:value-type="string" calcext:value-type="string">
            <text:p>GENROD</text:p>
          </table:table-cell>
          <table:table-cell office:value-type="float" office:value="8506.49504502775" calcext:value-type="float">
            <text:p>8506.495045027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6HDX</text:p>
          </table:table-cell>
          <table:table-cell office:value-type="string" calcext:value-type="string">
            <text:p>Caja de pase IP 65 SISTELECTRIC HDX 115x115x65 </text:p>
          </table:table-cell>
          <table:table-cell office:value-type="string" calcext:value-type="string">
            <text:p>GENROD</text:p>
          </table:table-cell>
          <table:table-cell office:value-type="float" office:value="11169.3911624066" calcext:value-type="float">
            <text:p>11169.39116240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8HDX</text:p>
          </table:table-cell>
          <table:table-cell office:value-type="string" calcext:value-type="string">
            <text:p>Caja de pase IP 65 SISTELECTRIC HDX 115x115x80 </text:p>
          </table:table-cell>
          <table:table-cell office:value-type="string" calcext:value-type="string">
            <text:p>GENROD</text:p>
          </table:table-cell>
          <table:table-cell office:value-type="float" office:value="11781.8305387432" calcext:value-type="float">
            <text:p>11781.83053874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11HDX</text:p>
          </table:table-cell>
          <table:table-cell office:value-type="string" calcext:value-type="string">
            <text:p>Caja de pase IP 65 SISTELECTRIC HDX 115x115x110 </text:p>
          </table:table-cell>
          <table:table-cell office:value-type="string" calcext:value-type="string">
            <text:p>GENROD</text:p>
          </table:table-cell>
          <table:table-cell office:value-type="float" office:value="14122.2995846689" calcext:value-type="float">
            <text:p>14122.29958466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6HDX</text:p>
          </table:table-cell>
          <table:table-cell office:value-type="string" calcext:value-type="string">
            <text:p>Caja de pase IP 65 SISTELECTRIC HDX 115x165x65 </text:p>
          </table:table-cell>
          <table:table-cell office:value-type="string" calcext:value-type="string">
            <text:p>GENROD</text:p>
          </table:table-cell>
          <table:table-cell office:value-type="float" office:value="12512.222795517" calcext:value-type="float">
            <text:p>12512.2227955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HDX</text:p>
          </table:table-cell>
          <table:table-cell office:value-type="string" calcext:value-type="string">
            <text:p>Caja de pase IP 65 SISTELECTRIC HDX 115x165x80 </text:p>
          </table:table-cell>
          <table:table-cell office:value-type="string" calcext:value-type="string">
            <text:p>GENROD</text:p>
          </table:table-cell>
          <table:table-cell office:value-type="float" office:value="14456.6479162444" calcext:value-type="float">
            <text:p>14456.64791624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HDX</text:p>
          </table:table-cell>
          <table:table-cell office:value-type="string" calcext:value-type="string">
            <text:p>Caja de pase IP 65 SISTELECTRIC HDX 115x165x110 </text:p>
          </table:table-cell>
          <table:table-cell office:value-type="string" calcext:value-type="string">
            <text:p>GENROD</text:p>
          </table:table-cell>
          <table:table-cell office:value-type="float" office:value="15899.5505396085" calcext:value-type="float">
            <text:p>15899.55053960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6HDX</text:p>
          </table:table-cell>
          <table:table-cell office:value-type="string" calcext:value-type="string">
            <text:p>Caja de pase IP 65 SISTELECTRIC HDX 165x165x65 </text:p>
          </table:table-cell>
          <table:table-cell office:value-type="string" calcext:value-type="string">
            <text:p>GENROD</text:p>
          </table:table-cell>
          <table:table-cell office:value-type="float" office:value="15899.5505396085" calcext:value-type="float">
            <text:p>15899.55053960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HDX</text:p>
          </table:table-cell>
          <table:table-cell office:value-type="string" calcext:value-type="string">
            <text:p>Caja de pase IP 65 SISTELECTRIC HDX 165x165x80 </text:p>
          </table:table-cell>
          <table:table-cell office:value-type="string" calcext:value-type="string">
            <text:p>GENROD</text:p>
          </table:table-cell>
          <table:table-cell office:value-type="float" office:value="17595.1039928334" calcext:value-type="float">
            <text:p>17595.10399283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HDX</text:p>
          </table:table-cell>
          <table:table-cell office:value-type="string" calcext:value-type="string">
            <text:p>Caja de pase IP 65 SISTELECTRIC HDX 165x165x110 </text:p>
          </table:table-cell>
          <table:table-cell office:value-type="string" calcext:value-type="string">
            <text:p>GENROD</text:p>
          </table:table-cell>
          <table:table-cell office:value-type="float" office:value="19243.6176284107" calcext:value-type="float">
            <text:p>19243.61762841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6HDX</text:p>
          </table:table-cell>
          <table:table-cell office:value-type="string" calcext:value-type="string">
            <text:p>Caja de pase IP 65 SISTELECTRIC HDX 165x210x65 </text:p>
          </table:table-cell>
          <table:table-cell office:value-type="string" calcext:value-type="string">
            <text:p>GENROD</text:p>
          </table:table-cell>
          <table:table-cell office:value-type="float" office:value="17895.3784133891" calcext:value-type="float">
            <text:p>17895.37841338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HDX</text:p>
          </table:table-cell>
          <table:table-cell office:value-type="string" calcext:value-type="string">
            <text:p>Caja de pase IP 65 SISTELECTRIC HDX 165x210x80 </text:p>
          </table:table-cell>
          <table:table-cell office:value-type="string" calcext:value-type="string">
            <text:p>GENROD</text:p>
          </table:table-cell>
          <table:table-cell office:value-type="float" office:value="18973.0849083664" calcext:value-type="float">
            <text:p>18973.08490836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HDX</text:p>
          </table:table-cell>
          <table:table-cell office:value-type="string" calcext:value-type="string">
            <text:p>Caja de pase IP 65 SISTELECTRIC HDX 165x210x110 </text:p>
          </table:table-cell>
          <table:table-cell office:value-type="string" calcext:value-type="string">
            <text:p>GENROD</text:p>
          </table:table-cell>
          <table:table-cell office:value-type="float" office:value="22109.9432902999" calcext:value-type="float">
            <text:p>22109.94329029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HDX</text:p>
          </table:table-cell>
          <table:table-cell office:value-type="string" calcext:value-type="string">
            <text:p>Caja de pase IP 65 SISTELECTRIC HDX 210x210x110 </text:p>
          </table:table-cell>
          <table:table-cell office:value-type="string" calcext:value-type="string">
            <text:p>GENROD</text:p>
          </table:table-cell>
          <table:table-cell office:value-type="float" office:value="26672.928501714" calcext:value-type="float">
            <text:p>26672.9285017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HDX</text:p>
          </table:table-cell>
          <table:table-cell office:value-type="string" calcext:value-type="string">
            <text:p>Caja de pase IP 65 SISTELECTRIC HDX 210x210x135 </text:p>
          </table:table-cell>
          <table:table-cell office:value-type="string" calcext:value-type="string">
            <text:p>GENROD</text:p>
          </table:table-cell>
          <table:table-cell office:value-type="float" office:value="27771.1899529331" calcext:value-type="float">
            <text:p>27771.18995293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HDX</text:p>
          </table:table-cell>
          <table:table-cell office:value-type="string" calcext:value-type="string">
            <text:p>Caja de pase IP 65 SISTELECTRIC HDX 210x210x165 </text:p>
          </table:table-cell>
          <table:table-cell office:value-type="string" calcext:value-type="string">
            <text:p>GENROD</text:p>
          </table:table-cell>
          <table:table-cell office:value-type="float" office:value="32409.9120360007" calcext:value-type="float">
            <text:p>32409.91203600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1HDX</text:p>
          </table:table-cell>
          <table:table-cell office:value-type="string" calcext:value-type="string">
            <text:p>Caja de pase IP 65 SISTELECTRIC HDX 210x310x110 </text:p>
          </table:table-cell>
          <table:table-cell office:value-type="string" calcext:value-type="string">
            <text:p>GENROD</text:p>
          </table:table-cell>
          <table:table-cell office:value-type="float" office:value="44507.7174177803" calcext:value-type="float">
            <text:p>44507.71741778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3HDX</text:p>
          </table:table-cell>
          <table:table-cell office:value-type="string" calcext:value-type="string">
            <text:p>Caja de pase IP 65 SISTELECTRIC HDX 210x310x135 </text:p>
          </table:table-cell>
          <table:table-cell office:value-type="string" calcext:value-type="string">
            <text:p>GENROD</text:p>
          </table:table-cell>
          <table:table-cell office:value-type="float" office:value="50714.3310061133" calcext:value-type="float">
            <text:p>50714.33100611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6HDX</text:p>
          </table:table-cell>
          <table:table-cell office:value-type="string" calcext:value-type="string">
            <text:p>Caja de pase IP 65 SISTELECTRIC HDX 210x310x165 </text:p>
          </table:table-cell>
          <table:table-cell office:value-type="string" calcext:value-type="string">
            <text:p>GENROD</text:p>
          </table:table-cell>
          <table:table-cell office:value-type="float" office:value="56149.9647484415" calcext:value-type="float">
            <text:p>56149.96474844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1HDX</text:p>
          </table:table-cell>
          <table:table-cell office:value-type="string" calcext:value-type="string">
            <text:p>Caja de pase IP 65 SISTELECTRIC HDX 310x310x110 </text:p>
          </table:table-cell>
          <table:table-cell office:value-type="string" calcext:value-type="string">
            <text:p>GENROD</text:p>
          </table:table-cell>
          <table:table-cell office:value-type="float" office:value="58764.1926286199" calcext:value-type="float">
            <text:p>58764.1926286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3HDX</text:p>
          </table:table-cell>
          <table:table-cell office:value-type="string" calcext:value-type="string">
            <text:p>Caja de pase IP 65 SISTELECTRIC HDX 310x310x135 </text:p>
          </table:table-cell>
          <table:table-cell office:value-type="string" calcext:value-type="string">
            <text:p>GENROD</text:p>
          </table:table-cell>
          <table:table-cell office:value-type="float" office:value="64191.1619499314" calcext:value-type="float">
            <text:p>64191.16194993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6HDX</text:p>
          </table:table-cell>
          <table:table-cell office:value-type="string" calcext:value-type="string">
            <text:p>Caja de pase IP 65 SISTELECTRIC HDX 310x310x165 </text:p>
          </table:table-cell>
          <table:table-cell office:value-type="string" calcext:value-type="string">
            <text:p>GENROD</text:p>
          </table:table-cell>
          <table:table-cell office:value-type="float" office:value="67508.7134524306" calcext:value-type="float">
            <text:p>67508.71345243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5GLH</text:p>
          </table:table-cell>
          <table:table-cell office:value-type="string" calcext:value-type="string">
            <text:p>Caja estanca plástica 90x90x55 Gris IP65 LH</text:p>
          </table:table-cell>
          <table:table-cell office:value-type="string" calcext:value-type="string">
            <text:p>GENROD</text:p>
          </table:table-cell>
          <table:table-cell office:value-type="float" office:value="7844.80365844349" calcext:value-type="float">
            <text:p>7844.803658443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7GLH</text:p>
          </table:table-cell>
          <table:table-cell office:value-type="string" calcext:value-type="string">
            <text:p>Caja estanca plástica 90x90x75 Gris IP65 LH</text:p>
          </table:table-cell>
          <table:table-cell office:value-type="string" calcext:value-type="string">
            <text:p>GENROD</text:p>
          </table:table-cell>
          <table:table-cell office:value-type="float" office:value="8506.49504502775" calcext:value-type="float">
            <text:p>8506.495045027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6GLH</text:p>
          </table:table-cell>
          <table:table-cell office:value-type="string" calcext:value-type="string">
            <text:p>Caja estanca plástica 115x115x65 Gris IP65 LH</text:p>
          </table:table-cell>
          <table:table-cell office:value-type="string" calcext:value-type="string">
            <text:p>GENROD</text:p>
          </table:table-cell>
          <table:table-cell office:value-type="float" office:value="11169.3911624066" calcext:value-type="float">
            <text:p>11169.39116240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8GLH</text:p>
          </table:table-cell>
          <table:table-cell office:value-type="string" calcext:value-type="string">
            <text:p>Caja estanca plástica 115x115x80 Gris IP65 LH</text:p>
          </table:table-cell>
          <table:table-cell office:value-type="string" calcext:value-type="string">
            <text:p>GENROD</text:p>
          </table:table-cell>
          <table:table-cell office:value-type="float" office:value="11781.8305387432" calcext:value-type="float">
            <text:p>11781.83053874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11GLH</text:p>
          </table:table-cell>
          <table:table-cell office:value-type="string" calcext:value-type="string">
            <text:p>Caja estanca plástica 115x115x110 Gris IP65 LH</text:p>
          </table:table-cell>
          <table:table-cell office:value-type="string" calcext:value-type="string">
            <text:p>GENROD</text:p>
          </table:table-cell>
          <table:table-cell office:value-type="float" office:value="14122.2995846689" calcext:value-type="float">
            <text:p>14122.29958466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6GLH</text:p>
          </table:table-cell>
          <table:table-cell office:value-type="string" calcext:value-type="string">
            <text:p>Caja estanca plástica 115x165x65 Gris IP65 LH</text:p>
          </table:table-cell>
          <table:table-cell office:value-type="string" calcext:value-type="string">
            <text:p>GENROD</text:p>
          </table:table-cell>
          <table:table-cell office:value-type="float" office:value="12512.222795517" calcext:value-type="float">
            <text:p>12512.2227955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GLH</text:p>
          </table:table-cell>
          <table:table-cell office:value-type="string" calcext:value-type="string">
            <text:p>Caja estanca plástica 115x165x80 Gris IP65 LH</text:p>
          </table:table-cell>
          <table:table-cell office:value-type="string" calcext:value-type="string">
            <text:p>GENROD</text:p>
          </table:table-cell>
          <table:table-cell office:value-type="float" office:value="14456.6479162444" calcext:value-type="float">
            <text:p>14456.64791624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GLH</text:p>
          </table:table-cell>
          <table:table-cell office:value-type="string" calcext:value-type="string">
            <text:p>Caja estanca plástica 115x165x110 Gris IP65 LH</text:p>
          </table:table-cell>
          <table:table-cell office:value-type="string" calcext:value-type="string">
            <text:p>GENROD</text:p>
          </table:table-cell>
          <table:table-cell office:value-type="float" office:value="15899.5505396085" calcext:value-type="float">
            <text:p>15899.55053960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6GLH</text:p>
          </table:table-cell>
          <table:table-cell office:value-type="string" calcext:value-type="string">
            <text:p>Caja estanca plástica 165x165x65 Gris IP65 LH</text:p>
          </table:table-cell>
          <table:table-cell office:value-type="string" calcext:value-type="string">
            <text:p>GENROD</text:p>
          </table:table-cell>
          <table:table-cell office:value-type="float" office:value="15899.5505396085" calcext:value-type="float">
            <text:p>15899.55053960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GLH</text:p>
          </table:table-cell>
          <table:table-cell office:value-type="string" calcext:value-type="string">
            <text:p>Caja estanca plástica 165x165x80 Gris IP65 LH</text:p>
          </table:table-cell>
          <table:table-cell office:value-type="string" calcext:value-type="string">
            <text:p>GENROD</text:p>
          </table:table-cell>
          <table:table-cell office:value-type="float" office:value="17595.1039928334" calcext:value-type="float">
            <text:p>17595.10399283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GLH</text:p>
          </table:table-cell>
          <table:table-cell office:value-type="string" calcext:value-type="string">
            <text:p>Caja estanca plástica 165x165x110 Gris IP65 LH</text:p>
          </table:table-cell>
          <table:table-cell office:value-type="string" calcext:value-type="string">
            <text:p>GENROD</text:p>
          </table:table-cell>
          <table:table-cell office:value-type="float" office:value="19243.6176284107" calcext:value-type="float">
            <text:p>19243.61762841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6GLH</text:p>
          </table:table-cell>
          <table:table-cell office:value-type="string" calcext:value-type="string">
            <text:p>Caja estanca plástica 165x210x65 Gris IP65 LH</text:p>
          </table:table-cell>
          <table:table-cell office:value-type="string" calcext:value-type="string">
            <text:p>GENROD</text:p>
          </table:table-cell>
          <table:table-cell office:value-type="float" office:value="17895.3784133891" calcext:value-type="float">
            <text:p>17895.37841338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GLH</text:p>
          </table:table-cell>
          <table:table-cell office:value-type="string" calcext:value-type="string">
            <text:p>Caja estanca plástica 165x210x80 Gris IP65 LH</text:p>
          </table:table-cell>
          <table:table-cell office:value-type="string" calcext:value-type="string">
            <text:p>GENROD</text:p>
          </table:table-cell>
          <table:table-cell office:value-type="float" office:value="18973.0849083664" calcext:value-type="float">
            <text:p>18973.08490836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GLH</text:p>
          </table:table-cell>
          <table:table-cell office:value-type="string" calcext:value-type="string">
            <text:p>Caja estanca plástica 165x210x110 Gris IP65 LH</text:p>
          </table:table-cell>
          <table:table-cell office:value-type="string" calcext:value-type="string">
            <text:p>GENROD</text:p>
          </table:table-cell>
          <table:table-cell office:value-type="float" office:value="22109.9432902999" calcext:value-type="float">
            <text:p>22109.94329029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GLH</text:p>
          </table:table-cell>
          <table:table-cell office:value-type="string" calcext:value-type="string">
            <text:p>Caja estanca plástica 210x210x110 Gris IP65 LH</text:p>
          </table:table-cell>
          <table:table-cell office:value-type="string" calcext:value-type="string">
            <text:p>GENROD</text:p>
          </table:table-cell>
          <table:table-cell office:value-type="float" office:value="26672.928501714" calcext:value-type="float">
            <text:p>26672.9285017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GLH</text:p>
          </table:table-cell>
          <table:table-cell office:value-type="string" calcext:value-type="string">
            <text:p>Caja estanca plástica 210x210x135 Gris IP65 LH</text:p>
          </table:table-cell>
          <table:table-cell office:value-type="string" calcext:value-type="string">
            <text:p>GENROD</text:p>
          </table:table-cell>
          <table:table-cell office:value-type="float" office:value="27771.1899529331" calcext:value-type="float">
            <text:p>27771.18995293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GLH</text:p>
          </table:table-cell>
          <table:table-cell office:value-type="string" calcext:value-type="string">
            <text:p>Caja estanca plástica 210x210x165 Gris IP65 LH</text:p>
          </table:table-cell>
          <table:table-cell office:value-type="string" calcext:value-type="string">
            <text:p>GENROD</text:p>
          </table:table-cell>
          <table:table-cell office:value-type="float" office:value="32409.9120360007" calcext:value-type="float">
            <text:p>32409.91203600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1GLH</text:p>
          </table:table-cell>
          <table:table-cell office:value-type="string" calcext:value-type="string">
            <text:p>Caja estanca plástica 210x310x110 Gris IP65 LH</text:p>
          </table:table-cell>
          <table:table-cell office:value-type="string" calcext:value-type="string">
            <text:p>GENROD</text:p>
          </table:table-cell>
          <table:table-cell office:value-type="float" office:value="44507.7174177803" calcext:value-type="float">
            <text:p>44507.71741778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3GLH</text:p>
          </table:table-cell>
          <table:table-cell office:value-type="string" calcext:value-type="string">
            <text:p>Caja estanca plástica 210x310x135 Gris IP65 LH</text:p>
          </table:table-cell>
          <table:table-cell office:value-type="string" calcext:value-type="string">
            <text:p>GENROD</text:p>
          </table:table-cell>
          <table:table-cell office:value-type="float" office:value="50714.3310061133" calcext:value-type="float">
            <text:p>50714.33100611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6GLH</text:p>
          </table:table-cell>
          <table:table-cell office:value-type="string" calcext:value-type="string">
            <text:p>Caja estanca plástica 210x310x165 Gris IP65 LH</text:p>
          </table:table-cell>
          <table:table-cell office:value-type="string" calcext:value-type="string">
            <text:p>GENROD</text:p>
          </table:table-cell>
          <table:table-cell office:value-type="float" office:value="56149.9647484415" calcext:value-type="float">
            <text:p>56149.96474844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1GLH</text:p>
          </table:table-cell>
          <table:table-cell office:value-type="string" calcext:value-type="string">
            <text:p>Caja estanca plástica 310x310x110 Gris IP65 LH</text:p>
          </table:table-cell>
          <table:table-cell office:value-type="string" calcext:value-type="string">
            <text:p>GENROD</text:p>
          </table:table-cell>
          <table:table-cell office:value-type="float" office:value="58764.1926286199" calcext:value-type="float">
            <text:p>58764.1926286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3GLH</text:p>
          </table:table-cell>
          <table:table-cell office:value-type="string" calcext:value-type="string">
            <text:p>Caja estanca plástica 310x310x135 Gris IP65 LH</text:p>
          </table:table-cell>
          <table:table-cell office:value-type="string" calcext:value-type="string">
            <text:p>GENROD</text:p>
          </table:table-cell>
          <table:table-cell office:value-type="float" office:value="64191.1619499314" calcext:value-type="float">
            <text:p>64191.16194993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6GLH</text:p>
          </table:table-cell>
          <table:table-cell office:value-type="string" calcext:value-type="string">
            <text:p>Caja estanca plástica 310x310x165 Gris IP65 LH</text:p>
          </table:table-cell>
          <table:table-cell office:value-type="string" calcext:value-type="string">
            <text:p>GENROD</text:p>
          </table:table-cell>
          <table:table-cell office:value-type="float" office:value="67508.7134524306" calcext:value-type="float">
            <text:p>67508.71345243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5HDX</text:p>
          </table:table-cell>
          <table:table-cell office:value-type="string" calcext:value-type="string">
            <text:p>Caja rectangular de sobreponer SISTELECTRIC HDX</text:p>
          </table:table-cell>
          <table:table-cell office:value-type="string" calcext:value-type="string">
            <text:p>GENROD</text:p>
          </table:table-cell>
          <table:table-cell office:value-type="float" office:value="4052.79829303413" calcext:value-type="float">
            <text:p>4052.798293034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6HDX</text:p>
          </table:table-cell>
          <table:table-cell office:value-type="string" calcext:value-type="string">
            <text:p>Caja octogonal chica de sobreponer SISTELECTRIC HDX</text:p>
          </table:table-cell>
          <table:table-cell office:value-type="string" calcext:value-type="string">
            <text:p>GENROD</text:p>
          </table:table-cell>
          <table:table-cell office:value-type="float" office:value="5165.13174718114" calcext:value-type="float">
            <text:p>5165.13174718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0HD</text:p>
          </table:table-cell>
          <table:table-cell office:value-type="string" calcext:value-type="string">
            <text:p>Tubo rígido SISTELECTRIC HD 20mm x metro</text:p>
          </table:table-cell>
          <table:table-cell office:value-type="string" calcext:value-type="string">
            <text:p>GENROD</text:p>
          </table:table-cell>
          <table:table-cell office:value-type="float" office:value="2539.13367095843" calcext:value-type="float">
            <text:p>2539.133670958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2HD</text:p>
          </table:table-cell>
          <table:table-cell office:value-type="string" calcext:value-type="string">
            <text:p>Tubo rígido SISTELECTRIC HD 22mm x metro</text:p>
          </table:table-cell>
          <table:table-cell office:value-type="string" calcext:value-type="string">
            <text:p>GENROD</text:p>
          </table:table-cell>
          <table:table-cell office:value-type="float" office:value="3006.95095606857" calcext:value-type="float">
            <text:p>3006.950956068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5HD</text:p>
          </table:table-cell>
          <table:table-cell office:value-type="string" calcext:value-type="string">
            <text:p>Tubo rígido SISTELECTRIC HD 25mm x metro</text:p>
          </table:table-cell>
          <table:table-cell office:value-type="string" calcext:value-type="string">
            <text:p>GENROD</text:p>
          </table:table-cell>
          <table:table-cell office:value-type="float" office:value="3270.89318565865" calcext:value-type="float">
            <text:p>3270.89318565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32HD</text:p>
          </table:table-cell>
          <table:table-cell office:value-type="string" calcext:value-type="string">
            <text:p>Tubo rígido SISTELECTRIC HD 32mm x metro</text:p>
          </table:table-cell>
          <table:table-cell office:value-type="string" calcext:value-type="string">
            <text:p>GENROD</text:p>
          </table:table-cell>
          <table:table-cell office:value-type="float" office:value="5135.77282768097" calcext:value-type="float">
            <text:p>5135.772827680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40HD</text:p>
          </table:table-cell>
          <table:table-cell office:value-type="string" calcext:value-type="string">
            <text:p>Tubo rígido SISTELECTRIC HD 40mm x metro</text:p>
          </table:table-cell>
          <table:table-cell office:value-type="string" calcext:value-type="string">
            <text:p>GENROD</text:p>
          </table:table-cell>
          <table:table-cell office:value-type="float" office:value="7293.12660697663" calcext:value-type="float">
            <text:p>7293.126606976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50HD</text:p>
          </table:table-cell>
          <table:table-cell office:value-type="string" calcext:value-type="string">
            <text:p>Tubo rígido SISTELECTRIC HD 50mm x metro</text:p>
          </table:table-cell>
          <table:table-cell office:value-type="string" calcext:value-type="string">
            <text:p>GENROD</text:p>
          </table:table-cell>
          <table:table-cell office:value-type="float" office:value="10206.0312130552" calcext:value-type="float">
            <text:p>10206.03121305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16ED</text:p>
          </table:table-cell>
          <table:table-cell office:value-type="string" calcext:value-type="string">
            <text:p>Tubo rígido SISTELECTRIC ED ø16mm x metro</text:p>
          </table:table-cell>
          <table:table-cell office:value-type="string" calcext:value-type="string">
            <text:p>GENROD</text:p>
          </table:table-cell>
          <table:table-cell office:value-type="float" office:value="1104.90827065156" calcext:value-type="float">
            <text:p>1104.908270651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0ED</text:p>
          </table:table-cell>
          <table:table-cell office:value-type="string" calcext:value-type="string">
            <text:p>Tubo rígido SISTELECTRIC ED ø20mm x metro</text:p>
          </table:table-cell>
          <table:table-cell office:value-type="string" calcext:value-type="string">
            <text:p>GENROD</text:p>
          </table:table-cell>
          <table:table-cell office:value-type="float" office:value="1249.43818718631" calcext:value-type="float">
            <text:p>1249.438187186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2ED</text:p>
          </table:table-cell>
          <table:table-cell office:value-type="string" calcext:value-type="string">
            <text:p>Tubo rígido SISTELECTRIC ED ø22mm x metro</text:p>
          </table:table-cell>
          <table:table-cell office:value-type="string" calcext:value-type="string">
            <text:p>GENROD</text:p>
          </table:table-cell>
          <table:table-cell office:value-type="float" office:value="1449.60065095864" calcext:value-type="float">
            <text:p>1449.600650958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5ED</text:p>
          </table:table-cell>
          <table:table-cell office:value-type="string" calcext:value-type="string">
            <text:p>Tubo rígido SISTELECTRIC ED ø25mm x metro</text:p>
          </table:table-cell>
          <table:table-cell office:value-type="string" calcext:value-type="string">
            <text:p>GENROD</text:p>
          </table:table-cell>
          <table:table-cell office:value-type="float" office:value="1513.03322543778" calcext:value-type="float">
            <text:p>1513.033225437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32ED</text:p>
          </table:table-cell>
          <table:table-cell office:value-type="string" calcext:value-type="string">
            <text:p>Tubo rígido SISTELECTRIC ED ø32mm x metro</text:p>
          </table:table-cell>
          <table:table-cell office:value-type="string" calcext:value-type="string">
            <text:p>GENROD</text:p>
          </table:table-cell>
          <table:table-cell office:value-type="float" office:value="2241.38944568899" calcext:value-type="float">
            <text:p>2241.389445688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40ED</text:p>
          </table:table-cell>
          <table:table-cell office:value-type="string" calcext:value-type="string">
            <text:p>Tubo rígido SISTELECTRIC ED ø40mm x metro</text:p>
          </table:table-cell>
          <table:table-cell office:value-type="string" calcext:value-type="string">
            <text:p>GENROD</text:p>
          </table:table-cell>
          <table:table-cell office:value-type="float" office:value="2735.68749555198" calcext:value-type="float">
            <text:p>2735.687495551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50ED</text:p>
          </table:table-cell>
          <table:table-cell office:value-type="string" calcext:value-type="string">
            <text:p>Tubo rígido SISTELECTRIC ED ø50mm x metro</text:p>
          </table:table-cell>
          <table:table-cell office:value-type="string" calcext:value-type="string">
            <text:p>GENROD</text:p>
          </table:table-cell>
          <table:table-cell office:value-type="float" office:value="4253.76779744018" calcext:value-type="float">
            <text:p>4253.767797440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16SD</text:p>
          </table:table-cell>
          <table:table-cell office:value-type="string" calcext:value-type="string">
            <text:p>Tubo rígido SISTELECTRIC SD ø16mm x metro</text:p>
          </table:table-cell>
          <table:table-cell office:value-type="string" calcext:value-type="string">
            <text:p>GENROD</text:p>
          </table:table-cell>
          <table:table-cell office:value-type="float" office:value="679.665451459434" calcext:value-type="float">
            <text:p>679.6654514594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0SD</text:p>
          </table:table-cell>
          <table:table-cell office:value-type="string" calcext:value-type="string">
            <text:p>Tubo rígido SISTELECTRIC SD ø20mm x metro</text:p>
          </table:table-cell>
          <table:table-cell office:value-type="string" calcext:value-type="string">
            <text:p>GENROD</text:p>
          </table:table-cell>
          <table:table-cell office:value-type="float" office:value="819.156484849689" calcext:value-type="float">
            <text:p>819.1564848496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2SD</text:p>
          </table:table-cell>
          <table:table-cell office:value-type="string" calcext:value-type="string">
            <text:p>Tubo rígido SISTELECTRIC SD ø22mm x metro</text:p>
          </table:table-cell>
          <table:table-cell office:value-type="string" calcext:value-type="string">
            <text:p>GENROD</text:p>
          </table:table-cell>
          <table:table-cell office:value-type="float" office:value="1102.59366172747" calcext:value-type="float">
            <text:p>1102.593661727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5SD</text:p>
          </table:table-cell>
          <table:table-cell office:value-type="string" calcext:value-type="string">
            <text:p>Tubo rígido SISTELECTRIC SD ø25mm x metro</text:p>
          </table:table-cell>
          <table:table-cell office:value-type="string" calcext:value-type="string">
            <text:p>GENROD</text:p>
          </table:table-cell>
          <table:table-cell office:value-type="float" office:value="1157.00745470855" calcext:value-type="float">
            <text:p>1157.007454708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32SD</text:p>
          </table:table-cell>
          <table:table-cell office:value-type="string" calcext:value-type="string">
            <text:p>Tubo rígido SISTELECTRIC SD ø32mm x metro</text:p>
          </table:table-cell>
          <table:table-cell office:value-type="string" calcext:value-type="string">
            <text:p>GENROD</text:p>
          </table:table-cell>
          <table:table-cell office:value-type="float" office:value="1710.6393777612" calcext:value-type="float">
            <text:p>1710.63937776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40SD</text:p>
          </table:table-cell>
          <table:table-cell office:value-type="string" calcext:value-type="string">
            <text:p>Tubo rígido SISTELECTRIC SD ø40mm x metro</text:p>
          </table:table-cell>
          <table:table-cell office:value-type="string" calcext:value-type="string">
            <text:p>GENROD</text:p>
          </table:table-cell>
          <table:table-cell office:value-type="float" office:value="2482.84821965487" calcext:value-type="float">
            <text:p>2482.84821965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50SD</text:p>
          </table:table-cell>
          <table:table-cell office:value-type="string" calcext:value-type="string">
            <text:p>Tubo rígido SISTELECTRIC SD ø50mm x metro</text:p>
          </table:table-cell>
          <table:table-cell office:value-type="string" calcext:value-type="string">
            <text:p>GENROD</text:p>
          </table:table-cell>
          <table:table-cell office:value-type="float" office:value="3501.74726134818" calcext:value-type="float">
            <text:p>3501.747261348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0P</text:p>
          </table:table-cell>
          <table:table-cell office:value-type="string" calcext:value-type="string">
            <text:p>Tubo Corrugado Pesado por 25m (rollo-precio x metro)de ø20mm</text:p>
          </table:table-cell>
          <table:table-cell office:value-type="string" calcext:value-type="string">
            <text:p>GENROD</text:p>
          </table:table-cell>
          <table:table-cell office:value-type="float" office:value="925.163525246838" calcext:value-type="float">
            <text:p>925.1635252468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2P</text:p>
          </table:table-cell>
          <table:table-cell office:value-type="string" calcext:value-type="string">
            <text:p>Tubo Corrugado Pesado por 25m (rollo-precio x metro) de ø22mm</text:p>
          </table:table-cell>
          <table:table-cell office:value-type="string" calcext:value-type="string">
            <text:p>GENROD</text:p>
          </table:table-cell>
          <table:table-cell office:value-type="float" office:value="1142.99075659564" calcext:value-type="float">
            <text:p>1142.990756595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5P</text:p>
          </table:table-cell>
          <table:table-cell office:value-type="string" calcext:value-type="string">
            <text:p>Tubo Corrugado Pesado por 25m (rollo-precio x metro) de ø25mm</text:p>
          </table:table-cell>
          <table:table-cell office:value-type="string" calcext:value-type="string">
            <text:p>GENROD</text:p>
          </table:table-cell>
          <table:table-cell office:value-type="float" office:value="1360.7893113737" calcext:value-type="float">
            <text:p>1360.78931137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0S</text:p>
          </table:table-cell>
          <table:table-cell office:value-type="string" calcext:value-type="string">
            <text:p>Tubo Corrugado Semipesado por 25m (rollo-precio x metro) de ø20mm</text:p>
          </table:table-cell>
          <table:table-cell office:value-type="string" calcext:value-type="string">
            <text:p>GENROD</text:p>
          </table:table-cell>
          <table:table-cell office:value-type="float" office:value="614.682293833798" calcext:value-type="float">
            <text:p>614.6822938337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2S</text:p>
          </table:table-cell>
          <table:table-cell office:value-type="string" calcext:value-type="string">
            <text:p>Tubo Corrugado Semipesado por 25m (rollo-precio x metro) de ø22mm</text:p>
          </table:table-cell>
          <table:table-cell office:value-type="string" calcext:value-type="string">
            <text:p>GENROD</text:p>
          </table:table-cell>
          <table:table-cell office:value-type="float" office:value="730.478286486043" calcext:value-type="float">
            <text:p>730.4782864860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5S</text:p>
          </table:table-cell>
          <table:table-cell office:value-type="string" calcext:value-type="string">
            <text:p>Tubo Corrugado Semipesado por 25m (rollo-precio x metro) de ø25mm</text:p>
          </table:table-cell>
          <table:table-cell office:value-type="string" calcext:value-type="string">
            <text:p>GENROD</text:p>
          </table:table-cell>
          <table:table-cell office:value-type="float" office:value="917.65026371269" calcext:value-type="float">
            <text:p>917.650263712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32S</text:p>
          </table:table-cell>
          <table:table-cell office:value-type="string" calcext:value-type="string">
            <text:p>Tubo Corrugado Semipesado por 25m (rollo-precio x metro) de ø32mm</text:p>
          </table:table-cell>
          <table:table-cell office:value-type="string" calcext:value-type="string">
            <text:p>GENROD</text:p>
          </table:table-cell>
          <table:table-cell office:value-type="float" office:value="1219.2991113375" calcext:value-type="float">
            <text:p>1219.29911133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40S</text:p>
          </table:table-cell>
          <table:table-cell office:value-type="string" calcext:value-type="string">
            <text:p>Tubo Corrugado Semipesado por 25m (rollo-precio x metro) de ø40mm</text:p>
          </table:table-cell>
          <table:table-cell office:value-type="string" calcext:value-type="string">
            <text:p>GENROD</text:p>
          </table:table-cell>
          <table:table-cell office:value-type="float" office:value="1520.71854639637" calcext:value-type="float">
            <text:p>1520.718546396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50S</text:p>
          </table:table-cell>
          <table:table-cell office:value-type="string" calcext:value-type="string">
            <text:p>Tubo Corrugado Semipesadopor 25m (rollo-precio x metro) de ø50mm</text:p>
          </table:table-cell>
          <table:table-cell office:value-type="string" calcext:value-type="string">
            <text:p>GENROD</text:p>
          </table:table-cell>
          <table:table-cell office:value-type="float" office:value="2175.11789070649" calcext:value-type="float">
            <text:p>2175.117890706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050S</text:p>
          </table:table-cell>
          <table:table-cell office:value-type="string" calcext:value-type="string">
            <text:p>Tubo Corrugado Semipesado por 25m (rollo-precio x metro) de ø20mm</text:p>
          </table:table-cell>
          <table:table-cell office:value-type="string" calcext:value-type="string">
            <text:p>GENROD</text:p>
          </table:table-cell>
          <table:table-cell office:value-type="float" office:value="614.768323546021" calcext:value-type="float">
            <text:p>614.7683235460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250S</text:p>
          </table:table-cell>
          <table:table-cell office:value-type="string" calcext:value-type="string">
            <text:p>Tubo Corrugado Semipesado por 25m (rollo-precio x metro) de ø22mm</text:p>
          </table:table-cell>
          <table:table-cell office:value-type="string" calcext:value-type="string">
            <text:p>GENROD</text:p>
          </table:table-cell>
          <table:table-cell office:value-type="float" office:value="730.478286486043" calcext:value-type="float">
            <text:p>730.4782864860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550S</text:p>
          </table:table-cell>
          <table:table-cell office:value-type="string" calcext:value-type="string">
            <text:p>Tubo Corrugado Semipesado por 50m <text:s/>(rollo-precio x metro)de ø25mm</text:p>
          </table:table-cell>
          <table:table-cell office:value-type="string" calcext:value-type="string">
            <text:p>GENROD</text:p>
          </table:table-cell>
          <table:table-cell office:value-type="float" office:value="917.65026371269" calcext:value-type="float">
            <text:p>917.650263712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0L</text:p>
          </table:table-cell>
          <table:table-cell office:value-type="string" calcext:value-type="string">
            <text:p>Tubo Corrugado Liviano por 25m (rollo-precio x metro) de ø20mm</text:p>
          </table:table-cell>
          <table:table-cell office:value-type="string" calcext:value-type="string">
            <text:p>GENROD</text:p>
          </table:table-cell>
          <table:table-cell office:value-type="float" office:value="393.471227137557" calcext:value-type="float">
            <text:p>393.471227137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2L</text:p>
          </table:table-cell>
          <table:table-cell office:value-type="string" calcext:value-type="string">
            <text:p>Tubo Corrugado Liviano por 25m (rollo-precio x metro) de ø22mm </text:p>
          </table:table-cell>
          <table:table-cell office:value-type="string" calcext:value-type="string">
            <text:p>GENROD</text:p>
          </table:table-cell>
          <table:table-cell office:value-type="float" office:value="471.098704133502" calcext:value-type="float">
            <text:p>471.0987041335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5L</text:p>
          </table:table-cell>
          <table:table-cell office:value-type="string" calcext:value-type="string">
            <text:p>Tubo Corrugado Liviano por 25m (rollo-precio x metro) de ø25mm</text:p>
          </table:table-cell>
          <table:table-cell office:value-type="string" calcext:value-type="string">
            <text:p>GENROD</text:p>
          </table:table-cell>
          <table:table-cell office:value-type="float" office:value="602.351368415158" calcext:value-type="float">
            <text:p>602.3513684151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32L</text:p>
          </table:table-cell>
          <table:table-cell office:value-type="string" calcext:value-type="string">
            <text:p>Tubo Corrugado Liviano por 25m (rollo-precio x metro) de ø32mm</text:p>
          </table:table-cell>
          <table:table-cell office:value-type="string" calcext:value-type="string">
            <text:p>GENROD</text:p>
          </table:table-cell>
          <table:table-cell office:value-type="float" office:value="895.282538534694" calcext:value-type="float">
            <text:p>895.282538534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40L</text:p>
          </table:table-cell>
          <table:table-cell office:value-type="string" calcext:value-type="string">
            <text:p>Tubo Corrugado Liviano por 25m (rollo-precio x metro) de ø40mm</text:p>
          </table:table-cell>
          <table:table-cell office:value-type="string" calcext:value-type="string">
            <text:p>GENROD</text:p>
          </table:table-cell>
          <table:table-cell office:value-type="float" office:value="1198.88139296989" calcext:value-type="float">
            <text:p>1198.881392969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50L</text:p>
          </table:table-cell>
          <table:table-cell office:value-type="string" calcext:value-type="string">
            <text:p>Tubo Corrugado Liviano por 25m (rollo-precio x metro) de ø50mm</text:p>
          </table:table-cell>
          <table:table-cell office:value-type="string" calcext:value-type="string">
            <text:p>GENROD</text:p>
          </table:table-cell>
          <table:table-cell office:value-type="float" office:value="1691.60223144212" calcext:value-type="float">
            <text:p>1691.602231442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050L</text:p>
          </table:table-cell>
          <table:table-cell office:value-type="string" calcext:value-type="string">
            <text:p>Tubo Corrugado Liviano por 25m (rollo-precio x metro) de ø20mm <text:s/></text:p>
          </table:table-cell>
          <table:table-cell office:value-type="string" calcext:value-type="string">
            <text:p>GENROD</text:p>
          </table:table-cell>
          <table:table-cell office:value-type="float" office:value="393.471227137557" calcext:value-type="float">
            <text:p>393.471227137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250L</text:p>
          </table:table-cell>
          <table:table-cell office:value-type="string" calcext:value-type="string">
            <text:p>Tubo Corrugado Liviano por 50m (rollo-precio x metro) de ø22mm</text:p>
          </table:table-cell>
          <table:table-cell office:value-type="string" calcext:value-type="string">
            <text:p>GENROD</text:p>
          </table:table-cell>
          <table:table-cell office:value-type="float" office:value="471.098704133502" calcext:value-type="float">
            <text:p>471.0987041335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550L</text:p>
          </table:table-cell>
          <table:table-cell office:value-type="string" calcext:value-type="string">
            <text:p>Tubo Corrugado Liviano por 50m (rollo-precio x metro) de ø25mm</text:p>
          </table:table-cell>
          <table:table-cell office:value-type="string" calcext:value-type="string">
            <text:p>GENROD</text:p>
          </table:table-cell>
          <table:table-cell office:value-type="float" office:value="602.351368415158" calcext:value-type="float">
            <text:p>602.3513684151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16E</text:p>
          </table:table-cell>
          <table:table-cell office:value-type="string" calcext:value-type="string">
            <text:p>Conector para tubo rígido y corrugado 16mm</text:p>
          </table:table-cell>
          <table:table-cell office:value-type="string" calcext:value-type="string">
            <text:p>GENROD</text:p>
          </table:table-cell>
          <table:table-cell office:value-type="float" office:value="126.762698993981" calcext:value-type="float">
            <text:p>126.7626989939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20E</text:p>
          </table:table-cell>
          <table:table-cell office:value-type="string" calcext:value-type="string">
            <text:p>Conector para tubo rígido y corrugado 20mm</text:p>
          </table:table-cell>
          <table:table-cell office:value-type="string" calcext:value-type="string">
            <text:p>GENROD</text:p>
          </table:table-cell>
          <table:table-cell office:value-type="float" office:value="127.866865970701" calcext:value-type="float">
            <text:p>127.866865970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22E</text:p>
          </table:table-cell>
          <table:table-cell office:value-type="string" calcext:value-type="string">
            <text:p>Conector para tubo rígido y corrugado 22mm</text:p>
          </table:table-cell>
          <table:table-cell office:value-type="string" calcext:value-type="string">
            <text:p>GENROD</text:p>
          </table:table-cell>
          <table:table-cell office:value-type="float" office:value="241.812567901585" calcext:value-type="float">
            <text:p>241.812567901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25E</text:p>
          </table:table-cell>
          <table:table-cell office:value-type="string" calcext:value-type="string">
            <text:p>Conector para tubo rígido y corrugado 25mm</text:p>
          </table:table-cell>
          <table:table-cell office:value-type="string" calcext:value-type="string">
            <text:p>GENROD</text:p>
          </table:table-cell>
          <table:table-cell office:value-type="float" office:value="272.729243249733" calcext:value-type="float">
            <text:p>272.729243249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32E</text:p>
          </table:table-cell>
          <table:table-cell office:value-type="string" calcext:value-type="string">
            <text:p>Conector para tubo rígido y corrugado 32mm</text:p>
          </table:table-cell>
          <table:table-cell office:value-type="string" calcext:value-type="string">
            <text:p>GENROD</text:p>
          </table:table-cell>
          <table:table-cell office:value-type="float" office:value="639.615784180904" calcext:value-type="float">
            <text:p>639.6157841809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40E</text:p>
          </table:table-cell>
          <table:table-cell office:value-type="string" calcext:value-type="string">
            <text:p>Conector para tubo rígido y corrugado 40mm</text:p>
          </table:table-cell>
          <table:table-cell office:value-type="string" calcext:value-type="string">
            <text:p>GENROD</text:p>
          </table:table-cell>
          <table:table-cell office:value-type="float" office:value="799.806597136749" calcext:value-type="float">
            <text:p>799.8065971367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50E</text:p>
          </table:table-cell>
          <table:table-cell office:value-type="string" calcext:value-type="string">
            <text:p>Conector para tubo rígido y corrugado 50mm</text:p>
          </table:table-cell>
          <table:table-cell office:value-type="string" calcext:value-type="string">
            <text:p>GENROD</text:p>
          </table:table-cell>
          <table:table-cell office:value-type="float" office:value="1198.99543472019" calcext:value-type="float">
            <text:p>1198.995434720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16E</text:p>
          </table:table-cell>
          <table:table-cell office:value-type="string" calcext:value-type="string">
            <text:p>Union para tubo rígido y corrugado 16mm</text:p>
          </table:table-cell>
          <table:table-cell office:value-type="string" calcext:value-type="string">
            <text:p>GENROD</text:p>
          </table:table-cell>
          <table:table-cell office:value-type="float" office:value="91.1046007458025" calcext:value-type="float">
            <text:p>91.10460074580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20E</text:p>
          </table:table-cell>
          <table:table-cell office:value-type="string" calcext:value-type="string">
            <text:p>Unión para tubo rígido y corrugado 20mm</text:p>
          </table:table-cell>
          <table:table-cell office:value-type="string" calcext:value-type="string">
            <text:p>GENROD</text:p>
          </table:table-cell>
          <table:table-cell office:value-type="float" office:value="95.2831149910354" calcext:value-type="float">
            <text:p>95.28311499103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22E</text:p>
          </table:table-cell>
          <table:table-cell office:value-type="string" calcext:value-type="string">
            <text:p>Unión para tubo rígido y corrugado 22mm</text:p>
          </table:table-cell>
          <table:table-cell office:value-type="string" calcext:value-type="string">
            <text:p>GENROD</text:p>
          </table:table-cell>
          <table:table-cell office:value-type="float" office:value="126.762698993981" calcext:value-type="float">
            <text:p>126.7626989939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25E</text:p>
          </table:table-cell>
          <table:table-cell office:value-type="string" calcext:value-type="string">
            <text:p>Unión para tubo rígido y corrugado 25mm</text:p>
          </table:table-cell>
          <table:table-cell office:value-type="string" calcext:value-type="string">
            <text:p>GENROD</text:p>
          </table:table-cell>
          <table:table-cell office:value-type="float" office:value="137.349711770763" calcext:value-type="float">
            <text:p>137.3497117707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32E</text:p>
          </table:table-cell>
          <table:table-cell office:value-type="string" calcext:value-type="string">
            <text:p>Unión para tubo rígido y corrugado 32mm</text:p>
          </table:table-cell>
          <table:table-cell office:value-type="string" calcext:value-type="string">
            <text:p>GENROD</text:p>
          </table:table-cell>
          <table:table-cell office:value-type="float" office:value="332.89551831451" calcext:value-type="float">
            <text:p>332.895518314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40E</text:p>
          </table:table-cell>
          <table:table-cell office:value-type="string" calcext:value-type="string">
            <text:p>Unión para tubo rígido y corrugado 40mm</text:p>
          </table:table-cell>
          <table:table-cell office:value-type="string" calcext:value-type="string">
            <text:p>GENROD</text:p>
          </table:table-cell>
          <table:table-cell office:value-type="float" office:value="400.314654893035" calcext:value-type="float">
            <text:p>400.3146548930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50E</text:p>
          </table:table-cell>
          <table:table-cell office:value-type="string" calcext:value-type="string">
            <text:p>Unión para tubo rígido y corrugado 50mm</text:p>
          </table:table-cell>
          <table:table-cell office:value-type="string" calcext:value-type="string">
            <text:p>GENROD</text:p>
          </table:table-cell>
          <table:table-cell office:value-type="float" office:value="637.667254221987" calcext:value-type="float">
            <text:p>637.6672542219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16E</text:p>
          </table:table-cell>
          <table:table-cell office:value-type="string" calcext:value-type="string">
            <text:p>Curva para tubo rígido 16mm</text:p>
          </table:table-cell>
          <table:table-cell office:value-type="string" calcext:value-type="string">
            <text:p>GENROD</text:p>
          </table:table-cell>
          <table:table-cell office:value-type="float" office:value="262.142230472951" calcext:value-type="float">
            <text:p>262.1422304729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20E</text:p>
          </table:table-cell>
          <table:table-cell office:value-type="string" calcext:value-type="string">
            <text:p>Curva para tubo rígido 20mm</text:p>
          </table:table-cell>
          <table:table-cell office:value-type="string" calcext:value-type="string">
            <text:p>GENROD</text:p>
          </table:table-cell>
          <table:table-cell office:value-type="float" office:value="285.54624031283" calcext:value-type="float">
            <text:p>285.546240312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22E</text:p>
          </table:table-cell>
          <table:table-cell office:value-type="string" calcext:value-type="string">
            <text:p>Curva para tubo rígido 22mm</text:p>
          </table:table-cell>
          <table:table-cell office:value-type="string" calcext:value-type="string">
            <text:p>GENROD</text:p>
          </table:table-cell>
          <table:table-cell office:value-type="float" office:value="340.429834155656" calcext:value-type="float">
            <text:p>340.429834155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25E</text:p>
          </table:table-cell>
          <table:table-cell office:value-type="string" calcext:value-type="string">
            <text:p>Curva para tubo rígido 25mm</text:p>
          </table:table-cell>
          <table:table-cell office:value-type="string" calcext:value-type="string">
            <text:p>GENROD</text:p>
          </table:table-cell>
          <table:table-cell office:value-type="float" office:value="366.042177948974" calcext:value-type="float">
            <text:p>366.0421779489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32E</text:p>
          </table:table-cell>
          <table:table-cell office:value-type="string" calcext:value-type="string">
            <text:p>Curva para tubo rígido 32mm</text:p>
          </table:table-cell>
          <table:table-cell office:value-type="string" calcext:value-type="string">
            <text:p>GENROD</text:p>
          </table:table-cell>
          <table:table-cell office:value-type="float" office:value="853.282919342579" calcext:value-type="float">
            <text:p>853.2829193425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40E</text:p>
          </table:table-cell>
          <table:table-cell office:value-type="string" calcext:value-type="string">
            <text:p>Curva para tubo rígido 40mm</text:p>
          </table:table-cell>
          <table:table-cell office:value-type="string" calcext:value-type="string">
            <text:p>GENROD</text:p>
          </table:table-cell>
          <table:table-cell office:value-type="float" office:value="1285.35861256596" calcext:value-type="float">
            <text:p>1285.358612565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50E</text:p>
          </table:table-cell>
          <table:table-cell office:value-type="string" calcext:value-type="string">
            <text:p>Curva para tubo rígido 50mm</text:p>
          </table:table-cell>
          <table:table-cell office:value-type="string" calcext:value-type="string">
            <text:p>GENROD</text:p>
          </table:table-cell>
          <table:table-cell office:value-type="float" office:value="2236.97734383521" calcext:value-type="float">
            <text:p>2236.977343835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16E</text:p>
          </table:table-cell>
          <table:table-cell office:value-type="string" calcext:value-type="string">
            <text:p>Grampa p/fijar tubo rígido 16mm</text:p>
          </table:table-cell>
          <table:table-cell office:value-type="string" calcext:value-type="string">
            <text:p>GENROD</text:p>
          </table:table-cell>
          <table:table-cell office:value-type="float" office:value="125.636881684385" calcext:value-type="float">
            <text:p>125.6368816843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20E</text:p>
          </table:table-cell>
          <table:table-cell office:value-type="string" calcext:value-type="string">
            <text:p>Grampa p/fijar tubo rígido 20mm</text:p>
          </table:table-cell>
          <table:table-cell office:value-type="string" calcext:value-type="string">
            <text:p>GENROD</text:p>
          </table:table-cell>
          <table:table-cell office:value-type="float" office:value="128.992683280297" calcext:value-type="float">
            <text:p>128.9926832802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22E</text:p>
          </table:table-cell>
          <table:table-cell office:value-type="string" calcext:value-type="string">
            <text:p>Grampa p/fijar tubo rígido 22mm</text:p>
          </table:table-cell>
          <table:table-cell office:value-type="string" calcext:value-type="string">
            <text:p>GENROD</text:p>
          </table:table-cell>
          <table:table-cell office:value-type="float" office:value="139.558045724202" calcext:value-type="float">
            <text:p>139.5580457242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25E</text:p>
          </table:table-cell>
          <table:table-cell office:value-type="string" calcext:value-type="string">
            <text:p>Grampa p/fijar tubo rígido 25mm</text:p>
          </table:table-cell>
          <table:table-cell office:value-type="string" calcext:value-type="string">
            <text:p>GENROD</text:p>
          </table:table-cell>
          <table:table-cell office:value-type="float" office:value="156.012298710611" calcext:value-type="float">
            <text:p>156.0122987106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32E</text:p>
          </table:table-cell>
          <table:table-cell office:value-type="string" calcext:value-type="string">
            <text:p>Grampa p/fijar tubo rígido 32mm</text:p>
          </table:table-cell>
          <table:table-cell office:value-type="string" calcext:value-type="string">
            <text:p>GENROD</text:p>
          </table:table-cell>
          <table:table-cell office:value-type="float" office:value="344.889802728288" calcext:value-type="float">
            <text:p>344.889802728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40E</text:p>
          </table:table-cell>
          <table:table-cell office:value-type="string" calcext:value-type="string">
            <text:p>Grampa p/fijar tubo rígido 40mm</text:p>
          </table:table-cell>
          <table:table-cell office:value-type="string" calcext:value-type="string">
            <text:p>GENROD</text:p>
          </table:table-cell>
          <table:table-cell office:value-type="float" office:value="410.057304687619" calcext:value-type="float">
            <text:p>410.0573046876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50E</text:p>
          </table:table-cell>
          <table:table-cell office:value-type="string" calcext:value-type="string">
            <text:p>Grampa p/fijar tubo rígido 50mm</text:p>
          </table:table-cell>
          <table:table-cell office:value-type="string" calcext:value-type="string">
            <text:p>GENROD</text:p>
          </table:table-cell>
          <table:table-cell office:value-type="float" office:value="515.364523800638" calcext:value-type="float">
            <text:p>515.3645238006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407</text:p>
          </table:table-cell>
          <table:table-cell office:value-type="string" calcext:value-type="string">
            <text:p>Cablecanal Sistelectric 14x7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702.760332538364" calcext:value-type="float">
            <text:p>702.7603325383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4074</text:p>
          </table:table-cell>
          <table:table-cell office:value-type="string" calcext:value-type="string">
            <text:p>Cablecanal Sistelectric 14x7 x metro</text:p>
          </table:table-cell>
          <table:table-cell office:value-type="string" calcext:value-type="string">
            <text:p>GENROD</text:p>
          </table:table-cell>
          <table:table-cell office:value-type="float" office:value="610.831440048574" calcext:value-type="float">
            <text:p>610.831440048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</text:p>
          </table:table-cell>
          <table:table-cell office:value-type="string" calcext:value-type="string">
            <text:p>Cablecanal Sistelectric 20x10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892.035941061514" calcext:value-type="float">
            <text:p>892.0359410615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4</text:p>
          </table:table-cell>
          <table:table-cell office:value-type="string" calcext:value-type="string">
            <text:p>Cablecanal Sistelectric 20x10 x metro</text:p>
          </table:table-cell>
          <table:table-cell office:value-type="string" calcext:value-type="string">
            <text:p>GENROD</text:p>
          </table:table-cell>
          <table:table-cell office:value-type="float" office:value="759.488734443549" calcext:value-type="float">
            <text:p>759.4887344435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R</text:p>
          </table:table-cell>
          <table:table-cell office:value-type="string" calcext:value-type="string">
            <text:p>Cablecanal Sistelectric 20x10 con retenedor y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1109.99068073379" calcext:value-type="float">
            <text:p>1109.990680733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R4</text:p>
          </table:table-cell>
          <table:table-cell office:value-type="string" calcext:value-type="string">
            <text:p>Cablecanal Sistelectric 20x10 con retenedor x metro</text:p>
          </table:table-cell>
          <table:table-cell office:value-type="string" calcext:value-type="string">
            <text:p>GENROD</text:p>
          </table:table-cell>
          <table:table-cell office:value-type="float" office:value="965.478687055752" calcext:value-type="float">
            <text:p>965.4786870557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T</text:p>
          </table:table-cell>
          <table:table-cell office:value-type="string" calcext:value-type="string">
            <text:p>Cablecanal Sistelectric 20x10 con tapa abisagrada y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1211.7771444158" calcext:value-type="float">
            <text:p>1211.77714441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T4</text:p>
          </table:table-cell>
          <table:table-cell office:value-type="string" calcext:value-type="string">
            <text:p>Cablecanal Sistelectric 20x10 con tapa abisagrada <text:s/>x metro</text:p>
          </table:table-cell>
          <table:table-cell office:value-type="string" calcext:value-type="string">
            <text:p>GENROD</text:p>
          </table:table-cell>
          <table:table-cell office:value-type="float" office:value="1090.27553834934" calcext:value-type="float">
            <text:p>1090.275538349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821</text:p>
          </table:table-cell>
          <table:table-cell office:value-type="string" calcext:value-type="string">
            <text:p>Cablecanal Sistelectric 18x21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1338.96797728464" calcext:value-type="float">
            <text:p>1338.967977284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8214</text:p>
          </table:table-cell>
          <table:table-cell office:value-type="string" calcext:value-type="string">
            <text:p>Cablecanal Sistelectric 18x21 x metro</text:p>
          </table:table-cell>
          <table:table-cell office:value-type="string" calcext:value-type="string">
            <text:p>GENROD</text:p>
          </table:table-cell>
          <table:table-cell office:value-type="float" office:value="1215.35915535033" calcext:value-type="float">
            <text:p>1215.359155350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821R</text:p>
          </table:table-cell>
          <table:table-cell office:value-type="string" calcext:value-type="string">
            <text:p>Cablecanal Sistelectric 18x21 con retenedor y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1668.57187264736" calcext:value-type="float">
            <text:p>1668.571872647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821R4</text:p>
          </table:table-cell>
          <table:table-cell office:value-type="string" calcext:value-type="string">
            <text:p>Cablecanal Sistelectric 18x21 con retenedor x metro</text:p>
          </table:table-cell>
          <table:table-cell office:value-type="string" calcext:value-type="string">
            <text:p>GENROD</text:p>
          </table:table-cell>
          <table:table-cell office:value-type="float" office:value="1541.51802161197" calcext:value-type="float">
            <text:p>1541.518021611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3012</text:p>
          </table:table-cell>
          <table:table-cell office:value-type="string" calcext:value-type="string">
            <text:p>Cablecanal Sistelectric 30x12 con cinta autoadhesiva <text:s/>x metro</text:p>
          </table:table-cell>
          <table:table-cell office:value-type="string" calcext:value-type="string">
            <text:p>GENROD</text:p>
          </table:table-cell>
          <table:table-cell office:value-type="float" office:value="2318.5007444116" calcext:value-type="float">
            <text:p>2318.50074441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30124</text:p>
          </table:table-cell>
          <table:table-cell office:value-type="string" calcext:value-type="string">
            <text:p>Cablecanal Sistelectric 30x12 x metro</text:p>
          </table:table-cell>
          <table:table-cell office:value-type="string" calcext:value-type="string">
            <text:p>GENROD</text:p>
          </table:table-cell>
          <table:table-cell office:value-type="float" office:value="2114.87148806932" calcext:value-type="float">
            <text:p>2114.87148806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016</text:p>
          </table:table-cell>
          <table:table-cell office:value-type="string" calcext:value-type="string">
            <text:p>Cablecanal Sistelectric 40x16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2883.33957372615" calcext:value-type="float">
            <text:p>2883.33957372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0164</text:p>
          </table:table-cell>
          <table:table-cell office:value-type="string" calcext:value-type="string">
            <text:p>Cablecanal Sistelectric 40x16 x metro</text:p>
          </table:table-cell>
          <table:table-cell office:value-type="string" calcext:value-type="string">
            <text:p>GENROD</text:p>
          </table:table-cell>
          <table:table-cell office:value-type="float" office:value="2623.88829994676" calcext:value-type="float">
            <text:p>2623.888299946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730</text:p>
          </table:table-cell>
          <table:table-cell office:value-type="string" calcext:value-type="string">
            <text:p>Cablecanal Sistelectric 27x30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2820.9270658348" calcext:value-type="float">
            <text:p>2820.92706583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7304</text:p>
          </table:table-cell>
          <table:table-cell office:value-type="string" calcext:value-type="string">
            <text:p>Cablecanal Sistelectric 27x30 x metro</text:p>
          </table:table-cell>
          <table:table-cell office:value-type="string" calcext:value-type="string">
            <text:p>GENROD</text:p>
          </table:table-cell>
          <table:table-cell office:value-type="float" office:value="2623.88829994676" calcext:value-type="float">
            <text:p>2623.888299946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030</text:p>
          </table:table-cell>
          <table:table-cell office:value-type="string" calcext:value-type="string">
            <text:p>Cablecanal Sistelectric 40x30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3566.41292836919" calcext:value-type="float">
            <text:p>3566.412928369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0304</text:p>
          </table:table-cell>
          <table:table-cell office:value-type="string" calcext:value-type="string">
            <text:p>Cablecanal Sistelectric 40x30 x metro</text:p>
          </table:table-cell>
          <table:table-cell office:value-type="string" calcext:value-type="string">
            <text:p>GENROD</text:p>
          </table:table-cell>
          <table:table-cell office:value-type="float" office:value="3343.09669413158" calcext:value-type="float">
            <text:p>3343.096694131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</text:p>
          </table:table-cell>
          <table:table-cell office:value-type="string" calcext:value-type="string">
            <text:p>Cablecanal Sistelectric 100x50 x metro</text:p>
          </table:table-cell>
          <table:table-cell office:value-type="string" calcext:value-type="string">
            <text:p>GENROD</text:p>
          </table:table-cell>
          <table:table-cell office:value-type="float" office:value="10167.2115856186" calcext:value-type="float">
            <text:p>10167.21158561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8135</text:p>
          </table:table-cell>
          <table:table-cell office:value-type="string" calcext:value-type="string">
            <text:p>Cablecanal Sistelectric 48x13 para zócalo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3993.33025445994" calcext:value-type="float">
            <text:p>3993.330254459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75175</text:p>
          </table:table-cell>
          <table:table-cell office:value-type="string" calcext:value-type="string">
            <text:p>Cablecanal Sistelectric 75x17 para zócalo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7592.55481265468" calcext:value-type="float">
            <text:p>7592.554812654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813</text:p>
          </table:table-cell>
          <table:table-cell office:value-type="string" calcext:value-type="string">
            <text:p>Cablecanal Sistelectric 48x13 para piso (color Gris) x metro</text:p>
          </table:table-cell>
          <table:table-cell office:value-type="string" calcext:value-type="string">
            <text:p>GENROD</text:p>
          </table:table-cell>
          <table:table-cell office:value-type="float" office:value="3707.60151233099" calcext:value-type="float">
            <text:p>3707.601512330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7517</text:p>
          </table:table-cell>
          <table:table-cell office:value-type="string" calcext:value-type="string">
            <text:p>Cablecanal Sistelectric 75x17 para piso (color Gris) x metro</text:p>
          </table:table-cell>
          <table:table-cell office:value-type="string" calcext:value-type="string">
            <text:p>GENROD</text:p>
          </table:table-cell>
          <table:table-cell office:value-type="float" office:value="6876.64166369697" calcext:value-type="float">
            <text:p>6876.641663696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407E</text:p>
          </table:table-cell>
          <table:table-cell office:value-type="string" calcext:value-type="string">
            <text:p>Cablecanal Sistelectric 14x7 con cinta autoadhesiva x metro (eco pack)</text:p>
          </table:table-cell>
          <table:table-cell office:value-type="string" calcext:value-type="string">
            <text:p>GENROD</text:p>
          </table:table-cell>
          <table:table-cell office:value-type="float" office:value="639.3284" calcext:value-type="float">
            <text:p>639.32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E</text:p>
          </table:table-cell>
          <table:table-cell office:value-type="string" calcext:value-type="string">
            <text:p>Cablecanal Sistelectric 20x10 con cinta autoadhesiva x metro (eco pack)</text:p>
          </table:table-cell>
          <table:table-cell office:value-type="string" calcext:value-type="string">
            <text:p>GENROD</text:p>
          </table:table-cell>
          <table:table-cell office:value-type="float" office:value="847.1944" calcext:value-type="float">
            <text:p>847.19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821E</text:p>
          </table:table-cell>
          <table:table-cell office:value-type="string" calcext:value-type="string">
            <text:p>Cablecanal Sistelectric 18x21 con cinta autoadhesiva x metro (eco pack)</text:p>
          </table:table-cell>
          <table:table-cell office:value-type="string" calcext:value-type="string">
            <text:p>GENROD</text:p>
          </table:table-cell>
          <table:table-cell office:value-type="float" office:value="1279.7804" calcext:value-type="float">
            <text:p>1279.78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S</text:p>
          </table:table-cell>
          <table:table-cell office:value-type="string" calcext:value-type="string">
            <text:p>Separador para Cablecanal Sistelectric de 100 x 50 x metro</text:p>
          </table:table-cell>
          <table:table-cell office:value-type="string" calcext:value-type="string">
            <text:p>GENROD</text:p>
          </table:table-cell>
          <table:table-cell office:value-type="float" office:value="1408.81591030384" calcext:value-type="float">
            <text:p>1408.815910303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EX</text:p>
          </table:table-cell>
          <table:table-cell office:value-type="string" calcext:value-type="string">
            <text:p>Extremo 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949.35076368" calcext:value-type="float">
            <text:p>949.35076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UN</text:p>
          </table:table-cell>
          <table:table-cell office:value-type="string" calcext:value-type="string">
            <text:p>Unión recta 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692.72097312" calcext:value-type="float">
            <text:p>692.720973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TE</text:p>
          </table:table-cell>
          <table:table-cell office:value-type="string" calcext:value-type="string">
            <text:p>TE plana 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3442.06949856" calcext:value-type="float">
            <text:p>3442.069498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CU</text:p>
          </table:table-cell>
          <table:table-cell office:value-type="string" calcext:value-type="string">
            <text:p>Curva plana 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2761.91082288" calcext:value-type="float">
            <text:p>2761.91082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EQ</text:p>
          </table:table-cell>
          <table:table-cell office:value-type="string" calcext:value-type="string">
            <text:p>Esquinero 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2528.61101328" calcext:value-type="float">
            <text:p>2528.611013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RI</text:p>
          </table:table-cell>
          <table:table-cell office:value-type="string" calcext:value-type="string">
            <text:p>Rinconero <text:s/>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1762.31086944" calcext:value-type="float">
            <text:p>1762.310869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PB</text:p>
          </table:table-cell>
          <table:table-cell office:value-type="string" calcext:value-type="string">
            <text:p>Porta Bastidor para Cablecanal <text:s/>Sistelectric 100x50</text:p>
          </table:table-cell>
          <table:table-cell office:value-type="string" calcext:value-type="string">
            <text:p>GENROD</text:p>
          </table:table-cell>
          <table:table-cell office:value-type="float" office:value="1161.11520624" calcext:value-type="float">
            <text:p>1161.115206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0PG-12</text:p>
          </table:table-cell>
          <table:table-cell office:value-type="string" calcext:value-type="string">
            <text:p>Pack Ahorro cajas de embutir Rectangulares x 12 unidades</text:p>
          </table:table-cell>
          <table:table-cell office:value-type="string" calcext:value-type="string">
            <text:p>GENROD</text:p>
          </table:table-cell>
          <table:table-cell office:value-type="float" office:value="7088.10161420652" calcext:value-type="float">
            <text:p>7088.101614206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1PG-12</text:p>
          </table:table-cell>
          <table:table-cell office:value-type="string" calcext:value-type="string">
            <text:p>Pack Ahorro cajas de embutir Octogonal Chica x 12 unidades</text:p>
          </table:table-cell>
          <table:table-cell office:value-type="string" calcext:value-type="string">
            <text:p>GENROD</text:p>
          </table:table-cell>
          <table:table-cell office:value-type="float" office:value="7088.10161420652" calcext:value-type="float">
            <text:p>7088.101614206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0PG</text:p>
          </table:table-cell>
          <table:table-cell office:value-type="string" calcext:value-type="string">
            <text:p>Caja de Embutir Rectangular c/oreja plastica</text:p>
          </table:table-cell>
          <table:table-cell office:value-type="string" calcext:value-type="string">
            <text:p>GENROD</text:p>
          </table:table-cell>
          <table:table-cell office:value-type="float" office:value="654.83219820809" calcext:value-type="float">
            <text:p>654.832198208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1PG</text:p>
          </table:table-cell>
          <table:table-cell office:value-type="string" calcext:value-type="string">
            <text:p>Caja de Embutir Octogonal Chica c/oreja plastica</text:p>
          </table:table-cell>
          <table:table-cell office:value-type="string" calcext:value-type="string">
            <text:p>GENROD</text:p>
          </table:table-cell>
          <table:table-cell office:value-type="float" office:value="654.83219820809" calcext:value-type="float">
            <text:p>654.832198208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2PG</text:p>
          </table:table-cell>
          <table:table-cell office:value-type="string" calcext:value-type="string">
            <text:p>Caja de Embutir Octogonal Grande c/oreja plastica</text:p>
          </table:table-cell>
          <table:table-cell office:value-type="string" calcext:value-type="string">
            <text:p>GENROD</text:p>
          </table:table-cell>
          <table:table-cell office:value-type="float" office:value="1273.3371330284" calcext:value-type="float">
            <text:p>1273.33713302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3PG</text:p>
          </table:table-cell>
          <table:table-cell office:value-type="string" calcext:value-type="string">
            <text:p>Caja de Embutir Cuadrada 10x10 c/oreja plastica</text:p>
          </table:table-cell>
          <table:table-cell office:value-type="string" calcext:value-type="string">
            <text:p>GENROD</text:p>
          </table:table-cell>
          <table:table-cell office:value-type="float" office:value="1633.78539522187" calcext:value-type="float">
            <text:p>1633.785395221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4PG</text:p>
          </table:table-cell>
          <table:table-cell office:value-type="string" calcext:value-type="string">
            <text:p>Caja de Embutir Mignon c/oreja plastica</text:p>
          </table:table-cell>
          <table:table-cell office:value-type="string" calcext:value-type="string">
            <text:p>GENROD</text:p>
          </table:table-cell>
          <table:table-cell office:value-type="float" office:value="654.83219820809" calcext:value-type="float">
            <text:p>654.832198208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2PG</text:p>
          </table:table-cell>
          <table:table-cell office:value-type="string" calcext:value-type="string">
            <text:p>Caja embutir Octog. Grande c/oreja metálica</text:p>
          </table:table-cell>
          <table:table-cell office:value-type="string" calcext:value-type="string">
            <text:p>GENROD</text:p>
          </table:table-cell>
          <table:table-cell office:value-type="float" office:value="1782.34085300781" calcext:value-type="float">
            <text:p>1782.340853007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410</text:p>
          </table:table-cell>
          <table:table-cell office:value-type="string" calcext:value-type="string">
            <text:p>Tapa ciega para caja rectangular</text:p>
          </table:table-cell>
          <table:table-cell office:value-type="string" calcext:value-type="string">
            <text:p>GENROD</text:p>
          </table:table-cell>
          <table:table-cell office:value-type="float" office:value="445.956520736312" calcext:value-type="float">
            <text:p>445.9565207363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412</text:p>
          </table:table-cell>
          <table:table-cell office:value-type="string" calcext:value-type="string">
            <text:p>Tapa ciega para caja octogonal chica</text:p>
          </table:table-cell>
          <table:table-cell office:value-type="string" calcext:value-type="string">
            <text:p>GENROD</text:p>
          </table:table-cell>
          <table:table-cell office:value-type="float" office:value="445.956520736312" calcext:value-type="float">
            <text:p>445.9565207363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411</text:p>
          </table:table-cell>
          <table:table-cell office:value-type="string" calcext:value-type="string">
            <text:p>Tapa ciega para caja octogonal grande</text:p>
          </table:table-cell>
          <table:table-cell office:value-type="string" calcext:value-type="string">
            <text:p>GENROD</text:p>
          </table:table-cell>
          <table:table-cell office:value-type="float" office:value="687.538706372706" calcext:value-type="float">
            <text:p>687.5387063727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413</text:p>
          </table:table-cell>
          <table:table-cell office:value-type="string" calcext:value-type="string">
            <text:p>Tapa ciega para caja cuadrada</text:p>
          </table:table-cell>
          <table:table-cell office:value-type="string" calcext:value-type="string">
            <text:p>GENROD</text:p>
          </table:table-cell>
          <table:table-cell office:value-type="float" office:value="877.986981806515" calcext:value-type="float">
            <text:p>877.9869818065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414</text:p>
          </table:table-cell>
          <table:table-cell office:value-type="string" calcext:value-type="string">
            <text:p>Tapa ciega para caja mignon</text:p>
          </table:table-cell>
          <table:table-cell office:value-type="string" calcext:value-type="string">
            <text:p>GENROD</text:p>
          </table:table-cell>
          <table:table-cell office:value-type="float" office:value="445.956520736312" calcext:value-type="float">
            <text:p>445.9565207363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0024</text:p>
          </table:table-cell>
          <table:table-cell office:value-type="string" calcext:value-type="string">
            <text:p>Kit de 200 tornillos para Tapa Ciega</text:p>
          </table:table-cell>
          <table:table-cell office:value-type="string" calcext:value-type="string">
            <text:p>GENROD</text:p>
          </table:table-cell>
          <table:table-cell office:value-type="float" office:value="6457.17512518268" calcext:value-type="float">
            <text:p>6457.17512518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30</text:p>
          </table:table-cell>
          <table:table-cell office:value-type="string" calcext:value-type="string">
            <text:p>Kit Soporte para caja Octogonal chica/grande</text:p>
          </table:table-cell>
          <table:table-cell office:value-type="string" calcext:value-type="string">
            <text:p>GENROD</text:p>
          </table:table-cell>
          <table:table-cell office:value-type="float" office:value="1022.00609692494" calcext:value-type="float">
            <text:p>1022.006096924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218</text:p>
          </table:table-cell>
          <table:table-cell office:value-type="string" calcext:value-type="string">
            <text:p>Tapa ciega para multiples usos <text:s/>de 12x18</text:p>
          </table:table-cell>
          <table:table-cell office:value-type="string" calcext:value-type="string">
            <text:p>GENROD</text:p>
          </table:table-cell>
          <table:table-cell office:value-type="float" office:value="2943.07645515104" calcext:value-type="float">
            <text:p>2943.076455151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820</text:p>
          </table:table-cell>
          <table:table-cell office:value-type="string" calcext:value-type="string">
            <text:p>Tapa ciega para multiples usos <text:s/>de 18x20</text:p>
          </table:table-cell>
          <table:table-cell office:value-type="string" calcext:value-type="string">
            <text:p>GENROD</text:p>
          </table:table-cell>
          <table:table-cell office:value-type="float" office:value="4363.26569824343" calcext:value-type="float">
            <text:p>4363.265698243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027</text:p>
          </table:table-cell>
          <table:table-cell office:value-type="string" calcext:value-type="string">
            <text:p>Tapa ciega para multiples usos <text:s/>de 20x27</text:p>
          </table:table-cell>
          <table:table-cell office:value-type="string" calcext:value-type="string">
            <text:p>GENROD</text:p>
          </table:table-cell>
          <table:table-cell office:value-type="float" office:value="6568.77179250704" calcext:value-type="float">
            <text:p>6568.771792507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034</text:p>
          </table:table-cell>
          <table:table-cell office:value-type="string" calcext:value-type="string">
            <text:p>Tapa ciega para multiples usos <text:s/>de 20x34</text:p>
          </table:table-cell>
          <table:table-cell office:value-type="string" calcext:value-type="string">
            <text:p>GENROD</text:p>
          </table:table-cell>
          <table:table-cell office:value-type="float" office:value="9199.80235085399" calcext:value-type="float">
            <text:p>9199.802350853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833</text:p>
          </table:table-cell>
          <table:table-cell office:value-type="string" calcext:value-type="string">
            <text:p>Tapa ciega para multiples usos <text:s/>de 28x33</text:p>
          </table:table-cell>
          <table:table-cell office:value-type="string" calcext:value-type="string">
            <text:p>GENROD</text:p>
          </table:table-cell>
          <table:table-cell office:value-type="float" office:value="11565.4850155629" calcext:value-type="float">
            <text:p>11565.48501556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845</text:p>
          </table:table-cell>
          <table:table-cell office:value-type="string" calcext:value-type="string">
            <text:p>Tapa ciega para multiples usos <text:s/>de 28x45</text:p>
          </table:table-cell>
          <table:table-cell office:value-type="string" calcext:value-type="string">
            <text:p>GENROD</text:p>
          </table:table-cell>
          <table:table-cell office:value-type="float" office:value="16559.6711158222" calcext:value-type="float">
            <text:p>16559.67111582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3545</text:p>
          </table:table-cell>
          <table:table-cell office:value-type="string" calcext:value-type="string">
            <text:p>Tapa ciega para multiples usos <text:s/>de 35x45</text:p>
          </table:table-cell>
          <table:table-cell office:value-type="string" calcext:value-type="string">
            <text:p>GENROD</text:p>
          </table:table-cell>
          <table:table-cell office:value-type="float" office:value="19976.7444010373" calcext:value-type="float">
            <text:p>19976.74440103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010</text:p>
          </table:table-cell>
          <table:table-cell office:value-type="string" calcext:value-type="string">
            <text:p>Caja de pase de embutir 10 x 10</text:p>
          </table:table-cell>
          <table:table-cell office:value-type="string" calcext:value-type="string">
            <text:p>GENROD</text:p>
          </table:table-cell>
          <table:table-cell office:value-type="float" office:value="2574.45962154003" calcext:value-type="float">
            <text:p>2574.459621540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016</text:p>
          </table:table-cell>
          <table:table-cell office:value-type="string" calcext:value-type="string">
            <text:p>Caja de pase de embutir 10 x 16</text:p>
          </table:table-cell>
          <table:table-cell office:value-type="string" calcext:value-type="string">
            <text:p>GENROD</text:p>
          </table:table-cell>
          <table:table-cell office:value-type="float" office:value="4715.80572938276" calcext:value-type="float">
            <text:p>4715.805729382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8</text:p>
          </table:table-cell>
          <table:table-cell office:value-type="string" calcext:value-type="string">
            <text:p>Caja de pase de embutir 16 x 18</text:p>
          </table:table-cell>
          <table:table-cell office:value-type="string" calcext:value-type="string">
            <text:p>GENROD</text:p>
          </table:table-cell>
          <table:table-cell office:value-type="float" office:value="6316.92877140237" calcext:value-type="float">
            <text:p>6316.928771402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825</text:p>
          </table:table-cell>
          <table:table-cell office:value-type="string" calcext:value-type="string">
            <text:p>Caja de pase de embutir 18 x 25</text:p>
          </table:table-cell>
          <table:table-cell office:value-type="string" calcext:value-type="string">
            <text:p>GENROD</text:p>
          </table:table-cell>
          <table:table-cell office:value-type="float" office:value="9236.93850996361" calcext:value-type="float">
            <text:p>9236.938509963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832</text:p>
          </table:table-cell>
          <table:table-cell office:value-type="string" calcext:value-type="string">
            <text:p>Caja de pase de embutir 18 x 32</text:p>
          </table:table-cell>
          <table:table-cell office:value-type="string" calcext:value-type="string">
            <text:p>GENROD</text:p>
          </table:table-cell>
          <table:table-cell office:value-type="float" office:value="11675.1383331379" calcext:value-type="float">
            <text:p>11675.13833313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530</text:p>
          </table:table-cell>
          <table:table-cell office:value-type="string" calcext:value-type="string">
            <text:p>Caja de pase de embutir 25 x 30</text:p>
          </table:table-cell>
          <table:table-cell office:value-type="string" calcext:value-type="string">
            <text:p>GENROD</text:p>
          </table:table-cell>
          <table:table-cell office:value-type="float" office:value="14595.1480716992" calcext:value-type="float">
            <text:p>14595.14807169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542</text:p>
          </table:table-cell>
          <table:table-cell office:value-type="string" calcext:value-type="string">
            <text:p>Caja de pase de embutir 25 x 42</text:p>
          </table:table-cell>
          <table:table-cell office:value-type="string" calcext:value-type="string">
            <text:p>GENROD</text:p>
          </table:table-cell>
          <table:table-cell office:value-type="float" office:value="19456.9585126834" calcext:value-type="float">
            <text:p>19456.95851268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242</text:p>
          </table:table-cell>
          <table:table-cell office:value-type="string" calcext:value-type="string">
            <text:p>Caja de pase de embutir 33 x 42</text:p>
          </table:table-cell>
          <table:table-cell office:value-type="string" calcext:value-type="string">
            <text:p>GENROD</text:p>
          </table:table-cell>
          <table:table-cell office:value-type="float" office:value="23350.2766662759" calcext:value-type="float">
            <text:p>23350.27666627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MC</text:p>
          </table:table-cell>
          <table:table-cell office:value-type="string" calcext:value-type="string">
            <text:p>Caladora multiple p/cajas plásticas</text:p>
          </table:table-cell>
          <table:table-cell office:value-type="string" calcext:value-type="string">
            <text:p>GENROD</text:p>
          </table:table-cell>
          <table:table-cell office:value-type="float" office:value="50466.744663478" calcext:value-type="float">
            <text:p>50466.7446634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AD</text:p>
          </table:table-cell>
          <table:table-cell office:value-type="string" calcext:value-type="string">
            <text:p>Adhesivo Sellador para tubos y accesorios</text:p>
          </table:table-cell>
          <table:table-cell office:value-type="string" calcext:value-type="string">
            <text:p>GENROD</text:p>
          </table:table-cell>
          <table:table-cell office:value-type="float" office:value="4417.77934714049" calcext:value-type="float">
            <text:p>4417.779347140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</text:p>
          </table:table-cell>
          <table:table-cell office:value-type="string" calcext:value-type="string">
            <text:p>Tijera Genrod Electric para Tubo Rígido</text:p>
          </table:table-cell>
          <table:table-cell office:value-type="string" calcext:value-type="string">
            <text:p>GENROD</text:p>
          </table:table-cell>
          <table:table-cell office:value-type="float" office:value="18157.1084503792" calcext:value-type="float">
            <text:p>18157.10845037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66610</text:p>
          </table:table-cell>
          <table:table-cell office:value-type="string" calcext:value-type="string">
            <text:p>Tapa DIN para 4 polos- Blanca</text:p>
          </table:table-cell>
          <table:table-cell office:value-type="string" calcext:value-type="string">
            <text:p>GENROD</text:p>
          </table:table-cell>
          <table:table-cell office:value-type="float" office:value="452.782568735916" calcext:value-type="float">
            <text:p>452.7825687359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GA0600</text:p>
          </table:table-cell>
          <table:table-cell office:value-type="string" calcext:value-type="string">
            <text:p>Riel de 600mm para grampas</text:p>
          </table:table-cell>
          <table:table-cell office:value-type="string" calcext:value-type="string">
            <text:p>GENROD</text:p>
          </table:table-cell>
          <table:table-cell office:value-type="float" office:value="3067.13846931939" calcext:value-type="float">
            <text:p>3067.138469319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1022</text:p>
          </table:table-cell>
          <table:table-cell office:value-type="string" calcext:value-type="string">
            <text:p>Cono Pasacables Seccionable ø9 a 18, p/Ag. ø22</text:p>
          </table:table-cell>
          <table:table-cell office:value-type="string" calcext:value-type="string">
            <text:p>GENROD</text:p>
          </table:table-cell>
          <table:table-cell office:value-type="float" office:value="258.934071342814" calcext:value-type="float">
            <text:p>258.9340713428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1028</text:p>
          </table:table-cell>
          <table:table-cell office:value-type="string" calcext:value-type="string">
            <text:p>Cono Pasacables Seccionable ø9 a 24, p/Ag. ø28</text:p>
          </table:table-cell>
          <table:table-cell office:value-type="string" calcext:value-type="string">
            <text:p>GENROD</text:p>
          </table:table-cell>
          <table:table-cell office:value-type="float" office:value="400.908700591889" calcext:value-type="float">
            <text:p>400.9087005918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1042</text:p>
          </table:table-cell>
          <table:table-cell office:value-type="string" calcext:value-type="string">
            <text:p>Cono Pasacables Seccionable ø9 a 42, p/Ag. ø38</text:p>
          </table:table-cell>
          <table:table-cell office:value-type="string" calcext:value-type="string">
            <text:p>GENROD</text:p>
          </table:table-cell>
          <table:table-cell office:value-type="float" office:value="590.225275644669" calcext:value-type="float">
            <text:p>590.2252756446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1052</text:p>
          </table:table-cell>
          <table:table-cell office:value-type="string" calcext:value-type="string">
            <text:p>Cono Pasacables Seccionable ø25 a 46, p/Ag. ø52</text:p>
          </table:table-cell>
          <table:table-cell office:value-type="string" calcext:value-type="string">
            <text:p>GENROD</text:p>
          </table:table-cell>
          <table:table-cell office:value-type="float" office:value="709.00260749074" calcext:value-type="float">
            <text:p>709.002607490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16</text:p>
          </table:table-cell>
          <table:table-cell office:value-type="string" calcext:value-type="string">
            <text:p>Resorte p/tubo SISTELECTRIC SD de ø16mm</text:p>
          </table:table-cell>
          <table:table-cell office:value-type="string" calcext:value-type="string">
            <text:p>GENROD</text:p>
          </table:table-cell>
          <table:table-cell office:value-type="float" office:value="14212.1340633313" calcext:value-type="float">
            <text:p>14212.13406333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0</text:p>
          </table:table-cell>
          <table:table-cell office:value-type="string" calcext:value-type="string">
            <text:p>Resorte p/tubo SISTELECTRIC SD de ø20mm</text:p>
          </table:table-cell>
          <table:table-cell office:value-type="string" calcext:value-type="string">
            <text:p>GENROD</text:p>
          </table:table-cell>
          <table:table-cell office:value-type="float" office:value="16137.5353518617" calcext:value-type="float">
            <text:p>16137.53535186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2</text:p>
          </table:table-cell>
          <table:table-cell office:value-type="string" calcext:value-type="string">
            <text:p>Resorte p/tubo SISTELECTRIC SD de ø22mm</text:p>
          </table:table-cell>
          <table:table-cell office:value-type="string" calcext:value-type="string">
            <text:p>GENROD</text:p>
          </table:table-cell>
          <table:table-cell office:value-type="float" office:value="18907.5128568773" calcext:value-type="float">
            <text:p>18907.51285687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5</text:p>
          </table:table-cell>
          <table:table-cell office:value-type="string" calcext:value-type="string">
            <text:p>Resorte p/tubo SISTELECTRIC SD de ø25mm</text:p>
          </table:table-cell>
          <table:table-cell office:value-type="string" calcext:value-type="string">
            <text:p>GENROD</text:p>
          </table:table-cell>
          <table:table-cell office:value-type="float" office:value="19805.3455618815" calcext:value-type="float">
            <text:p>19805.34556188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32</text:p>
          </table:table-cell>
          <table:table-cell office:value-type="string" calcext:value-type="string">
            <text:p>Resorte p/tubo SISTELECTRIC SD de ø32mm</text:p>
          </table:table-cell>
          <table:table-cell office:value-type="string" calcext:value-type="string">
            <text:p>GENROD</text:p>
          </table:table-cell>
          <table:table-cell office:value-type="float" office:value="51161.1529447881" calcext:value-type="float">
            <text:p>51161.15294478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40</text:p>
          </table:table-cell>
          <table:table-cell office:value-type="string" calcext:value-type="string">
            <text:p>Resorte p/tubo SISTELECTRIC SD de ø40mm</text:p>
          </table:table-cell>
          <table:table-cell office:value-type="string" calcext:value-type="string">
            <text:p>GENROD</text:p>
          </table:table-cell>
          <table:table-cell office:value-type="float" office:value="52059.4721273316" calcext:value-type="float">
            <text:p>52059.4721273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50</text:p>
          </table:table-cell>
          <table:table-cell office:value-type="string" calcext:value-type="string">
            <text:p>Resorte p/tubo SISTELECTRIC SD de ø50mm</text:p>
          </table:table-cell>
          <table:table-cell office:value-type="string" calcext:value-type="string">
            <text:p>GENROD</text:p>
          </table:table-cell>
          <table:table-cell office:value-type="float" office:value="57265.3962963918" calcext:value-type="float">
            <text:p>57265.39629639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16ED</text:p>
          </table:table-cell>
          <table:table-cell office:value-type="string" calcext:value-type="string">
            <text:p>Resorte p/tubo SISTELECTRIC ED y HD de ø16mm</text:p>
          </table:table-cell>
          <table:table-cell office:value-type="string" calcext:value-type="string">
            <text:p>GENROD</text:p>
          </table:table-cell>
          <table:table-cell office:value-type="float" office:value="17064.0446276069" calcext:value-type="float">
            <text:p>17064.04462760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0ED</text:p>
          </table:table-cell>
          <table:table-cell office:value-type="string" calcext:value-type="string">
            <text:p>Resorte p/tubo SISTELECTRIC ED y HD de ø20mm</text:p>
          </table:table-cell>
          <table:table-cell office:value-type="string" calcext:value-type="string">
            <text:p>GENROD</text:p>
          </table:table-cell>
          <table:table-cell office:value-type="float" office:value="20744.605669974" calcext:value-type="float">
            <text:p>20744.6056699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2ED</text:p>
          </table:table-cell>
          <table:table-cell office:value-type="string" calcext:value-type="string">
            <text:p>Resorte p/tubo SISTELECTRIC ED y HD de ø22mm</text:p>
          </table:table-cell>
          <table:table-cell office:value-type="string" calcext:value-type="string">
            <text:p>GENROD</text:p>
          </table:table-cell>
          <table:table-cell office:value-type="float" office:value="21907.2869890363" calcext:value-type="float">
            <text:p>21907.2869890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5ED</text:p>
          </table:table-cell>
          <table:table-cell office:value-type="string" calcext:value-type="string">
            <text:p>Resorte p/tubo SISTELECTRIC ED y HD de ø25mm</text:p>
          </table:table-cell>
          <table:table-cell office:value-type="string" calcext:value-type="string">
            <text:p>GENROD</text:p>
          </table:table-cell>
          <table:table-cell office:value-type="float" office:value="22931.1941889769" calcext:value-type="float">
            <text:p>22931.19418897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32ED</text:p>
          </table:table-cell>
          <table:table-cell office:value-type="string" calcext:value-type="string">
            <text:p>Resorte p/tubo SISTELECTRIC ED y HD de ø32mm</text:p>
          </table:table-cell>
          <table:table-cell office:value-type="string" calcext:value-type="string">
            <text:p>GENROD</text:p>
          </table:table-cell>
          <table:table-cell office:value-type="float" office:value="53719.0774508062" calcext:value-type="float">
            <text:p>53719.07745080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40ED</text:p>
          </table:table-cell>
          <table:table-cell office:value-type="string" calcext:value-type="string">
            <text:p>Resorte p/tubo SISTELECTRIC ED y HD de ø40mm</text:p>
          </table:table-cell>
          <table:table-cell office:value-type="string" calcext:value-type="string">
            <text:p>GENROD</text:p>
          </table:table-cell>
          <table:table-cell office:value-type="float" office:value="54662.4342118617" calcext:value-type="float">
            <text:p>54662.43421186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50ED</text:p>
          </table:table-cell>
          <table:table-cell office:value-type="string" calcext:value-type="string">
            <text:p>Resorte p/tubo SISTELECTRIC ED y HD de ø50mm</text:p>
          </table:table-cell>
          <table:table-cell office:value-type="string" calcext:value-type="string">
            <text:p>GENROD</text:p>
          </table:table-cell>
          <table:table-cell office:value-type="float" office:value="60128.9055093689" calcext:value-type="float">
            <text:p>60128.90550936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5PG</text:p>
          </table:table-cell>
          <table:table-cell office:value-type="string" calcext:value-type="string">
            <text:p>Caja rectangular sobreponer Gris</text:p>
          </table:table-cell>
          <table:table-cell office:value-type="string" calcext:value-type="string">
            <text:p>GENROD</text:p>
          </table:table-cell>
          <table:table-cell office:value-type="float" office:value="2189.36656179343" calcext:value-type="float">
            <text:p>2189.366561793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5PB</text:p>
          </table:table-cell>
          <table:table-cell office:value-type="string" calcext:value-type="string">
            <text:p>Caja rectangular sobreponer Blanca</text:p>
          </table:table-cell>
          <table:table-cell office:value-type="string" calcext:value-type="string">
            <text:p>GENROD</text:p>
          </table:table-cell>
          <table:table-cell office:value-type="float" office:value="2189.36656179343" calcext:value-type="float">
            <text:p>2189.366561793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6PG</text:p>
          </table:table-cell>
          <table:table-cell office:value-type="string" calcext:value-type="string">
            <text:p>Caja octogonal chica de sobreponer con tapa Gris</text:p>
          </table:table-cell>
          <table:table-cell office:value-type="string" calcext:value-type="string">
            <text:p>GENROD</text:p>
          </table:table-cell>
          <table:table-cell office:value-type="float" office:value="1188.23163151094" calcext:value-type="float">
            <text:p>1188.231631510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7PG</text:p>
          </table:table-cell>
          <table:table-cell office:value-type="string" calcext:value-type="string">
            <text:p>Caja Octogonal C/Tapa y Tapones Gris Sobreponer</text:p>
          </table:table-cell>
          <table:table-cell office:value-type="string" calcext:value-type="string">
            <text:p>GENROD</text:p>
          </table:table-cell>
          <table:table-cell office:value-type="float" office:value="2502.24587143469" calcext:value-type="float">
            <text:p>2502.245871434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8PG</text:p>
          </table:table-cell>
          <table:table-cell office:value-type="string" calcext:value-type="string">
            <text:p>Caja cuadrada con tapa gris sobrep.</text:p>
          </table:table-cell>
          <table:table-cell office:value-type="string" calcext:value-type="string">
            <text:p>GENROD</text:p>
          </table:table-cell>
          <table:table-cell office:value-type="float" office:value="998.628290750752" calcext:value-type="float">
            <text:p>998.6282907507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8PB</text:p>
          </table:table-cell>
          <table:table-cell office:value-type="string" calcext:value-type="string">
            <text:p>Caja cuadrada con tapa blanca sobrep.</text:p>
          </table:table-cell>
          <table:table-cell office:value-type="string" calcext:value-type="string">
            <text:p>GENROD</text:p>
          </table:table-cell>
          <table:table-cell office:value-type="float" office:value="998.628290750752" calcext:value-type="float">
            <text:p>998.6282907507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9PG</text:p>
          </table:table-cell>
          <table:table-cell office:value-type="string" calcext:value-type="string">
            <text:p>Caja monobock rectangular sobreponer Gris</text:p>
          </table:table-cell>
          <table:table-cell office:value-type="string" calcext:value-type="string">
            <text:p>GENROD</text:p>
          </table:table-cell>
          <table:table-cell office:value-type="float" office:value="956.71953093923" calcext:value-type="float">
            <text:p>956.719530939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9PB</text:p>
          </table:table-cell>
          <table:table-cell office:value-type="string" calcext:value-type="string">
            <text:p>Caja monobock rectangular sobreponer Blanca</text:p>
          </table:table-cell>
          <table:table-cell office:value-type="string" calcext:value-type="string">
            <text:p>GENROD</text:p>
          </table:table-cell>
          <table:table-cell office:value-type="float" office:value="956.71953093923" calcext:value-type="float">
            <text:p>956.719530939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2B</text:p>
          </table:table-cell>
          <table:table-cell office:value-type="string" calcext:value-type="string">
            <text:p>Caja ext. TM 2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2407.97932634789" calcext:value-type="float">
            <text:p>2407.979326347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3B</text:p>
          </table:table-cell>
          <table:table-cell office:value-type="string" calcext:value-type="string">
            <text:p>Caja ext. TM 4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3007.5449707482" calcext:value-type="float">
            <text:p>3007.54497074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0B</text:p>
          </table:table-cell>
          <table:table-cell office:value-type="string" calcext:value-type="string">
            <text:p>Caja ext. TM 8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5177.64702198311" calcext:value-type="float">
            <text:p>5177.647021983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2G</text:p>
          </table:table-cell>
          <table:table-cell office:value-type="string" calcext:value-type="string">
            <text:p>Caja ext. TM 2 bocas s/tapa - Gris</text:p>
          </table:table-cell>
          <table:table-cell office:value-type="string" calcext:value-type="string">
            <text:p>GENRO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3G</text:p>
          </table:table-cell>
          <table:table-cell office:value-type="string" calcext:value-type="string">
            <text:p>Caja ext. TM 4 bocas s/tapa - Gris</text:p>
          </table:table-cell>
          <table:table-cell office:value-type="string" calcext:value-type="string">
            <text:p>GENROD</text:p>
          </table:table-cell>
          <table:table-cell office:value-type="float" office:value="3007.5449707482" calcext:value-type="float">
            <text:p>3007.54497074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0G</text:p>
          </table:table-cell>
          <table:table-cell office:value-type="string" calcext:value-type="string">
            <text:p>Caja ext. TM 8 bocas s/tapa - Gris</text:p>
          </table:table-cell>
          <table:table-cell office:value-type="string" calcext:value-type="string">
            <text:p>GENROD</text:p>
          </table:table-cell>
          <table:table-cell office:value-type="float" office:value="5177.64702198311" calcext:value-type="float">
            <text:p>5177.647021983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B</text:p>
          </table:table-cell>
          <table:table-cell office:value-type="string" calcext:value-type="string">
            <text:p>Caja ext. TM 2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2407.975924" calcext:value-type="float">
            <text:p>2407.9759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B</text:p>
          </table:table-cell>
          <table:table-cell office:value-type="string" calcext:value-type="string">
            <text:p>Caja ext. TM 4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3007.54012" calcext:value-type="float">
            <text:p>3007.540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30B</text:p>
          </table:table-cell>
          <table:table-cell office:value-type="string" calcext:value-type="string">
            <text:p>Caja ext. TM 8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5177.649924" calcext:value-type="float">
            <text:p>5177.6499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G</text:p>
          </table:table-cell>
          <table:table-cell office:value-type="string" calcext:value-type="string">
            <text:p>Caja ext. TM 2 bocas s/tapa - Gris</text:p>
          </table:table-cell>
          <table:table-cell office:value-type="string" calcext:value-type="string">
            <text:p>GENROD</text:p>
          </table:table-cell>
          <table:table-cell office:value-type="float" office:value="2407.97932634789" calcext:value-type="float">
            <text:p>2407.979326347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G</text:p>
          </table:table-cell>
          <table:table-cell office:value-type="string" calcext:value-type="string">
            <text:p>Caja ext. TM 4 bocas s/tapa - Gris</text:p>
          </table:table-cell>
          <table:table-cell office:value-type="string" calcext:value-type="string">
            <text:p>GENROD</text:p>
          </table:table-cell>
          <table:table-cell office:value-type="float" office:value="3007.5449707482" calcext:value-type="float">
            <text:p>3007.54497074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30G</text:p>
          </table:table-cell>
          <table:table-cell office:value-type="string" calcext:value-type="string">
            <text:p>Caja ext. TM 8 bocas s/tapa - Gris</text:p>
          </table:table-cell>
          <table:table-cell office:value-type="string" calcext:value-type="string">
            <text:p>GENROD</text:p>
          </table:table-cell>
          <table:table-cell office:value-type="float" office:value="5177.64702198311" calcext:value-type="float">
            <text:p>5177.647021983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4B</text:p>
          </table:table-cell>
          <table:table-cell office:value-type="string" calcext:value-type="string">
            <text:p>Caja ext. TM 2 bocas c/tapa - Blanca</text:p>
          </table:table-cell>
          <table:table-cell office:value-type="string" calcext:value-type="string">
            <text:p>GENROD</text:p>
          </table:table-cell>
          <table:table-cell office:value-type="float" office:value="3456.65591426603" calcext:value-type="float">
            <text:p>3456.65591426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5B</text:p>
          </table:table-cell>
          <table:table-cell office:value-type="string" calcext:value-type="string">
            <text:p>Caja ext. TM 4 bocas c/tapa - Blanca</text:p>
          </table:table-cell>
          <table:table-cell office:value-type="string" calcext:value-type="string">
            <text:p>GENROD</text:p>
          </table:table-cell>
          <table:table-cell office:value-type="float" office:value="4262.58277045332" calcext:value-type="float">
            <text:p>4262.58277045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1B</text:p>
          </table:table-cell>
          <table:table-cell office:value-type="string" calcext:value-type="string">
            <text:p>Caja ext. TM 8 bocas c/tapa - Blanca</text:p>
          </table:table-cell>
          <table:table-cell office:value-type="string" calcext:value-type="string">
            <text:p>GENROD</text:p>
          </table:table-cell>
          <table:table-cell office:value-type="float" office:value="6603.75592860703" calcext:value-type="float">
            <text:p>6603.755928607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4G</text:p>
          </table:table-cell>
          <table:table-cell office:value-type="string" calcext:value-type="string">
            <text:p>Caja ext. TM 2 bocas c/tapa - Gris</text:p>
          </table:table-cell>
          <table:table-cell office:value-type="string" calcext:value-type="string">
            <text:p>GENROD</text:p>
          </table:table-cell>
          <table:table-cell office:value-type="float" office:value="3456.65591426603" calcext:value-type="float">
            <text:p>3456.65591426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5G</text:p>
          </table:table-cell>
          <table:table-cell office:value-type="string" calcext:value-type="string">
            <text:p>Caja ext. TM 4 bocas c/tapa - Gris</text:p>
          </table:table-cell>
          <table:table-cell office:value-type="string" calcext:value-type="string">
            <text:p>GENROD</text:p>
          </table:table-cell>
          <table:table-cell office:value-type="float" office:value="4262.58277045332" calcext:value-type="float">
            <text:p>4262.58277045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1G</text:p>
          </table:table-cell>
          <table:table-cell office:value-type="string" calcext:value-type="string">
            <text:p>Caja ext. TM 8 bocas c/tapa - Gris</text:p>
          </table:table-cell>
          <table:table-cell office:value-type="string" calcext:value-type="string">
            <text:p>GENRO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4BF</text:p>
          </table:table-cell>
          <table:table-cell office:value-type="string" calcext:value-type="string">
            <text:p>Caja ext. TM 2 bocas c/tapa fumé - Blanca</text:p>
          </table:table-cell>
          <table:table-cell office:value-type="string" calcext:value-type="string">
            <text:p>GENROD</text:p>
          </table:table-cell>
          <table:table-cell office:value-type="float" office:value="3456.65591426603" calcext:value-type="float">
            <text:p>3456.65591426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5BF</text:p>
          </table:table-cell>
          <table:table-cell office:value-type="string" calcext:value-type="string">
            <text:p>Caja ext. TM 4 bocas c/tapa fumé - Blanca</text:p>
          </table:table-cell>
          <table:table-cell office:value-type="string" calcext:value-type="string">
            <text:p>GENROD</text:p>
          </table:table-cell>
          <table:table-cell office:value-type="float" office:value="4262.58277045332" calcext:value-type="float">
            <text:p>4262.58277045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31BF</text:p>
          </table:table-cell>
          <table:table-cell office:value-type="string" calcext:value-type="string">
            <text:p>Caja ext. TM 8 bocas c/tapa fumé - Blanca</text:p>
          </table:table-cell>
          <table:table-cell office:value-type="string" calcext:value-type="string">
            <text:p>GENROD</text:p>
          </table:table-cell>
          <table:table-cell office:value-type="float" office:value="6603.75592860703" calcext:value-type="float">
            <text:p>6603.755928607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4GF</text:p>
          </table:table-cell>
          <table:table-cell office:value-type="string" calcext:value-type="string">
            <text:p>Caja ext. TM 2 bocas c/tapa fumé - Gris</text:p>
          </table:table-cell>
          <table:table-cell office:value-type="string" calcext:value-type="string">
            <text:p>GENROD</text:p>
          </table:table-cell>
          <table:table-cell office:value-type="float" office:value="3456.65591426603" calcext:value-type="float">
            <text:p>3456.65591426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5GF</text:p>
          </table:table-cell>
          <table:table-cell office:value-type="string" calcext:value-type="string">
            <text:p>Caja ext. TM 4 bocas c/tapa fumé - Gris</text:p>
          </table:table-cell>
          <table:table-cell office:value-type="string" calcext:value-type="string">
            <text:p>GENROD</text:p>
          </table:table-cell>
          <table:table-cell office:value-type="float" office:value="4262.58277045332" calcext:value-type="float">
            <text:p>4262.58277045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31GF</text:p>
          </table:table-cell>
          <table:table-cell office:value-type="string" calcext:value-type="string">
            <text:p>Caja ext. TM 8 bocas c/tapa fumé - Gris</text:p>
          </table:table-cell>
          <table:table-cell office:value-type="string" calcext:value-type="string">
            <text:p>GENROD</text:p>
          </table:table-cell>
          <table:table-cell office:value-type="float" office:value="6603.75592860703" calcext:value-type="float">
            <text:p>6603.755928607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504</text:p>
          </table:table-cell>
          <table:table-cell office:value-type="string" calcext:value-type="string">
            <text:p>Caja de sobreponer p/ 4 mód. DIN pta fume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7602.35605486866" calcext:value-type="float">
            <text:p>7602.356054868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508</text:p>
          </table:table-cell>
          <table:table-cell office:value-type="string" calcext:value-type="string">
            <text:p>Caja de sobreponer p/ 8 mód. DIN pta fume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0589.2564550914" calcext:value-type="float">
            <text:p>10589.25645509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512</text:p>
          </table:table-cell>
          <table:table-cell office:value-type="string" calcext:value-type="string">
            <text:p>Caja de sobreponer p/ 12 mód. DIN pta fume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7106.1249347613" calcext:value-type="float">
            <text:p>17106.12493476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516</text:p>
          </table:table-cell>
          <table:table-cell office:value-type="string" calcext:value-type="string">
            <text:p>Caja de sobreponer p/ 16 mód. DIN pta fume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4437.6230977567" calcext:value-type="float">
            <text:p>24437.62309775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524</text:p>
          </table:table-cell>
          <table:table-cell office:value-type="string" calcext:value-type="string">
            <text:p>Caja de sobreponer p/ 24 mód. DIN pta fume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3262.5432963744" calcext:value-type="float">
            <text:p>33262.54329637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536</text:p>
          </table:table-cell>
          <table:table-cell office:value-type="string" calcext:value-type="string">
            <text:p>Caja de sobreponer p/ 36 mód. DIN pta fume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40729.7942969313" calcext:value-type="float">
            <text:p>40729.79429693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548</text:p>
          </table:table-cell>
          <table:table-cell office:value-type="string" calcext:value-type="string">
            <text:p>Caja de sobreponer p/ 48 mód. DIN pta fume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57700.8423418699" calcext:value-type="float">
            <text:p>57700.84234186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604</text:p>
          </table:table-cell>
          <table:table-cell office:value-type="string" calcext:value-type="string">
            <text:p>Caja de sobreponer p/ 4 mód. DIN pta blanca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7602.35605486866" calcext:value-type="float">
            <text:p>7602.356054868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608</text:p>
          </table:table-cell>
          <table:table-cell office:value-type="string" calcext:value-type="string">
            <text:p>Caja de sobreponer p/ 8 mód. DIN pta blanca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0589.2564550914" calcext:value-type="float">
            <text:p>10589.25645509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612</text:p>
          </table:table-cell>
          <table:table-cell office:value-type="string" calcext:value-type="string">
            <text:p>Caja de sobreponer p/ 12 mód. DIN pta blanca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7106.1249347613" calcext:value-type="float">
            <text:p>17106.12493476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616</text:p>
          </table:table-cell>
          <table:table-cell office:value-type="string" calcext:value-type="string">
            <text:p>Caja de sobreponer p/ 16 mód. DIN pta blanca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4437.6230977567" calcext:value-type="float">
            <text:p>24437.62309775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624</text:p>
          </table:table-cell>
          <table:table-cell office:value-type="string" calcext:value-type="string">
            <text:p>Caja de sobreponer p/ 24 mód. DIN pta blanca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3262.5432963744" calcext:value-type="float">
            <text:p>33262.54329637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636</text:p>
          </table:table-cell>
          <table:table-cell office:value-type="string" calcext:value-type="string">
            <text:p>Caja de sobreponer p/ 36 mód. DIN pta blanca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40729.7942969313" calcext:value-type="float">
            <text:p>40729.79429693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04648</text:p>
          </table:table-cell>
          <table:table-cell office:value-type="string" calcext:value-type="string">
            <text:p>Caja de sobreponer p/ 48 mód. DIN pta blanca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57700.8423418699" calcext:value-type="float">
            <text:p>57700.84234186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04</text:p>
          </table:table-cell>
          <table:table-cell office:value-type="string" calcext:value-type="string">
            <text:p>Caja de embutir p/ 4 mód. DIN pta fume </text:p>
          </table:table-cell>
          <table:table-cell office:value-type="string" calcext:value-type="string">
            <text:p>GENROD</text:p>
          </table:table-cell>
          <table:table-cell office:value-type="float" office:value="6147.85734321113" calcext:value-type="float">
            <text:p>6147.857343211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08</text:p>
          </table:table-cell>
          <table:table-cell office:value-type="string" calcext:value-type="string">
            <text:p>Caja de embutir p/ 8 mód. DIN pta fume </text:p>
          </table:table-cell>
          <table:table-cell office:value-type="string" calcext:value-type="string">
            <text:p>GENROD</text:p>
          </table:table-cell>
          <table:table-cell office:value-type="float" office:value="8594.05588129574" calcext:value-type="float">
            <text:p>8594.05588129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12</text:p>
          </table:table-cell>
          <table:table-cell office:value-type="string" calcext:value-type="string">
            <text:p>Caja de embutir p/ 12 mód. DIN pta fume </text:p>
          </table:table-cell>
          <table:table-cell office:value-type="string" calcext:value-type="string">
            <text:p>GENROD</text:p>
          </table:table-cell>
          <table:table-cell office:value-type="float" office:value="13883.1216222401" calcext:value-type="float">
            <text:p>13883.12162224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16</text:p>
          </table:table-cell>
          <table:table-cell office:value-type="string" calcext:value-type="string">
            <text:p>Caja de embutir p/ 16 mód. DIN pta fume</text:p>
          </table:table-cell>
          <table:table-cell office:value-type="string" calcext:value-type="string">
            <text:p>GENROD</text:p>
          </table:table-cell>
          <table:table-cell office:value-type="float" office:value="19833.3205808026" calcext:value-type="float">
            <text:p>19833.32058080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24</text:p>
          </table:table-cell>
          <table:table-cell office:value-type="string" calcext:value-type="string">
            <text:p>Caja de embutir p/ 24 mód. DIN pta fume</text:p>
          </table:table-cell>
          <table:table-cell office:value-type="string" calcext:value-type="string">
            <text:p>GENROD</text:p>
          </table:table-cell>
          <table:table-cell office:value-type="float" office:value="26444.6245924939" calcext:value-type="float">
            <text:p>26444.62459249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36</text:p>
          </table:table-cell>
          <table:table-cell office:value-type="string" calcext:value-type="string">
            <text:p>Caja de embutir p/ 36 mód. DIN pta fume</text:p>
          </table:table-cell>
          <table:table-cell office:value-type="string" calcext:value-type="string">
            <text:p>GENROD</text:p>
          </table:table-cell>
          <table:table-cell office:value-type="float" office:value="33055.9567686744" calcext:value-type="float">
            <text:p>33055.95676867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48</text:p>
          </table:table-cell>
          <table:table-cell office:value-type="string" calcext:value-type="string">
            <text:p>Caja de embutir p/ 48 mód. DIN pta fume</text:p>
          </table:table-cell>
          <table:table-cell office:value-type="string" calcext:value-type="string">
            <text:p>GENROD</text:p>
          </table:table-cell>
          <table:table-cell office:value-type="float" office:value="46278.6211210354" calcext:value-type="float">
            <text:p>46278.62112103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04</text:p>
          </table:table-cell>
          <table:table-cell office:value-type="string" calcext:value-type="string">
            <text:p>Caja de embutir p/ 4 mód. DIN pta blanca</text:p>
          </table:table-cell>
          <table:table-cell office:value-type="string" calcext:value-type="string">
            <text:p>GENROD</text:p>
          </table:table-cell>
          <table:table-cell office:value-type="float" office:value="6147.85734321113" calcext:value-type="float">
            <text:p>6147.857343211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08</text:p>
          </table:table-cell>
          <table:table-cell office:value-type="string" calcext:value-type="string">
            <text:p>Caja de embutir p/ 8 mód. DIN pta blanca</text:p>
          </table:table-cell>
          <table:table-cell office:value-type="string" calcext:value-type="string">
            <text:p>GENROD</text:p>
          </table:table-cell>
          <table:table-cell office:value-type="float" office:value="8594.05588129574" calcext:value-type="float">
            <text:p>8594.05588129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12</text:p>
          </table:table-cell>
          <table:table-cell office:value-type="string" calcext:value-type="string">
            <text:p>Caja de embutir p/ 12 mód. DIN pta blanca</text:p>
          </table:table-cell>
          <table:table-cell office:value-type="string" calcext:value-type="string">
            <text:p>GENROD</text:p>
          </table:table-cell>
          <table:table-cell office:value-type="float" office:value="13883.1216222401" calcext:value-type="float">
            <text:p>13883.12162224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16</text:p>
          </table:table-cell>
          <table:table-cell office:value-type="string" calcext:value-type="string">
            <text:p>Caja de embutir p/ 16 mód. DIN pta blanca</text:p>
          </table:table-cell>
          <table:table-cell office:value-type="string" calcext:value-type="string">
            <text:p>GENROD</text:p>
          </table:table-cell>
          <table:table-cell office:value-type="float" office:value="19833.3205808026" calcext:value-type="float">
            <text:p>19833.32058080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24</text:p>
          </table:table-cell>
          <table:table-cell office:value-type="string" calcext:value-type="string">
            <text:p>Caja de embutir p/ 24 mód. DIN pta blanca</text:p>
          </table:table-cell>
          <table:table-cell office:value-type="string" calcext:value-type="string">
            <text:p>GENROD</text:p>
          </table:table-cell>
          <table:table-cell office:value-type="float" office:value="26444.6245924939" calcext:value-type="float">
            <text:p>26444.62459249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36</text:p>
          </table:table-cell>
          <table:table-cell office:value-type="string" calcext:value-type="string">
            <text:p>Caja de embutir p/ 36 mód. DIN pta blanca</text:p>
          </table:table-cell>
          <table:table-cell office:value-type="string" calcext:value-type="string">
            <text:p>GENROD</text:p>
          </table:table-cell>
          <table:table-cell office:value-type="float" office:value="33055.9567686744" calcext:value-type="float">
            <text:p>33055.95676867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48</text:p>
          </table:table-cell>
          <table:table-cell office:value-type="string" calcext:value-type="string">
            <text:p>Caja de embutir p/ 48 mód. DIN pta blanca</text:p>
          </table:table-cell>
          <table:table-cell office:value-type="string" calcext:value-type="string">
            <text:p>GENROD</text:p>
          </table:table-cell>
          <table:table-cell office:value-type="float" office:value="46278.6211210354" calcext:value-type="float">
            <text:p>46278.62112103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1G</text:p>
          </table:table-cell>
          <table:table-cell office:value-type="string" calcext:value-type="string">
            <text:p>Cajas p/ Pilastra 4 Mod. DIN IP65 Gris</text:p>
          </table:table-cell>
          <table:table-cell office:value-type="string" calcext:value-type="string">
            <text:p>GENROD</text:p>
          </table:table-cell>
          <table:table-cell office:value-type="float" office:value="10816.1214149582" calcext:value-type="float">
            <text:p>10816.12141495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1B</text:p>
          </table:table-cell>
          <table:table-cell office:value-type="string" calcext:value-type="string">
            <text:p>Cajas p/ Pilastra 4 Mod. DIN IP65 Blanca</text:p>
          </table:table-cell>
          <table:table-cell office:value-type="string" calcext:value-type="string">
            <text:p>GENROD</text:p>
          </table:table-cell>
          <table:table-cell office:value-type="float" office:value="13196.2178970767" calcext:value-type="float">
            <text:p>13196.21789707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0G</text:p>
          </table:table-cell>
          <table:table-cell office:value-type="string" calcext:value-type="string">
            <text:p>Cajas p/ Pilastra 8 Mod. DIN IP65 Gris</text:p>
          </table:table-cell>
          <table:table-cell office:value-type="string" calcext:value-type="string">
            <text:p>GENROD</text:p>
          </table:table-cell>
          <table:table-cell office:value-type="float" office:value="18485.255473532" calcext:value-type="float">
            <text:p>18485.2554735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0B</text:p>
          </table:table-cell>
          <table:table-cell office:value-type="string" calcext:value-type="string">
            <text:p>Cajas p/ Pilastra 8 Mod. DIN IP65 Blanca</text:p>
          </table:table-cell>
          <table:table-cell office:value-type="string" calcext:value-type="string">
            <text:p>GENROD</text:p>
          </table:table-cell>
          <table:table-cell office:value-type="float" office:value="19807.5219087681" calcext:value-type="float">
            <text:p>19807.5219087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504</text:p>
          </table:table-cell>
          <table:table-cell office:value-type="string" calcext:value-type="string">
            <text:p>Caja p/Pilar para 4 Mod DIN con premarcado (IP 65)</text:p>
          </table:table-cell>
          <table:table-cell office:value-type="string" calcext:value-type="string">
            <text:p>GENROD</text:p>
          </table:table-cell>
          <table:table-cell office:value-type="float" office:value="7185.85958975255" calcext:value-type="float">
            <text:p>7185.859589752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090905B</text:p>
          </table:table-cell>
          <table:table-cell table:style-name="Default" office:value-type="string" calcext:value-type="string">
            <text:p>Caja de Pase IP65 90x90x5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222.21470682577" calcext:value-type="float">
            <text:p>3222.214706825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090905G</text:p>
          </table:table-cell>
          <table:table-cell table:style-name="Default" office:value-type="string" calcext:value-type="string">
            <text:p>Caja de Pase IP65 90x90x5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222.21470682577" calcext:value-type="float">
            <text:p>3222.214706825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090907B</text:p>
          </table:table-cell>
          <table:table-cell table:style-name="Default" office:value-type="string" calcext:value-type="string">
            <text:p>Caja de Pase IP65 90x90x7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528.19371663247" calcext:value-type="float">
            <text:p>3528.193716632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090907G</text:p>
          </table:table-cell>
          <table:table-cell table:style-name="Default" office:value-type="string" calcext:value-type="string">
            <text:p>Caja de Pase IP65 90x90x7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528.19371663247" calcext:value-type="float">
            <text:p>3528.193716632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106B</text:p>
          </table:table-cell>
          <table:table-cell table:style-name="Default" office:value-type="string" calcext:value-type="string">
            <text:p>Caja de Pase IP65 115x115x6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4639.31097693108" calcext:value-type="float">
            <text:p>4639.310976931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106G</text:p>
          </table:table-cell>
          <table:table-cell table:style-name="Default" office:value-type="string" calcext:value-type="string">
            <text:p>Caja de Pase IP65 115x115x6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4639.31097693108" calcext:value-type="float">
            <text:p>4639.310976931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108B</text:p>
          </table:table-cell>
          <table:table-cell table:style-name="Default" office:value-type="string" calcext:value-type="string">
            <text:p>Caja de Pase IP65 115x115x8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4886.56702692123" calcext:value-type="float">
            <text:p>4886.567026921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108G</text:p>
          </table:table-cell>
          <table:table-cell table:style-name="Default" office:value-type="string" calcext:value-type="string">
            <text:p>Caja de Pase IP65 115x115x8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4886.56702692123" calcext:value-type="float">
            <text:p>4886.567026921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111B</text:p>
          </table:table-cell>
          <table:table-cell table:style-name="Default" office:value-type="string" calcext:value-type="string">
            <text:p>Caja de Pase IP65 115x115x11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5879.78773576082" calcext:value-type="float">
            <text:p>5879.787735760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111G</text:p>
          </table:table-cell>
          <table:table-cell table:style-name="Default" office:value-type="string" calcext:value-type="string">
            <text:p>Caja de Pase IP65 115x115x11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5879.78773576082" calcext:value-type="float">
            <text:p>5879.787735760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606B</text:p>
          </table:table-cell>
          <table:table-cell table:style-name="Default" office:value-type="string" calcext:value-type="string">
            <text:p>Caja de Pase IP65 115x165x6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6233.39289667054" calcext:value-type="float">
            <text:p>6233.392896670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606G</text:p>
          </table:table-cell>
          <table:table-cell table:style-name="Default" office:value-type="string" calcext:value-type="string">
            <text:p>Caja de Pase IP65 115x165x6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6233.39289667054" calcext:value-type="float">
            <text:p>6233.392896670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608B</text:p>
          </table:table-cell>
          <table:table-cell table:style-name="Default" office:value-type="string" calcext:value-type="string">
            <text:p>Caja de Pase IP65 115x165x8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6800.09058226706" calcext:value-type="float">
            <text:p>6800.090582267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608G</text:p>
          </table:table-cell>
          <table:table-cell table:style-name="Default" office:value-type="string" calcext:value-type="string">
            <text:p>Caja de Pase IP65 115x165x8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6800.09058226706" calcext:value-type="float">
            <text:p>6800.090582267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611B</text:p>
          </table:table-cell>
          <table:table-cell table:style-name="Default" office:value-type="string" calcext:value-type="string">
            <text:p>Caja de Pase IP65 115x165x11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7919.4318733889" calcext:value-type="float">
            <text:p>7919.43187338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11611G</text:p>
          </table:table-cell>
          <table:table-cell table:style-name="Default" office:value-type="string" calcext:value-type="string">
            <text:p>Caja de Pase IP65 115x165x11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7919.4318733889" calcext:value-type="float">
            <text:p>7919.43187338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1606B</text:p>
          </table:table-cell>
          <table:table-cell table:style-name="Default" office:value-type="string" calcext:value-type="string">
            <text:p>Caja de Pase IP65 165x165x6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8486.1013944963" calcext:value-type="float">
            <text:p>8486.1013944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1606G</text:p>
          </table:table-cell>
          <table:table-cell table:style-name="Default" office:value-type="string" calcext:value-type="string">
            <text:p>Caja de Pase IP65 165x165x6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8486.1013944963" calcext:value-type="float">
            <text:p>8486.1013944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1608B</text:p>
          </table:table-cell>
          <table:table-cell table:style-name="Default" office:value-type="string" calcext:value-type="string">
            <text:p>Caja de Pase IP65 165x165x8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9336.13384064652" calcext:value-type="float">
            <text:p>9336.133840646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1608G</text:p>
          </table:table-cell>
          <table:table-cell table:style-name="Default" office:value-type="string" calcext:value-type="string">
            <text:p>Caja de Pase IP65 165x165x8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9336.13384064652" calcext:value-type="float">
            <text:p>9336.133840646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1611B</text:p>
          </table:table-cell>
          <table:table-cell table:style-name="Default" office:value-type="string" calcext:value-type="string">
            <text:p>Caja de Pase IP65 165x165x11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0086.999120603" calcext:value-type="float">
            <text:p>10086.999120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1611G</text:p>
          </table:table-cell>
          <table:table-cell table:style-name="Default" office:value-type="string" calcext:value-type="string">
            <text:p>Caja de Pase IP65 165x165x11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0086.999120603" calcext:value-type="float">
            <text:p>10086.999120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2106B</text:p>
          </table:table-cell>
          <table:table-cell table:style-name="Default" office:value-type="string" calcext:value-type="string">
            <text:p>Caja de Pase IP65 165x210x6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9902.83152624305" calcext:value-type="float">
            <text:p>9902.831526243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2106G</text:p>
          </table:table-cell>
          <table:table-cell table:style-name="Default" office:value-type="string" calcext:value-type="string">
            <text:p>Caja de Pase IP65 165x210x6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9902.83152624305" calcext:value-type="float">
            <text:p>9902.831526243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2108B</text:p>
          </table:table-cell>
          <table:table-cell table:style-name="Default" office:value-type="string" calcext:value-type="string">
            <text:p>Caja de Pase IP65 165x210x8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0327.8336670736" calcext:value-type="float">
            <text:p>10327.83366707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2108G</text:p>
          </table:table-cell>
          <table:table-cell table:style-name="Default" office:value-type="string" calcext:value-type="string">
            <text:p>Caja de Pase IP65 165x210x8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0327.8336670736" calcext:value-type="float">
            <text:p>10327.83366707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2111B</text:p>
          </table:table-cell>
          <table:table-cell table:style-name="Default" office:value-type="string" calcext:value-type="string">
            <text:p>Caja de Pase IP65 165x210x11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2027.898559374" calcext:value-type="float">
            <text:p>12027.8985593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162111G</text:p>
          </table:table-cell>
          <table:table-cell table:style-name="Default" office:value-type="string" calcext:value-type="string">
            <text:p>Caja de Pase IP65 165x210x11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2027.898559374" calcext:value-type="float">
            <text:p>12027.8985593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2111B</text:p>
          </table:table-cell>
          <table:table-cell table:style-name="Default" office:value-type="string" calcext:value-type="string">
            <text:p>Caja de Pase IP65 210x210x11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3869.6026674622" calcext:value-type="float">
            <text:p>13869.60266746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2111G</text:p>
          </table:table-cell>
          <table:table-cell table:style-name="Default" office:value-type="string" calcext:value-type="string">
            <text:p>Caja de Pase IP65 210x210x11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3869.6026674622" calcext:value-type="float">
            <text:p>13869.60266746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2113B</text:p>
          </table:table-cell>
          <table:table-cell table:style-name="Default" office:value-type="string" calcext:value-type="string">
            <text:p>Caja de Pase IP65 210x210x13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5286.332799209" calcext:value-type="float">
            <text:p>15286.3327992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2113G</text:p>
          </table:table-cell>
          <table:table-cell table:style-name="Default" office:value-type="string" calcext:value-type="string">
            <text:p>Caja de Pase IP65 210x210x13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5286.332799209" calcext:value-type="float">
            <text:p>15286.3327992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2116B</text:p>
          </table:table-cell>
          <table:table-cell table:style-name="Default" office:value-type="string" calcext:value-type="string">
            <text:p>Caja de Pase IP65 210x210x16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6986.3695270203" calcext:value-type="float">
            <text:p>16986.3695270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2116G</text:p>
          </table:table-cell>
          <table:table-cell table:style-name="Default" office:value-type="string" calcext:value-type="string">
            <text:p>Caja de Pase IP65 210x210x16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16986.3695270203" calcext:value-type="float">
            <text:p>16986.3695270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3111B</text:p>
          </table:table-cell>
          <table:table-cell table:style-name="Default" office:value-type="string" calcext:value-type="string">
            <text:p>Caja de Pase IP65 210x310x11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2051.1332766079" calcext:value-type="float">
            <text:p>22051.13327660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3111G</text:p>
          </table:table-cell>
          <table:table-cell table:style-name="Default" office:value-type="string" calcext:value-type="string">
            <text:p>Caja de Pase IP65 210x310x11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2051.1332766079" calcext:value-type="float">
            <text:p>22051.13327660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3113B</text:p>
          </table:table-cell>
          <table:table-cell table:style-name="Default" office:value-type="string" calcext:value-type="string">
            <text:p>Caja de Pase IP65 210x310x13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5921.1030687194" calcext:value-type="float">
            <text:p>25921.10306871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3113G</text:p>
          </table:table-cell>
          <table:table-cell table:style-name="Default" office:value-type="string" calcext:value-type="string">
            <text:p>Caja de Pase IP65 210x310x13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5921.1030687194" calcext:value-type="float">
            <text:p>25921.10306871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3116B</text:p>
          </table:table-cell>
          <table:table-cell table:style-name="Default" office:value-type="string" calcext:value-type="string">
            <text:p>Caja de Pase IP65 210x310x16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8414.5334550593" calcext:value-type="float">
            <text:p>28414.53345505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213116G</text:p>
          </table:table-cell>
          <table:table-cell table:style-name="Default" office:value-type="string" calcext:value-type="string">
            <text:p>Caja de Pase IP65 210x310x16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28414.5334550593" calcext:value-type="float">
            <text:p>28414.53345505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313111B</text:p>
          </table:table-cell>
          <table:table-cell table:style-name="Default" office:value-type="string" calcext:value-type="string">
            <text:p>Caja de Pase IP65 310x310x110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0985.8668183069" calcext:value-type="float">
            <text:p>30985.86681830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313111G</text:p>
          </table:table-cell>
          <table:table-cell table:style-name="Default" office:value-type="string" calcext:value-type="string">
            <text:p>Caja de Pase IP65 310x310x110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0985.8668183069" calcext:value-type="float">
            <text:p>30985.86681830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313113B</text:p>
          </table:table-cell>
          <table:table-cell table:style-name="Default" office:value-type="string" calcext:value-type="string">
            <text:p>Caja de Pase IP65 310x310x13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3531.2325225853" calcext:value-type="float">
            <text:p>33531.23252258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313113G</text:p>
          </table:table-cell>
          <table:table-cell table:style-name="Default" office:value-type="string" calcext:value-type="string">
            <text:p>Caja de Pase IP65 310x310x13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3531.2325225853" calcext:value-type="float">
            <text:p>33531.23252258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313116B</text:p>
          </table:table-cell>
          <table:table-cell table:style-name="Default" office:value-type="string" calcext:value-type="string">
            <text:p>Caja de Pase IP65 310x310x165 BLANCA 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6738.8861885357" calcext:value-type="float">
            <text:p>36738.88618853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22313116G</text:p>
          </table:table-cell>
          <table:table-cell table:style-name="Default" office:value-type="string" calcext:value-type="string">
            <text:p>Caja de Pase IP65 310x310x165 GRIS</text:p>
          </table:table-cell>
          <table:table-cell office:value-type="string" calcext:value-type="string">
            <text:p>GENROD</text:p>
          </table:table-cell>
          <table:table-cell table:style-name="Default" office:value-type="float" office:value="36738.8861885357" calcext:value-type="float">
            <text:p>36738.88618853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100909" calcext:value-type="float">
            <text:p>22100909</text:p>
          </table:table-cell>
          <table:table-cell table:style-name="Default" office:value-type="string" calcext:value-type="string">
            <text:p>Bandeja Metálica p/Caja de Pase 90x90</text:p>
          </table:table-cell>
          <table:table-cell office:value-type="string" calcext:value-type="string">
            <text:p>GENROD</text:p>
          </table:table-cell>
          <table:table-cell office:value-type="float" office:value="467.446025935365" calcext:value-type="float">
            <text:p>467.4460259353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101111" calcext:value-type="float">
            <text:p>22101111</text:p>
          </table:table-cell>
          <table:table-cell table:style-name="Default" office:value-type="string" calcext:value-type="string">
            <text:p>Bandeja Metálica p/Caja de Pase 115x115</text:p>
          </table:table-cell>
          <table:table-cell office:value-type="string" calcext:value-type="string">
            <text:p>GENROD</text:p>
          </table:table-cell>
          <table:table-cell office:value-type="float" office:value="705.097985135377" calcext:value-type="float">
            <text:p>705.0979851353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101116" calcext:value-type="float">
            <text:p>22101116</text:p>
          </table:table-cell>
          <table:table-cell table:style-name="Default" office:value-type="string" calcext:value-type="string">
            <text:p>Bandeja Metálica p/Caja de Pase 115x165</text:p>
          </table:table-cell>
          <table:table-cell office:value-type="string" calcext:value-type="string">
            <text:p>GENROD</text:p>
          </table:table-cell>
          <table:table-cell office:value-type="float" office:value="1199.94805898513" calcext:value-type="float">
            <text:p>1199.948058985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101616" calcext:value-type="float">
            <text:p>22101616</text:p>
          </table:table-cell>
          <table:table-cell table:style-name="Default" office:value-type="string" calcext:value-type="string">
            <text:p>Bandeja Metálica p/Caja de Pase 165x165</text:p>
          </table:table-cell>
          <table:table-cell office:value-type="string" calcext:value-type="string">
            <text:p>GENROD</text:p>
          </table:table-cell>
          <table:table-cell office:value-type="float" office:value="2052.06467733028" calcext:value-type="float">
            <text:p>2052.064677330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101621" calcext:value-type="float">
            <text:p>22101621</text:p>
          </table:table-cell>
          <table:table-cell table:style-name="Default" office:value-type="string" calcext:value-type="string">
            <text:p>Bandeja Metálica p/Caja de Pase 165x210</text:p>
          </table:table-cell>
          <table:table-cell office:value-type="string" calcext:value-type="string">
            <text:p>GENROD</text:p>
          </table:table-cell>
          <table:table-cell office:value-type="float" office:value="2802.76097035198" calcext:value-type="float">
            <text:p>2802.760970351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102121" calcext:value-type="float">
            <text:p>22102121</text:p>
          </table:table-cell>
          <table:table-cell table:style-name="Default" office:value-type="string" calcext:value-type="string">
            <text:p>Bandeja Metálica p/Caja de Pase 210x210</text:p>
          </table:table-cell>
          <table:table-cell office:value-type="string" calcext:value-type="string">
            <text:p>GENROD</text:p>
          </table:table-cell>
          <table:table-cell office:value-type="float" office:value="3830.96197467942" calcext:value-type="float">
            <text:p>3830.961974679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102131" calcext:value-type="float">
            <text:p>22102131</text:p>
          </table:table-cell>
          <table:table-cell table:style-name="Default" office:value-type="string" calcext:value-type="string">
            <text:p>Bandeja Metálica p/Caja de Pase 210x310</text:p>
          </table:table-cell>
          <table:table-cell office:value-type="string" calcext:value-type="string">
            <text:p>GENROD</text:p>
          </table:table-cell>
          <table:table-cell office:value-type="float" office:value="6084.06477535287" calcext:value-type="float">
            <text:p>6084.06477535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103131" calcext:value-type="float">
            <text:p>22103131</text:p>
          </table:table-cell>
          <table:table-cell table:style-name="Default" office:value-type="string" calcext:value-type="string">
            <text:p>Bandeja Metálica p/Caja de Pase 310x310</text:p>
          </table:table-cell>
          <table:table-cell office:value-type="string" calcext:value-type="string">
            <text:p>GENROD</text:p>
          </table:table-cell>
          <table:table-cell office:value-type="float" office:value="8439.93979682756" calcext:value-type="float">
            <text:p>8439.939796827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20090" calcext:value-type="float">
            <text:p>2220090</text:p>
          </table:table-cell>
          <table:table-cell table:style-name="Default" office:value-type="string" calcext:value-type="string">
            <text:p>Riel DIN p/Caja de Pase Ancho 90 L=66mm </text:p>
          </table:table-cell>
          <table:table-cell office:value-type="string" calcext:value-type="string">
            <text:p>GENROD</text:p>
          </table:table-cell>
          <table:table-cell office:value-type="float" office:value="263.563289191007" calcext:value-type="float">
            <text:p>263.5632891910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20115" calcext:value-type="float">
            <text:p>2220115</text:p>
          </table:table-cell>
          <table:table-cell table:style-name="Default" office:value-type="string" calcext:value-type="string">
            <text:p>Riel DIN p/Caja de Pase Ancho 115 L=87mm </text:p>
          </table:table-cell>
          <table:table-cell office:value-type="string" calcext:value-type="string">
            <text:p>GENROD</text:p>
          </table:table-cell>
          <table:table-cell office:value-type="float" office:value="348.563717357117" calcext:value-type="float">
            <text:p>348.5637173571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20165" calcext:value-type="float">
            <text:p>2220165</text:p>
          </table:table-cell>
          <table:table-cell table:style-name="Default" office:value-type="string" calcext:value-type="string">
            <text:p>Riel DIN p/Caja de Pase Ancho 165 L=137mm </text:p>
          </table:table-cell>
          <table:table-cell office:value-type="string" calcext:value-type="string">
            <text:p>GENROD</text:p>
          </table:table-cell>
          <table:table-cell office:value-type="float" office:value="550.700255775995" calcext:value-type="float">
            <text:p>550.7002557759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20210" calcext:value-type="float">
            <text:p>2220210</text:p>
          </table:table-cell>
          <table:table-cell table:style-name="Default" office:value-type="string" calcext:value-type="string">
            <text:p>Riel DIN p/Caja de Pase Ancho 210 L=180mm </text:p>
          </table:table-cell>
          <table:table-cell office:value-type="string" calcext:value-type="string">
            <text:p>GENROD</text:p>
          </table:table-cell>
          <table:table-cell office:value-type="float" office:value="725.038443432795" calcext:value-type="float">
            <text:p>725.0384434327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20310" calcext:value-type="float">
            <text:p>2220310</text:p>
          </table:table-cell>
          <table:table-cell table:style-name="Default" office:value-type="string" calcext:value-type="string">
            <text:p>Riel DIN p/Caja de Pase Ancho 310 L=280mm </text:p>
          </table:table-cell>
          <table:table-cell office:value-type="string" calcext:value-type="string">
            <text:p>GENROD</text:p>
          </table:table-cell>
          <table:table-cell office:value-type="float" office:value="1136.26814908335" calcext:value-type="float">
            <text:p>1136.268149083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30000" calcext:value-type="float">
            <text:p>2230000</text:p>
          </table:table-cell>
          <table:table-cell table:style-name="Default" office:value-type="string" calcext:value-type="string">
            <text:p>KIT Orejas Fijacion p/ Caja de Pase x2 unidades </text:p>
          </table:table-cell>
          <table:table-cell office:value-type="string" calcext:value-type="string">
            <text:p>GENROD</text:p>
          </table:table-cell>
          <table:table-cell office:value-type="float" office:value="388.951594756124" calcext:value-type="float">
            <text:p>388.951594756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400B</text:p>
          </table:table-cell>
          <table:table-cell office:value-type="string" calcext:value-type="string">
            <text:p>Caja IP65 p/4 polos DIN - blanco</text:p>
          </table:table-cell>
          <table:table-cell office:value-type="string" calcext:value-type="string">
            <text:p>GENROD</text:p>
          </table:table-cell>
          <table:table-cell office:value-type="float" office:value="12960.5656166042" calcext:value-type="float">
            <text:p>12960.56561660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400G</text:p>
          </table:table-cell>
          <table:table-cell office:value-type="string" calcext:value-type="string">
            <text:p>Caja IP65 p/4 polos DIN  - gris</text:p>
          </table:table-cell>
          <table:table-cell office:value-type="string" calcext:value-type="string">
            <text:p>GENROD</text:p>
          </table:table-cell>
          <table:table-cell office:value-type="float" office:value="12960.5656166042" calcext:value-type="float">
            <text:p>12960.56561660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900B</text:p>
          </table:table-cell>
          <table:table-cell office:value-type="string" calcext:value-type="string">
            <text:p>Caja IP65 p/9 polos DIN  - blanco</text:p>
          </table:table-cell>
          <table:table-cell office:value-type="string" calcext:value-type="string">
            <text:p>GENROD</text:p>
          </table:table-cell>
          <table:table-cell office:value-type="float" office:value="19713.5651730616" calcext:value-type="float">
            <text:p>19713.56517306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900G</text:p>
          </table:table-cell>
          <table:table-cell office:value-type="string" calcext:value-type="string">
            <text:p>Caja IP65 p/9 polos DIN  - gris</text:p>
          </table:table-cell>
          <table:table-cell office:value-type="string" calcext:value-type="string">
            <text:p>GENROD</text:p>
          </table:table-cell>
          <table:table-cell office:value-type="float" office:value="19713.5651730616" calcext:value-type="float">
            <text:p>19713.56517306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00B</text:p>
          </table:table-cell>
          <table:table-cell office:value-type="string" calcext:value-type="string">
            <text:p>Caja IP65 p/12 polos DIN  - blanco</text:p>
          </table:table-cell>
          <table:table-cell office:value-type="string" calcext:value-type="string">
            <text:p>GENROD</text:p>
          </table:table-cell>
          <table:table-cell office:value-type="float" office:value="25167.9001361659" calcext:value-type="float">
            <text:p>25167.90013616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00G</text:p>
          </table:table-cell>
          <table:table-cell office:value-type="string" calcext:value-type="string">
            <text:p>Caja IP65 p/12 polos DIN  - gris</text:p>
          </table:table-cell>
          <table:table-cell office:value-type="string" calcext:value-type="string">
            <text:p>GENROD</text:p>
          </table:table-cell>
          <table:table-cell office:value-type="float" office:value="25167.9001361659" calcext:value-type="float">
            <text:p>25167.90013616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2400B</text:p>
          </table:table-cell>
          <table:table-cell office:value-type="string" calcext:value-type="string">
            <text:p>Caja IP65 p/24 polos DIN  - blanco</text:p>
          </table:table-cell>
          <table:table-cell office:value-type="string" calcext:value-type="string">
            <text:p>GENROD</text:p>
          </table:table-cell>
          <table:table-cell office:value-type="float" office:value="48283.9327464254" calcext:value-type="float">
            <text:p>48283.93274642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2400G</text:p>
          </table:table-cell>
          <table:table-cell office:value-type="string" calcext:value-type="string">
            <text:p>Caja IP65 p/24 polos DIN  - gris</text:p>
          </table:table-cell>
          <table:table-cell office:value-type="string" calcext:value-type="string">
            <text:p>GENROD</text:p>
          </table:table-cell>
          <table:table-cell office:value-type="float" office:value="48283.9327464254" calcext:value-type="float">
            <text:p>48283.93274642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3600B</text:p>
          </table:table-cell>
          <table:table-cell office:value-type="string" calcext:value-type="string">
            <text:p>Caja IP65 p/36 polos DIN - blanco</text:p>
          </table:table-cell>
          <table:table-cell office:value-type="string" calcext:value-type="string">
            <text:p>GENROD</text:p>
          </table:table-cell>
          <table:table-cell office:value-type="float" office:value="77114.0332384598" calcext:value-type="float">
            <text:p>77114.03323845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3600G</text:p>
          </table:table-cell>
          <table:table-cell office:value-type="string" calcext:value-type="string">
            <text:p>Caja IP65 p/36 polos DIN - gris</text:p>
          </table:table-cell>
          <table:table-cell office:value-type="string" calcext:value-type="string">
            <text:p>GENROD</text:p>
          </table:table-cell>
          <table:table-cell office:value-type="float" office:value="77114.0332384598" calcext:value-type="float">
            <text:p>77114.03323845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12G</text:p>
          </table:table-cell>
          <table:table-cell office:value-type="string" calcext:value-type="string">
            <text:p>Caja IP65 p/12 polos DIN + un módulo p/2 tomas encapsuladas - gris</text:p>
          </table:table-cell>
          <table:table-cell office:value-type="string" calcext:value-type="string">
            <text:p>GENROD</text:p>
          </table:table-cell>
          <table:table-cell office:value-type="float" office:value="48985.2003610404" calcext:value-type="float">
            <text:p>48985.20036104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13G</text:p>
          </table:table-cell>
          <table:table-cell office:value-type="string" calcext:value-type="string">
            <text:p>Caja IP65 p/12 polos DIN + un módulo p/3 tomas encapsuladas - gris</text:p>
          </table:table-cell>
          <table:table-cell office:value-type="string" calcext:value-type="string">
            <text:p>GENROD</text:p>
          </table:table-cell>
          <table:table-cell office:value-type="float" office:value="48985.2003610404" calcext:value-type="float">
            <text:p>48985.20036104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10G</text:p>
          </table:table-cell>
          <table:table-cell office:value-type="string" calcext:value-type="string">
            <text:p>Caja IP65 p/12 polos DIN + un módulo ciego - gris</text:p>
          </table:table-cell>
          <table:table-cell office:value-type="string" calcext:value-type="string">
            <text:p>GENROD</text:p>
          </table:table-cell>
          <table:table-cell office:value-type="float" office:value="48985.2003610404" calcext:value-type="float">
            <text:p>48985.20036104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24G</text:p>
          </table:table-cell>
          <table:table-cell office:value-type="string" calcext:value-type="string">
            <text:p>Caja IP65 p/12 polos DIN + dos módulos p/4 tomas encapsuladas - gris</text:p>
          </table:table-cell>
          <table:table-cell office:value-type="string" calcext:value-type="string">
            <text:p>GENROD</text:p>
          </table:table-cell>
          <table:table-cell office:value-type="float" office:value="69062.3690886495" calcext:value-type="float">
            <text:p>69062.36908864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25G</text:p>
          </table:table-cell>
          <table:table-cell office:value-type="string" calcext:value-type="string">
            <text:p>Caja IP65 p/12 polos DIN + dos módulos p/5 tomas encapsuladas - gris</text:p>
          </table:table-cell>
          <table:table-cell office:value-type="string" calcext:value-type="string">
            <text:p>GENROD</text:p>
          </table:table-cell>
          <table:table-cell office:value-type="float" office:value="69062.3690886495" calcext:value-type="float">
            <text:p>69062.36908864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26G</text:p>
          </table:table-cell>
          <table:table-cell office:value-type="string" calcext:value-type="string">
            <text:p>Caja IP65 p/12 polos DIN + dos módulos p/6 tomas encapsuladas - gris</text:p>
          </table:table-cell>
          <table:table-cell office:value-type="string" calcext:value-type="string">
            <text:p>GENROD</text:p>
          </table:table-cell>
          <table:table-cell office:value-type="float" office:value="69062.3690886495" calcext:value-type="float">
            <text:p>69062.36908864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20G</text:p>
          </table:table-cell>
          <table:table-cell office:value-type="string" calcext:value-type="string">
            <text:p>Caja IP65 p/12 polos DIN + dos módulos ciegos - gris</text:p>
          </table:table-cell>
          <table:table-cell office:value-type="string" calcext:value-type="string">
            <text:p>GENROD</text:p>
          </table:table-cell>
          <table:table-cell office:value-type="float" office:value="69062.3690886495" calcext:value-type="float">
            <text:p>69062.36908864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002</text:p>
          </table:table-cell>
          <table:table-cell office:value-type="string" calcext:value-type="string">
            <text:p>Tapa ciega individual p/toma encapsulada</text:p>
          </table:table-cell>
          <table:table-cell office:value-type="string" calcext:value-type="string">
            <text:p>GENROD</text:p>
          </table:table-cell>
          <table:table-cell office:value-type="float" office:value="1012.93585122404" calcext:value-type="float">
            <text:p>1012.935851224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04</text:p>
          </table:table-cell>
          <table:table-cell office:value-type="string" calcext:value-type="string">
            <text:p>Caja Q Energy embutir 4 polos blanca y fume</text:p>
          </table:table-cell>
          <table:table-cell office:value-type="string" calcext:value-type="string">
            <text:p>GENROD</text:p>
          </table:table-cell>
          <table:table-cell office:value-type="float" office:value="9241.58565066851" calcext:value-type="float">
            <text:p>9241.58565066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08</text:p>
          </table:table-cell>
          <table:table-cell office:value-type="string" calcext:value-type="string">
            <text:p>Caja Q Energy embutir 8 polos blanca y fume</text:p>
          </table:table-cell>
          <table:table-cell office:value-type="string" calcext:value-type="string">
            <text:p>GENROD</text:p>
          </table:table-cell>
          <table:table-cell office:value-type="float" office:value="13076.4061603575" calcext:value-type="float">
            <text:p>13076.40616035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12</text:p>
          </table:table-cell>
          <table:table-cell office:value-type="string" calcext:value-type="string">
            <text:p>Caja Q Energy embutir 12 polos blanca y fume</text:p>
          </table:table-cell>
          <table:table-cell office:value-type="string" calcext:value-type="string">
            <text:p>GENROD</text:p>
          </table:table-cell>
          <table:table-cell office:value-type="float" office:value="21149.6161443451" calcext:value-type="float">
            <text:p>21149.61614434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16</text:p>
          </table:table-cell>
          <table:table-cell office:value-type="string" calcext:value-type="string">
            <text:p>Caja Q Energy embutir 16 polos blanca y fume</text:p>
          </table:table-cell>
          <table:table-cell office:value-type="string" calcext:value-type="string">
            <text:p>GENROD</text:p>
          </table:table-cell>
          <table:table-cell office:value-type="float" office:value="30603.8155233854" calcext:value-type="float">
            <text:p>30603.81552338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24</text:p>
          </table:table-cell>
          <table:table-cell office:value-type="string" calcext:value-type="string">
            <text:p>Caja Q Energy embutir 24 polos blanca y fume</text:p>
          </table:table-cell>
          <table:table-cell office:value-type="string" calcext:value-type="string">
            <text:p>GENROD</text:p>
          </table:table-cell>
          <table:table-cell office:value-type="float" office:value="39661.3462376505" calcext:value-type="float">
            <text:p>39661.34623765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36</text:p>
          </table:table-cell>
          <table:table-cell office:value-type="string" calcext:value-type="string">
            <text:p>Caja Q Energy embutir 36 polos blanca y fume</text:p>
          </table:table-cell>
          <table:table-cell office:value-type="string" calcext:value-type="string">
            <text:p>GENROD</text:p>
          </table:table-cell>
          <table:table-cell office:value-type="float" office:value="56189.6485136125" calcext:value-type="float">
            <text:p>56189.64851361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48</text:p>
          </table:table-cell>
          <table:table-cell office:value-type="string" calcext:value-type="string">
            <text:p>Caja Q Energy embutir 48 polos blanca y fume</text:p>
          </table:table-cell>
          <table:table-cell office:value-type="string" calcext:value-type="string">
            <text:p>GENROD</text:p>
          </table:table-cell>
          <table:table-cell office:value-type="float" office:value="70734.5793012096" calcext:value-type="float">
            <text:p>70734.57930120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72</text:p>
          </table:table-cell>
          <table:table-cell office:value-type="string" calcext:value-type="string">
            <text:p>Caja Q Energy embutir 72 polos blanca y fume</text:p>
          </table:table-cell>
          <table:table-cell office:value-type="string" calcext:value-type="string">
            <text:p>GENROD</text:p>
          </table:table-cell>
          <table:table-cell office:value-type="float" office:value="85881.1035764237" calcext:value-type="float">
            <text:p>85881.10357642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96</text:p>
          </table:table-cell>
          <table:table-cell office:value-type="string" calcext:value-type="string">
            <text:p>Caja Q Energy embutir 96 polos blanca y fume</text:p>
          </table:table-cell>
          <table:table-cell office:value-type="string" calcext:value-type="string">
            <text:p>GENROD</text:p>
          </table:table-cell>
          <table:table-cell office:value-type="float" office:value="105715.071940476" calcext:value-type="float">
            <text:p>105715.0719404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04</text:p>
          </table:table-cell>
          <table:table-cell office:value-type="string" calcext:value-type="string">
            <text:p>Caja Q Energy Embutir 4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9241.58565066851" calcext:value-type="float">
            <text:p>9241.58565066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08</text:p>
          </table:table-cell>
          <table:table-cell office:value-type="string" calcext:value-type="string">
            <text:p>Caja Q Energy Embutir 8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13076.4061603575" calcext:value-type="float">
            <text:p>13076.40616035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12</text:p>
          </table:table-cell>
          <table:table-cell office:value-type="string" calcext:value-type="string">
            <text:p>Caja Q Energy Embutir 12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21149.6161443451" calcext:value-type="float">
            <text:p>21149.61614434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16</text:p>
          </table:table-cell>
          <table:table-cell office:value-type="string" calcext:value-type="string">
            <text:p>Caja Q Energy Embutir 16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30603.8155233854" calcext:value-type="float">
            <text:p>30603.81552338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24</text:p>
          </table:table-cell>
          <table:table-cell office:value-type="string" calcext:value-type="string">
            <text:p>Caja Q Energy Embutir 24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39661.3462376505" calcext:value-type="float">
            <text:p>39661.34623765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36</text:p>
          </table:table-cell>
          <table:table-cell office:value-type="string" calcext:value-type="string">
            <text:p>Caja Q Energy Embutir 36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56189.6485136125" calcext:value-type="float">
            <text:p>56189.64851361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48</text:p>
          </table:table-cell>
          <table:table-cell office:value-type="string" calcext:value-type="string">
            <text:p>Caja Q Energy Embutir 48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70734.5793012096" calcext:value-type="float">
            <text:p>70734.57930120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72</text:p>
          </table:table-cell>
          <table:table-cell office:value-type="string" calcext:value-type="string">
            <text:p>Caja Q Energy Embutir 72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85881.1035764237" calcext:value-type="float">
            <text:p>85881.10357642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96</text:p>
          </table:table-cell>
          <table:table-cell office:value-type="string" calcext:value-type="string">
            <text:p>Caja Q Energy Embutir 96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105715.071940476" calcext:value-type="float">
            <text:p>105715.0719404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04</text:p>
          </table:table-cell>
          <table:table-cell office:value-type="string" calcext:value-type="string">
            <text:p>Caja Q Energy sobreponer 4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10663.2727325005" calcext:value-type="float">
            <text:p>10663.27273250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08</text:p>
          </table:table-cell>
          <table:table-cell office:value-type="string" calcext:value-type="string">
            <text:p>Caja Q Energy sobreponer 8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15036.2603003067" calcext:value-type="float">
            <text:p>15036.26030030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12</text:p>
          </table:table-cell>
          <table:table-cell office:value-type="string" calcext:value-type="string">
            <text:p>Caja Q Energy sobreponer 12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26237.4466105225" calcext:value-type="float">
            <text:p>26237.44661052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16</text:p>
          </table:table-cell>
          <table:table-cell office:value-type="string" calcext:value-type="string">
            <text:p>Caja Q Energy sobreponer 16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35698.236480017" calcext:value-type="float">
            <text:p>35698.2364800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24</text:p>
          </table:table-cell>
          <table:table-cell office:value-type="string" calcext:value-type="string">
            <text:p>Caja Q Energy sobreponer 24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51311.0238726233" calcext:value-type="float">
            <text:p>51311.02387262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36</text:p>
          </table:table-cell>
          <table:table-cell office:value-type="string" calcext:value-type="string">
            <text:p>Caja Q Energy sobreponer 36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71752.9790633231" calcext:value-type="float">
            <text:p>71752.97906332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48</text:p>
          </table:table-cell>
          <table:table-cell office:value-type="string" calcext:value-type="string">
            <text:p>Caja Q Energy sobreponer 48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98707.3527444115" calcext:value-type="float">
            <text:p>98707.35274441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04</text:p>
          </table:table-cell>
          <table:table-cell office:value-type="string" calcext:value-type="string">
            <text:p>Caja Q Energy sobreponer 4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10663.2727325005" calcext:value-type="float">
            <text:p>10663.27273250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08</text:p>
          </table:table-cell>
          <table:table-cell office:value-type="string" calcext:value-type="string">
            <text:p>Caja Q Energy sobreponer 8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15036.2603003067" calcext:value-type="float">
            <text:p>15036.26030030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12</text:p>
          </table:table-cell>
          <table:table-cell office:value-type="string" calcext:value-type="string">
            <text:p>Caja Q Energy sobreponer 12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26237.4466105225" calcext:value-type="float">
            <text:p>26237.44661052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16</text:p>
          </table:table-cell>
          <table:table-cell office:value-type="string" calcext:value-type="string">
            <text:p>Caja Q Energy sobreponer 16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35698.236480017" calcext:value-type="float">
            <text:p>35698.2364800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24</text:p>
          </table:table-cell>
          <table:table-cell office:value-type="string" calcext:value-type="string">
            <text:p>Caja Q Energy sobreponer 24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51311.0238726233" calcext:value-type="float">
            <text:p>51311.02387262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36</text:p>
          </table:table-cell>
          <table:table-cell office:value-type="string" calcext:value-type="string">
            <text:p>Caja Q Energy sobreponer 36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71752.9790633231" calcext:value-type="float">
            <text:p>71752.97906332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48</text:p>
          </table:table-cell>
          <table:table-cell office:value-type="string" calcext:value-type="string">
            <text:p>Caja Q Energy sobreponer 48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98707.3527444115" calcext:value-type="float">
            <text:p>98707.35274441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4</text:p>
          </table:table-cell>
          <table:table-cell office:value-type="string" calcext:value-type="string">
            <text:p>Gabinete Estanco Q Energy con bandeja 230x280x140</text:p>
          </table:table-cell>
          <table:table-cell office:value-type="string" calcext:value-type="string">
            <text:p>GENROD</text:p>
          </table:table-cell>
          <table:table-cell office:value-type="float" office:value="48257.9369229671" calcext:value-type="float">
            <text:p>48257.93692296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8</text:p>
          </table:table-cell>
          <table:table-cell office:value-type="string" calcext:value-type="string">
            <text:p>Gabinete Estanco Q Energy con bandeja 230x280x180</text:p>
          </table:table-cell>
          <table:table-cell office:value-type="string" calcext:value-type="string">
            <text:p>GENROD</text:p>
          </table:table-cell>
          <table:table-cell office:value-type="float" office:value="53972.0329692311" calcext:value-type="float">
            <text:p>53972.03296923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15</text:p>
          </table:table-cell>
          <table:table-cell office:value-type="string" calcext:value-type="string">
            <text:p>Gabinete Estanco Q Energy con bandeja 320x320x150</text:p>
          </table:table-cell>
          <table:table-cell office:value-type="string" calcext:value-type="string">
            <text:p>GENROD</text:p>
          </table:table-cell>
          <table:table-cell office:value-type="float" office:value="71633.7024518971" calcext:value-type="float">
            <text:p>71633.7024518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20</text:p>
          </table:table-cell>
          <table:table-cell office:value-type="string" calcext:value-type="string">
            <text:p>Gabinete Estanco Q Energy con bandeja 320x320x200</text:p>
          </table:table-cell>
          <table:table-cell office:value-type="string" calcext:value-type="string">
            <text:p>GENROD</text:p>
          </table:table-cell>
          <table:table-cell office:value-type="float" office:value="80464.5371932301" calcext:value-type="float">
            <text:p>80464.53719323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15</text:p>
          </table:table-cell>
          <table:table-cell office:value-type="string" calcext:value-type="string">
            <text:p>Gabinete Estanco Q Energy con bandeja 320x420x150</text:p>
          </table:table-cell>
          <table:table-cell office:value-type="string" calcext:value-type="string">
            <text:p>GENROD</text:p>
          </table:table-cell>
          <table:table-cell office:value-type="float" office:value="89659.0036535998" calcext:value-type="float">
            <text:p>89659.00365359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20</text:p>
          </table:table-cell>
          <table:table-cell office:value-type="string" calcext:value-type="string">
            <text:p>Gabinete Estanco Q Energy con bandeja 320x420x200</text:p>
          </table:table-cell>
          <table:table-cell office:value-type="string" calcext:value-type="string">
            <text:p>GENROD</text:p>
          </table:table-cell>
          <table:table-cell office:value-type="float" office:value="100152.134707323" calcext:value-type="float">
            <text:p>100152.1347073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15</text:p>
          </table:table-cell>
          <table:table-cell office:value-type="string" calcext:value-type="string">
            <text:p>Gabinete Estanco Q Energy con bandeja 420x420x150</text:p>
          </table:table-cell>
          <table:table-cell office:value-type="string" calcext:value-type="string">
            <text:p>GENROD</text:p>
          </table:table-cell>
          <table:table-cell office:value-type="float" office:value="111112.768115959" calcext:value-type="float">
            <text:p>111112.7681159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20</text:p>
          </table:table-cell>
          <table:table-cell office:value-type="string" calcext:value-type="string">
            <text:p>Gabinete Estanco Q Energy con bandeja 420x420x200</text:p>
          </table:table-cell>
          <table:table-cell office:value-type="string" calcext:value-type="string">
            <text:p>GENROD</text:p>
          </table:table-cell>
          <table:table-cell office:value-type="float" office:value="122904.535598545" calcext:value-type="float">
            <text:p>122904.5355985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4T</text:p>
          </table:table-cell>
          <table:table-cell office:value-type="string" calcext:value-type="string">
            <text:p>Gabinete Estanco Q Energy <text:s/>con bandeja 230x280x140 Puerta Fumé</text:p>
          </table:table-cell>
          <table:table-cell office:value-type="string" calcext:value-type="string">
            <text:p>GENROD</text:p>
          </table:table-cell>
          <table:table-cell office:value-type="float" office:value="57919.9339027394" calcext:value-type="float">
            <text:p>57919.93390273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8T</text:p>
          </table:table-cell>
          <table:table-cell office:value-type="string" calcext:value-type="string">
            <text:p>Gabinete Estanco Q Energy <text:s/>con bandeja 230x280x180 Puerta Fumé</text:p>
          </table:table-cell>
          <table:table-cell office:value-type="string" calcext:value-type="string">
            <text:p>GENROD</text:p>
          </table:table-cell>
          <table:table-cell office:value-type="float" office:value="64776.8040950737" calcext:value-type="float">
            <text:p>64776.80409507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15T</text:p>
          </table:table-cell>
          <table:table-cell office:value-type="string" calcext:value-type="string">
            <text:p>Gabinete Estanco Q Energy <text:s/>con bandeja 320x320x150 Puerta Fumé</text:p>
          </table:table-cell>
          <table:table-cell office:value-type="string" calcext:value-type="string">
            <text:p>GENROD</text:p>
          </table:table-cell>
          <table:table-cell office:value-type="float" office:value="85970.8356387621" calcext:value-type="float">
            <text:p>85970.83563876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20T</text:p>
          </table:table-cell>
          <table:table-cell office:value-type="string" calcext:value-type="string">
            <text:p>Gabinete Estanco Q Energy <text:s/>con bandeja 320x320x200 Puerta Fumé</text:p>
          </table:table-cell>
          <table:table-cell office:value-type="string" calcext:value-type="string">
            <text:p>GENROD</text:p>
          </table:table-cell>
          <table:table-cell office:value-type="float" office:value="96567.8373283617" calcext:value-type="float">
            <text:p>96567.83732836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15T</text:p>
          </table:table-cell>
          <table:table-cell office:value-type="string" calcext:value-type="string">
            <text:p>Gabinete Estanco Q Energy <text:s/>con bandeja 320x420x150 Puerta Fumé</text:p>
          </table:table-cell>
          <table:table-cell office:value-type="string" calcext:value-type="string">
            <text:p>GENROD</text:p>
          </table:table-cell>
          <table:table-cell office:value-type="float" office:value="107590.826915911" calcext:value-type="float">
            <text:p>107590.8269159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20T</text:p>
          </table:table-cell>
          <table:table-cell office:value-type="string" calcext:value-type="string">
            <text:p>Gabinete Estanco Q Energy <text:s/>con bandeja 320x420x200 Puerta Fumé</text:p>
          </table:table-cell>
          <table:table-cell office:value-type="string" calcext:value-type="string">
            <text:p>GENROD</text:p>
          </table:table-cell>
          <table:table-cell office:value-type="float" office:value="120203.335775962" calcext:value-type="float">
            <text:p>120203.3357759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15T</text:p>
          </table:table-cell>
          <table:table-cell office:value-type="string" calcext:value-type="string">
            <text:p>Gabinete Estanco Q Energy <text:s/>con bandeja 420x420x150 Puerta Fumé</text:p>
          </table:table-cell>
          <table:table-cell office:value-type="string" calcext:value-type="string">
            <text:p>GENROD</text:p>
          </table:table-cell>
          <table:table-cell office:value-type="float" office:value="133335.310473355" calcext:value-type="float">
            <text:p>133335.3104733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20T</text:p>
          </table:table-cell>
          <table:table-cell office:value-type="string" calcext:value-type="string">
            <text:p>Gabinete Estanco Q Energy <text:s/>con bandeja 420x420x200 Puerta Fumé</text:p>
          </table:table-cell>
          <table:table-cell office:value-type="string" calcext:value-type="string">
            <text:p>GENROD</text:p>
          </table:table-cell>
          <table:table-cell office:value-type="float" office:value="147485.431452459" calcext:value-type="float">
            <text:p>147485.4314524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6</text:p>
          </table:table-cell>
          <table:table-cell office:value-type="string" calcext:value-type="string">
            <text:p>Gabinete Estanco Q Energy <text:s/>para TM 230x280x140 16 polos</text:p>
          </table:table-cell>
          <table:table-cell office:value-type="string" calcext:value-type="string">
            <text:p>GENROD</text:p>
          </table:table-cell>
          <table:table-cell office:value-type="float" office:value="56507.005977024" calcext:value-type="float">
            <text:p>56507.005977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24</text:p>
          </table:table-cell>
          <table:table-cell office:value-type="string" calcext:value-type="string">
            <text:p>Gabinete Estanco Q Energy <text:s/>para TM 320x320x150 24 polos</text:p>
          </table:table-cell>
          <table:table-cell office:value-type="string" calcext:value-type="string">
            <text:p>GENROD</text:p>
          </table:table-cell>
          <table:table-cell office:value-type="float" office:value="80833.351178265" calcext:value-type="float">
            <text:p>80833.3511782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36</text:p>
          </table:table-cell>
          <table:table-cell office:value-type="string" calcext:value-type="string">
            <text:p>Gabinete Estanco Q Energy <text:s/>para TM 320x420x150 36 polos</text:p>
          </table:table-cell>
          <table:table-cell office:value-type="string" calcext:value-type="string">
            <text:p>GENROD</text:p>
          </table:table-cell>
          <table:table-cell office:value-type="float" office:value="101762.467537285" calcext:value-type="float">
            <text:p>101762.467537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54</text:p>
          </table:table-cell>
          <table:table-cell office:value-type="string" calcext:value-type="string">
            <text:p>Gabinete Estanco Q Energy <text:s/>para TM 420x420x150 54 polos</text:p>
          </table:table-cell>
          <table:table-cell office:value-type="string" calcext:value-type="string">
            <text:p>GENROD</text:p>
          </table:table-cell>
          <table:table-cell office:value-type="float" office:value="123735.669672496" calcext:value-type="float">
            <text:p>123735.6696724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6T</text:p>
          </table:table-cell>
          <table:table-cell office:value-type="string" calcext:value-type="string">
            <text:p>Gabinete Estanco Q Energy <text:s/>para TM 230x280x140 16 polos Puerta Fumé</text:p>
          </table:table-cell>
          <table:table-cell office:value-type="string" calcext:value-type="string">
            <text:p>GENROD</text:p>
          </table:table-cell>
          <table:table-cell office:value-type="float" office:value="67789.7003187549" calcext:value-type="float">
            <text:p>67789.70031875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24T</text:p>
          </table:table-cell>
          <table:table-cell office:value-type="string" calcext:value-type="string">
            <text:p>Gabinete Estanco Q Energy <text:s/>para TM 320x320x150 24 polos Puerta Fumé</text:p>
          </table:table-cell>
          <table:table-cell office:value-type="string" calcext:value-type="string">
            <text:p>GENROD</text:p>
          </table:table-cell>
          <table:table-cell office:value-type="float" office:value="96983.4043653368" calcext:value-type="float">
            <text:p>96983.4043653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36T</text:p>
          </table:table-cell>
          <table:table-cell office:value-type="string" calcext:value-type="string">
            <text:p>Gabinete Estanco Q Energy <text:s/>para TM 320x420x150 36 polos Puerta Fumé</text:p>
          </table:table-cell>
          <table:table-cell office:value-type="string" calcext:value-type="string">
            <text:p>GENROD</text:p>
          </table:table-cell>
          <table:table-cell office:value-type="float" office:value="122125.336842533" calcext:value-type="float">
            <text:p>122125.3368425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54T</text:p>
          </table:table-cell>
          <table:table-cell office:value-type="string" calcext:value-type="string">
            <text:p>Gabinete Estanco Q Energy <text:s/>para TM 420x420x150 54 polos Puerta Fumé</text:p>
          </table:table-cell>
          <table:table-cell office:value-type="string" calcext:value-type="string">
            <text:p>GENROD</text:p>
          </table:table-cell>
          <table:table-cell office:value-type="float" office:value="148462.035112717" calcext:value-type="float">
            <text:p>148462.0351127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2328</text:p>
          </table:table-cell>
          <table:table-cell office:value-type="string" calcext:value-type="string">
            <text:p>Contrafrente abul ciego p/ gab. estanco Q Energy 230x280 plástico</text:p>
          </table:table-cell>
          <table:table-cell office:value-type="string" calcext:value-type="string">
            <text:p>GENROD</text:p>
          </table:table-cell>
          <table:table-cell office:value-type="float" office:value="8778.89942339454" calcext:value-type="float">
            <text:p>8778.899423394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3232</text:p>
          </table:table-cell>
          <table:table-cell office:value-type="string" calcext:value-type="string">
            <text:p>Contrafrente abul ciego p/ gab. estanco Q Energy 320x320 plástico</text:p>
          </table:table-cell>
          <table:table-cell office:value-type="string" calcext:value-type="string">
            <text:p>GENROD</text:p>
          </table:table-cell>
          <table:table-cell office:value-type="float" office:value="14129.3355861328" calcext:value-type="float">
            <text:p>14129.33558613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3242</text:p>
          </table:table-cell>
          <table:table-cell office:value-type="string" calcext:value-type="string">
            <text:p>Contrafrente abul ciego p/ gab. estanco Q Energy 320x420 plástico</text:p>
          </table:table-cell>
          <table:table-cell office:value-type="string" calcext:value-type="string">
            <text:p>GENROD</text:p>
          </table:table-cell>
          <table:table-cell office:value-type="float" office:value="17609.7341647275" calcext:value-type="float">
            <text:p>17609.73416472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4242</text:p>
          </table:table-cell>
          <table:table-cell office:value-type="string" calcext:value-type="string">
            <text:p>Contrafrente abul ciego p/ gab. estanco Q Energy 420x420 plástico</text:p>
          </table:table-cell>
          <table:table-cell office:value-type="string" calcext:value-type="string">
            <text:p>GENROD</text:p>
          </table:table-cell>
          <table:table-cell office:value-type="float" office:value="20674.5657063472" calcext:value-type="float">
            <text:p>20674.56570634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2328C</text:p>
          </table:table-cell>
          <table:table-cell office:value-type="string" calcext:value-type="string">
            <text:p>Contrafrente p/ gab. estanco Q Energy 230x280 16 polos</text:p>
          </table:table-cell>
          <table:table-cell office:value-type="string" calcext:value-type="string">
            <text:p>GENROD</text:p>
          </table:table-cell>
          <table:table-cell office:value-type="float" office:value="8778.89942339454" calcext:value-type="float">
            <text:p>8778.899423394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3232C</text:p>
          </table:table-cell>
          <table:table-cell office:value-type="string" calcext:value-type="string">
            <text:p>Contrafrente p/ gab. estanco Q Energy 320x320 24 polos</text:p>
          </table:table-cell>
          <table:table-cell office:value-type="string" calcext:value-type="string">
            <text:p>GENROD</text:p>
          </table:table-cell>
          <table:table-cell office:value-type="float" office:value="14129.3355861328" calcext:value-type="float">
            <text:p>14129.33558613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3242C</text:p>
          </table:table-cell>
          <table:table-cell office:value-type="string" calcext:value-type="string">
            <text:p>Contrafrente p/ gab. estanco Q Energy 320x420 36 polos</text:p>
          </table:table-cell>
          <table:table-cell office:value-type="string" calcext:value-type="string">
            <text:p>GENROD</text:p>
          </table:table-cell>
          <table:table-cell office:value-type="float" office:value="17609.7341647275" calcext:value-type="float">
            <text:p>17609.73416472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4242C</text:p>
          </table:table-cell>
          <table:table-cell office:value-type="string" calcext:value-type="string">
            <text:p>Contrafrente p/ gab. estanco Q Energy 420x420 54 polos</text:p>
          </table:table-cell>
          <table:table-cell office:value-type="string" calcext:value-type="string">
            <text:p>GENROD</text:p>
          </table:table-cell>
          <table:table-cell office:value-type="float" office:value="20674.5657063472" calcext:value-type="float">
            <text:p>20674.56570634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60150</text:p>
          </table:table-cell>
          <table:table-cell office:value-type="string" calcext:value-type="string">
            <text:p>Kit Soporte Contrafrente p/ estanco Q Energy Prof 140-150</text:p>
          </table:table-cell>
          <table:table-cell office:value-type="string" calcext:value-type="string">
            <text:p>GENROD</text:p>
          </table:table-cell>
          <table:table-cell office:value-type="float" office:value="11895.6662829526" calcext:value-type="float">
            <text:p>11895.66628295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60200</text:p>
          </table:table-cell>
          <table:table-cell office:value-type="string" calcext:value-type="string">
            <text:p>Kit Soporte Contrafrente p/ estanco Q Energy Prof 180-200</text:p>
          </table:table-cell>
          <table:table-cell office:value-type="string" calcext:value-type="string">
            <text:p>GENROD</text:p>
          </table:table-cell>
          <table:table-cell office:value-type="float" office:value="17609.7341647275" calcext:value-type="float">
            <text:p>17609.73416472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70154</text:p>
          </table:table-cell>
          <table:table-cell office:value-type="string" calcext:value-type="string">
            <text:p>Caballete DIN 4 polos profundidad 140-150</text:p>
          </table:table-cell>
          <table:table-cell office:value-type="string" calcext:value-type="string">
            <text:p>GENROD</text:p>
          </table:table-cell>
          <table:table-cell office:value-type="float" office:value="8778.89942339454" calcext:value-type="float">
            <text:p>8778.899423394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70204</text:p>
          </table:table-cell>
          <table:table-cell office:value-type="string" calcext:value-type="string">
            <text:p>Caballete DIN 4 polos profundidad 180-200</text:p>
          </table:table-cell>
          <table:table-cell office:value-type="string" calcext:value-type="string">
            <text:p>GENROD</text:p>
          </table:table-cell>
          <table:table-cell office:value-type="float" office:value="10856.7346082702" calcext:value-type="float">
            <text:p>10856.73460827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70158</text:p>
          </table:table-cell>
          <table:table-cell office:value-type="string" calcext:value-type="string">
            <text:p>Caballete DIN 8 polos <text:s/>profundidad 140-150</text:p>
          </table:table-cell>
          <table:table-cell office:value-type="string" calcext:value-type="string">
            <text:p>GENROD</text:p>
          </table:table-cell>
          <table:table-cell office:value-type="float" office:value="11324.2651276729" calcext:value-type="float">
            <text:p>11324.26512767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70208</text:p>
          </table:table-cell>
          <table:table-cell office:value-type="string" calcext:value-type="string">
            <text:p>Caballete DIN 8 polos profundidad 180-200</text:p>
          </table:table-cell>
          <table:table-cell office:value-type="string" calcext:value-type="string">
            <text:p>GENROD</text:p>
          </table:table-cell>
          <table:table-cell office:value-type="float" office:value="14441.031987231" calcext:value-type="float">
            <text:p>14441.0319872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052328</text:p>
          </table:table-cell>
          <table:table-cell office:value-type="string" calcext:value-type="string">
            <text:p>Bandeja Metálica p/ gab. estanco Q Energy P/ 230x280</text:p>
          </table:table-cell>
          <table:table-cell office:value-type="string" calcext:value-type="string">
            <text:p>GENROD</text:p>
          </table:table-cell>
          <table:table-cell office:value-type="float" office:value="8259.43358605334" calcext:value-type="float">
            <text:p>8259.433586053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053232</text:p>
          </table:table-cell>
          <table:table-cell office:value-type="string" calcext:value-type="string">
            <text:p>Bandeja Metálica p/ gab. estanco Q Energy P/ 320x320</text:p>
          </table:table-cell>
          <table:table-cell office:value-type="string" calcext:value-type="string">
            <text:p>GENROD</text:p>
          </table:table-cell>
          <table:table-cell office:value-type="float" office:value="15479.9354974243" calcext:value-type="float">
            <text:p>15479.93549742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053242</text:p>
          </table:table-cell>
          <table:table-cell office:value-type="string" calcext:value-type="string">
            <text:p>Bandeja Metálica p/ gab. estanco Q Energy P/ 320x420</text:p>
          </table:table-cell>
          <table:table-cell office:value-type="string" calcext:value-type="string">
            <text:p>GENROD</text:p>
          </table:table-cell>
          <table:table-cell office:value-type="float" office:value="23064.0691278319" calcext:value-type="float">
            <text:p>23064.06912783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054242</text:p>
          </table:table-cell>
          <table:table-cell office:value-type="string" calcext:value-type="string">
            <text:p>Bandeja Metálica p/ gab. estanco Q Energy P/ 420x420</text:p>
          </table:table-cell>
          <table:table-cell office:value-type="string" calcext:value-type="string">
            <text:p>GENROD</text:p>
          </table:table-cell>
          <table:table-cell office:value-type="float" office:value="25765.2689504148" calcext:value-type="float">
            <text:p>25765.26895041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10002</text:p>
          </table:table-cell>
          <table:table-cell office:value-type="string" calcext:value-type="string">
            <text:p>Kit Fijación a Pared p/ gab. estanco Q Energy</text:p>
          </table:table-cell>
          <table:table-cell office:value-type="string" calcext:value-type="string">
            <text:p>GENROD</text:p>
          </table:table-cell>
          <table:table-cell office:value-type="float" office:value="4623.20088915407" calcext:value-type="float">
            <text:p>4623.200889154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10003</text:p>
          </table:table-cell>
          <table:table-cell office:value-type="string" calcext:value-type="string">
            <text:p>Kit Fijación a Poste p/ gab. estanco Q Energy 230x280</text:p>
          </table:table-cell>
          <table:table-cell office:value-type="string" calcext:value-type="string">
            <text:p>GENROD</text:p>
          </table:table-cell>
          <table:table-cell office:value-type="float" office:value="7739.96774871214" calcext:value-type="float">
            <text:p>7739.967748712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10004</text:p>
          </table:table-cell>
          <table:table-cell office:value-type="string" calcext:value-type="string">
            <text:p>Kit Fijación a Poste p/ gab. estanco Q Energy 320x320/420</text:p>
          </table:table-cell>
          <table:table-cell office:value-type="string" calcext:value-type="string">
            <text:p>GENROD</text:p>
          </table:table-cell>
          <table:table-cell office:value-type="float" office:value="9298.36526073574" calcext:value-type="float">
            <text:p>9298.3652607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10006</text:p>
          </table:table-cell>
          <table:table-cell office:value-type="string" calcext:value-type="string">
            <text:p>Kit Fijación a Poste p/ gab. estanco Q Energy 420x420</text:p>
          </table:table-cell>
          <table:table-cell office:value-type="string" calcext:value-type="string">
            <text:p>GENROD</text:p>
          </table:table-cell>
          <table:table-cell office:value-type="float" office:value="17609.7341647275" calcext:value-type="float">
            <text:p>17609.73416472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3002</text:p>
          </table:table-cell>
          <table:table-cell office:value-type="string" calcext:value-type="string">
            <text:p>Gab. estanco Q Energy Plus 420x420X210 <text:s/>con BJA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22047.405701137" calcext:value-type="float">
            <text:p>122047.4057011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3002</text:p>
          </table:table-cell>
          <table:table-cell office:value-type="string" calcext:value-type="string">
            <text:p>Gab. estanco Q Energy Plus 420x520X230 <text:s/>con BJA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40202.601526664" calcext:value-type="float">
            <text:p>140202.6015266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3002</text:p>
          </table:table-cell>
          <table:table-cell office:value-type="string" calcext:value-type="string">
            <text:p>Gab. estanco Q Energy Plus 520x640X240 <text:s/>con BJA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86746.306819303" calcext:value-type="float">
            <text:p>186746.3068193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5002</text:p>
          </table:table-cell>
          <table:table-cell office:value-type="string" calcext:value-type="string">
            <text:p>Gab. estanco Q Energy Plus 420x420X210 con BJA c/ falleba 3 puntos</text:p>
          </table:table-cell>
          <table:table-cell office:value-type="string" calcext:value-type="string">
            <text:p>GENROD</text:p>
          </table:table-cell>
          <table:table-cell office:value-type="float" office:value="146462.102904749" calcext:value-type="float">
            <text:p>146462.1029047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5002</text:p>
          </table:table-cell>
          <table:table-cell office:value-type="string" calcext:value-type="string">
            <text:p>Gab. estanco Q Energy Plus 420x520X230 <text:s/>con BJA c/ falleba 3 puntos</text:p>
          </table:table-cell>
          <table:table-cell office:value-type="string" calcext:value-type="string">
            <text:p>GENROD</text:p>
          </table:table-cell>
          <table:table-cell office:value-type="float" office:value="168253.503262686" calcext:value-type="float">
            <text:p>168253.5032626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5002</text:p>
          </table:table-cell>
          <table:table-cell office:value-type="string" calcext:value-type="string">
            <text:p>Gab. estanco Q Energy Plus 520x640X240 <text:s/>con BJA c/ falleba 3 puntos</text:p>
          </table:table-cell>
          <table:table-cell office:value-type="string" calcext:value-type="string">
            <text:p>GENROD</text:p>
          </table:table-cell>
          <table:table-cell office:value-type="float" office:value="224095.573816061" calcext:value-type="float">
            <text:p>224095.5738160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300T</text:p>
          </table:table-cell>
          <table:table-cell office:value-type="string" calcext:value-type="string">
            <text:p>Gab. estanco Q Energy Plus 420x420X210 con BJA Pta Fumé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34252.149087699" calcext:value-type="float">
            <text:p>134252.1490876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300T</text:p>
          </table:table-cell>
          <table:table-cell office:value-type="string" calcext:value-type="string">
            <text:p>Gab. estanco Q Energy Plus 420x520X230 <text:s/>con BJA Pta Fumé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54222.856046432" calcext:value-type="float">
            <text:p>154222.8560464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300T</text:p>
          </table:table-cell>
          <table:table-cell office:value-type="string" calcext:value-type="string">
            <text:p>Gab. estanco Q Energy Plus 520x640X240 con BJA Pta Fumé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205420.940317682" calcext:value-type="float">
            <text:p>205420.9403176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500T</text:p>
          </table:table-cell>
          <table:table-cell office:value-type="string" calcext:value-type="string">
            <text:p>Gab. estanco Q Energy Plus 420x420X210 con BJA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161108.313195224" calcext:value-type="float">
            <text:p>161108.3131952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500T</text:p>
          </table:table-cell>
          <table:table-cell office:value-type="string" calcext:value-type="string">
            <text:p>Gab. estanco Q Energy Plus 420x520X230 con BJA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185078.856405404" calcext:value-type="float">
            <text:p>185078.8564054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500T</text:p>
          </table:table-cell>
          <table:table-cell office:value-type="string" calcext:value-type="string">
            <text:p>Gab. estanco Q Energy Plus 520x640X240 <text:s/>con BJA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246505.128381218" calcext:value-type="float">
            <text:p>246505.1283812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3362</text:p>
          </table:table-cell>
          <table:table-cell office:value-type="string" calcext:value-type="string">
            <text:p>Gab. estanco Q Energy Plus 420x420X210 36 P.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98953.669503353" calcext:value-type="float">
            <text:p>198953.6695033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3542</text:p>
          </table:table-cell>
          <table:table-cell office:value-type="string" calcext:value-type="string">
            <text:p>Gab. estanco Q Energy Plus 420x520X230 54 P.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246484.371152736" calcext:value-type="float">
            <text:p>246484.3711527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3962</text:p>
          </table:table-cell>
          <table:table-cell office:value-type="string" calcext:value-type="string">
            <text:p>Gab. estanco Q Energy Plus 520x640X240 96 P.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310637.838774592" calcext:value-type="float">
            <text:p>310637.838774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5362</text:p>
          </table:table-cell>
          <table:table-cell office:value-type="string" calcext:value-type="string">
            <text:p>Gab. estanco Q Energy Plus 420x420X210 36 P. c/ falleba 3 puntos</text:p>
          </table:table-cell>
          <table:table-cell office:value-type="string" calcext:value-type="string">
            <text:p>GENROD</text:p>
          </table:table-cell>
          <table:table-cell office:value-type="float" office:value="218849.036453689" calcext:value-type="float">
            <text:p>218849.0364536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5542</text:p>
          </table:table-cell>
          <table:table-cell office:value-type="string" calcext:value-type="string">
            <text:p>Gab. estanco Q Energy Plus 420x520X230 54 P. c/ falleba 3 puntos</text:p>
          </table:table-cell>
          <table:table-cell office:value-type="string" calcext:value-type="string">
            <text:p>GENROD</text:p>
          </table:table-cell>
          <table:table-cell office:value-type="float" office:value="271132.805451561" calcext:value-type="float">
            <text:p>271132.8054515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5962</text:p>
          </table:table-cell>
          <table:table-cell office:value-type="string" calcext:value-type="string">
            <text:p>Gab. estanco Q Energy Plus 520x640X240 96 P. c/ falleba 3 puntos</text:p>
          </table:table-cell>
          <table:table-cell office:value-type="string" calcext:value-type="string">
            <text:p>GENROD</text:p>
          </table:table-cell>
          <table:table-cell office:value-type="float" office:value="341701.608569807" calcext:value-type="float">
            <text:p>341701.6085698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336T</text:p>
          </table:table-cell>
          <table:table-cell office:value-type="string" calcext:value-type="string">
            <text:p>Gab. estanco Q Energy Plus 420x420X210 36 P. Pta Fumé cierre media vuelta</text:p>
          </table:table-cell>
          <table:table-cell office:value-type="string" calcext:value-type="string">
            <text:p>GENROD</text:p>
          </table:table-cell>
          <table:table-cell office:value-type="float" office:value="208927.306555246" calcext:value-type="float">
            <text:p>208927.3065552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354T</text:p>
          </table:table-cell>
          <table:table-cell office:value-type="string" calcext:value-type="string">
            <text:p>Gab. estanco Q Energy Plus 420x520X230 54 P. Pta Fumé cierre media vuelta</text:p>
          </table:table-cell>
          <table:table-cell office:value-type="string" calcext:value-type="string">
            <text:p>GENROD</text:p>
          </table:table-cell>
          <table:table-cell office:value-type="float" office:value="258691.705672298" calcext:value-type="float">
            <text:p>258691.7056722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396T</text:p>
          </table:table-cell>
          <table:table-cell office:value-type="string" calcext:value-type="string">
            <text:p>Gab. estanco Q Energy Plus 520x640X240 96 P. Pta Fumé cierre media vuelta</text:p>
          </table:table-cell>
          <table:table-cell office:value-type="string" calcext:value-type="string">
            <text:p>GENROD</text:p>
          </table:table-cell>
          <table:table-cell office:value-type="float" office:value="323052.942730397" calcext:value-type="float">
            <text:p>323052.9427303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536T</text:p>
          </table:table-cell>
          <table:table-cell office:value-type="string" calcext:value-type="string">
            <text:p>Gab. estanco Q Energy Plus 420x420X210 36 P.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229809.641697836" calcext:value-type="float">
            <text:p>229809.6416978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554T</text:p>
          </table:table-cell>
          <table:table-cell office:value-type="string" calcext:value-type="string">
            <text:p>Gab. estanco Q Energy Plus 420x520X230 54 P.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284664.772223445" calcext:value-type="float">
            <text:p>284664.7722234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596T</text:p>
          </table:table-cell>
          <table:table-cell office:value-type="string" calcext:value-type="string">
            <text:p>Gab. estanco Q Energy Plus 520x640X240 96 P.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358791.876897193" calcext:value-type="float">
            <text:p>358791.8768971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4242</text:p>
          </table:table-cell>
          <table:table-cell office:value-type="string" calcext:value-type="string">
            <text:p><text:s/>Contrafrente abulonado ciego p/ Q Energy Plus 420x4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25869.1677507809" calcext:value-type="float">
            <text:p>25869.16775078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4252</text:p>
          </table:table-cell>
          <table:table-cell office:value-type="string" calcext:value-type="string">
            <text:p>Contrafrente abulonado ciego p/ Q Energy Plus 420x5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30907.9356769101" calcext:value-type="float">
            <text:p>30907.93567691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5264</text:p>
          </table:table-cell>
          <table:table-cell office:value-type="string" calcext:value-type="string">
            <text:p>Contrafrente abulonado ciego p/ Q Energy Plus 520x640</text:p>
          </table:table-cell>
          <table:table-cell office:value-type="string" calcext:value-type="string">
            <text:p>GENROD</text:p>
          </table:table-cell>
          <table:table-cell office:value-type="float" office:value="33505.236699127" calcext:value-type="float">
            <text:p>33505.2366991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42</text:p>
          </table:table-cell>
          <table:table-cell office:value-type="string" calcext:value-type="string">
            <text:p><text:s/>Contrafrente abisagrado ciego p/ Q Energy Plus 420x4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31063.7697952146" calcext:value-type="float">
            <text:p>31063.76979521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52</text:p>
          </table:table-cell>
          <table:table-cell office:value-type="string" calcext:value-type="string">
            <text:p>Contrafrente <text:s/>abisagrado ciego p/ Q Energy Plus 420x5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37375.2346557276" calcext:value-type="float">
            <text:p>37375.23465572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5264</text:p>
          </table:table-cell>
          <table:table-cell office:value-type="string" calcext:value-type="string">
            <text:p>Contrafrente <text:s/>abisagrado ciego p/ Q Energy Plus 520x640</text:p>
          </table:table-cell>
          <table:table-cell office:value-type="string" calcext:value-type="string">
            <text:p>GENROD</text:p>
          </table:table-cell>
          <table:table-cell office:value-type="float" office:value="40206.3009376458" calcext:value-type="float">
            <text:p>40206.3009376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42T</text:p>
          </table:table-cell>
          <table:table-cell office:value-type="string" calcext:value-type="string">
            <text:p><text:s/>Contrafrente abisagrado transparente p/ Q Energy Plus 420x4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31063.7697952146" calcext:value-type="float">
            <text:p>31063.76979521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52T</text:p>
          </table:table-cell>
          <table:table-cell office:value-type="string" calcext:value-type="string">
            <text:p>Contrafrente abisagrado transparente p/ Q Energy Plus 420x5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37375.2346557276" calcext:value-type="float">
            <text:p>37375.23465572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5264T</text:p>
          </table:table-cell>
          <table:table-cell office:value-type="string" calcext:value-type="string">
            <text:p>Contrafrente abisagrado transparente <text:s/>p/ Q Energy Plus 520x640</text:p>
          </table:table-cell>
          <table:table-cell office:value-type="string" calcext:value-type="string">
            <text:p>GENROD</text:p>
          </table:table-cell>
          <table:table-cell office:value-type="float" office:value="40206.3009376458" calcext:value-type="float">
            <text:p>40206.3009376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4242C</text:p>
          </table:table-cell>
          <table:table-cell office:value-type="string" calcext:value-type="string">
            <text:p><text:s/>Contrafrente abulonado 36 P. <text:s/>p/ Q Energy Plus 420x4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25869.1677507809" calcext:value-type="float">
            <text:p>25869.16775078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4252C</text:p>
          </table:table-cell>
          <table:table-cell office:value-type="string" calcext:value-type="string">
            <text:p>Contrafrente abulonado 54 P. <text:s/>p / Q Energy Plus 420x5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30907.9356769101" calcext:value-type="float">
            <text:p>30907.93567691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5264C</text:p>
          </table:table-cell>
          <table:table-cell office:value-type="string" calcext:value-type="string">
            <text:p>Contrafrente abulonado 96 P. <text:s/>p/ Q Energy Plus 520x640</text:p>
          </table:table-cell>
          <table:table-cell office:value-type="string" calcext:value-type="string">
            <text:p>GENROD</text:p>
          </table:table-cell>
          <table:table-cell office:value-type="float" office:value="33505.236699127" calcext:value-type="float">
            <text:p>33505.2366991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42C</text:p>
          </table:table-cell>
          <table:table-cell office:value-type="string" calcext:value-type="string">
            <text:p><text:s/>Contrafrente abisagrado 35 P. p/ Q Energy Plus 420x4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31063.7697952146" calcext:value-type="float">
            <text:p>31063.76979521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52C</text:p>
          </table:table-cell>
          <table:table-cell office:value-type="string" calcext:value-type="string">
            <text:p>Contrafrente <text:s/>abisagrado 52 P p/ Q Energy Plus 420x5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37375.2346557276" calcext:value-type="float">
            <text:p>37375.23465572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5264C</text:p>
          </table:table-cell>
          <table:table-cell office:value-type="string" calcext:value-type="string">
            <text:p>Contrafrente <text:s/>abisagrado 94 P <text:s/>p/ Q Energy Plus 520x640</text:p>
          </table:table-cell>
          <table:table-cell office:value-type="string" calcext:value-type="string">
            <text:p>GENROD</text:p>
          </table:table-cell>
          <table:table-cell office:value-type="float" office:value="40206.3009376458" calcext:value-type="float">
            <text:p>40206.3009376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60145</text:p>
          </table:table-cell>
          <table:table-cell office:value-type="string" calcext:value-type="string">
            <text:p>kit soporte 145mm p/ contrafrente Q Energy Plus </text:p>
          </table:table-cell>
          <table:table-cell office:value-type="string" calcext:value-type="string">
            <text:p>GENROD</text:p>
          </table:table-cell>
          <table:table-cell office:value-type="float" office:value="17635.7018236968" calcext:value-type="float">
            <text:p>17635.70182369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60170</text:p>
          </table:table-cell>
          <table:table-cell office:value-type="string" calcext:value-type="string">
            <text:p>kit soporte 170mm p/ contrafrente Q Energy Plus </text:p>
          </table:table-cell>
          <table:table-cell office:value-type="string" calcext:value-type="string">
            <text:p>GENROD</text:p>
          </table:table-cell>
          <table:table-cell office:value-type="float" office:value="21349.8656619929" calcext:value-type="float">
            <text:p>21349.86566199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70420</text:p>
          </table:table-cell>
          <table:table-cell office:value-type="string" calcext:value-type="string">
            <text:p>Caballete Regulable 18 polos (ancho 420) p/ Q Energy Plus </text:p>
          </table:table-cell>
          <table:table-cell office:value-type="string" calcext:value-type="string">
            <text:p>GENROD</text:p>
          </table:table-cell>
          <table:table-cell office:value-type="float" office:value="43323.0677972039" calcext:value-type="float">
            <text:p>43323.06779720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70520</text:p>
          </table:table-cell>
          <table:table-cell office:value-type="string" calcext:value-type="string">
            <text:p>Caballete Regulable 9 polos p/ Q Energy Plus </text:p>
          </table:table-cell>
          <table:table-cell office:value-type="string" calcext:value-type="string">
            <text:p>GENROD</text:p>
          </table:table-cell>
          <table:table-cell office:value-type="float" office:value="21791.4003579372" calcext:value-type="float">
            <text:p>21791.40035793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70640</text:p>
          </table:table-cell>
          <table:table-cell office:value-type="string" calcext:value-type="string">
            <text:p>Caballete Regulable 24 polos (ancho 520) p/ Q Energy Plus </text:p>
          </table:table-cell>
          <table:table-cell office:value-type="string" calcext:value-type="string">
            <text:p>GENROD</text:p>
          </table:table-cell>
          <table:table-cell office:value-type="float" office:value="46206.0693970606" calcext:value-type="float">
            <text:p>46206.06939706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70540</text:p>
          </table:table-cell>
          <table:table-cell office:value-type="string" calcext:value-type="string">
            <text:p>Caballete Regulable 12 polos p/ Q Energy Plus </text:p>
          </table:table-cell>
          <table:table-cell office:value-type="string" calcext:value-type="string">
            <text:p>GENROD</text:p>
          </table:table-cell>
          <table:table-cell office:value-type="float" office:value="23947.1666842098" calcext:value-type="float">
            <text:p>23947.16668420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210002</text:p>
          </table:table-cell>
          <table:table-cell office:value-type="string" calcext:value-type="string">
            <text:p>kit fijacion a pared para gabinete Q Energy Plus</text:p>
          </table:table-cell>
          <table:table-cell office:value-type="string" calcext:value-type="string">
            <text:p>GENROD</text:p>
          </table:table-cell>
          <table:table-cell office:value-type="float" office:value="9064.60000103437" calcext:value-type="float">
            <text:p>9064.60000103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514</text:p>
          </table:table-cell>
          <table:table-cell office:value-type="string" calcext:value-type="string">
            <text:p>Gabinete Q Energy poliester c/ bandeja de chapa 250x300x140</text:p>
          </table:table-cell>
          <table:table-cell office:value-type="string" calcext:value-type="string">
            <text:p>GENROD</text:p>
          </table:table-cell>
          <table:table-cell office:value-type="float" office:value="165718.530254894" calcext:value-type="float">
            <text:p>165718.5302548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3020</text:p>
          </table:table-cell>
          <table:table-cell office:value-type="string" calcext:value-type="string">
            <text:p>Gabinete Q Energy poliester c/ bandeja de chapa 300x400x200</text:p>
          </table:table-cell>
          <table:table-cell office:value-type="string" calcext:value-type="string">
            <text:p>GENROD</text:p>
          </table:table-cell>
          <table:table-cell office:value-type="float" office:value="213566.561203199" calcext:value-type="float">
            <text:p>213566.561203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4020</text:p>
          </table:table-cell>
          <table:table-cell office:value-type="string" calcext:value-type="string">
            <text:p>Gabinete Q Energy poliester c/ bandeja de chapa 400x400x200</text:p>
          </table:table-cell>
          <table:table-cell office:value-type="string" calcext:value-type="string">
            <text:p>GENROD</text:p>
          </table:table-cell>
          <table:table-cell office:value-type="float" office:value="297991.307211683" calcext:value-type="float">
            <text:p>297991.3072116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54020</text:p>
          </table:table-cell>
          <table:table-cell office:value-type="string" calcext:value-type="string">
            <text:p>Gabinete Q Energy poliester c/ bandeja de chapa 400x500x200</text:p>
          </table:table-cell>
          <table:table-cell office:value-type="string" calcext:value-type="string">
            <text:p>GENROD</text:p>
          </table:table-cell>
          <table:table-cell office:value-type="float" office:value="355821.509052084" calcext:value-type="float">
            <text:p>355821.5090520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64023</text:p>
          </table:table-cell>
          <table:table-cell office:value-type="string" calcext:value-type="string">
            <text:p>Gabinete Q Energy poliester c/ bandeja de chapa 400x600x230</text:p>
          </table:table-cell>
          <table:table-cell office:value-type="string" calcext:value-type="string">
            <text:p>GENROD</text:p>
          </table:table-cell>
          <table:table-cell office:value-type="float" office:value="409194.736818121" calcext:value-type="float">
            <text:p>409194.7368181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65023</text:p>
          </table:table-cell>
          <table:table-cell office:value-type="string" calcext:value-type="string">
            <text:p>Gabinete Q Energy poliester c/ bandeja de chapa 500x600x230</text:p>
          </table:table-cell>
          <table:table-cell office:value-type="string" calcext:value-type="string">
            <text:p>GENROD</text:p>
          </table:table-cell>
          <table:table-cell office:value-type="float" office:value="462936.299772878" calcext:value-type="float">
            <text:p>462936.2997728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86030</text:p>
          </table:table-cell>
          <table:table-cell office:value-type="string" calcext:value-type="string">
            <text:p>Gabinete Q Energy poliester c/ bandeja de chapa 600x800x300</text:p>
          </table:table-cell>
          <table:table-cell office:value-type="string" calcext:value-type="string">
            <text:p>GENROD</text:p>
          </table:table-cell>
          <table:table-cell office:value-type="float" office:value="695435.819168671" calcext:value-type="float">
            <text:p>695435.8191686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8030</text:p>
          </table:table-cell>
          <table:table-cell office:value-type="string" calcext:value-type="string">
            <text:p>Gabinete Q Energy poliester c/ bandeja de chapa 800x1000x300</text:p>
          </table:table-cell>
          <table:table-cell office:value-type="string" calcext:value-type="string">
            <text:p>GENROD</text:p>
          </table:table-cell>
          <table:table-cell office:value-type="float" office:value="2573259.89879696" calcext:value-type="float">
            <text:p>2573259.898796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5B</text:p>
          </table:table-cell>
          <table:table-cell office:value-type="string" calcext:value-type="string">
            <text:p>Caja estanca plástica 90x90x55 Blanca IP65</text:p>
          </table:table-cell>
          <table:table-cell office:value-type="string" calcext:value-type="string">
            <text:p>GENROD</text:p>
          </table:table-cell>
          <table:table-cell office:value-type="float" office:value="3222.21470682577" calcext:value-type="float">
            <text:p>3222.214706825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5G</text:p>
          </table:table-cell>
          <table:table-cell office:value-type="string" calcext:value-type="string">
            <text:p>Caja estanca plástica 90x90x55 Gris IP65</text:p>
          </table:table-cell>
          <table:table-cell office:value-type="string" calcext:value-type="string">
            <text:p>GENROD</text:p>
          </table:table-cell>
          <table:table-cell office:value-type="float" office:value="3222.21470682577" calcext:value-type="float">
            <text:p>3222.214706825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7B</text:p>
          </table:table-cell>
          <table:table-cell office:value-type="string" calcext:value-type="string">
            <text:p>Caja estanca plástica 90x90x75 Blanca IP65</text:p>
          </table:table-cell>
          <table:table-cell office:value-type="string" calcext:value-type="string">
            <text:p>GENROD</text:p>
          </table:table-cell>
          <table:table-cell office:value-type="float" office:value="3528.19371663247" calcext:value-type="float">
            <text:p>3528.193716632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7G</text:p>
          </table:table-cell>
          <table:table-cell office:value-type="string" calcext:value-type="string">
            <text:p>Caja estanca plástica 90x90x75 Gris IP65</text:p>
          </table:table-cell>
          <table:table-cell office:value-type="string" calcext:value-type="string">
            <text:p>GENROD</text:p>
          </table:table-cell>
          <table:table-cell office:value-type="float" office:value="3528.19371663247" calcext:value-type="float">
            <text:p>3528.193716632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6B</text:p>
          </table:table-cell>
          <table:table-cell office:value-type="string" calcext:value-type="string">
            <text:p>Caja estanca plástica 115x115x65 Blanca IP65</text:p>
          </table:table-cell>
          <table:table-cell office:value-type="string" calcext:value-type="string">
            <text:p>GENROD</text:p>
          </table:table-cell>
          <table:table-cell office:value-type="float" office:value="4639.31097693108" calcext:value-type="float">
            <text:p>4639.310976931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6G</text:p>
          </table:table-cell>
          <table:table-cell office:value-type="string" calcext:value-type="string">
            <text:p>Caja estanca plástica 115x115x65 Gris IP65</text:p>
          </table:table-cell>
          <table:table-cell office:value-type="string" calcext:value-type="string">
            <text:p>GENROD</text:p>
          </table:table-cell>
          <table:table-cell office:value-type="float" office:value="4639.31097693108" calcext:value-type="float">
            <text:p>4639.310976931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8B</text:p>
          </table:table-cell>
          <table:table-cell office:value-type="string" calcext:value-type="string">
            <text:p>Caja estanca plástica 115x115x80 Blanca IP65</text:p>
          </table:table-cell>
          <table:table-cell office:value-type="string" calcext:value-type="string">
            <text:p>GENROD</text:p>
          </table:table-cell>
          <table:table-cell office:value-type="float" office:value="4886.56702692123" calcext:value-type="float">
            <text:p>4886.567026921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8G</text:p>
          </table:table-cell>
          <table:table-cell office:value-type="string" calcext:value-type="string">
            <text:p>Caja estanca plástica 115x115x80 Gris IP65</text:p>
          </table:table-cell>
          <table:table-cell office:value-type="string" calcext:value-type="string">
            <text:p>GENROD</text:p>
          </table:table-cell>
          <table:table-cell office:value-type="float" office:value="4886.56702692123" calcext:value-type="float">
            <text:p>4886.567026921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11B</text:p>
          </table:table-cell>
          <table:table-cell office:value-type="string" calcext:value-type="string">
            <text:p>Caja estanca plástica 115x115x110 Blanca IP65</text:p>
          </table:table-cell>
          <table:table-cell office:value-type="string" calcext:value-type="string">
            <text:p>GENROD</text:p>
          </table:table-cell>
          <table:table-cell office:value-type="float" office:value="5879.78773576082" calcext:value-type="float">
            <text:p>5879.787735760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11G</text:p>
          </table:table-cell>
          <table:table-cell office:value-type="string" calcext:value-type="string">
            <text:p>Caja estanca plástica 115x115x110 Gris IP65</text:p>
          </table:table-cell>
          <table:table-cell office:value-type="string" calcext:value-type="string">
            <text:p>GENROD</text:p>
          </table:table-cell>
          <table:table-cell office:value-type="float" office:value="5879.78773576082" calcext:value-type="float">
            <text:p>5879.787735760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6B</text:p>
          </table:table-cell>
          <table:table-cell office:value-type="string" calcext:value-type="string">
            <text:p>Caja estanca plástica 115x165x65 Blanca IP65</text:p>
          </table:table-cell>
          <table:table-cell office:value-type="string" calcext:value-type="string">
            <text:p>GENROD</text:p>
          </table:table-cell>
          <table:table-cell office:value-type="float" office:value="5189.41977843554" calcext:value-type="float">
            <text:p>5189.419778435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6G</text:p>
          </table:table-cell>
          <table:table-cell office:value-type="string" calcext:value-type="string">
            <text:p>Caja estanca plástica 115x165x65 Gris IP65</text:p>
          </table:table-cell>
          <table:table-cell office:value-type="string" calcext:value-type="string">
            <text:p>GENROD</text:p>
          </table:table-cell>
          <table:table-cell office:value-type="float" office:value="5189.41977843554" calcext:value-type="float">
            <text:p>5189.419778435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B</text:p>
          </table:table-cell>
          <table:table-cell office:value-type="string" calcext:value-type="string">
            <text:p>Caja estanca plástica 115x165x80 Blanca IP65</text:p>
          </table:table-cell>
          <table:table-cell office:value-type="string" calcext:value-type="string">
            <text:p>GENROD</text:p>
          </table:table-cell>
          <table:table-cell office:value-type="float" office:value="5995.62827951404" calcext:value-type="float">
            <text:p>5995.628279514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G</text:p>
          </table:table-cell>
          <table:table-cell office:value-type="string" calcext:value-type="string">
            <text:p>Caja estanca plástica 115x165x80 Gris IP65</text:p>
          </table:table-cell>
          <table:table-cell office:value-type="string" calcext:value-type="string">
            <text:p>GENROD</text:p>
          </table:table-cell>
          <table:table-cell office:value-type="float" office:value="5995.62827951404" calcext:value-type="float">
            <text:p>5995.628279514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B</text:p>
          </table:table-cell>
          <table:table-cell office:value-type="string" calcext:value-type="string">
            <text:p>Caja estanca plástica 115x165x110 Blanca IP65</text:p>
          </table:table-cell>
          <table:table-cell office:value-type="string" calcext:value-type="string">
            <text:p>GENROD</text:p>
          </table:table-cell>
          <table:table-cell office:value-type="float" office:value="6594.5743051537" calcext:value-type="float">
            <text:p>6594.57430515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G</text:p>
          </table:table-cell>
          <table:table-cell office:value-type="string" calcext:value-type="string">
            <text:p>Caja estanca plástica 115x165x110 Gris IP65</text:p>
          </table:table-cell>
          <table:table-cell office:value-type="string" calcext:value-type="string">
            <text:p>GENROD</text:p>
          </table:table-cell>
          <table:table-cell office:value-type="float" office:value="6594.5743051537" calcext:value-type="float">
            <text:p>6594.57430515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6B</text:p>
          </table:table-cell>
          <table:table-cell office:value-type="string" calcext:value-type="string">
            <text:p>Caja estanca plástica 165x165x65 Blanca IP65</text:p>
          </table:table-cell>
          <table:table-cell office:value-type="string" calcext:value-type="string">
            <text:p>GENROD</text:p>
          </table:table-cell>
          <table:table-cell office:value-type="float" office:value="6594.5743051537" calcext:value-type="float">
            <text:p>6594.57430515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6G</text:p>
          </table:table-cell>
          <table:table-cell office:value-type="string" calcext:value-type="string">
            <text:p>Caja estanca plástica 165x165x65 Gris IP65</text:p>
          </table:table-cell>
          <table:table-cell office:value-type="string" calcext:value-type="string">
            <text:p>GENROD</text:p>
          </table:table-cell>
          <table:table-cell office:value-type="float" office:value="6594.5743051537" calcext:value-type="float">
            <text:p>6594.57430515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B</text:p>
          </table:table-cell>
          <table:table-cell office:value-type="string" calcext:value-type="string">
            <text:p>Caja estanca plástica 165x165x80 Blanca IP65</text:p>
          </table:table-cell>
          <table:table-cell office:value-type="string" calcext:value-type="string">
            <text:p>GENROD</text:p>
          </table:table-cell>
          <table:table-cell office:value-type="float" office:value="7326.48488393194" calcext:value-type="float">
            <text:p>7326.484883931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G</text:p>
          </table:table-cell>
          <table:table-cell office:value-type="string" calcext:value-type="string">
            <text:p>Caja estanca plástica 165x165x80 Gris IP65</text:p>
          </table:table-cell>
          <table:table-cell office:value-type="string" calcext:value-type="string">
            <text:p>GENROD</text:p>
          </table:table-cell>
          <table:table-cell office:value-type="float" office:value="7326.48488393194" calcext:value-type="float">
            <text:p>7326.484883931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B</text:p>
          </table:table-cell>
          <table:table-cell office:value-type="string" calcext:value-type="string">
            <text:p>Caja estanca plástica 165x165x110 Blanca IP65</text:p>
          </table:table-cell>
          <table:table-cell office:value-type="string" calcext:value-type="string">
            <text:p>GENROD</text:p>
          </table:table-cell>
          <table:table-cell office:value-type="float" office:value="7981.53457189993" calcext:value-type="float">
            <text:p>7981.534571899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G</text:p>
          </table:table-cell>
          <table:table-cell office:value-type="string" calcext:value-type="string">
            <text:p>Caja estanca plástica 165x165x110 Gris IP65</text:p>
          </table:table-cell>
          <table:table-cell office:value-type="string" calcext:value-type="string">
            <text:p>GENROD</text:p>
          </table:table-cell>
          <table:table-cell office:value-type="float" office:value="7981.53457189993" calcext:value-type="float">
            <text:p>7981.534571899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6B</text:p>
          </table:table-cell>
          <table:table-cell office:value-type="string" calcext:value-type="string">
            <text:p>Caja estanca plástica 165x210x65 Blanca IP65</text:p>
          </table:table-cell>
          <table:table-cell office:value-type="string" calcext:value-type="string">
            <text:p>GENROD</text:p>
          </table:table-cell>
          <table:table-cell office:value-type="float" office:value="7421.54003471412" calcext:value-type="float">
            <text:p>7421.540034714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6G</text:p>
          </table:table-cell>
          <table:table-cell office:value-type="string" calcext:value-type="string">
            <text:p>Caja estanca plástica 165x210x65 Gris IP65</text:p>
          </table:table-cell>
          <table:table-cell office:value-type="string" calcext:value-type="string">
            <text:p>GENROD</text:p>
          </table:table-cell>
          <table:table-cell office:value-type="float" office:value="7421.54003471412" calcext:value-type="float">
            <text:p>7421.540034714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B</text:p>
          </table:table-cell>
          <table:table-cell office:value-type="string" calcext:value-type="string">
            <text:p>Caja estanca plástica 165x210x80 Blanca IP65</text:p>
          </table:table-cell>
          <table:table-cell office:value-type="string" calcext:value-type="string">
            <text:p>GENROD</text:p>
          </table:table-cell>
          <table:table-cell office:value-type="float" office:value="7897.37907840743" calcext:value-type="float">
            <text:p>7897.379078407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G</text:p>
          </table:table-cell>
          <table:table-cell office:value-type="string" calcext:value-type="string">
            <text:p>Caja estanca plástica 165x210x80 Gris IP65</text:p>
          </table:table-cell>
          <table:table-cell office:value-type="string" calcext:value-type="string">
            <text:p>GENROD</text:p>
          </table:table-cell>
          <table:table-cell office:value-type="float" office:value="7897.37907840743" calcext:value-type="float">
            <text:p>7897.379078407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B</text:p>
          </table:table-cell>
          <table:table-cell office:value-type="string" calcext:value-type="string">
            <text:p>Caja estanca plástica 165x210x110 Blanca IP65</text:p>
          </table:table-cell>
          <table:table-cell office:value-type="string" calcext:value-type="string">
            <text:p>GENROD</text:p>
          </table:table-cell>
          <table:table-cell office:value-type="float" office:value="9170.55480910625" calcext:value-type="float">
            <text:p>9170.554809106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G</text:p>
          </table:table-cell>
          <table:table-cell office:value-type="string" calcext:value-type="string">
            <text:p>Caja estanca plástica 165x210x110 Gris IP65</text:p>
          </table:table-cell>
          <table:table-cell office:value-type="string" calcext:value-type="string">
            <text:p>GENROD</text:p>
          </table:table-cell>
          <table:table-cell office:value-type="float" office:value="9170.55480910625" calcext:value-type="float">
            <text:p>9170.554809106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B</text:p>
          </table:table-cell>
          <table:table-cell office:value-type="string" calcext:value-type="string">
            <text:p>Caja estanca plástica 210x210x110 Blanca IP65</text:p>
          </table:table-cell>
          <table:table-cell office:value-type="string" calcext:value-type="string">
            <text:p>GENROD</text:p>
          </table:table-cell>
          <table:table-cell office:value-type="float" office:value="11034.9031664474" calcext:value-type="float">
            <text:p>11034.90316644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G</text:p>
          </table:table-cell>
          <table:table-cell office:value-type="string" calcext:value-type="string">
            <text:p>Caja estanca plástica 210x210x110 Gris IP65</text:p>
          </table:table-cell>
          <table:table-cell office:value-type="string" calcext:value-type="string">
            <text:p>GENROD</text:p>
          </table:table-cell>
          <table:table-cell office:value-type="float" office:value="11034.9031664474" calcext:value-type="float">
            <text:p>11034.90316644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B</text:p>
          </table:table-cell>
          <table:table-cell office:value-type="string" calcext:value-type="string">
            <text:p>Caja estanca plástica 210x210x135 Blanca IP65</text:p>
          </table:table-cell>
          <table:table-cell office:value-type="string" calcext:value-type="string">
            <text:p>GENROD</text:p>
          </table:table-cell>
          <table:table-cell office:value-type="float" office:value="11519.0507344313" calcext:value-type="float">
            <text:p>11519.05073443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G</text:p>
          </table:table-cell>
          <table:table-cell office:value-type="string" calcext:value-type="string">
            <text:p>Caja estanca plástica 210x210x135 Gris IP65</text:p>
          </table:table-cell>
          <table:table-cell office:value-type="string" calcext:value-type="string">
            <text:p>GENROD</text:p>
          </table:table-cell>
          <table:table-cell office:value-type="float" office:value="11519.0507344313" calcext:value-type="float">
            <text:p>11519.05073443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B</text:p>
          </table:table-cell>
          <table:table-cell office:value-type="string" calcext:value-type="string">
            <text:p>Caja estanca plástica 210x210x165 Blanca IP65</text:p>
          </table:table-cell>
          <table:table-cell office:value-type="string" calcext:value-type="string">
            <text:p>GENROD</text:p>
          </table:table-cell>
          <table:table-cell office:value-type="float" office:value="13442.6290123932" calcext:value-type="float">
            <text:p>13442.6290123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G</text:p>
          </table:table-cell>
          <table:table-cell office:value-type="string" calcext:value-type="string">
            <text:p>Caja estanca plástica 210x210x165 Gris IP65</text:p>
          </table:table-cell>
          <table:table-cell office:value-type="string" calcext:value-type="string">
            <text:p>GENROD</text:p>
          </table:table-cell>
          <table:table-cell office:value-type="float" office:value="13442.6290123932" calcext:value-type="float">
            <text:p>13442.6290123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1B</text:p>
          </table:table-cell>
          <table:table-cell office:value-type="string" calcext:value-type="string">
            <text:p>Caja estanca plástica 210x310x110 Blanca IP65</text:p>
          </table:table-cell>
          <table:table-cell office:value-type="string" calcext:value-type="string">
            <text:p>GENROD</text:p>
          </table:table-cell>
          <table:table-cell office:value-type="float" office:value="18500.6051201027" calcext:value-type="float">
            <text:p>18500.60512010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1G</text:p>
          </table:table-cell>
          <table:table-cell office:value-type="string" calcext:value-type="string">
            <text:p>Caja estanca plástica 210x310x110 Gris IP65</text:p>
          </table:table-cell>
          <table:table-cell office:value-type="string" calcext:value-type="string">
            <text:p>GENROD</text:p>
          </table:table-cell>
          <table:table-cell office:value-type="float" office:value="18500.6051201027" calcext:value-type="float">
            <text:p>18500.60512010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3B</text:p>
          </table:table-cell>
          <table:table-cell office:value-type="string" calcext:value-type="string">
            <text:p>Caja estanca plástica 210x310x135 Blanca IP65</text:p>
          </table:table-cell>
          <table:table-cell office:value-type="string" calcext:value-type="string">
            <text:p>GENROD</text:p>
          </table:table-cell>
          <table:table-cell office:value-type="float" office:value="21048.054996576" calcext:value-type="float">
            <text:p>21048.0549965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3G</text:p>
          </table:table-cell>
          <table:table-cell office:value-type="string" calcext:value-type="string">
            <text:p>Caja estanca plástica 210x310x135 Gris IP65</text:p>
          </table:table-cell>
          <table:table-cell office:value-type="string" calcext:value-type="string">
            <text:p>GENROD</text:p>
          </table:table-cell>
          <table:table-cell office:value-type="float" office:value="21048.054996576" calcext:value-type="float">
            <text:p>21048.0549965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6B</text:p>
          </table:table-cell>
          <table:table-cell office:value-type="string" calcext:value-type="string">
            <text:p>Caja estanca plástica 210x310x165 Blanca IP65</text:p>
          </table:table-cell>
          <table:table-cell office:value-type="string" calcext:value-type="string">
            <text:p>GENROD</text:p>
          </table:table-cell>
          <table:table-cell office:value-type="float" office:value="23290.5679493401" calcext:value-type="float">
            <text:p>23290.56794934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6G</text:p>
          </table:table-cell>
          <table:table-cell office:value-type="string" calcext:value-type="string">
            <text:p>Caja estanca plástica 210x310x165 Gris IP65</text:p>
          </table:table-cell>
          <table:table-cell office:value-type="string" calcext:value-type="string">
            <text:p>GENROD</text:p>
          </table:table-cell>
          <table:table-cell office:value-type="float" office:value="23290.5679493401" calcext:value-type="float">
            <text:p>23290.56794934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1B</text:p>
          </table:table-cell>
          <table:table-cell office:value-type="string" calcext:value-type="string">
            <text:p>Caja estanca plástica 310x310x110 Blanca IP65</text:p>
          </table:table-cell>
          <table:table-cell office:value-type="string" calcext:value-type="string">
            <text:p>GENROD</text:p>
          </table:table-cell>
          <table:table-cell office:value-type="float" office:value="24402.7272957362" calcext:value-type="float">
            <text:p>24402.72729573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1G</text:p>
          </table:table-cell>
          <table:table-cell office:value-type="string" calcext:value-type="string">
            <text:p>Caja estanca plástica 310x310x110 Gris IP65</text:p>
          </table:table-cell>
          <table:table-cell office:value-type="string" calcext:value-type="string">
            <text:p>GENROD</text:p>
          </table:table-cell>
          <table:table-cell office:value-type="float" office:value="24402.7272957362" calcext:value-type="float">
            <text:p>24402.72729573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3B</text:p>
          </table:table-cell>
          <table:table-cell office:value-type="string" calcext:value-type="string">
            <text:p>Caja estanca plástica 310x310x135 Blanca IP65</text:p>
          </table:table-cell>
          <table:table-cell office:value-type="string" calcext:value-type="string">
            <text:p>GENROD</text:p>
          </table:table-cell>
          <table:table-cell office:value-type="float" office:value="26624.9899808226" calcext:value-type="float">
            <text:p>26624.98998082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3G</text:p>
          </table:table-cell>
          <table:table-cell office:value-type="string" calcext:value-type="string">
            <text:p>Caja estanca plástica 310x310x135 Gris IP65</text:p>
          </table:table-cell>
          <table:table-cell office:value-type="string" calcext:value-type="string">
            <text:p>GENROD</text:p>
          </table:table-cell>
          <table:table-cell office:value-type="float" office:value="26624.9899808226" calcext:value-type="float">
            <text:p>26624.98998082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6B</text:p>
          </table:table-cell>
          <table:table-cell office:value-type="string" calcext:value-type="string">
            <text:p>Caja estanca plástica 310x310x165 Blanca IP65</text:p>
          </table:table-cell>
          <table:table-cell office:value-type="string" calcext:value-type="string">
            <text:p>GENROD</text:p>
          </table:table-cell>
          <table:table-cell office:value-type="float" office:value="29288.25223656" calcext:value-type="float">
            <text:p>29288.25223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6G</text:p>
          </table:table-cell>
          <table:table-cell office:value-type="string" calcext:value-type="string">
            <text:p>Caja estanca plástica 310x310x165 Gris IP65</text:p>
          </table:table-cell>
          <table:table-cell office:value-type="string" calcext:value-type="string">
            <text:p>GENROD</text:p>
          </table:table-cell>
          <table:table-cell office:value-type="float" office:value="29288.25223656" calcext:value-type="float">
            <text:p>29288.25223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BT</text:p>
          </table:table-cell>
          <table:table-cell office:value-type="string" calcext:value-type="string">
            <text:p>Caja estanca plástica 115x165x8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9001.22990051292" calcext:value-type="float">
            <text:p>9001.22990051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GT</text:p>
          </table:table-cell>
          <table:table-cell office:value-type="string" calcext:value-type="string">
            <text:p>Caja estanca plástica 115x165x80 tapa TTE. GRIS IP65</text:p>
          </table:table-cell>
          <table:table-cell office:value-type="string" calcext:value-type="string">
            <text:p>GENROD</text:p>
          </table:table-cell>
          <table:table-cell office:value-type="float" office:value="9001.22990051292" calcext:value-type="float">
            <text:p>9001.22990051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BT</text:p>
          </table:table-cell>
          <table:table-cell office:value-type="string" calcext:value-type="string">
            <text:p>Caja estanca plástica 115x165x11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0602.7190808911" calcext:value-type="float">
            <text:p>10602.71908089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GT</text:p>
          </table:table-cell>
          <table:table-cell office:value-type="string" calcext:value-type="string">
            <text:p>Caja estanca plástica 115x165x110 tapa TTE. GRIS IP65</text:p>
          </table:table-cell>
          <table:table-cell office:value-type="string" calcext:value-type="string">
            <text:p>GENROD</text:p>
          </table:table-cell>
          <table:table-cell office:value-type="float" office:value="10602.7190808911" calcext:value-type="float">
            <text:p>10602.71908089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BT</text:p>
          </table:table-cell>
          <table:table-cell office:value-type="string" calcext:value-type="string">
            <text:p>Caja estanca plástica 165x165x8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1365.8077491259" calcext:value-type="float">
            <text:p>11365.80774912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GT</text:p>
          </table:table-cell>
          <table:table-cell office:value-type="string" calcext:value-type="string">
            <text:p>Caja estanca plástica 165x165x80 tapa TTE. GRIS IP65</text:p>
          </table:table-cell>
          <table:table-cell office:value-type="string" calcext:value-type="string">
            <text:p>GENROD</text:p>
          </table:table-cell>
          <table:table-cell office:value-type="float" office:value="11365.8077491259" calcext:value-type="float">
            <text:p>11365.80774912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BT</text:p>
          </table:table-cell>
          <table:table-cell office:value-type="string" calcext:value-type="string">
            <text:p>Caja estanca plástica 165x165x11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3354.3051745109" calcext:value-type="float">
            <text:p>13354.30517451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GT</text:p>
          </table:table-cell>
          <table:table-cell office:value-type="string" calcext:value-type="string">
            <text:p>Caja estanca plástica 165x165x110 tapa TTE. GRIS IP65</text:p>
          </table:table-cell>
          <table:table-cell office:value-type="string" calcext:value-type="string">
            <text:p>GENROD</text:p>
          </table:table-cell>
          <table:table-cell office:value-type="float" office:value="13354.3051745109" calcext:value-type="float">
            <text:p>13354.30517451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BT</text:p>
          </table:table-cell>
          <table:table-cell office:value-type="string" calcext:value-type="string">
            <text:p>Caja estanca plástica 165x210x8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2655.628692895" calcext:value-type="float">
            <text:p>12655.6286928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GT</text:p>
          </table:table-cell>
          <table:table-cell office:value-type="string" calcext:value-type="string">
            <text:p>Caja estanca plástica 165x210x80 tapa TTE.GRIS IP65</text:p>
          </table:table-cell>
          <table:table-cell office:value-type="string" calcext:value-type="string">
            <text:p>GENROD</text:p>
          </table:table-cell>
          <table:table-cell office:value-type="float" office:value="12655.628692895" calcext:value-type="float">
            <text:p>12655.6286928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BT</text:p>
          </table:table-cell>
          <table:table-cell office:value-type="string" calcext:value-type="string">
            <text:p>Caja estanca plástica 165x210x11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4484.6587808789" calcext:value-type="float">
            <text:p>14484.65878087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GT</text:p>
          </table:table-cell>
          <table:table-cell office:value-type="string" calcext:value-type="string">
            <text:p>Caja estanca plástica 165x210x110 tapa TTE. GRIS IP65</text:p>
          </table:table-cell>
          <table:table-cell office:value-type="string" calcext:value-type="string">
            <text:p>GENROD</text:p>
          </table:table-cell>
          <table:table-cell office:value-type="float" office:value="14484.6587808789" calcext:value-type="float">
            <text:p>14484.65878087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BT</text:p>
          </table:table-cell>
          <table:table-cell office:value-type="string" calcext:value-type="string">
            <text:p>Caja estanca plástica 210x210x110 Blanca tapa TTE. IP65</text:p>
          </table:table-cell>
          <table:table-cell office:value-type="string" calcext:value-type="string">
            <text:p>GENROD</text:p>
          </table:table-cell>
          <table:table-cell office:value-type="float" office:value="17689.7213138302" calcext:value-type="float">
            <text:p>17689.72131383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GT</text:p>
          </table:table-cell>
          <table:table-cell office:value-type="string" calcext:value-type="string">
            <text:p>Caja estanca plástica 210x210x110 tapa TTE. Gris IP65</text:p>
          </table:table-cell>
          <table:table-cell office:value-type="string" calcext:value-type="string">
            <text:p>GENROD</text:p>
          </table:table-cell>
          <table:table-cell office:value-type="float" office:value="17689.7213138302" calcext:value-type="float">
            <text:p>17689.72131383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BT</text:p>
          </table:table-cell>
          <table:table-cell office:value-type="string" calcext:value-type="string">
            <text:p>Caja estanca plástica 210x210x135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8998.7786036687" calcext:value-type="float">
            <text:p>18998.77860366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GT</text:p>
          </table:table-cell>
          <table:table-cell office:value-type="string" calcext:value-type="string">
            <text:p>Caja estanca plástica 210x210x135 tapa TTE. GRIS IP65</text:p>
          </table:table-cell>
          <table:table-cell office:value-type="string" calcext:value-type="string">
            <text:p>GENROD</text:p>
          </table:table-cell>
          <table:table-cell office:value-type="float" office:value="18998.7786036687" calcext:value-type="float">
            <text:p>18998.77860366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BT</text:p>
          </table:table-cell>
          <table:table-cell office:value-type="string" calcext:value-type="string">
            <text:p>Caja estanca plástica 210x210x165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20348.8433896669" calcext:value-type="float">
            <text:p>20348.84338966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GT</text:p>
          </table:table-cell>
          <table:table-cell office:value-type="string" calcext:value-type="string">
            <text:p>Caja estanca plástica 210x210x165 tapa TTE. GRIS IP65</text:p>
          </table:table-cell>
          <table:table-cell office:value-type="string" calcext:value-type="string">
            <text:p>GENROD</text:p>
          </table:table-cell>
          <table:table-cell office:value-type="float" office:value="20348.8433896669" calcext:value-type="float">
            <text:p>20348.84338966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6</text:p>
          </table:table-cell>
          <table:table-cell office:value-type="string" calcext:value-type="string">
            <text:p>Caja IP 65 190x285x185 - tapa opaca</text:p>
          </table:table-cell>
          <table:table-cell office:value-type="string" calcext:value-type="string">
            <text:p>GENROD</text:p>
          </table:table-cell>
          <table:table-cell office:value-type="float" office:value="23138.8740109363" calcext:value-type="float">
            <text:p>23138.8740109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3</text:p>
          </table:table-cell>
          <table:table-cell office:value-type="string" calcext:value-type="string">
            <text:p>Caja IP 65 285x285x185 - tapa opaca</text:p>
          </table:table-cell>
          <table:table-cell office:value-type="string" calcext:value-type="string">
            <text:p>GENROD</text:p>
          </table:table-cell>
          <table:table-cell office:value-type="float" office:value="29583.331589077" calcext:value-type="float">
            <text:p>29583.3315890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8</text:p>
          </table:table-cell>
          <table:table-cell office:value-type="string" calcext:value-type="string">
            <text:p>Caja IP 65 285x380x185 - tapa opaca</text:p>
          </table:table-cell>
          <table:table-cell office:value-type="string" calcext:value-type="string">
            <text:p>GENROD</text:p>
          </table:table-cell>
          <table:table-cell office:value-type="float" office:value="35797.1220013196" calcext:value-type="float">
            <text:p>35797.12200131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7</text:p>
          </table:table-cell>
          <table:table-cell office:value-type="string" calcext:value-type="string">
            <text:p>Caja IP 65 190x285x185 - tapa transparente</text:p>
          </table:table-cell>
          <table:table-cell office:value-type="string" calcext:value-type="string">
            <text:p>GENROD</text:p>
          </table:table-cell>
          <table:table-cell office:value-type="float" office:value="23138.8740109363" calcext:value-type="float">
            <text:p>23138.8740109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4</text:p>
          </table:table-cell>
          <table:table-cell office:value-type="string" calcext:value-type="string">
            <text:p>Caja IP 65 285x285x185 - tapa transparente</text:p>
          </table:table-cell>
          <table:table-cell office:value-type="string" calcext:value-type="string">
            <text:p>GENROD</text:p>
          </table:table-cell>
          <table:table-cell office:value-type="float" office:value="29583.331589077" calcext:value-type="float">
            <text:p>29583.3315890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9</text:p>
          </table:table-cell>
          <table:table-cell office:value-type="string" calcext:value-type="string">
            <text:p>Caja IP 65 285x380x185 - tapa transparente</text:p>
          </table:table-cell>
          <table:table-cell office:value-type="string" calcext:value-type="string">
            <text:p>GENROD</text:p>
          </table:table-cell>
          <table:table-cell office:value-type="float" office:value="35797.1220013196" calcext:value-type="float">
            <text:p>35797.12200131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0</text:p>
          </table:table-cell>
          <table:table-cell office:value-type="string" calcext:value-type="string">
            <text:p>Caja IP 65 190x285x185 - puerta opaca</text:p>
          </table:table-cell>
          <table:table-cell office:value-type="string" calcext:value-type="string">
            <text:p>GENROD</text:p>
          </table:table-cell>
          <table:table-cell office:value-type="float" office:value="30104.853434124" calcext:value-type="float">
            <text:p>30104.853434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5</text:p>
          </table:table-cell>
          <table:table-cell office:value-type="string" calcext:value-type="string">
            <text:p>Caja IP 65 285x285x185 - puerta opaca</text:p>
          </table:table-cell>
          <table:table-cell office:value-type="string" calcext:value-type="string">
            <text:p>GENROD</text:p>
          </table:table-cell>
          <table:table-cell office:value-type="float" office:value="38933.6321677512" calcext:value-type="float">
            <text:p>38933.63216775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2</text:p>
          </table:table-cell>
          <table:table-cell office:value-type="string" calcext:value-type="string">
            <text:p>Caja IP 65 285x380x185 - puerta opaca</text:p>
          </table:table-cell>
          <table:table-cell office:value-type="string" calcext:value-type="string">
            <text:p>GENROD</text:p>
          </table:table-cell>
          <table:table-cell office:value-type="float" office:value="47852.7625824774" calcext:value-type="float">
            <text:p>47852.76258247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1</text:p>
          </table:table-cell>
          <table:table-cell office:value-type="string" calcext:value-type="string">
            <text:p>Caja IP 65 190x285x185 - puerta transparente</text:p>
          </table:table-cell>
          <table:table-cell office:value-type="string" calcext:value-type="string">
            <text:p>GENROD</text:p>
          </table:table-cell>
          <table:table-cell office:value-type="float" office:value="32001.4219670192" calcext:value-type="float">
            <text:p>32001.42196701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6</text:p>
          </table:table-cell>
          <table:table-cell office:value-type="string" calcext:value-type="string">
            <text:p>Caja IP 65 285x285x185 - puerta transparente</text:p>
          </table:table-cell>
          <table:table-cell office:value-type="string" calcext:value-type="string">
            <text:p>GENROD</text:p>
          </table:table-cell>
          <table:table-cell office:value-type="float" office:value="38933.6321677512" calcext:value-type="float">
            <text:p>38933.63216775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3</text:p>
          </table:table-cell>
          <table:table-cell office:value-type="string" calcext:value-type="string">
            <text:p>Caja IP 65 285x380x185 - puerta transparente</text:p>
          </table:table-cell>
          <table:table-cell office:value-type="string" calcext:value-type="string">
            <text:p>GENROD</text:p>
          </table:table-cell>
          <table:table-cell office:value-type="float" office:value="50363.3169782027" calcext:value-type="float">
            <text:p>50363.31697820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4</text:p>
          </table:table-cell>
          <table:table-cell office:value-type="string" calcext:value-type="string">
            <text:p>Caja IP 65 190x285x185 p/10 Bocas Puerta Opaca</text:p>
          </table:table-cell>
          <table:table-cell office:value-type="string" calcext:value-type="string">
            <text:p>GENROD</text:p>
          </table:table-cell>
          <table:table-cell office:value-type="float" office:value="38932.5900816537" calcext:value-type="float">
            <text:p>38932.59008165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7</text:p>
          </table:table-cell>
          <table:table-cell office:value-type="string" calcext:value-type="string">
            <text:p>Caja IP 65 285x285x185 p/20 Bocas Puerta Opaca</text:p>
          </table:table-cell>
          <table:table-cell office:value-type="string" calcext:value-type="string">
            <text:p>GENROD</text:p>
          </table:table-cell>
          <table:table-cell office:value-type="float" office:value="49868.2697529291" calcext:value-type="float">
            <text:p>49868.26975292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6</text:p>
          </table:table-cell>
          <table:table-cell office:value-type="string" calcext:value-type="string">
            <text:p>Caja IP 65 285x380x185 p/20 Bocas Puerta Opaca</text:p>
          </table:table-cell>
          <table:table-cell office:value-type="string" calcext:value-type="string">
            <text:p>GENROD</text:p>
          </table:table-cell>
          <table:table-cell office:value-type="float" office:value="56674.2748779115" calcext:value-type="float">
            <text:p>56674.27487791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5</text:p>
          </table:table-cell>
          <table:table-cell office:value-type="string" calcext:value-type="string">
            <text:p>Caja IP 65 190x285x185 p/10 Bocas Puerta Transparente</text:p>
          </table:table-cell>
          <table:table-cell office:value-type="string" calcext:value-type="string">
            <text:p>GENROD</text:p>
          </table:table-cell>
          <table:table-cell office:value-type="float" office:value="40828.6234892556" calcext:value-type="float">
            <text:p>40828.62348925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8</text:p>
          </table:table-cell>
          <table:table-cell office:value-type="string" calcext:value-type="string">
            <text:p>Caja IP 65 285x285x185 p/20 Bocas Puerta Transparente</text:p>
          </table:table-cell>
          <table:table-cell office:value-type="string" calcext:value-type="string">
            <text:p>GENROD</text:p>
          </table:table-cell>
          <table:table-cell office:value-type="float" office:value="51686.4001836233" calcext:value-type="float">
            <text:p>51686.40018362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7</text:p>
          </table:table-cell>
          <table:table-cell office:value-type="string" calcext:value-type="string">
            <text:p>Caja IP 65 285x380x185 p/20 Bocas Puerta Transparente</text:p>
          </table:table-cell>
          <table:table-cell office:value-type="string" calcext:value-type="string">
            <text:p>GENROD</text:p>
          </table:table-cell>
          <table:table-cell office:value-type="float" office:value="58973.9054146123" calcext:value-type="float">
            <text:p>58973.90541461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9</text:p>
          </table:table-cell>
          <table:table-cell office:value-type="string" calcext:value-type="string">
            <text:p>Bandeja Metálica p/caja 185x285</text:p>
          </table:table-cell>
          <table:table-cell office:value-type="string" calcext:value-type="string">
            <text:p>GENROD</text:p>
          </table:table-cell>
          <table:table-cell office:value-type="float" office:value="3820.62560717214" calcext:value-type="float">
            <text:p>3820.625607172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9</text:p>
          </table:table-cell>
          <table:table-cell office:value-type="string" calcext:value-type="string">
            <text:p>Bandeja Metálica p/caja 285x285</text:p>
          </table:table-cell>
          <table:table-cell office:value-type="string" calcext:value-type="string">
            <text:p>GENROD</text:p>
          </table:table-cell>
          <table:table-cell office:value-type="float" office:value="5688.1002228057" calcext:value-type="float">
            <text:p>5688.10022280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0</text:p>
          </table:table-cell>
          <table:table-cell office:value-type="string" calcext:value-type="string">
            <text:p>Bandeja Metálica p/caja 285x380</text:p>
          </table:table-cell>
          <table:table-cell office:value-type="string" calcext:value-type="string">
            <text:p>GENROD</text:p>
          </table:table-cell>
          <table:table-cell office:value-type="float" office:value="7276.60557369927" calcext:value-type="float">
            <text:p>7276.60557369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8</text:p>
          </table:table-cell>
          <table:table-cell office:value-type="string" calcext:value-type="string">
            <text:p>Kit Acople p/caja estanca modular</text:p>
          </table:table-cell>
          <table:table-cell office:value-type="string" calcext:value-type="string">
            <text:p>GENROD</text:p>
          </table:table-cell>
          <table:table-cell office:value-type="float" office:value="2385.8983668773" calcext:value-type="float">
            <text:p>2385.89836687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7</text:p>
          </table:table-cell>
          <table:table-cell office:value-type="string" calcext:value-type="string">
            <text:p>Kit Monofásico config. Superior (Edelap)</text:p>
          </table:table-cell>
          <table:table-cell office:value-type="string" calcext:value-type="string">
            <text:p>GENROD</text:p>
          </table:table-cell>
          <table:table-cell office:value-type="float" office:value="41214.3361677629" calcext:value-type="float">
            <text:p>41214.33616776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8N</text:p>
          </table:table-cell>
          <table:table-cell office:value-type="string" calcext:value-type="string">
            <text:p>Kit Monofásico config. Superior (otras distrib.)</text:p>
          </table:table-cell>
          <table:table-cell office:value-type="string" calcext:value-type="string">
            <text:p>GENROD</text:p>
          </table:table-cell>
          <table:table-cell office:value-type="float" office:value="41214.3361677629" calcext:value-type="float">
            <text:p>41214.33616776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9-2</text:p>
          </table:table-cell>
          <table:table-cell office:value-type="string" calcext:value-type="string">
            <text:p>Kit Monofásico config. Inferior (Edenor)</text:p>
          </table:table-cell>
          <table:table-cell office:value-type="string" calcext:value-type="string">
            <text:p>GENROD</text:p>
          </table:table-cell>
          <table:table-cell office:value-type="float" office:value="44654.6003493607" calcext:value-type="float">
            <text:p>44654.60034936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9</text:p>
          </table:table-cell>
          <table:table-cell office:value-type="string" calcext:value-type="string">
            <text:p>Kit Monofásico config. Inferior (Edesur/otras distrib.)</text:p>
          </table:table-cell>
          <table:table-cell office:value-type="string" calcext:value-type="string">
            <text:p>GENROD</text:p>
          </table:table-cell>
          <table:table-cell office:value-type="float" office:value="44654.6003493607" calcext:value-type="float">
            <text:p>44654.60034936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7N</text:p>
          </table:table-cell>
          <table:table-cell office:value-type="string" calcext:value-type="string">
            <text:p>Kit trifásico config. Superior (Edelap)</text:p>
          </table:table-cell>
          <table:table-cell office:value-type="string" calcext:value-type="string">
            <text:p>GENROD</text:p>
          </table:table-cell>
          <table:table-cell office:value-type="float" office:value="68736.4214560562" calcext:value-type="float">
            <text:p>68736.42145605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8N</text:p>
          </table:table-cell>
          <table:table-cell office:value-type="string" calcext:value-type="string">
            <text:p>Kit Trifásico config. Superior (otras distrib.)</text:p>
          </table:table-cell>
          <table:table-cell office:value-type="string" calcext:value-type="string">
            <text:p>GENROD</text:p>
          </table:table-cell>
          <table:table-cell office:value-type="float" office:value="68736.4214560562" calcext:value-type="float">
            <text:p>68736.42145605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9N-2</text:p>
          </table:table-cell>
          <table:table-cell office:value-type="string" calcext:value-type="string">
            <text:p>Kit Trifásico config. Inferior (Edenor)</text:p>
          </table:table-cell>
          <table:table-cell office:value-type="string" calcext:value-type="string">
            <text:p>GENROD</text:p>
          </table:table-cell>
          <table:table-cell office:value-type="float" office:value="72176.6856376541" calcext:value-type="float">
            <text:p>72176.68563765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9N</text:p>
          </table:table-cell>
          <table:table-cell office:value-type="string" calcext:value-type="string">
            <text:p>Kit Trifásico config. Inferior (Edesur/otras distrib.)</text:p>
          </table:table-cell>
          <table:table-cell office:value-type="string" calcext:value-type="string">
            <text:p>GENROD</text:p>
          </table:table-cell>
          <table:table-cell office:value-type="float" office:value="72176.6856376541" calcext:value-type="float">
            <text:p>72176.68563765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1</text:p>
          </table:table-cell>
          <table:table-cell office:value-type="string" calcext:value-type="string">
            <text:p>Caño de bajada pilar aislado 32mm x 2 mts con rosca 1 punta</text:p>
          </table:table-cell>
          <table:table-cell office:value-type="string" calcext:value-type="string">
            <text:p>GENROD</text:p>
          </table:table-cell>
          <table:table-cell office:value-type="float" office:value="51725.8023039031" calcext:value-type="float">
            <text:p>51725.80230390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4</text:p>
          </table:table-cell>
          <table:table-cell office:value-type="string" calcext:value-type="string">
            <text:p>Caño de bajada pilar aislado / D: 50mm H: 2 mtrs</text:p>
          </table:table-cell>
          <table:table-cell office:value-type="string" calcext:value-type="string">
            <text:p>GENROD</text:p>
          </table:table-cell>
          <table:table-cell office:value-type="float" office:value="57002.1940247432" calcext:value-type="float">
            <text:p>57002.19402474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6</text:p>
          </table:table-cell>
          <table:table-cell office:value-type="string" calcext:value-type="string">
            <text:p>Caño de bajada pilar aislado / D: 50mm H: 3,2 mtrs (Edemsa)</text:p>
          </table:table-cell>
          <table:table-cell office:value-type="string" calcext:value-type="string">
            <text:p>GENROD</text:p>
          </table:table-cell>
          <table:table-cell office:value-type="float" office:value="142289.224032145" calcext:value-type="float">
            <text:p>142289.2240321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0</text:p>
          </table:table-cell>
          <table:table-cell office:value-type="string" calcext:value-type="string">
            <text:p>Caño de bajada pilar aislado / D: 63mm H: 4,2 mtrs (Edemsa)</text:p>
          </table:table-cell>
          <table:table-cell office:value-type="string" calcext:value-type="string">
            <text:p>GENROD</text:p>
          </table:table-cell>
          <table:table-cell office:value-type="float" office:value="246086.857553288" calcext:value-type="float">
            <text:p>246086.857553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8</text:p>
          </table:table-cell>
          <table:table-cell office:value-type="string" calcext:value-type="string">
            <text:p>Caño de bajada pilar aislado / D: 50mm H: 3 mts </text:p>
          </table:table-cell>
          <table:table-cell office:value-type="string" calcext:value-type="string">
            <text:p>GENROD</text:p>
          </table:table-cell>
          <table:table-cell office:value-type="float" office:value="77761.7038302782" calcext:value-type="float">
            <text:p>77761.70383027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8-2</text:p>
          </table:table-cell>
          <table:table-cell office:value-type="string" calcext:value-type="string">
            <text:p>Caño de bajada pilar EDENOR aislado / d=50mm h=3mts</text:p>
          </table:table-cell>
          <table:table-cell office:value-type="string" calcext:value-type="string">
            <text:p>GENROD</text:p>
          </table:table-cell>
          <table:table-cell office:value-type="float" office:value="77761.7038302782" calcext:value-type="float">
            <text:p>77761.70383027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9</text:p>
          </table:table-cell>
          <table:table-cell office:value-type="string" calcext:value-type="string">
            <text:p>Caño de bajada pilar aislado / D: 50mm H: 3mtrs ( Oceba )</text:p>
          </table:table-cell>
          <table:table-cell office:value-type="string" calcext:value-type="string">
            <text:p>GENROD</text:p>
          </table:table-cell>
          <table:table-cell office:value-type="float" office:value="99429.4620809758" calcext:value-type="float">
            <text:p>99429.46208097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5</text:p>
          </table:table-cell>
          <table:table-cell office:value-type="string" calcext:value-type="string">
            <text:p>Caño de bajada pilar aislado / D: 50mm H: 3,2 mtrs (E. Rios)</text:p>
          </table:table-cell>
          <table:table-cell office:value-type="string" calcext:value-type="string">
            <text:p>GENROD</text:p>
          </table:table-cell>
          <table:table-cell office:value-type="float" office:value="88141.4728152903" calcext:value-type="float">
            <text:p>88141.47281529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3-1</text:p>
          </table:table-cell>
          <table:table-cell office:value-type="string" calcext:value-type="string">
            <text:p>Pipeta de bajada pilar aislado D: 50mm</text:p>
          </table:table-cell>
          <table:table-cell office:value-type="string" calcext:value-type="string">
            <text:p>GENROD</text:p>
          </table:table-cell>
          <table:table-cell office:value-type="float" office:value="4291.4795362911" calcext:value-type="float">
            <text:p>4291.47953629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0</text:p>
          </table:table-cell>
          <table:table-cell office:value-type="string" calcext:value-type="string">
            <text:p>Conector para Caño Pilar Aislado D: 50mm</text:p>
          </table:table-cell>
          <table:table-cell office:value-type="string" calcext:value-type="string">
            <text:p>GENROD</text:p>
          </table:table-cell>
          <table:table-cell office:value-type="float" office:value="4014.08748294186" calcext:value-type="float">
            <text:p>4014.087482941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6</text:p>
          </table:table-cell>
          <table:table-cell office:value-type="string" calcext:value-type="string">
            <text:p>Pipeta de bajada pilar aislado D: 63mm</text:p>
          </table:table-cell>
          <table:table-cell office:value-type="string" calcext:value-type="string">
            <text:p>GENROD</text:p>
          </table:table-cell>
          <table:table-cell office:value-type="float" office:value="10851.1017104461" calcext:value-type="float">
            <text:p>10851.10171044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5</text:p>
          </table:table-cell>
          <table:table-cell office:value-type="string" calcext:value-type="string">
            <text:p>Conector para Caño Pilar Aislado D: 63mm</text:p>
          </table:table-cell>
          <table:table-cell office:value-type="string" calcext:value-type="string">
            <text:p>GENROD</text:p>
          </table:table-cell>
          <table:table-cell office:value-type="float" office:value="9491.32017570128" calcext:value-type="float">
            <text:p>9491.320175701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834PN</text:p>
          </table:table-cell>
          <table:table-cell office:value-type="string" calcext:value-type="string">
            <text:p>Caja medidor monofásica sin/reset (Edelap/otras distrib)</text:p>
          </table:table-cell>
          <table:table-cell office:value-type="string" calcext:value-type="string">
            <text:p>GENROD</text:p>
          </table:table-cell>
          <table:table-cell office:value-type="float" office:value="11985.448979207" calcext:value-type="float">
            <text:p>11985.4489792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884PN</text:p>
          </table:table-cell>
          <table:table-cell office:value-type="string" calcext:value-type="string">
            <text:p>Caja medidor monofásica c/reset (Edesur/otras distrib)</text:p>
          </table:table-cell>
          <table:table-cell office:value-type="string" calcext:value-type="string">
            <text:p>GENROD</text:p>
          </table:table-cell>
          <table:table-cell office:value-type="float" office:value="12587.7419167211" calcext:value-type="float">
            <text:p>12587.74191672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884PN-2</text:p>
          </table:table-cell>
          <table:table-cell office:value-type="string" calcext:value-type="string">
            <text:p>Caja medidor monofásica c/reset (Edenor)</text:p>
          </table:table-cell>
          <table:table-cell office:value-type="string" calcext:value-type="string">
            <text:p>GENROD</text:p>
          </table:table-cell>
          <table:table-cell office:value-type="float" office:value="12587.7419167211" calcext:value-type="float">
            <text:p>12587.74191672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834PN-5</text:p>
          </table:table-cell>
          <table:table-cell office:value-type="string" calcext:value-type="string">
            <text:p>Caja medidor monofásica sin/reset (Edemsa)</text:p>
          </table:table-cell>
          <table:table-cell office:value-type="string" calcext:value-type="string">
            <text:p>GENROD</text:p>
          </table:table-cell>
          <table:table-cell office:value-type="float" office:value="18610.5960929774" calcext:value-type="float">
            <text:p>18610.59609297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79PN</text:p>
          </table:table-cell>
          <table:table-cell office:value-type="string" calcext:value-type="string">
            <text:p>Caja medidor trifásica sin/reset (Edelap/otras distrib)</text:p>
          </table:table-cell>
          <table:table-cell office:value-type="string" calcext:value-type="string">
            <text:p>GENROD</text:p>
          </table:table-cell>
          <table:table-cell office:value-type="float" office:value="24031.1322654244" calcext:value-type="float">
            <text:p>24031.1322654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89PN</text:p>
          </table:table-cell>
          <table:table-cell office:value-type="string" calcext:value-type="string">
            <text:p>Caja medidor trifásica c/reset (Edesur/otras distrib)</text:p>
          </table:table-cell>
          <table:table-cell office:value-type="string" calcext:value-type="string">
            <text:p>GENROD</text:p>
          </table:table-cell>
          <table:table-cell office:value-type="float" office:value="25837.9860116718" calcext:value-type="float">
            <text:p>25837.9860116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89PN-2</text:p>
          </table:table-cell>
          <table:table-cell office:value-type="string" calcext:value-type="string">
            <text:p>Caja medidor trifásica c/reset (Edenor)</text:p>
          </table:table-cell>
          <table:table-cell office:value-type="string" calcext:value-type="string">
            <text:p>GENROD</text:p>
          </table:table-cell>
          <table:table-cell office:value-type="float" office:value="25837.9860116718" calcext:value-type="float">
            <text:p>25837.9860116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79PN-5</text:p>
          </table:table-cell>
          <table:table-cell office:value-type="string" calcext:value-type="string">
            <text:p>Caja medidor trifásica sin/reset (Edemsa)</text:p>
          </table:table-cell>
          <table:table-cell office:value-type="string" calcext:value-type="string">
            <text:p>GENROD</text:p>
          </table:table-cell>
          <table:table-cell office:value-type="float" office:value="33667.6939341754" calcext:value-type="float">
            <text:p>33667.69393417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</text:p>
          </table:table-cell>
          <table:table-cell office:value-type="string" calcext:value-type="string">
            <text:p>Tapa repuesto p/caja medidor trifásico sin reset</text:p>
          </table:table-cell>
          <table:table-cell office:value-type="string" calcext:value-type="string">
            <text:p>GENROD</text:p>
          </table:table-cell>
          <table:table-cell office:value-type="float" office:value="14394.5956629685" calcext:value-type="float">
            <text:p>14394.59566296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</text:p>
          </table:table-cell>
          <table:table-cell office:value-type="string" calcext:value-type="string">
            <text:p>Tapa repuesto p/caja medidor trifásico con reset</text:p>
          </table:table-cell>
          <table:table-cell office:value-type="string" calcext:value-type="string">
            <text:p>GENROD</text:p>
          </table:table-cell>
          <table:table-cell office:value-type="float" office:value="15478.7129239759" calcext:value-type="float">
            <text:p>15478.71292397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2</text:p>
          </table:table-cell>
          <table:table-cell office:value-type="string" calcext:value-type="string">
            <text:p>Tapa repuesto p/caja medidor monofásico sin reset</text:p>
          </table:table-cell>
          <table:table-cell office:value-type="string" calcext:value-type="string">
            <text:p>GENROD</text:p>
          </table:table-cell>
          <table:table-cell office:value-type="float" office:value="7167.18067797904" calcext:value-type="float">
            <text:p>7167.180677979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</text:p>
          </table:table-cell>
          <table:table-cell office:value-type="string" calcext:value-type="string">
            <text:p>Tapa repuesto p/caja medidor monofásico con reset</text:p>
          </table:table-cell>
          <table:table-cell office:value-type="string" calcext:value-type="string">
            <text:p>GENROD</text:p>
          </table:table-cell>
          <table:table-cell office:value-type="float" office:value="7528.56145374653" calcext:value-type="float">
            <text:p>7528.561453746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5</text:p>
          </table:table-cell>
          <table:table-cell office:value-type="string" calcext:value-type="string">
            <text:p>Gab. Plast. Monof. Provis. de Obra - p/P.de Diario</text:p>
          </table:table-cell>
          <table:table-cell office:value-type="string" calcext:value-type="string">
            <text:p>GENROD</text:p>
          </table:table-cell>
          <table:table-cell office:value-type="float" office:value="117599.80161842" calcext:value-type="float">
            <text:p>117599.801618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6</text:p>
          </table:table-cell>
          <table:table-cell office:value-type="string" calcext:value-type="string">
            <text:p>Gabinete Plastico Provisorio de Obra Trifasico</text:p>
          </table:table-cell>
          <table:table-cell office:value-type="string" calcext:value-type="string">
            <text:p>GENROD</text:p>
          </table:table-cell>
          <table:table-cell office:value-type="float" office:value="149193.309769616" calcext:value-type="float">
            <text:p>149193.3097696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5-5</text:p>
          </table:table-cell>
          <table:table-cell office:value-type="string" calcext:value-type="string">
            <text:p>Gab. provisorio obra monofásico (Edemsa)</text:p>
          </table:table-cell>
          <table:table-cell office:value-type="string" calcext:value-type="string">
            <text:p>GENROD</text:p>
          </table:table-cell>
          <table:table-cell office:value-type="float" office:value="129359.829406223" calcext:value-type="float">
            <text:p>129359.8294062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6-5</text:p>
          </table:table-cell>
          <table:table-cell office:value-type="string" calcext:value-type="string">
            <text:p>Gab. provisorio obra trifásico (Edemsa)</text:p>
          </table:table-cell>
          <table:table-cell office:value-type="string" calcext:value-type="string">
            <text:p>GENROD</text:p>
          </table:table-cell>
          <table:table-cell office:value-type="float" office:value="164112.367523962" calcext:value-type="float">
            <text:p>164112.3675239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6SB</text:p>
          </table:table-cell>
          <table:table-cell office:value-type="string" calcext:value-type="string">
            <text:p>Gab. provisorio obra trifásico (Bombero - Epec)</text:p>
          </table:table-cell>
          <table:table-cell office:value-type="string" calcext:value-type="string">
            <text:p>GENROD</text:p>
          </table:table-cell>
          <table:table-cell office:value-type="float" office:value="149193.309769616" calcext:value-type="float">
            <text:p>149193.3097696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001</text:p>
          </table:table-cell>
          <table:table-cell office:value-type="string" calcext:value-type="string">
            <text:p>Caja de Toma 60A sin Bases </text:p>
          </table:table-cell>
          <table:table-cell office:value-type="string" calcext:value-type="string">
            <text:p>GENROD</text:p>
          </table:table-cell>
          <table:table-cell office:value-type="float" office:value="34297.9927595251" calcext:value-type="float">
            <text:p>34297.99275952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201</text:p>
          </table:table-cell>
          <table:table-cell office:value-type="string" calcext:value-type="string">
            <text:p>Caja de Toma 60A c/Bases NH00 </text:p>
          </table:table-cell>
          <table:table-cell office:value-type="string" calcext:value-type="string">
            <text:p>GENROD</text:p>
          </table:table-cell>
          <table:table-cell office:value-type="float" office:value="57462.9341331259" calcext:value-type="float">
            <text:p>57462.93413312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301</text:p>
          </table:table-cell>
          <table:table-cell office:value-type="string" calcext:value-type="string">
            <text:p>Caja de Toma 60A c/Bases NH00 BL </text:p>
          </table:table-cell>
          <table:table-cell office:value-type="string" calcext:value-type="string">
            <text:p>GENROD</text:p>
          </table:table-cell>
          <table:table-cell office:value-type="float" office:value="62791.1237958465" calcext:value-type="float">
            <text:p>62791.12379584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101</text:p>
          </table:table-cell>
          <table:table-cell office:value-type="string" calcext:value-type="string">
            <text:p>Caja de Toma 200A c/3 Bases NH T1</text:p>
          </table:table-cell>
          <table:table-cell office:value-type="string" calcext:value-type="string">
            <text:p>GENROD</text:p>
          </table:table-cell>
          <table:table-cell office:value-type="float" office:value="202682.792919298" calcext:value-type="float">
            <text:p>202682.7929192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601</text:p>
          </table:table-cell>
          <table:table-cell office:value-type="string" calcext:value-type="string">
            <text:p>Gabinete para Medición T2</text:p>
          </table:table-cell>
          <table:table-cell office:value-type="string" calcext:value-type="string">
            <text:p>GENROD</text:p>
          </table:table-cell>
          <table:table-cell office:value-type="float" office:value="194984.043855294" calcext:value-type="float">
            <text:p>194984.0438552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301</text:p>
          </table:table-cell>
          <table:table-cell office:value-type="string" calcext:value-type="string">
            <text:p>Caja p/Toma y Med. Ind. h/100kW T2</text:p>
          </table:table-cell>
          <table:table-cell office:value-type="string" calcext:value-type="string">
            <text:p>GENROD</text:p>
          </table:table-cell>
          <table:table-cell office:value-type="float" office:value="359250.016495959" calcext:value-type="float">
            <text:p>359250.0164959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101</text:p>
          </table:table-cell>
          <table:table-cell office:value-type="string" calcext:value-type="string">
            <text:p>Gabinete para medición T3</text:p>
          </table:table-cell>
          <table:table-cell office:value-type="string" calcext:value-type="string">
            <text:p>GENROD</text:p>
          </table:table-cell>
          <table:table-cell office:value-type="float" office:value="603044.207418788" calcext:value-type="float">
            <text:p>603044.2074187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201</text:p>
          </table:table-cell>
          <table:table-cell office:value-type="string" calcext:value-type="string">
            <text:p>Caja para toma y trafos T3</text:p>
          </table:table-cell>
          <table:table-cell office:value-type="string" calcext:value-type="string">
            <text:p>GENROD</text:p>
          </table:table-cell>
          <table:table-cell office:value-type="float" office:value="715728.458444882" calcext:value-type="float">
            <text:p>715728.4584448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201</text:p>
          </table:table-cell>
          <table:table-cell office:value-type="string" calcext:value-type="string">
            <text:p>Gabinete para toma T3</text:p>
          </table:table-cell>
          <table:table-cell office:value-type="string" calcext:value-type="string">
            <text:p>GENROD</text:p>
          </table:table-cell>
          <table:table-cell office:value-type="float" office:value="428307.935094002" calcext:value-type="float">
            <text:p>428307.9350940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401</text:p>
          </table:table-cell>
          <table:table-cell office:value-type="string" calcext:value-type="string">
            <text:p>Caja de toma y secc. 400 A c/6 bases NH T3</text:p>
          </table:table-cell>
          <table:table-cell office:value-type="string" calcext:value-type="string">
            <text:p>GENROD</text:p>
          </table:table-cell>
          <table:table-cell office:value-type="float" office:value="610742.980409709" calcext:value-type="float">
            <text:p>610742.9804097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701</text:p>
          </table:table-cell>
          <table:table-cell office:value-type="string" calcext:value-type="string">
            <text:p>Gabinete para trafos 600/5 A T3</text:p>
          </table:table-cell>
          <table:table-cell office:value-type="string" calcext:value-type="string">
            <text:p>GENROD</text:p>
          </table:table-cell>
          <table:table-cell office:value-type="float" office:value="484714.208674218" calcext:value-type="float">
            <text:p>484714.2086742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701</text:p>
          </table:table-cell>
          <table:table-cell office:value-type="string" calcext:value-type="string">
            <text:p>Gabinete para trafos 750/5 A T3</text:p>
          </table:table-cell>
          <table:table-cell office:value-type="string" calcext:value-type="string">
            <text:p>GENROD</text:p>
          </table:table-cell>
          <table:table-cell office:value-type="float" office:value="681084.027839572" calcext:value-type="float">
            <text:p>681084.0278395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501</text:p>
          </table:table-cell>
          <table:table-cell office:value-type="string" calcext:value-type="string">
            <text:p>Caja Country 250A c/6 BNH1 + 3 BNH T00</text:p>
          </table:table-cell>
          <table:table-cell office:value-type="string" calcext:value-type="string">
            <text:p>GENROD</text:p>
          </table:table-cell>
          <table:table-cell office:value-type="float" office:value="528622.830880886" calcext:value-type="float">
            <text:p>528622.8308808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501-C</text:p>
          </table:table-cell>
          <table:table-cell office:value-type="string" calcext:value-type="string">
            <text:p>Caja Country 250A c/6 BNH1 c/ptes + 3 BNH T00</text:p>
          </table:table-cell>
          <table:table-cell office:value-type="string" calcext:value-type="string">
            <text:p>GENROD</text:p>
          </table:table-cell>
          <table:table-cell office:value-type="float" office:value="739081.393613243" calcext:value-type="float">
            <text:p>739081.3936132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301</text:p>
          </table:table-cell>
          <table:table-cell office:value-type="string" calcext:value-type="string">
            <text:p>Caja Country 500A c/6 BNH3 + 3 BNH T00 BL</text:p>
          </table:table-cell>
          <table:table-cell office:value-type="string" calcext:value-type="string">
            <text:p>GENROD</text:p>
          </table:table-cell>
          <table:table-cell office:value-type="float" office:value="681340.644035169" calcext:value-type="float">
            <text:p>681340.6440351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301-C</text:p>
          </table:table-cell>
          <table:table-cell office:value-type="string" calcext:value-type="string">
            <text:p>Caja Country 500A c/6 BNH3 c/ptes + 3BNH00 BL</text:p>
          </table:table-cell>
          <table:table-cell office:value-type="string" calcext:value-type="string">
            <text:p>GENROD</text:p>
          </table:table-cell>
          <table:table-cell office:value-type="float" office:value="941558.893576064" calcext:value-type="float">
            <text:p>941558.8935760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102</text:p>
          </table:table-cell>
          <table:table-cell office:value-type="string" calcext:value-type="string">
            <text:p>Caja de Toma 60A SBC NH00</text:p>
          </table:table-cell>
          <table:table-cell office:value-type="string" calcext:value-type="string">
            <text:p>GENROD</text:p>
          </table:table-cell>
          <table:table-cell office:value-type="float" office:value="80051.7631750174" calcext:value-type="float">
            <text:p>80051.7631750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002</text:p>
          </table:table-cell>
          <table:table-cell office:value-type="string" calcext:value-type="string">
            <text:p>Caja de Toma 60A sin Bases <text:s/></text:p>
          </table:table-cell>
          <table:table-cell office:value-type="string" calcext:value-type="string">
            <text:p>GENROD</text:p>
          </table:table-cell>
          <table:table-cell office:value-type="float" office:value="32337.1100483131" calcext:value-type="float">
            <text:p>32337.1100483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102</text:p>
          </table:table-cell>
          <table:table-cell office:value-type="string" calcext:value-type="string">
            <text:p>Caja de Toma 200A c/3 Bases NH T1</text:p>
          </table:table-cell>
          <table:table-cell office:value-type="string" calcext:value-type="string">
            <text:p>GENROD</text:p>
          </table:table-cell>
          <table:table-cell office:value-type="float" office:value="213512.403131091" calcext:value-type="float">
            <text:p>213512.4031310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202</text:p>
          </table:table-cell>
          <table:table-cell office:value-type="string" calcext:value-type="string">
            <text:p>Caja de Toma 400A c/3 Bases NH T3</text:p>
          </table:table-cell>
          <table:table-cell office:value-type="string" calcext:value-type="string">
            <text:p>GENROD</text:p>
          </table:table-cell>
          <table:table-cell office:value-type="float" office:value="295093.646685701" calcext:value-type="float">
            <text:p>295093.646685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402</text:p>
          </table:table-cell>
          <table:table-cell office:value-type="string" calcext:value-type="string">
            <text:p>Caja de toma 500 A c/6 bases NH T3</text:p>
          </table:table-cell>
          <table:table-cell office:value-type="string" calcext:value-type="string">
            <text:p>GENROD</text:p>
          </table:table-cell>
          <table:table-cell office:value-type="float" office:value="608176.722746069" calcext:value-type="float">
            <text:p>608176.7227460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102</text:p>
          </table:table-cell>
          <table:table-cell office:value-type="string" calcext:value-type="string">
            <text:p>Gabinete para medición T3</text:p>
          </table:table-cell>
          <table:table-cell office:value-type="string" calcext:value-type="string">
            <text:p>GENROD</text:p>
          </table:table-cell>
          <table:table-cell office:value-type="float" office:value="597911.716018425" calcext:value-type="float">
            <text:p>597911.716018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202</text:p>
          </table:table-cell>
          <table:table-cell office:value-type="string" calcext:value-type="string">
            <text:p>Caja para toma y trafos T3</text:p>
          </table:table-cell>
          <table:table-cell office:value-type="string" calcext:value-type="string">
            <text:p>GENROD</text:p>
          </table:table-cell>
          <table:table-cell office:value-type="float" office:value="733923.204702944" calcext:value-type="float">
            <text:p>733923.2047029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302</text:p>
          </table:table-cell>
          <table:table-cell office:value-type="string" calcext:value-type="string">
            <text:p>Caja Club de Campo 250A</text:p>
          </table:table-cell>
          <table:table-cell office:value-type="string" calcext:value-type="string">
            <text:p>GENROD</text:p>
          </table:table-cell>
          <table:table-cell office:value-type="float" office:value="792690.442990324" calcext:value-type="float">
            <text:p>792690.4429903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502</text:p>
          </table:table-cell>
          <table:table-cell office:value-type="string" calcext:value-type="string">
            <text:p>Caja Club de Campo 500A</text:p>
          </table:table-cell>
          <table:table-cell office:value-type="string" calcext:value-type="string">
            <text:p>GENROD</text:p>
          </table:table-cell>
          <table:table-cell office:value-type="float" office:value="923826.056470076" calcext:value-type="float">
            <text:p>923826.0564700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103</text:p>
          </table:table-cell>
          <table:table-cell office:value-type="string" calcext:value-type="string">
            <text:p>Caja Toma 100A DIN00 p/pared C/SBC NH00</text:p>
          </table:table-cell>
          <table:table-cell office:value-type="string" calcext:value-type="string">
            <text:p>GENROD</text:p>
          </table:table-cell>
          <table:table-cell office:value-type="float" office:value="80051.7631750174" calcext:value-type="float">
            <text:p>80051.7631750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003</text:p>
          </table:table-cell>
          <table:table-cell office:value-type="string" calcext:value-type="string">
            <text:p>Caja Toma 100A DIN00 p/pared S/bases NH </text:p>
          </table:table-cell>
          <table:table-cell office:value-type="string" calcext:value-type="string">
            <text:p>GENROD</text:p>
          </table:table-cell>
          <table:table-cell office:value-type="float" office:value="31110.7119390813" calcext:value-type="float">
            <text:p>31110.71193908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203</text:p>
          </table:table-cell>
          <table:table-cell office:value-type="string" calcext:value-type="string">
            <text:p>Caja Toma 100A DIN00 p/pared C/bases NH </text:p>
          </table:table-cell>
          <table:table-cell office:value-type="string" calcext:value-type="string">
            <text:p>GENROD</text:p>
          </table:table-cell>
          <table:table-cell office:value-type="float" office:value="48625.4073336226" calcext:value-type="float">
            <text:p>48625.40733362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103</text:p>
          </table:table-cell>
          <table:table-cell office:value-type="string" calcext:value-type="string">
            <text:p>Caja de Toma 200A c/3 Bases NH T1</text:p>
          </table:table-cell>
          <table:table-cell office:value-type="string" calcext:value-type="string">
            <text:p>GENROD</text:p>
          </table:table-cell>
          <table:table-cell office:value-type="float" office:value="209919.632831227" calcext:value-type="float">
            <text:p>209919.6328312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103</text:p>
          </table:table-cell>
          <table:table-cell office:value-type="string" calcext:value-type="string">
            <text:p>Gabinete para medición T3</text:p>
          </table:table-cell>
          <table:table-cell office:value-type="string" calcext:value-type="string">
            <text:p>GENROD</text:p>
          </table:table-cell>
          <table:table-cell office:value-type="float" office:value="605379.498542932" calcext:value-type="float">
            <text:p>605379.498542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203</text:p>
          </table:table-cell>
          <table:table-cell office:value-type="string" calcext:value-type="string">
            <text:p>Caja para toma y trafos T3</text:p>
          </table:table-cell>
          <table:table-cell office:value-type="string" calcext:value-type="string">
            <text:p>GENROD</text:p>
          </table:table-cell>
          <table:table-cell office:value-type="float" office:value="736258.495827088" calcext:value-type="float">
            <text:p>736258.4958270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303</text:p>
          </table:table-cell>
          <table:table-cell office:value-type="string" calcext:value-type="string">
            <text:p>Caja de Toma 100A c/Bases NH00 BL</text:p>
          </table:table-cell>
          <table:table-cell office:value-type="string" calcext:value-type="string">
            <text:p>GENROD</text:p>
          </table:table-cell>
          <table:table-cell office:value-type="float" office:value="61251.3787684295" calcext:value-type="float">
            <text:p>61251.37876842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203</text:p>
          </table:table-cell>
          <table:table-cell office:value-type="string" calcext:value-type="string">
            <text:p>Caja de Toma 400A c/3 Bases NH T3</text:p>
          </table:table-cell>
          <table:table-cell office:value-type="string" calcext:value-type="string">
            <text:p>GENROD</text:p>
          </table:table-cell>
          <table:table-cell office:value-type="float" office:value="295093.646685701" calcext:value-type="float">
            <text:p>295093.646685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603</text:p>
          </table:table-cell>
          <table:table-cell office:value-type="string" calcext:value-type="string">
            <text:p>Caja de Toma 500A c/6 Bases NH T03</text:p>
          </table:table-cell>
          <table:table-cell office:value-type="string" calcext:value-type="string">
            <text:p>GENROD</text:p>
          </table:table-cell>
          <table:table-cell office:value-type="float" office:value="608176.722746069" calcext:value-type="float">
            <text:p>608176.7227460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403</text:p>
          </table:table-cell>
          <table:table-cell office:value-type="string" calcext:value-type="string">
            <text:p>Gabinete para Medición T2</text:p>
          </table:table-cell>
          <table:table-cell office:value-type="string" calcext:value-type="string">
            <text:p>GENROD</text:p>
          </table:table-cell>
          <table:table-cell office:value-type="float" office:value="196575.112121831" calcext:value-type="float">
            <text:p>196575.112121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303</text:p>
          </table:table-cell>
          <table:table-cell office:value-type="string" calcext:value-type="string">
            <text:p>Caja p/Toma y Med. Ind. h/100kW T2</text:p>
          </table:table-cell>
          <table:table-cell office:value-type="string" calcext:value-type="string">
            <text:p>GENROD</text:p>
          </table:table-cell>
          <table:table-cell office:value-type="float" office:value="359250.016495959" calcext:value-type="float">
            <text:p>359250.0164959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303</text:p>
          </table:table-cell>
          <table:table-cell office:value-type="string" calcext:value-type="string">
            <text:p>Caja de Toma E/S 6 Bases NH T00 </text:p>
          </table:table-cell>
          <table:table-cell office:value-type="string" calcext:value-type="string">
            <text:p>GENROD</text:p>
          </table:table-cell>
          <table:table-cell office:value-type="float" office:value="256317.539806315" calcext:value-type="float">
            <text:p>256317.5398063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503</text:p>
          </table:table-cell>
          <table:table-cell office:value-type="string" calcext:value-type="string">
            <text:p>Caja de Toma E/S 6 Bases NH T00 (420x520)</text:p>
          </table:table-cell>
          <table:table-cell office:value-type="string" calcext:value-type="string">
            <text:p>GENROD</text:p>
          </table:table-cell>
          <table:table-cell office:value-type="float" office:value="330738.916344216" calcext:value-type="float">
            <text:p>330738.9163442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603</text:p>
          </table:table-cell>
          <table:table-cell office:value-type="string" calcext:value-type="string">
            <text:p>Caja de Toma E/S 6 Bases NH T01</text:p>
          </table:table-cell>
          <table:table-cell office:value-type="string" calcext:value-type="string">
            <text:p>GENROD</text:p>
          </table:table-cell>
          <table:table-cell office:value-type="float" office:value="397743.83359673" calcext:value-type="float">
            <text:p>397743.833596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703</text:p>
          </table:table-cell>
          <table:table-cell office:value-type="string" calcext:value-type="string">
            <text:p>Caja Toma Country 250A EDEA</text:p>
          </table:table-cell>
          <table:table-cell office:value-type="string" calcext:value-type="string">
            <text:p>GENROD</text:p>
          </table:table-cell>
          <table:table-cell office:value-type="float" office:value="832324.975906953" calcext:value-type="float">
            <text:p>832324.9759069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803</text:p>
          </table:table-cell>
          <table:table-cell office:value-type="string" calcext:value-type="string">
            <text:p>Caja Toma Country 500A EDEA</text:p>
          </table:table-cell>
          <table:table-cell office:value-type="string" calcext:value-type="string">
            <text:p>GENROD</text:p>
          </table:table-cell>
          <table:table-cell office:value-type="float" office:value="970017.378435115" calcext:value-type="float">
            <text:p>970017.3784351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911</text:p>
          </table:table-cell>
          <table:table-cell office:value-type="string" calcext:value-type="string">
            <text:p>Caja de Toma Indirecta  </text:p>
          </table:table-cell>
          <table:table-cell office:value-type="string" calcext:value-type="string">
            <text:p>GENROD</text:p>
          </table:table-cell>
          <table:table-cell office:value-type="float" office:value="366948.765559963" calcext:value-type="float">
            <text:p>366948.765559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811</text:p>
          </table:table-cell>
          <table:table-cell office:value-type="string" calcext:value-type="string">
            <text:p>Caja de medición Indirecta  </text:p>
          </table:table-cell>
          <table:table-cell office:value-type="string" calcext:value-type="string">
            <text:p>GENROD</text:p>
          </table:table-cell>
          <table:table-cell office:value-type="float" office:value="366948.765559963" calcext:value-type="float">
            <text:p>366948.765559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110</text:p>
          </table:table-cell>
          <table:table-cell office:value-type="string" calcext:value-type="string">
            <text:p>Caja de Toma Indirecta</text:p>
          </table:table-cell>
          <table:table-cell office:value-type="string" calcext:value-type="string">
            <text:p>GENROD</text:p>
          </table:table-cell>
          <table:table-cell office:value-type="float" office:value="366948.765559963" calcext:value-type="float">
            <text:p>366948.765559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210</text:p>
          </table:table-cell>
          <table:table-cell office:value-type="string" calcext:value-type="string">
            <text:p>Caja de medición Indirecta  </text:p>
          </table:table-cell>
          <table:table-cell office:value-type="string" calcext:value-type="string">
            <text:p>GENROD</text:p>
          </table:table-cell>
          <table:table-cell office:value-type="float" office:value="366948.765559963" calcext:value-type="float">
            <text:p>366948.765559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510</text:p>
          </table:table-cell>
          <table:table-cell office:value-type="string" calcext:value-type="string">
            <text:p>Caja de Toma 500A c/6 Bases NH T03</text:p>
          </table:table-cell>
          <table:table-cell office:value-type="string" calcext:value-type="string">
            <text:p>GENROD</text:p>
          </table:table-cell>
          <table:table-cell office:value-type="float" office:value="641538.048446477" calcext:value-type="float">
            <text:p>641538.048446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706</text:p>
          </table:table-cell>
          <table:table-cell office:value-type="string" calcext:value-type="string">
            <text:p>Caja para Acometida CALF</text:p>
          </table:table-cell>
          <table:table-cell office:value-type="string" calcext:value-type="string">
            <text:p>GENROD</text:p>
          </table:table-cell>
          <table:table-cell office:value-type="float" office:value="589212.103974299" calcext:value-type="float">
            <text:p>589212.1039742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208</text:p>
          </table:table-cell>
          <table:table-cell office:value-type="string" calcext:value-type="string">
            <text:p>Caja de ES CT 500A Barra</text:p>
          </table:table-cell>
          <table:table-cell office:value-type="string" calcext:value-type="string">
            <text:p>GENROD</text:p>
          </table:table-cell>
          <table:table-cell office:value-type="float" office:value="1026476.26730802" calcext:value-type="float">
            <text:p>1026476.267308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108</text:p>
          </table:table-cell>
          <table:table-cell office:value-type="string" calcext:value-type="string">
            <text:p>Caja Country Bases y barras</text:p>
          </table:table-cell>
          <table:table-cell office:value-type="string" calcext:value-type="string">
            <text:p>GENROD</text:p>
          </table:table-cell>
          <table:table-cell office:value-type="float" office:value="1121427.68122813" calcext:value-type="float">
            <text:p>1121427.681228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209</text:p>
          </table:table-cell>
          <table:table-cell office:value-type="string" calcext:value-type="string">
            <text:p>Caja de Toma 63 Río Negro (antes 086109)</text:p>
          </table:table-cell>
          <table:table-cell office:value-type="string" calcext:value-type="string">
            <text:p>GENROD</text:p>
          </table:table-cell>
          <table:table-cell office:value-type="float" office:value="92323.5922964417" calcext:value-type="float">
            <text:p>92323.59229644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6209</text:p>
          </table:table-cell>
          <table:table-cell office:value-type="string" calcext:value-type="string">
            <text:p>Caja de Toma con 6 bases NH00-Río Negro</text:p>
          </table:table-cell>
          <table:table-cell office:value-type="string" calcext:value-type="string">
            <text:p>GENROD</text:p>
          </table:table-cell>
          <table:table-cell office:value-type="float" office:value="163727.066666452" calcext:value-type="float">
            <text:p>163727.0666664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6309</text:p>
          </table:table-cell>
          <table:table-cell office:value-type="string" calcext:value-type="string">
            <text:p>Caja de Toma con 12 bases NH00-Río Negro</text:p>
          </table:table-cell>
          <table:table-cell office:value-type="string" calcext:value-type="string">
            <text:p>GENROD</text:p>
          </table:table-cell>
          <table:table-cell office:value-type="float" office:value="332586.624733268" calcext:value-type="float">
            <text:p>332586.624733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005</text:p>
          </table:table-cell>
          <table:table-cell office:value-type="string" calcext:value-type="string">
            <text:p>Caja de Toma 63A Sin Bases</text:p>
          </table:table-cell>
          <table:table-cell office:value-type="string" calcext:value-type="string">
            <text:p>GENROD</text:p>
          </table:table-cell>
          <table:table-cell office:value-type="float" office:value="35570.7851627674" calcext:value-type="float">
            <text:p>35570.78516276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205</text:p>
          </table:table-cell>
          <table:table-cell office:value-type="string" calcext:value-type="string">
            <text:p>Caja de Toma 63A c/Bases NH00</text:p>
          </table:table-cell>
          <table:table-cell office:value-type="string" calcext:value-type="string">
            <text:p>GENROD</text:p>
          </table:table-cell>
          <table:table-cell office:value-type="float" office:value="60209.8639546173" calcext:value-type="float">
            <text:p>60209.86395461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105</text:p>
          </table:table-cell>
          <table:table-cell office:value-type="string" calcext:value-type="string">
            <text:p>Caja de Toma 200A c/3 Bases NH T1</text:p>
          </table:table-cell>
          <table:table-cell office:value-type="string" calcext:value-type="string">
            <text:p>GENROD</text:p>
          </table:table-cell>
          <table:table-cell office:value-type="float" office:value="281774.775632406" calcext:value-type="float">
            <text:p>281774.7756324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205</text:p>
          </table:table-cell>
          <table:table-cell office:value-type="string" calcext:value-type="string">
            <text:p>Caja de Toma 400A c/3 Bases NH T3</text:p>
          </table:table-cell>
          <table:table-cell office:value-type="string" calcext:value-type="string">
            <text:p>GENROD</text:p>
          </table:table-cell>
          <table:table-cell office:value-type="float" office:value="358762.433760866" calcext:value-type="float">
            <text:p>358762.4337608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105</text:p>
          </table:table-cell>
          <table:table-cell office:value-type="string" calcext:value-type="string">
            <text:p>Caja de Toma 125A c/3 Bases NH T00</text:p>
          </table:table-cell>
          <table:table-cell office:value-type="string" calcext:value-type="string">
            <text:p>GENROD</text:p>
          </table:table-cell>
          <table:table-cell office:value-type="float" office:value="230449.670213433" calcext:value-type="float">
            <text:p>230449.6702134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205</text:p>
          </table:table-cell>
          <table:table-cell office:value-type="string" calcext:value-type="string">
            <text:p>Caja de Toma para medición directa T2</text:p>
          </table:table-cell>
          <table:table-cell office:value-type="string" calcext:value-type="string">
            <text:p>GENROD</text:p>
          </table:table-cell>
          <table:table-cell office:value-type="float" office:value="300251.811669083" calcext:value-type="float">
            <text:p>300251.8116690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405</text:p>
          </table:table-cell>
          <table:table-cell office:value-type="string" calcext:value-type="string">
            <text:p>Caja de Toma 500A c/3 Bases NH T3</text:p>
          </table:table-cell>
          <table:table-cell office:value-type="string" calcext:value-type="string">
            <text:p>GENROD</text:p>
          </table:table-cell>
          <table:table-cell office:value-type="float" office:value="953363.669258042" calcext:value-type="float">
            <text:p>953363.6692580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0105</text:p>
          </table:table-cell>
          <table:table-cell office:value-type="string" calcext:value-type="string">
            <text:p>Kit de prolongacion de borne para caja de toma 125A Edemsa</text:p>
          </table:table-cell>
          <table:table-cell office:value-type="string" calcext:value-type="string">
            <text:p>GENROD</text:p>
          </table:table-cell>
          <table:table-cell office:value-type="float" office:value="24009.968336761" calcext:value-type="float">
            <text:p>24009.9683367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107</text:p>
          </table:table-cell>
          <table:table-cell office:value-type="string" calcext:value-type="string">
            <text:p>Caja de toma 210x270-c-SBC unipolar</text:p>
          </table:table-cell>
          <table:table-cell office:value-type="string" calcext:value-type="string">
            <text:p>GENROD</text:p>
          </table:table-cell>
          <table:table-cell office:value-type="float" office:value="45478.9219083762" calcext:value-type="float">
            <text:p>45478.92190837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807</text:p>
          </table:table-cell>
          <table:table-cell office:value-type="string" calcext:value-type="string">
            <text:p>Caja toma doble suministro-6 Bases NH T1-EPE</text:p>
          </table:table-cell>
          <table:table-cell office:value-type="string" calcext:value-type="string">
            <text:p>GENROD</text:p>
          </table:table-cell>
          <table:table-cell office:value-type="float" office:value="992637.623520346" calcext:value-type="float">
            <text:p>992637.6235203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907</text:p>
          </table:table-cell>
          <table:table-cell office:value-type="string" calcext:value-type="string">
            <text:p>Caja toma doble suministro-6 Bases NH T3-EPE</text:p>
          </table:table-cell>
          <table:table-cell office:value-type="string" calcext:value-type="string">
            <text:p>GENROD</text:p>
          </table:table-cell>
          <table:table-cell office:value-type="float" office:value="1130330.02604851" calcext:value-type="float">
            <text:p>1130330.02604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307</text:p>
          </table:table-cell>
          <table:table-cell office:value-type="string" calcext:value-type="string">
            <text:p>Caja Club de Campo 250A <text:s/>EPE <text:s/></text:p>
          </table:table-cell>
          <table:table-cell office:value-type="string" calcext:value-type="string">
            <text:p>GENROD</text:p>
          </table:table-cell>
          <table:table-cell office:value-type="float" office:value="832324.975906953" calcext:value-type="float">
            <text:p>832324.9759069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507</text:p>
          </table:table-cell>
          <table:table-cell office:value-type="string" calcext:value-type="string">
            <text:p>Caja Club de Campo 500A EPE <text:s/></text:p>
          </table:table-cell>
          <table:table-cell office:value-type="string" calcext:value-type="string">
            <text:p>GENROD</text:p>
          </table:table-cell>
          <table:table-cell office:value-type="float" office:value="1018518.29401436" calcext:value-type="float">
            <text:p>1018518.294014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303</text:p>
          </table:table-cell>
          <table:table-cell office:value-type="string" calcext:value-type="string">
            <text:p>Caja de toma 500A C/3 bases NH T3 </text:p>
          </table:table-cell>
          <table:table-cell office:value-type="string" calcext:value-type="string">
            <text:p>GENROD</text:p>
          </table:table-cell>
          <table:table-cell office:value-type="float" office:value="514944.697153755" calcext:value-type="float">
            <text:p>514944.697153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5021</text:p>
          </table:table-cell>
          <table:table-cell office:value-type="string" calcext:value-type="string">
            <text:p>Bandeja Plástica portamedidor monofásicas</text:p>
          </table:table-cell>
          <table:table-cell office:value-type="string" calcext:value-type="string">
            <text:p>GENROD</text:p>
          </table:table-cell>
          <table:table-cell office:value-type="float" office:value="3774.94985354912" calcext:value-type="float">
            <text:p>3774.949853549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5022</text:p>
          </table:table-cell>
          <table:table-cell office:value-type="string" calcext:value-type="string">
            <text:p>Bandeja Plástica portamedidor Trifásicas</text:p>
          </table:table-cell>
          <table:table-cell office:value-type="string" calcext:value-type="string">
            <text:p>GENROD</text:p>
          </table:table-cell>
          <table:table-cell office:value-type="float" office:value="7188.60324523228" calcext:value-type="float">
            <text:p>7188.60324523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20</text:p>
          </table:table-cell>
          <table:table-cell office:value-type="string" calcext:value-type="string">
            <text:p>Gab. p/Deriv. Aérea Monof. - 2 Entrada y 6 Salidas (Edesa)</text:p>
          </table:table-cell>
          <table:table-cell office:value-type="string" calcext:value-type="string">
            <text:p>GENROD</text:p>
          </table:table-cell>
          <table:table-cell office:value-type="float" office:value="39929.3843271971" calcext:value-type="float">
            <text:p>39929.3843271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21</text:p>
          </table:table-cell>
          <table:table-cell office:value-type="string" calcext:value-type="string">
            <text:p>Gab. p/Deriv. Aérea Trif. - 2 Entrada y 12 Salidas (Edesa)</text:p>
          </table:table-cell>
          <table:table-cell office:value-type="string" calcext:value-type="string">
            <text:p>GENROD</text:p>
          </table:table-cell>
          <table:table-cell office:value-type="float" office:value="61500.2904964289" calcext:value-type="float">
            <text:p>61500.29049642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834EJE</text:p>
          </table:table-cell>
          <table:table-cell office:value-type="string" calcext:value-type="string">
            <text:p>Caja derivación aérea monofásica 6 salidas (Ejesa)</text:p>
          </table:table-cell>
          <table:table-cell office:value-type="string" calcext:value-type="string">
            <text:p>GENROD</text:p>
          </table:table-cell>
          <table:table-cell office:value-type="float" office:value="84583.7607142247" calcext:value-type="float">
            <text:p>84583.76071422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3-01</text:p>
          </table:table-cell>
          <table:table-cell office:value-type="string" calcext:value-type="string">
            <text:p>Gab. Mod. Viv. Col. 4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609177.561799273" calcext:value-type="float">
            <text:p>609177.5617992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3-01</text:p>
          </table:table-cell>
          <table:table-cell office:value-type="string" calcext:value-type="string">
            <text:p>Gab. Mod. Viv. Col. 8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1151706.93276656" calcext:value-type="float">
            <text:p>1151706.93276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3-01</text:p>
          </table:table-cell>
          <table:table-cell office:value-type="string" calcext:value-type="string">
            <text:p>Gab. Mod. Viv. Col. 12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1716000.70688898" calcext:value-type="float">
            <text:p>1716000.70688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3-01</text:p>
          </table:table-cell>
          <table:table-cell office:value-type="string" calcext:value-type="string">
            <text:p>Gab. Mod. Viv. Col. 3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491463.465851055" calcext:value-type="float">
            <text:p>491463.4658510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3-01</text:p>
          </table:table-cell>
          <table:table-cell office:value-type="string" calcext:value-type="string">
            <text:p>Gab. Mod. Viv. Col. 6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959751.079653899" calcext:value-type="float">
            <text:p>959751.0796538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3-01</text:p>
          </table:table-cell>
          <table:table-cell office:value-type="string" calcext:value-type="string">
            <text:p>Gab. Mod. Viv. Col. 9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1395632.00393087" calcext:value-type="float">
            <text:p>1395632.003930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-01</text:p>
          </table:table-cell>
          <table:table-cell office:value-type="string" calcext:value-type="string">
            <text:p>Gab. Mod. Viv. Col. <text:s/>1 Trif. c/TM e ID (de 2 Trif c/cable p/1) Edesur</text:p>
          </table:table-cell>
          <table:table-cell office:value-type="string" calcext:value-type="string">
            <text:p>GENROD</text:p>
          </table:table-cell>
          <table:table-cell office:value-type="float" office:value="415527.970014919" calcext:value-type="float">
            <text:p>415527.9700149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3-01</text:p>
          </table:table-cell>
          <table:table-cell office:value-type="string" calcext:value-type="string">
            <text:p>Gab. Mod. Viv. Col. 2 Trif. c/TM e ID Edesur</text:p>
          </table:table-cell>
          <table:table-cell office:value-type="string" calcext:value-type="string">
            <text:p>GENROD</text:p>
          </table:table-cell>
          <table:table-cell office:value-type="float" office:value="547638.772891775" calcext:value-type="float">
            <text:p>547638.7728917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3-01</text:p>
          </table:table-cell>
          <table:table-cell office:value-type="string" calcext:value-type="string">
            <text:p>Gab. Mod. Viv. Col. 4 Trif. c/TM e ID Edesur</text:p>
          </table:table-cell>
          <table:table-cell office:value-type="string" calcext:value-type="string">
            <text:p>GENROD</text:p>
          </table:table-cell>
          <table:table-cell office:value-type="float" office:value="1081445.44233906" calcext:value-type="float">
            <text:p>1081445.442339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3-01</text:p>
          </table:table-cell>
          <table:table-cell office:value-type="string" calcext:value-type="string">
            <text:p>Gab. Mod. Viv. Col. 1 Monof.+1 Trif. c/TM e ID Edesur</text:p>
          </table:table-cell>
          <table:table-cell office:value-type="string" calcext:value-type="string">
            <text:p>GENROD</text:p>
          </table:table-cell>
          <table:table-cell office:value-type="float" office:value="513481.925021558" calcext:value-type="float">
            <text:p>513481.9250215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1</text:p>
          </table:table-cell>
          <table:table-cell office:value-type="string" calcext:value-type="string">
            <text:p>Gab. Mod. Viv. Col. 4 Monof.c/TM Edesur</text:p>
          </table:table-cell>
          <table:table-cell office:value-type="string" calcext:value-type="string">
            <text:p>GENROD</text:p>
          </table:table-cell>
          <table:table-cell office:value-type="float" office:value="488330.068449957" calcext:value-type="float">
            <text:p>488330.0684499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1</text:p>
          </table:table-cell>
          <table:table-cell office:value-type="string" calcext:value-type="string">
            <text:p>Gab. Mod. Viv. Col. 8 Monof.c/TM Edesur</text:p>
          </table:table-cell>
          <table:table-cell office:value-type="string" calcext:value-type="string">
            <text:p>GENROD</text:p>
          </table:table-cell>
          <table:table-cell office:value-type="float" office:value="837520.347247831" calcext:value-type="float">
            <text:p>837520.347247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1</text:p>
          </table:table-cell>
          <table:table-cell office:value-type="string" calcext:value-type="string">
            <text:p>Gab. Mod. Viv. Col. 12 Monof.c/TM Edesur</text:p>
          </table:table-cell>
          <table:table-cell office:value-type="string" calcext:value-type="string">
            <text:p>GENROD</text:p>
          </table:table-cell>
          <table:table-cell office:value-type="float" office:value="1349308.55752461" calcext:value-type="float">
            <text:p>1349308.557524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1</text:p>
          </table:table-cell>
          <table:table-cell office:value-type="string" calcext:value-type="string">
            <text:p>Gab. Mod. Viv. Col. 3 Monof.c/TM Edesur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.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1</text:p>
          </table:table-cell>
          <table:table-cell office:value-type="string" calcext:value-type="string">
            <text:p>Gab. Mod. Viv. Col. 6 Monof.c/TM Edesur</text:p>
          </table:table-cell>
          <table:table-cell office:value-type="string" calcext:value-type="string">
            <text:p>GENROD</text:p>
          </table:table-cell>
          <table:table-cell office:value-type="float" office:value="752833.940055368" calcext:value-type="float">
            <text:p>752833.940055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1</text:p>
          </table:table-cell>
          <table:table-cell office:value-type="string" calcext:value-type="string">
            <text:p>Gab. Mod. Viv. Col. 9 Monof.c/TM Edesur</text:p>
          </table:table-cell>
          <table:table-cell office:value-type="string" calcext:value-type="string">
            <text:p>GENROD</text:p>
          </table:table-cell>
          <table:table-cell office:value-type="float" office:value="1044437.48684636" calcext:value-type="float">
            <text:p>1044437.486846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1</text:p>
          </table:table-cell>
          <table:table-cell office:value-type="string" calcext:value-type="string">
            <text:p>Gab. Mod. Viv. Col. <text:s/>1 Trif. c/TM (de 2 Trif c/cable p/1) Edesur</text:p>
          </table:table-cell>
          <table:table-cell office:value-type="string" calcext:value-type="string">
            <text:p>GENROD</text:p>
          </table:table-cell>
          <table:table-cell office:value-type="float" office:value="397997.889612101" calcext:value-type="float">
            <text:p>397997.8896121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1</text:p>
          </table:table-cell>
          <table:table-cell office:value-type="string" calcext:value-type="string">
            <text:p>Gab. Mod. Viv. Col. <text:s/>2 Trif. c/TM <text:s/>Edesur</text:p>
          </table:table-cell>
          <table:table-cell office:value-type="string" calcext:value-type="string">
            <text:p>GENROD</text:p>
          </table:table-cell>
          <table:table-cell office:value-type="float" office:value="429049.573844465" calcext:value-type="float">
            <text:p>429049.5738444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1</text:p>
          </table:table-cell>
          <table:table-cell office:value-type="string" calcext:value-type="string">
            <text:p>Gab. Mod. Viv. Col. <text:s/>4 Trif. c/TM <text:s/>Edesur</text:p>
          </table:table-cell>
          <table:table-cell office:value-type="string" calcext:value-type="string">
            <text:p>GENROD</text:p>
          </table:table-cell>
          <table:table-cell office:value-type="float" office:value="837435.669885014" calcext:value-type="float">
            <text:p>837435.6698850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1</text:p>
          </table:table-cell>
          <table:table-cell office:value-type="string" calcext:value-type="string">
            <text:p>Gab. Mod. Viv. Col. 1 Monof. 1 Trif. c/TM Edesur</text:p>
          </table:table-cell>
          <table:table-cell office:value-type="string" calcext:value-type="string">
            <text:p>GENROD</text:p>
          </table:table-cell>
          <table:table-cell office:value-type="float" office:value="451604.378808954" calcext:value-type="float">
            <text:p>451604.3788089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1</text:p>
          </table:table-cell>
          <table:table-cell office:value-type="string" calcext:value-type="string">
            <text:p>Gab. Mod. Viv. Col. 4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469392.487095532" calcext:value-type="float">
            <text:p>469392.4870955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1</text:p>
          </table:table-cell>
          <table:table-cell office:value-type="string" calcext:value-type="string">
            <text:p>Gab. Mod. Viv. Col. 8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799645.208465899" calcext:value-type="float">
            <text:p>799645.2084658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1</text:p>
          </table:table-cell>
          <table:table-cell office:value-type="string" calcext:value-type="string">
            <text:p>Gab. Mod. Viv. Col. 12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1292495.81346134" calcext:value-type="float">
            <text:p>1292495.813461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1</text:p>
          </table:table-cell>
          <table:table-cell office:value-type="string" calcext:value-type="string">
            <text:p>Gab. Mod. Viv. Col. 3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.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1</text:p>
          </table:table-cell>
          <table:table-cell office:value-type="string" calcext:value-type="string">
            <text:p>Gab. Mod. Viv. Col. 6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724427.591950648" calcext:value-type="float">
            <text:p>724427.5919506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1</text:p>
          </table:table-cell>
          <table:table-cell office:value-type="string" calcext:value-type="string">
            <text:p>Gab. Mod. Viv. Col. 9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1001828.07236041" calcext:value-type="float">
            <text:p>1001828.072360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1</text:p>
          </table:table-cell>
          <table:table-cell office:value-type="string" calcext:value-type="string">
            <text:p>Gab. Mod. Viv. Col. <text:s/>1 Trif. s/TM s/ID (de 2 Trif c/cable p/1) Edesur</text:p>
          </table:table-cell>
          <table:table-cell office:value-type="string" calcext:value-type="string">
            <text:p>GENROD</text:p>
          </table:table-cell>
          <table:table-cell office:value-type="float" office:value="388529.098934888" calcext:value-type="float">
            <text:p>388529.0989348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1</text:p>
          </table:table-cell>
          <table:table-cell office:value-type="string" calcext:value-type="string">
            <text:p>Gab. Mod. Viv. Col. <text:s/>2 Trif. s/TM s/ID Edesur</text:p>
          </table:table-cell>
          <table:table-cell office:value-type="string" calcext:value-type="string">
            <text:p>GENROD</text:p>
          </table:table-cell>
          <table:table-cell office:value-type="float" office:value="410111.99249004" calcext:value-type="float">
            <text:p>410111.992490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1</text:p>
          </table:table-cell>
          <table:table-cell office:value-type="string" calcext:value-type="string">
            <text:p>Gab. Mod. Viv. Col. <text:s/>4 Trif. s/TM s/ID Edesur</text:p>
          </table:table-cell>
          <table:table-cell office:value-type="string" calcext:value-type="string">
            <text:p>GENROD</text:p>
          </table:table-cell>
          <table:table-cell office:value-type="float" office:value="799560.507176164" calcext:value-type="float">
            <text:p>799560.5071761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1</text:p>
          </table:table-cell>
          <table:table-cell office:value-type="string" calcext:value-type="string">
            <text:p>Gab. Mod. Viv. Col. 1 Monof. 1 Trif. s/TM s/ID Edesur</text:p>
          </table:table-cell>
          <table:table-cell office:value-type="string" calcext:value-type="string">
            <text:p>GENROD</text:p>
          </table:table-cell>
          <table:table-cell office:value-type="float" office:value="437401.360281562" calcext:value-type="float">
            <text:p>437401.3602815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20-01</text:p>
          </table:table-cell>
          <table:table-cell office:value-type="string" calcext:value-type="string">
            <text:p>Gab. Mod. Viv. Col. <text:s/>1 Trif. T2 s/TM s/ID (de 2 Trif c/cable p/1) Edesur</text:p>
          </table:table-cell>
          <table:table-cell office:value-type="string" calcext:value-type="string">
            <text:p>GENROD</text:p>
          </table:table-cell>
          <table:table-cell office:value-type="float" office:value="403975.33619487" calcext:value-type="float">
            <text:p>403975.33619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20-01</text:p>
          </table:table-cell>
          <table:table-cell office:value-type="string" calcext:value-type="string">
            <text:p>Gab. Mod. Viv. Col. <text:s/>2 Trif. T2 s/TM s/ID Edesur</text:p>
          </table:table-cell>
          <table:table-cell office:value-type="string" calcext:value-type="string">
            <text:p>GENROD</text:p>
          </table:table-cell>
          <table:table-cell office:value-type="float" office:value="432429.968820122" calcext:value-type="float">
            <text:p>432429.9688201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19</text:p>
          </table:table-cell>
          <table:table-cell office:value-type="string" calcext:value-type="string">
            <text:p>KIT barras de acople para gab. Viviendas colectivas</text:p>
          </table:table-cell>
          <table:table-cell office:value-type="string" calcext:value-type="string">
            <text:p>GENROD</text:p>
          </table:table-cell>
          <table:table-cell office:value-type="float" office:value="20008.2870082025" calcext:value-type="float">
            <text:p>20008.28700820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3-09</text:p>
          </table:table-cell>
          <table:table-cell office:value-type="string" calcext:value-type="string">
            <text:p>Gab. Mod. Viv. Col. 4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576714.452600749" calcext:value-type="float">
            <text:p>576714.4526007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3-09</text:p>
          </table:table-cell>
          <table:table-cell office:value-type="string" calcext:value-type="string">
            <text:p>Gab. Mod. Viv. Col. 8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1091607.80258847" calcext:value-type="float">
            <text:p>1091607.802588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3-09</text:p>
          </table:table-cell>
          <table:table-cell office:value-type="string" calcext:value-type="string">
            <text:p>Gab. Mod. Viv. Col. 12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1633883.11754038" calcext:value-type="float">
            <text:p>1633883.117540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3-09</text:p>
          </table:table-cell>
          <table:table-cell office:value-type="string" calcext:value-type="string">
            <text:p>Gab. Mod. Viv. Col. 3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467186.688451627" calcext:value-type="float">
            <text:p>467186.688451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3-09</text:p>
          </table:table-cell>
          <table:table-cell office:value-type="string" calcext:value-type="string">
            <text:p>Gab. Mod. Viv. Col. 6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896829.075616568" calcext:value-type="float">
            <text:p>896829.0756165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3-09</text:p>
          </table:table-cell>
          <table:table-cell office:value-type="string" calcext:value-type="string">
            <text:p>Gab. Mod. Viv. Col. 9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1326471.43885459" calcext:value-type="float">
            <text:p>1326471.438854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-09</text:p>
          </table:table-cell>
          <table:table-cell office:value-type="string" calcext:value-type="string">
            <text:p>Gab. Mod. Viv. Col. <text:s/>1 Trif. c/TM e ID Edenor</text:p>
          </table:table-cell>
          <table:table-cell office:value-type="string" calcext:value-type="string">
            <text:p>GENROD</text:p>
          </table:table-cell>
          <table:table-cell office:value-type="float" office:value="261680.997746174" calcext:value-type="float">
            <text:p>261680.997746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L-09</text:p>
          </table:table-cell>
          <table:table-cell office:value-type="string" calcext:value-type="string">
            <text:p>Gab. Mod. Viv. Col. <text:s/>1 Trif. c/TM e ID (de 2 Trif c/cable p/1) Edenor</text:p>
          </table:table-cell>
          <table:table-cell office:value-type="string" calcext:value-type="string">
            <text:p>GENROD</text:p>
          </table:table-cell>
          <table:table-cell office:value-type="float" office:value="373975.192154961" calcext:value-type="float">
            <text:p>373975.1921549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3-09</text:p>
          </table:table-cell>
          <table:table-cell office:value-type="string" calcext:value-type="string">
            <text:p>Gab. Mod. Viv. Col. <text:s/>2 Trif. c/TM e ID Edenor</text:p>
          </table:table-cell>
          <table:table-cell office:value-type="string" calcext:value-type="string">
            <text:p>GENROD</text:p>
          </table:table-cell>
          <table:table-cell office:value-type="float" office:value="548767.932006238" calcext:value-type="float">
            <text:p>548767.932006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3-09</text:p>
          </table:table-cell>
          <table:table-cell office:value-type="string" calcext:value-type="string">
            <text:p>Gab. Mod. Viv. Col. <text:s/>4 Trif. c/TM e ID Edenor</text:p>
          </table:table-cell>
          <table:table-cell office:value-type="string" calcext:value-type="string">
            <text:p>GENROD</text:p>
          </table:table-cell>
          <table:table-cell office:value-type="float" office:value="1083421.44686245" calcext:value-type="float">
            <text:p>1083421.446862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3-09</text:p>
          </table:table-cell>
          <table:table-cell office:value-type="string" calcext:value-type="string">
            <text:p>Gab. Mod. Viv. Col. 1 Monof. 1 Trif. c/TM e ID Edenor</text:p>
          </table:table-cell>
          <table:table-cell office:value-type="string" calcext:value-type="string">
            <text:p>GENROD</text:p>
          </table:table-cell>
          <table:table-cell office:value-type="float" office:value="468315.847566089" calcext:value-type="float">
            <text:p>468315.8475660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9</text:p>
          </table:table-cell>
          <table:table-cell office:value-type="string" calcext:value-type="string">
            <text:p>Gab. Mod. Viv. Col. 4 Monof.c/TM Edenor</text:p>
          </table:table-cell>
          <table:table-cell office:value-type="string" calcext:value-type="string">
            <text:p>GENROD</text:p>
          </table:table-cell>
          <table:table-cell office:value-type="float" office:value="442909.911052199" calcext:value-type="float">
            <text:p>442909.911052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9</text:p>
          </table:table-cell>
          <table:table-cell office:value-type="string" calcext:value-type="string">
            <text:p>Gab. Mod. Viv. Col. 8 Monof.c/TM Edenor</text:p>
          </table:table-cell>
          <table:table-cell office:value-type="string" calcext:value-type="string">
            <text:p>GENROD</text:p>
          </table:table-cell>
          <table:table-cell office:value-type="float" office:value="827668.510540287" calcext:value-type="float">
            <text:p>827668.510540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9</text:p>
          </table:table-cell>
          <table:table-cell office:value-type="string" calcext:value-type="string">
            <text:p>Gab. Mod. Viv. Col. 12 Monof.c/TM Edenor</text:p>
          </table:table-cell>
          <table:table-cell office:value-type="string" calcext:value-type="string">
            <text:p>GENROD</text:p>
          </table:table-cell>
          <table:table-cell office:value-type="float" office:value="1227670.63843902" calcext:value-type="float">
            <text:p>1227670.63843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9</text:p>
          </table:table-cell>
          <table:table-cell office:value-type="string" calcext:value-type="string">
            <text:p>Gab. Mod. Viv. Col. 3 Monof.c/TM Edenor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.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9</text:p>
          </table:table-cell>
          <table:table-cell office:value-type="string" calcext:value-type="string">
            <text:p>Gab. Mod. Viv. Col. 6 Monof.c/TM Edenor</text:p>
          </table:table-cell>
          <table:table-cell office:value-type="string" calcext:value-type="string">
            <text:p>GENROD</text:p>
          </table:table-cell>
          <table:table-cell office:value-type="float" office:value="700356.609972976" calcext:value-type="float">
            <text:p>700356.609972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9</text:p>
          </table:table-cell>
          <table:table-cell office:value-type="string" calcext:value-type="string">
            <text:p>Gab. Mod. Viv. Col. 9 Monof.c/TM Edenor</text:p>
          </table:table-cell>
          <table:table-cell office:value-type="string" calcext:value-type="string">
            <text:p>GENROD</text:p>
          </table:table-cell>
          <table:table-cell office:value-type="float" office:value="1025834.69092865" calcext:value-type="float">
            <text:p>1025834.6909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9</text:p>
          </table:table-cell>
          <table:table-cell office:value-type="string" calcext:value-type="string">
            <text:p>Gab. Mod. Viv. Col. <text:s/>1 Trif. c/TM Edenor</text:p>
          </table:table-cell>
          <table:table-cell office:value-type="string" calcext:value-type="string">
            <text:p>GENROD</text:p>
          </table:table-cell>
          <table:table-cell office:value-type="float" office:value="200706.788395907" calcext:value-type="float">
            <text:p>200706.78839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L-09</text:p>
          </table:table-cell>
          <table:table-cell office:value-type="string" calcext:value-type="string">
            <text:p>Gab. Mod. Viv. Col. <text:s/>1 Trif. c/TM <text:s/>(de 2 Trif c/cable p/1) Edenor</text:p>
          </table:table-cell>
          <table:table-cell office:value-type="string" calcext:value-type="string">
            <text:p>GENROD</text:p>
          </table:table-cell>
          <table:table-cell office:value-type="float" office:value="358195.270096491" calcext:value-type="float">
            <text:p>358195.2700964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9</text:p>
          </table:table-cell>
          <table:table-cell office:value-type="string" calcext:value-type="string">
            <text:p>Gab. Mod. Viv. Col. <text:s/>2 Trif. c/TM Edenor</text:p>
          </table:table-cell>
          <table:table-cell office:value-type="string" calcext:value-type="string">
            <text:p>GENROD</text:p>
          </table:table-cell>
          <table:table-cell office:value-type="float" office:value="429924.676943557" calcext:value-type="float">
            <text:p>429924.676943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9</text:p>
          </table:table-cell>
          <table:table-cell office:value-type="string" calcext:value-type="string">
            <text:p>Gab. Mod. Viv. Col. <text:s/>4 Trif. c/TM Edenor</text:p>
          </table:table-cell>
          <table:table-cell office:value-type="string" calcext:value-type="string">
            <text:p>GENROD</text:p>
          </table:table-cell>
          <table:table-cell office:value-type="float" office:value="838960.029904154" calcext:value-type="float">
            <text:p>838960.02990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9</text:p>
          </table:table-cell>
          <table:table-cell office:value-type="string" calcext:value-type="string">
            <text:p>Gab. Mod. Viv. Col. 1 Monof. 1 Trif. c/TM Edenor</text:p>
          </table:table-cell>
          <table:table-cell office:value-type="string" calcext:value-type="string">
            <text:p>GENROD</text:p>
          </table:table-cell>
          <table:table-cell office:value-type="float" office:value="376289.953983458" calcext:value-type="float">
            <text:p>376289.953983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9</text:p>
          </table:table-cell>
          <table:table-cell office:value-type="string" calcext:value-type="string">
            <text:p>Gab. Mod. Viv. Col. 4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423972.353624692" calcext:value-type="float">
            <text:p>423972.353624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9</text:p>
          </table:table-cell>
          <table:table-cell office:value-type="string" calcext:value-type="string">
            <text:p>Gab. Mod. Viv. Col. 8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789793.347831437" calcext:value-type="float">
            <text:p>789793.347831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9</text:p>
          </table:table-cell>
          <table:table-cell office:value-type="string" calcext:value-type="string">
            <text:p>Gab. Mod. Viv. Col. 12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1170857.91830267" calcext:value-type="float">
            <text:p>1170857.91830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9</text:p>
          </table:table-cell>
          <table:table-cell office:value-type="string" calcext:value-type="string">
            <text:p>Gab. Mod. Viv. Col. 3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.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9</text:p>
          </table:table-cell>
          <table:table-cell office:value-type="string" calcext:value-type="string">
            <text:p>Gab. Mod. Viv. Col. 6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671950.237941338" calcext:value-type="float">
            <text:p>671950.237941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9</text:p>
          </table:table-cell>
          <table:table-cell office:value-type="string" calcext:value-type="string">
            <text:p>Gab. Mod. Viv. Col. 9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983225.300369624" calcext:value-type="float">
            <text:p>983225.3003696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9</text:p>
          </table:table-cell>
          <table:table-cell office:value-type="string" calcext:value-type="string">
            <text:p>Gab. Mod. Viv. Col. <text:s/>1 Trif. s/TM s/ID Edenor</text:p>
          </table:table-cell>
          <table:table-cell office:value-type="string" calcext:value-type="string">
            <text:p>GENROD</text:p>
          </table:table-cell>
          <table:table-cell office:value-type="float" office:value="191237.997718694" calcext:value-type="float">
            <text:p>191237.997718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L-09</text:p>
          </table:table-cell>
          <table:table-cell office:value-type="string" calcext:value-type="string">
            <text:p>Gab. Mod. Viv. Col. <text:s/>1 Trif. s/TM s/ID <text:s/>(de 2 Trif c/cable p/1) Edenor</text:p>
          </table:table-cell>
          <table:table-cell office:value-type="string" calcext:value-type="string">
            <text:p>GENROD</text:p>
          </table:table-cell>
          <table:table-cell office:value-type="float" office:value="349670.180992288" calcext:value-type="float">
            <text:p>349670.180992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9</text:p>
          </table:table-cell>
          <table:table-cell office:value-type="string" calcext:value-type="string">
            <text:p>Gab. Mod. Viv. Col. <text:s/>2 Trif. s/TM s/ID Edenor</text:p>
          </table:table-cell>
          <table:table-cell office:value-type="string" calcext:value-type="string">
            <text:p>GENROD</text:p>
          </table:table-cell>
          <table:table-cell office:value-type="float" office:value="410987.095589132" calcext:value-type="float">
            <text:p>410987.095589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9</text:p>
          </table:table-cell>
          <table:table-cell office:value-type="string" calcext:value-type="string">
            <text:p>Gab. Mod. Viv. Col. <text:s/>4 Trif. s/TM s/ID Edenor</text:p>
          </table:table-cell>
          <table:table-cell office:value-type="string" calcext:value-type="string">
            <text:p>GENROD</text:p>
          </table:table-cell>
          <table:table-cell office:value-type="float" office:value="801084.867195304" calcext:value-type="float">
            <text:p>801084.867195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9</text:p>
          </table:table-cell>
          <table:table-cell office:value-type="string" calcext:value-type="string">
            <text:p>Gab. Mod. Viv. Col. 1 Monof. 1 Trif.s/TM s/ID Edenor</text:p>
          </table:table-cell>
          <table:table-cell office:value-type="string" calcext:value-type="string">
            <text:p>GENROD</text:p>
          </table:table-cell>
          <table:table-cell office:value-type="float" office:value="362086.911529147" calcext:value-type="float">
            <text:p>362086.911529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20-09</text:p>
          </table:table-cell>
          <table:table-cell office:value-type="string" calcext:value-type="string">
            <text:p>Gab. Mod. Viv. Col. <text:s/>1 Trif. T2 s/TM s/ID (de 2 Trif c/cable p/1) Edenor</text:p>
          </table:table-cell>
          <table:table-cell office:value-type="string" calcext:value-type="string">
            <text:p>GENROD</text:p>
          </table:table-cell>
          <table:table-cell office:value-type="float" office:value="380112.111646229" calcext:value-type="float">
            <text:p>380112.1116462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20-09</text:p>
          </table:table-cell>
          <table:table-cell office:value-type="string" calcext:value-type="string">
            <text:p>Gab. Mod. Viv. Col. <text:s/>2 Trif. T2 s/TM s/ID Edenor</text:p>
          </table:table-cell>
          <table:table-cell office:value-type="string" calcext:value-type="string">
            <text:p>GENROD</text:p>
          </table:table-cell>
          <table:table-cell office:value-type="float" office:value="433305.071919214" calcext:value-type="float">
            <text:p>433305.0719192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3-02</text:p>
          </table:table-cell>
          <table:table-cell office:value-type="string" calcext:value-type="string">
            <text:p>Gab. Mod. Viv. Col. 4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576714.452600749" calcext:value-type="float">
            <text:p>576714.4526007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3-02</text:p>
          </table:table-cell>
          <table:table-cell office:value-type="string" calcext:value-type="string">
            <text:p>Gab. Mod. Viv. Col. 8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091607.80258847" calcext:value-type="float">
            <text:p>1091607.802588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3-02</text:p>
          </table:table-cell>
          <table:table-cell office:value-type="string" calcext:value-type="string">
            <text:p>Gab. Mod. Viv. Col. 12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633883.11754038" calcext:value-type="float">
            <text:p>1633883.117540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3-02</text:p>
          </table:table-cell>
          <table:table-cell office:value-type="string" calcext:value-type="string">
            <text:p>Gab. Mod. Viv. Col. 3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67186.688451627" calcext:value-type="float">
            <text:p>467186.688451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3-02</text:p>
          </table:table-cell>
          <table:table-cell office:value-type="string" calcext:value-type="string">
            <text:p>Gab. Mod. Viv. Col. 6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896829.075616568" calcext:value-type="float">
            <text:p>896829.0756165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3-02</text:p>
          </table:table-cell>
          <table:table-cell office:value-type="string" calcext:value-type="string">
            <text:p>Gab. Mod. Viv. Col. 9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326471.43885459" calcext:value-type="float">
            <text:p>1326471.438854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-02</text:p>
          </table:table-cell>
          <table:table-cell office:value-type="string" calcext:value-type="string">
            <text:p>Gab. Mod. Viv. Col. <text:s/>1 Tri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261680.997746174" calcext:value-type="float">
            <text:p>261680.997746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L-02</text:p>
          </table:table-cell>
          <table:table-cell office:value-type="string" calcext:value-type="string">
            <text:p>Gab. Mod. Viv. Col. <text:s/>1 Trif. c/TM e ID (de 2 Trif c/cable p/1)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73975.192154961" calcext:value-type="float">
            <text:p>373975.1921549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3-02</text:p>
          </table:table-cell>
          <table:table-cell office:value-type="string" calcext:value-type="string">
            <text:p>Gab. Mod. Viv. Col. <text:s/>2 Tri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548767.932006238" calcext:value-type="float">
            <text:p>548767.932006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3-02</text:p>
          </table:table-cell>
          <table:table-cell office:value-type="string" calcext:value-type="string">
            <text:p>Gab. Mod. Viv. Col. <text:s/>4 Tri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083421.44686245" calcext:value-type="float">
            <text:p>1083421.446862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3-02</text:p>
          </table:table-cell>
          <table:table-cell office:value-type="string" calcext:value-type="string">
            <text:p>Gab. Mod. Viv. Col. 1 Monof. 1 Tri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68315.847566089" calcext:value-type="float">
            <text:p>468315.8475660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2</text:p>
          </table:table-cell>
          <table:table-cell office:value-type="string" calcext:value-type="string">
            <text:p>Gab. Mod. Viv. Col. 4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42909.911052199" calcext:value-type="float">
            <text:p>442909.911052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2</text:p>
          </table:table-cell>
          <table:table-cell office:value-type="string" calcext:value-type="string">
            <text:p>Gab. Mod. Viv. Col. 8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827668.510540287" calcext:value-type="float">
            <text:p>827668.510540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2</text:p>
          </table:table-cell>
          <table:table-cell office:value-type="string" calcext:value-type="string">
            <text:p>Gab. Mod. Viv. Col. 12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227670.63843902" calcext:value-type="float">
            <text:p>1227670.63843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2</text:p>
          </table:table-cell>
          <table:table-cell office:value-type="string" calcext:value-type="string">
            <text:p>Gab. Mod. Viv. Col. 3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.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2</text:p>
          </table:table-cell>
          <table:table-cell office:value-type="string" calcext:value-type="string">
            <text:p>Gab. Mod. Viv. Col. 6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700356.609972976" calcext:value-type="float">
            <text:p>700356.609972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2</text:p>
          </table:table-cell>
          <table:table-cell office:value-type="string" calcext:value-type="string">
            <text:p>Gab. Mod. Viv. Col. 9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025834.69092865" calcext:value-type="float">
            <text:p>1025834.6909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2</text:p>
          </table:table-cell>
          <table:table-cell office:value-type="string" calcext:value-type="string">
            <text:p>Gab. Mod. Viv. Col. <text:s/>1 Trif. 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200706.788395907" calcext:value-type="float">
            <text:p>200706.78839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L-02</text:p>
          </table:table-cell>
          <table:table-cell office:value-type="string" calcext:value-type="string">
            <text:p>Gab. Mod. Viv. Col. <text:s/>1 Trif. c/TM <text:s/>(de 2 Trif c/cable p/1)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58195.270096491" calcext:value-type="float">
            <text:p>358195.2700964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2</text:p>
          </table:table-cell>
          <table:table-cell office:value-type="string" calcext:value-type="string">
            <text:p>Gab. Mod. Viv. Col. <text:s/>2 Trif. 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29924.676943557" calcext:value-type="float">
            <text:p>429924.676943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2</text:p>
          </table:table-cell>
          <table:table-cell office:value-type="string" calcext:value-type="string">
            <text:p>Gab. Mod. Viv. Col. <text:s/>4 Trif. 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838960.029904154" calcext:value-type="float">
            <text:p>838960.02990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2</text:p>
          </table:table-cell>
          <table:table-cell office:value-type="string" calcext:value-type="string">
            <text:p>Gab. Mod. Viv. Col. 1 Monof. 1 Trif. 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76289.953983458" calcext:value-type="float">
            <text:p>376289.953983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2</text:p>
          </table:table-cell>
          <table:table-cell office:value-type="string" calcext:value-type="string">
            <text:p>Gab. Mod. Viv. Col. 4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23972.353624692" calcext:value-type="float">
            <text:p>423972.353624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2</text:p>
          </table:table-cell>
          <table:table-cell office:value-type="string" calcext:value-type="string">
            <text:p>Gab. Mod. Viv. Col. 8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789793.347831437" calcext:value-type="float">
            <text:p>789793.347831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2</text:p>
          </table:table-cell>
          <table:table-cell office:value-type="string" calcext:value-type="string">
            <text:p>Gab. Mod. Viv. Col. 12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170857.91830267" calcext:value-type="float">
            <text:p>1170857.91830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2</text:p>
          </table:table-cell>
          <table:table-cell office:value-type="string" calcext:value-type="string">
            <text:p>Gab. Mod. Viv. Col. 3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.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2</text:p>
          </table:table-cell>
          <table:table-cell office:value-type="string" calcext:value-type="string">
            <text:p>Gab. Mod. Viv. Col. 6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671950.237941338" calcext:value-type="float">
            <text:p>671950.237941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2</text:p>
          </table:table-cell>
          <table:table-cell office:value-type="string" calcext:value-type="string">
            <text:p>Gab. Mod. Viv. Col. 9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983225.300369624" calcext:value-type="float">
            <text:p>983225.3003696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2</text:p>
          </table:table-cell>
          <table:table-cell office:value-type="string" calcext:value-type="string">
            <text:p>Gab. Mod. Viv. Col. <text:s/>1 Tri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91237.997718694" calcext:value-type="float">
            <text:p>191237.997718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L-02</text:p>
          </table:table-cell>
          <table:table-cell office:value-type="string" calcext:value-type="string">
            <text:p>Gab. Mod. Viv. Col. <text:s/>1 Trif. s/TM s/ID <text:s/>(de 2 Trif c/cable p/1)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49670.180992288" calcext:value-type="float">
            <text:p>349670.180992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2</text:p>
          </table:table-cell>
          <table:table-cell office:value-type="string" calcext:value-type="string">
            <text:p>Gab. Mod. Viv. Col. <text:s/>2 Tri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10987.095589132" calcext:value-type="float">
            <text:p>410987.095589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2</text:p>
          </table:table-cell>
          <table:table-cell office:value-type="string" calcext:value-type="string">
            <text:p>Gab. Mod. Viv. Col. <text:s/>4 Tri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801084.867195304" calcext:value-type="float">
            <text:p>801084.867195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2</text:p>
          </table:table-cell>
          <table:table-cell office:value-type="string" calcext:value-type="string">
            <text:p>Gab. Mod. Viv. Col. 1 Monof. 1 Trif.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62086.911529147" calcext:value-type="float">
            <text:p>362086.911529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20-02</text:p>
          </table:table-cell>
          <table:table-cell office:value-type="string" calcext:value-type="string">
            <text:p>Gab. Mod. Viv. Col. <text:s/>1 Trif. T2 s/TM s/ID (de 2 Trif c/cable p/1)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80112.111646229" calcext:value-type="float">
            <text:p>380112.1116462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20-02</text:p>
          </table:table-cell>
          <table:table-cell office:value-type="string" calcext:value-type="string">
            <text:p>Gab. Mod. Viv. Col. <text:s/>2 Trif. T2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33305.071919214" calcext:value-type="float">
            <text:p>433305.0719192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4</text:p>
          </table:table-cell>
          <table:table-cell office:value-type="string" calcext:value-type="string">
            <text:p>Gab. Mod. Viv. Col. <text:s/>1 Trif. c/TM Oceba</text:p>
          </table:table-cell>
          <table:table-cell office:value-type="string" calcext:value-type="string">
            <text:p>GENROD</text:p>
          </table:table-cell>
          <table:table-cell office:value-type="float" office:value="223035.771108271" calcext:value-type="float">
            <text:p>223035.7711082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L-04</text:p>
          </table:table-cell>
          <table:table-cell office:value-type="string" calcext:value-type="string">
            <text:p>Gab. Mod. Viv. Col. <text:s/>1 Trif. c/TM (de 2 Trif c/cable p/1) Oceba</text:p>
          </table:table-cell>
          <table:table-cell office:value-type="string" calcext:value-type="string">
            <text:p>GENROD</text:p>
          </table:table-cell>
          <table:table-cell office:value-type="float" office:value="380524.252808855" calcext:value-type="float">
            <text:p>380524.2528088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4</text:p>
          </table:table-cell>
          <table:table-cell office:value-type="string" calcext:value-type="string">
            <text:p>Gab. Mod. Viv. Col. <text:s/>2 Trif. c/TM Oceba</text:p>
          </table:table-cell>
          <table:table-cell office:value-type="string" calcext:value-type="string">
            <text:p>GENROD</text:p>
          </table:table-cell>
          <table:table-cell office:value-type="float" office:value="474582.642368285" calcext:value-type="float">
            <text:p>474582.642368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4</text:p>
          </table:table-cell>
          <table:table-cell office:value-type="string" calcext:value-type="string">
            <text:p>Gab. Mod. Viv. Col. <text:s/>4 Trif. c/TM Oceba</text:p>
          </table:table-cell>
          <table:table-cell office:value-type="string" calcext:value-type="string">
            <text:p>GENROD</text:p>
          </table:table-cell>
          <table:table-cell office:value-type="float" office:value="928275.960753611" calcext:value-type="float">
            <text:p>928275.9607536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4</text:p>
          </table:table-cell>
          <table:table-cell office:value-type="string" calcext:value-type="string">
            <text:p>Gab. Mod. Viv. Col. 1 Monof. 1 Trif. c/TM Oceba</text:p>
          </table:table-cell>
          <table:table-cell office:value-type="string" calcext:value-type="string">
            <text:p>GENROD</text:p>
          </table:table-cell>
          <table:table-cell office:value-type="float" office:value="398618.936695822" calcext:value-type="float">
            <text:p>398618.9366958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4</text:p>
          </table:table-cell>
          <table:table-cell office:value-type="string" calcext:value-type="string">
            <text:p>Gab. Mod. Viv. Col. <text:s/>1 Trif. s/TM s/ID Oceba</text:p>
          </table:table-cell>
          <table:table-cell office:value-type="string" calcext:value-type="string">
            <text:p>GENROD</text:p>
          </table:table-cell>
          <table:table-cell office:value-type="float" office:value="213566.932577223" calcext:value-type="float">
            <text:p>213566.9325772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L-04</text:p>
          </table:table-cell>
          <table:table-cell office:value-type="string" calcext:value-type="string">
            <text:p>Gab. Mod. Viv. Col. <text:s/>1 Trif. s/TM s/ID(de 2 Trif c/cable p/1) Oceba</text:p>
          </table:table-cell>
          <table:table-cell office:value-type="string" calcext:value-type="string">
            <text:p>GENROD</text:p>
          </table:table-cell>
          <table:table-cell office:value-type="float" office:value="371999.163704652" calcext:value-type="float">
            <text:p>371999.1637046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4</text:p>
          </table:table-cell>
          <table:table-cell office:value-type="string" calcext:value-type="string">
            <text:p>Gab. Mod. Viv. Col. <text:s/>2 Trif. s/TM s/ID Oceba</text:p>
          </table:table-cell>
          <table:table-cell office:value-type="string" calcext:value-type="string">
            <text:p>GENROD</text:p>
          </table:table-cell>
          <table:table-cell office:value-type="float" office:value="455645.013160024" calcext:value-type="float">
            <text:p>455645.013160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4</text:p>
          </table:table-cell>
          <table:table-cell office:value-type="string" calcext:value-type="string">
            <text:p>Gab. Mod. Viv. Col. <text:s/>4 Trif. s/TM s/ID Oceba</text:p>
          </table:table-cell>
          <table:table-cell office:value-type="string" calcext:value-type="string">
            <text:p>GENROD</text:p>
          </table:table-cell>
          <table:table-cell office:value-type="float" office:value="890400.798044761" calcext:value-type="float">
            <text:p>890400.7980447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4</text:p>
          </table:table-cell>
          <table:table-cell office:value-type="string" calcext:value-type="string">
            <text:p>Gab. Mod. Viv. Col. 1 Monof. 1 Trif. s/TM s/ID Oceba</text:p>
          </table:table-cell>
          <table:table-cell office:value-type="string" calcext:value-type="string">
            <text:p>GENROD</text:p>
          </table:table-cell>
          <table:table-cell office:value-type="float" office:value="384415.870314593" calcext:value-type="float">
            <text:p>384415.8703145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8</text:p>
          </table:table-cell>
          <table:table-cell office:value-type="string" calcext:value-type="string">
            <text:p>Gab. Mod. Med. Col.4 Monof.c/TM epec</text:p>
          </table:table-cell>
          <table:table-cell office:value-type="string" calcext:value-type="string">
            <text:p>GENROD</text:p>
          </table:table-cell>
          <table:table-cell office:value-type="float" office:value="442909.911052199" calcext:value-type="float">
            <text:p>442909.911052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8</text:p>
          </table:table-cell>
          <table:table-cell office:value-type="string" calcext:value-type="string">
            <text:p>Gab. Mod. Med. Col.8 Monof.c/TM epec</text:p>
          </table:table-cell>
          <table:table-cell office:value-type="string" calcext:value-type="string">
            <text:p>GENROD</text:p>
          </table:table-cell>
          <table:table-cell office:value-type="float" office:value="827668.510540287" calcext:value-type="float">
            <text:p>827668.510540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8</text:p>
          </table:table-cell>
          <table:table-cell office:value-type="string" calcext:value-type="string">
            <text:p>Gab. Mod. Med. Col.12 Monof.c/TM epec</text:p>
          </table:table-cell>
          <table:table-cell office:value-type="string" calcext:value-type="string">
            <text:p>GENROD</text:p>
          </table:table-cell>
          <table:table-cell office:value-type="float" office:value="1227670.63843902" calcext:value-type="float">
            <text:p>1227670.63843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8</text:p>
          </table:table-cell>
          <table:table-cell office:value-type="string" calcext:value-type="string">
            <text:p>Gab. Mod. Med. Col.3 Monof.c/TM epec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.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8</text:p>
          </table:table-cell>
          <table:table-cell office:value-type="string" calcext:value-type="string">
            <text:p>Gab. Mod. Med. Col.6 Monof.c/TM epec</text:p>
          </table:table-cell>
          <table:table-cell office:value-type="string" calcext:value-type="string">
            <text:p>GENROD</text:p>
          </table:table-cell>
          <table:table-cell office:value-type="float" office:value="700356.609972976" calcext:value-type="float">
            <text:p>700356.609972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8</text:p>
          </table:table-cell>
          <table:table-cell office:value-type="string" calcext:value-type="string">
            <text:p>Gab. Mod. Med. Col.9 Monof.c/TM epec</text:p>
          </table:table-cell>
          <table:table-cell office:value-type="string" calcext:value-type="string">
            <text:p>GENROD</text:p>
          </table:table-cell>
          <table:table-cell office:value-type="float" office:value="1025834.69092865" calcext:value-type="float">
            <text:p>1025834.6909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8</text:p>
          </table:table-cell>
          <table:table-cell office:value-type="string" calcext:value-type="string">
            <text:p>Gab. Mod. Med. Col. 1 Trif. c/TM <text:s text:c="2"/>epec</text:p>
          </table:table-cell>
          <table:table-cell office:value-type="string" calcext:value-type="string">
            <text:p>GENROD</text:p>
          </table:table-cell>
          <table:table-cell office:value-type="float" office:value="200706.788395907" calcext:value-type="float">
            <text:p>200706.78839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L-08</text:p>
          </table:table-cell>
          <table:table-cell office:value-type="string" calcext:value-type="string">
            <text:p>Gab. Mod. Med. Col. 1 Trif ( alto). c/TM <text:s text:c="2"/>epec</text:p>
          </table:table-cell>
          <table:table-cell office:value-type="string" calcext:value-type="string">
            <text:p>GENROD</text:p>
          </table:table-cell>
          <table:table-cell office:value-type="float" office:value="358195.270096491" calcext:value-type="float">
            <text:p>358195.2700964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8</text:p>
          </table:table-cell>
          <table:table-cell office:value-type="string" calcext:value-type="string">
            <text:p>Gab. Mod. Med. Col. 2 Trif. c/TM epec</text:p>
          </table:table-cell>
          <table:table-cell office:value-type="string" calcext:value-type="string">
            <text:p>GENROD</text:p>
          </table:table-cell>
          <table:table-cell office:value-type="float" office:value="429924.676943557" calcext:value-type="float">
            <text:p>429924.676943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8</text:p>
          </table:table-cell>
          <table:table-cell office:value-type="string" calcext:value-type="string">
            <text:p>Gab. Mod. Med. Col. 4 Trif. c/TM epec</text:p>
          </table:table-cell>
          <table:table-cell office:value-type="string" calcext:value-type="string">
            <text:p>GENROD</text:p>
          </table:table-cell>
          <table:table-cell office:value-type="float" office:value="838960.029904154" calcext:value-type="float">
            <text:p>838960.02990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8</text:p>
          </table:table-cell>
          <table:table-cell office:value-type="string" calcext:value-type="string">
            <text:p>Gab. Mod. Med. Col.1 Monof. 1 Trif. c/TM epec</text:p>
          </table:table-cell>
          <table:table-cell office:value-type="string" calcext:value-type="string">
            <text:p>GENROD</text:p>
          </table:table-cell>
          <table:table-cell office:value-type="float" office:value="376289.953983458" calcext:value-type="float">
            <text:p>376289.953983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8</text:p>
          </table:table-cell>
          <table:table-cell office:value-type="string" calcext:value-type="string">
            <text:p>Gab. Mod. Med. Col.4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423972.353624692" calcext:value-type="float">
            <text:p>423972.353624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8</text:p>
          </table:table-cell>
          <table:table-cell office:value-type="string" calcext:value-type="string">
            <text:p>Gab. Mod. Med. Col.8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789793.347831437" calcext:value-type="float">
            <text:p>789793.347831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8</text:p>
          </table:table-cell>
          <table:table-cell office:value-type="string" calcext:value-type="string">
            <text:p>Gab. Mod. Med. Col.12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1170857.91830267" calcext:value-type="float">
            <text:p>1170857.91830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8</text:p>
          </table:table-cell>
          <table:table-cell office:value-type="string" calcext:value-type="string">
            <text:p>Gab. Mod. Med. Col.3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.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8</text:p>
          </table:table-cell>
          <table:table-cell office:value-type="string" calcext:value-type="string">
            <text:p>Gab. Mod. Med. Col.6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671950.237941338" calcext:value-type="float">
            <text:p>671950.237941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8</text:p>
          </table:table-cell>
          <table:table-cell office:value-type="string" calcext:value-type="string">
            <text:p>Gab. Mod. Med. Col.9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983225.300369624" calcext:value-type="float">
            <text:p>983225.3003696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8</text:p>
          </table:table-cell>
          <table:table-cell office:value-type="string" calcext:value-type="string">
            <text:p>Gab. Mod. Med. Col. 1 Trif. s/TM <text:s text:c="3"/>epec</text:p>
          </table:table-cell>
          <table:table-cell office:value-type="string" calcext:value-type="string">
            <text:p>GENROD</text:p>
          </table:table-cell>
          <table:table-cell office:value-type="float" office:value="191237.997718694" calcext:value-type="float">
            <text:p>191237.997718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L-08</text:p>
          </table:table-cell>
          <table:table-cell office:value-type="string" calcext:value-type="string">
            <text:p>Gab. Mod. Med. Col. 1 Trif (alto). s/TM <text:s/>epec</text:p>
          </table:table-cell>
          <table:table-cell office:value-type="string" calcext:value-type="string">
            <text:p>GENROD</text:p>
          </table:table-cell>
          <table:table-cell office:value-type="float" office:value="349670.180992288" calcext:value-type="float">
            <text:p>349670.180992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8</text:p>
          </table:table-cell>
          <table:table-cell office:value-type="string" calcext:value-type="string">
            <text:p>Gab. Mod. Med. Col. 2 Trif. s/TM <text:s/>epec</text:p>
          </table:table-cell>
          <table:table-cell office:value-type="string" calcext:value-type="string">
            <text:p>GENROD</text:p>
          </table:table-cell>
          <table:table-cell office:value-type="float" office:value="410987.095589132" calcext:value-type="float">
            <text:p>410987.095589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8</text:p>
          </table:table-cell>
          <table:table-cell office:value-type="string" calcext:value-type="string">
            <text:p>Gab. Mod. Med. Col. 4 Trif. s/TM <text:s/>epec</text:p>
          </table:table-cell>
          <table:table-cell office:value-type="string" calcext:value-type="string">
            <text:p>GENROD</text:p>
          </table:table-cell>
          <table:table-cell office:value-type="float" office:value="801084.867195304" calcext:value-type="float">
            <text:p>801084.867195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8</text:p>
          </table:table-cell>
          <table:table-cell office:value-type="string" calcext:value-type="string">
            <text:p>Gab. Mod. Med. Col.1 Monof. 1 Trif.s/TM <text:s/>epec</text:p>
          </table:table-cell>
          <table:table-cell office:value-type="string" calcext:value-type="string">
            <text:p>GENROD</text:p>
          </table:table-cell>
          <table:table-cell office:value-type="float" office:value="362086.911529147" calcext:value-type="float">
            <text:p>362086.911529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0-08</text:p>
          </table:table-cell>
          <table:table-cell office:value-type="string" calcext:value-type="string">
            <text:p>Gab. Mod. Med. Col. 4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381575.123047607" calcext:value-type="float">
            <text:p>381575.1230476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0-08</text:p>
          </table:table-cell>
          <table:table-cell office:value-type="string" calcext:value-type="string">
            <text:p>Gab. Mod. Med. Col. 8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710814.036975211" calcext:value-type="float">
            <text:p>710814.0369752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0-08</text:p>
          </table:table-cell>
          <table:table-cell office:value-type="string" calcext:value-type="string">
            <text:p>Gab. Mod. Med. Col. 12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1053772.16714816" calcext:value-type="float">
            <text:p>1053772.167148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0-08</text:p>
          </table:table-cell>
          <table:table-cell office:value-type="string" calcext:value-type="string">
            <text:p>Gab. Mod. Med. Col. 3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319780.675021232" calcext:value-type="float">
            <text:p>319780.6750212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0-08</text:p>
          </table:table-cell>
          <table:table-cell office:value-type="string" calcext:value-type="string">
            <text:p>Gab. Mod. Med. Col. 6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604755.22132528" calcext:value-type="float">
            <text:p>604755.221325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0-08</text:p>
          </table:table-cell>
          <table:table-cell office:value-type="string" calcext:value-type="string">
            <text:p>Gab. Mod. Med. Col. 9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884902.655483455" calcext:value-type="float">
            <text:p>884902.6554834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0-08</text:p>
          </table:table-cell>
          <table:table-cell office:value-type="string" calcext:value-type="string">
            <text:p>Gab. Mod. Med. Col. <text:s/>1 Trif 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172114.121380687" calcext:value-type="float">
            <text:p>172114.1213806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0L-08</text:p>
          </table:table-cell>
          <table:table-cell office:value-type="string" calcext:value-type="string">
            <text:p>Gab. Mod. Med. Col. <text:s/>1 Trif alto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314703.167678443" calcext:value-type="float">
            <text:p>314703.1676784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0-08</text:p>
          </table:table-cell>
          <table:table-cell office:value-type="string" calcext:value-type="string">
            <text:p>Gab. Mod. Med. Col. <text:s/>2 Tri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369888.402779061" calcext:value-type="float">
            <text:p>369888.4027790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0-08</text:p>
          </table:table-cell>
          <table:table-cell office:value-type="string" calcext:value-type="string">
            <text:p>Gab. Mod. Med. Col. <text:s/>4 Tri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720976.397224616" calcext:value-type="float">
            <text:p>720976.3972246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0-08</text:p>
          </table:table-cell>
          <table:table-cell office:value-type="string" calcext:value-type="string">
            <text:p>Gab. Mod. Med. Col. 1 Monof. 1 Trif.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325878.091170875" calcext:value-type="float">
            <text:p>325878.0911708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3-03</text:p>
          </table:table-cell>
          <table:table-cell office:value-type="string" calcext:value-type="string">
            <text:p>Gab. Mod. Viv. Col. 4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609177.561799273" calcext:value-type="float">
            <text:p>609177.5617992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3-03</text:p>
          </table:table-cell>
          <table:table-cell office:value-type="string" calcext:value-type="string">
            <text:p>Gab. Mod. Viv. Col. 8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1151706.93276656" calcext:value-type="float">
            <text:p>1151706.93276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3-03</text:p>
          </table:table-cell>
          <table:table-cell office:value-type="string" calcext:value-type="string">
            <text:p>Gab. Mod. Viv. Col. 12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1716000.70688898" calcext:value-type="float">
            <text:p>1716000.70688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3-03</text:p>
          </table:table-cell>
          <table:table-cell office:value-type="string" calcext:value-type="string">
            <text:p>Gab. Mod. Viv. Col. 3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491463.465851055" calcext:value-type="float">
            <text:p>491463.4658510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3-03</text:p>
          </table:table-cell>
          <table:table-cell office:value-type="string" calcext:value-type="string">
            <text:p>Gab. Mod. Viv. Col. 6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959751.079653899" calcext:value-type="float">
            <text:p>959751.0796538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3-03</text:p>
          </table:table-cell>
          <table:table-cell office:value-type="string" calcext:value-type="string">
            <text:p>Gab. Mod. Viv. Col. 9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1395632.00393087" calcext:value-type="float">
            <text:p>1395632.003930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-03</text:p>
          </table:table-cell>
          <table:table-cell office:value-type="string" calcext:value-type="string">
            <text:p>Gab. Mod. Viv. Col. <text:s/>1 Trif. c/TM e ID (de 2 Trif c/cable p/1)Enersa</text:p>
          </table:table-cell>
          <table:table-cell office:value-type="string" calcext:value-type="string">
            <text:p>GENROD</text:p>
          </table:table-cell>
          <table:table-cell office:value-type="float" office:value="436304.382871815" calcext:value-type="float">
            <text:p>436304.3828718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3-03</text:p>
          </table:table-cell>
          <table:table-cell office:value-type="string" calcext:value-type="string">
            <text:p>Gab. Mod. Viv. Col. 2 Trif. c/TM e ID Enersa</text:p>
          </table:table-cell>
          <table:table-cell office:value-type="string" calcext:value-type="string">
            <text:p>GENROD</text:p>
          </table:table-cell>
          <table:table-cell office:value-type="float" office:value="575020.713929056" calcext:value-type="float">
            <text:p>575020.7139290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3-03</text:p>
          </table:table-cell>
          <table:table-cell office:value-type="string" calcext:value-type="string">
            <text:p>Gab. Mod. Viv. Col. 4 Trif. c/TM e ID Enersa</text:p>
          </table:table-cell>
          <table:table-cell office:value-type="string" calcext:value-type="string">
            <text:p>GENROD</text:p>
          </table:table-cell>
          <table:table-cell office:value-type="float" office:value="1135517.71684871" calcext:value-type="float">
            <text:p>1135517.716848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3-03</text:p>
          </table:table-cell>
          <table:table-cell office:value-type="string" calcext:value-type="string">
            <text:p>Gab. Mod. Viv. Col. 1 Monof. 1 Trif. c/TM e ID Enersa</text:p>
          </table:table-cell>
          <table:table-cell office:value-type="string" calcext:value-type="string">
            <text:p>GENROD</text:p>
          </table:table-cell>
          <table:table-cell office:value-type="float" office:value="539156.010505523" calcext:value-type="float">
            <text:p>539156.0105055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3</text:p>
          </table:table-cell>
          <table:table-cell office:value-type="string" calcext:value-type="string">
            <text:p>Gab. Mod. Viv. Col. 4 Monof.c/TM Enersa</text:p>
          </table:table-cell>
          <table:table-cell office:value-type="string" calcext:value-type="string">
            <text:p>GENROD</text:p>
          </table:table-cell>
          <table:table-cell office:value-type="float" office:value="488330.068449957" calcext:value-type="float">
            <text:p>488330.0684499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3</text:p>
          </table:table-cell>
          <table:table-cell office:value-type="string" calcext:value-type="string">
            <text:p>Gab. Mod. Viv. Col. 8 Monof.c/TM Enersa</text:p>
          </table:table-cell>
          <table:table-cell office:value-type="string" calcext:value-type="string">
            <text:p>GENROD</text:p>
          </table:table-cell>
          <table:table-cell office:value-type="float" office:value="837520.347247831" calcext:value-type="float">
            <text:p>837520.347247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3</text:p>
          </table:table-cell>
          <table:table-cell office:value-type="string" calcext:value-type="string">
            <text:p>Gab. Mod. Viv. Col. 12 Monof.c/TM Enersa</text:p>
          </table:table-cell>
          <table:table-cell office:value-type="string" calcext:value-type="string">
            <text:p>GENROD</text:p>
          </table:table-cell>
          <table:table-cell office:value-type="float" office:value="1349308.55752461" calcext:value-type="float">
            <text:p>1349308.557524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3</text:p>
          </table:table-cell>
          <table:table-cell office:value-type="string" calcext:value-type="string">
            <text:p>Gab. Mod. Viv. Col. 3 Monof.c/TM Enersa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.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3</text:p>
          </table:table-cell>
          <table:table-cell office:value-type="string" calcext:value-type="string">
            <text:p>Gab. Mod. Viv. Col. 6 Monof.c/TM Enersa</text:p>
          </table:table-cell>
          <table:table-cell office:value-type="string" calcext:value-type="string">
            <text:p>GENROD</text:p>
          </table:table-cell>
          <table:table-cell office:value-type="float" office:value="752833.940055368" calcext:value-type="float">
            <text:p>752833.940055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3</text:p>
          </table:table-cell>
          <table:table-cell office:value-type="string" calcext:value-type="string">
            <text:p>Gab. Mod. Viv. Col. 9 Monof.c/TM Enersa</text:p>
          </table:table-cell>
          <table:table-cell office:value-type="string" calcext:value-type="string">
            <text:p>GENROD</text:p>
          </table:table-cell>
          <table:table-cell office:value-type="float" office:value="1044437.48684636" calcext:value-type="float">
            <text:p>1044437.486846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3</text:p>
          </table:table-cell>
          <table:table-cell office:value-type="string" calcext:value-type="string">
            <text:p>Gab. Mod. Viv. Col. <text:s/>1 Trif. c/TM (de 2 Trif c/cable p/1) Enersa</text:p>
          </table:table-cell>
          <table:table-cell office:value-type="string" calcext:value-type="string">
            <text:p>GENROD</text:p>
          </table:table-cell>
          <table:table-cell office:value-type="float" office:value="417897.787681743" calcext:value-type="float">
            <text:p>417897.7876817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3</text:p>
          </table:table-cell>
          <table:table-cell office:value-type="string" calcext:value-type="string">
            <text:p>Gab. Mod. Viv. Col. <text:s/>2 Trif. c/TM <text:s/>Enersa</text:p>
          </table:table-cell>
          <table:table-cell office:value-type="string" calcext:value-type="string">
            <text:p>GENROD</text:p>
          </table:table-cell>
          <table:table-cell office:value-type="float" office:value="450502.041769575" calcext:value-type="float">
            <text:p>450502.0417695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3</text:p>
          </table:table-cell>
          <table:table-cell office:value-type="string" calcext:value-type="string">
            <text:p>Gab. Mod. Viv. Col. <text:s/>4 Trif. c/TM <text:s/>Enersa</text:p>
          </table:table-cell>
          <table:table-cell office:value-type="string" calcext:value-type="string">
            <text:p>GENROD</text:p>
          </table:table-cell>
          <table:table-cell office:value-type="float" office:value="879307.441415805" calcext:value-type="float">
            <text:p>879307.4414158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3</text:p>
          </table:table-cell>
          <table:table-cell office:value-type="string" calcext:value-type="string">
            <text:p>Gab. Mod. Viv. Col. 1 Monof. 1 Trif. c/TM Enersa</text:p>
          </table:table-cell>
          <table:table-cell office:value-type="string" calcext:value-type="string">
            <text:p>GENROD</text:p>
          </table:table-cell>
          <table:table-cell office:value-type="float" office:value="474184.618087282" calcext:value-type="float">
            <text:p>474184.618087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3</text:p>
          </table:table-cell>
          <table:table-cell office:value-type="string" calcext:value-type="string">
            <text:p>Gab. Mod. Viv. Col. 4 Monof. s/TM s/ID Enersa</text:p>
          </table:table-cell>
          <table:table-cell office:value-type="string" calcext:value-type="string">
            <text:p>GENROD</text:p>
          </table:table-cell>
          <table:table-cell office:value-type="float" office:value="469392.487095532" calcext:value-type="float">
            <text:p>469392.4870955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3</text:p>
          </table:table-cell>
          <table:table-cell office:value-type="string" calcext:value-type="string">
            <text:p>Gab. Mod. Viv. Col. 8 Monof. s/TM s/ID Enersa</text:p>
          </table:table-cell>
          <table:table-cell office:value-type="string" calcext:value-type="string">
            <text:p>GENROD</text:p>
          </table:table-cell>
          <table:table-cell office:value-type="float" office:value="799645.208465899" calcext:value-type="float">
            <text:p>799645.2084658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3</text:p>
          </table:table-cell>
          <table:table-cell office:value-type="string" calcext:value-type="string">
            <text:p>Gab. Mod. Viv. Col. 12 Monof.s/TM s/ID Enersa</text:p>
          </table:table-cell>
          <table:table-cell office:value-type="string" calcext:value-type="string">
            <text:p>GENROD</text:p>
          </table:table-cell>
          <table:table-cell office:value-type="float" office:value="1292495.81346134" calcext:value-type="float">
            <text:p>1292495.813461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3</text:p>
          </table:table-cell>
          <table:table-cell office:value-type="string" calcext:value-type="string">
            <text:p>Gab. Mod. Viv. Col. 3 Monof. s/TM s/ID Enersa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.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3</text:p>
          </table:table-cell>
          <table:table-cell office:value-type="string" calcext:value-type="string">
            <text:p>Gab. Mod. Viv. Col. 6 Monof. s/TM s/ID Enersa</text:p>
          </table:table-cell>
          <table:table-cell office:value-type="string" calcext:value-type="string">
            <text:p>GENROD</text:p>
          </table:table-cell>
          <table:table-cell office:value-type="float" office:value="724427.591950648" calcext:value-type="float">
            <text:p>724427.5919506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3</text:p>
          </table:table-cell>
          <table:table-cell office:value-type="string" calcext:value-type="string">
            <text:p>Gab. Mod. Viv. Col. 9 Monof. s/TM s/ID Enersa</text:p>
          </table:table-cell>
          <table:table-cell office:value-type="string" calcext:value-type="string">
            <text:p>GENROD</text:p>
          </table:table-cell>
          <table:table-cell office:value-type="float" office:value="1001828.07236041" calcext:value-type="float">
            <text:p>1001828.072360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3</text:p>
          </table:table-cell>
          <table:table-cell office:value-type="string" calcext:value-type="string">
            <text:p>Gab. Mod. Viv. Col. <text:s/>1 Trif. (de 2 Trif c/cable p/1) s/TM s/ID Enersa</text:p>
          </table:table-cell>
          <table:table-cell office:value-type="string" calcext:value-type="string">
            <text:p>GENROD</text:p>
          </table:table-cell>
          <table:table-cell office:value-type="float" office:value="407955.602931814" calcext:value-type="float">
            <text:p>407955.6029318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3</text:p>
          </table:table-cell>
          <table:table-cell office:value-type="string" calcext:value-type="string">
            <text:p>Gab. Mod. Viv. Col. <text:s/>2 Trif. s/TM s/ID Enersa</text:p>
          </table:table-cell>
          <table:table-cell office:value-type="string" calcext:value-type="string">
            <text:p>GENROD</text:p>
          </table:table-cell>
          <table:table-cell office:value-type="float" office:value="430617.696196635" calcext:value-type="float">
            <text:p>430617.6961966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3</text:p>
          </table:table-cell>
          <table:table-cell office:value-type="string" calcext:value-type="string">
            <text:p>Gab. Mod. Viv. Col. <text:s/>4 Trif. s/TM s/ID Enersa</text:p>
          </table:table-cell>
          <table:table-cell office:value-type="string" calcext:value-type="string">
            <text:p>GENROD</text:p>
          </table:table-cell>
          <table:table-cell office:value-type="float" office:value="839538.439219992" calcext:value-type="float">
            <text:p>839538.4392199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3</text:p>
          </table:table-cell>
          <table:table-cell office:value-type="string" calcext:value-type="string">
            <text:p>Gab. Mod. Viv. Col. 1 Monof. 1 Trif. s/TM s/ID Enersa</text:p>
          </table:table-cell>
          <table:table-cell office:value-type="string" calcext:value-type="string">
            <text:p>GENROD</text:p>
          </table:table-cell>
          <table:table-cell office:value-type="float" office:value="459271.32899893" calcext:value-type="float">
            <text:p>459271.328998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5</text:p>
          </table:table-cell>
          <table:table-cell office:value-type="string" calcext:value-type="string">
            <text:p>Gab. Mod. Viv. Col. 3 Monof.c/TM Edemsa</text:p>
          </table:table-cell>
          <table:table-cell office:value-type="string" calcext:value-type="string">
            <text:p>GENROD</text:p>
          </table:table-cell>
          <table:table-cell office:value-type="float" office:value="370079.602780834" calcext:value-type="float">
            <text:p>370079.6027808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5</text:p>
          </table:table-cell>
          <table:table-cell office:value-type="string" calcext:value-type="string">
            <text:p>Gab. Mod. Viv. Col. 6 Monof.c/TM <text:s/>Edemsa</text:p>
          </table:table-cell>
          <table:table-cell office:value-type="string" calcext:value-type="string">
            <text:p>GENROD</text:p>
          </table:table-cell>
          <table:table-cell office:value-type="float" office:value="700638.875824674" calcext:value-type="float">
            <text:p>700638.8758246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5</text:p>
          </table:table-cell>
          <table:table-cell office:value-type="string" calcext:value-type="string">
            <text:p>Gab. Mod. Viv. Col. 9 Monof.c/TM <text:s/>Edemsa</text:p>
          </table:table-cell>
          <table:table-cell office:value-type="string" calcext:value-type="string">
            <text:p>GENROD</text:p>
          </table:table-cell>
          <table:table-cell office:value-type="float" office:value="1030633.5932382" calcext:value-type="float">
            <text:p>1030633.59323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5</text:p>
          </table:table-cell>
          <table:table-cell office:value-type="string" calcext:value-type="string">
            <text:p>Gab. Mod. Viv. Col. 12 Monof. c/TM Edemsa</text:p>
          </table:table-cell>
          <table:table-cell office:value-type="string" calcext:value-type="string">
            <text:p>GENROD</text:p>
          </table:table-cell>
          <table:table-cell office:value-type="float" office:value="1330195.40044587" calcext:value-type="float">
            <text:p>1330195.400445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5</text:p>
          </table:table-cell>
          <table:table-cell office:value-type="string" calcext:value-type="string">
            <text:p>Gab. Mod. Viv. Col. 1 Monof. 1 Trif. c/TM <text:s/>Edemsa</text:p>
          </table:table-cell>
          <table:table-cell office:value-type="string" calcext:value-type="string">
            <text:p>GENROD</text:p>
          </table:table-cell>
          <table:table-cell office:value-type="float" office:value="421617.49028162" calcext:value-type="float">
            <text:p>421617.490281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5</text:p>
          </table:table-cell>
          <table:table-cell office:value-type="string" calcext:value-type="string">
            <text:p>Gab. Mod. Viv. Col. <text:s/>1 Trif. c/TM <text:s/>Edemsa</text:p>
          </table:table-cell>
          <table:table-cell office:value-type="string" calcext:value-type="string">
            <text:p>GENROD</text:p>
          </table:table-cell>
          <table:table-cell office:value-type="float" office:value="223338.374840272" calcext:value-type="float">
            <text:p>223338.3748402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5</text:p>
          </table:table-cell>
          <table:table-cell office:value-type="string" calcext:value-type="string">
            <text:p>Gab. Mod. Viv. Col. <text:s/>2 Trif. c/TM <text:s/>Edemsa</text:p>
          </table:table-cell>
          <table:table-cell office:value-type="string" calcext:value-type="string">
            <text:p>GENROD</text:p>
          </table:table-cell>
          <table:table-cell office:value-type="float" office:value="390686.636985178" calcext:value-type="float">
            <text:p>390686.6369851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5</text:p>
          </table:table-cell>
          <table:table-cell office:value-type="string" calcext:value-type="string">
            <text:p>Gab. Mod. Viv. Col. <text:s/>4 Trif. c/TM <text:s/>Edemsa</text:p>
          </table:table-cell>
          <table:table-cell office:value-type="string" calcext:value-type="string">
            <text:p>GENROD</text:p>
          </table:table-cell>
          <table:table-cell office:value-type="float" office:value="759072.501094319" calcext:value-type="float">
            <text:p>759072.5010943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5</text:p>
          </table:table-cell>
          <table:table-cell office:value-type="string" calcext:value-type="string">
            <text:p>Gab. Mod. Viv. Col. 3 Monof. s/TM s/ID Edemsa</text:p>
          </table:table-cell>
          <table:table-cell office:value-type="string" calcext:value-type="string">
            <text:p>GENROD</text:p>
          </table:table-cell>
          <table:table-cell office:value-type="float" office:value="355876.560326523" calcext:value-type="float">
            <text:p>355876.5603265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5</text:p>
          </table:table-cell>
          <table:table-cell office:value-type="string" calcext:value-type="string">
            <text:p>Gab. Mod. Viv. Col. 6 Monof. s/TM s/ID Edemsa</text:p>
          </table:table-cell>
          <table:table-cell office:value-type="string" calcext:value-type="string">
            <text:p>GENROD</text:p>
          </table:table-cell>
          <table:table-cell office:value-type="float" office:value="672232.527719954" calcext:value-type="float">
            <text:p>672232.5277199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5</text:p>
          </table:table-cell>
          <table:table-cell office:value-type="string" calcext:value-type="string">
            <text:p>Gab. Mod. Viv. Col. 9 Monof. s/TM s/ID Edemsa</text:p>
          </table:table-cell>
          <table:table-cell office:value-type="string" calcext:value-type="string">
            <text:p>GENROD</text:p>
          </table:table-cell>
          <table:table-cell office:value-type="float" office:value="988024.20267917" calcext:value-type="float">
            <text:p>988024.202679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5</text:p>
          </table:table-cell>
          <table:table-cell office:value-type="string" calcext:value-type="string">
            <text:p>Gab. Mod. Viv. Col. 12 Monof. s/TM s/ID Edemsa</text:p>
          </table:table-cell>
          <table:table-cell office:value-type="string" calcext:value-type="string">
            <text:p>GENROD</text:p>
          </table:table-cell>
          <table:table-cell office:value-type="float" office:value="1273382.6563826" calcext:value-type="float">
            <text:p>1273382.65638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5</text:p>
          </table:table-cell>
          <table:table-cell office:value-type="string" calcext:value-type="string">
            <text:p>Gab. Mod. Viv. Col. 1 Monof. 1 Trif. s/TM s/ID Edemsa</text:p>
          </table:table-cell>
          <table:table-cell office:value-type="string" calcext:value-type="string">
            <text:p>GENROD</text:p>
          </table:table-cell>
          <table:table-cell office:value-type="float" office:value="407414.44782731" calcext:value-type="float">
            <text:p>407414.447827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5</text:p>
          </table:table-cell>
          <table:table-cell office:value-type="string" calcext:value-type="string">
            <text:p>Gab. Mod. Viv. Col. <text:s/>1 Trif. s/TM s/ID Edemsa</text:p>
          </table:table-cell>
          <table:table-cell office:value-type="string" calcext:value-type="string">
            <text:p>GENROD</text:p>
          </table:table-cell>
          <table:table-cell office:value-type="float" office:value="213869.608089978" calcext:value-type="float">
            <text:p>213869.6080899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5</text:p>
          </table:table-cell>
          <table:table-cell office:value-type="string" calcext:value-type="string">
            <text:p>Gab. Mod. Viv. Col. <text:s/>2 Trif. s/TM s/ID Edemsa</text:p>
          </table:table-cell>
          <table:table-cell office:value-type="string" calcext:value-type="string">
            <text:p>GENROD</text:p>
          </table:table-cell>
          <table:table-cell office:value-type="float" office:value="371749.055630753" calcext:value-type="float">
            <text:p>371749.0556307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5</text:p>
          </table:table-cell>
          <table:table-cell office:value-type="string" calcext:value-type="string">
            <text:p>Gab. Mod. Viv. Col. <text:s/>4 Trif. s/TM s/ID Edemsa</text:p>
          </table:table-cell>
          <table:table-cell office:value-type="string" calcext:value-type="string">
            <text:p>GENROD</text:p>
          </table:table-cell>
          <table:table-cell office:value-type="float" office:value="721197.362312387" calcext:value-type="float">
            <text:p>721197.3623123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4</text:p>
          </table:table-cell>
          <table:table-cell office:value-type="string" calcext:value-type="string">
            <text:p>Kit Barra de Acople</text:p>
          </table:table-cell>
          <table:table-cell office:value-type="string" calcext:value-type="string">
            <text:p>GENROD</text:p>
          </table:table-cell>
          <table:table-cell office:value-type="float" office:value="21827.3548764026" calcext:value-type="float">
            <text:p>21827.35487640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0-06</text:p>
          </table:table-cell>
          <table:table-cell office:value-type="string" calcext:value-type="string">
            <text:p>Gab. Mod. Viv. Col. 3 Monof. Sin Cablear <text:s/>Calf</text:p>
          </table:table-cell>
          <table:table-cell office:value-type="string" calcext:value-type="string">
            <text:p>GENROD</text:p>
          </table:table-cell>
          <table:table-cell office:value-type="float" office:value="300890.803941308" calcext:value-type="float">
            <text:p>300890.8039413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0-06</text:p>
          </table:table-cell>
          <table:table-cell office:value-type="string" calcext:value-type="string">
            <text:p>Gab. Mod. Viv. Col. 6 Monof. Sin Cablear <text:s/>Calf</text:p>
          </table:table-cell>
          <table:table-cell office:value-type="string" calcext:value-type="string">
            <text:p>GENROD</text:p>
          </table:table-cell>
          <table:table-cell office:value-type="float" office:value="556135.652159651" calcext:value-type="float">
            <text:p>556135.652159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0-06</text:p>
          </table:table-cell>
          <table:table-cell office:value-type="string" calcext:value-type="string">
            <text:p>Gab. Mod. Viv. Col. 9 Monof. Sin Cablear <text:s/>Calf</text:p>
          </table:table-cell>
          <table:table-cell office:value-type="string" calcext:value-type="string">
            <text:p>GENROD</text:p>
          </table:table-cell>
          <table:table-cell office:value-type="float" office:value="806722.719030837" calcext:value-type="float">
            <text:p>806722.7190308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310-06</text:p>
          </table:table-cell>
          <table:table-cell office:value-type="string" calcext:value-type="string">
            <text:p>Gab. Mod. Viv. Col. <text:s/>3 Trif. Sin Cablear <text:s/>Calf</text:p>
          </table:table-cell>
          <table:table-cell office:value-type="string" calcext:value-type="string">
            <text:p>GENROD</text:p>
          </table:table-cell>
          <table:table-cell office:value-type="float" office:value="524773.444385425" calcext:value-type="float">
            <text:p>524773.444385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0-06</text:p>
          </table:table-cell>
          <table:table-cell office:value-type="string" calcext:value-type="string">
            <text:p>Gab. Mod. Viv. Col. <text:s/>1 Trif. Sin Cablear <text:s/>Calf</text:p>
          </table:table-cell>
          <table:table-cell office:value-type="string" calcext:value-type="string">
            <text:p>GENROD</text:p>
          </table:table-cell>
          <table:table-cell office:value-type="float" office:value="161158.224895667" calcext:value-type="float">
            <text:p>161158.2248956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7</text:p>
          </table:table-cell>
          <table:table-cell office:value-type="string" calcext:value-type="string">
            <text:p>Gab. Mod. Viv. Col. 4 Monof.c/TM DPE</text:p>
          </table:table-cell>
          <table:table-cell office:value-type="string" calcext:value-type="string">
            <text:p>GENROD</text:p>
          </table:table-cell>
          <table:table-cell office:value-type="float" office:value="442909.911052199" calcext:value-type="float">
            <text:p>442909.911052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7</text:p>
          </table:table-cell>
          <table:table-cell office:value-type="string" calcext:value-type="string">
            <text:p>Gab. Mod. Viv. Col. 8 Monof.c/TM DPE</text:p>
          </table:table-cell>
          <table:table-cell office:value-type="string" calcext:value-type="string">
            <text:p>GENROD</text:p>
          </table:table-cell>
          <table:table-cell office:value-type="float" office:value="827668.510540287" calcext:value-type="float">
            <text:p>827668.510540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7</text:p>
          </table:table-cell>
          <table:table-cell office:value-type="string" calcext:value-type="string">
            <text:p>Gab. Mod. Viv. Col. 12 Monof.c/TM DPE</text:p>
          </table:table-cell>
          <table:table-cell office:value-type="string" calcext:value-type="string">
            <text:p>GENROD</text:p>
          </table:table-cell>
          <table:table-cell office:value-type="float" office:value="1227670.63843902" calcext:value-type="float">
            <text:p>1227670.63843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7</text:p>
          </table:table-cell>
          <table:table-cell office:value-type="string" calcext:value-type="string">
            <text:p>Gab. Mod. Viv. Col. 3 Monof.c/TM DPE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.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7</text:p>
          </table:table-cell>
          <table:table-cell office:value-type="string" calcext:value-type="string">
            <text:p>Gab. Mod. Viv. Col. 6 Monof.c/TM DPE</text:p>
          </table:table-cell>
          <table:table-cell office:value-type="string" calcext:value-type="string">
            <text:p>GENROD</text:p>
          </table:table-cell>
          <table:table-cell office:value-type="float" office:value="700356.609972976" calcext:value-type="float">
            <text:p>700356.609972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7</text:p>
          </table:table-cell>
          <table:table-cell office:value-type="string" calcext:value-type="string">
            <text:p>Gab. Mod. Viv. Col. 9 Monof.c/TM DPE</text:p>
          </table:table-cell>
          <table:table-cell office:value-type="string" calcext:value-type="string">
            <text:p>GENROD</text:p>
          </table:table-cell>
          <table:table-cell office:value-type="float" office:value="1025834.69092865" calcext:value-type="float">
            <text:p>1025834.6909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7</text:p>
          </table:table-cell>
          <table:table-cell office:value-type="string" calcext:value-type="string">
            <text:p>Gab. Mod. Viv. Col. <text:s/>1 Trif. c/TM DPE</text:p>
          </table:table-cell>
          <table:table-cell office:value-type="string" calcext:value-type="string">
            <text:p>GENROD</text:p>
          </table:table-cell>
          <table:table-cell office:value-type="float" office:value="200706.788395907" calcext:value-type="float">
            <text:p>200706.78839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L-07</text:p>
          </table:table-cell>
          <table:table-cell office:value-type="string" calcext:value-type="string">
            <text:p>Gab. Mod. Viv. Col. <text:s/>1 Trif. c/TM (de 2 Trif c/cable p/1) DPE</text:p>
          </table:table-cell>
          <table:table-cell office:value-type="string" calcext:value-type="string">
            <text:p>GENROD</text:p>
          </table:table-cell>
          <table:table-cell office:value-type="float" office:value="358195.270096491" calcext:value-type="float">
            <text:p>358195.2700964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7</text:p>
          </table:table-cell>
          <table:table-cell office:value-type="string" calcext:value-type="string">
            <text:p>Gab. Mod. Viv. Col. <text:s/>2 Trif. c/TM DPE</text:p>
          </table:table-cell>
          <table:table-cell office:value-type="string" calcext:value-type="string">
            <text:p>GENROD</text:p>
          </table:table-cell>
          <table:table-cell office:value-type="float" office:value="429924.676943557" calcext:value-type="float">
            <text:p>429924.676943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7</text:p>
          </table:table-cell>
          <table:table-cell office:value-type="string" calcext:value-type="string">
            <text:p>Gab. Mod. Viv. Col. <text:s/>4 Trif. c/TM DPE</text:p>
          </table:table-cell>
          <table:table-cell office:value-type="string" calcext:value-type="string">
            <text:p>GENROD</text:p>
          </table:table-cell>
          <table:table-cell office:value-type="float" office:value="838960.029904154" calcext:value-type="float">
            <text:p>838960.02990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7</text:p>
          </table:table-cell>
          <table:table-cell office:value-type="string" calcext:value-type="string">
            <text:p>Gab. Mod. Viv. Col. 1 Monof. 1 Trif. c/TM DPE</text:p>
          </table:table-cell>
          <table:table-cell office:value-type="string" calcext:value-type="string">
            <text:p>GENROD</text:p>
          </table:table-cell>
          <table:table-cell office:value-type="float" office:value="376289.953983458" calcext:value-type="float">
            <text:p>376289.953983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7</text:p>
          </table:table-cell>
          <table:table-cell office:value-type="string" calcext:value-type="string">
            <text:p>ab. Mod. Viv. Col. 4 Monof. s/TM s/ID DPE</text:p>
          </table:table-cell>
          <table:table-cell office:value-type="string" calcext:value-type="string">
            <text:p>GENROD</text:p>
          </table:table-cell>
          <table:table-cell office:value-type="float" office:value="423972.353624692" calcext:value-type="float">
            <text:p>423972.353624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7</text:p>
          </table:table-cell>
          <table:table-cell office:value-type="string" calcext:value-type="string">
            <text:p>Gab. Mod. Viv. Col. 8 Monof. s/TM s/ID DPE</text:p>
          </table:table-cell>
          <table:table-cell office:value-type="string" calcext:value-type="string">
            <text:p>GENROD</text:p>
          </table:table-cell>
          <table:table-cell office:value-type="float" office:value="789793.347831437" calcext:value-type="float">
            <text:p>789793.347831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7</text:p>
          </table:table-cell>
          <table:table-cell office:value-type="string" calcext:value-type="string">
            <text:p>Gab. Mod. Viv. Col. 12 Monof. s/TM s/ID DPE</text:p>
          </table:table-cell>
          <table:table-cell office:value-type="string" calcext:value-type="string">
            <text:p>GENROD</text:p>
          </table:table-cell>
          <table:table-cell office:value-type="float" office:value="1170857.91830267" calcext:value-type="float">
            <text:p>1170857.91830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7</text:p>
          </table:table-cell>
          <table:table-cell office:value-type="string" calcext:value-type="string">
            <text:p>Gab. Mod. Viv. Col. 3 Monof. s/TM s/ID DPE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.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7</text:p>
          </table:table-cell>
          <table:table-cell office:value-type="string" calcext:value-type="string">
            <text:p>Gab. Mod. Viv. Col. 6 Monof. s/TM s/ID DPE</text:p>
          </table:table-cell>
          <table:table-cell office:value-type="string" calcext:value-type="string">
            <text:p>GENROD</text:p>
          </table:table-cell>
          <table:table-cell office:value-type="float" office:value="671950.237941338" calcext:value-type="float">
            <text:p>671950.237941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7</text:p>
          </table:table-cell>
          <table:table-cell office:value-type="string" calcext:value-type="string">
            <text:p>Gab. Mod. Viv. Col. 9 Monof. s/TM s/ID DPE</text:p>
          </table:table-cell>
          <table:table-cell office:value-type="string" calcext:value-type="string">
            <text:p>GENROD</text:p>
          </table:table-cell>
          <table:table-cell office:value-type="float" office:value="983225.300369624" calcext:value-type="float">
            <text:p>983225.3003696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7</text:p>
          </table:table-cell>
          <table:table-cell office:value-type="string" calcext:value-type="string">
            <text:p>Gab. Mod. Viv. Col. <text:s/>1 Trif. s/TM s/ID DPE</text:p>
          </table:table-cell>
          <table:table-cell office:value-type="string" calcext:value-type="string">
            <text:p>GENROD</text:p>
          </table:table-cell>
          <table:table-cell office:value-type="float" office:value="191237.997718694" calcext:value-type="float">
            <text:p>191237.997718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L-07</text:p>
          </table:table-cell>
          <table:table-cell office:value-type="string" calcext:value-type="string">
            <text:p>Gab. Mod. Viv. Col. <text:s/>1 Trif. s/TM <text:s/>s/ ID (de 2 Trif c/cable p/1) DPE</text:p>
          </table:table-cell>
          <table:table-cell office:value-type="string" calcext:value-type="string">
            <text:p>GENROD</text:p>
          </table:table-cell>
          <table:table-cell office:value-type="float" office:value="349670.180992288" calcext:value-type="float">
            <text:p>349670.180992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7</text:p>
          </table:table-cell>
          <table:table-cell office:value-type="string" calcext:value-type="string">
            <text:p>Gab. Mod. Viv. Col. <text:s/>2 Trif. s/TM s/ID DPE</text:p>
          </table:table-cell>
          <table:table-cell office:value-type="string" calcext:value-type="string">
            <text:p>GENROD</text:p>
          </table:table-cell>
          <table:table-cell office:value-type="float" office:value="410987.095589132" calcext:value-type="float">
            <text:p>410987.095589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7</text:p>
          </table:table-cell>
          <table:table-cell office:value-type="string" calcext:value-type="string">
            <text:p>Gab. Mod. Viv. Col. <text:s/>4 Trif. s/TM s/ID DPE</text:p>
          </table:table-cell>
          <table:table-cell office:value-type="string" calcext:value-type="string">
            <text:p>GENROD</text:p>
          </table:table-cell>
          <table:table-cell office:value-type="float" office:value="801084.867195304" calcext:value-type="float">
            <text:p>801084.867195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7</text:p>
          </table:table-cell>
          <table:table-cell office:value-type="string" calcext:value-type="string">
            <text:p>Gab. Mod. Viv. Col. 1 Monof. 1 Trif. s/TM s/ID DPE</text:p>
          </table:table-cell>
          <table:table-cell office:value-type="string" calcext:value-type="string">
            <text:p>GENROD</text:p>
          </table:table-cell>
          <table:table-cell office:value-type="float" office:value="362086.911529147" calcext:value-type="float">
            <text:p>362086.911529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10</text:p>
          </table:table-cell>
          <table:table-cell office:value-type="string" calcext:value-type="string">
            <text:p>Gab. Mod. Viv. Col. 4 Monof.c/TM Edese</text:p>
          </table:table-cell>
          <table:table-cell office:value-type="string" calcext:value-type="string">
            <text:p>GENROD</text:p>
          </table:table-cell>
          <table:table-cell office:value-type="float" office:value="442909.911052199" calcext:value-type="float">
            <text:p>442909.911052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10</text:p>
          </table:table-cell>
          <table:table-cell office:value-type="string" calcext:value-type="string">
            <text:p>Gab. Mod. Viv. Col. 8 Monof.c/TM Edese</text:p>
          </table:table-cell>
          <table:table-cell office:value-type="string" calcext:value-type="string">
            <text:p>GENROD</text:p>
          </table:table-cell>
          <table:table-cell office:value-type="float" office:value="827668.510540287" calcext:value-type="float">
            <text:p>827668.510540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10</text:p>
          </table:table-cell>
          <table:table-cell office:value-type="string" calcext:value-type="string">
            <text:p>Gab. Mod. Viv. Col. 12 Monof.c/TM Edese</text:p>
          </table:table-cell>
          <table:table-cell office:value-type="string" calcext:value-type="string">
            <text:p>GENROD</text:p>
          </table:table-cell>
          <table:table-cell office:value-type="float" office:value="1227670.63843902" calcext:value-type="float">
            <text:p>1227670.63843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10</text:p>
          </table:table-cell>
          <table:table-cell office:value-type="string" calcext:value-type="string">
            <text:p>Gab. Mod. Viv. Col. 3 Monof.c/TM Edese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.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10</text:p>
          </table:table-cell>
          <table:table-cell office:value-type="string" calcext:value-type="string">
            <text:p>Gab. Mod. Viv. Col. 6 Monof.c/TM Edese</text:p>
          </table:table-cell>
          <table:table-cell office:value-type="string" calcext:value-type="string">
            <text:p>GENROD</text:p>
          </table:table-cell>
          <table:table-cell office:value-type="float" office:value="700356.609972976" calcext:value-type="float">
            <text:p>700356.609972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10</text:p>
          </table:table-cell>
          <table:table-cell office:value-type="string" calcext:value-type="string">
            <text:p>Gab. Mod. Viv. Col. 9 Monof.c/TM Edese</text:p>
          </table:table-cell>
          <table:table-cell office:value-type="string" calcext:value-type="string">
            <text:p>GENROD</text:p>
          </table:table-cell>
          <table:table-cell office:value-type="float" office:value="1025834.69092865" calcext:value-type="float">
            <text:p>1025834.6909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10</text:p>
          </table:table-cell>
          <table:table-cell office:value-type="string" calcext:value-type="string">
            <text:p>Gab. Mod. Viv. Col. <text:s/>1 Trif. c/TM Edese</text:p>
          </table:table-cell>
          <table:table-cell office:value-type="string" calcext:value-type="string">
            <text:p>GENROD</text:p>
          </table:table-cell>
          <table:table-cell office:value-type="float" office:value="200706.788395907" calcext:value-type="float">
            <text:p>200706.78839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10</text:p>
          </table:table-cell>
          <table:table-cell office:value-type="string" calcext:value-type="string">
            <text:p>Gab. Mod. Viv. Col. <text:s/>2 Trif. c/TM Edese</text:p>
          </table:table-cell>
          <table:table-cell office:value-type="string" calcext:value-type="string">
            <text:p>GENROD</text:p>
          </table:table-cell>
          <table:table-cell office:value-type="float" office:value="429924.676943557" calcext:value-type="float">
            <text:p>429924.676943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10</text:p>
          </table:table-cell>
          <table:table-cell office:value-type="string" calcext:value-type="string">
            <text:p>Gab. Mod. Viv. Col. 1 Monof. 1 Trif. c/TM Edese</text:p>
          </table:table-cell>
          <table:table-cell office:value-type="string" calcext:value-type="string">
            <text:p>GENROD</text:p>
          </table:table-cell>
          <table:table-cell office:value-type="float" office:value="376289.953983458" calcext:value-type="float">
            <text:p>376289.953983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10</text:p>
          </table:table-cell>
          <table:table-cell office:value-type="string" calcext:value-type="string">
            <text:p>Gab. Mod. Viv. Col. <text:s/>4 Trif. <text:s/>c/TM Edese</text:p>
          </table:table-cell>
          <table:table-cell office:value-type="string" calcext:value-type="string">
            <text:p>GENROD</text:p>
          </table:table-cell>
          <table:table-cell office:value-type="float" office:value="838960.029904154" calcext:value-type="float">
            <text:p>838960.02990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10</text:p>
          </table:table-cell>
          <table:table-cell office:value-type="string" calcext:value-type="string">
            <text:p>Gab. Mod. Viv. Col. 4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423972.353624692" calcext:value-type="float">
            <text:p>423972.353624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10</text:p>
          </table:table-cell>
          <table:table-cell office:value-type="string" calcext:value-type="string">
            <text:p>Gab. Mod. Viv. Col. 8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789793.347831437" calcext:value-type="float">
            <text:p>789793.347831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10</text:p>
          </table:table-cell>
          <table:table-cell office:value-type="string" calcext:value-type="string">
            <text:p>Gab. Mod. Viv. Col. 12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1170857.91830267" calcext:value-type="float">
            <text:p>1170857.91830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10</text:p>
          </table:table-cell>
          <table:table-cell office:value-type="string" calcext:value-type="string">
            <text:p>Gab. Mod. Viv. Col. 3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.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10</text:p>
          </table:table-cell>
          <table:table-cell office:value-type="string" calcext:value-type="string">
            <text:p>Gab. Mod. Viv. Col. 6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671950.237941338" calcext:value-type="float">
            <text:p>671950.237941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10</text:p>
          </table:table-cell>
          <table:table-cell office:value-type="string" calcext:value-type="string">
            <text:p>Gab. Mod. Viv. Col. 9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983225.300369624" calcext:value-type="float">
            <text:p>983225.3003696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10</text:p>
          </table:table-cell>
          <table:table-cell office:value-type="string" calcext:value-type="string">
            <text:p>Gab. Mod. Viv. Col. 1 Monof. 1 Trif. <text:s/>s/TM s/ID Edese</text:p>
          </table:table-cell>
          <table:table-cell office:value-type="string" calcext:value-type="string">
            <text:p>GENROD</text:p>
          </table:table-cell>
          <table:table-cell office:value-type="float" office:value="362086.911529147" calcext:value-type="float">
            <text:p>362086.911529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10</text:p>
          </table:table-cell>
          <table:table-cell office:value-type="string" calcext:value-type="string">
            <text:p>Gab. Mod. Viv. Col. <text:s/>1 Trif. s/TM s/ID Edese</text:p>
          </table:table-cell>
          <table:table-cell office:value-type="string" calcext:value-type="string">
            <text:p>GENROD</text:p>
          </table:table-cell>
          <table:table-cell office:value-type="float" office:value="191237.997718694" calcext:value-type="float">
            <text:p>191237.997718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10</text:p>
          </table:table-cell>
          <table:table-cell office:value-type="string" calcext:value-type="string">
            <text:p>Gab. Mod. Viv. Col. <text:s/>2 Trif. s/TM s/ID Edese</text:p>
          </table:table-cell>
          <table:table-cell office:value-type="string" calcext:value-type="string">
            <text:p>GENROD</text:p>
          </table:table-cell>
          <table:table-cell office:value-type="float" office:value="410987.095589132" calcext:value-type="float">
            <text:p>410987.095589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10</text:p>
          </table:table-cell>
          <table:table-cell office:value-type="string" calcext:value-type="string">
            <text:p>Gab. Mod. Viv. Col. <text:s/>4 Trif. s/TM s/ID Edese</text:p>
          </table:table-cell>
          <table:table-cell office:value-type="string" calcext:value-type="string">
            <text:p>GENROD</text:p>
          </table:table-cell>
          <table:table-cell office:value-type="float" office:value="801084.867195304" calcext:value-type="float">
            <text:p>801084.867195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214</text:p>
          </table:table-cell>
          <table:table-cell office:value-type="string" calcext:value-type="string">
            <text:p>Interruptor Termomagnético 1x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.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614</text:p>
          </table:table-cell>
          <table:table-cell office:value-type="string" calcext:value-type="string">
            <text:p>Interruptor Termomagnético 1x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.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014</text:p>
          </table:table-cell>
          <table:table-cell office:value-type="string" calcext:value-type="string">
            <text:p>Interruptor Termomagnético 1x1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.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614</text:p>
          </table:table-cell>
          <table:table-cell office:value-type="string" calcext:value-type="string">
            <text:p>Interruptor Termomagnético 1x1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.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014</text:p>
          </table:table-cell>
          <table:table-cell office:value-type="string" calcext:value-type="string">
            <text:p>Interruptor Termomagnético 1x2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.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514</text:p>
          </table:table-cell>
          <table:table-cell office:value-type="string" calcext:value-type="string">
            <text:p>Interruptor Termomagnético 1x25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.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3214</text:p>
          </table:table-cell>
          <table:table-cell office:value-type="string" calcext:value-type="string">
            <text:p>Interruptor Termomagnético 1x3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30.4830129428" calcext:value-type="float">
            <text:p>30.4830129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4014</text:p>
          </table:table-cell>
          <table:table-cell office:value-type="string" calcext:value-type="string">
            <text:p>Interruptor Termomagnético 1x4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30.4830129428" calcext:value-type="float">
            <text:p>30.4830129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5014</text:p>
          </table:table-cell>
          <table:table-cell office:value-type="string" calcext:value-type="string">
            <text:p>Interruptor Termomagnético 1x5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30.4830129428" calcext:value-type="float">
            <text:p>30.4830129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6314</text:p>
          </table:table-cell>
          <table:table-cell office:value-type="string" calcext:value-type="string">
            <text:p>Interruptor Termomagnético 1x63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30.4830129428" calcext:value-type="float">
            <text:p>30.4830129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224</text:p>
          </table:table-cell>
          <table:table-cell office:value-type="string" calcext:value-type="string">
            <text:p>Interruptor Termomagnético 2x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.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624</text:p>
          </table:table-cell>
          <table:table-cell office:value-type="string" calcext:value-type="string">
            <text:p>Interruptor Termomagnético 2x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.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024</text:p>
          </table:table-cell>
          <table:table-cell office:value-type="string" calcext:value-type="string">
            <text:p>Interruptor Termomagnético 2x1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.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624</text:p>
          </table:table-cell>
          <table:table-cell office:value-type="string" calcext:value-type="string">
            <text:p>Interruptor Termomagnético 2x1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.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024</text:p>
          </table:table-cell>
          <table:table-cell office:value-type="string" calcext:value-type="string">
            <text:p>Interruptor Termomagnético 2x2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.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524</text:p>
          </table:table-cell>
          <table:table-cell office:value-type="string" calcext:value-type="string">
            <text:p>Interruptor Termomagnético 2x25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.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3224</text:p>
          </table:table-cell>
          <table:table-cell office:value-type="string" calcext:value-type="string">
            <text:p>Interruptor Termomagnético 2x3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7.330437186" calcext:value-type="float">
            <text:p>57.3304371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4024</text:p>
          </table:table-cell>
          <table:table-cell office:value-type="string" calcext:value-type="string">
            <text:p>Interruptor Termomagnético 2x4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7.330437186" calcext:value-type="float">
            <text:p>57.3304371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5024</text:p>
          </table:table-cell>
          <table:table-cell office:value-type="string" calcext:value-type="string">
            <text:p>Interruptor Termomagnético 2x5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61.525347224" calcext:value-type="float">
            <text:p>61.5253472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6324</text:p>
          </table:table-cell>
          <table:table-cell office:value-type="string" calcext:value-type="string">
            <text:p>Interruptor Termomagnético 2x63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61.525347224" calcext:value-type="float">
            <text:p>61.5253472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234</text:p>
          </table:table-cell>
          <table:table-cell office:value-type="string" calcext:value-type="string">
            <text:p>Interruptor Termomagnético 3x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.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634</text:p>
          </table:table-cell>
          <table:table-cell office:value-type="string" calcext:value-type="string">
            <text:p>Interruptor Termomagnético 3x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.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034</text:p>
          </table:table-cell>
          <table:table-cell office:value-type="string" calcext:value-type="string">
            <text:p>Interruptor Termomagnético 3x1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.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634</text:p>
          </table:table-cell>
          <table:table-cell office:value-type="string" calcext:value-type="string">
            <text:p>Interruptor Termomagnético 3x1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.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034</text:p>
          </table:table-cell>
          <table:table-cell office:value-type="string" calcext:value-type="string">
            <text:p>Interruptor Termomagnético 3x2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.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534</text:p>
          </table:table-cell>
          <table:table-cell office:value-type="string" calcext:value-type="string">
            <text:p>Interruptor Termomagnético 3x25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.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3234</text:p>
          </table:table-cell>
          <table:table-cell office:value-type="string" calcext:value-type="string">
            <text:p>Interruptor Termomagnético 3x3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86.4151467828" calcext:value-type="float">
            <text:p>86.4151467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4034</text:p>
          </table:table-cell>
          <table:table-cell office:value-type="string" calcext:value-type="string">
            <text:p>Interruptor Termomagnético 3x4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86.4151467828" calcext:value-type="float">
            <text:p>86.4151467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5034</text:p>
          </table:table-cell>
          <table:table-cell office:value-type="string" calcext:value-type="string">
            <text:p>Interruptor Termomagnético 3x5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91.1693781592" calcext:value-type="float">
            <text:p>91.1693781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6334</text:p>
          </table:table-cell>
          <table:table-cell office:value-type="string" calcext:value-type="string">
            <text:p>Interruptor Termomagnético 3x63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91.1693781592" calcext:value-type="float">
            <text:p>91.1693781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244</text:p>
          </table:table-cell>
          <table:table-cell office:value-type="string" calcext:value-type="string">
            <text:p>Interruptor Termomagnético 4x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.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644</text:p>
          </table:table-cell>
          <table:table-cell office:value-type="string" calcext:value-type="string">
            <text:p>Interruptor Termomagnético 4x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.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044</text:p>
          </table:table-cell>
          <table:table-cell office:value-type="string" calcext:value-type="string">
            <text:p>Interruptor Termomagnético 4x1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.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644</text:p>
          </table:table-cell>
          <table:table-cell office:value-type="string" calcext:value-type="string">
            <text:p>Interruptor Termomagnético 4x1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.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044</text:p>
          </table:table-cell>
          <table:table-cell office:value-type="string" calcext:value-type="string">
            <text:p>Interruptor Termomagnético 4x2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.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544</text:p>
          </table:table-cell>
          <table:table-cell office:value-type="string" calcext:value-type="string">
            <text:p>Interruptor Termomagnético 4x25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.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3244</text:p>
          </table:table-cell>
          <table:table-cell office:value-type="string" calcext:value-type="string">
            <text:p>Interruptor Termomagnético 4x3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13.5422316952" calcext:value-type="float">
            <text:p>113.54223169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4044</text:p>
          </table:table-cell>
          <table:table-cell office:value-type="string" calcext:value-type="string">
            <text:p>Interruptor Termomagnético 4x4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13.5422316952" calcext:value-type="float">
            <text:p>113.54223169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5044</text:p>
          </table:table-cell>
          <table:table-cell office:value-type="string" calcext:value-type="string">
            <text:p>Interruptor Termomagnético 4x5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21.9320517712" calcext:value-type="float">
            <text:p>121.93205177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6344</text:p>
          </table:table-cell>
          <table:table-cell office:value-type="string" calcext:value-type="string">
            <text:p>Interruptor Termomagnético 4x63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21.9320517712" calcext:value-type="float">
            <text:p>121.93205177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2523</text:p>
          </table:table-cell>
          <table:table-cell office:value-type="string" calcext:value-type="string">
            <text:p>Interruptor Diferencial 2x25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12.2624479228" calcext:value-type="float">
            <text:p>212.2624479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4023</text:p>
          </table:table-cell>
          <table:table-cell office:value-type="string" calcext:value-type="string">
            <text:p>Interruptor Diferencial 2x40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12.2624479228" calcext:value-type="float">
            <text:p>212.2624479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6323</text:p>
          </table:table-cell>
          <table:table-cell office:value-type="string" calcext:value-type="string">
            <text:p>Interruptor Diferencial 2x63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12.2624479228" calcext:value-type="float">
            <text:p>212.2624479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2543</text:p>
          </table:table-cell>
          <table:table-cell office:value-type="string" calcext:value-type="string">
            <text:p>Interruptor Diferencial 4x25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96.1606486828" calcext:value-type="float">
            <text:p>296.1606486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4043</text:p>
          </table:table-cell>
          <table:table-cell office:value-type="string" calcext:value-type="string">
            <text:p>Interruptor Diferencial 4x40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96.1606486828" calcext:value-type="float">
            <text:p>296.1606486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6343</text:p>
          </table:table-cell>
          <table:table-cell office:value-type="string" calcext:value-type="string">
            <text:p>Interruptor Diferencial 4x63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96.1606486828" calcext:value-type="float">
            <text:p>296.1606486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8000</text:p>
          </table:table-cell>
          <table:table-cell office:value-type="string" calcext:value-type="string">
            <text:p>Seccionador Bajo carga 160A c/base porta fusibles NH00 Unipolar</text:p>
          </table:table-cell>
          <table:table-cell office:value-type="string" calcext:value-type="string">
            <text:p>GENROD</text:p>
          </table:table-cell>
          <table:table-cell office:value-type="float" office:value="18978.8663098604" calcext:value-type="float">
            <text:p>18978.86630986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8300</text:p>
          </table:table-cell>
          <table:table-cell office:value-type="string" calcext:value-type="string">
            <text:p>Seccionador Bajo carga 160A c/base porta fusibles NH00 Tripolar<text:tab/>  </text:p>
          </table:table-cell>
          <table:table-cell office:value-type="string" calcext:value-type="string">
            <text:p>GENROD</text:p>
          </table:table-cell>
          <table:table-cell office:value-type="float" office:value="56968.4529667767" calcext:value-type="float">
            <text:p>56968.45296677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8301</text:p>
          </table:table-cell>
          <table:table-cell office:value-type="string" calcext:value-type="string">
            <text:p>Seccionador Bajo Carga 160A c/base porta fusibles NH00 Tripolar (Ap.Unipolar)</text:p>
          </table:table-cell>
          <table:table-cell office:value-type="string" calcext:value-type="string">
            <text:p>GENROD</text:p>
          </table:table-cell>
          <table:table-cell office:value-type="float" office:value="56968.4529667767" calcext:value-type="float">
            <text:p>56968.45296677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8400</text:p>
          </table:table-cell>
          <table:table-cell office:value-type="string" calcext:value-type="string">
            <text:p>Seccionador Bajo Carga 160A c/base porta fusibles NH00 Tetrapolar</text:p>
          </table:table-cell>
          <table:table-cell office:value-type="string" calcext:value-type="string">
            <text:p>GENROD</text:p>
          </table:table-cell>
          <table:table-cell office:value-type="float" office:value="75915.4934039308" calcext:value-type="float">
            <text:p>75915.49340393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35</text:p>
          </table:table-cell>
          <table:table-cell office:value-type="string" calcext:value-type="string">
            <text:p>Bases NH tamaño 00</text:p>
          </table:table-cell>
          <table:table-cell office:value-type="string" calcext:value-type="string">
            <text:p>GENROD</text:p>
          </table:table-cell>
          <table:table-cell office:value-type="float" office:value="9489.4331549302" calcext:value-type="float">
            <text:p>9489.43315493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37</text:p>
          </table:table-cell>
          <table:table-cell office:value-type="string" calcext:value-type="string">
            <text:p>Bases NH tamaño 01</text:p>
          </table:table-cell>
          <table:table-cell office:value-type="string" calcext:value-type="string">
            <text:p>GENROD</text:p>
          </table:table-cell>
          <table:table-cell office:value-type="float" office:value="29582.8527927619" calcext:value-type="float">
            <text:p>29582.85279276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41</text:p>
          </table:table-cell>
          <table:table-cell office:value-type="string" calcext:value-type="string">
            <text:p>Bases NH tamaño 03</text:p>
          </table:table-cell>
          <table:table-cell office:value-type="string" calcext:value-type="string">
            <text:p>GENROD</text:p>
          </table:table-cell>
          <table:table-cell office:value-type="float" office:value="57923.7642732599" calcext:value-type="float">
            <text:p>57923.76427325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43</text:p>
          </table:table-cell>
          <table:table-cell office:value-type="string" calcext:value-type="string">
            <text:p>Interceptor tripolar NH00</text:p>
          </table:table-cell>
          <table:table-cell office:value-type="string" calcext:value-type="string">
            <text:p>GENROD</text:p>
          </table:table-cell>
          <table:table-cell office:value-type="float" office:value="31780.0490825309" calcext:value-type="float">
            <text:p>31780.04908253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007</text:p>
          </table:table-cell>
          <table:table-cell office:value-type="string" calcext:value-type="string">
            <text:p>Jabalina Lisa de Acero-Cobre ø3/8" x 750mm</text:p>
          </table:table-cell>
          <table:table-cell office:value-type="string" calcext:value-type="string">
            <text:p>GENROD</text:p>
          </table:table-cell>
          <table:table-cell office:value-type="float" office:value="13354.7519890011" calcext:value-type="float">
            <text:p>13354.75198900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010</text:p>
          </table:table-cell>
          <table:table-cell office:value-type="string" calcext:value-type="string">
            <text:p>Jabalina Lisa de Acero-Cobre ø3/8" x 1000mm</text:p>
          </table:table-cell>
          <table:table-cell office:value-type="string" calcext:value-type="string">
            <text:p>GENROD</text:p>
          </table:table-cell>
          <table:table-cell office:value-type="float" office:value="15363.8742464927" calcext:value-type="float">
            <text:p>15363.8742464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015</text:p>
          </table:table-cell>
          <table:table-cell office:value-type="string" calcext:value-type="string">
            <text:p>Jabalina Lisa de Acero-Cobre ø3/8" x 1500mm</text:p>
          </table:table-cell>
          <table:table-cell office:value-type="string" calcext:value-type="string">
            <text:p>GENROD</text:p>
          </table:table-cell>
          <table:table-cell office:value-type="float" office:value="23288.086681125" calcext:value-type="float">
            <text:p>23288.0866811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020</text:p>
          </table:table-cell>
          <table:table-cell office:value-type="string" calcext:value-type="string">
            <text:p>Jabalina Lisa de Acero-Cobre ø3/8" x 2000mm</text:p>
          </table:table-cell>
          <table:table-cell office:value-type="string" calcext:value-type="string">
            <text:p>GENROD</text:p>
          </table:table-cell>
          <table:table-cell office:value-type="float" office:value="32642.8324541342" calcext:value-type="float">
            <text:p>32642.83245413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210</text:p>
          </table:table-cell>
          <table:table-cell office:value-type="string" calcext:value-type="string">
            <text:p>Jabalina Lisa de Acero-Cobre ø1/2" x 1000mm</text:p>
          </table:table-cell>
          <table:table-cell office:value-type="string" calcext:value-type="string">
            <text:p>GENROD</text:p>
          </table:table-cell>
          <table:table-cell office:value-type="float" office:value="22136.1957597558" calcext:value-type="float">
            <text:p>22136.19575975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215</text:p>
          </table:table-cell>
          <table:table-cell office:value-type="string" calcext:value-type="string">
            <text:p>Jabalina Lisa de Acero-Cobre ø1/2" x 1500mm</text:p>
          </table:table-cell>
          <table:table-cell office:value-type="string" calcext:value-type="string">
            <text:p>GENROD</text:p>
          </table:table-cell>
          <table:table-cell office:value-type="float" office:value="32979.4119718826" calcext:value-type="float">
            <text:p>32979.41197188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220</text:p>
          </table:table-cell>
          <table:table-cell office:value-type="string" calcext:value-type="string">
            <text:p>Jabalina Lisa de Acero-Cobre ø1/2" x 2000mm</text:p>
          </table:table-cell>
          <table:table-cell office:value-type="string" calcext:value-type="string">
            <text:p>GENROD</text:p>
          </table:table-cell>
          <table:table-cell office:value-type="float" office:value="45175.1091107511" calcext:value-type="float">
            <text:p>45175.10911075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230</text:p>
          </table:table-cell>
          <table:table-cell office:value-type="string" calcext:value-type="string">
            <text:p>Jabalina Lisa de Acero-Cobre ø1/2" x 3000mm</text:p>
          </table:table-cell>
          <table:table-cell office:value-type="string" calcext:value-type="string">
            <text:p>GENROD</text:p>
          </table:table-cell>
          <table:table-cell office:value-type="float" office:value="67446.3871604629" calcext:value-type="float">
            <text:p>67446.38716046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610</text:p>
          </table:table-cell>
          <table:table-cell office:value-type="string" calcext:value-type="string">
            <text:p>Jabalina Lisa de Acero-Cobre ø5/8" x 1000mm</text:p>
          </table:table-cell>
          <table:table-cell office:value-type="string" calcext:value-type="string">
            <text:p>GENROD</text:p>
          </table:table-cell>
          <table:table-cell office:value-type="float" office:value="26605.6113691684" calcext:value-type="float">
            <text:p>26605.61136916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615</text:p>
          </table:table-cell>
          <table:table-cell office:value-type="string" calcext:value-type="string">
            <text:p>Jabalina Lisa de Acero-Cobre ø5/8" x 1500mm</text:p>
          </table:table-cell>
          <table:table-cell office:value-type="string" calcext:value-type="string">
            <text:p>GENROD</text:p>
          </table:table-cell>
          <table:table-cell office:value-type="float" office:value="39662.1061667751" calcext:value-type="float">
            <text:p>39662.10616677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620</text:p>
          </table:table-cell>
          <table:table-cell office:value-type="string" calcext:value-type="string">
            <text:p>Jabalina Lisa de Acero-Cobre ø5/8" x 2000mm</text:p>
          </table:table-cell>
          <table:table-cell office:value-type="string" calcext:value-type="string">
            <text:p>GENROD</text:p>
          </table:table-cell>
          <table:table-cell office:value-type="float" office:value="53719.3924275556" calcext:value-type="float">
            <text:p>53719.39242755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630</text:p>
          </table:table-cell>
          <table:table-cell office:value-type="string" calcext:value-type="string">
            <text:p>Jabalina Lisa de Acero-Cobre ø5/8" x 3000mm</text:p>
          </table:table-cell>
          <table:table-cell office:value-type="string" calcext:value-type="string">
            <text:p>GENROD</text:p>
          </table:table-cell>
          <table:table-cell office:value-type="float" office:value="78507.1177686214" calcext:value-type="float">
            <text:p>78507.11776862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910</text:p>
          </table:table-cell>
          <table:table-cell office:value-type="string" calcext:value-type="string">
            <text:p>Jabalina Lisa de Acero-Cobre ø3/4" x 1000mm</text:p>
          </table:table-cell>
          <table:table-cell office:value-type="string" calcext:value-type="string">
            <text:p>GENROD</text:p>
          </table:table-cell>
          <table:table-cell office:value-type="float" office:value="36793.0621894335" calcext:value-type="float">
            <text:p>36793.06218943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915</text:p>
          </table:table-cell>
          <table:table-cell office:value-type="string" calcext:value-type="string">
            <text:p>Jabalina Lisa de Acero-Cobre ø3/4" x 1500mm</text:p>
          </table:table-cell>
          <table:table-cell office:value-type="string" calcext:value-type="string">
            <text:p>GENROD</text:p>
          </table:table-cell>
          <table:table-cell office:value-type="float" office:value="52520.701342737" calcext:value-type="float">
            <text:p>52520.7013427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920</text:p>
          </table:table-cell>
          <table:table-cell office:value-type="string" calcext:value-type="string">
            <text:p>Jabalina Lisa de Acero-Cobre ø3/4" x 2000mm</text:p>
          </table:table-cell>
          <table:table-cell office:value-type="string" calcext:value-type="string">
            <text:p>GENROD</text:p>
          </table:table-cell>
          <table:table-cell office:value-type="float" office:value="69323.1175117262" calcext:value-type="float">
            <text:p>69323.11751172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930</text:p>
          </table:table-cell>
          <table:table-cell office:value-type="string" calcext:value-type="string">
            <text:p>Jabalina Lisa de Acero-Cobre ø3/4" x 3000mm</text:p>
          </table:table-cell>
          <table:table-cell office:value-type="string" calcext:value-type="string">
            <text:p>GENROD</text:p>
          </table:table-cell>
          <table:table-cell office:value-type="float" office:value="103669.275700814" calcext:value-type="float">
            <text:p>103669.2757008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C25</text:p>
          </table:table-cell>
          <table:table-cell office:value-type="string" calcext:value-type="string">
            <text:p>Cable Acero Cobre 25 mm²</text:p>
          </table:table-cell>
          <table:table-cell office:value-type="string" calcext:value-type="string">
            <text:p>GENROD</text:p>
          </table:table-cell>
          <table:table-cell office:value-type="float" office:value="7795.82482046382" calcext:value-type="float">
            <text:p>7795.824820463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C35</text:p>
          </table:table-cell>
          <table:table-cell office:value-type="string" calcext:value-type="string">
            <text:p>Cable Acero Cobre 35 mm²</text:p>
          </table:table-cell>
          <table:table-cell office:value-type="string" calcext:value-type="string">
            <text:p>GENROD</text:p>
          </table:table-cell>
          <table:table-cell office:value-type="float" office:value="11244.3962228717" calcext:value-type="float">
            <text:p>11244.39622287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C50</text:p>
          </table:table-cell>
          <table:table-cell office:value-type="string" calcext:value-type="string">
            <text:p>Cable Acero Cobre 50 mm²</text:p>
          </table:table-cell>
          <table:table-cell office:value-type="string" calcext:value-type="string">
            <text:p>GENROD</text:p>
          </table:table-cell>
          <table:table-cell office:value-type="float" office:value="16189.0086790729" calcext:value-type="float">
            <text:p>16189.00867907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C70</text:p>
          </table:table-cell>
          <table:table-cell office:value-type="string" calcext:value-type="string">
            <text:p>Cable Acero Cobre 70 mm²</text:p>
          </table:table-cell>
          <table:table-cell office:value-type="string" calcext:value-type="string">
            <text:p>GENROD</text:p>
          </table:table-cell>
          <table:table-cell office:value-type="float" office:value="22291.3307935427" calcext:value-type="float">
            <text:p>22291.33079354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C95</text:p>
          </table:table-cell>
          <table:table-cell office:value-type="string" calcext:value-type="string">
            <text:p>Cable Acero Cobre 95 mm²</text:p>
          </table:table-cell>
          <table:table-cell office:value-type="string" calcext:value-type="string">
            <text:p>GENROD</text:p>
          </table:table-cell>
          <table:table-cell office:value-type="float" office:value="31233.7283349839" calcext:value-type="float">
            <text:p>31233.72833498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215</text:p>
          </table:table-cell>
          <table:table-cell office:value-type="string" calcext:value-type="string">
            <text:p>Jabalina Acoplable de Acero-Cobre ø1/2" x 1500mm</text:p>
          </table:table-cell>
          <table:table-cell office:value-type="string" calcext:value-type="string">
            <text:p>GENROD</text:p>
          </table:table-cell>
          <table:table-cell office:value-type="float" office:value="38639.0408290184" calcext:value-type="float">
            <text:p>38639.0408290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230</text:p>
          </table:table-cell>
          <table:table-cell office:value-type="string" calcext:value-type="string">
            <text:p>Jabalina Acoplable de Acero-Cobre ø1/2" x 3000mm</text:p>
          </table:table-cell>
          <table:table-cell office:value-type="string" calcext:value-type="string">
            <text:p>GENROD</text:p>
          </table:table-cell>
          <table:table-cell office:value-type="float" office:value="71807.905868982" calcext:value-type="float">
            <text:p>71807.9058689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615</text:p>
          </table:table-cell>
          <table:table-cell office:value-type="string" calcext:value-type="string">
            <text:p>Jabalina Acoplable de Acero-Cobre ø5/8" x 1500mm</text:p>
          </table:table-cell>
          <table:table-cell office:value-type="string" calcext:value-type="string">
            <text:p>GENROD</text:p>
          </table:table-cell>
          <table:table-cell office:value-type="float" office:value="44063.3236770436" calcext:value-type="float">
            <text:p>44063.32367704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630</text:p>
          </table:table-cell>
          <table:table-cell office:value-type="string" calcext:value-type="string">
            <text:p>Jabalina Acoplable de Acero-Cobre ø5/8" x 3000mm</text:p>
          </table:table-cell>
          <table:table-cell office:value-type="string" calcext:value-type="string">
            <text:p>GENROD</text:p>
          </table:table-cell>
          <table:table-cell office:value-type="float" office:value="83996.470362619" calcext:value-type="float">
            <text:p>83996.4703626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915</text:p>
          </table:table-cell>
          <table:table-cell office:value-type="string" calcext:value-type="string">
            <text:p>Jabalina Acoplable de Acero-Cobre ø3/4" x 1500mm</text:p>
          </table:table-cell>
          <table:table-cell office:value-type="string" calcext:value-type="string">
            <text:p>GENROD</text:p>
          </table:table-cell>
          <table:table-cell office:value-type="float" office:value="56874.2114671364" calcext:value-type="float">
            <text:p>56874.21146713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930</text:p>
          </table:table-cell>
          <table:table-cell office:value-type="string" calcext:value-type="string">
            <text:p>Jabalina Acoplable de Acero-Cobre ø3/4" x 3000mm</text:p>
          </table:table-cell>
          <table:table-cell office:value-type="string" calcext:value-type="string">
            <text:p>GENROD</text:p>
          </table:table-cell>
          <table:table-cell office:value-type="float" office:value="108921.029871417" calcext:value-type="float">
            <text:p>108921.0298714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T-1</text:p>
          </table:table-cell>
          <table:table-cell office:value-type="string" calcext:value-type="string">
            <text:p>Tomacable Normalizado T1</text:p>
          </table:table-cell>
          <table:table-cell office:value-type="string" calcext:value-type="string">
            <text:p>GENROD</text:p>
          </table:table-cell>
          <table:table-cell office:value-type="float" office:value="16072.1959716398" calcext:value-type="float">
            <text:p>16072.19597163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T-2</text:p>
          </table:table-cell>
          <table:table-cell office:value-type="string" calcext:value-type="string">
            <text:p>Tomacable Normalizado T2</text:p>
          </table:table-cell>
          <table:table-cell office:value-type="string" calcext:value-type="string">
            <text:p>GENROD</text:p>
          </table:table-cell>
          <table:table-cell office:value-type="float" office:value="21103.6515118887" calcext:value-type="float">
            <text:p>21103.65151188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T-22</text:p>
          </table:table-cell>
          <table:table-cell office:value-type="string" calcext:value-type="string">
            <text:p>Tomacable Normalizado T22</text:p>
          </table:table-cell>
          <table:table-cell office:value-type="string" calcext:value-type="string">
            <text:p>GENROD</text:p>
          </table:table-cell>
          <table:table-cell office:value-type="float" office:value="23488.9269547512" calcext:value-type="float">
            <text:p>23488.92695475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T-3</text:p>
          </table:table-cell>
          <table:table-cell office:value-type="string" calcext:value-type="string">
            <text:p>Tomacable Normalizado T3</text:p>
          </table:table-cell>
          <table:table-cell office:value-type="string" calcext:value-type="string">
            <text:p>GENROD</text:p>
          </table:table-cell>
          <table:table-cell office:value-type="float" office:value="28967.2364620526" calcext:value-type="float">
            <text:p>28967.23646205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T-4</text:p>
          </table:table-cell>
          <table:table-cell office:value-type="string" calcext:value-type="string">
            <text:p>Tomacable Normalizado T4</text:p>
          </table:table-cell>
          <table:table-cell office:value-type="string" calcext:value-type="string">
            <text:p>GENROD</text:p>
          </table:table-cell>
          <table:table-cell office:value-type="float" office:value="35607.8543067851" calcext:value-type="float">
            <text:p>35607.8543067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010VA</text:p>
          </table:table-cell>
          <table:table-cell office:value-type="string" calcext:value-type="string">
            <text:p>Conj. Agrafado- Jab. 3/8" x 1000mm c/cable VyA - 6 mm²</text:p>
          </table:table-cell>
          <table:table-cell office:value-type="string" calcext:value-type="string">
            <text:p>GENROD</text:p>
          </table:table-cell>
          <table:table-cell office:value-type="float" office:value="37651.3884491659" calcext:value-type="float">
            <text:p>37651.38844916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215VA</text:p>
          </table:table-cell>
          <table:table-cell office:value-type="string" calcext:value-type="string">
            <text:p>Conj. Agrafado- Jab. 1/2" x1500mm c/cable VyA - 6 mm²</text:p>
          </table:table-cell>
          <table:table-cell office:value-type="string" calcext:value-type="string">
            <text:p>GENROD</text:p>
          </table:table-cell>
          <table:table-cell office:value-type="float" office:value="59017.4149415691" calcext:value-type="float">
            <text:p>59017.41494156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615VA</text:p>
          </table:table-cell>
          <table:table-cell office:value-type="string" calcext:value-type="string">
            <text:p>Conj. Agrafado- Jab. 5/8" x 1500mm c/cable VyA-6 mm²</text:p>
          </table:table-cell>
          <table:table-cell office:value-type="string" calcext:value-type="string">
            <text:p>GENROD</text:p>
          </table:table-cell>
          <table:table-cell office:value-type="float" office:value="69159.1918055266" calcext:value-type="float">
            <text:p>69159.19180552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620VA</text:p>
          </table:table-cell>
          <table:table-cell office:value-type="string" calcext:value-type="string">
            <text:p>Conj. Agrafado- Jab. 5/8" x 2000mm c/cable VyA - 6 mm²</text:p>
          </table:table-cell>
          <table:table-cell office:value-type="string" calcext:value-type="string">
            <text:p>GENROD</text:p>
          </table:table-cell>
          <table:table-cell office:value-type="float" office:value="83874.8399913014" calcext:value-type="float">
            <text:p>83874.83999130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010</text:p>
          </table:table-cell>
          <table:table-cell office:value-type="string" calcext:value-type="string">
            <text:p>Conj. Agrafado - Jab. 3/8" x 1000mm c/CableDesn. 6mm²</text:p>
          </table:table-cell>
          <table:table-cell office:value-type="string" calcext:value-type="string">
            <text:p>GENROD</text:p>
          </table:table-cell>
          <table:table-cell office:value-type="float" office:value="37651.3884491659" calcext:value-type="float">
            <text:p>37651.38844916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215</text:p>
          </table:table-cell>
          <table:table-cell office:value-type="string" calcext:value-type="string">
            <text:p>Conj. Agrafado - Jab. 1/2" x1500mm c/CableDesn. 6mm²</text:p>
          </table:table-cell>
          <table:table-cell office:value-type="string" calcext:value-type="string">
            <text:p>GENROD</text:p>
          </table:table-cell>
          <table:table-cell office:value-type="float" office:value="59017.4149415691" calcext:value-type="float">
            <text:p>59017.41494156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615</text:p>
          </table:table-cell>
          <table:table-cell office:value-type="string" calcext:value-type="string">
            <text:p>Conj. Agrafado - Jab. 5/8" x 1500mm c/CableDesn. 6mm²</text:p>
          </table:table-cell>
          <table:table-cell office:value-type="string" calcext:value-type="string">
            <text:p>GENROD</text:p>
          </table:table-cell>
          <table:table-cell office:value-type="float" office:value="69159.1918055266" calcext:value-type="float">
            <text:p>69159.19180552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620</text:p>
          </table:table-cell>
          <table:table-cell office:value-type="string" calcext:value-type="string">
            <text:p>Conj. Agrafado - Jab. 5/8" x 2000mm c/CableDesn. 6mm²</text:p>
          </table:table-cell>
          <table:table-cell office:value-type="string" calcext:value-type="string">
            <text:p>GENROD</text:p>
          </table:table-cell>
          <table:table-cell office:value-type="float" office:value="83874.8399913014" calcext:value-type="float">
            <text:p>83874.83999130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615VA6S</text:p>
          </table:table-cell>
          <table:table-cell office:value-type="string" calcext:value-type="string">
            <text:p>Conj. Soldado Jab. -5/8x1500-IRAM C/2Mts. Cable V/A 6mm</text:p>
          </table:table-cell>
          <table:table-cell office:value-type="string" calcext:value-type="string">
            <text:p>GENROD</text:p>
          </table:table-cell>
          <table:table-cell office:value-type="float" office:value="79784.2679509874" calcext:value-type="float">
            <text:p>79784.26795098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007+M10</text:p>
          </table:table-cell>
          <table:table-cell office:value-type="string" calcext:value-type="string">
            <text:p>Jabalina + Tomacable - 3/8" x 750mm </text:p>
          </table:table-cell>
          <table:table-cell office:value-type="string" calcext:value-type="string">
            <text:p>GENROD</text:p>
          </table:table-cell>
          <table:table-cell office:value-type="float" office:value="13045.4308552226" calcext:value-type="float">
            <text:p>13045.43085522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010+M10</text:p>
          </table:table-cell>
          <table:table-cell office:value-type="string" calcext:value-type="string">
            <text:p>Jabalina + Tomacable - 3/8" x 1000mm</text:p>
          </table:table-cell>
          <table:table-cell office:value-type="string" calcext:value-type="string">
            <text:p>GENROD</text:p>
          </table:table-cell>
          <table:table-cell office:value-type="float" office:value="14665.9725443684" calcext:value-type="float">
            <text:p>14665.97254436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015+M10</text:p>
          </table:table-cell>
          <table:table-cell office:value-type="string" calcext:value-type="string">
            <text:p>Jabalina + Tomacable - 3/8" x 1500mm</text:p>
          </table:table-cell>
          <table:table-cell office:value-type="string" calcext:value-type="string">
            <text:p>GENROD</text:p>
          </table:table-cell>
          <table:table-cell office:value-type="float" office:value="21058.2669282496" calcext:value-type="float">
            <text:p>21058.26692824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020+M10</text:p>
          </table:table-cell>
          <table:table-cell office:value-type="string" calcext:value-type="string">
            <text:p>Jabalina + Tomacable - 3/8" x 2000mm</text:p>
          </table:table-cell>
          <table:table-cell office:value-type="string" calcext:value-type="string">
            <text:p>GENROD</text:p>
          </table:table-cell>
          <table:table-cell office:value-type="float" office:value="28604.5065187494" calcext:value-type="float">
            <text:p>28604.50651874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210+M12</text:p>
          </table:table-cell>
          <table:table-cell office:value-type="string" calcext:value-type="string">
            <text:p>Jabalina + Tomacable - 1/2" x 1000mm</text:p>
          </table:table-cell>
          <table:table-cell office:value-type="string" calcext:value-type="string">
            <text:p>GENROD</text:p>
          </table:table-cell>
          <table:table-cell office:value-type="float" office:value="20919.1282070141" calcext:value-type="float">
            <text:p>20919.12820701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215+M12</text:p>
          </table:table-cell>
          <table:table-cell office:value-type="string" calcext:value-type="string">
            <text:p>Jabalina + Tomacable - 1/2" x 1500mm</text:p>
          </table:table-cell>
          <table:table-cell office:value-type="string" calcext:value-type="string">
            <text:p>GENROD</text:p>
          </table:table-cell>
          <table:table-cell office:value-type="float" office:value="29665.9124315868" calcext:value-type="float">
            <text:p>29665.91243158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220+M12</text:p>
          </table:table-cell>
          <table:table-cell office:value-type="string" calcext:value-type="string">
            <text:p>Jabalina + Tomacable - 1/2" x 2000mm</text:p>
          </table:table-cell>
          <table:table-cell office:value-type="string" calcext:value-type="string">
            <text:p>GENROD</text:p>
          </table:table-cell>
          <table:table-cell office:value-type="float" office:value="39503.8401728554" calcext:value-type="float">
            <text:p>39503.84017285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230+M12</text:p>
          </table:table-cell>
          <table:table-cell office:value-type="string" calcext:value-type="string">
            <text:p>Jabalina + Tomacable - 1/2" x 3000mm</text:p>
          </table:table-cell>
          <table:table-cell office:value-type="string" calcext:value-type="string">
            <text:p>GENROD</text:p>
          </table:table-cell>
          <table:table-cell office:value-type="float" office:value="57469.2815935443" calcext:value-type="float">
            <text:p>57469.28159354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610+M16</text:p>
          </table:table-cell>
          <table:table-cell office:value-type="string" calcext:value-type="string">
            <text:p>Jabalina + Tomacable - 5/8" x 1000mm</text:p>
          </table:table-cell>
          <table:table-cell office:value-type="string" calcext:value-type="string">
            <text:p>GENROD</text:p>
          </table:table-cell>
          <table:table-cell office:value-type="float" office:value="25032.409484394" calcext:value-type="float">
            <text:p>25032.4094843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615+M16</text:p>
          </table:table-cell>
          <table:table-cell office:value-type="string" calcext:value-type="string">
            <text:p>Jabalina + Tomacable - 5/8" x 1500mm</text:p>
          </table:table-cell>
          <table:table-cell office:value-type="string" calcext:value-type="string">
            <text:p>GENROD</text:p>
          </table:table-cell>
          <table:table-cell office:value-type="float" office:value="35564.7690627272" calcext:value-type="float">
            <text:p>35564.76906272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620+M16</text:p>
          </table:table-cell>
          <table:table-cell office:value-type="string" calcext:value-type="string">
            <text:p>Jabalina + Tomacable - 5/8" x 2000mm</text:p>
          </table:table-cell>
          <table:table-cell office:value-type="string" calcext:value-type="string">
            <text:p>GENROD</text:p>
          </table:table-cell>
          <table:table-cell office:value-type="float" office:value="46904.1733714249" calcext:value-type="float">
            <text:p>46904.17337142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630+M16</text:p>
          </table:table-cell>
          <table:table-cell office:value-type="string" calcext:value-type="string">
            <text:p>Jabalina + Tomacable - 5/8" x 3000mm</text:p>
          </table:table-cell>
          <table:table-cell office:value-type="string" calcext:value-type="string">
            <text:p>GENROD</text:p>
          </table:table-cell>
          <table:table-cell office:value-type="float" office:value="66899.5718817292" calcext:value-type="float">
            <text:p>66899.5718817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910+M19</text:p>
          </table:table-cell>
          <table:table-cell office:value-type="string" calcext:value-type="string">
            <text:p>Jabalina + Tomacable - 3/4" x 1000mm</text:p>
          </table:table-cell>
          <table:table-cell office:value-type="string" calcext:value-type="string">
            <text:p>GENROD</text:p>
          </table:table-cell>
          <table:table-cell office:value-type="float" office:value="33981.3635326909" calcext:value-type="float">
            <text:p>33981.36353269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915+M19</text:p>
          </table:table-cell>
          <table:table-cell office:value-type="string" calcext:value-type="string">
            <text:p>Jabalina + Tomacable - 3/4" x 1500mm</text:p>
          </table:table-cell>
          <table:table-cell office:value-type="string" calcext:value-type="string">
            <text:p>GENROD</text:p>
          </table:table-cell>
          <table:table-cell office:value-type="float" office:value="46668.3946067922" calcext:value-type="float">
            <text:p>46668.39460679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920+M19</text:p>
          </table:table-cell>
          <table:table-cell office:value-type="string" calcext:value-type="string">
            <text:p>Jabalina + Tomacable - 3/4" x 2000mm</text:p>
          </table:table-cell>
          <table:table-cell office:value-type="string" calcext:value-type="string">
            <text:p>GENROD</text:p>
          </table:table-cell>
          <table:table-cell office:value-type="float" office:value="60222.2610612531" calcext:value-type="float">
            <text:p>60222.26106125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930+M19</text:p>
          </table:table-cell>
          <table:table-cell office:value-type="string" calcext:value-type="string">
            <text:p>Jabalina + Tomacable - 3/4" x 3000mm</text:p>
          </table:table-cell>
          <table:table-cell office:value-type="string" calcext:value-type="string">
            <text:p>GENROD</text:p>
          </table:table-cell>
          <table:table-cell office:value-type="float" office:value="87928.0725295496" calcext:value-type="float">
            <text:p>87928.07252954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-10</text:p>
          </table:table-cell>
          <table:table-cell office:value-type="string" calcext:value-type="string">
            <text:p>Mordaza para Jabalina de PAT ø3/8"</text:p>
          </table:table-cell>
          <table:table-cell office:value-type="string" calcext:value-type="string">
            <text:p>GENROD</text:p>
          </table:table-cell>
          <table:table-cell office:value-type="float" office:value="3124.73740997921" calcext:value-type="float">
            <text:p>3124.73740997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-12</text:p>
          </table:table-cell>
          <table:table-cell office:value-type="string" calcext:value-type="string">
            <text:p>Mordaza para Jabalina de PAT ø1/2"</text:p>
          </table:table-cell>
          <table:table-cell office:value-type="string" calcext:value-type="string">
            <text:p>GENROD</text:p>
          </table:table-cell>
          <table:table-cell office:value-type="float" office:value="4210.90093291693" calcext:value-type="float">
            <text:p>4210.900932916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-16</text:p>
          </table:table-cell>
          <table:table-cell office:value-type="string" calcext:value-type="string">
            <text:p>Mordaza para Jabalina de PAT ø5/8"</text:p>
          </table:table-cell>
          <table:table-cell office:value-type="string" calcext:value-type="string">
            <text:p>GENROD</text:p>
          </table:table-cell>
          <table:table-cell office:value-type="float" office:value="4909.60557902192" calcext:value-type="float">
            <text:p>4909.605579021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Mordaza para Jabalina de PAT ø3/4"</text:p>
          </table:table-cell>
          <table:table-cell office:value-type="string" calcext:value-type="string">
            <text:p>GENROD</text:p>
          </table:table-cell>
          <table:table-cell office:value-type="float" office:value="5914.71170227042" calcext:value-type="float">
            <text:p>5914.711702270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12</text:p>
          </table:table-cell>
          <table:table-cell office:value-type="string" calcext:value-type="string">
            <text:p>Bujes de Acople p/Jabalina ø1/2" (M14)</text:p>
          </table:table-cell>
          <table:table-cell office:value-type="string" calcext:value-type="string">
            <text:p>GENROD</text:p>
          </table:table-cell>
          <table:table-cell office:value-type="float" office:value="15543.5590783478" calcext:value-type="float">
            <text:p>15543.55907834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16</text:p>
          </table:table-cell>
          <table:table-cell office:value-type="string" calcext:value-type="string">
            <text:p>Bujes de Acople p/Jabalina ø5/8" (M16)</text:p>
          </table:table-cell>
          <table:table-cell office:value-type="string" calcext:value-type="string">
            <text:p>GENROD</text:p>
          </table:table-cell>
          <table:table-cell office:value-type="float" office:value="17941.7089979926" calcext:value-type="float">
            <text:p>17941.70899799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19</text:p>
          </table:table-cell>
          <table:table-cell office:value-type="string" calcext:value-type="string">
            <text:p>Bujes de Acople p/Jabalina ø3/4" (M18)</text:p>
          </table:table-cell>
          <table:table-cell office:value-type="string" calcext:value-type="string">
            <text:p>GENROD</text:p>
          </table:table-cell>
          <table:table-cell office:value-type="float" office:value="24662.4602144068" calcext:value-type="float">
            <text:p>24662.46021440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12</text:p>
          </table:table-cell>
          <table:table-cell office:value-type="string" calcext:value-type="string">
            <text:p>Sufridera de Acople p/Jabalina ø1/2" (M14)</text:p>
          </table:table-cell>
          <table:table-cell office:value-type="string" calcext:value-type="string">
            <text:p>GENROD</text:p>
          </table:table-cell>
          <table:table-cell office:value-type="float" office:value="6281.89214693629" calcext:value-type="float">
            <text:p>6281.892146936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16</text:p>
          </table:table-cell>
          <table:table-cell office:value-type="string" calcext:value-type="string">
            <text:p>Sufridera de Acople p/Jabalina ø5/8" (M16)</text:p>
          </table:table-cell>
          <table:table-cell office:value-type="string" calcext:value-type="string">
            <text:p>GENROD</text:p>
          </table:table-cell>
          <table:table-cell office:value-type="float" office:value="6885.76695817206" calcext:value-type="float">
            <text:p>6885.766958172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19</text:p>
          </table:table-cell>
          <table:table-cell office:value-type="string" calcext:value-type="string">
            <text:p>Sufridera de Acople p/Jabalina ø3/4" (M18)</text:p>
          </table:table-cell>
          <table:table-cell office:value-type="string" calcext:value-type="string">
            <text:p>GENROD</text:p>
          </table:table-cell>
          <table:table-cell office:value-type="float" office:value="9544.43840218282" calcext:value-type="float">
            <text:p>9544.43840218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1</text:p>
          </table:table-cell>
          <table:table-cell office:value-type="string" calcext:value-type="string">
            <text:p>Caja de Inspeccion Fundicion Gris 25x25</text:p>
          </table:table-cell>
          <table:table-cell office:value-type="string" calcext:value-type="string">
            <text:p>GENROD</text:p>
          </table:table-cell>
          <table:table-cell office:value-type="float" office:value="48085.3730981249" calcext:value-type="float">
            <text:p>48085.37309812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2</text:p>
          </table:table-cell>
          <table:table-cell office:value-type="string" calcext:value-type="string">
            <text:p>Caja de Inspeccion Fundicion Gris 15x15</text:p>
          </table:table-cell>
          <table:table-cell office:value-type="string" calcext:value-type="string">
            <text:p>GENROD</text:p>
          </table:table-cell>
          <table:table-cell office:value-type="float" office:value="22402.0064820729" calcext:value-type="float">
            <text:p>22402.00648207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7</text:p>
          </table:table-cell>
          <table:table-cell office:value-type="string" calcext:value-type="string">
            <text:p>Caja de Inspecc. Fundicion Aluminio 15x15</text:p>
          </table:table-cell>
          <table:table-cell office:value-type="string" calcext:value-type="string">
            <text:p>GENROD</text:p>
          </table:table-cell>
          <table:table-cell office:value-type="float" office:value="11442.2743370884" calcext:value-type="float">
            <text:p>11442.27433708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3</text:p>
          </table:table-cell>
          <table:table-cell office:value-type="string" calcext:value-type="string">
            <text:p>Caja de Inspecc. S/B.Neutro-Mat. Aislante - 25x25cm</text:p>
          </table:table-cell>
          <table:table-cell office:value-type="string" calcext:value-type="string">
            <text:p>GENROD</text:p>
          </table:table-cell>
          <table:table-cell office:value-type="float" office:value="11624.3577592534" calcext:value-type="float">
            <text:p>11624.35775925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6</text:p>
          </table:table-cell>
          <table:table-cell office:value-type="string" calcext:value-type="string">
            <text:p>Caja de Inspecc. S/B.Neutro-Mat. Aislante - 15x15cm</text:p>
          </table:table-cell>
          <table:table-cell office:value-type="string" calcext:value-type="string">
            <text:p>GENROD</text:p>
          </table:table-cell>
          <table:table-cell office:value-type="float" office:value="5531.11136044722" calcext:value-type="float">
            <text:p>5531.111360447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9</text:p>
          </table:table-cell>
          <table:table-cell office:value-type="string" calcext:value-type="string">
            <text:p>Caja de Inspecc Eco. S/B.Neutro-Mat. Aislante - 15x15cm</text:p>
          </table:table-cell>
          <table:table-cell office:value-type="string" calcext:value-type="string">
            <text:p>GENROD</text:p>
          </table:table-cell>
          <table:table-cell office:value-type="float" office:value="2006.86067229164" calcext:value-type="float">
            <text:p>2006.860672291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6</text:p>
          </table:table-cell>
          <table:table-cell office:value-type="string" calcext:value-type="string">
            <text:p>Gel-Mejorador de Suelos x 12Kg.</text:p>
          </table:table-cell>
          <table:table-cell office:value-type="string" calcext:value-type="string">
            <text:p>GENROD</text:p>
          </table:table-cell>
          <table:table-cell office:value-type="float" office:value="26282.9322604523" calcext:value-type="float">
            <text:p>26282.93226045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2525</text:p>
          </table:table-cell>
          <table:table-cell office:value-type="string" calcext:value-type="string">
            <text:p>Molde p/Sold-Cruce Cables Horiz. Enteros-XBC 25x25</text:p>
          </table:table-cell>
          <table:table-cell office:value-type="string" calcext:value-type="string">
            <text:p>GENROD</text:p>
          </table:table-cell>
          <table:table-cell office:value-type="float" office:value="529628.95739467" calcext:value-type="float">
            <text:p>529628.957394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3535</text:p>
          </table:table-cell>
          <table:table-cell office:value-type="string" calcext:value-type="string">
            <text:p>Molde p/Sold-Cruce Cables Horiz. Enteros-XBC 35x35</text:p>
          </table:table-cell>
          <table:table-cell office:value-type="string" calcext:value-type="string">
            <text:p>GENROD</text:p>
          </table:table-cell>
          <table:table-cell office:value-type="float" office:value="529628.95739467" calcext:value-type="float">
            <text:p>529628.957394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3525</text:p>
          </table:table-cell>
          <table:table-cell office:value-type="string" calcext:value-type="string">
            <text:p>Molde p/Sold-Cruce Cables Horiz. Enteros-XBC 35x25</text:p>
          </table:table-cell>
          <table:table-cell office:value-type="string" calcext:value-type="string">
            <text:p>GENROD</text:p>
          </table:table-cell>
          <table:table-cell office:value-type="float" office:value="529628.95739467" calcext:value-type="float">
            <text:p>529628.957394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5050</text:p>
          </table:table-cell>
          <table:table-cell office:value-type="string" calcext:value-type="string">
            <text:p>Molde p/Sold-Cruce Cables Horiz. Enteros-XBC 50x50</text:p>
          </table:table-cell>
          <table:table-cell office:value-type="string" calcext:value-type="string">
            <text:p>GENROD</text:p>
          </table:table-cell>
          <table:table-cell office:value-type="float" office:value="529628.95739467" calcext:value-type="float">
            <text:p>529628.957394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5035</text:p>
          </table:table-cell>
          <table:table-cell office:value-type="string" calcext:value-type="string">
            <text:p>Molde p/Sold-Cruce Cables Horiz. Enteros-XBC 50x35</text:p>
          </table:table-cell>
          <table:table-cell office:value-type="string" calcext:value-type="string">
            <text:p>GENROD</text:p>
          </table:table-cell>
          <table:table-cell office:value-type="float" office:value="529628.95739467" calcext:value-type="float">
            <text:p>529628.957394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5025</text:p>
          </table:table-cell>
          <table:table-cell office:value-type="string" calcext:value-type="string">
            <text:p>Molde p/Sold-Cruce Cables Horiz. Enteros-XBC 50x25</text:p>
          </table:table-cell>
          <table:table-cell office:value-type="string" calcext:value-type="string">
            <text:p>GENROD</text:p>
          </table:table-cell>
          <table:table-cell office:value-type="float" office:value="529628.95739467" calcext:value-type="float">
            <text:p>529628.957394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7070</text:p>
          </table:table-cell>
          <table:table-cell office:value-type="string" calcext:value-type="string">
            <text:p>Molde p/Sold-Cruce Cables Horiz. Enteros-XBC 70x70</text:p>
          </table:table-cell>
          <table:table-cell office:value-type="string" calcext:value-type="string">
            <text:p>GENROD</text:p>
          </table:table-cell>
          <table:table-cell office:value-type="float" office:value="529628.95739467" calcext:value-type="float">
            <text:p>529628.957394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7050</text:p>
          </table:table-cell>
          <table:table-cell office:value-type="string" calcext:value-type="string">
            <text:p>Molde p/Sold-Cruce Cables Horiz. Enteros-XBC 70x50</text:p>
          </table:table-cell>
          <table:table-cell office:value-type="string" calcext:value-type="string">
            <text:p>GENROD</text:p>
          </table:table-cell>
          <table:table-cell office:value-type="float" office:value="529628.95739467" calcext:value-type="float">
            <text:p>529628.957394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7035</text:p>
          </table:table-cell>
          <table:table-cell office:value-type="string" calcext:value-type="string">
            <text:p>Molde p/Sold-Cruce Cables Horiz. Enteros-XBC 70x35</text:p>
          </table:table-cell>
          <table:table-cell office:value-type="string" calcext:value-type="string">
            <text:p>GENROD</text:p>
          </table:table-cell>
          <table:table-cell office:value-type="float" office:value="529628.95739467" calcext:value-type="float">
            <text:p>529628.957394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9595</text:p>
          </table:table-cell>
          <table:table-cell office:value-type="string" calcext:value-type="string">
            <text:p>Molde p/Sold-Cruce Cables Horiz. Enteros-XBC 95x95</text:p>
          </table:table-cell>
          <table:table-cell office:value-type="string" calcext:value-type="string">
            <text:p>GENROD</text:p>
          </table:table-cell>
          <table:table-cell office:value-type="float" office:value="689268.794610408" calcext:value-type="float">
            <text:p>689268.7946104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9570</text:p>
          </table:table-cell>
          <table:table-cell office:value-type="string" calcext:value-type="string">
            <text:p>Molde p/Sold-Cruce Cables Horiz. Enteros-XBC 95x70</text:p>
          </table:table-cell>
          <table:table-cell office:value-type="string" calcext:value-type="string">
            <text:p>GENROD</text:p>
          </table:table-cell>
          <table:table-cell office:value-type="float" office:value="689268.794610408" calcext:value-type="float">
            <text:p>689268.7946104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9550</text:p>
          </table:table-cell>
          <table:table-cell office:value-type="string" calcext:value-type="string">
            <text:p>Molde p/Sold-Cruce Cables Horiz. Enteros-XBC 95x50</text:p>
          </table:table-cell>
          <table:table-cell office:value-type="string" calcext:value-type="string">
            <text:p>GENROD</text:p>
          </table:table-cell>
          <table:table-cell office:value-type="float" office:value="689268.794610408" calcext:value-type="float">
            <text:p>689268.7946104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9535</text:p>
          </table:table-cell>
          <table:table-cell office:value-type="string" calcext:value-type="string">
            <text:p>Molde p/Sold-Cruce Cables Horiz. Enteros-XBC 95x35</text:p>
          </table:table-cell>
          <table:table-cell office:value-type="string" calcext:value-type="string">
            <text:p>GENROD</text:p>
          </table:table-cell>
          <table:table-cell office:value-type="float" office:value="689268.794610408" calcext:value-type="float">
            <text:p>689268.7946104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120120</text:p>
          </table:table-cell>
          <table:table-cell office:value-type="string" calcext:value-type="string">
            <text:p>Molde p/Sold-Cruce Cables Horiz. Enteros-XBC 120X120</text:p>
          </table:table-cell>
          <table:table-cell office:value-type="string" calcext:value-type="string">
            <text:p>GENROD</text:p>
          </table:table-cell>
          <table:table-cell office:value-type="float" office:value="689268.794610408" calcext:value-type="float">
            <text:p>689268.7946104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12095</text:p>
          </table:table-cell>
          <table:table-cell office:value-type="string" calcext:value-type="string">
            <text:p>Molde p/Sold-Cruce Cables Horiz. Enteros-XBC 120x95</text:p>
          </table:table-cell>
          <table:table-cell office:value-type="string" calcext:value-type="string">
            <text:p>GENROD</text:p>
          </table:table-cell>
          <table:table-cell office:value-type="float" office:value="689268.794610408" calcext:value-type="float">
            <text:p>689268.7946104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12070</text:p>
          </table:table-cell>
          <table:table-cell office:value-type="string" calcext:value-type="string">
            <text:p>Molde p/Sold-Cruce Cables Horiz. Enteros-XBC 120x70</text:p>
          </table:table-cell>
          <table:table-cell office:value-type="string" calcext:value-type="string">
            <text:p>GENROD</text:p>
          </table:table-cell>
          <table:table-cell office:value-type="float" office:value="689268.794610408" calcext:value-type="float">
            <text:p>689268.7946104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12050</text:p>
          </table:table-cell>
          <table:table-cell office:value-type="string" calcext:value-type="string">
            <text:p>Molde p/Sold-Cruce Cables Horiz. Enteros-XBC 120x50</text:p>
          </table:table-cell>
          <table:table-cell office:value-type="string" calcext:value-type="string">
            <text:p>GENROD</text:p>
          </table:table-cell>
          <table:table-cell office:value-type="float" office:value="689268.794610408" calcext:value-type="float">
            <text:p>689268.7946104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12035</text:p>
          </table:table-cell>
          <table:table-cell office:value-type="string" calcext:value-type="string">
            <text:p>Molde p/Sold-Cruce Cables Horiz. Enteros-XBC 120x35</text:p>
          </table:table-cell>
          <table:table-cell office:value-type="string" calcext:value-type="string">
            <text:p>GENROD</text:p>
          </table:table-cell>
          <table:table-cell office:value-type="float" office:value="689268.794610408" calcext:value-type="float">
            <text:p>689268.7946104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2525</text:p>
          </table:table-cell>
          <table:table-cell office:value-type="string" calcext:value-type="string">
            <text:p>Molde p/Sold-Cruce Cables Horiz. Cortados-XAC 25x25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3535</text:p>
          </table:table-cell>
          <table:table-cell office:value-type="string" calcext:value-type="string">
            <text:p>Molde p/Sold-Cruce Cables Horiz. Cortados-XAC 35x35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3525</text:p>
          </table:table-cell>
          <table:table-cell office:value-type="string" calcext:value-type="string">
            <text:p>Molde p/Sold-Cruce Cables Horiz. Cortados-XAC 35x25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5050</text:p>
          </table:table-cell>
          <table:table-cell office:value-type="string" calcext:value-type="string">
            <text:p>Molde p/Sold-Cruce Cables Horiz. Cortados-XAC 50x50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5035</text:p>
          </table:table-cell>
          <table:table-cell office:value-type="string" calcext:value-type="string">
            <text:p>Molde p/Sold-Cruce Cables Horiz. Cortados-XAC 50x35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5025</text:p>
          </table:table-cell>
          <table:table-cell office:value-type="string" calcext:value-type="string">
            <text:p>Molde p/Sold-Cruce Cables Horiz. Cortados-XAC 50x25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7070</text:p>
          </table:table-cell>
          <table:table-cell office:value-type="string" calcext:value-type="string">
            <text:p>Molde p/Sold-Cruce Cables Horiz. Cortados-XAC 70x70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7050</text:p>
          </table:table-cell>
          <table:table-cell office:value-type="string" calcext:value-type="string">
            <text:p>Molde p/Sold-Cruce Cables Horiz. Cortados-XAC 70x50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7035</text:p>
          </table:table-cell>
          <table:table-cell office:value-type="string" calcext:value-type="string">
            <text:p>Molde p/Sold-Cruce Cables Horiz. Cortados-XAC 70x35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9595</text:p>
          </table:table-cell>
          <table:table-cell office:value-type="string" calcext:value-type="string">
            <text:p>Molde p/Sold-Cruce Cables Horiz. Cortados-XAC 95x95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9570</text:p>
          </table:table-cell>
          <table:table-cell office:value-type="string" calcext:value-type="string">
            <text:p>Molde p/Sold-Cruce Cables Horiz. Cortados-XAC 95x70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9550</text:p>
          </table:table-cell>
          <table:table-cell office:value-type="string" calcext:value-type="string">
            <text:p>Molde p/Sold-Cruce Cables Horiz. Cortados-XAC 95x50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9535</text:p>
          </table:table-cell>
          <table:table-cell office:value-type="string" calcext:value-type="string">
            <text:p>Molde p/Sold-Cruce Cables Horiz. Cortados-XAC 95x35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120120</text:p>
          </table:table-cell>
          <table:table-cell office:value-type="string" calcext:value-type="string">
            <text:p>Molde p/Sold-Cruce Cables Horiz. Cortados-XAC 120X120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12095</text:p>
          </table:table-cell>
          <table:table-cell office:value-type="string" calcext:value-type="string">
            <text:p>Molde p/Sold-Cruce Cables Horiz. Cortados-XAC 120x95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12070</text:p>
          </table:table-cell>
          <table:table-cell office:value-type="string" calcext:value-type="string">
            <text:p>Molde p/Sold-Cruce Cables Horiz. Cortados-XAC 120x70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12050</text:p>
          </table:table-cell>
          <table:table-cell office:value-type="string" calcext:value-type="string">
            <text:p>Molde p/Sold-Cruce Cables Horiz. Cortados-XAC 120x50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12035</text:p>
          </table:table-cell>
          <table:table-cell office:value-type="string" calcext:value-type="string">
            <text:p>Molde p/Sold-Cruce Cables Horiz. Cortados-XAC 120x35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2525</text:p>
          </table:table-cell>
          <table:table-cell office:value-type="string" calcext:value-type="string">
            <text:p>Molde p/Sold. TipoT"-Cab.Pasante 25 - Deriv.25mm2"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3535</text:p>
          </table:table-cell>
          <table:table-cell office:value-type="string" calcext:value-type="string">
            <text:p>Molde p/Sold. TipoT"-Cab.Pasante 35 - Deriv.35mm2"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3525</text:p>
          </table:table-cell>
          <table:table-cell office:value-type="string" calcext:value-type="string">
            <text:p>Molde p/Sold. TipoT"-Cab.Pasante 35 - Deriv.25mm2"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5050</text:p>
          </table:table-cell>
          <table:table-cell office:value-type="string" calcext:value-type="string">
            <text:p>Molde p/Sold. TipoT"-Cab.Pasante 50 - Deriv.50mm2"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5035</text:p>
          </table:table-cell>
          <table:table-cell office:value-type="string" calcext:value-type="string">
            <text:p>Molde p/Sold. TipoT"-Cab.Pasante 50 - Deriv.35mm2"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5025</text:p>
          </table:table-cell>
          <table:table-cell office:value-type="string" calcext:value-type="string">
            <text:p>Molde p/Sold. TipoT"-Cab.Pasante 50 - Deriv.25mm2"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7070</text:p>
          </table:table-cell>
          <table:table-cell office:value-type="string" calcext:value-type="string">
            <text:p>Molde p/Sold. TipoT"-Cab.Pasante 70 - Deriv.70mm2"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7050</text:p>
          </table:table-cell>
          <table:table-cell office:value-type="string" calcext:value-type="string">
            <text:p>Molde p/Sold. TipoT"-Cab.Pasante 70 - Deriv.50mm2"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7035</text:p>
          </table:table-cell>
          <table:table-cell office:value-type="string" calcext:value-type="string">
            <text:p>Molde p/Sold. TipoT"-Cab.Pasante 70 - Deriv.35mm2"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7025</text:p>
          </table:table-cell>
          <table:table-cell office:value-type="string" calcext:value-type="string">
            <text:p>Molde p/Sold. TipoT"-Cab.Pasante 70 - Deriv.25mm2"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9595</text:p>
          </table:table-cell>
          <table:table-cell office:value-type="string" calcext:value-type="string">
            <text:p>Molde p/Sold. TipoT"-Cab.Pasante 95 - Deriv.95mm2"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9570</text:p>
          </table:table-cell>
          <table:table-cell office:value-type="string" calcext:value-type="string">
            <text:p>Molde p/Sold. TipoT"-Cab.Pasante 95 - Deriv.70mm2"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9550</text:p>
          </table:table-cell>
          <table:table-cell office:value-type="string" calcext:value-type="string">
            <text:p>Molde p/Sold. TipoT"-Cab.Pasante 95 - Deriv.50mm2"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9535</text:p>
          </table:table-cell>
          <table:table-cell office:value-type="string" calcext:value-type="string">
            <text:p>Molde p/Sold. TipoT"-Cab.Pasante 95 - Deriv.35mm2"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120120</text:p>
          </table:table-cell>
          <table:table-cell office:value-type="string" calcext:value-type="string">
            <text:p>Molde p/Sold. TipoT"-Cab.Pasante 120-Deriv.120mm2"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12095</text:p>
          </table:table-cell>
          <table:table-cell office:value-type="string" calcext:value-type="string">
            <text:p>Molde p/Sold. TipoT"-Cab.Pasante 120- Deriv.95mm2"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12070</text:p>
          </table:table-cell>
          <table:table-cell office:value-type="string" calcext:value-type="string">
            <text:p>Molde p/Sold. TipoT"-Cab.Pasante120 - Deriv.70mm2"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12050</text:p>
          </table:table-cell>
          <table:table-cell office:value-type="string" calcext:value-type="string">
            <text:p>Molde p/Sold. TipoT"-Cab.Pasante120 - Deriv.50mm2"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12035</text:p>
          </table:table-cell>
          <table:table-cell office:value-type="string" calcext:value-type="string">
            <text:p>Molde p/Sold. TipoT"-Cab.Pasante120 - Deriv.35mm2"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2525</text:p>
          </table:table-cell>
          <table:table-cell office:value-type="string" calcext:value-type="string">
            <text:p>Molde PTC p/Sold. Tipo Paralelo p/Cables 25x2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3535</text:p>
          </table:table-cell>
          <table:table-cell office:value-type="string" calcext:value-type="string">
            <text:p>Molde PTC p/Sold. Tipo Paralelo p/Cables 35x3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3525</text:p>
          </table:table-cell>
          <table:table-cell office:value-type="string" calcext:value-type="string">
            <text:p>Molde PTC p/Sold. Tipo Paralelo p/Cables 35x2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5050</text:p>
          </table:table-cell>
          <table:table-cell office:value-type="string" calcext:value-type="string">
            <text:p>Molde PTC p/Sold. Tipo Paralelo p/Cables 50x5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5035</text:p>
          </table:table-cell>
          <table:table-cell office:value-type="string" calcext:value-type="string">
            <text:p>Molde PTC p/Sold. Tipo Paralelo p/Cables 50x3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5025</text:p>
          </table:table-cell>
          <table:table-cell office:value-type="string" calcext:value-type="string">
            <text:p>Molde PTC p/Sold. Tipo Paralelo p/Cables 50x2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7070</text:p>
          </table:table-cell>
          <table:table-cell office:value-type="string" calcext:value-type="string">
            <text:p>Molde PTC p/Sold. Tipo Paralelo p/Cables 70x7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7050</text:p>
          </table:table-cell>
          <table:table-cell office:value-type="string" calcext:value-type="string">
            <text:p>Molde PTC p/Sold. Tipo Paralelo p/Cables 70x5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7035</text:p>
          </table:table-cell>
          <table:table-cell office:value-type="string" calcext:value-type="string">
            <text:p>Molde PTC p/Sold. Tipo Paralelo p/Cables 70x3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7025</text:p>
          </table:table-cell>
          <table:table-cell office:value-type="string" calcext:value-type="string">
            <text:p>Molde PTC p/Sold. Tipo Paralelo p/Cables 70x2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9595</text:p>
          </table:table-cell>
          <table:table-cell office:value-type="string" calcext:value-type="string">
            <text:p>Molde PTC p/Sold. Tipo Paralelo p/Cables 95x95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9570</text:p>
          </table:table-cell>
          <table:table-cell office:value-type="string" calcext:value-type="string">
            <text:p>Molde PTC p/Sold. Tipo Paralelo p/Cables 95x7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9550</text:p>
          </table:table-cell>
          <table:table-cell office:value-type="string" calcext:value-type="string">
            <text:p>Molde PTC p/Sold. Tipo Paralelo p/Cables 95x5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9535</text:p>
          </table:table-cell>
          <table:table-cell office:value-type="string" calcext:value-type="string">
            <text:p>Molde PTC p/Sold. Tipo Paralelo p/Cables 95x35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120120</text:p>
          </table:table-cell>
          <table:table-cell office:value-type="string" calcext:value-type="string">
            <text:p>Molde PTC p/Sold. Tipo Paralelo p/Cables120x12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12095</text:p>
          </table:table-cell>
          <table:table-cell office:value-type="string" calcext:value-type="string">
            <text:p>Molde PTC p/Sold. Tipo Paralelo p/Cables 120X95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12070</text:p>
          </table:table-cell>
          <table:table-cell office:value-type="string" calcext:value-type="string">
            <text:p>Molde PTC p/Sold. Tipo Paralelo p/Cables 120x7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12050</text:p>
          </table:table-cell>
          <table:table-cell office:value-type="string" calcext:value-type="string">
            <text:p>Molde PTC p/Sold. Tipo Paralelo p/Cables 120x5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12035</text:p>
          </table:table-cell>
          <table:table-cell office:value-type="string" calcext:value-type="string">
            <text:p>Molde PTC p/Sold. Tipo Paralelo p/Cables 120x35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16</text:p>
          </table:table-cell>
          <table:table-cell office:value-type="string" calcext:value-type="string">
            <text:p>Molde p/Sold. Tipo Lineal p/Cable Horiz. 16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25</text:p>
          </table:table-cell>
          <table:table-cell office:value-type="string" calcext:value-type="string">
            <text:p>Molde p/Sold. Tipo Lineal p/Cable Horiz. 2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35</text:p>
          </table:table-cell>
          <table:table-cell office:value-type="string" calcext:value-type="string">
            <text:p>Molde p/Sold. Tipo Lineal p/Cable Horiz. 3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50</text:p>
          </table:table-cell>
          <table:table-cell office:value-type="string" calcext:value-type="string">
            <text:p>Molde p/Sold. Tipo Lineal p/Cable Horiz. 5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70</text:p>
          </table:table-cell>
          <table:table-cell office:value-type="string" calcext:value-type="string">
            <text:p>Molde p/Sold. Tipo Lineal p/Cable Horiz. 7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95</text:p>
          </table:table-cell>
          <table:table-cell office:value-type="string" calcext:value-type="string">
            <text:p>Molde p/Sold. Tipo Lineal p/Cable Horiz. 95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120</text:p>
          </table:table-cell>
          <table:table-cell office:value-type="string" calcext:value-type="string">
            <text:p>Molde p/Sold. Tipo Lineal p/Cable Horiz. 12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150</text:p>
          </table:table-cell>
          <table:table-cell office:value-type="string" calcext:value-type="string">
            <text:p>Molde p/Sold. Tipo Lineal p/Cable Horiz. 15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25</text:p>
          </table:table-cell>
          <table:table-cell office:value-type="string" calcext:value-type="string">
            <text:p>Molde p/Sold. GT - Jabalina 1/2" - cable pasante 2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35</text:p>
          </table:table-cell>
          <table:table-cell office:value-type="string" calcext:value-type="string">
            <text:p>Molde p/Sold. GT - Jabalina 1/2" - cable pasante 3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50</text:p>
          </table:table-cell>
          <table:table-cell office:value-type="string" calcext:value-type="string">
            <text:p>Molde p/Sold. GT - Jabalina 1/2" - cable pasante 5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70</text:p>
          </table:table-cell>
          <table:table-cell office:value-type="string" calcext:value-type="string">
            <text:p>Molde p/Sold. GT - Jabalina 1/2" - cable pasante 7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95</text:p>
          </table:table-cell>
          <table:table-cell office:value-type="string" calcext:value-type="string">
            <text:p>Molde p/Sold. GT - Jabalina 1/2" - cable pasante 95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120</text:p>
          </table:table-cell>
          <table:table-cell office:value-type="string" calcext:value-type="string">
            <text:p>Molde p/Sold. GT - Jabalina 1/2" - cable pasante 12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150</text:p>
          </table:table-cell>
          <table:table-cell office:value-type="string" calcext:value-type="string">
            <text:p>Molde p/Sold. GT - Jabalina 1/2" - cable pasante 15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25</text:p>
          </table:table-cell>
          <table:table-cell office:value-type="string" calcext:value-type="string">
            <text:p>Molde p/Sold. GT - Jabalina 5/8" - cable pasante 2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35</text:p>
          </table:table-cell>
          <table:table-cell office:value-type="string" calcext:value-type="string">
            <text:p>Molde p/Sold. GT - Jabalina 5/8" - cable pasante 3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50</text:p>
          </table:table-cell>
          <table:table-cell office:value-type="string" calcext:value-type="string">
            <text:p>Molde p/Sold. GT - Jabalina 5/8" - cable pasante 5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70</text:p>
          </table:table-cell>
          <table:table-cell office:value-type="string" calcext:value-type="string">
            <text:p>Molde p/Sold. GT - Jabalina 5/8" - cable pasante 7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95</text:p>
          </table:table-cell>
          <table:table-cell office:value-type="string" calcext:value-type="string">
            <text:p>Molde p/Sold. GT - Jabalina 5/8" - cable pasante 95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120</text:p>
          </table:table-cell>
          <table:table-cell office:value-type="string" calcext:value-type="string">
            <text:p>Molde p/Sold. GT - Jabalina 5/8" - cable pasante 12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150</text:p>
          </table:table-cell>
          <table:table-cell office:value-type="string" calcext:value-type="string">
            <text:p>Molde p/Sold. GT - Jabalina 5/8" - cable pasante 15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25</text:p>
          </table:table-cell>
          <table:table-cell office:value-type="string" calcext:value-type="string">
            <text:p>Molde p/Sold. GT - Jabalina 3/4" - cable pasante 2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35</text:p>
          </table:table-cell>
          <table:table-cell office:value-type="string" calcext:value-type="string">
            <text:p>Molde p/Sold. GT - Jabalina 3/4" - cable pasante 3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50</text:p>
          </table:table-cell>
          <table:table-cell office:value-type="string" calcext:value-type="string">
            <text:p>Molde p/Sold. GT - Jabalina 3/4" - cable pasante 5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70</text:p>
          </table:table-cell>
          <table:table-cell office:value-type="string" calcext:value-type="string">
            <text:p>Molde p/Sold. GT - Jabalina 3/4" - cable pasante 7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95</text:p>
          </table:table-cell>
          <table:table-cell office:value-type="string" calcext:value-type="string">
            <text:p>Molde p/Sold. GT - Jabalina 3/4" - cable pasante 95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120</text:p>
          </table:table-cell>
          <table:table-cell office:value-type="string" calcext:value-type="string">
            <text:p>Molde p/Sold. GT - Jabalina 3/4" - cable pasante 12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150</text:p>
          </table:table-cell>
          <table:table-cell office:value-type="string" calcext:value-type="string">
            <text:p>Molde p/Sold. GT - Jabalina 3/4" - cable pasante 15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25</text:p>
          </table:table-cell>
          <table:table-cell office:value-type="string" calcext:value-type="string">
            <text:p>Molde p/Sold. GR - Jabalina 1/2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35</text:p>
          </table:table-cell>
          <table:table-cell office:value-type="string" calcext:value-type="string">
            <text:p>Molde p/Sold. GR - Jabalina 1/2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50</text:p>
          </table:table-cell>
          <table:table-cell office:value-type="string" calcext:value-type="string">
            <text:p>Molde p/Sold. GR - Jabalina 1/2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70</text:p>
          </table:table-cell>
          <table:table-cell office:value-type="string" calcext:value-type="string">
            <text:p>Molde p/Sold. GR - Jabalina 1/2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95</text:p>
          </table:table-cell>
          <table:table-cell office:value-type="string" calcext:value-type="string">
            <text:p>Molde p/Sold. GR - Jabalina 1/2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120</text:p>
          </table:table-cell>
          <table:table-cell office:value-type="string" calcext:value-type="string">
            <text:p>Molde p/Sold. GR - Jabalina 1/2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150</text:p>
          </table:table-cell>
          <table:table-cell office:value-type="string" calcext:value-type="string">
            <text:p>Molde p/Sold. GR - Jabalina 1/2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25</text:p>
          </table:table-cell>
          <table:table-cell office:value-type="string" calcext:value-type="string">
            <text:p>Molde p/Sold. GR - Jabalina 5/8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35</text:p>
          </table:table-cell>
          <table:table-cell office:value-type="string" calcext:value-type="string">
            <text:p>Molde p/Sold. GR - Jabalina 5/8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50</text:p>
          </table:table-cell>
          <table:table-cell office:value-type="string" calcext:value-type="string">
            <text:p>Molde p/Sold. GR - Jabalina 5/8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70</text:p>
          </table:table-cell>
          <table:table-cell office:value-type="string" calcext:value-type="string">
            <text:p>Molde p/Sold. GR - Jabalina 5/8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95</text:p>
          </table:table-cell>
          <table:table-cell office:value-type="string" calcext:value-type="string">
            <text:p>Molde p/Sold. GR - Jabalina 5/8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120</text:p>
          </table:table-cell>
          <table:table-cell office:value-type="string" calcext:value-type="string">
            <text:p>Molde p/Sold. GR - Jabalina 5/8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150</text:p>
          </table:table-cell>
          <table:table-cell office:value-type="string" calcext:value-type="string">
            <text:p>Molde p/Sold. GR - Jabalina 5/8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25</text:p>
          </table:table-cell>
          <table:table-cell office:value-type="string" calcext:value-type="string">
            <text:p>Molde p/Sold. GR - Jabalina 3/4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35</text:p>
          </table:table-cell>
          <table:table-cell office:value-type="string" calcext:value-type="string">
            <text:p>Molde p/Sold. GR - Jabalina 3/4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50</text:p>
          </table:table-cell>
          <table:table-cell office:value-type="string" calcext:value-type="string">
            <text:p>Molde p/Sold. GR - Jabalina 3/4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70</text:p>
          </table:table-cell>
          <table:table-cell office:value-type="string" calcext:value-type="string">
            <text:p>Molde p/Sold. GR - Jabalina 3/4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95</text:p>
          </table:table-cell>
          <table:table-cell office:value-type="string" calcext:value-type="string">
            <text:p>Molde p/Sold. GR - Jabalina 3/4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120</text:p>
          </table:table-cell>
          <table:table-cell office:value-type="string" calcext:value-type="string">
            <text:p>Molde p/Sold. GR - Jabalina 3/4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150</text:p>
          </table:table-cell>
          <table:table-cell office:value-type="string" calcext:value-type="string">
            <text:p>Molde p/Sold. GR - Jabalina 3/4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1225</text:p>
          </table:table-cell>
          <table:table-cell office:value-type="string" calcext:value-type="string">
            <text:p>Molde p/Sold. GS - Jabalina 1/2" - cable paralelo 2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1235</text:p>
          </table:table-cell>
          <table:table-cell office:value-type="string" calcext:value-type="string">
            <text:p>Molde p/Sold. GS - Jabalina 1/2" - cable paralelo 3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1250</text:p>
          </table:table-cell>
          <table:table-cell office:value-type="string" calcext:value-type="string">
            <text:p>Molde p/Sold. GS - Jabalina 1/2" - cable paralelo 5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1270</text:p>
          </table:table-cell>
          <table:table-cell office:value-type="string" calcext:value-type="string">
            <text:p>Molde p/Sold. GS - Jabalina 1/2" - cable paralelo 7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1295</text:p>
          </table:table-cell>
          <table:table-cell office:value-type="string" calcext:value-type="string">
            <text:p>Molde p/Sold. GS - Jabalina 1/2" - cable paralelo 95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5825</text:p>
          </table:table-cell>
          <table:table-cell office:value-type="string" calcext:value-type="string">
            <text:p>Molde p/Sold. GS - Jabalina 5/8" - cable paralelo 2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5835</text:p>
          </table:table-cell>
          <table:table-cell office:value-type="string" calcext:value-type="string">
            <text:p>Molde p/Sold. GS - Jabalina 5/8" - cable paralelo 3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5850</text:p>
          </table:table-cell>
          <table:table-cell office:value-type="string" calcext:value-type="string">
            <text:p>Molde p/Sold. GS - Jabalina 5/8" - cable paralelo 5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5870</text:p>
          </table:table-cell>
          <table:table-cell office:value-type="string" calcext:value-type="string">
            <text:p>Molde p/Sold. GS - Jabalina 5/8" - cable paralelo 7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5895</text:p>
          </table:table-cell>
          <table:table-cell office:value-type="string" calcext:value-type="string">
            <text:p>Molde p/Sold. GS - Jabalina 5/8" - cable paralelo 95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3425</text:p>
          </table:table-cell>
          <table:table-cell office:value-type="string" calcext:value-type="string">
            <text:p>Molde p/Sold. GS - Jabalina 3/4" - cable paralelo 2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3435</text:p>
          </table:table-cell>
          <table:table-cell office:value-type="string" calcext:value-type="string">
            <text:p>Molde p/Sold. GS - Jabalina 3/4" - cable paralelo 35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3450</text:p>
          </table:table-cell>
          <table:table-cell office:value-type="string" calcext:value-type="string">
            <text:p>Molde p/Sold. GS - Jabalina 3/4" - cable paralelo 5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3470</text:p>
          </table:table-cell>
          <table:table-cell office:value-type="string" calcext:value-type="string">
            <text:p>Molde p/Sold. GS - Jabalina 3/4" - cable paralelo 70mm2</text:p>
          </table:table-cell>
          <table:table-cell office:value-type="string" calcext:value-type="string">
            <text:p>GENROD</text:p>
          </table:table-cell>
          <table:table-cell office:value-type="float" office:value="338302.34932396" calcext:value-type="float">
            <text:p>338302.34932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3495</text:p>
          </table:table-cell>
          <table:table-cell office:value-type="string" calcext:value-type="string">
            <text:p>Molde p/Sold. GS - Jabalina 3/4" - cable paralelo 95mm2</text:p>
          </table:table-cell>
          <table:table-cell office:value-type="string" calcext:value-type="string">
            <text:p>GENROD</text:p>
          </table:table-cell>
          <table:table-cell office:value-type="float" office:value="463726.142145369" calcext:value-type="float">
            <text:p>463726.142145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25</text:p>
          </table:table-cell>
          <table:table-cell office:value-type="string" calcext:value-type="string">
            <text:p>Molde p/Sold. GY - Jabalina 1/2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35</text:p>
          </table:table-cell>
          <table:table-cell office:value-type="string" calcext:value-type="string">
            <text:p>Molde p/Sold. GY - Jabalina 1/2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50</text:p>
          </table:table-cell>
          <table:table-cell office:value-type="string" calcext:value-type="string">
            <text:p>Molde p/Sold. GY - Jabalina 1/2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70</text:p>
          </table:table-cell>
          <table:table-cell office:value-type="string" calcext:value-type="string">
            <text:p>Molde p/Sold. GY - Jabalina 1/2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95</text:p>
          </table:table-cell>
          <table:table-cell office:value-type="string" calcext:value-type="string">
            <text:p>Molde p/Sold. GY - Jabalina 1/2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120</text:p>
          </table:table-cell>
          <table:table-cell office:value-type="string" calcext:value-type="string">
            <text:p>Molde p/Sold. GY - Jabalina 1/2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150</text:p>
          </table:table-cell>
          <table:table-cell office:value-type="string" calcext:value-type="string">
            <text:p>Molde p/Sold. GY - Jabalina 1/2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25</text:p>
          </table:table-cell>
          <table:table-cell office:value-type="string" calcext:value-type="string">
            <text:p>Molde p/Sold. GY - Jabalina 5/8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35</text:p>
          </table:table-cell>
          <table:table-cell office:value-type="string" calcext:value-type="string">
            <text:p>Molde p/Sold. GY - Jabalina 5/8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50</text:p>
          </table:table-cell>
          <table:table-cell office:value-type="string" calcext:value-type="string">
            <text:p>Molde p/Sold. GY - Jabalina 5/8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70</text:p>
          </table:table-cell>
          <table:table-cell office:value-type="string" calcext:value-type="string">
            <text:p>Molde p/Sold. GY - Jabalina 5/8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95</text:p>
          </table:table-cell>
          <table:table-cell office:value-type="string" calcext:value-type="string">
            <text:p>Molde p/Sold. GY - Jabalina 5/8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120</text:p>
          </table:table-cell>
          <table:table-cell office:value-type="string" calcext:value-type="string">
            <text:p>Molde p/Sold. GY - Jabalina 5/8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150</text:p>
          </table:table-cell>
          <table:table-cell office:value-type="string" calcext:value-type="string">
            <text:p>Molde p/Sold. GY - Jabalina 5/8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25</text:p>
          </table:table-cell>
          <table:table-cell office:value-type="string" calcext:value-type="string">
            <text:p>Molde p/Sold. GY - Jabalina 3/4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35</text:p>
          </table:table-cell>
          <table:table-cell office:value-type="string" calcext:value-type="string">
            <text:p>Molde p/Sold. GY - Jabalina 3/4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50</text:p>
          </table:table-cell>
          <table:table-cell office:value-type="string" calcext:value-type="string">
            <text:p>Molde p/Sold. GY - Jabalina 3/4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70</text:p>
          </table:table-cell>
          <table:table-cell office:value-type="string" calcext:value-type="string">
            <text:p>Molde p/Sold. GY - Jabalina 3/4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95</text:p>
          </table:table-cell>
          <table:table-cell office:value-type="string" calcext:value-type="string">
            <text:p>Molde p/Sold. GY - Jabalina 3/4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120</text:p>
          </table:table-cell>
          <table:table-cell office:value-type="string" calcext:value-type="string">
            <text:p>Molde p/Sold. GY - Jabalina 3/4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150</text:p>
          </table:table-cell>
          <table:table-cell office:value-type="string" calcext:value-type="string">
            <text:p>Molde p/Sold. GY - Jabalina 3/4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784297.890679745" calcext:value-type="float">
            <text:p>784297.890679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15</text:p>
          </table:table-cell>
          <table:table-cell office:value-type="string" calcext:value-type="string">
            <text:p>Cartucho para Soldadura N°15</text:p>
          </table:table-cell>
          <table:table-cell office:value-type="string" calcext:value-type="string">
            <text:p>GENROD</text:p>
          </table:table-cell>
          <table:table-cell office:value-type="float" office:value="6244.98898496394" calcext:value-type="float">
            <text:p>6244.988984963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25</text:p>
          </table:table-cell>
          <table:table-cell office:value-type="string" calcext:value-type="string">
            <text:p>Cartucho para Soldadura N°25</text:p>
          </table:table-cell>
          <table:table-cell office:value-type="string" calcext:value-type="string">
            <text:p>GENROD</text:p>
          </table:table-cell>
          <table:table-cell office:value-type="float" office:value="7863.79164492701" calcext:value-type="float">
            <text:p>7863.79164492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32</text:p>
          </table:table-cell>
          <table:table-cell office:value-type="string" calcext:value-type="string">
            <text:p>Cartucho para Soldadura N°32</text:p>
          </table:table-cell>
          <table:table-cell office:value-type="string" calcext:value-type="string">
            <text:p>GENROD</text:p>
          </table:table-cell>
          <table:table-cell office:value-type="float" office:value="8764.21548293027" calcext:value-type="float">
            <text:p>8764.215482930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45</text:p>
          </table:table-cell>
          <table:table-cell office:value-type="string" calcext:value-type="string">
            <text:p>Cartucho para Soldadura N°45</text:p>
          </table:table-cell>
          <table:table-cell office:value-type="string" calcext:value-type="string">
            <text:p>GENROD</text:p>
          </table:table-cell>
          <table:table-cell office:value-type="float" office:value="10493.1054496417" calcext:value-type="float">
            <text:p>10493.10544964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65</text:p>
          </table:table-cell>
          <table:table-cell office:value-type="string" calcext:value-type="string">
            <text:p>Cartucho para Soldadura N°65</text:p>
          </table:table-cell>
          <table:table-cell office:value-type="string" calcext:value-type="string">
            <text:p>GENROD</text:p>
          </table:table-cell>
          <table:table-cell office:value-type="float" office:value="13808.7827334102" calcext:value-type="float">
            <text:p>13808.78273341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90</text:p>
          </table:table-cell>
          <table:table-cell office:value-type="string" calcext:value-type="string">
            <text:p>Cartucho para Soldadura N°90</text:p>
          </table:table-cell>
          <table:table-cell office:value-type="string" calcext:value-type="string">
            <text:p>GENROD</text:p>
          </table:table-cell>
          <table:table-cell office:value-type="float" office:value="16410.0139820635" calcext:value-type="float">
            <text:p>16410.01398206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115</text:p>
          </table:table-cell>
          <table:table-cell office:value-type="string" calcext:value-type="string">
            <text:p>Cartucho para Soldadura N°115</text:p>
          </table:table-cell>
          <table:table-cell office:value-type="string" calcext:value-type="string">
            <text:p>GENROD</text:p>
          </table:table-cell>
          <table:table-cell office:value-type="float" office:value="21667.3204209122" calcext:value-type="float">
            <text:p>21667.32042091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150</text:p>
          </table:table-cell>
          <table:table-cell office:value-type="string" calcext:value-type="string">
            <text:p>Cartucho para Soldadura N°150</text:p>
          </table:table-cell>
          <table:table-cell office:value-type="string" calcext:value-type="string">
            <text:p>GENROD</text:p>
          </table:table-cell>
          <table:table-cell office:value-type="float" office:value="27316.2771246564" calcext:value-type="float">
            <text:p>27316.27712465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200</text:p>
          </table:table-cell>
          <table:table-cell office:value-type="string" calcext:value-type="string">
            <text:p>Cartucho para Soldadura N°200</text:p>
          </table:table-cell>
          <table:table-cell office:value-type="string" calcext:value-type="string">
            <text:p>GENROD</text:p>
          </table:table-cell>
          <table:table-cell office:value-type="float" office:value="34465.6227344681" calcext:value-type="float">
            <text:p>34465.6227344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250</text:p>
          </table:table-cell>
          <table:table-cell office:value-type="string" calcext:value-type="string">
            <text:p>Cartucho para Soldadura N°250</text:p>
          </table:table-cell>
          <table:table-cell office:value-type="string" calcext:value-type="string">
            <text:p>GENROD</text:p>
          </table:table-cell>
          <table:table-cell office:value-type="float" office:value="40836.0307498944" calcext:value-type="float">
            <text:p>40836.03074989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A-3</text:p>
          </table:table-cell>
          <table:table-cell office:value-type="string" calcext:value-type="string">
            <text:p>Cepillo para cable T-314</text:p>
          </table:table-cell>
          <table:table-cell office:value-type="string" calcext:value-type="string">
            <text:p>GENROD</text:p>
          </table:table-cell>
          <table:table-cell office:value-type="float" office:value="158519.699637697" calcext:value-type="float">
            <text:p>158519.6996376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A-3P</text:p>
          </table:table-cell>
          <table:table-cell office:value-type="string" calcext:value-type="string">
            <text:p>Cepillo plano de Acero</text:p>
          </table:table-cell>
          <table:table-cell office:value-type="string" calcext:value-type="string">
            <text:p>GENROD</text:p>
          </table:table-cell>
          <table:table-cell office:value-type="float" office:value="110929.937054628" calcext:value-type="float">
            <text:p>110929.9370546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A-2G</text:p>
          </table:table-cell>
          <table:table-cell office:value-type="string" calcext:value-type="string">
            <text:p>Masilla - Paquete de 1Kg. </text:p>
          </table:table-cell>
          <table:table-cell office:value-type="string" calcext:value-type="string">
            <text:p>GENROD</text:p>
          </table:table-cell>
          <table:table-cell office:value-type="float" office:value="100579.364403202" calcext:value-type="float">
            <text:p>100579.3644032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A-2</text:p>
          </table:table-cell>
          <table:table-cell office:value-type="string" calcext:value-type="string">
            <text:p>Masilla - Paquete de 1/2 Kg. </text:p>
          </table:table-cell>
          <table:table-cell office:value-type="string" calcext:value-type="string">
            <text:p>GENROD</text:p>
          </table:table-cell>
          <table:table-cell office:value-type="float" office:value="70653.0994341836" calcext:value-type="float">
            <text:p>70653.09943418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A-1C</text:p>
          </table:table-cell>
          <table:table-cell office:value-type="string" calcext:value-type="string">
            <text:p>Limpiador de Crisol p/cartucho C-65 o menores</text:p>
          </table:table-cell>
          <table:table-cell office:value-type="string" calcext:value-type="string">
            <text:p>GENROD</text:p>
          </table:table-cell>
          <table:table-cell office:value-type="float" office:value="29138.5707789242" calcext:value-type="float">
            <text:p>29138.57077892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A-1G</text:p>
          </table:table-cell>
          <table:table-cell office:value-type="string" calcext:value-type="string">
            <text:p>Limpiador de Crisol p/cartucho C-90 o mayores</text:p>
          </table:table-cell>
          <table:table-cell office:value-type="string" calcext:value-type="string">
            <text:p>GENROD</text:p>
          </table:table-cell>
          <table:table-cell office:value-type="float" office:value="33638.8772000044" calcext:value-type="float">
            <text:p>33638.87720000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A-4</text:p>
          </table:table-cell>
          <table:table-cell office:value-type="string" calcext:value-type="string">
            <text:p>Chispero</text:p>
          </table:table-cell>
          <table:table-cell office:value-type="string" calcext:value-type="string">
            <text:p>GENROD</text:p>
          </table:table-cell>
          <table:table-cell office:value-type="float" office:value="96400.563306658" calcext:value-type="float">
            <text:p>96400.5633066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string" calcext:value-type="string">
            <text:p>A-PI</text:p>
          </table:table-cell>
          <table:table-cell office:value-type="string" calcext:value-type="string">
            <text:p>Polvo de Ignicion </text:p>
          </table:table-cell>
          <table:table-cell office:value-type="string" calcext:value-type="string">
            <text:p>GENROD</text:p>
          </table:table-cell>
          <table:table-cell office:value-type="float" office:value="4200.73867316058" calcext:value-type="float">
            <text:p>4200.738673160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L1</text:p>
          </table:table-cell>
          <table:table-cell office:value-type="string" calcext:value-type="string">
            <text:p>Manija L-160 para Molde de Sold. Cuproalum.</text:p>
          </table:table-cell>
          <table:table-cell office:value-type="string" calcext:value-type="string">
            <text:p>GENROD</text:p>
          </table:table-cell>
          <table:table-cell office:value-type="float" office:value="246791.561235575" calcext:value-type="float">
            <text:p>246791.5612355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PLACA2B-162</text:p>
          </table:table-cell>
          <table:table-cell office:value-type="string" calcext:value-type="string">
            <text:p>Placa de PAT de 2 agujeros</text:p>
          </table:table-cell>
          <table:table-cell office:value-type="string" calcext:value-type="string">
            <text:p>GENROD</text:p>
          </table:table-cell>
          <table:table-cell office:value-type="float" office:value="50179.5948948525" calcext:value-type="float">
            <text:p>50179.59489485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PLACA1B-164</text:p>
          </table:table-cell>
          <table:table-cell office:value-type="string" calcext:value-type="string">
            <text:p>Placa de PAT de 4 agujeros</text:p>
          </table:table-cell>
          <table:table-cell office:value-type="string" calcext:value-type="string">
            <text:p>GENROD</text:p>
          </table:table-cell>
          <table:table-cell office:value-type="float" office:value="75249.8820325425" calcext:value-type="float">
            <text:p>75249.8820325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62V</text:p>
          </table:table-cell>
          <table:table-cell office:value-type="string" calcext:value-type="string">
            <text:p>Gab Q Energy vacío apto p/equipar pta vidrio - <text:s/>600x600x200</text:p>
          </table:table-cell>
          <table:table-cell office:value-type="string" calcext:value-type="string">
            <text:p>GENROD</text:p>
          </table:table-cell>
          <table:table-cell office:value-type="float" office:value="335364.009418965" calcext:value-type="float">
            <text:p>335364.0094189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92V</text:p>
          </table:table-cell>
          <table:table-cell office:value-type="string" calcext:value-type="string">
            <text:p>Gab Q Energy vacío apto p/equipar pta vidrio - <text:s/>600x900x200</text:p>
          </table:table-cell>
          <table:table-cell office:value-type="string" calcext:value-type="string">
            <text:p>GENROD</text:p>
          </table:table-cell>
          <table:table-cell office:value-type="float" office:value="438568.48978659" calcext:value-type="float">
            <text:p>438568.489786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2V</text:p>
          </table:table-cell>
          <table:table-cell office:value-type="string" calcext:value-type="string">
            <text:p>Gab Q Energy vacío apto p/equipar pta vidrio - <text:s/>600x1200x200</text:p>
          </table:table-cell>
          <table:table-cell office:value-type="string" calcext:value-type="string">
            <text:p>GENROD</text:p>
          </table:table-cell>
          <table:table-cell office:value-type="float" office:value="536628.083917008" calcext:value-type="float">
            <text:p>536628.0839170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2V</text:p>
          </table:table-cell>
          <table:table-cell office:value-type="string" calcext:value-type="string">
            <text:p>Gab Q Energy vacío apto p/equipar pta vidrio - <text:s/>600x1500x200</text:p>
          </table:table-cell>
          <table:table-cell office:value-type="string" calcext:value-type="string">
            <text:p>GENROD</text:p>
          </table:table-cell>
          <table:table-cell office:value-type="float" office:value="635253.238679061" calcext:value-type="float">
            <text:p>635253.2386790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2V</text:p>
          </table:table-cell>
          <table:table-cell office:value-type="string" calcext:value-type="string">
            <text:p>Gab Q Energy vacío apto p/equipar pta vidrio - <text:s/>600x1800x200</text:p>
          </table:table-cell>
          <table:table-cell office:value-type="string" calcext:value-type="string">
            <text:p>GENROD</text:p>
          </table:table-cell>
          <table:table-cell office:value-type="float" office:value="741837.302962166" calcext:value-type="float">
            <text:p>741837.3029621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63V</text:p>
          </table:table-cell>
          <table:table-cell office:value-type="string" calcext:value-type="string">
            <text:p>Gab Q Energy vacío apto p/equipar pta vidrio - <text:s/>600x600x300</text:p>
          </table:table-cell>
          <table:table-cell office:value-type="string" calcext:value-type="string">
            <text:p>GENROD</text:p>
          </table:table-cell>
          <table:table-cell office:value-type="float" office:value="434670.207969988" calcext:value-type="float">
            <text:p>434670.2079699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93V</text:p>
          </table:table-cell>
          <table:table-cell office:value-type="string" calcext:value-type="string">
            <text:p>Gab Q Energy vacío apto p/equipar pta vidrio - <text:s/>600x900x300</text:p>
          </table:table-cell>
          <table:table-cell office:value-type="string" calcext:value-type="string">
            <text:p>GENROD</text:p>
          </table:table-cell>
          <table:table-cell office:value-type="float" office:value="521345.617501623" calcext:value-type="float">
            <text:p>521345.6175016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3V</text:p>
          </table:table-cell>
          <table:table-cell office:value-type="string" calcext:value-type="string">
            <text:p>Gab Q Energy vacío apto p/equipar pta vidrio - <text:s/>600x1200x300</text:p>
          </table:table-cell>
          <table:table-cell office:value-type="string" calcext:value-type="string">
            <text:p>GENROD</text:p>
          </table:table-cell>
          <table:table-cell office:value-type="float" office:value="628495.326099811" calcext:value-type="float">
            <text:p>628495.3260998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3V</text:p>
          </table:table-cell>
          <table:table-cell office:value-type="string" calcext:value-type="string">
            <text:p>Gab Q Energy vacío apto p/equipar pta vidrio - <text:s/>600x1500x300</text:p>
          </table:table-cell>
          <table:table-cell office:value-type="string" calcext:value-type="string">
            <text:p>GENROD</text:p>
          </table:table-cell>
          <table:table-cell office:value-type="float" office:value="731983.57703738" calcext:value-type="float">
            <text:p>731983.577037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3V</text:p>
          </table:table-cell>
          <table:table-cell office:value-type="string" calcext:value-type="string">
            <text:p>Gab Q Energy vacío apto p/equipar pta vidrio - <text:s/>600x1800x300</text:p>
          </table:table-cell>
          <table:table-cell office:value-type="string" calcext:value-type="string">
            <text:p>GENROD</text:p>
          </table:table-cell>
          <table:table-cell office:value-type="float" office:value="810984.489191004" calcext:value-type="float">
            <text:p>810984.4891910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4V</text:p>
          </table:table-cell>
          <table:table-cell office:value-type="string" calcext:value-type="string">
            <text:p>Gab Q Energy vacío apto p/equipar pta vidrio - <text:s/>600x1200x400</text:p>
          </table:table-cell>
          <table:table-cell office:value-type="string" calcext:value-type="string">
            <text:p>GENROD</text:p>
          </table:table-cell>
          <table:table-cell office:value-type="float" office:value="647114.781555978" calcext:value-type="float">
            <text:p>647114.7815559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4V</text:p>
          </table:table-cell>
          <table:table-cell office:value-type="string" calcext:value-type="string">
            <text:p>Gab Q Energy vacío apto p/equipar pta vidrio - <text:s/>600x1500x400</text:p>
          </table:table-cell>
          <table:table-cell office:value-type="string" calcext:value-type="string">
            <text:p>GENROD</text:p>
          </table:table-cell>
          <table:table-cell office:value-type="float" office:value="753582.888475546" calcext:value-type="float">
            <text:p>753582.8884755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4V</text:p>
          </table:table-cell>
          <table:table-cell office:value-type="string" calcext:value-type="string">
            <text:p>Gab Q Energy vacío apto p/equipar pta vidrio - <text:s/>600x1800x400</text:p>
          </table:table-cell>
          <table:table-cell office:value-type="string" calcext:value-type="string">
            <text:p>GENROD</text:p>
          </table:table-cell>
          <table:table-cell office:value-type="float" office:value="867141.968094795" calcext:value-type="float">
            <text:p>867141.9680947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62C</text:p>
          </table:table-cell>
          <table:table-cell office:value-type="string" calcext:value-type="string">
            <text:p>Gab Q Energy vacío apto p/equipar pta ciega - <text:s/>600x600x200</text:p>
          </table:table-cell>
          <table:table-cell office:value-type="string" calcext:value-type="string">
            <text:p>GENROD</text:p>
          </table:table-cell>
          <table:table-cell office:value-type="float" office:value="218939.16225093" calcext:value-type="float">
            <text:p>218939.162250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92C</text:p>
          </table:table-cell>
          <table:table-cell office:value-type="string" calcext:value-type="string">
            <text:p>Gab Q Energy vacío apto p/equipar pta ciega - <text:s/>600x900x200</text:p>
          </table:table-cell>
          <table:table-cell office:value-type="string" calcext:value-type="string">
            <text:p>GENROD</text:p>
          </table:table-cell>
          <table:table-cell office:value-type="float" office:value="280978.053306487" calcext:value-type="float">
            <text:p>280978.053306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2C</text:p>
          </table:table-cell>
          <table:table-cell office:value-type="string" calcext:value-type="string">
            <text:p>Gab Q Energy vacío apto p/equipar pta ciega - <text:s/>600x1200x200</text:p>
          </table:table-cell>
          <table:table-cell office:value-type="string" calcext:value-type="string">
            <text:p>GENROD</text:p>
          </table:table-cell>
          <table:table-cell office:value-type="float" office:value="338834.250402402" calcext:value-type="float">
            <text:p>338834.2504024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2C</text:p>
          </table:table-cell>
          <table:table-cell office:value-type="string" calcext:value-type="string">
            <text:p>Gab Q Energy vacío apto p/equipar pta ciega - <text:s/>600x1500x200</text:p>
          </table:table-cell>
          <table:table-cell office:value-type="string" calcext:value-type="string">
            <text:p>GENROD</text:p>
          </table:table-cell>
          <table:table-cell office:value-type="float" office:value="376352.552450935" calcext:value-type="float">
            <text:p>376352.5524509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2C</text:p>
          </table:table-cell>
          <table:table-cell office:value-type="string" calcext:value-type="string">
            <text:p>Gab Q Energy vacío apto p/equipar pta ciega - <text:s/>600x1800x200</text:p>
          </table:table-cell>
          <table:table-cell office:value-type="string" calcext:value-type="string">
            <text:p>GENROD</text:p>
          </table:table-cell>
          <table:table-cell office:value-type="float" office:value="441127.696973272" calcext:value-type="float">
            <text:p>441127.6969732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63C</text:p>
          </table:table-cell>
          <table:table-cell office:value-type="string" calcext:value-type="string">
            <text:p>Gab Q Energy vacío apto p/equipar pta ciega - <text:s/>600x600x300</text:p>
          </table:table-cell>
          <table:table-cell office:value-type="string" calcext:value-type="string">
            <text:p>GENROD</text:p>
          </table:table-cell>
          <table:table-cell office:value-type="float" office:value="302806.824757271" calcext:value-type="float">
            <text:p>302806.8247572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93C</text:p>
          </table:table-cell>
          <table:table-cell office:value-type="string" calcext:value-type="string">
            <text:p>Gab Q Energy vacío apto p/equipar pta ciega - <text:s/>600x900x300</text:p>
          </table:table-cell>
          <table:table-cell office:value-type="string" calcext:value-type="string">
            <text:p>GENROD</text:p>
          </table:table-cell>
          <table:table-cell office:value-type="float" office:value="346065.281298454" calcext:value-type="float">
            <text:p>346065.2812984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3C</text:p>
          </table:table-cell>
          <table:table-cell office:value-type="string" calcext:value-type="string">
            <text:p>Gab Q Energy vacío apto p/equipar pta ciega - <text:s/>600x1200x300</text:p>
          </table:table-cell>
          <table:table-cell office:value-type="string" calcext:value-type="string">
            <text:p>GENROD</text:p>
          </table:table-cell>
          <table:table-cell office:value-type="float" office:value="409797.981117223" calcext:value-type="float">
            <text:p>409797.9811172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3C</text:p>
          </table:table-cell>
          <table:table-cell office:value-type="string" calcext:value-type="string">
            <text:p>Gab Q Energy vacío apto p/equipar pta ciega - <text:s/>600x1500x300</text:p>
          </table:table-cell>
          <table:table-cell office:value-type="string" calcext:value-type="string">
            <text:p>GENROD</text:p>
          </table:table-cell>
          <table:table-cell office:value-type="float" office:value="453787.99835509" calcext:value-type="float">
            <text:p>453787.998355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3C</text:p>
          </table:table-cell>
          <table:table-cell office:value-type="string" calcext:value-type="string">
            <text:p>Gab Q Energy vacío apto p/equipar pta ciega - <text:s/>600x1800x300</text:p>
          </table:table-cell>
          <table:table-cell office:value-type="string" calcext:value-type="string">
            <text:p>GENROD</text:p>
          </table:table-cell>
          <table:table-cell office:value-type="float" office:value="484545.905215435" calcext:value-type="float">
            <text:p>484545.9052154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4C</text:p>
          </table:table-cell>
          <table:table-cell office:value-type="string" calcext:value-type="string">
            <text:p>Gab Q Energy vacío apto p/equipar pta ciega - <text:s/>600x1200x400</text:p>
          </table:table-cell>
          <table:table-cell office:value-type="string" calcext:value-type="string">
            <text:p>GENROD</text:p>
          </table:table-cell>
          <table:table-cell office:value-type="float" office:value="410728.17842342" calcext:value-type="float">
            <text:p>410728.178423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4C</text:p>
          </table:table-cell>
          <table:table-cell office:value-type="string" calcext:value-type="string">
            <text:p>Gab Q Energy vacío apto p/equipar pta ciega - <text:s/>600x1500x400</text:p>
          </table:table-cell>
          <table:table-cell office:value-type="string" calcext:value-type="string">
            <text:p>GENROD</text:p>
          </table:table-cell>
          <table:table-cell office:value-type="float" office:value="446441.010095501" calcext:value-type="float">
            <text:p>446441.0100955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4C</text:p>
          </table:table-cell>
          <table:table-cell office:value-type="string" calcext:value-type="string">
            <text:p>Gab Q Energy vacío apto p/equipar pta ciega - <text:s/>600x1800x400</text:p>
          </table:table-cell>
          <table:table-cell office:value-type="string" calcext:value-type="string">
            <text:p>GENROD</text:p>
          </table:table-cell>
          <table:table-cell office:value-type="float" office:value="513366.428691831" calcext:value-type="float">
            <text:p>513366.428691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62C</text:p>
          </table:table-cell>
          <table:table-cell office:value-type="string" calcext:value-type="string">
            <text:p>Gab Q Energy vacío apto p/equipar pta ciega - <text:s/>300x600x200</text:p>
          </table:table-cell>
          <table:table-cell office:value-type="string" calcext:value-type="string">
            <text:p>GENROD</text:p>
          </table:table-cell>
          <table:table-cell office:value-type="float" office:value="184489.785457314" calcext:value-type="float">
            <text:p>184489.7854573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92C</text:p>
          </table:table-cell>
          <table:table-cell office:value-type="string" calcext:value-type="string">
            <text:p>Gab Q Energy vacío apto p/equipar pta ciega - <text:s/>300x900x200</text:p>
          </table:table-cell>
          <table:table-cell office:value-type="string" calcext:value-type="string">
            <text:p>GENROD</text:p>
          </table:table-cell>
          <table:table-cell office:value-type="float" office:value="253468.127854973" calcext:value-type="float">
            <text:p>253468.1278549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2C</text:p>
          </table:table-cell>
          <table:table-cell office:value-type="string" calcext:value-type="string">
            <text:p>Gab Q Energy vacío apto p/equipar pta ciega - <text:s/>300x1200x200</text:p>
          </table:table-cell>
          <table:table-cell office:value-type="string" calcext:value-type="string">
            <text:p>GENROD</text:p>
          </table:table-cell>
          <table:table-cell office:value-type="float" office:value="321761.134795571" calcext:value-type="float">
            <text:p>321761.1347955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2C</text:p>
          </table:table-cell>
          <table:table-cell office:value-type="string" calcext:value-type="string">
            <text:p>Gab Q Energy vacío apto p/equipar pta ciega - <text:s/>300x1500x200</text:p>
          </table:table-cell>
          <table:table-cell office:value-type="string" calcext:value-type="string">
            <text:p>GENROD</text:p>
          </table:table-cell>
          <table:table-cell office:value-type="float" office:value="472593.066156838" calcext:value-type="float">
            <text:p>472593.0661568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2C</text:p>
          </table:table-cell>
          <table:table-cell office:value-type="string" calcext:value-type="string">
            <text:p>Gab Q Energy vacío apto p/equipar pta ciega - <text:s/>300x1800x200</text:p>
          </table:table-cell>
          <table:table-cell office:value-type="string" calcext:value-type="string">
            <text:p>GENROD</text:p>
          </table:table-cell>
          <table:table-cell office:value-type="float" office:value="543033.72713858" calcext:value-type="float">
            <text:p>543033.727138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63C</text:p>
          </table:table-cell>
          <table:table-cell office:value-type="string" calcext:value-type="string">
            <text:p>Gab Q Energy vacío apto p/equipar pta ciega - <text:s/>300x600x300</text:p>
          </table:table-cell>
          <table:table-cell office:value-type="string" calcext:value-type="string">
            <text:p>GENROD</text:p>
          </table:table-cell>
          <table:table-cell office:value-type="float" office:value="220598.618287573" calcext:value-type="float">
            <text:p>220598.6182875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93C</text:p>
          </table:table-cell>
          <table:table-cell office:value-type="string" calcext:value-type="string">
            <text:p>Gab Q Energy vacío apto p/equipar pta ciega - <text:s/>300x900x300</text:p>
          </table:table-cell>
          <table:table-cell office:value-type="string" calcext:value-type="string">
            <text:p>GENROD</text:p>
          </table:table-cell>
          <table:table-cell office:value-type="float" office:value="299685.465925833" calcext:value-type="float">
            <text:p>299685.4659258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3C</text:p>
          </table:table-cell>
          <table:table-cell office:value-type="string" calcext:value-type="string">
            <text:p>Gab Q Energy vacío apto p/equipar pta ciega - <text:s/>300x1200x300</text:p>
          </table:table-cell>
          <table:table-cell office:value-type="string" calcext:value-type="string">
            <text:p>GENROD</text:p>
          </table:table-cell>
          <table:table-cell office:value-type="float" office:value="377391.299555789" calcext:value-type="float">
            <text:p>377391.2995557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3C</text:p>
          </table:table-cell>
          <table:table-cell office:value-type="string" calcext:value-type="string">
            <text:p>Gab Q Energy vacío apto p/equipar pta ciega - <text:s/>300x1500x300</text:p>
          </table:table-cell>
          <table:table-cell office:value-type="string" calcext:value-type="string">
            <text:p>GENROD</text:p>
          </table:table-cell>
          <table:table-cell office:value-type="float" office:value="547193.993106543" calcext:value-type="float">
            <text:p>547193.9931065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3C</text:p>
          </table:table-cell>
          <table:table-cell office:value-type="string" calcext:value-type="string">
            <text:p>Gab Q Energy vacío apto p/equipar pta ciega - <text:s/>300x1800x300</text:p>
          </table:table-cell>
          <table:table-cell office:value-type="string" calcext:value-type="string">
            <text:p>GENROD</text:p>
          </table:table-cell>
          <table:table-cell office:value-type="float" office:value="627598.574219087" calcext:value-type="float">
            <text:p>627598.5742190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4C</text:p>
          </table:table-cell>
          <table:table-cell office:value-type="string" calcext:value-type="string">
            <text:p>Gab Q Energy vacío apto p/equipar pta ciega - <text:s/>300x1200x400</text:p>
          </table:table-cell>
          <table:table-cell office:value-type="string" calcext:value-type="string">
            <text:p>GENROD</text:p>
          </table:table-cell>
          <table:table-cell office:value-type="float" office:value="433740.985808689" calcext:value-type="float">
            <text:p>433740.9858086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4C</text:p>
          </table:table-cell>
          <table:table-cell office:value-type="string" calcext:value-type="string">
            <text:p>Gab Q Energy vacío apto p/equipar pta ciega - <text:s/>300x1500x400</text:p>
          </table:table-cell>
          <table:table-cell office:value-type="string" calcext:value-type="string">
            <text:p>GENROD</text:p>
          </table:table-cell>
          <table:table-cell office:value-type="float" office:value="629735.085067343" calcext:value-type="float">
            <text:p>629735.0850673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4C</text:p>
          </table:table-cell>
          <table:table-cell office:value-type="string" calcext:value-type="string">
            <text:p>Gab Q Energy vacío apto p/equipar pta ciega - <text:s/>300x1800x400</text:p>
          </table:table-cell>
          <table:table-cell office:value-type="string" calcext:value-type="string">
            <text:p>GENROD</text:p>
          </table:table-cell>
          <table:table-cell office:value-type="float" office:value="718910.857348781" calcext:value-type="float">
            <text:p>718910.8573487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092C</text:p>
          </table:table-cell>
          <table:table-cell office:value-type="string" calcext:value-type="string">
            <text:p>Gab Q Energy vacío apto p/equipar pta ciega - <text:s/>750x900x200</text:p>
          </table:table-cell>
          <table:table-cell office:value-type="string" calcext:value-type="string">
            <text:p>GENROD</text:p>
          </table:table-cell>
          <table:table-cell office:value-type="float" office:value="346972.660918007" calcext:value-type="float">
            <text:p>346972.6609180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22C</text:p>
          </table:table-cell>
          <table:table-cell office:value-type="string" calcext:value-type="string">
            <text:p>Gab Q Energy vacío apto p/equipar pta ciega - <text:s/>750x1200x200</text:p>
          </table:table-cell>
          <table:table-cell office:value-type="string" calcext:value-type="string">
            <text:p>GENROD</text:p>
          </table:table-cell>
          <table:table-cell office:value-type="float" office:value="415685.557949611" calcext:value-type="float">
            <text:p>415685.5579496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52C</text:p>
          </table:table-cell>
          <table:table-cell office:value-type="string" calcext:value-type="string">
            <text:p>Gab Q Energy vacío apto p/equipar pta ciega - <text:s/>750x1500x200</text:p>
          </table:table-cell>
          <table:table-cell office:value-type="string" calcext:value-type="string">
            <text:p>GENROD</text:p>
          </table:table-cell>
          <table:table-cell office:value-type="float" office:value="479737.147491727" calcext:value-type="float">
            <text:p>479737.1474917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82C</text:p>
          </table:table-cell>
          <table:table-cell office:value-type="string" calcext:value-type="string">
            <text:p>Gab Q Energy vacío apto p/equipar pta ciega - <text:s/>750x1800x200</text:p>
          </table:table-cell>
          <table:table-cell office:value-type="string" calcext:value-type="string">
            <text:p>GENROD</text:p>
          </table:table-cell>
          <table:table-cell office:value-type="float" office:value="556573.670963239" calcext:value-type="float">
            <text:p>556573.6709632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093C</text:p>
          </table:table-cell>
          <table:table-cell office:value-type="string" calcext:value-type="string">
            <text:p>Gab Q Energy vacío apto p/equipar pta ciega - <text:s/>750x900x300</text:p>
          </table:table-cell>
          <table:table-cell office:value-type="string" calcext:value-type="string">
            <text:p>GENROD</text:p>
          </table:table-cell>
          <table:table-cell office:value-type="float" office:value="384257.792987757" calcext:value-type="float">
            <text:p>384257.7929877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23C</text:p>
          </table:table-cell>
          <table:table-cell office:value-type="string" calcext:value-type="string">
            <text:p>Gab Q Energy vacío apto p/equipar pta ciega - <text:s/>750x1200x300</text:p>
          </table:table-cell>
          <table:table-cell office:value-type="string" calcext:value-type="string">
            <text:p>GENROD</text:p>
          </table:table-cell>
          <table:table-cell office:value-type="float" office:value="461259.619162256" calcext:value-type="float">
            <text:p>461259.6191622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53C</text:p>
          </table:table-cell>
          <table:table-cell office:value-type="string" calcext:value-type="string">
            <text:p>Gab Q Energy vacío apto p/equipar pta ciega - <text:s/>750x1500x300</text:p>
          </table:table-cell>
          <table:table-cell office:value-type="string" calcext:value-type="string">
            <text:p>GENROD</text:p>
          </table:table-cell>
          <table:table-cell office:value-type="float" office:value="518902.395572961" calcext:value-type="float">
            <text:p>518902.3955729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83C</text:p>
          </table:table-cell>
          <table:table-cell office:value-type="string" calcext:value-type="string">
            <text:p>Gab Q Energy vacío apto p/equipar pta ciega - <text:s/>750x1800x300</text:p>
          </table:table-cell>
          <table:table-cell office:value-type="string" calcext:value-type="string">
            <text:p>GENROD</text:p>
          </table:table-cell>
          <table:table-cell office:value-type="float" office:value="619290.481625732" calcext:value-type="float">
            <text:p>619290.4816257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24C</text:p>
          </table:table-cell>
          <table:table-cell office:value-type="string" calcext:value-type="string">
            <text:p>Gab Q Energy vacío apto p/equipar pta ciega - <text:s/>750x1200x400</text:p>
          </table:table-cell>
          <table:table-cell office:value-type="string" calcext:value-type="string">
            <text:p>GENROD</text:p>
          </table:table-cell>
          <table:table-cell office:value-type="float" office:value="516524.530416674" calcext:value-type="float">
            <text:p>516524.5304166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54C</text:p>
          </table:table-cell>
          <table:table-cell office:value-type="string" calcext:value-type="string">
            <text:p>Gab Q Energy vacío apto p/equipar pta ciega - <text:s/>750x1500x400</text:p>
          </table:table-cell>
          <table:table-cell office:value-type="string" calcext:value-type="string">
            <text:p>GENROD</text:p>
          </table:table-cell>
          <table:table-cell office:value-type="float" office:value="586007.900947976" calcext:value-type="float">
            <text:p>586007.900947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84C</text:p>
          </table:table-cell>
          <table:table-cell office:value-type="string" calcext:value-type="string">
            <text:p>Gab Q Energy vacío apto p/equipar pta ciega - <text:s/>750x1800x400</text:p>
          </table:table-cell>
          <table:table-cell office:value-type="string" calcext:value-type="string">
            <text:p>GENROD</text:p>
          </table:table-cell>
          <table:table-cell office:value-type="float" office:value="668612.919706304" calcext:value-type="float">
            <text:p>668612.919706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62D</text:p>
          </table:table-cell>
          <table:table-cell office:value-type="string" calcext:value-type="string">
            <text:p>Ducto de Servicio Q Energy tapa ftal abul - <text:s/>300x600x200</text:p>
          </table:table-cell>
          <table:table-cell office:value-type="string" calcext:value-type="string">
            <text:p>GENROD</text:p>
          </table:table-cell>
          <table:table-cell office:value-type="float" office:value="149362.877400805" calcext:value-type="float">
            <text:p>149362.8774008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92D</text:p>
          </table:table-cell>
          <table:table-cell office:value-type="string" calcext:value-type="string">
            <text:p>Ducto de Servicio Q Energy tapa ftal abul - <text:s/>300x900x200</text:p>
          </table:table-cell>
          <table:table-cell office:value-type="string" calcext:value-type="string">
            <text:p>GENROD</text:p>
          </table:table-cell>
          <table:table-cell office:value-type="float" office:value="199538.187392254" calcext:value-type="float">
            <text:p>199538.1873922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2D</text:p>
          </table:table-cell>
          <table:table-cell office:value-type="string" calcext:value-type="string">
            <text:p>Ducto de Servicio Q Energy tapa ftal abul - <text:s/>300x1200x200</text:p>
          </table:table-cell>
          <table:table-cell office:value-type="string" calcext:value-type="string">
            <text:p>GENROD</text:p>
          </table:table-cell>
          <table:table-cell office:value-type="float" office:value="249714.195651664" calcext:value-type="float">
            <text:p>249714.1956516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2D</text:p>
          </table:table-cell>
          <table:table-cell office:value-type="string" calcext:value-type="string">
            <text:p>Ducto de Servicio Q Energy tapa ftal abul - <text:s/>300x1500x200</text:p>
          </table:table-cell>
          <table:table-cell office:value-type="string" calcext:value-type="string">
            <text:p>GENROD</text:p>
          </table:table-cell>
          <table:table-cell office:value-type="float" office:value="382609.456032826" calcext:value-type="float">
            <text:p>382609.4560328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2D</text:p>
          </table:table-cell>
          <table:table-cell office:value-type="string" calcext:value-type="string">
            <text:p>Ducto de Servicio Q Energy tapa ftal abul - <text:s/>300x1800x200</text:p>
          </table:table-cell>
          <table:table-cell office:value-type="string" calcext:value-type="string">
            <text:p>GENROD</text:p>
          </table:table-cell>
          <table:table-cell office:value-type="float" office:value="432057.476300521" calcext:value-type="float">
            <text:p>432057.4763005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63D</text:p>
          </table:table-cell>
          <table:table-cell office:value-type="string" calcext:value-type="string">
            <text:p>Ducto de Servicio Q Energy tapa ftal abul - <text:s/>300x600x300</text:p>
          </table:table-cell>
          <table:table-cell office:value-type="string" calcext:value-type="string">
            <text:p>GENROD</text:p>
          </table:table-cell>
          <table:table-cell office:value-type="float" office:value="166233.278656298" calcext:value-type="float">
            <text:p>166233.2786562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93D</text:p>
          </table:table-cell>
          <table:table-cell office:value-type="string" calcext:value-type="string">
            <text:p>Ducto de Servicio Q Energy tapa ftal abul - <text:s/>300x900x300</text:p>
          </table:table-cell>
          <table:table-cell office:value-type="string" calcext:value-type="string">
            <text:p>GENROD</text:p>
          </table:table-cell>
          <table:table-cell office:value-type="float" office:value="216409.723333184" calcext:value-type="float">
            <text:p>216409.723333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3D</text:p>
          </table:table-cell>
          <table:table-cell office:value-type="string" calcext:value-type="string">
            <text:p>Ducto de Servicio Q Energy tapa ftal abul - <text:s/>300x1200x300</text:p>
          </table:table-cell>
          <table:table-cell office:value-type="string" calcext:value-type="string">
            <text:p>GENROD</text:p>
          </table:table-cell>
          <table:table-cell office:value-type="float" office:value="266729.603887182" calcext:value-type="float">
            <text:p>266729.6038871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3D</text:p>
          </table:table-cell>
          <table:table-cell office:value-type="string" calcext:value-type="string">
            <text:p>Ducto de Servicio Q Energy tapa ftal abul - <text:s/>300x1500x300</text:p>
          </table:table-cell>
          <table:table-cell office:value-type="string" calcext:value-type="string">
            <text:p>GENROD</text:p>
          </table:table-cell>
          <table:table-cell office:value-type="float" office:value="407669.216678209" calcext:value-type="float">
            <text:p>407669.2166782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3D</text:p>
          </table:table-cell>
          <table:table-cell office:value-type="string" calcext:value-type="string">
            <text:p>Ducto de Servicio Q Energy tapa ftal abul - <text:s/>300x1800x300</text:p>
          </table:table-cell>
          <table:table-cell office:value-type="string" calcext:value-type="string">
            <text:p>GENROD</text:p>
          </table:table-cell>
          <table:table-cell office:value-type="float" office:value="458570.94355846" calcext:value-type="float">
            <text:p>458570.943558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4D</text:p>
          </table:table-cell>
          <table:table-cell office:value-type="string" calcext:value-type="string">
            <text:p>Ducto de Servicio Q Energy tapa ftal abul - <text:s/>300x1200x400</text:p>
          </table:table-cell>
          <table:table-cell office:value-type="string" calcext:value-type="string">
            <text:p>GENROD</text:p>
          </table:table-cell>
          <table:table-cell office:value-type="float" office:value="282000.535093134" calcext:value-type="float">
            <text:p>282000.5350931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4D</text:p>
          </table:table-cell>
          <table:table-cell office:value-type="string" calcext:value-type="string">
            <text:p>Ducto de Servicio Q Energy tapa ftal abul - <text:s/>300x1500x400</text:p>
          </table:table-cell>
          <table:table-cell office:value-type="string" calcext:value-type="string">
            <text:p>GENROD</text:p>
          </table:table-cell>
          <table:table-cell office:value-type="float" office:value="441790.924362247" calcext:value-type="float">
            <text:p>441790.9243622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4D</text:p>
          </table:table-cell>
          <table:table-cell office:value-type="string" calcext:value-type="string">
            <text:p>Ducto de Servicio Q Energy tapa ftal abul - <text:s/>300x1800x400</text:p>
          </table:table-cell>
          <table:table-cell office:value-type="string" calcext:value-type="string">
            <text:p>GENROD</text:p>
          </table:table-cell>
          <table:table-cell office:value-type="float" office:value="491238.391834472" calcext:value-type="float">
            <text:p>491238.3918344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30060</text:p>
          </table:table-cell>
          <table:table-cell office:value-type="string" calcext:value-type="string">
            <text:p>Marco perimetral p/montaje de carat y kit DIN - 300x600</text:p>
          </table:table-cell>
          <table:table-cell office:value-type="string" calcext:value-type="string">
            <text:p>GENROD</text:p>
          </table:table-cell>
          <table:table-cell office:value-type="float" office:value="25233.6556618443" calcext:value-type="float">
            <text:p>25233.65566184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30090</text:p>
          </table:table-cell>
          <table:table-cell office:value-type="string" calcext:value-type="string">
            <text:p>Marco perimetral p/montaje de carat y kit DIN - 300x900</text:p>
          </table:table-cell>
          <table:table-cell office:value-type="string" calcext:value-type="string">
            <text:p>GENROD</text:p>
          </table:table-cell>
          <table:table-cell office:value-type="float" office:value="33151.1976654262" calcext:value-type="float">
            <text:p>33151.19766542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30120</text:p>
          </table:table-cell>
          <table:table-cell office:value-type="string" calcext:value-type="string">
            <text:p>Marco perimetral p/montaje de carat y kit DIN - 300x1200</text:p>
          </table:table-cell>
          <table:table-cell office:value-type="string" calcext:value-type="string">
            <text:p>GENROD</text:p>
          </table:table-cell>
          <table:table-cell office:value-type="float" office:value="41068.1259903942" calcext:value-type="float">
            <text:p>41068.12599039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30150</text:p>
          </table:table-cell>
          <table:table-cell office:value-type="string" calcext:value-type="string">
            <text:p>Marco perimetral p/montaje de carat y kit DIN - 300x1500</text:p>
          </table:table-cell>
          <table:table-cell office:value-type="string" calcext:value-type="string">
            <text:p>GENROD</text:p>
          </table:table-cell>
          <table:table-cell office:value-type="float" office:value="48983.8269581345" calcext:value-type="float">
            <text:p>48983.82695813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30180</text:p>
          </table:table-cell>
          <table:table-cell office:value-type="string" calcext:value-type="string">
            <text:p>Marco perimetral p/montaje de carat y kit DIN - 300x1800</text:p>
          </table:table-cell>
          <table:table-cell office:value-type="string" calcext:value-type="string">
            <text:p>GENROD</text:p>
          </table:table-cell>
          <table:table-cell office:value-type="float" office:value="56900.7552831026" calcext:value-type="float">
            <text:p>56900.75528310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60060</text:p>
          </table:table-cell>
          <table:table-cell office:value-type="string" calcext:value-type="string">
            <text:p>Marco perimetral p/montaje de carat y kit DIN - 600x600</text:p>
          </table:table-cell>
          <table:table-cell office:value-type="string" calcext:value-type="string">
            <text:p>GENROD</text:p>
          </table:table-cell>
          <table:table-cell office:value-type="float" office:value="27707.1152094808" calcext:value-type="float">
            <text:p>27707.11520948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60090</text:p>
          </table:table-cell>
          <table:table-cell office:value-type="string" calcext:value-type="string">
            <text:p>Marco perimetral p/montaje de carat y kit DIN - 600x900</text:p>
          </table:table-cell>
          <table:table-cell office:value-type="string" calcext:value-type="string">
            <text:p>GENROD</text:p>
          </table:table-cell>
          <table:table-cell office:value-type="float" office:value="35624.6572130627" calcext:value-type="float">
            <text:p>35624.6572130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60120</text:p>
          </table:table-cell>
          <table:table-cell office:value-type="string" calcext:value-type="string">
            <text:p>Marco perimetral p/montaje de carat y kit DIN - 600x1200</text:p>
          </table:table-cell>
          <table:table-cell office:value-type="string" calcext:value-type="string">
            <text:p>GENROD</text:p>
          </table:table-cell>
          <table:table-cell office:value-type="float" office:value="43541.5855380308" calcext:value-type="float">
            <text:p>43541.58553803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60150</text:p>
          </table:table-cell>
          <table:table-cell office:value-type="string" calcext:value-type="string">
            <text:p>Marco perimetral p/montaje de carat y kit DIN - 600x1500</text:p>
          </table:table-cell>
          <table:table-cell office:value-type="string" calcext:value-type="string">
            <text:p>GENROD</text:p>
          </table:table-cell>
          <table:table-cell office:value-type="float" office:value="51458.5138629988" calcext:value-type="float">
            <text:p>51458.51386299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60180</text:p>
          </table:table-cell>
          <table:table-cell office:value-type="string" calcext:value-type="string">
            <text:p>Marco perimetral p/montaje de carat y kit DIN - 600x1800</text:p>
          </table:table-cell>
          <table:table-cell office:value-type="string" calcext:value-type="string">
            <text:p>GENROD</text:p>
          </table:table-cell>
          <table:table-cell office:value-type="float" office:value="59374.828509353" calcext:value-type="float">
            <text:p>59374.8285093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70090</text:p>
          </table:table-cell>
          <table:table-cell office:value-type="string" calcext:value-type="string">
            <text:p>Marco perimetral p/montaje de carat y kit DIN - 750x900</text:p>
          </table:table-cell>
          <table:table-cell office:value-type="string" calcext:value-type="string">
            <text:p>GENROD</text:p>
          </table:table-cell>
          <table:table-cell office:value-type="float" office:value="44531.5886145957" calcext:value-type="float">
            <text:p>44531.58861459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70120</text:p>
          </table:table-cell>
          <table:table-cell office:value-type="string" calcext:value-type="string">
            <text:p>Marco perimetral p/montaje de carat y kit DIN - 750x1200</text:p>
          </table:table-cell>
          <table:table-cell office:value-type="string" calcext:value-type="string">
            <text:p>GENROD</text:p>
          </table:table-cell>
          <table:table-cell office:value-type="float" office:value="54427.295735466" calcext:value-type="float">
            <text:p>54427.295735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70150</text:p>
          </table:table-cell>
          <table:table-cell office:value-type="string" calcext:value-type="string">
            <text:p>Marco perimetral p/montaje de carat y kit DIN - 750x1500</text:p>
          </table:table-cell>
          <table:table-cell office:value-type="string" calcext:value-type="string">
            <text:p>GENROD</text:p>
          </table:table-cell>
          <table:table-cell office:value-type="float" office:value="64323.0028563363" calcext:value-type="float">
            <text:p>64323.0028563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70180</text:p>
          </table:table-cell>
          <table:table-cell office:value-type="string" calcext:value-type="string">
            <text:p>Marco perimetral p/montaje de carat y kit DIN - 750x1800</text:p>
          </table:table-cell>
          <table:table-cell office:value-type="string" calcext:value-type="string">
            <text:p>GENROD</text:p>
          </table:table-cell>
          <table:table-cell office:value-type="float" office:value="74218.7099772065" calcext:value-type="float">
            <text:p>74218.70997720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7300</text:p>
          </table:table-cell>
          <table:table-cell office:value-type="string" calcext:value-type="string">
            <text:p>Kit p/montaje de elementos DIN - Ancho 300</text:p>
          </table:table-cell>
          <table:table-cell office:value-type="string" calcext:value-type="string">
            <text:p>GENROD</text:p>
          </table:table-cell>
          <table:table-cell office:value-type="float" office:value="13359.1697450718" calcext:value-type="float">
            <text:p>13359.1697450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7600</text:p>
          </table:table-cell>
          <table:table-cell office:value-type="string" calcext:value-type="string">
            <text:p>Kit p/montaje de elementos DIN - Ancho 600</text:p>
          </table:table-cell>
          <table:table-cell office:value-type="string" calcext:value-type="string">
            <text:p>GENROD</text:p>
          </table:table-cell>
          <table:table-cell office:value-type="float" office:value="15832.6292927083" calcext:value-type="float">
            <text:p>15832.62929270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7750</text:p>
          </table:table-cell>
          <table:table-cell office:value-type="string" calcext:value-type="string">
            <text:p>Kit p/montaje de elementos DIN - Ancho 750</text:p>
          </table:table-cell>
          <table:table-cell office:value-type="string" calcext:value-type="string">
            <text:p>GENROD</text:p>
          </table:table-cell>
          <table:table-cell office:value-type="float" office:value="20780.1899610778" calcext:value-type="float">
            <text:p>20780.18996107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30150</text:p>
          </table:table-cell>
          <table:table-cell office:value-type="string" calcext:value-type="string">
            <text:p>Carátula de protección Ciega - 300x150</text:p>
          </table:table-cell>
          <table:table-cell office:value-type="string" calcext:value-type="string">
            <text:p>GENROD</text:p>
          </table:table-cell>
          <table:table-cell office:value-type="float" office:value="10884.4828402075" calcext:value-type="float">
            <text:p>10884.48284020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30300</text:p>
          </table:table-cell>
          <table:table-cell office:value-type="string" calcext:value-type="string">
            <text:p>Carátula de protección Ciega - 300x300</text:p>
          </table:table-cell>
          <table:table-cell office:value-type="string" calcext:value-type="string">
            <text:p>GENROD</text:p>
          </table:table-cell>
          <table:table-cell office:value-type="float" office:value="21770.1651431603" calcext:value-type="float">
            <text:p>21770.1651431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30151</text:p>
          </table:table-cell>
          <table:table-cell office:value-type="string" calcext:value-type="string">
            <text:p>Carátula de protección Calada DIN - 300x150</text:p>
          </table:table-cell>
          <table:table-cell office:value-type="string" calcext:value-type="string">
            <text:p>GENROD</text:p>
          </table:table-cell>
          <table:table-cell office:value-type="float" office:value="10884.4828402075" calcext:value-type="float">
            <text:p>10884.48284020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60150</text:p>
          </table:table-cell>
          <table:table-cell office:value-type="string" calcext:value-type="string">
            <text:p>Carátula de protección Ciega - 600x150</text:p>
          </table:table-cell>
          <table:table-cell office:value-type="string" calcext:value-type="string">
            <text:p>GENROD</text:p>
          </table:table-cell>
          <table:table-cell office:value-type="float" office:value="14719.276814758" calcext:value-type="float">
            <text:p>14719.2768147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60300</text:p>
          </table:table-cell>
          <table:table-cell office:value-type="string" calcext:value-type="string">
            <text:p>Carátula de protección Ciega - 600x300</text:p>
          </table:table-cell>
          <table:table-cell office:value-type="string" calcext:value-type="string">
            <text:p>GENROD</text:p>
          </table:table-cell>
          <table:table-cell office:value-type="float" office:value="25728.3364135786" calcext:value-type="float">
            <text:p>25728.33641357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60450</text:p>
          </table:table-cell>
          <table:table-cell office:value-type="string" calcext:value-type="string">
            <text:p>Carátula de protección Ciega - 600x450</text:p>
          </table:table-cell>
          <table:table-cell office:value-type="string" calcext:value-type="string">
            <text:p>GENROD</text:p>
          </table:table-cell>
          <table:table-cell office:value-type="float" office:value="40376.6775594711" calcext:value-type="float">
            <text:p>40376.67755947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60151</text:p>
          </table:table-cell>
          <table:table-cell office:value-type="string" calcext:value-type="string">
            <text:p>Carátula de protección Calada DIN - 600x150</text:p>
          </table:table-cell>
          <table:table-cell office:value-type="string" calcext:value-type="string">
            <text:p>GENROD</text:p>
          </table:table-cell>
          <table:table-cell office:value-type="float" office:value="14719.276814758" calcext:value-type="float">
            <text:p>14719.2768147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0150</text:p>
          </table:table-cell>
          <table:table-cell office:value-type="string" calcext:value-type="string">
            <text:p>Carátula de protección Ciega - 750x150</text:p>
          </table:table-cell>
          <table:table-cell office:value-type="string" calcext:value-type="string">
            <text:p>GENROD</text:p>
          </table:table-cell>
          <table:table-cell office:value-type="float" office:value="18430.0798148267" calcext:value-type="float">
            <text:p>18430.0798148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0300</text:p>
          </table:table-cell>
          <table:table-cell office:value-type="string" calcext:value-type="string">
            <text:p>Carátula de protección Ciega - 750x300</text:p>
          </table:table-cell>
          <table:table-cell office:value-type="string" calcext:value-type="string">
            <text:p>GENROD</text:p>
          </table:table-cell>
          <table:table-cell office:value-type="float" office:value="32161.1945888612" calcext:value-type="float">
            <text:p>32161.19458886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0450</text:p>
          </table:table-cell>
          <table:table-cell office:value-type="string" calcext:value-type="string">
            <text:p>Carátula de protección Ciega - 750x450</text:p>
          </table:table-cell>
          <table:table-cell office:value-type="string" calcext:value-type="string">
            <text:p>GENROD</text:p>
          </table:table-cell>
          <table:table-cell office:value-type="float" office:value="50411.7734091344" calcext:value-type="float">
            <text:p>50411.77340913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0151</text:p>
          </table:table-cell>
          <table:table-cell office:value-type="string" calcext:value-type="string">
            <text:p>Carátula de protección Calada DIN - 750x150</text:p>
          </table:table-cell>
          <table:table-cell office:value-type="string" calcext:value-type="string">
            <text:p>GENROD</text:p>
          </table:table-cell>
          <table:table-cell office:value-type="float" office:value="18430.0798148267" calcext:value-type="float">
            <text:p>18430.0798148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60075</text:p>
          </table:table-cell>
          <table:table-cell office:value-type="string" calcext:value-type="string">
            <text:p>Carátula de protección PLANA Ciega - 600x75</text:p>
          </table:table-cell>
          <table:table-cell office:value-type="string" calcext:value-type="string">
            <text:p>GENROD</text:p>
          </table:table-cell>
          <table:table-cell office:value-type="float" office:value="10302.7991977176" calcext:value-type="float">
            <text:p>10302.79919771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06150</text:p>
          </table:table-cell>
          <table:table-cell office:value-type="string" calcext:value-type="string">
            <text:p>Carátula de protección PLANA Ciega - 600x150</text:p>
          </table:table-cell>
          <table:table-cell office:value-type="string" calcext:value-type="string">
            <text:p>GENROD</text:p>
          </table:table-cell>
          <table:table-cell office:value-type="float" office:value="14719.276814758" calcext:value-type="float">
            <text:p>14719.2768147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06151</text:p>
          </table:table-cell>
          <table:table-cell office:value-type="string" calcext:value-type="string">
            <text:p>Carátula de protección PLANA Calada DIN - 600x150</text:p>
          </table:table-cell>
          <table:table-cell office:value-type="string" calcext:value-type="string">
            <text:p>GENROD</text:p>
          </table:table-cell>
          <table:table-cell office:value-type="float" office:value="14719.276814758" calcext:value-type="float">
            <text:p>14719.2768147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5075</text:p>
          </table:table-cell>
          <table:table-cell office:value-type="string" calcext:value-type="string">
            <text:p>Carátula de protección PLANA Ciega - 750x75</text:p>
          </table:table-cell>
          <table:table-cell office:value-type="string" calcext:value-type="string">
            <text:p>GENROD</text:p>
          </table:table-cell>
          <table:table-cell office:value-type="float" office:value="12900.2497198359" calcext:value-type="float">
            <text:p>12900.24971983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5150</text:p>
          </table:table-cell>
          <table:table-cell office:value-type="string" calcext:value-type="string">
            <text:p>Carátula de protección PLANA Ciega - 750x150</text:p>
          </table:table-cell>
          <table:table-cell office:value-type="string" calcext:value-type="string">
            <text:p>GENROD</text:p>
          </table:table-cell>
          <table:table-cell office:value-type="float" office:value="18429.4661362128" calcext:value-type="float">
            <text:p>18429.46613621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5151</text:p>
          </table:table-cell>
          <table:table-cell office:value-type="string" calcext:value-type="string">
            <text:p>Carátula de protección PLANA Calada DIN - 750x150</text:p>
          </table:table-cell>
          <table:table-cell office:value-type="string" calcext:value-type="string">
            <text:p>GENROD</text:p>
          </table:table-cell>
          <table:table-cell office:value-type="float" office:value="18429.4661362128" calcext:value-type="float">
            <text:p>18429.46613621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015</text:p>
          </table:table-cell>
          <table:table-cell office:value-type="string" calcext:value-type="string">
            <text:p>Bandeja portaelemento ancho 300 - alto 150</text:p>
          </table:table-cell>
          <table:table-cell office:value-type="string" calcext:value-type="string">
            <text:p>GENROD</text:p>
          </table:table-cell>
          <table:table-cell office:value-type="float" office:value="9153.65809878632" calcext:value-type="float">
            <text:p>9153.658098786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030</text:p>
          </table:table-cell>
          <table:table-cell office:value-type="string" calcext:value-type="string">
            <text:p>Bandeja portaelemento ancho 300 - alto 300</text:p>
          </table:table-cell>
          <table:table-cell office:value-type="string" calcext:value-type="string">
            <text:p>GENROD</text:p>
          </table:table-cell>
          <table:table-cell office:value-type="float" office:value="16822.6323692733" calcext:value-type="float">
            <text:p>16822.6323692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045</text:p>
          </table:table-cell>
          <table:table-cell office:value-type="string" calcext:value-type="string">
            <text:p>Bandeja portaelemento ancho 300 - alto 450</text:p>
          </table:table-cell>
          <table:table-cell office:value-type="string" calcext:value-type="string">
            <text:p>GENROD</text:p>
          </table:table-cell>
          <table:table-cell office:value-type="float" office:value="22834.2001761425" calcext:value-type="float">
            <text:p>22834.2001761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060</text:p>
          </table:table-cell>
          <table:table-cell office:value-type="string" calcext:value-type="string">
            <text:p>Bandeja portaelemento ancho 300 - alto 600</text:p>
          </table:table-cell>
          <table:table-cell office:value-type="string" calcext:value-type="string">
            <text:p>GENROD</text:p>
          </table:table-cell>
          <table:table-cell office:value-type="float" office:value="32161.1945888612" calcext:value-type="float">
            <text:p>32161.19458886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075</text:p>
          </table:table-cell>
          <table:table-cell office:value-type="string" calcext:value-type="string">
            <text:p>Bandeja portaelemento ancho 300 - alto 750</text:p>
          </table:table-cell>
          <table:table-cell office:value-type="string" calcext:value-type="string">
            <text:p>GENROD</text:p>
          </table:table-cell>
          <table:table-cell office:value-type="float" office:value="36985.9916399766" calcext:value-type="float">
            <text:p>36985.99163997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105</text:p>
          </table:table-cell>
          <table:table-cell office:value-type="string" calcext:value-type="string">
            <text:p>Bandeja portaelemento ancho 300 - alto 1050</text:p>
          </table:table-cell>
          <table:table-cell office:value-type="string" calcext:value-type="string">
            <text:p>GENROD</text:p>
          </table:table-cell>
          <table:table-cell office:value-type="float" office:value="51458.5138629988" calcext:value-type="float">
            <text:p>51458.51386299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135</text:p>
          </table:table-cell>
          <table:table-cell office:value-type="string" calcext:value-type="string">
            <text:p>Bandeja portaelemento ancho 300 - alto 1350</text:p>
          </table:table-cell>
          <table:table-cell office:value-type="string" calcext:value-type="string">
            <text:p>GENROD</text:p>
          </table:table-cell>
          <table:table-cell office:value-type="float" office:value="64323.0028563363" calcext:value-type="float">
            <text:p>64323.0028563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165</text:p>
          </table:table-cell>
          <table:table-cell office:value-type="string" calcext:value-type="string">
            <text:p>Bandeja portaelemento ancho 300 - alto 1650</text:p>
          </table:table-cell>
          <table:table-cell office:value-type="string" calcext:value-type="string">
            <text:p>GENROD</text:p>
          </table:table-cell>
          <table:table-cell office:value-type="float" office:value="80402.9725249118" calcext:value-type="float">
            <text:p>80402.97252491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015</text:p>
          </table:table-cell>
          <table:table-cell office:value-type="string" calcext:value-type="string">
            <text:p>Bandeja portaelemento ancho 600 - alto 150</text:p>
          </table:table-cell>
          <table:table-cell office:value-type="string" calcext:value-type="string">
            <text:p>GENROD</text:p>
          </table:table-cell>
          <table:table-cell office:value-type="float" office:value="18492.3681941332" calcext:value-type="float">
            <text:p>18492.3681941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030</text:p>
          </table:table-cell>
          <table:table-cell office:value-type="string" calcext:value-type="string">
            <text:p>Bandeja portaelemento ancho 600 - alto 300</text:p>
          </table:table-cell>
          <table:table-cell office:value-type="string" calcext:value-type="string">
            <text:p>GENROD</text:p>
          </table:table-cell>
          <table:table-cell office:value-type="float" office:value="33769.2557130284" calcext:value-type="float">
            <text:p>33769.25571302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045</text:p>
          </table:table-cell>
          <table:table-cell office:value-type="string" calcext:value-type="string">
            <text:p>Bandeja portaelemento ancho 600 - alto 450</text:p>
          </table:table-cell>
          <table:table-cell office:value-type="string" calcext:value-type="string">
            <text:p>GENROD</text:p>
          </table:table-cell>
          <table:table-cell office:value-type="float" office:value="48241.7779360506" calcext:value-type="float">
            <text:p>48241.77793605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060</text:p>
          </table:table-cell>
          <table:table-cell office:value-type="string" calcext:value-type="string">
            <text:p>Bandeja portaelemento ancho 600 - alto 600</text:p>
          </table:table-cell>
          <table:table-cell office:value-type="string" calcext:value-type="string">
            <text:p>GENROD</text:p>
          </table:table-cell>
          <table:table-cell office:value-type="float" office:value="64323.0028563363" calcext:value-type="float">
            <text:p>64323.0028563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075</text:p>
          </table:table-cell>
          <table:table-cell office:value-type="string" calcext:value-type="string">
            <text:p>Bandeja portaelemento ancho 600 - alto 750</text:p>
          </table:table-cell>
          <table:table-cell office:value-type="string" calcext:value-type="string">
            <text:p>GENROD</text:p>
          </table:table-cell>
          <table:table-cell office:value-type="float" office:value="80402.9725249118" calcext:value-type="float">
            <text:p>80402.97252491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105</text:p>
          </table:table-cell>
          <table:table-cell office:value-type="string" calcext:value-type="string">
            <text:p>Bandeja portaelemento ancho 600 - alto 1050</text:p>
          </table:table-cell>
          <table:table-cell office:value-type="string" calcext:value-type="string">
            <text:p>GENROD</text:p>
          </table:table-cell>
          <table:table-cell office:value-type="float" office:value="110957.361241316" calcext:value-type="float">
            <text:p>110957.361241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135</text:p>
          </table:table-cell>
          <table:table-cell office:value-type="string" calcext:value-type="string">
            <text:p>Bandeja portaelemento ancho 600 - alto 1350</text:p>
          </table:table-cell>
          <table:table-cell office:value-type="string" calcext:value-type="string">
            <text:p>GENROD</text:p>
          </table:table-cell>
          <table:table-cell office:value-type="float" office:value="140706.129410137" calcext:value-type="float">
            <text:p>140706.1294101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165</text:p>
          </table:table-cell>
          <table:table-cell office:value-type="string" calcext:value-type="string">
            <text:p>Bandeja portaelemento ancho 600 - alto 1650</text:p>
          </table:table-cell>
          <table:table-cell office:value-type="string" calcext:value-type="string">
            <text:p>GENROD</text:p>
          </table:table-cell>
          <table:table-cell office:value-type="float" office:value="172063.600276221" calcext:value-type="float">
            <text:p>172063.6002762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015</text:p>
          </table:table-cell>
          <table:table-cell office:value-type="string" calcext:value-type="string">
            <text:p>Bandeja portaelemento ancho 750 - alto 150</text:p>
          </table:table-cell>
          <table:table-cell office:value-type="string" calcext:value-type="string">
            <text:p>GENROD</text:p>
          </table:table-cell>
          <table:table-cell office:value-type="float" office:value="23116.7154943767" calcext:value-type="float">
            <text:p>23116.71549437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030</text:p>
          </table:table-cell>
          <table:table-cell office:value-type="string" calcext:value-type="string">
            <text:p>Bandeja portaelemento ancho 750 - alto 300</text:p>
          </table:table-cell>
          <table:table-cell office:value-type="string" calcext:value-type="string">
            <text:p>GENROD</text:p>
          </table:table-cell>
          <table:table-cell office:value-type="float" office:value="42211.7160873183" calcext:value-type="float">
            <text:p>42211.71608731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045</text:p>
          </table:table-cell>
          <table:table-cell office:value-type="string" calcext:value-type="string">
            <text:p>Bandeja portaelemento ancho 750 - alto 450</text:p>
          </table:table-cell>
          <table:table-cell office:value-type="string" calcext:value-type="string">
            <text:p>GENROD</text:p>
          </table:table-cell>
          <table:table-cell office:value-type="float" office:value="60301.9295279975" calcext:value-type="float">
            <text:p>60301.92952799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060</text:p>
          </table:table-cell>
          <table:table-cell office:value-type="string" calcext:value-type="string">
            <text:p>Bandeja portaelemento ancho 750 - alto 600</text:p>
          </table:table-cell>
          <table:table-cell office:value-type="string" calcext:value-type="string">
            <text:p>GENROD</text:p>
          </table:table-cell>
          <table:table-cell office:value-type="float" office:value="80402.9725249118" calcext:value-type="float">
            <text:p>80402.97252491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075</text:p>
          </table:table-cell>
          <table:table-cell office:value-type="string" calcext:value-type="string">
            <text:p>Bandeja portaelemento ancho 750 - alto 750</text:p>
          </table:table-cell>
          <table:table-cell office:value-type="string" calcext:value-type="string">
            <text:p>GENROD</text:p>
          </table:table-cell>
          <table:table-cell office:value-type="float" office:value="100504.043416309" calcext:value-type="float">
            <text:p>100504.0434163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105</text:p>
          </table:table-cell>
          <table:table-cell office:value-type="string" calcext:value-type="string">
            <text:p>Bandeja portaelemento ancho 750 - alto 1050</text:p>
          </table:table-cell>
          <table:table-cell office:value-type="string" calcext:value-type="string">
            <text:p>GENROD</text:p>
          </table:table-cell>
          <table:table-cell office:value-type="float" office:value="138695.913532516" calcext:value-type="float">
            <text:p>138695.9135325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135</text:p>
          </table:table-cell>
          <table:table-cell office:value-type="string" calcext:value-type="string">
            <text:p>Bandeja portaelemento ancho 750 - alto 1350</text:p>
          </table:table-cell>
          <table:table-cell office:value-type="string" calcext:value-type="string">
            <text:p>GENROD</text:p>
          </table:table-cell>
          <table:table-cell office:value-type="float" office:value="175882.996496461" calcext:value-type="float">
            <text:p>175882.9964964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165</text:p>
          </table:table-cell>
          <table:table-cell office:value-type="string" calcext:value-type="string">
            <text:p>Bandeja portaelemento ancho 750 - alto 1650</text:p>
          </table:table-cell>
          <table:table-cell office:value-type="string" calcext:value-type="string">
            <text:p>GENROD</text:p>
          </table:table-cell>
          <table:table-cell office:value-type="float" office:value="215079.681659413" calcext:value-type="float">
            <text:p>215079.6816594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20060</text:p>
          </table:table-cell>
          <table:table-cell office:value-type="string" calcext:value-type="string">
            <text:p>Cierre Lateral Enterizo - 200x600</text:p>
          </table:table-cell>
          <table:table-cell office:value-type="string" calcext:value-type="string">
            <text:p>GENROD</text:p>
          </table:table-cell>
          <table:table-cell office:value-type="float" office:value="17689.2860444529" calcext:value-type="float">
            <text:p>17689.28604445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20090</text:p>
          </table:table-cell>
          <table:table-cell office:value-type="string" calcext:value-type="string">
            <text:p>Cierre Lateral Enterizo - 200x900</text:p>
          </table:table-cell>
          <table:table-cell office:value-type="string" calcext:value-type="string">
            <text:p>GENROD</text:p>
          </table:table-cell>
          <table:table-cell office:value-type="float" office:value="27337.0112163597" calcext:value-type="float">
            <text:p>27337.01121635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20120</text:p>
          </table:table-cell>
          <table:table-cell office:value-type="string" calcext:value-type="string">
            <text:p>Cierre Lateral Enterizo - 200x1200</text:p>
          </table:table-cell>
          <table:table-cell office:value-type="string" calcext:value-type="string">
            <text:p>GENROD</text:p>
          </table:table-cell>
          <table:table-cell office:value-type="float" office:value="36663.3919504645" calcext:value-type="float">
            <text:p>36663.39195046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20150</text:p>
          </table:table-cell>
          <table:table-cell office:value-type="string" calcext:value-type="string">
            <text:p>Cierre Lateral Enterizo - 200x1500</text:p>
          </table:table-cell>
          <table:table-cell office:value-type="string" calcext:value-type="string">
            <text:p>GENROD</text:p>
          </table:table-cell>
          <table:table-cell office:value-type="float" office:value="45991.0000417971" calcext:value-type="float">
            <text:p>45991.0000417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20180</text:p>
          </table:table-cell>
          <table:table-cell office:value-type="string" calcext:value-type="string">
            <text:p>Cierre Lateral Enterizo - 200x1800</text:p>
          </table:table-cell>
          <table:table-cell office:value-type="string" calcext:value-type="string">
            <text:p>GENROD</text:p>
          </table:table-cell>
          <table:table-cell office:value-type="float" office:value="56281.4698782726" calcext:value-type="float">
            <text:p>56281.46987827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30060</text:p>
          </table:table-cell>
          <table:table-cell office:value-type="string" calcext:value-type="string">
            <text:p>Cierre Lateral Enterizo - 300x600</text:p>
          </table:table-cell>
          <table:table-cell office:value-type="string" calcext:value-type="string">
            <text:p>GENROD</text:p>
          </table:table-cell>
          <table:table-cell office:value-type="float" office:value="28202.409639829" calcext:value-type="float">
            <text:p>28202.4096398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30090</text:p>
          </table:table-cell>
          <table:table-cell office:value-type="string" calcext:value-type="string">
            <text:p>Cierre Lateral Enterizo - 300x900</text:p>
          </table:table-cell>
          <table:table-cell office:value-type="string" calcext:value-type="string">
            <text:p>GENROD</text:p>
          </table:table-cell>
          <table:table-cell office:value-type="float" office:value="43541.5855380308" calcext:value-type="float">
            <text:p>43541.58553803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30120</text:p>
          </table:table-cell>
          <table:table-cell office:value-type="string" calcext:value-type="string">
            <text:p>Cierre Lateral Enterizo - 300x1200</text:p>
          </table:table-cell>
          <table:table-cell office:value-type="string" calcext:value-type="string">
            <text:p>GENROD</text:p>
          </table:table-cell>
          <table:table-cell office:value-type="float" office:value="57890.7583596675" calcext:value-type="float">
            <text:p>57890.75835966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30150</text:p>
          </table:table-cell>
          <table:table-cell office:value-type="string" calcext:value-type="string">
            <text:p>Cierre Lateral Enterizo - 300x1500</text:p>
          </table:table-cell>
          <table:table-cell office:value-type="string" calcext:value-type="string">
            <text:p>GENROD</text:p>
          </table:table-cell>
          <table:table-cell office:value-type="float" office:value="72362.6947985583" calcext:value-type="float">
            <text:p>72362.69479855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30180</text:p>
          </table:table-cell>
          <table:table-cell office:value-type="string" calcext:value-type="string">
            <text:p>Cierre Lateral Enterizo - 300x1800</text:p>
          </table:table-cell>
          <table:table-cell office:value-type="string" calcext:value-type="string">
            <text:p>GENROD</text:p>
          </table:table-cell>
          <table:table-cell office:value-type="float" office:value="88566.6554416156" calcext:value-type="float">
            <text:p>88566.65544161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40120</text:p>
          </table:table-cell>
          <table:table-cell office:value-type="string" calcext:value-type="string">
            <text:p>Cierre Lateral Enterizo - 400x1200</text:p>
          </table:table-cell>
          <table:table-cell office:value-type="string" calcext:value-type="string">
            <text:p>GENROD</text:p>
          </table:table-cell>
          <table:table-cell office:value-type="float" office:value="77186.2365979635" calcext:value-type="float">
            <text:p>77186.23659796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40150</text:p>
          </table:table-cell>
          <table:table-cell office:value-type="string" calcext:value-type="string">
            <text:p>Cierre Lateral Enterizo - 400x1500</text:p>
          </table:table-cell>
          <table:table-cell office:value-type="string" calcext:value-type="string">
            <text:p>GENROD</text:p>
          </table:table-cell>
          <table:table-cell office:value-type="float" office:value="96484.1974451975" calcext:value-type="float">
            <text:p>96484.19744519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40180</text:p>
          </table:table-cell>
          <table:table-cell office:value-type="string" calcext:value-type="string">
            <text:p>Cierre Lateral Enterizo - 400x1800</text:p>
          </table:table-cell>
          <table:table-cell office:value-type="string" calcext:value-type="string">
            <text:p>GENROD</text:p>
          </table:table-cell>
          <table:table-cell office:value-type="float" office:value="117760.295515237" calcext:value-type="float">
            <text:p>117760.2955152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6200</text:p>
          </table:table-cell>
          <table:table-cell office:value-type="string" calcext:value-type="string">
            <text:p>Corredera profundidad 200mm</text:p>
          </table:table-cell>
          <table:table-cell office:value-type="string" calcext:value-type="string">
            <text:p>GENROD</text:p>
          </table:table-cell>
          <table:table-cell office:value-type="float" office:value="11874.4859167725" calcext:value-type="float">
            <text:p>11874.48591677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6300</text:p>
          </table:table-cell>
          <table:table-cell office:value-type="string" calcext:value-type="string">
            <text:p>Corredera profundidad 300mm</text:p>
          </table:table-cell>
          <table:table-cell office:value-type="string" calcext:value-type="string">
            <text:p>GENROD</text:p>
          </table:table-cell>
          <table:table-cell office:value-type="float" office:value="14843.2398947572" calcext:value-type="float">
            <text:p>14843.23989475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6400</text:p>
          </table:table-cell>
          <table:table-cell office:value-type="string" calcext:value-type="string">
            <text:p>Corredera profundidad 400mm</text:p>
          </table:table-cell>
          <table:table-cell office:value-type="string" calcext:value-type="string">
            <text:p>GENROD</text:p>
          </table:table-cell>
          <table:table-cell office:value-type="float" office:value="17811.4080886106" calcext:value-type="float">
            <text:p>17811.40808861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2050</text:p>
          </table:table-cell>
          <table:table-cell office:value-type="string" calcext:value-type="string">
            <text:p>Soporte p/bonera a 45º largo 500 profundidad 200</text:p>
          </table:table-cell>
          <table:table-cell office:value-type="string" calcext:value-type="string">
            <text:p>GENROD</text:p>
          </table:table-cell>
          <table:table-cell office:value-type="float" office:value="27707.1152094808" calcext:value-type="float">
            <text:p>27707.11520948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3050</text:p>
          </table:table-cell>
          <table:table-cell office:value-type="string" calcext:value-type="string">
            <text:p>Soporte p/bonera a 45º largo 500 profundidad 300</text:p>
          </table:table-cell>
          <table:table-cell office:value-type="string" calcext:value-type="string">
            <text:p>GENROD</text:p>
          </table:table-cell>
          <table:table-cell office:value-type="float" office:value="41068.1259903942" calcext:value-type="float">
            <text:p>41068.12599039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4050</text:p>
          </table:table-cell>
          <table:table-cell office:value-type="string" calcext:value-type="string">
            <text:p>Soporte p/bonera a 45º largo 500 profundidad 400</text:p>
          </table:table-cell>
          <table:table-cell office:value-type="string" calcext:value-type="string">
            <text:p>GENROD</text:p>
          </table:table-cell>
          <table:table-cell office:value-type="float" office:value="32037.8172929933" calcext:value-type="float">
            <text:p>32037.81729299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2100</text:p>
          </table:table-cell>
          <table:table-cell office:value-type="string" calcext:value-type="string">
            <text:p>Soporte p/bonera a 45º largo 1000 profundidad 200</text:p>
          </table:table-cell>
          <table:table-cell office:value-type="string" calcext:value-type="string">
            <text:p>GENROD</text:p>
          </table:table-cell>
          <table:table-cell office:value-type="float" office:value="45520.364333933" calcext:value-type="float">
            <text:p>45520.3643339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3100</text:p>
          </table:table-cell>
          <table:table-cell office:value-type="string" calcext:value-type="string">
            <text:p>Soporte p/bonera a 45º largo 1000 profundidad 300</text:p>
          </table:table-cell>
          <table:table-cell office:value-type="string" calcext:value-type="string">
            <text:p>GENROD</text:p>
          </table:table-cell>
          <table:table-cell office:value-type="float" office:value="36861.386986881" calcext:value-type="float">
            <text:p>36861.3869868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4100</text:p>
          </table:table-cell>
          <table:table-cell office:value-type="string" calcext:value-type="string">
            <text:p>Soporte p/bonera a 45º largo 1000 profundidad 400</text:p>
          </table:table-cell>
          <table:table-cell office:value-type="string" calcext:value-type="string">
            <text:p>GENROD</text:p>
          </table:table-cell>
          <table:table-cell office:value-type="float" office:value="50220.5567319528" calcext:value-type="float">
            <text:p>50220.55673195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3020</text:p>
          </table:table-cell>
          <table:table-cell office:value-type="string" calcext:value-type="string">
            <text:p>Zócalo altura 100 - 300x200</text:p>
          </table:table-cell>
          <table:table-cell office:value-type="string" calcext:value-type="string">
            <text:p>GENROD</text:p>
          </table:table-cell>
          <table:table-cell office:value-type="float" office:value="46757.0941077513" calcext:value-type="float">
            <text:p>46757.09410775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3030</text:p>
          </table:table-cell>
          <table:table-cell office:value-type="string" calcext:value-type="string">
            <text:p>Zócalo altura 100 - 300x300</text:p>
          </table:table-cell>
          <table:table-cell office:value-type="string" calcext:value-type="string">
            <text:p>GENROD</text:p>
          </table:table-cell>
          <table:table-cell office:value-type="float" office:value="51952.6088306017" calcext:value-type="float">
            <text:p>51952.60883060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3040</text:p>
          </table:table-cell>
          <table:table-cell office:value-type="string" calcext:value-type="string">
            <text:p>Zócalo altura 100 - 300x400</text:p>
          </table:table-cell>
          <table:table-cell office:value-type="string" calcext:value-type="string">
            <text:p>GENROD</text:p>
          </table:table-cell>
          <table:table-cell office:value-type="float" office:value="62342.9967032063" calcext:value-type="float">
            <text:p>62342.99670320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6020</text:p>
          </table:table-cell>
          <table:table-cell office:value-type="string" calcext:value-type="string">
            <text:p>Zócalo altura 100 - 600x200</text:p>
          </table:table-cell>
          <table:table-cell office:value-type="string" calcext:value-type="string">
            <text:p>GENROD</text:p>
          </table:table-cell>
          <table:table-cell office:value-type="float" office:value="60610.9446045574" calcext:value-type="float">
            <text:p>60610.9446045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6030</text:p>
          </table:table-cell>
          <table:table-cell office:value-type="string" calcext:value-type="string">
            <text:p>Zócalo altura 100 - 600x300</text:p>
          </table:table-cell>
          <table:table-cell office:value-type="string" calcext:value-type="string">
            <text:p>GENROD</text:p>
          </table:table-cell>
          <table:table-cell office:value-type="float" office:value="69270.5356302232" calcext:value-type="float">
            <text:p>69270.53563022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6040</text:p>
          </table:table-cell>
          <table:table-cell office:value-type="string" calcext:value-type="string">
            <text:p>Zócalo altura 100 - 600x400</text:p>
          </table:table-cell>
          <table:table-cell office:value-type="string" calcext:value-type="string">
            <text:p>GENROD</text:p>
          </table:table-cell>
          <table:table-cell office:value-type="float" office:value="77929.5129772752" calcext:value-type="float">
            <text:p>77929.51297727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7020</text:p>
          </table:table-cell>
          <table:table-cell office:value-type="string" calcext:value-type="string">
            <text:p>Zócalo altura 100 - 750x200</text:p>
          </table:table-cell>
          <table:table-cell office:value-type="string" calcext:value-type="string">
            <text:p>GENROD</text:p>
          </table:table-cell>
          <table:table-cell office:value-type="float" office:value="75764.4548275847" calcext:value-type="float">
            <text:p>75764.45482758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7030</text:p>
          </table:table-cell>
          <table:table-cell office:value-type="string" calcext:value-type="string">
            <text:p>Zócalo altura 100 - 750x300</text:p>
          </table:table-cell>
          <table:table-cell office:value-type="string" calcext:value-type="string">
            <text:p>GENROD</text:p>
          </table:table-cell>
          <table:table-cell office:value-type="float" office:value="86587.8766457133" calcext:value-type="float">
            <text:p>86587.87664571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7040</text:p>
          </table:table-cell>
          <table:table-cell office:value-type="string" calcext:value-type="string">
            <text:p>Zócalo altura 100 - 750x400</text:p>
          </table:table-cell>
          <table:table-cell office:value-type="string" calcext:value-type="string">
            <text:p>GENROD</text:p>
          </table:table-cell>
          <table:table-cell office:value-type="float" office:value="97411.8842479734" calcext:value-type="float">
            <text:p>97411.88424797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210001</text:p>
          </table:table-cell>
          <table:table-cell office:value-type="string" calcext:value-type="string">
            <text:p>Kit para unión de Gab y ductos (incluye bulonería)</text:p>
          </table:table-cell>
          <table:table-cell office:value-type="string" calcext:value-type="string">
            <text:p>GENROD</text:p>
          </table:table-cell>
          <table:table-cell office:value-type="float" office:value="15585.902595455" calcext:value-type="float">
            <text:p>15585.9025954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210002</text:p>
          </table:table-cell>
          <table:table-cell office:value-type="string" calcext:value-type="string">
            <text:p>Kit fijación a pared o muro (incluye 2 soportes)</text:p>
          </table:table-cell>
          <table:table-cell office:value-type="string" calcext:value-type="string">
            <text:p>GENROD</text:p>
          </table:table-cell>
          <table:table-cell office:value-type="float" office:value="17689.2860444529" calcext:value-type="float">
            <text:p>17689.28604445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2060VN</text:p>
          </table:table-cell>
          <table:table-cell office:value-type="string" calcext:value-type="string">
            <text:p>Rack 19Px20Ux600mm C/Visor - Negro</text:p>
          </table:table-cell>
          <table:table-cell office:value-type="string" calcext:value-type="string">
            <text:p>GENROD</text:p>
          </table:table-cell>
          <table:table-cell office:value-type="float" office:value="833923.349465292" calcext:value-type="float">
            <text:p>833923.349465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2080VN</text:p>
          </table:table-cell>
          <table:table-cell office:value-type="string" calcext:value-type="string">
            <text:p>Rack 19Px20Ux800mm C/Visor - Negro</text:p>
          </table:table-cell>
          <table:table-cell office:value-type="string" calcext:value-type="string">
            <text:p>GENROD</text:p>
          </table:table-cell>
          <table:table-cell office:value-type="float" office:value="964734.831744892" calcext:value-type="float">
            <text:p>964734.8317448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60VN</text:p>
          </table:table-cell>
          <table:table-cell office:value-type="string" calcext:value-type="string">
            <text:p>Rack 19Px30Ux600mm C/Visor - Negro</text:p>
          </table:table-cell>
          <table:table-cell office:value-type="string" calcext:value-type="string">
            <text:p>GENROD</text:p>
          </table:table-cell>
          <table:table-cell office:value-type="float" office:value="1024927.63805755" calcext:value-type="float">
            <text:p>1024927.63805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80VN</text:p>
          </table:table-cell>
          <table:table-cell office:value-type="string" calcext:value-type="string">
            <text:p>Rack 19Px30Ux800mm C/Visor - Negro</text:p>
          </table:table-cell>
          <table:table-cell office:value-type="string" calcext:value-type="string">
            <text:p>GENROD</text:p>
          </table:table-cell>
          <table:table-cell office:value-type="float" office:value="1144600.65823425" calcext:value-type="float">
            <text:p>1144600.65823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60VN</text:p>
          </table:table-cell>
          <table:table-cell office:value-type="string" calcext:value-type="string">
            <text:p>Rack 19Px40Ux600mm C/Visor - Negro</text:p>
          </table:table-cell>
          <table:table-cell office:value-type="string" calcext:value-type="string">
            <text:p>GENROD</text:p>
          </table:table-cell>
          <table:table-cell office:value-type="float" office:value="1179089.39633307" calcext:value-type="float">
            <text:p>1179089.396333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80VN</text:p>
          </table:table-cell>
          <table:table-cell office:value-type="string" calcext:value-type="string">
            <text:p>Rack 19Px40Ux800mm C/Visor - Negro</text:p>
          </table:table-cell>
          <table:table-cell office:value-type="string" calcext:value-type="string">
            <text:p>GENROD</text:p>
          </table:table-cell>
          <table:table-cell office:value-type="float" office:value="1291763.6071801" calcext:value-type="float">
            <text:p>1291763.60718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100VN</text:p>
          </table:table-cell>
          <table:table-cell office:value-type="string" calcext:value-type="string">
            <text:p>Rack 19Px40Ux1000mm C/Visor - Negro</text:p>
          </table:table-cell>
          <table:table-cell office:value-type="string" calcext:value-type="string">
            <text:p>GENROD</text:p>
          </table:table-cell>
          <table:table-cell office:value-type="float" office:value="1406223.65068794" calcext:value-type="float">
            <text:p>1406223.650687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60VN</text:p>
          </table:table-cell>
          <table:table-cell office:value-type="string" calcext:value-type="string">
            <text:p>Rack 19Px45Ux600mm C/Visor - Negro</text:p>
          </table:table-cell>
          <table:table-cell office:value-type="string" calcext:value-type="string">
            <text:p>GENROD</text:p>
          </table:table-cell>
          <table:table-cell office:value-type="float" office:value="1242709.29086482" calcext:value-type="float">
            <text:p>1242709.290864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80VN</text:p>
          </table:table-cell>
          <table:table-cell office:value-type="string" calcext:value-type="string">
            <text:p>Rack 19Px45Ux800mm C/Visor - Negro</text:p>
          </table:table-cell>
          <table:table-cell office:value-type="string" calcext:value-type="string">
            <text:p>GENROD</text:p>
          </table:table-cell>
          <table:table-cell office:value-type="float" office:value="1324466.48472362" calcext:value-type="float">
            <text:p>1324466.484723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100VN</text:p>
          </table:table-cell>
          <table:table-cell office:value-type="string" calcext:value-type="string">
            <text:p>Rack 19Px45Ux1000mm C/Visor - Negro</text:p>
          </table:table-cell>
          <table:table-cell office:value-type="string" calcext:value-type="string">
            <text:p>GENROD</text:p>
          </table:table-cell>
          <table:table-cell office:value-type="float" office:value="1520683.72209026" calcext:value-type="float">
            <text:p>1520683.722090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2060VB</text:p>
          </table:table-cell>
          <table:table-cell office:value-type="string" calcext:value-type="string">
            <text:p>Rack 19Px20Ux600mm C/Visor - Blanco</text:p>
          </table:table-cell>
          <table:table-cell office:value-type="string" calcext:value-type="string">
            <text:p>GENROD</text:p>
          </table:table-cell>
          <table:table-cell office:value-type="float" office:value="833923.349465292" calcext:value-type="float">
            <text:p>833923.349465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2080VB</text:p>
          </table:table-cell>
          <table:table-cell office:value-type="string" calcext:value-type="string">
            <text:p>Rack 19Px20Ux800mm C/Visor - Blanco</text:p>
          </table:table-cell>
          <table:table-cell office:value-type="string" calcext:value-type="string">
            <text:p>GENROD</text:p>
          </table:table-cell>
          <table:table-cell office:value-type="float" office:value="964734.831744892" calcext:value-type="float">
            <text:p>964734.8317448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60VB</text:p>
          </table:table-cell>
          <table:table-cell office:value-type="string" calcext:value-type="string">
            <text:p>Rack 19Px30Ux6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024927.63805755" calcext:value-type="float">
            <text:p>1024927.63805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80VB</text:p>
          </table:table-cell>
          <table:table-cell office:value-type="string" calcext:value-type="string">
            <text:p>Rack 19Px30Ux8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144600.65823425" calcext:value-type="float">
            <text:p>1144600.65823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60VB</text:p>
          </table:table-cell>
          <table:table-cell office:value-type="string" calcext:value-type="string">
            <text:p>Rack 19Px40Ux6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179089.39633307" calcext:value-type="float">
            <text:p>1179089.396333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80VB</text:p>
          </table:table-cell>
          <table:table-cell office:value-type="string" calcext:value-type="string">
            <text:p>Rack 19Px40Ux8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291763.6071801" calcext:value-type="float">
            <text:p>1291763.60718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100VB</text:p>
          </table:table-cell>
          <table:table-cell office:value-type="string" calcext:value-type="string">
            <text:p>Rack 19Px40Ux10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406223.65068794" calcext:value-type="float">
            <text:p>1406223.650687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60VB</text:p>
          </table:table-cell>
          <table:table-cell office:value-type="string" calcext:value-type="string">
            <text:p>Rack 19Px45Ux6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242709.29086482" calcext:value-type="float">
            <text:p>1242709.290864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80VB</text:p>
          </table:table-cell>
          <table:table-cell office:value-type="string" calcext:value-type="string">
            <text:p>Rack 19Px45Ux8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324466.48472362" calcext:value-type="float">
            <text:p>1324466.484723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100VB</text:p>
          </table:table-cell>
          <table:table-cell office:value-type="string" calcext:value-type="string">
            <text:p>Rack 19Px45Ux10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520683.72209026" calcext:value-type="float">
            <text:p>1520683.722090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80MPN</text:p>
          </table:table-cell>
          <table:table-cell office:value-type="string" calcext:value-type="string">
            <text:p>Q Rack Server <text:s/>19Px40Ux8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2030213.37629929" calcext:value-type="float">
            <text:p>2030213.376299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100MPN</text:p>
          </table:table-cell>
          <table:table-cell office:value-type="string" calcext:value-type="string">
            <text:p>Q Rack Server  19Px40Ux10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2334745.44690149" calcext:value-type="float">
            <text:p>2334745.446901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120MPN</text:p>
          </table:table-cell>
          <table:table-cell office:value-type="string" calcext:value-type="string">
            <text:p>Q Rack Server  19Px40Ux12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2943556.2504163" calcext:value-type="float">
            <text:p>2943556.25041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80MPN</text:p>
          </table:table-cell>
          <table:table-cell office:value-type="string" calcext:value-type="string">
            <text:p>Q Rack Server  19Px45Ux8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2128731.4720377" calcext:value-type="float">
            <text:p>2128731.47203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100MPN</text:p>
          </table:table-cell>
          <table:table-cell office:value-type="string" calcext:value-type="string">
            <text:p>Q Rack Server  19Px45Ux10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2448041.3978678" calcext:value-type="float">
            <text:p>2448041.39786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120MPN</text:p>
          </table:table-cell>
          <table:table-cell office:value-type="string" calcext:value-type="string">
            <text:p>Q Rack Server  19Px45Ux12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3020217.23390977" calcext:value-type="float">
            <text:p>3020217.233909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646SN</text:p>
          </table:table-cell>
          <table:table-cell office:value-type="string" calcext:value-type="string">
            <text:p>Rack Mural 19Px6Ux460mm S/Fondo Negro</text:p>
          </table:table-cell>
          <table:table-cell office:value-type="string" calcext:value-type="string">
            <text:p>GENROD</text:p>
          </table:table-cell>
          <table:table-cell office:value-type="float" office:value="227284.99613802" calcext:value-type="float">
            <text:p>227284.996138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946SN</text:p>
          </table:table-cell>
          <table:table-cell office:value-type="string" calcext:value-type="string">
            <text:p>Rack Mural 19Px9Ux460mm S/Fondo Negro</text:p>
          </table:table-cell>
          <table:table-cell office:value-type="string" calcext:value-type="string">
            <text:p>GENROD</text:p>
          </table:table-cell>
          <table:table-cell office:value-type="float" office:value="257433.548029287" calcext:value-type="float">
            <text:p>257433.548029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246SN</text:p>
          </table:table-cell>
          <table:table-cell office:value-type="string" calcext:value-type="string">
            <text:p>Rack Mural 19Px12Ux460mm S/Fondo Negro</text:p>
          </table:table-cell>
          <table:table-cell office:value-type="string" calcext:value-type="string">
            <text:p>GENROD</text:p>
          </table:table-cell>
          <table:table-cell office:value-type="float" office:value="289586.653218238" calcext:value-type="float">
            <text:p>289586.653218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546SN</text:p>
          </table:table-cell>
          <table:table-cell office:value-type="string" calcext:value-type="string">
            <text:p>Rack Mural 19Px15Ux460mm S/Fondo Negro</text:p>
          </table:table-cell>
          <table:table-cell office:value-type="string" calcext:value-type="string">
            <text:p>GENROD</text:p>
          </table:table-cell>
          <table:table-cell office:value-type="float" office:value="317693.635833612" calcext:value-type="float">
            <text:p>317693.6358336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646SB</text:p>
          </table:table-cell>
          <table:table-cell office:value-type="string" calcext:value-type="string">
            <text:p>Rack Mural 19Px6Ux460mm S/Fondo Blanco</text:p>
          </table:table-cell>
          <table:table-cell office:value-type="string" calcext:value-type="string">
            <text:p>GENROD</text:p>
          </table:table-cell>
          <table:table-cell office:value-type="float" office:value="227284.99613802" calcext:value-type="float">
            <text:p>227284.996138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946SB</text:p>
          </table:table-cell>
          <table:table-cell office:value-type="string" calcext:value-type="string">
            <text:p>Rack Mural 19Px9Ux460mm S/Fondo Blanco</text:p>
          </table:table-cell>
          <table:table-cell office:value-type="string" calcext:value-type="string">
            <text:p>GENROD</text:p>
          </table:table-cell>
          <table:table-cell office:value-type="float" office:value="257433.548029287" calcext:value-type="float">
            <text:p>257433.548029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246SB</text:p>
          </table:table-cell>
          <table:table-cell office:value-type="string" calcext:value-type="string">
            <text:p>Rack Mural 19Px12Ux460mm S/Fondo Blanco</text:p>
          </table:table-cell>
          <table:table-cell office:value-type="string" calcext:value-type="string">
            <text:p>GENROD</text:p>
          </table:table-cell>
          <table:table-cell office:value-type="float" office:value="289586.653218238" calcext:value-type="float">
            <text:p>289586.653218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546SB</text:p>
          </table:table-cell>
          <table:table-cell office:value-type="string" calcext:value-type="string">
            <text:p>Rack Mural 19Px15Ux460mm S/Fondo Blanco</text:p>
          </table:table-cell>
          <table:table-cell office:value-type="string" calcext:value-type="string">
            <text:p>GENROD</text:p>
          </table:table-cell>
          <table:table-cell office:value-type="float" office:value="317693.635833612" calcext:value-type="float">
            <text:p>317693.6358336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659PN</text:p>
          </table:table-cell>
          <table:table-cell office:value-type="string" calcext:value-type="string">
            <text:p>Rack Mural 19Px6Ux590mm P/Pivotante Negro</text:p>
          </table:table-cell>
          <table:table-cell office:value-type="string" calcext:value-type="string">
            <text:p>GENROD</text:p>
          </table:table-cell>
          <table:table-cell office:value-type="float" office:value="376083.063856004" calcext:value-type="float">
            <text:p>376083.0638560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959PN</text:p>
          </table:table-cell>
          <table:table-cell office:value-type="string" calcext:value-type="string">
            <text:p>Rack Mural 19Px9Ux590mm P/Pivotante Negro</text:p>
          </table:table-cell>
          <table:table-cell office:value-type="string" calcext:value-type="string">
            <text:p>GENROD</text:p>
          </table:table-cell>
          <table:table-cell office:value-type="float" office:value="425137.380171285" calcext:value-type="float">
            <text:p>425137.380171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259PN</text:p>
          </table:table-cell>
          <table:table-cell office:value-type="string" calcext:value-type="string">
            <text:p>Rack Mural 19Px12Ux590mm P/Pivotante Negro</text:p>
          </table:table-cell>
          <table:table-cell office:value-type="string" calcext:value-type="string">
            <text:p>GENROD</text:p>
          </table:table-cell>
          <table:table-cell office:value-type="float" office:value="464586.064088673" calcext:value-type="float">
            <text:p>464586.0640886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559PN</text:p>
          </table:table-cell>
          <table:table-cell office:value-type="string" calcext:value-type="string">
            <text:p>Rack Mural 19Px15Ux590mm P/Pivotante Negro</text:p>
          </table:table-cell>
          <table:table-cell office:value-type="string" calcext:value-type="string">
            <text:p>GENROD</text:p>
          </table:table-cell>
          <table:table-cell office:value-type="float" office:value="474191.696486566" calcext:value-type="float">
            <text:p>474191.696486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659PB</text:p>
          </table:table-cell>
          <table:table-cell office:value-type="string" calcext:value-type="string">
            <text:p>Rack Mural 19Px6Ux590mm P/Pivotante Blanco</text:p>
          </table:table-cell>
          <table:table-cell office:value-type="string" calcext:value-type="string">
            <text:p>GENROD</text:p>
          </table:table-cell>
          <table:table-cell office:value-type="float" office:value="376083.063856004" calcext:value-type="float">
            <text:p>376083.0638560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959PB</text:p>
          </table:table-cell>
          <table:table-cell office:value-type="string" calcext:value-type="string">
            <text:p>Rack Mural 19Px9Ux590mm P/Pivotante Blanco</text:p>
          </table:table-cell>
          <table:table-cell office:value-type="string" calcext:value-type="string">
            <text:p>GENROD</text:p>
          </table:table-cell>
          <table:table-cell office:value-type="float" office:value="425137.380171285" calcext:value-type="float">
            <text:p>425137.380171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259PB</text:p>
          </table:table-cell>
          <table:table-cell office:value-type="string" calcext:value-type="string">
            <text:p>Rack Mural 19Px12Ux590mm P/Pivotante Blanco</text:p>
          </table:table-cell>
          <table:table-cell office:value-type="string" calcext:value-type="string">
            <text:p>GENROD</text:p>
          </table:table-cell>
          <table:table-cell office:value-type="float" office:value="464586.064088673" calcext:value-type="float">
            <text:p>464586.0640886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559PB</text:p>
          </table:table-cell>
          <table:table-cell office:value-type="string" calcext:value-type="string">
            <text:p>Rack Mural 19Px15Ux590mm P/Pivotante Blanco</text:p>
          </table:table-cell>
          <table:table-cell office:value-type="string" calcext:value-type="string">
            <text:p>GENROD</text:p>
          </table:table-cell>
          <table:table-cell office:value-type="float" office:value="474191.696486566" calcext:value-type="float">
            <text:p>474191.696486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00AN</text:p>
          </table:table-cell>
          <table:table-cell office:value-type="string" calcext:value-type="string">
            <text:p>Rack Abierto 19Px30U Negro</text:p>
          </table:table-cell>
          <table:table-cell office:value-type="string" calcext:value-type="string">
            <text:p>GENROD</text:p>
          </table:table-cell>
          <table:table-cell office:value-type="float" office:value="216656.556752203" calcext:value-type="float">
            <text:p>216656.556752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00AN</text:p>
          </table:table-cell>
          <table:table-cell office:value-type="string" calcext:value-type="string">
            <text:p>Rack Abierto 19Px40U Negro</text:p>
          </table:table-cell>
          <table:table-cell office:value-type="string" calcext:value-type="string">
            <text:p>GENROD</text:p>
          </table:table-cell>
          <table:table-cell office:value-type="float" office:value="253447.287015043" calcext:value-type="float">
            <text:p>253447.2870150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00AN</text:p>
          </table:table-cell>
          <table:table-cell office:value-type="string" calcext:value-type="string">
            <text:p>Rack Abierto 19Px45U Negro</text:p>
          </table:table-cell>
          <table:table-cell office:value-type="string" calcext:value-type="string">
            <text:p>GENROD</text:p>
          </table:table-cell>
          <table:table-cell office:value-type="float" office:value="269798.725786803" calcext:value-type="float">
            <text:p>269798.7257868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00AB</text:p>
          </table:table-cell>
          <table:table-cell office:value-type="string" calcext:value-type="string">
            <text:p>Rack Abierto 19Px30U Blanco</text:p>
          </table:table-cell>
          <table:table-cell office:value-type="string" calcext:value-type="string">
            <text:p>GENROD</text:p>
          </table:table-cell>
          <table:table-cell office:value-type="float" office:value="216656.556752203" calcext:value-type="float">
            <text:p>216656.556752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00AB</text:p>
          </table:table-cell>
          <table:table-cell office:value-type="string" calcext:value-type="string">
            <text:p>Rack Abierto 19Px40U Blanco</text:p>
          </table:table-cell>
          <table:table-cell office:value-type="string" calcext:value-type="string">
            <text:p>GENROD</text:p>
          </table:table-cell>
          <table:table-cell office:value-type="float" office:value="253447.287015043" calcext:value-type="float">
            <text:p>253447.2870150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00AB</text:p>
          </table:table-cell>
          <table:table-cell office:value-type="string" calcext:value-type="string">
            <text:p>Rack Abierto 19Px45U Blanco</text:p>
          </table:table-cell>
          <table:table-cell office:value-type="string" calcext:value-type="string">
            <text:p>GENROD</text:p>
          </table:table-cell>
          <table:table-cell office:value-type="float" office:value="269798.725786803" calcext:value-type="float">
            <text:p>269798.7257868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101C</text:p>
          </table:table-cell>
          <table:table-cell office:value-type="string" calcext:value-type="string">
            <text:p>Bandeja fija ciega 19" x 1U P. 300 mm </text:p>
          </table:table-cell>
          <table:table-cell office:value-type="string" calcext:value-type="string">
            <text:p>GENROD</text:p>
          </table:table-cell>
          <table:table-cell office:value-type="float" office:value="31067.7308768963" calcext:value-type="float">
            <text:p>31067.7308768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101E</text:p>
          </table:table-cell>
          <table:table-cell office:value-type="string" calcext:value-type="string">
            <text:p>Bandeja fija ventilada 19" x 1U P. 300 mm </text:p>
          </table:table-cell>
          <table:table-cell office:value-type="string" calcext:value-type="string">
            <text:p>GENROD</text:p>
          </table:table-cell>
          <table:table-cell office:value-type="float" office:value="34338.0242101448" calcext:value-type="float">
            <text:p>34338.02421014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102C</text:p>
          </table:table-cell>
          <table:table-cell office:value-type="string" calcext:value-type="string">
            <text:p>Bandeja fija ciega 19" x 2U P. 300 mm </text:p>
          </table:table-cell>
          <table:table-cell office:value-type="string" calcext:value-type="string">
            <text:p>GENROD</text:p>
          </table:table-cell>
          <table:table-cell office:value-type="float" office:value="35973.1708767691" calcext:value-type="float">
            <text:p>35973.17087676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102E</text:p>
          </table:table-cell>
          <table:table-cell office:value-type="string" calcext:value-type="string">
            <text:p>Bandeja fija ventilada 19" x 2U P. 300 mm </text:p>
          </table:table-cell>
          <table:table-cell office:value-type="string" calcext:value-type="string">
            <text:p>GENROD</text:p>
          </table:table-cell>
          <table:table-cell office:value-type="float" office:value="42513.7296487838" calcext:value-type="float">
            <text:p>42513.72964878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260C</text:p>
          </table:table-cell>
          <table:table-cell office:value-type="string" calcext:value-type="string">
            <text:p>Bandeja fija ciega 19" regulable P. 600/800 mm</text:p>
          </table:table-cell>
          <table:table-cell office:value-type="string" calcext:value-type="string">
            <text:p>GENROD</text:p>
          </table:table-cell>
          <table:table-cell office:value-type="float" office:value="59846.273157208" calcext:value-type="float">
            <text:p>59846.2731572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260E</text:p>
          </table:table-cell>
          <table:table-cell office:value-type="string" calcext:value-type="string">
            <text:p>Bandeja ventilada 19" regulable P. 600/800 mm</text:p>
          </table:table-cell>
          <table:table-cell office:value-type="string" calcext:value-type="string">
            <text:p>GENROD</text:p>
          </table:table-cell>
          <table:table-cell office:value-type="float" office:value="63443.5735081955" calcext:value-type="float">
            <text:p>63443.57350819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280C</text:p>
          </table:table-cell>
          <table:table-cell office:value-type="string" calcext:value-type="string">
            <text:p>Bandeja ciega 19" regulable P.800/1000 mm</text:p>
          </table:table-cell>
          <table:table-cell office:value-type="string" calcext:value-type="string">
            <text:p>GENROD</text:p>
          </table:table-cell>
          <table:table-cell office:value-type="float" office:value="76197.7119289683" calcext:value-type="float">
            <text:p>76197.71192896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280E</text:p>
          </table:table-cell>
          <table:table-cell office:value-type="string" calcext:value-type="string">
            <text:p>Bandeja ventilada 19" regulable P.800/1000 mm</text:p>
          </table:table-cell>
          <table:table-cell office:value-type="string" calcext:value-type="string">
            <text:p>GENROD</text:p>
          </table:table-cell>
          <table:table-cell office:value-type="float" office:value="79795.0122799558" calcext:value-type="float">
            <text:p>79795.01227995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0001</text:p>
          </table:table-cell>
          <table:table-cell office:value-type="string" calcext:value-type="string">
            <text:p>Bandeja desliz. portateclado reg. P. 800/1000 mm</text:p>
          </table:table-cell>
          <table:table-cell office:value-type="string" calcext:value-type="string">
            <text:p>GENROD</text:p>
          </table:table-cell>
          <table:table-cell office:value-type="float" office:value="155099.793931278" calcext:value-type="float">
            <text:p>155099.7939312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0002</text:p>
          </table:table-cell>
          <table:table-cell office:value-type="string" calcext:value-type="string">
            <text:p>Bandeja deslizable regulable P.800/1000 mm</text:p>
          </table:table-cell>
          <table:table-cell office:value-type="string" calcext:value-type="string">
            <text:p>GENROD</text:p>
          </table:table-cell>
          <table:table-cell office:value-type="float" office:value="121000.630174337" calcext:value-type="float">
            <text:p>121000.6301743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1A</text:p>
          </table:table-cell>
          <table:table-cell office:value-type="string" calcext:value-type="string">
            <text:p>Anilla ordenador de cables 1 U</text:p>
          </table:table-cell>
          <table:table-cell office:value-type="string" calcext:value-type="string">
            <text:p>GENROD</text:p>
          </table:table-cell>
          <table:table-cell office:value-type="float" office:value="2436.55514735774" calcext:value-type="float">
            <text:p>2436.555147357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2A</text:p>
          </table:table-cell>
          <table:table-cell office:value-type="string" calcext:value-type="string">
            <text:p>Anilla ordenador de cables 2 U</text:p>
          </table:table-cell>
          <table:table-cell office:value-type="string" calcext:value-type="string">
            <text:p>GENROD</text:p>
          </table:table-cell>
          <table:table-cell office:value-type="float" office:value="3106.77587713787" calcext:value-type="float">
            <text:p>3106.775877137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1C</text:p>
          </table:table-cell>
          <table:table-cell office:value-type="string" calcext:value-type="string">
            <text:p>Organizador de cables 19" x 1 U ciego</text:p>
          </table:table-cell>
          <table:table-cell office:value-type="string" calcext:value-type="string">
            <text:p>GENROD</text:p>
          </table:table-cell>
          <table:table-cell office:value-type="float" office:value="16187.9213156496" calcext:value-type="float">
            <text:p>16187.92131564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1E</text:p>
          </table:table-cell>
          <table:table-cell office:value-type="string" calcext:value-type="string">
            <text:p>Organizador de cables 19"x 1U calado</text:p>
          </table:table-cell>
          <table:table-cell office:value-type="string" calcext:value-type="string">
            <text:p>GENROD</text:p>
          </table:table-cell>
          <table:table-cell office:value-type="float" office:value="17005.508596203" calcext:value-type="float">
            <text:p>17005.508596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1L</text:p>
          </table:table-cell>
          <table:table-cell office:value-type="string" calcext:value-type="string">
            <text:p>Organizador de cables lateral regulable x 1U</text:p>
          </table:table-cell>
          <table:table-cell office:value-type="string" calcext:value-type="string">
            <text:p>GENROD</text:p>
          </table:table-cell>
          <table:table-cell office:value-type="float" office:value="31885.2902629672" calcext:value-type="float">
            <text:p>31885.29026296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2C</text:p>
          </table:table-cell>
          <table:table-cell office:value-type="string" calcext:value-type="string">
            <text:p>Organizador de cables 19"x 2U ciego</text:p>
          </table:table-cell>
          <table:table-cell office:value-type="string" calcext:value-type="string">
            <text:p>GENROD</text:p>
          </table:table-cell>
          <table:table-cell office:value-type="float" office:value="17168.9981578312" calcext:value-type="float">
            <text:p>17168.99815783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2E</text:p>
          </table:table-cell>
          <table:table-cell office:value-type="string" calcext:value-type="string">
            <text:p>Organizador de cables 19"x 2U calado</text:p>
          </table:table-cell>
          <table:table-cell office:value-type="string" calcext:value-type="string">
            <text:p>GENROD</text:p>
          </table:table-cell>
          <table:table-cell office:value-type="float" office:value="17986.5854383846" calcext:value-type="float">
            <text:p>17986.58543838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2L</text:p>
          </table:table-cell>
          <table:table-cell office:value-type="string" calcext:value-type="string">
            <text:p>Organizador de cables lateral regulable x 2U</text:p>
          </table:table-cell>
          <table:table-cell office:value-type="string" calcext:value-type="string">
            <text:p>GENROD</text:p>
          </table:table-cell>
          <table:table-cell office:value-type="float" office:value="39897.5061399779" calcext:value-type="float">
            <text:p>39897.50613997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2T</text:p>
          </table:table-cell>
          <table:table-cell office:value-type="string" calcext:value-type="string">
            <text:p>Organizador de cables 19”x 2U. con tapa</text:p>
          </table:table-cell>
          <table:table-cell office:value-type="string" calcext:value-type="string">
            <text:p>GENROD</text:p>
          </table:table-cell>
          <table:table-cell office:value-type="float" office:value="31067.7308768963" calcext:value-type="float">
            <text:p>31067.7308768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1T</text:p>
          </table:table-cell>
          <table:table-cell office:value-type="string" calcext:value-type="string">
            <text:p>Organizador de cables 19" x 1U con tapa</text:p>
          </table:table-cell>
          <table:table-cell office:value-type="string" calcext:value-type="string">
            <text:p>GENROD</text:p>
          </table:table-cell>
          <table:table-cell office:value-type="float" office:value="27477.1530961788" calcext:value-type="float">
            <text:p>27477.15309617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40TV</text:p>
          </table:table-cell>
          <table:table-cell office:value-type="string" calcext:value-type="string">
            <text:p>Organizador de cables VERTICAL 40u con tapa p/rack abierto</text:p>
          </table:table-cell>
          <table:table-cell office:value-type="string" calcext:value-type="string">
            <text:p>GENROD</text:p>
          </table:table-cell>
          <table:table-cell office:value-type="float" office:value="131023.480346205" calcext:value-type="float">
            <text:p>131023.4803462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45TV</text:p>
          </table:table-cell>
          <table:table-cell office:value-type="string" calcext:value-type="string">
            <text:p>Organizador de cables VERTICAL 45u con tapa p/rack abierto</text:p>
          </table:table-cell>
          <table:table-cell office:value-type="string" calcext:value-type="string">
            <text:p>GENROD</text:p>
          </table:table-cell>
          <table:table-cell office:value-type="float" office:value="155355.474757398" calcext:value-type="float">
            <text:p>155355.4747573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3002</text:p>
          </table:table-cell>
          <table:table-cell office:value-type="string" calcext:value-type="string">
            <text:p>Panel de ventilación para 2 fan</text:p>
          </table:table-cell>
          <table:table-cell office:value-type="string" calcext:value-type="string">
            <text:p>GENROD</text:p>
          </table:table-cell>
          <table:table-cell office:value-type="float" office:value="284187.982979718" calcext:value-type="float">
            <text:p>284187.982979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3004</text:p>
          </table:table-cell>
          <table:table-cell office:value-type="string" calcext:value-type="string">
            <text:p>Panel de ventilación para 4 fan</text:p>
          </table:table-cell>
          <table:table-cell office:value-type="string" calcext:value-type="string">
            <text:p>GENROD</text:p>
          </table:table-cell>
          <table:table-cell office:value-type="float" office:value="551043.450345494" calcext:value-type="float">
            <text:p>551043.4503454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501C</text:p>
          </table:table-cell>
          <table:table-cell office:value-type="string" calcext:value-type="string">
            <text:p>Tapa ciega 19" x 1U </text:p>
          </table:table-cell>
          <table:table-cell office:value-type="string" calcext:value-type="string">
            <text:p>GENROD</text:p>
          </table:table-cell>
          <table:table-cell office:value-type="float" office:value="8993.29271919228" calcext:value-type="float">
            <text:p>8993.29271919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502C</text:p>
          </table:table-cell>
          <table:table-cell office:value-type="string" calcext:value-type="string">
            <text:p>Tapa ciega 19" x 2U </text:p>
          </table:table-cell>
          <table:table-cell office:value-type="string" calcext:value-type="string">
            <text:p>GENROD</text:p>
          </table:table-cell>
          <table:table-cell office:value-type="float" office:value="10628.4393858165" calcext:value-type="float">
            <text:p>10628.43938581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502E</text:p>
          </table:table-cell>
          <table:table-cell office:value-type="string" calcext:value-type="string">
            <text:p>Tapa calada 19" x 2U</text:p>
          </table:table-cell>
          <table:table-cell office:value-type="string" calcext:value-type="string">
            <text:p>GENROD</text:p>
          </table:table-cell>
          <table:table-cell office:value-type="float" office:value="13081.1454385117" calcext:value-type="float">
            <text:p>13081.14543851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504C</text:p>
          </table:table-cell>
          <table:table-cell office:value-type="string" calcext:value-type="string">
            <text:p>Tapa ciega 19" x 4U </text:p>
          </table:table-cell>
          <table:table-cell office:value-type="string" calcext:value-type="string">
            <text:p>GENROD</text:p>
          </table:table-cell>
          <table:table-cell office:value-type="float" office:value="17986.5854383846" calcext:value-type="float">
            <text:p>17986.58543838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504E</text:p>
          </table:table-cell>
          <table:table-cell office:value-type="string" calcext:value-type="string">
            <text:p>Tapa calada 19" x 4U </text:p>
          </table:table-cell>
          <table:table-cell office:value-type="string" calcext:value-type="string">
            <text:p>GENROD</text:p>
          </table:table-cell>
          <table:table-cell office:value-type="float" office:value="22892.0254382574" calcext:value-type="float">
            <text:p>22892.0254382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S</text:p>
          </table:table-cell>
          <table:table-cell office:value-type="string" calcext:value-type="string">
            <text:p>Canal de tensión horizontal 2U x 5 tomas schuko</text:p>
          </table:table-cell>
          <table:table-cell office:value-type="string" calcext:value-type="string">
            <text:p>GENROD</text:p>
          </table:table-cell>
          <table:table-cell office:value-type="float" office:value="145446.378284952" calcext:value-type="float">
            <text:p>145446.3782849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T</text:p>
          </table:table-cell>
          <table:table-cell office:value-type="string" calcext:value-type="string">
            <text:p>Canal de tensión horizontal 1U x 5 tomas </text:p>
          </table:table-cell>
          <table:table-cell office:value-type="string" calcext:value-type="string">
            <text:p>GENROD</text:p>
          </table:table-cell>
          <table:table-cell office:value-type="float" office:value="57557.0566661411" calcext:value-type="float">
            <text:p>57557.05666614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9S</text:p>
          </table:table-cell>
          <table:table-cell office:value-type="string" calcext:value-type="string">
            <text:p>Canal de tensión vertical 2U x 9 tomas schuko</text:p>
          </table:table-cell>
          <table:table-cell office:value-type="string" calcext:value-type="string">
            <text:p>GENROD</text:p>
          </table:table-cell>
          <table:table-cell office:value-type="float" office:value="233825.554910034" calcext:value-type="float">
            <text:p>233825.5549100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10T</text:p>
          </table:table-cell>
          <table:table-cell office:value-type="string" calcext:value-type="string">
            <text:p>Canal de tensión vertical 1U x 10 tomas</text:p>
          </table:table-cell>
          <table:table-cell office:value-type="string" calcext:value-type="string">
            <text:p>GENROD</text:p>
          </table:table-cell>
          <table:table-cell office:value-type="float" office:value="126969.240478236" calcext:value-type="float">
            <text:p>126969.2404782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SC</text:p>
          </table:table-cell>
          <table:table-cell office:value-type="string" calcext:value-type="string">
            <text:p>Canal de tensión horizontal 1U X 5 tomas schuko - Cambre</text:p>
          </table:table-cell>
          <table:table-cell office:value-type="string" calcext:value-type="string">
            <text:p>GENROD</text:p>
          </table:table-cell>
          <table:table-cell office:value-type="float" office:value="174551.927583003" calcext:value-type="float">
            <text:p>174551.9275830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TC</text:p>
          </table:table-cell>
          <table:table-cell office:value-type="string" calcext:value-type="string">
            <text:p>Canal de tensión horizontal 1U x 5 tomas Cambre</text:p>
          </table:table-cell>
          <table:table-cell office:value-type="string" calcext:value-type="string">
            <text:p>GENROD</text:p>
          </table:table-cell>
          <table:table-cell office:value-type="float" office:value="62789.5315782353" calcext:value-type="float">
            <text:p>62789.53157823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SIT</text:p>
          </table:table-cell>
          <table:table-cell office:value-type="string" calcext:value-type="string">
            <text:p>Canal de tensión horizontal 5 tomas schuko c/ITM</text:p>
          </table:table-cell>
          <table:table-cell office:value-type="string" calcext:value-type="string">
            <text:p>GENROD</text:p>
          </table:table-cell>
          <table:table-cell office:value-type="float" office:value="179302.943728043" calcext:value-type="float">
            <text:p>179302.9437280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TIT</text:p>
          </table:table-cell>
          <table:table-cell office:value-type="string" calcext:value-type="string">
            <text:p>Canal de tensión horizontal 5 tomas c/ITM</text:p>
          </table:table-cell>
          <table:table-cell office:value-type="string" calcext:value-type="string">
            <text:p>GENROD</text:p>
          </table:table-cell>
          <table:table-cell office:value-type="float" office:value="91413.2873754426" calcext:value-type="float">
            <text:p>91413.28737544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9SIT</text:p>
          </table:table-cell>
          <table:table-cell office:value-type="string" calcext:value-type="string">
            <text:p>Canal de tensión vertical 9 tomas schuko c/ITM</text:p>
          </table:table-cell>
          <table:table-cell office:value-type="string" calcext:value-type="string">
            <text:p>GENROD</text:p>
          </table:table-cell>
          <table:table-cell office:value-type="float" office:value="267681.785619336" calcext:value-type="float">
            <text:p>267681.7856193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10TIT</text:p>
          </table:table-cell>
          <table:table-cell office:value-type="string" calcext:value-type="string">
            <text:p>Canal de tensión vertical 10 tomas c/ITM</text:p>
          </table:table-cell>
          <table:table-cell office:value-type="string" calcext:value-type="string">
            <text:p>GENROD</text:p>
          </table:table-cell>
          <table:table-cell office:value-type="float" office:value="160825.471187537" calcext:value-type="float">
            <text:p>160825.4711875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SCIT</text:p>
          </table:table-cell>
          <table:table-cell office:value-type="string" calcext:value-type="string">
            <text:p>Canal de tensión horizontal 5 tomas schuko - Cambre c/ITM</text:p>
          </table:table-cell>
          <table:table-cell office:value-type="string" calcext:value-type="string">
            <text:p>GENROD</text:p>
          </table:table-cell>
          <table:table-cell office:value-type="float" office:value="208408.158292304" calcext:value-type="float">
            <text:p>208408.158292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TCIT</text:p>
          </table:table-cell>
          <table:table-cell office:value-type="string" calcext:value-type="string">
            <text:p>Canal de tensión horizontal 5 tomas Cambre c/ITM</text:p>
          </table:table-cell>
          <table:table-cell office:value-type="string" calcext:value-type="string">
            <text:p>GENROD</text:p>
          </table:table-cell>
          <table:table-cell office:value-type="float" office:value="96646.4317551156" calcext:value-type="float">
            <text:p>96646.43175511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8006</text:p>
          </table:table-cell>
          <table:table-cell office:value-type="string" calcext:value-type="string">
            <text:p>Kit fijación 20 tornillos y tuercas</text:p>
          </table:table-cell>
          <table:table-cell office:value-type="string" calcext:value-type="string">
            <text:p>GENROD</text:p>
          </table:table-cell>
          <table:table-cell office:value-type="float" office:value="24445.7481106157" calcext:value-type="float">
            <text:p>24445.74811061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8007</text:p>
          </table:table-cell>
          <table:table-cell office:value-type="string" calcext:value-type="string">
            <text:p>Modulo p/19 polos DIN 19” x 3U</text:p>
          </table:table-cell>
          <table:table-cell office:value-type="string" calcext:value-type="string">
            <text:p>GENROD</text:p>
          </table:table-cell>
          <table:table-cell office:value-type="float" office:value="100883.324694155" calcext:value-type="float">
            <text:p>100883.3246941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8008</text:p>
          </table:table-cell>
          <table:table-cell office:value-type="string" calcext:value-type="string">
            <text:p>Kit de ruedas para rack</text:p>
          </table:table-cell>
          <table:table-cell office:value-type="string" calcext:value-type="string">
            <text:p>GENROD</text:p>
          </table:table-cell>
          <table:table-cell office:value-type="float" office:value="121998.220550127" calcext:value-type="float">
            <text:p>121998.2205501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1</text:p>
          </table:table-cell>
          <table:table-cell office:value-type="string" calcext:value-type="string">
            <text:p>soporte intermedio</text:p>
          </table:table-cell>
          <table:table-cell office:value-type="string" calcext:value-type="string">
            <text:p>GENROD</text:p>
          </table:table-cell>
          <table:table-cell office:value-type="float" office:value="8687.79234742085" calcext:value-type="float">
            <text:p>8687.792347420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20VN</text:p>
          </table:table-cell>
          <table:table-cell office:value-type="string" calcext:value-type="string">
            <text:p>Puerta 19" Px20U C/Visor Serigraf. Negra</text:p>
          </table:table-cell>
          <table:table-cell office:value-type="string" calcext:value-type="string">
            <text:p>GENROD</text:p>
          </table:table-cell>
          <table:table-cell office:value-type="float" office:value="170218.463945728" calcext:value-type="float">
            <text:p>170218.4639457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30VN</text:p>
          </table:table-cell>
          <table:table-cell office:value-type="string" calcext:value-type="string">
            <text:p>Puerta 19" Px30U C/Visor Serigraf. Negra</text:p>
          </table:table-cell>
          <table:table-cell office:value-type="string" calcext:value-type="string">
            <text:p>GENROD</text:p>
          </table:table-cell>
          <table:table-cell office:value-type="float" office:value="241837.770787045" calcext:value-type="float">
            <text:p>241837.7707870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VN</text:p>
          </table:table-cell>
          <table:table-cell office:value-type="string" calcext:value-type="string">
            <text:p>Puerta 19" Px40U C/Visor Serigraf. Negra</text:p>
          </table:table-cell>
          <table:table-cell office:value-type="string" calcext:value-type="string">
            <text:p>GENROD</text:p>
          </table:table-cell>
          <table:table-cell office:value-type="float" office:value="315174.289862348" calcext:value-type="float">
            <text:p>315174.2898623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VN</text:p>
          </table:table-cell>
          <table:table-cell office:value-type="string" calcext:value-type="string">
            <text:p>Puerta 19" Px45U C/Visor Serigraf. Negra</text:p>
          </table:table-cell>
          <table:table-cell office:value-type="string" calcext:value-type="string">
            <text:p>GENROD</text:p>
          </table:table-cell>
          <table:table-cell office:value-type="float" office:value="350738.332365051" calcext:value-type="float">
            <text:p>350738.3323650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20CN</text:p>
          </table:table-cell>
          <table:table-cell office:value-type="string" calcext:value-type="string">
            <text:p>Puerta 19" Px20U Ciega Negra</text:p>
          </table:table-cell>
          <table:table-cell office:value-type="string" calcext:value-type="string">
            <text:p>GENROD</text:p>
          </table:table-cell>
          <table:table-cell office:value-type="float" office:value="142421.02640208" calcext:value-type="float">
            <text:p>142421.026402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30CN</text:p>
          </table:table-cell>
          <table:table-cell office:value-type="string" calcext:value-type="string">
            <text:p>Puerta 19" Px30U Ciega Negra</text:p>
          </table:table-cell>
          <table:table-cell office:value-type="string" calcext:value-type="string">
            <text:p>GENROD</text:p>
          </table:table-cell>
          <table:table-cell office:value-type="float" office:value="202594.306577027" calcext:value-type="float">
            <text:p>202594.3065770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CN</text:p>
          </table:table-cell>
          <table:table-cell office:value-type="string" calcext:value-type="string">
            <text:p>Puerta 19" Px40U Ciega Negra</text:p>
          </table:table-cell>
          <table:table-cell office:value-type="string" calcext:value-type="string">
            <text:p>GENROD</text:p>
          </table:table-cell>
          <table:table-cell office:value-type="float" office:value="262849.708108301" calcext:value-type="float">
            <text:p>262849.7081083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CN</text:p>
          </table:table-cell>
          <table:table-cell office:value-type="string" calcext:value-type="string">
            <text:p>Puerta 19" Px45U Ciega Negra</text:p>
          </table:table-cell>
          <table:table-cell office:value-type="string" calcext:value-type="string">
            <text:p>GENROD</text:p>
          </table:table-cell>
          <table:table-cell office:value-type="float" office:value="292527.23376895" calcext:value-type="float">
            <text:p>292527.233768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20VB</text:p>
          </table:table-cell>
          <table:table-cell office:value-type="string" calcext:value-type="string">
            <text:p>Puerta 19" Px20U C/Visor Serigraf. Blanca</text:p>
          </table:table-cell>
          <table:table-cell office:value-type="string" calcext:value-type="string">
            <text:p>GENROD</text:p>
          </table:table-cell>
          <table:table-cell office:value-type="float" office:value="170218.463945728" calcext:value-type="float">
            <text:p>170218.4639457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30VB</text:p>
          </table:table-cell>
          <table:table-cell office:value-type="string" calcext:value-type="string">
            <text:p>Puerta 19" Px30U C/Visor Serigraf. Blanca</text:p>
          </table:table-cell>
          <table:table-cell office:value-type="string" calcext:value-type="string">
            <text:p>GENROD</text:p>
          </table:table-cell>
          <table:table-cell office:value-type="float" office:value="241837.770787045" calcext:value-type="float">
            <text:p>241837.7707870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VB</text:p>
          </table:table-cell>
          <table:table-cell office:value-type="string" calcext:value-type="string">
            <text:p>Puerta 19" Px40U C/Visor Serigraf. Blanca</text:p>
          </table:table-cell>
          <table:table-cell office:value-type="string" calcext:value-type="string">
            <text:p>GENROD</text:p>
          </table:table-cell>
          <table:table-cell office:value-type="float" office:value="315174.289862348" calcext:value-type="float">
            <text:p>315174.2898623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VB</text:p>
          </table:table-cell>
          <table:table-cell office:value-type="string" calcext:value-type="string">
            <text:p>Puerta 19" Px45U C/Visor Serigraf. Blanca</text:p>
          </table:table-cell>
          <table:table-cell office:value-type="string" calcext:value-type="string">
            <text:p>GENROD</text:p>
          </table:table-cell>
          <table:table-cell office:value-type="float" office:value="350738.332365051" calcext:value-type="float">
            <text:p>350738.3323650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20CB</text:p>
          </table:table-cell>
          <table:table-cell office:value-type="string" calcext:value-type="string">
            <text:p>Puerta 19" Px20U Ciega Blanca</text:p>
          </table:table-cell>
          <table:table-cell office:value-type="string" calcext:value-type="string">
            <text:p>GENROD</text:p>
          </table:table-cell>
          <table:table-cell office:value-type="float" office:value="142421.02640208" calcext:value-type="float">
            <text:p>142421.026402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30CB</text:p>
          </table:table-cell>
          <table:table-cell office:value-type="string" calcext:value-type="string">
            <text:p>Puerta 19" Px30U Ciega Blanca</text:p>
          </table:table-cell>
          <table:table-cell office:value-type="string" calcext:value-type="string">
            <text:p>GENROD</text:p>
          </table:table-cell>
          <table:table-cell office:value-type="float" office:value="202594.306577027" calcext:value-type="float">
            <text:p>202594.3065770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CB</text:p>
          </table:table-cell>
          <table:table-cell office:value-type="string" calcext:value-type="string">
            <text:p>Puerta 19" Px40U Ciega Blanca</text:p>
          </table:table-cell>
          <table:table-cell office:value-type="string" calcext:value-type="string">
            <text:p>GENROD</text:p>
          </table:table-cell>
          <table:table-cell office:value-type="float" office:value="262849.708108301" calcext:value-type="float">
            <text:p>262849.7081083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CB</text:p>
          </table:table-cell>
          <table:table-cell office:value-type="string" calcext:value-type="string">
            <text:p>Puerta 19" Px45U Ciega Blanca</text:p>
          </table:table-cell>
          <table:table-cell office:value-type="string" calcext:value-type="string">
            <text:p>GENROD</text:p>
          </table:table-cell>
          <table:table-cell office:value-type="float" office:value="292527.23376895" calcext:value-type="float">
            <text:p>292527.233768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20MPN</text:p>
          </table:table-cell>
          <table:table-cell office:value-type="string" calcext:value-type="string">
            <text:p>Puerta 19" 20U c/1 hoja microperforada Negra</text:p>
          </table:table-cell>
          <table:table-cell office:value-type="string" calcext:value-type="string">
            <text:p>GENROD</text:p>
          </table:table-cell>
          <table:table-cell office:value-type="float" office:value="339412.112500796" calcext:value-type="float">
            <text:p>339412.1125007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30MPN</text:p>
          </table:table-cell>
          <table:table-cell office:value-type="string" calcext:value-type="string">
            <text:p>Puerta 19" 30U c/1 hoja microperforada. Negra</text:p>
          </table:table-cell>
          <table:table-cell office:value-type="string" calcext:value-type="string">
            <text:p>GENROD</text:p>
          </table:table-cell>
          <table:table-cell office:value-type="float" office:value="378926.738974691" calcext:value-type="float">
            <text:p>378926.7389746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MPN</text:p>
          </table:table-cell>
          <table:table-cell office:value-type="string" calcext:value-type="string">
            <text:p>Puerta 19" 40U c/1 hoja microperforada Negra</text:p>
          </table:table-cell>
          <table:table-cell office:value-type="string" calcext:value-type="string">
            <text:p>GENROD</text:p>
          </table:table-cell>
          <table:table-cell office:value-type="float" office:value="462286.442955653" calcext:value-type="float">
            <text:p>462286.4429556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MPN</text:p>
          </table:table-cell>
          <table:table-cell office:value-type="string" calcext:value-type="string">
            <text:p>Puerta 19" 45U c/1 hoja microperforada. Negra</text:p>
          </table:table-cell>
          <table:table-cell office:value-type="string" calcext:value-type="string">
            <text:p>GENROD</text:p>
          </table:table-cell>
          <table:table-cell office:value-type="float" office:value="509423.655175724" calcext:value-type="float">
            <text:p>509423.6551757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DMPN</text:p>
          </table:table-cell>
          <table:table-cell office:value-type="string" calcext:value-type="string">
            <text:p>Puerta 19" 40U c/2 hojas microperforada Negra</text:p>
          </table:table-cell>
          <table:table-cell office:value-type="string" calcext:value-type="string">
            <text:p>GENROD</text:p>
          </table:table-cell>
          <table:table-cell office:value-type="float" office:value="612764.427984591" calcext:value-type="float">
            <text:p>612764.4279845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DMPN</text:p>
          </table:table-cell>
          <table:table-cell office:value-type="string" calcext:value-type="string">
            <text:p>Puerta 19" 45U c/2 hojas microperforada. Negra</text:p>
          </table:table-cell>
          <table:table-cell office:value-type="string" calcext:value-type="string">
            <text:p>GENROD</text:p>
          </table:table-cell>
          <table:table-cell office:value-type="float" office:value="683963.141819555" calcext:value-type="float">
            <text:p>683963.1418195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06CN</text:p>
          </table:table-cell>
          <table:table-cell office:value-type="string" calcext:value-type="string">
            <text:p>Tapa tras. para Rack Mural 19x06U Negra</text:p>
          </table:table-cell>
          <table:table-cell office:value-type="string" calcext:value-type="string">
            <text:p>GENROD</text:p>
          </table:table-cell>
          <table:table-cell office:value-type="float" office:value="52488.1271046401" calcext:value-type="float">
            <text:p>52488.12710464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09CN</text:p>
          </table:table-cell>
          <table:table-cell office:value-type="string" calcext:value-type="string">
            <text:p>Tapa tras. para Rack Mural 19x09U Negra</text:p>
          </table:table-cell>
          <table:table-cell office:value-type="string" calcext:value-type="string">
            <text:p>GENROD</text:p>
          </table:table-cell>
          <table:table-cell office:value-type="float" office:value="68839.5658764004" calcext:value-type="float">
            <text:p>68839.56587640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12CN</text:p>
          </table:table-cell>
          <table:table-cell office:value-type="string" calcext:value-type="string">
            <text:p>Tapa tras. para Rack Mural 19x12U Negra</text:p>
          </table:table-cell>
          <table:table-cell office:value-type="string" calcext:value-type="string">
            <text:p>GENROD</text:p>
          </table:table-cell>
          <table:table-cell office:value-type="float" office:value="85191.0046481606" calcext:value-type="float">
            <text:p>85191.00464816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15CN</text:p>
          </table:table-cell>
          <table:table-cell office:value-type="string" calcext:value-type="string">
            <text:p>Tapa tras. para Rack Mural 19x15U Negra</text:p>
          </table:table-cell>
          <table:table-cell office:value-type="string" calcext:value-type="string">
            <text:p>GENROD</text:p>
          </table:table-cell>
          <table:table-cell office:value-type="float" office:value="101542.443419921" calcext:value-type="float">
            <text:p>101542.443419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20CN</text:p>
          </table:table-cell>
          <table:table-cell office:value-type="string" calcext:value-type="string">
            <text:p>Tapa tras. para Rack de Pie 19x20U Negra</text:p>
          </table:table-cell>
          <table:table-cell office:value-type="string" calcext:value-type="string">
            <text:p>GENROD</text:p>
          </table:table-cell>
          <table:table-cell office:value-type="float" office:value="128849.328595237" calcext:value-type="float">
            <text:p>128849.3285952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30CN</text:p>
          </table:table-cell>
          <table:table-cell office:value-type="string" calcext:value-type="string">
            <text:p>Tapa tras. para Rack de Pie 19x30U Negra</text:p>
          </table:table-cell>
          <table:table-cell office:value-type="string" calcext:value-type="string">
            <text:p>GENROD</text:p>
          </table:table-cell>
          <table:table-cell office:value-type="float" office:value="183545.220302195" calcext:value-type="float">
            <text:p>183545.2203021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40CN</text:p>
          </table:table-cell>
          <table:table-cell office:value-type="string" calcext:value-type="string">
            <text:p>Tapa tras. para Rack de Pie 19x40U Negra</text:p>
          </table:table-cell>
          <table:table-cell office:value-type="string" calcext:value-type="string">
            <text:p>GENROD</text:p>
          </table:table-cell>
          <table:table-cell office:value-type="float" office:value="238240.442541575" calcext:value-type="float">
            <text:p>238240.4425415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45CN</text:p>
          </table:table-cell>
          <table:table-cell office:value-type="string" calcext:value-type="string">
            <text:p>Tapa tras. para Rack de Pie 19x45U Negra</text:p>
          </table:table-cell>
          <table:table-cell office:value-type="string" calcext:value-type="string">
            <text:p>GENROD</text:p>
          </table:table-cell>
          <table:table-cell office:value-type="float" office:value="265383.838155263" calcext:value-type="float">
            <text:p>265383.8381552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06CB</text:p>
          </table:table-cell>
          <table:table-cell office:value-type="string" calcext:value-type="string">
            <text:p>Tapa tras. para Rack Mural 19x06U Blanca</text:p>
          </table:table-cell>
          <table:table-cell office:value-type="string" calcext:value-type="string">
            <text:p>GENROD</text:p>
          </table:table-cell>
          <table:table-cell office:value-type="float" office:value="52488.1271046401" calcext:value-type="float">
            <text:p>52488.12710464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09CB</text:p>
          </table:table-cell>
          <table:table-cell office:value-type="string" calcext:value-type="string">
            <text:p>Tapa tras. para Rack Mural 19x09U Blanca</text:p>
          </table:table-cell>
          <table:table-cell office:value-type="string" calcext:value-type="string">
            <text:p>GENROD</text:p>
          </table:table-cell>
          <table:table-cell office:value-type="float" office:value="68839.5658764004" calcext:value-type="float">
            <text:p>68839.56587640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12CB</text:p>
          </table:table-cell>
          <table:table-cell office:value-type="string" calcext:value-type="string">
            <text:p>Tapa tras. para Rack Mural 19x12U Blanca</text:p>
          </table:table-cell>
          <table:table-cell office:value-type="string" calcext:value-type="string">
            <text:p>GENROD</text:p>
          </table:table-cell>
          <table:table-cell office:value-type="float" office:value="85191.0046481606" calcext:value-type="float">
            <text:p>85191.00464816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15CB</text:p>
          </table:table-cell>
          <table:table-cell office:value-type="string" calcext:value-type="string">
            <text:p>Tapa tras. para Rack Mural 19x15U Blanca</text:p>
          </table:table-cell>
          <table:table-cell office:value-type="string" calcext:value-type="string">
            <text:p>GENROD</text:p>
          </table:table-cell>
          <table:table-cell office:value-type="float" office:value="101542.443419921" calcext:value-type="float">
            <text:p>101542.443419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20CB</text:p>
          </table:table-cell>
          <table:table-cell office:value-type="string" calcext:value-type="string">
            <text:p>Tapa tras. para Rack de Pie 19x20U Blanca</text:p>
          </table:table-cell>
          <table:table-cell office:value-type="string" calcext:value-type="string">
            <text:p>GENROD</text:p>
          </table:table-cell>
          <table:table-cell office:value-type="float" office:value="128849.328595237" calcext:value-type="float">
            <text:p>128849.3285952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30CB</text:p>
          </table:table-cell>
          <table:table-cell office:value-type="string" calcext:value-type="string">
            <text:p>Tapa tras. para Rack de Pie 19x30U Blanca</text:p>
          </table:table-cell>
          <table:table-cell office:value-type="string" calcext:value-type="string">
            <text:p>GENROD</text:p>
          </table:table-cell>
          <table:table-cell office:value-type="float" office:value="183545.220302195" calcext:value-type="float">
            <text:p>183545.2203021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40CB</text:p>
          </table:table-cell>
          <table:table-cell office:value-type="string" calcext:value-type="string">
            <text:p>Tapa tras. para Rack de Pie 19x40U Blanca</text:p>
          </table:table-cell>
          <table:table-cell office:value-type="string" calcext:value-type="string">
            <text:p>GENROD</text:p>
          </table:table-cell>
          <table:table-cell office:value-type="float" office:value="238240.442541575" calcext:value-type="float">
            <text:p>238240.4425415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45CB</text:p>
          </table:table-cell>
          <table:table-cell office:value-type="string" calcext:value-type="string">
            <text:p>Tapa tras. para Rack de Pie 19x45U Blanca</text:p>
          </table:table-cell>
          <table:table-cell office:value-type="string" calcext:value-type="string">
            <text:p>GENROD</text:p>
          </table:table-cell>
          <table:table-cell office:value-type="float" office:value="265383.838155263" calcext:value-type="float">
            <text:p>265383.8381552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06U</text:p>
          </table:table-cell>
          <table:table-cell office:value-type="string" calcext:value-type="string">
            <text:p>Kit x 2 soportes rack. de 6 U</text:p>
          </table:table-cell>
          <table:table-cell office:value-type="string" calcext:value-type="string">
            <text:p>GENROD</text:p>
          </table:table-cell>
          <table:table-cell office:value-type="float" office:value="13824.0312950691" calcext:value-type="float">
            <text:p>13824.03129506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09U</text:p>
          </table:table-cell>
          <table:table-cell office:value-type="string" calcext:value-type="string">
            <text:p>Kit x 2 soportes rack. de 9 U</text:p>
          </table:table-cell>
          <table:table-cell office:value-type="string" calcext:value-type="string">
            <text:p>GENROD</text:p>
          </table:table-cell>
          <table:table-cell office:value-type="float" office:value="20736.0329953625" calcext:value-type="float">
            <text:p>20736.03299536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12U</text:p>
          </table:table-cell>
          <table:table-cell office:value-type="string" calcext:value-type="string">
            <text:p>Kit x 2 soportes rack. de 12 U</text:p>
          </table:table-cell>
          <table:table-cell office:value-type="string" calcext:value-type="string">
            <text:p>GENROD</text:p>
          </table:table-cell>
          <table:table-cell office:value-type="float" office:value="27648.0625901382" calcext:value-type="float">
            <text:p>27648.06259013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15U</text:p>
          </table:table-cell>
          <table:table-cell office:value-type="string" calcext:value-type="string">
            <text:p>Kit x 2 soportes rack. de 15 U</text:p>
          </table:table-cell>
          <table:table-cell office:value-type="string" calcext:value-type="string">
            <text:p>GENROD</text:p>
          </table:table-cell>
          <table:table-cell office:value-type="float" office:value="34560.0642904316" calcext:value-type="float">
            <text:p>34560.0642904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20U</text:p>
          </table:table-cell>
          <table:table-cell office:value-type="string" calcext:value-type="string">
            <text:p>Kit x 2 soportes rack. de 20 U</text:p>
          </table:table-cell>
          <table:table-cell office:value-type="string" calcext:value-type="string">
            <text:p>GENROD</text:p>
          </table:table-cell>
          <table:table-cell office:value-type="float" office:value="46090.8622889612" calcext:value-type="float">
            <text:p>46090.86228896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30U</text:p>
          </table:table-cell>
          <table:table-cell office:value-type="string" calcext:value-type="string">
            <text:p>Kit x 2 soportes rack. de 30 U</text:p>
          </table:table-cell>
          <table:table-cell office:value-type="string" calcext:value-type="string">
            <text:p>GENROD</text:p>
          </table:table-cell>
          <table:table-cell office:value-type="float" office:value="61778.1613281151" calcext:value-type="float">
            <text:p>61778.16132811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40U</text:p>
          </table:table-cell>
          <table:table-cell office:value-type="string" calcext:value-type="string">
            <text:p>Kit x 2 soportes rack. de 40 U</text:p>
          </table:table-cell>
          <table:table-cell office:value-type="string" calcext:value-type="string">
            <text:p>GENROD</text:p>
          </table:table-cell>
          <table:table-cell office:value-type="float" office:value="83362.0471174871" calcext:value-type="float">
            <text:p>83362.04711748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45U</text:p>
          </table:table-cell>
          <table:table-cell office:value-type="string" calcext:value-type="string">
            <text:p>Kit x 2 soportes rack. de 45 U</text:p>
          </table:table-cell>
          <table:table-cell office:value-type="string" calcext:value-type="string">
            <text:p>GENROD</text:p>
          </table:table-cell>
          <table:table-cell office:value-type="float" office:value="96331.5030482767" calcext:value-type="float">
            <text:p>96331.50304827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1</text:p>
          </table:table-cell>
          <table:table-cell office:value-type="string" calcext:value-type="string">
            <text:p>Gab. Estanco Serie 9000 - 200x200x100</text:p>
          </table:table-cell>
          <table:table-cell office:value-type="string" calcext:value-type="string">
            <text:p>GENROD</text:p>
          </table:table-cell>
          <table:table-cell office:value-type="float" office:value="40935.8782491078" calcext:value-type="float">
            <text:p>40935.87824910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2</text:p>
          </table:table-cell>
          <table:table-cell office:value-type="string" calcext:value-type="string">
            <text:p>Gab. Estanco Serie 9000 - 200x300x100</text:p>
          </table:table-cell>
          <table:table-cell office:value-type="string" calcext:value-type="string">
            <text:p>GENROD</text:p>
          </table:table-cell>
          <table:table-cell office:value-type="float" office:value="53030.4516323957" calcext:value-type="float">
            <text:p>53030.45163239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3</text:p>
          </table:table-cell>
          <table:table-cell office:value-type="string" calcext:value-type="string">
            <text:p>Gab. Estanco Serie 9000 - 300x300x100</text:p>
          </table:table-cell>
          <table:table-cell office:value-type="string" calcext:value-type="string">
            <text:p>GENROD</text:p>
          </table:table-cell>
          <table:table-cell office:value-type="float" office:value="59746.1319652194" calcext:value-type="float">
            <text:p>59746.13196521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4</text:p>
          </table:table-cell>
          <table:table-cell office:value-type="string" calcext:value-type="string">
            <text:p>Gab. Estanco Serie 9000 - 300x450x100</text:p>
          </table:table-cell>
          <table:table-cell office:value-type="string" calcext:value-type="string">
            <text:p>GENROD</text:p>
          </table:table-cell>
          <table:table-cell office:value-type="float" office:value="76117.0410857285" calcext:value-type="float">
            <text:p>76117.0410857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5</text:p>
          </table:table-cell>
          <table:table-cell office:value-type="string" calcext:value-type="string">
            <text:p>Gab. Estanco Serie 9000 - 300x600x100</text:p>
          </table:table-cell>
          <table:table-cell office:value-type="string" calcext:value-type="string">
            <text:p>GENROD</text:p>
          </table:table-cell>
          <table:table-cell office:value-type="float" office:value="117298.16762452" calcext:value-type="float">
            <text:p>117298.167624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6</text:p>
          </table:table-cell>
          <table:table-cell office:value-type="string" calcext:value-type="string">
            <text:p>Gab. Estanco Serie 9000 - 450x450x100</text:p>
          </table:table-cell>
          <table:table-cell office:value-type="string" calcext:value-type="string">
            <text:p>GENROD</text:p>
          </table:table-cell>
          <table:table-cell office:value-type="float" office:value="112081.620461904" calcext:value-type="float">
            <text:p>112081.6204619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7</text:p>
          </table:table-cell>
          <table:table-cell office:value-type="string" calcext:value-type="string">
            <text:p>Gab. Estanco Serie 9000 - 450x600x100</text:p>
          </table:table-cell>
          <table:table-cell office:value-type="string" calcext:value-type="string">
            <text:p>GENROD</text:p>
          </table:table-cell>
          <table:table-cell office:value-type="float" office:value="154977.420836779" calcext:value-type="float">
            <text:p>154977.4208367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8</text:p>
          </table:table-cell>
          <table:table-cell office:value-type="string" calcext:value-type="string">
            <text:p>Gab. Estanco Serie 9000 - 600x600x100</text:p>
          </table:table-cell>
          <table:table-cell office:value-type="string" calcext:value-type="string">
            <text:p>GENROD</text:p>
          </table:table-cell>
          <table:table-cell office:value-type="float" office:value="186959.281797981" calcext:value-type="float">
            <text:p>186959.2817979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9</text:p>
          </table:table-cell>
          <table:table-cell office:value-type="string" calcext:value-type="string">
            <text:p>Gab. Estanco Serie 9000 - 600x750x100</text:p>
          </table:table-cell>
          <table:table-cell office:value-type="string" calcext:value-type="string">
            <text:p>GENROD</text:p>
          </table:table-cell>
          <table:table-cell office:value-type="float" office:value="245204.830079906" calcext:value-type="float">
            <text:p>245204.8300799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10</text:p>
          </table:table-cell>
          <table:table-cell office:value-type="string" calcext:value-type="string">
            <text:p>Gab. Estanco Serie 9000 - 200x250x100</text:p>
          </table:table-cell>
          <table:table-cell office:value-type="string" calcext:value-type="string">
            <text:p>GENROD</text:p>
          </table:table-cell>
          <table:table-cell office:value-type="float" office:value="42750.7211716627" calcext:value-type="float">
            <text:p>42750.7211716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11</text:p>
          </table:table-cell>
          <table:table-cell office:value-type="string" calcext:value-type="string">
            <text:p>Gab. Estanco Serie 9000 - 250x300x100</text:p>
          </table:table-cell>
          <table:table-cell office:value-type="string" calcext:value-type="string">
            <text:p>GENROD</text:p>
          </table:table-cell>
          <table:table-cell office:value-type="float" office:value="56193.8254144208" calcext:value-type="float">
            <text:p>56193.82541442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0</text:p>
          </table:table-cell>
          <table:table-cell office:value-type="string" calcext:value-type="string">
            <text:p>Gab. Estanco Serie 9000 - 200x200x150</text:p>
          </table:table-cell>
          <table:table-cell office:value-type="string" calcext:value-type="string">
            <text:p>GENROD</text:p>
          </table:table-cell>
          <table:table-cell office:value-type="float" office:value="47407.0076543092" calcext:value-type="float">
            <text:p>47407.00765430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1</text:p>
          </table:table-cell>
          <table:table-cell office:value-type="string" calcext:value-type="string">
            <text:p>Gab. Estanco Serie 9000 - 200x300x150</text:p>
          </table:table-cell>
          <table:table-cell office:value-type="string" calcext:value-type="string">
            <text:p>GENROD</text:p>
          </table:table-cell>
          <table:table-cell office:value-type="float" office:value="58408.6752152811" calcext:value-type="float">
            <text:p>58408.67521528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2</text:p>
          </table:table-cell>
          <table:table-cell office:value-type="string" calcext:value-type="string">
            <text:p>Gab. Estanco Serie 9000 - 200x450x150</text:p>
          </table:table-cell>
          <table:table-cell office:value-type="string" calcext:value-type="string">
            <text:p>GENROD</text:p>
          </table:table-cell>
          <table:table-cell office:value-type="float" office:value="77028.9675059213" calcext:value-type="float">
            <text:p>77028.96750592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3</text:p>
          </table:table-cell>
          <table:table-cell office:value-type="string" calcext:value-type="string">
            <text:p>Gab. Estanco Serie 9000 - 300x300x150</text:p>
          </table:table-cell>
          <table:table-cell office:value-type="string" calcext:value-type="string">
            <text:p>GENROD</text:p>
          </table:table-cell>
          <table:table-cell office:value-type="float" office:value="63098.100343076" calcext:value-type="float">
            <text:p>63098.1003430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4</text:p>
          </table:table-cell>
          <table:table-cell office:value-type="string" calcext:value-type="string">
            <text:p>Gab. Estanco Serie 9000 - 300x450x150</text:p>
          </table:table-cell>
          <table:table-cell office:value-type="string" calcext:value-type="string">
            <text:p>GENROD</text:p>
          </table:table-cell>
          <table:table-cell office:value-type="float" office:value="82771.2419792366" calcext:value-type="float">
            <text:p>82771.24197923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5</text:p>
          </table:table-cell>
          <table:table-cell office:value-type="string" calcext:value-type="string">
            <text:p>Gab. Estanco Serie 9000 - 300x600x150</text:p>
          </table:table-cell>
          <table:table-cell office:value-type="string" calcext:value-type="string">
            <text:p>GENROD</text:p>
          </table:table-cell>
          <table:table-cell office:value-type="float" office:value="122364.80983846" calcext:value-type="float">
            <text:p>122364.809838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6</text:p>
          </table:table-cell>
          <table:table-cell office:value-type="string" calcext:value-type="string">
            <text:p>Gab. Estanco Serie 9000 - 450x450x150</text:p>
          </table:table-cell>
          <table:table-cell office:value-type="string" calcext:value-type="string">
            <text:p>GENROD</text:p>
          </table:table-cell>
          <table:table-cell office:value-type="float" office:value="120049.12148355" calcext:value-type="float">
            <text:p>120049.121483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7</text:p>
          </table:table-cell>
          <table:table-cell office:value-type="string" calcext:value-type="string">
            <text:p>Gab. Estanco Serie 9000 - 450x600x150</text:p>
          </table:table-cell>
          <table:table-cell office:value-type="string" calcext:value-type="string">
            <text:p>GENROD</text:p>
          </table:table-cell>
          <table:table-cell office:value-type="float" office:value="143421.68517094" calcext:value-type="float">
            <text:p>143421.685170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8</text:p>
          </table:table-cell>
          <table:table-cell office:value-type="string" calcext:value-type="string">
            <text:p>Gab. Estanco Serie 9000 - 600x600x150</text:p>
          </table:table-cell>
          <table:table-cell office:value-type="string" calcext:value-type="string">
            <text:p>GENROD</text:p>
          </table:table-cell>
          <table:table-cell office:value-type="float" office:value="185616.971408097" calcext:value-type="float">
            <text:p>185616.9714080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9</text:p>
          </table:table-cell>
          <table:table-cell office:value-type="string" calcext:value-type="string">
            <text:p>Gab. Estanco Serie 9000 - 600x750x150</text:p>
          </table:table-cell>
          <table:table-cell office:value-type="string" calcext:value-type="string">
            <text:p>GENROD</text:p>
          </table:table-cell>
          <table:table-cell office:value-type="float" office:value="246817.800632984" calcext:value-type="float">
            <text:p>246817.8006329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0</text:p>
          </table:table-cell>
          <table:table-cell office:value-type="string" calcext:value-type="string">
            <text:p>Gab. Estanco Serie 9000 - 600x900x150</text:p>
          </table:table-cell>
          <table:table-cell office:value-type="string" calcext:value-type="string">
            <text:p>GENROD</text:p>
          </table:table-cell>
          <table:table-cell office:value-type="float" office:value="285706.223870402" calcext:value-type="float">
            <text:p>285706.2238704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1</text:p>
          </table:table-cell>
          <table:table-cell office:value-type="string" calcext:value-type="string">
            <text:p>Gab. Estanco Serie 9000 - 600x1200x150</text:p>
          </table:table-cell>
          <table:table-cell office:value-type="string" calcext:value-type="string">
            <text:p>GENROD</text:p>
          </table:table-cell>
          <table:table-cell office:value-type="float" office:value="380395.244003171" calcext:value-type="float">
            <text:p>380395.2440031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2</text:p>
          </table:table-cell>
          <table:table-cell office:value-type="string" calcext:value-type="string">
            <text:p>Gab. Estanco Serie 9000 - 600x1050x150</text:p>
          </table:table-cell>
          <table:table-cell office:value-type="string" calcext:value-type="string">
            <text:p>GENROD</text:p>
          </table:table-cell>
          <table:table-cell office:value-type="float" office:value="328732.960945889" calcext:value-type="float">
            <text:p>328732.9609458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3</text:p>
          </table:table-cell>
          <table:table-cell office:value-type="string" calcext:value-type="string">
            <text:p>Gab. Estanco Serie 9000 - 450x750x150</text:p>
          </table:table-cell>
          <table:table-cell office:value-type="string" calcext:value-type="string">
            <text:p>GENROD</text:p>
          </table:table-cell>
          <table:table-cell office:value-type="float" office:value="180537.916149467" calcext:value-type="float">
            <text:p>180537.9161494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4</text:p>
          </table:table-cell>
          <table:table-cell office:value-type="string" calcext:value-type="string">
            <text:p>Gab. Estanco Serie 9000 - 200x250x150</text:p>
          </table:table-cell>
          <table:table-cell office:value-type="string" calcext:value-type="string">
            <text:p>GENROD</text:p>
          </table:table-cell>
          <table:table-cell office:value-type="float" office:value="49697.8420253582" calcext:value-type="float">
            <text:p>49697.84202535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5</text:p>
          </table:table-cell>
          <table:table-cell office:value-type="string" calcext:value-type="string">
            <text:p>Gab. Estanco Serie 9000 - 250x300x150</text:p>
          </table:table-cell>
          <table:table-cell office:value-type="string" calcext:value-type="string">
            <text:p>GENROD</text:p>
          </table:table-cell>
          <table:table-cell office:value-type="float" office:value="59969.9851868653" calcext:value-type="float">
            <text:p>59969.98518686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7</text:p>
          </table:table-cell>
          <table:table-cell office:value-type="string" calcext:value-type="string">
            <text:p>Gab. Estanco Serie 9000 - 400x500x150</text:p>
          </table:table-cell>
          <table:table-cell office:value-type="string" calcext:value-type="string">
            <text:p>GENROD</text:p>
          </table:table-cell>
          <table:table-cell office:value-type="float" office:value="118275.032399852" calcext:value-type="float">
            <text:p>118275.0323998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8</text:p>
          </table:table-cell>
          <table:table-cell office:value-type="string" calcext:value-type="string">
            <text:p>Gab. Estanco Serie 9000 - 500x600x150</text:p>
          </table:table-cell>
          <table:table-cell office:value-type="string" calcext:value-type="string">
            <text:p>GENROD</text:p>
          </table:table-cell>
          <table:table-cell office:value-type="float" office:value="154025.43793979" calcext:value-type="float">
            <text:p>154025.437939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0</text:p>
          </table:table-cell>
          <table:table-cell office:value-type="string" calcext:value-type="string">
            <text:p>Gab. Estanco Serie 9000 - 750x900x150</text:p>
          </table:table-cell>
          <table:table-cell office:value-type="string" calcext:value-type="string">
            <text:p>GENROD</text:p>
          </table:table-cell>
          <table:table-cell office:value-type="float" office:value="392843.156795629" calcext:value-type="float">
            <text:p>392843.1567956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1</text:p>
          </table:table-cell>
          <table:table-cell office:value-type="string" calcext:value-type="string">
            <text:p>Gab. Estanco Serie 9000 - 750x1200x150</text:p>
          </table:table-cell>
          <table:table-cell office:value-type="string" calcext:value-type="string">
            <text:p>GENROD</text:p>
          </table:table-cell>
          <table:table-cell office:value-type="float" office:value="493139.246845287" calcext:value-type="float">
            <text:p>493139.246845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0</text:p>
          </table:table-cell>
          <table:table-cell office:value-type="string" calcext:value-type="string">
            <text:p>Gab. Estanco Serie 9000 - 200x200x225</text:p>
          </table:table-cell>
          <table:table-cell office:value-type="string" calcext:value-type="string">
            <text:p>GENROD</text:p>
          </table:table-cell>
          <table:table-cell office:value-type="float" office:value="67233.485260487" calcext:value-type="float">
            <text:p>67233.485260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1</text:p>
          </table:table-cell>
          <table:table-cell office:value-type="string" calcext:value-type="string">
            <text:p>Gab. Estanco Serie 9000 - 200x300x225</text:p>
          </table:table-cell>
          <table:table-cell office:value-type="string" calcext:value-type="string">
            <text:p>GENROD</text:p>
          </table:table-cell>
          <table:table-cell office:value-type="float" office:value="76046.5796230646" calcext:value-type="float">
            <text:p>76046.57962306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2</text:p>
          </table:table-cell>
          <table:table-cell office:value-type="string" calcext:value-type="string">
            <text:p>Gab. Estanco Serie 9000 - 300x300x225</text:p>
          </table:table-cell>
          <table:table-cell office:value-type="string" calcext:value-type="string">
            <text:p>GENROD</text:p>
          </table:table-cell>
          <table:table-cell office:value-type="float" office:value="90684.8508607933" calcext:value-type="float">
            <text:p>90684.85086079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3</text:p>
          </table:table-cell>
          <table:table-cell office:value-type="string" calcext:value-type="string">
            <text:p>Gab. Estanco Serie 9000 - 300x450x225</text:p>
          </table:table-cell>
          <table:table-cell office:value-type="string" calcext:value-type="string">
            <text:p>GENROD</text:p>
          </table:table-cell>
          <table:table-cell office:value-type="float" office:value="108558.324172851" calcext:value-type="float">
            <text:p>108558.324172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4</text:p>
          </table:table-cell>
          <table:table-cell office:value-type="string" calcext:value-type="string">
            <text:p>Gab. Estanco Serie 9000 - 300x600x225</text:p>
          </table:table-cell>
          <table:table-cell office:value-type="string" calcext:value-type="string">
            <text:p>GENROD</text:p>
          </table:table-cell>
          <table:table-cell office:value-type="float" office:value="134123.645231003" calcext:value-type="float">
            <text:p>134123.6452310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5</text:p>
          </table:table-cell>
          <table:table-cell office:value-type="string" calcext:value-type="string">
            <text:p>Gab. Estanco Serie 9000 - 450x450x225</text:p>
          </table:table-cell>
          <table:table-cell office:value-type="string" calcext:value-type="string">
            <text:p>GENROD</text:p>
          </table:table-cell>
          <table:table-cell office:value-type="float" office:value="143720.128238653" calcext:value-type="float">
            <text:p>143720.1282386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6</text:p>
          </table:table-cell>
          <table:table-cell office:value-type="string" calcext:value-type="string">
            <text:p>Gab. Estanco Serie 9000 - 450x600x225</text:p>
          </table:table-cell>
          <table:table-cell office:value-type="string" calcext:value-type="string">
            <text:p>GENROD</text:p>
          </table:table-cell>
          <table:table-cell office:value-type="float" office:value="170696.854319713" calcext:value-type="float">
            <text:p>170696.8543197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7</text:p>
          </table:table-cell>
          <table:table-cell office:value-type="string" calcext:value-type="string">
            <text:p>Gab. Estanco Serie 9000 - 450x750x225</text:p>
          </table:table-cell>
          <table:table-cell office:value-type="string" calcext:value-type="string">
            <text:p>GENROD</text:p>
          </table:table-cell>
          <table:table-cell office:value-type="float" office:value="204805.139572415" calcext:value-type="float">
            <text:p>204805.1395724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8</text:p>
          </table:table-cell>
          <table:table-cell office:value-type="string" calcext:value-type="string">
            <text:p>Gab. Estanco Serie 9000 - 600x600x225</text:p>
          </table:table-cell>
          <table:table-cell office:value-type="string" calcext:value-type="string">
            <text:p>GENROD</text:p>
          </table:table-cell>
          <table:table-cell office:value-type="float" office:value="210693.190611004" calcext:value-type="float">
            <text:p>210693.1906110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9</text:p>
          </table:table-cell>
          <table:table-cell office:value-type="string" calcext:value-type="string">
            <text:p>Gab. Estanco Serie 9000 - 600x750x225</text:p>
          </table:table-cell>
          <table:table-cell office:value-type="string" calcext:value-type="string">
            <text:p>GENROD</text:p>
          </table:table-cell>
          <table:table-cell office:value-type="float" office:value="274168.424356778" calcext:value-type="float">
            <text:p>274168.4243567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0</text:p>
          </table:table-cell>
          <table:table-cell office:value-type="string" calcext:value-type="string">
            <text:p>Gab. Estanco Serie 9000 - 600x900x225</text:p>
          </table:table-cell>
          <table:table-cell office:value-type="string" calcext:value-type="string">
            <text:p>GENROD</text:p>
          </table:table-cell>
          <table:table-cell office:value-type="float" office:value="325566.3514039" calcext:value-type="float">
            <text:p>325566.35140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1</text:p>
          </table:table-cell>
          <table:table-cell office:value-type="string" calcext:value-type="string">
            <text:p>Gab. Estanco Serie 9000 - 600x1200x225</text:p>
          </table:table-cell>
          <table:table-cell office:value-type="string" calcext:value-type="string">
            <text:p>GENROD</text:p>
          </table:table-cell>
          <table:table-cell office:value-type="float" office:value="406147.151254418" calcext:value-type="float">
            <text:p>406147.151254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2</text:p>
          </table:table-cell>
          <table:table-cell office:value-type="string" calcext:value-type="string">
            <text:p>Gab. Estanco Serie 9000 - 600x1050x225</text:p>
          </table:table-cell>
          <table:table-cell office:value-type="string" calcext:value-type="string">
            <text:p>GENROD</text:p>
          </table:table-cell>
          <table:table-cell office:value-type="float" office:value="357305.307211944" calcext:value-type="float">
            <text:p>357305.3072119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3</text:p>
          </table:table-cell>
          <table:table-cell office:value-type="string" calcext:value-type="string">
            <text:p>Gab. Estanco Serie 9000 - 750x750x225</text:p>
          </table:table-cell>
          <table:table-cell office:value-type="string" calcext:value-type="string">
            <text:p>GENROD</text:p>
          </table:table-cell>
          <table:table-cell office:value-type="float" office:value="341497.782953439" calcext:value-type="float">
            <text:p>341497.7829534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4</text:p>
          </table:table-cell>
          <table:table-cell office:value-type="string" calcext:value-type="string">
            <text:p>Gab. Estanco Serie 9000 - 750x1200x225</text:p>
          </table:table-cell>
          <table:table-cell office:value-type="string" calcext:value-type="string">
            <text:p>GENROD</text:p>
          </table:table-cell>
          <table:table-cell office:value-type="float" office:value="533078.957337208" calcext:value-type="float">
            <text:p>533078.9573372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5</text:p>
          </table:table-cell>
          <table:table-cell office:value-type="string" calcext:value-type="string">
            <text:p>Gab. Estanco Serie 9000 - 750x900x225</text:p>
          </table:table-cell>
          <table:table-cell office:value-type="string" calcext:value-type="string">
            <text:p>GENROD</text:p>
          </table:table-cell>
          <table:table-cell office:value-type="float" office:value="417919.98967715" calcext:value-type="float">
            <text:p>417919.989677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6</text:p>
          </table:table-cell>
          <table:table-cell office:value-type="string" calcext:value-type="string">
            <text:p>Gab. Estanco Serie 9000 - 400x500x225</text:p>
          </table:table-cell>
          <table:table-cell office:value-type="string" calcext:value-type="string">
            <text:p>GENROD</text:p>
          </table:table-cell>
          <table:table-cell office:value-type="float" office:value="145592.322217121" calcext:value-type="float">
            <text:p>145592.3222171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7</text:p>
          </table:table-cell>
          <table:table-cell office:value-type="string" calcext:value-type="string">
            <text:p>Gab. Estanco Serie 9000 - 500x600x225</text:p>
          </table:table-cell>
          <table:table-cell office:value-type="string" calcext:value-type="string">
            <text:p>GENROD</text:p>
          </table:table-cell>
          <table:table-cell office:value-type="float" office:value="191322.64832044" calcext:value-type="float">
            <text:p>191322.648320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0</text:p>
          </table:table-cell>
          <table:table-cell office:value-type="string" calcext:value-type="string">
            <text:p>Gab. Estanco Serie 9000 - 900x900x225</text:p>
          </table:table-cell>
          <table:table-cell office:value-type="string" calcext:value-type="string">
            <text:p>GENROD</text:p>
          </table:table-cell>
          <table:table-cell office:value-type="float" office:value="501502.2079446" calcext:value-type="float">
            <text:p>501502.20794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1</text:p>
          </table:table-cell>
          <table:table-cell office:value-type="string" calcext:value-type="string">
            <text:p>Gab. Estanco Serie 9000 - 900x1200x225</text:p>
          </table:table-cell>
          <table:table-cell office:value-type="string" calcext:value-type="string">
            <text:p>GENROD</text:p>
          </table:table-cell>
          <table:table-cell office:value-type="float" office:value="634026.857758231" calcext:value-type="float">
            <text:p>634026.8577582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0</text:p>
          </table:table-cell>
          <table:table-cell office:value-type="string" calcext:value-type="string">
            <text:p>Gab. Estanco Serie 9000 - 300x300x300</text:p>
          </table:table-cell>
          <table:table-cell office:value-type="string" calcext:value-type="string">
            <text:p>GENROD</text:p>
          </table:table-cell>
          <table:table-cell office:value-type="float" office:value="103544.876736939" calcext:value-type="float">
            <text:p>103544.8767369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1</text:p>
          </table:table-cell>
          <table:table-cell office:value-type="string" calcext:value-type="string">
            <text:p>Gab. Estanco Serie 9000 - 300x450x300</text:p>
          </table:table-cell>
          <table:table-cell office:value-type="string" calcext:value-type="string">
            <text:p>GENROD</text:p>
          </table:table-cell>
          <table:table-cell office:value-type="float" office:value="120704.028142466" calcext:value-type="float">
            <text:p>120704.028142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2</text:p>
          </table:table-cell>
          <table:table-cell office:value-type="string" calcext:value-type="string">
            <text:p>Gab. Estanco Serie 9000 - 300x600x300</text:p>
          </table:table-cell>
          <table:table-cell office:value-type="string" calcext:value-type="string">
            <text:p>GENROD</text:p>
          </table:table-cell>
          <table:table-cell office:value-type="float" office:value="156369.467088868" calcext:value-type="float">
            <text:p>156369.4670888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3</text:p>
          </table:table-cell>
          <table:table-cell office:value-type="string" calcext:value-type="string">
            <text:p>Gab. Estanco Serie 9000 - 450x450x300</text:p>
          </table:table-cell>
          <table:table-cell office:value-type="string" calcext:value-type="string">
            <text:p>GENROD</text:p>
          </table:table-cell>
          <table:table-cell office:value-type="float" office:value="160902.766798401" calcext:value-type="float">
            <text:p>160902.7667984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4</text:p>
          </table:table-cell>
          <table:table-cell office:value-type="string" calcext:value-type="string">
            <text:p>Gab. Estanco Serie 9000 - 450x600x300</text:p>
          </table:table-cell>
          <table:table-cell office:value-type="string" calcext:value-type="string">
            <text:p>GENROD</text:p>
          </table:table-cell>
          <table:table-cell office:value-type="float" office:value="197475.306419532" calcext:value-type="float">
            <text:p>197475.3064195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5</text:p>
          </table:table-cell>
          <table:table-cell office:value-type="string" calcext:value-type="string">
            <text:p>Gab. Estanco Serie 9000 - 600x600x300</text:p>
          </table:table-cell>
          <table:table-cell office:value-type="string" calcext:value-type="string">
            <text:p>GENROD</text:p>
          </table:table-cell>
          <table:table-cell office:value-type="float" office:value="242978.348279865" calcext:value-type="float">
            <text:p>242978.348279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6</text:p>
          </table:table-cell>
          <table:table-cell office:value-type="string" calcext:value-type="string">
            <text:p>Gab. Estanco Serie 9000 - 600x750x300</text:p>
          </table:table-cell>
          <table:table-cell office:value-type="string" calcext:value-type="string">
            <text:p>GENROD</text:p>
          </table:table-cell>
          <table:table-cell office:value-type="float" office:value="313222.79187028" calcext:value-type="float">
            <text:p>313222.791870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7</text:p>
          </table:table-cell>
          <table:table-cell office:value-type="string" calcext:value-type="string">
            <text:p>Gab. Estanco Serie 9000 - 600x900x300</text:p>
          </table:table-cell>
          <table:table-cell office:value-type="string" calcext:value-type="string">
            <text:p>GENROD</text:p>
          </table:table-cell>
          <table:table-cell office:value-type="float" office:value="361002.079287342" calcext:value-type="float">
            <text:p>361002.0792873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8</text:p>
          </table:table-cell>
          <table:table-cell office:value-type="string" calcext:value-type="string">
            <text:p>Gab. Estanco Serie 9000 - 600x1050x300</text:p>
          </table:table-cell>
          <table:table-cell office:value-type="string" calcext:value-type="string">
            <text:p>GENROD</text:p>
          </table:table-cell>
          <table:table-cell office:value-type="float" office:value="403220.071633211" calcext:value-type="float">
            <text:p>403220.0716332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9</text:p>
          </table:table-cell>
          <table:table-cell office:value-type="string" calcext:value-type="string">
            <text:p>Gab. Estanco Serie 9000 - 600x1200x300</text:p>
          </table:table-cell>
          <table:table-cell office:value-type="string" calcext:value-type="string">
            <text:p>GENROD</text:p>
          </table:table-cell>
          <table:table-cell office:value-type="float" office:value="452407.305157357" calcext:value-type="float">
            <text:p>452407.3051573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0</text:p>
          </table:table-cell>
          <table:table-cell office:value-type="string" calcext:value-type="string">
            <text:p>Gab. Estanco Serie 9000 - 450x750x300</text:p>
          </table:table-cell>
          <table:table-cell office:value-type="string" calcext:value-type="string">
            <text:p>GENROD</text:p>
          </table:table-cell>
          <table:table-cell office:value-type="float" office:value="231215.356609437" calcext:value-type="float">
            <text:p>231215.356609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1</text:p>
          </table:table-cell>
          <table:table-cell office:value-type="string" calcext:value-type="string">
            <text:p>Gab. Estanco Serie 9000 - 750x900x300</text:p>
          </table:table-cell>
          <table:table-cell office:value-type="string" calcext:value-type="string">
            <text:p>GENROD</text:p>
          </table:table-cell>
          <table:table-cell office:value-type="float" office:value="475390.601342184" calcext:value-type="float">
            <text:p>475390.601342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2</text:p>
          </table:table-cell>
          <table:table-cell office:value-type="string" calcext:value-type="string">
            <text:p>Gab. Estanco Serie 9000 - 750x1200x300</text:p>
          </table:table-cell>
          <table:table-cell office:value-type="string" calcext:value-type="string">
            <text:p>GENROD</text:p>
          </table:table-cell>
          <table:table-cell office:value-type="float" office:value="611215.531057696" calcext:value-type="float">
            <text:p>611215.5310576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4</text:p>
          </table:table-cell>
          <table:table-cell office:value-type="string" calcext:value-type="string">
            <text:p>Gab. Estanco Serie 9000 - 750x750x300</text:p>
          </table:table-cell>
          <table:table-cell office:value-type="string" calcext:value-type="string">
            <text:p>GENROD</text:p>
          </table:table-cell>
          <table:table-cell office:value-type="float" office:value="387371.988797226" calcext:value-type="float">
            <text:p>387371.9887972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0</text:p>
          </table:table-cell>
          <table:table-cell office:value-type="string" calcext:value-type="string">
            <text:p>Gab. Estanco Serie 9000 - 900x900x300</text:p>
          </table:table-cell>
          <table:table-cell office:value-type="string" calcext:value-type="string">
            <text:p>GENROD</text:p>
          </table:table-cell>
          <table:table-cell office:value-type="float" office:value="582134.807849024" calcext:value-type="float">
            <text:p>582134.807849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1</text:p>
          </table:table-cell>
          <table:table-cell office:value-type="string" calcext:value-type="string">
            <text:p>Gab. Estanco Serie 9000 - 900x1200x300</text:p>
          </table:table-cell>
          <table:table-cell office:value-type="string" calcext:value-type="string">
            <text:p>GENROD</text:p>
          </table:table-cell>
          <table:table-cell office:value-type="float" office:value="726351.206824911" calcext:value-type="float">
            <text:p>726351.2068249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5</text:p>
          </table:table-cell>
          <table:table-cell office:value-type="string" calcext:value-type="string">
            <text:p>Gab. Est. S.9000 -450x450x100- CF calado p/18-24 B</text:p>
          </table:table-cell>
          <table:table-cell office:value-type="string" calcext:value-type="string">
            <text:p>GENROD</text:p>
          </table:table-cell>
          <table:table-cell office:value-type="float" office:value="140786.828147859" calcext:value-type="float">
            <text:p>140786.8281478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6</text:p>
          </table:table-cell>
          <table:table-cell office:value-type="string" calcext:value-type="string">
            <text:p>Gab. Estanco S.9000 - 200x200x100 - CF calado p/3 Bip.</text:p>
          </table:table-cell>
          <table:table-cell office:value-type="string" calcext:value-type="string">
            <text:p>GENROD</text:p>
          </table:table-cell>
          <table:table-cell office:value-type="float" office:value="54182.1032347474" calcext:value-type="float">
            <text:p>54182.10323474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7</text:p>
          </table:table-cell>
          <table:table-cell office:value-type="string" calcext:value-type="string">
            <text:p>Gab. Estanco S.9000 - 300x200x100 - CF calado p/5 Bip.</text:p>
          </table:table-cell>
          <table:table-cell office:value-type="string" calcext:value-type="string">
            <text:p>GENROD</text:p>
          </table:table-cell>
          <table:table-cell office:value-type="float" office:value="61383.4544014747" calcext:value-type="float">
            <text:p>61383.45440147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8</text:p>
          </table:table-cell>
          <table:table-cell office:value-type="string" calcext:value-type="string">
            <text:p>Gab. Estanco S.9000 - 300x300x100 - CF calado p/10 Bip.</text:p>
          </table:table-cell>
          <table:table-cell office:value-type="string" calcext:value-type="string">
            <text:p>GENROD</text:p>
          </table:table-cell>
          <table:table-cell office:value-type="float" office:value="85369.5014413459" calcext:value-type="float">
            <text:p>85369.50144134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8E</text:p>
          </table:table-cell>
          <table:table-cell office:value-type="string" calcext:value-type="string">
            <text:p>Gab. Estanco S.9000 - 300x450x100 - CF calado p/10 Bip.</text:p>
          </table:table-cell>
          <table:table-cell office:value-type="string" calcext:value-type="string">
            <text:p>GENROD</text:p>
          </table:table-cell>
          <table:table-cell office:value-type="float" office:value="108207.383689172" calcext:value-type="float">
            <text:p>108207.383689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9</text:p>
          </table:table-cell>
          <table:table-cell office:value-type="string" calcext:value-type="string">
            <text:p>Gab. Estanco S.9000 - 300x450x100 - CF calado p/15 Bip.</text:p>
          </table:table-cell>
          <table:table-cell office:value-type="string" calcext:value-type="string">
            <text:p>GENROD</text:p>
          </table:table-cell>
          <table:table-cell office:value-type="float" office:value="108898.218441481" calcext:value-type="float">
            <text:p>108898.2184414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9E</text:p>
          </table:table-cell>
          <table:table-cell office:value-type="string" calcext:value-type="string">
            <text:p>Gab. Estanco S.9000 - 300x600x100 - CF calado p/15 Bip.</text:p>
          </table:table-cell>
          <table:table-cell office:value-type="string" calcext:value-type="string">
            <text:p>GENROD</text:p>
          </table:table-cell>
          <table:table-cell office:value-type="float" office:value="140786.828147859" calcext:value-type="float">
            <text:p>140786.8281478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</text:p>
          </table:table-cell>
          <table:table-cell office:value-type="string" calcext:value-type="string">
            <text:p>Gab. Est. S.9000 -450x600x100- CF calado p/18-24 Bip.</text:p>
          </table:table-cell>
          <table:table-cell office:value-type="string" calcext:value-type="string">
            <text:p>GENROD</text:p>
          </table:table-cell>
          <table:table-cell office:value-type="float" office:value="148580.909172126" calcext:value-type="float">
            <text:p>148580.9091721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1</text:p>
          </table:table-cell>
          <table:table-cell office:value-type="string" calcext:value-type="string">
            <text:p>Gab. Est. S.9000 -600x600x100- CF calado p/30-36 Bip.</text:p>
          </table:table-cell>
          <table:table-cell office:value-type="string" calcext:value-type="string">
            <text:p>GENROD</text:p>
          </table:table-cell>
          <table:table-cell office:value-type="float" office:value="188459.809692311" calcext:value-type="float">
            <text:p>188459.8096923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2</text:p>
          </table:table-cell>
          <table:table-cell office:value-type="string" calcext:value-type="string">
            <text:p>Gab. Est. S.9000 -600x750x100- CF calado p/40-48 Bip.</text:p>
          </table:table-cell>
          <table:table-cell office:value-type="string" calcext:value-type="string">
            <text:p>GENROD</text:p>
          </table:table-cell>
          <table:table-cell office:value-type="float" office:value="253792.313868443" calcext:value-type="float">
            <text:p>253792.3138684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3</text:p>
          </table:table-cell>
          <table:table-cell office:value-type="string" calcext:value-type="string">
            <text:p>Gab. Est. S.9000-600x900x100-CF cal p/50-60 Bip.</text:p>
          </table:table-cell>
          <table:table-cell office:value-type="string" calcext:value-type="string">
            <text:p>GENROD</text:p>
          </table:table-cell>
          <table:table-cell office:value-type="float" office:value="304554.971972292" calcext:value-type="float">
            <text:p>304554.971972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0D</text:p>
          </table:table-cell>
          <table:table-cell office:value-type="string" calcext:value-type="string">
            <text:p>Gab. Estanco S9000 600x900x225 c/ducto de 300</text:p>
          </table:table-cell>
          <table:table-cell office:value-type="string" calcext:value-type="string">
            <text:p>GENROD</text:p>
          </table:table-cell>
          <table:table-cell office:value-type="float" office:value="452969.853184887" calcext:value-type="float">
            <text:p>452969.8531848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1D</text:p>
          </table:table-cell>
          <table:table-cell office:value-type="string" calcext:value-type="string">
            <text:p>Gab. Estanco S9000 600x1200x225 c/ducto de 300</text:p>
          </table:table-cell>
          <table:table-cell office:value-type="string" calcext:value-type="string">
            <text:p>GENROD</text:p>
          </table:table-cell>
          <table:table-cell office:value-type="float" office:value="604704.512542594" calcext:value-type="float">
            <text:p>604704.5125425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4D</text:p>
          </table:table-cell>
          <table:table-cell office:value-type="string" calcext:value-type="string">
            <text:p>Gab. Estanco S9000 600x1500x225 c/ducto de 300</text:p>
          </table:table-cell>
          <table:table-cell office:value-type="string" calcext:value-type="string">
            <text:p>GENROD</text:p>
          </table:table-cell>
          <table:table-cell office:value-type="float" office:value="859581.531255514" calcext:value-type="float">
            <text:p>859581.5312555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5D</text:p>
          </table:table-cell>
          <table:table-cell office:value-type="string" calcext:value-type="string">
            <text:p>Gab. Estanco S9000 750x900x225 c/ducto de 300</text:p>
          </table:table-cell>
          <table:table-cell office:value-type="string" calcext:value-type="string">
            <text:p>GENROD</text:p>
          </table:table-cell>
          <table:table-cell office:value-type="float" office:value="529302.630197869" calcext:value-type="float">
            <text:p>529302.6301978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4D</text:p>
          </table:table-cell>
          <table:table-cell office:value-type="string" calcext:value-type="string">
            <text:p>Gab. Estanco S9000 750x1200x225 c/ducto de 300</text:p>
          </table:table-cell>
          <table:table-cell office:value-type="string" calcext:value-type="string">
            <text:p>GENROD</text:p>
          </table:table-cell>
          <table:table-cell office:value-type="float" office:value="709584.502892946" calcext:value-type="float">
            <text:p>709584.5028929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5D</text:p>
          </table:table-cell>
          <table:table-cell office:value-type="string" calcext:value-type="string">
            <text:p>Gab. Estanco S9000 750x1500x225 c/ducto de 300</text:p>
          </table:table-cell>
          <table:table-cell office:value-type="string" calcext:value-type="string">
            <text:p>GENROD</text:p>
          </table:table-cell>
          <table:table-cell office:value-type="float" office:value="1014295.01449937" calcext:value-type="float">
            <text:p>1014295.014499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7D</text:p>
          </table:table-cell>
          <table:table-cell office:value-type="string" calcext:value-type="string">
            <text:p>Gab. Estanco S9000 600x900x300 c/ducto de 300</text:p>
          </table:table-cell>
          <table:table-cell office:value-type="string" calcext:value-type="string">
            <text:p>GENROD</text:p>
          </table:table-cell>
          <table:table-cell office:value-type="float" office:value="602910.395220498" calcext:value-type="float">
            <text:p>602910.3952204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9D</text:p>
          </table:table-cell>
          <table:table-cell office:value-type="string" calcext:value-type="string">
            <text:p>Gab. Estanco S9000 600x1200x300 c/ducto de 300</text:p>
          </table:table-cell>
          <table:table-cell office:value-type="string" calcext:value-type="string">
            <text:p>GENROD</text:p>
          </table:table-cell>
          <table:table-cell office:value-type="float" office:value="803480.036577996" calcext:value-type="float">
            <text:p>803480.0365779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4D</text:p>
          </table:table-cell>
          <table:table-cell office:value-type="string" calcext:value-type="string">
            <text:p>Gab. Estanco S9000 600x1500x300 c/ducto de 300</text:p>
          </table:table-cell>
          <table:table-cell office:value-type="string" calcext:value-type="string">
            <text:p>GENROD</text:p>
          </table:table-cell>
          <table:table-cell office:value-type="float" office:value="1144095.48915712" calcext:value-type="float">
            <text:p>1144095.489157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1D</text:p>
          </table:table-cell>
          <table:table-cell office:value-type="string" calcext:value-type="string">
            <text:p>Gab. Estanco S9000 750x900x300 c/ducto de 300</text:p>
          </table:table-cell>
          <table:table-cell office:value-type="string" calcext:value-type="string">
            <text:p>GENROD</text:p>
          </table:table-cell>
          <table:table-cell office:value-type="float" office:value="704509.324967376" calcext:value-type="float">
            <text:p>704509.3249673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2D</text:p>
          </table:table-cell>
          <table:table-cell office:value-type="string" calcext:value-type="string">
            <text:p>Gab. Estanco S9000 750x1200x300 c/ducto de 300</text:p>
          </table:table-cell>
          <table:table-cell office:value-type="string" calcext:value-type="string">
            <text:p>GENROD</text:p>
          </table:table-cell>
          <table:table-cell office:value-type="float" office:value="944501.98731841" calcext:value-type="float">
            <text:p>944501.987318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5D</text:p>
          </table:table-cell>
          <table:table-cell office:value-type="string" calcext:value-type="string">
            <text:p>Gab. Estanco S9000 750x1500x300 c/ducto de 300</text:p>
          </table:table-cell>
          <table:table-cell office:value-type="string" calcext:value-type="string">
            <text:p>GENROD</text:p>
          </table:table-cell>
          <table:table-cell office:value-type="float" office:value="1349996.57505044" calcext:value-type="float">
            <text:p>1349996.575050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2</text:p>
          </table:table-cell>
          <table:table-cell office:value-type="string" calcext:value-type="string">
            <text:p>Contrafrente Abisagrado Ciego p/S9000 - 300x300</text:p>
          </table:table-cell>
          <table:table-cell office:value-type="string" calcext:value-type="string">
            <text:p>GENROD</text:p>
          </table:table-cell>
          <table:table-cell office:value-type="float" office:value="29179.9438827397" calcext:value-type="float">
            <text:p>29179.94388273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4</text:p>
          </table:table-cell>
          <table:table-cell office:value-type="string" calcext:value-type="string">
            <text:p>Contrafrente Abisagrado Ciego p/S9000 - 300x450</text:p>
          </table:table-cell>
          <table:table-cell office:value-type="string" calcext:value-type="string">
            <text:p>GENROD</text:p>
          </table:table-cell>
          <table:table-cell office:value-type="float" office:value="35018.8169487728" calcext:value-type="float">
            <text:p>35018.81694877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5</text:p>
          </table:table-cell>
          <table:table-cell office:value-type="string" calcext:value-type="string">
            <text:p>Contrafrente Abisagrado Ciego p/S9000 - 300x600</text:p>
          </table:table-cell>
          <table:table-cell office:value-type="string" calcext:value-type="string">
            <text:p>GENROD</text:p>
          </table:table-cell>
          <table:table-cell office:value-type="float" office:value="46837.2349558246" calcext:value-type="float">
            <text:p>46837.23495582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8</text:p>
          </table:table-cell>
          <table:table-cell office:value-type="string" calcext:value-type="string">
            <text:p>Contrafrente Abisagrado Ciego p/S9000 - 450x450</text:p>
          </table:table-cell>
          <table:table-cell office:value-type="string" calcext:value-type="string">
            <text:p>GENROD</text:p>
          </table:table-cell>
          <table:table-cell office:value-type="float" office:value="50444.6888984232" calcext:value-type="float">
            <text:p>50444.68889842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0</text:p>
          </table:table-cell>
          <table:table-cell office:value-type="string" calcext:value-type="string">
            <text:p>Contrafrente Abisagrado Ciego p/S9000 - 400x500</text:p>
          </table:table-cell>
          <table:table-cell office:value-type="string" calcext:value-type="string">
            <text:p>GENROD</text:p>
          </table:table-cell>
          <table:table-cell office:value-type="float" office:value="50437.7989612585" calcext:value-type="float">
            <text:p>50437.7989612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9</text:p>
          </table:table-cell>
          <table:table-cell office:value-type="string" calcext:value-type="string">
            <text:p>Contrafrente Abisagrado Ciego p/S9000 - 450x600</text:p>
          </table:table-cell>
          <table:table-cell office:value-type="string" calcext:value-type="string">
            <text:p>GENROD</text:p>
          </table:table-cell>
          <table:table-cell office:value-type="float" office:value="58368.6745274506" calcext:value-type="float">
            <text:p>58368.67452745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0</text:p>
          </table:table-cell>
          <table:table-cell office:value-type="string" calcext:value-type="string">
            <text:p>Contrafrente Abisagrado Ciego p/S9000 - 450x750</text:p>
          </table:table-cell>
          <table:table-cell office:value-type="string" calcext:value-type="string">
            <text:p>GENROD</text:p>
          </table:table-cell>
          <table:table-cell office:value-type="float" office:value="70042.6549043862" calcext:value-type="float">
            <text:p>70042.65490438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2</text:p>
          </table:table-cell>
          <table:table-cell office:value-type="string" calcext:value-type="string">
            <text:p>Contrafrente Abisagrado Ciego p/S9000 - 500x600</text:p>
          </table:table-cell>
          <table:table-cell office:value-type="string" calcext:value-type="string">
            <text:p>GENROD</text:p>
          </table:table-cell>
          <table:table-cell office:value-type="float" office:value="64850.0133132279" calcext:value-type="float">
            <text:p>64850.01331322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3</text:p>
          </table:table-cell>
          <table:table-cell office:value-type="string" calcext:value-type="string">
            <text:p>Contrafrente Abisagrado Ciego p/S9000 - 600x600</text:p>
          </table:table-cell>
          <table:table-cell office:value-type="string" calcext:value-type="string">
            <text:p>GENROD</text:p>
          </table:table-cell>
          <table:table-cell office:value-type="float" office:value="72056.1344364539" calcext:value-type="float">
            <text:p>72056.13443645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4</text:p>
          </table:table-cell>
          <table:table-cell office:value-type="string" calcext:value-type="string">
            <text:p>Contrafrente Abisagrado Ciego p/S9000 - 600x750</text:p>
          </table:table-cell>
          <table:table-cell office:value-type="string" calcext:value-type="string">
            <text:p>GENROD</text:p>
          </table:table-cell>
          <table:table-cell office:value-type="float" office:value="85744.2359185535" calcext:value-type="float">
            <text:p>85744.23591855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5</text:p>
          </table:table-cell>
          <table:table-cell office:value-type="string" calcext:value-type="string">
            <text:p>Contrafrente Abisagrado Ciego p/S9000 - 600x900</text:p>
          </table:table-cell>
          <table:table-cell office:value-type="string" calcext:value-type="string">
            <text:p>GENROD</text:p>
          </table:table-cell>
          <table:table-cell office:value-type="float" office:value="99439.8968053965" calcext:value-type="float">
            <text:p>99439.89680539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7</text:p>
          </table:table-cell>
          <table:table-cell office:value-type="string" calcext:value-type="string">
            <text:p>Contrafrente Abisagrado Ciego p/S9000 - 600x1050</text:p>
          </table:table-cell>
          <table:table-cell office:value-type="string" calcext:value-type="string">
            <text:p>GENROD</text:p>
          </table:table-cell>
          <table:table-cell office:value-type="float" office:value="113127.998287496" calcext:value-type="float">
            <text:p>113127.9982874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8</text:p>
          </table:table-cell>
          <table:table-cell office:value-type="string" calcext:value-type="string">
            <text:p>Contrafrente Abisagrado Ciego p/S9000 - 600x1200</text:p>
          </table:table-cell>
          <table:table-cell office:value-type="string" calcext:value-type="string">
            <text:p>GENROD</text:p>
          </table:table-cell>
          <table:table-cell office:value-type="float" office:value="128259.332396977" calcext:value-type="float">
            <text:p>128259.3323969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7</text:p>
          </table:table-cell>
          <table:table-cell office:value-type="string" calcext:value-type="string">
            <text:p>Contrafrente Abisagrado Ciego p/S9000 - 600x1500</text:p>
          </table:table-cell>
          <table:table-cell office:value-type="string" calcext:value-type="string">
            <text:p>GENROD</text:p>
          </table:table-cell>
          <table:table-cell office:value-type="float" office:value="158187.266826562" calcext:value-type="float">
            <text:p>158187.2668265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1</text:p>
          </table:table-cell>
          <table:table-cell office:value-type="string" calcext:value-type="string">
            <text:p>Contrafrente Abisagrado Ciego p/S9000 - 750x750</text:p>
          </table:table-cell>
          <table:table-cell office:value-type="string" calcext:value-type="string">
            <text:p>GENROD</text:p>
          </table:table-cell>
          <table:table-cell office:value-type="float" office:value="107368.261868168" calcext:value-type="float">
            <text:p>107368.2618681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6</text:p>
          </table:table-cell>
          <table:table-cell office:value-type="string" calcext:value-type="string">
            <text:p>Contrafrente Abisagrado Ciego p/S9000 - 750x900</text:p>
          </table:table-cell>
          <table:table-cell office:value-type="string" calcext:value-type="string">
            <text:p>GENROD</text:p>
          </table:table-cell>
          <table:table-cell office:value-type="float" office:value="124658.796286026" calcext:value-type="float">
            <text:p>124658.7962860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9</text:p>
          </table:table-cell>
          <table:table-cell office:value-type="string" calcext:value-type="string">
            <text:p>Contrafrente Abisagrado Ciego p/S9000 - 750x1200</text:p>
          </table:table-cell>
          <table:table-cell office:value-type="string" calcext:value-type="string">
            <text:p>GENROD</text:p>
          </table:table-cell>
          <table:table-cell office:value-type="float" office:value="159969.640571548" calcext:value-type="float">
            <text:p>159969.6405715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8</text:p>
          </table:table-cell>
          <table:table-cell office:value-type="string" calcext:value-type="string">
            <text:p>Contrafrente Abisagrado Ciego p/S9000 - 750x1500</text:p>
          </table:table-cell>
          <table:table-cell office:value-type="string" calcext:value-type="string">
            <text:p>GENROD</text:p>
          </table:table-cell>
          <table:table-cell office:value-type="float" office:value="197285.819200262" calcext:value-type="float">
            <text:p>197285.8192002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9</text:p>
          </table:table-cell>
          <table:table-cell office:value-type="string" calcext:value-type="string">
            <text:p>Contrafrente Abisagrado Ciego p/S9000 - 900x900</text:p>
          </table:table-cell>
          <table:table-cell office:value-type="string" calcext:value-type="string">
            <text:p>GENROD</text:p>
          </table:table-cell>
          <table:table-cell office:value-type="float" office:value="150719.885980728" calcext:value-type="float">
            <text:p>150719.8859807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0</text:p>
          </table:table-cell>
          <table:table-cell office:value-type="string" calcext:value-type="string">
            <text:p>Contrafrente Abisagrado Ciego p/S9000 - 900x1200</text:p>
          </table:table-cell>
          <table:table-cell office:value-type="string" calcext:value-type="string">
            <text:p>GENROD</text:p>
          </table:table-cell>
          <table:table-cell office:value-type="float" office:value="197857.321356658" calcext:value-type="float">
            <text:p>197857.3213566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2C</text:p>
          </table:table-cell>
          <table:table-cell office:value-type="string" calcext:value-type="string">
            <text:p>Contraf. Abisagrado Calado 10 Bip. p/S9000-300x300</text:p>
          </table:table-cell>
          <table:table-cell office:value-type="string" calcext:value-type="string">
            <text:p>GENROD</text:p>
          </table:table-cell>
          <table:table-cell office:value-type="float" office:value="35018.8169487728" calcext:value-type="float">
            <text:p>35018.81694877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4C</text:p>
          </table:table-cell>
          <table:table-cell office:value-type="string" calcext:value-type="string">
            <text:p>Contraf. Abisagrado Calado 15 Bip. p/S9000-300x450</text:p>
          </table:table-cell>
          <table:table-cell office:value-type="string" calcext:value-type="string">
            <text:p>GENROD</text:p>
          </table:table-cell>
          <table:table-cell office:value-type="float" office:value="42020.1925708298" calcext:value-type="float">
            <text:p>42020.19257082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5C</text:p>
          </table:table-cell>
          <table:table-cell office:value-type="string" calcext:value-type="string">
            <text:p>Contraf. Abisagrado Calado 15 Bip. p/S9000-300x600</text:p>
          </table:table-cell>
          <table:table-cell office:value-type="string" calcext:value-type="string">
            <text:p>GENROD</text:p>
          </table:table-cell>
          <table:table-cell office:value-type="float" office:value="56201.3011357168" calcext:value-type="float">
            <text:p>56201.30113571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8C</text:p>
          </table:table-cell>
          <table:table-cell office:value-type="string" calcext:value-type="string">
            <text:p>Contraf. Abisagrado Calado 18 Bip. p/S9000-450x450</text:p>
          </table:table-cell>
          <table:table-cell office:value-type="string" calcext:value-type="string">
            <text:p>GENROD</text:p>
          </table:table-cell>
          <table:table-cell office:value-type="float" office:value="60525.3643324067" calcext:value-type="float">
            <text:p>60525.36433240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0C</text:p>
          </table:table-cell>
          <table:table-cell office:value-type="string" calcext:value-type="string">
            <text:p>Contraf. Abisagrado Calado 18 Bip. p/S9000-400x500</text:p>
          </table:table-cell>
          <table:table-cell office:value-type="string" calcext:value-type="string">
            <text:p>GENROD</text:p>
          </table:table-cell>
          <table:table-cell office:value-type="float" office:value="60525.3643324067" calcext:value-type="float">
            <text:p>60525.36433240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9C</text:p>
          </table:table-cell>
          <table:table-cell office:value-type="string" calcext:value-type="string">
            <text:p>Contraf. Abisagrado Calado 27 Bip. p/S9000-450x600</text:p>
          </table:table-cell>
          <table:table-cell office:value-type="string" calcext:value-type="string">
            <text:p>GENROD</text:p>
          </table:table-cell>
          <table:table-cell office:value-type="float" office:value="70042.6549043862" calcext:value-type="float">
            <text:p>70042.65490438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0C</text:p>
          </table:table-cell>
          <table:table-cell office:value-type="string" calcext:value-type="string">
            <text:p>Contraf. Abisagrado Calado 36 Bip. p/S9000-450x750</text:p>
          </table:table-cell>
          <table:table-cell office:value-type="string" calcext:value-type="string">
            <text:p>GENROD</text:p>
          </table:table-cell>
          <table:table-cell office:value-type="float" office:value="84049.813476727" calcext:value-type="float">
            <text:p>84049.8134767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2C</text:p>
          </table:table-cell>
          <table:table-cell office:value-type="string" calcext:value-type="string">
            <text:p>Contraf. Abisagrado Calado 27 Bip. p/S9000-500x600</text:p>
          </table:table-cell>
          <table:table-cell office:value-type="string" calcext:value-type="string">
            <text:p>GENROD</text:p>
          </table:table-cell>
          <table:table-cell office:value-type="float" office:value="77822.175008815" calcext:value-type="float">
            <text:p>77822.1750088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3C</text:p>
          </table:table-cell>
          <table:table-cell office:value-type="string" calcext:value-type="string">
            <text:p>Contraf. Abisagrado Calado 36 Bip. p/S9000-600x600</text:p>
          </table:table-cell>
          <table:table-cell office:value-type="string" calcext:value-type="string">
            <text:p>GENROD</text:p>
          </table:table-cell>
          <table:table-cell office:value-type="float" office:value="86469.6319346159" calcext:value-type="float">
            <text:p>86469.63193461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4C</text:p>
          </table:table-cell>
          <table:table-cell office:value-type="string" calcext:value-type="string">
            <text:p>Contraf. Abisagrado Calado 48 Bip. p/S9000-600x750</text:p>
          </table:table-cell>
          <table:table-cell office:value-type="string" calcext:value-type="string">
            <text:p>GENROD</text:p>
          </table:table-cell>
          <table:table-cell office:value-type="float" office:value="102897.864216556" calcext:value-type="float">
            <text:p>102897.8642165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5C</text:p>
          </table:table-cell>
          <table:table-cell office:value-type="string" calcext:value-type="string">
            <text:p>Contraf. Abisagrado Calado 60 Bip. p/S9000-600x900</text:p>
          </table:table-cell>
          <table:table-cell office:value-type="string" calcext:value-type="string">
            <text:p>GENROD</text:p>
          </table:table-cell>
          <table:table-cell office:value-type="float" office:value="119329.248575012" calcext:value-type="float">
            <text:p>119329.2485750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7C</text:p>
          </table:table-cell>
          <table:table-cell office:value-type="string" calcext:value-type="string">
            <text:p>Contraf. Abisagrado Calado 72 Bip. p/S9000-600x1050</text:p>
          </table:table-cell>
          <table:table-cell office:value-type="string" calcext:value-type="string">
            <text:p>GENROD</text:p>
          </table:table-cell>
          <table:table-cell office:value-type="float" office:value="135760.632933469" calcext:value-type="float">
            <text:p>135760.6329334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8C</text:p>
          </table:table-cell>
          <table:table-cell office:value-type="string" calcext:value-type="string">
            <text:p>Contraf. Abisagrado Calado 84 Bip. p/S9000-600x1200</text:p>
          </table:table-cell>
          <table:table-cell office:value-type="string" calcext:value-type="string">
            <text:p>GENROD</text:p>
          </table:table-cell>
          <table:table-cell office:value-type="float" office:value="153914.724738954" calcext:value-type="float">
            <text:p>153914.7247389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7C</text:p>
          </table:table-cell>
          <table:table-cell office:value-type="string" calcext:value-type="string">
            <text:p>Contraf. Abisagrado Calado 108 Bip. p/S9000-600x1500</text:p>
          </table:table-cell>
          <table:table-cell office:value-type="string" calcext:value-type="string">
            <text:p>GENROD</text:p>
          </table:table-cell>
          <table:table-cell office:value-type="float" office:value="189827.866689495" calcext:value-type="float">
            <text:p>189827.8666894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1C</text:p>
          </table:table-cell>
          <table:table-cell office:value-type="string" calcext:value-type="string">
            <text:p>Contraf. Abisagrado Calado 64 Bip. p/S9000-750x750</text:p>
          </table:table-cell>
          <table:table-cell office:value-type="string" calcext:value-type="string">
            <text:p>GENROD</text:p>
          </table:table-cell>
          <table:table-cell office:value-type="float" office:value="128837.752385021" calcext:value-type="float">
            <text:p>128837.7523850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6C</text:p>
          </table:table-cell>
          <table:table-cell office:value-type="string" calcext:value-type="string">
            <text:p>Contraf. Abisagrado Calado 80 Bip. p/S9000 - 750x900</text:p>
          </table:table-cell>
          <table:table-cell office:value-type="string" calcext:value-type="string">
            <text:p>GENROD</text:p>
          </table:table-cell>
          <table:table-cell office:value-type="float" office:value="149590.04786365" calcext:value-type="float">
            <text:p>149590.047863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9C</text:p>
          </table:table-cell>
          <table:table-cell office:value-type="string" calcext:value-type="string">
            <text:p>Contraf. Abisagrado Calado 112 Bip. p/S9000 - 750x1200</text:p>
          </table:table-cell>
          <table:table-cell office:value-type="string" calcext:value-type="string">
            <text:p>GENROD</text:p>
          </table:table-cell>
          <table:table-cell office:value-type="float" office:value="191961.292496089" calcext:value-type="float">
            <text:p>191961.2924960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8C</text:p>
          </table:table-cell>
          <table:table-cell office:value-type="string" calcext:value-type="string">
            <text:p>Contraf. Abisagrado Calado 144 Bip. p/S9000 - 750x1500</text:p>
          </table:table-cell>
          <table:table-cell office:value-type="string" calcext:value-type="string">
            <text:p>GENROD</text:p>
          </table:table-cell>
          <table:table-cell office:value-type="float" office:value="236751.769802286" calcext:value-type="float">
            <text:p>236751.7698022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2</text:p>
          </table:table-cell>
          <table:table-cell office:value-type="string" calcext:value-type="string">
            <text:p>Contrafrente Abulonado Ciego p/S9000 - 300x300</text:p>
          </table:table-cell>
          <table:table-cell office:value-type="string" calcext:value-type="string">
            <text:p>GENROD</text:p>
          </table:table-cell>
          <table:table-cell office:value-type="float" office:value="19312.8286063787" calcext:value-type="float">
            <text:p>19312.82860637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4</text:p>
          </table:table-cell>
          <table:table-cell office:value-type="string" calcext:value-type="string">
            <text:p>Contrafrente Abulonado Ciego p/S9000 - 300x450</text:p>
          </table:table-cell>
          <table:table-cell office:value-type="string" calcext:value-type="string">
            <text:p>GENROD</text:p>
          </table:table-cell>
          <table:table-cell office:value-type="float" office:value="23057.8023474463" calcext:value-type="float">
            <text:p>23057.80234744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5</text:p>
          </table:table-cell>
          <table:table-cell office:value-type="string" calcext:value-type="string">
            <text:p>Contrafrente Abulonado Ciego p/S9000 - 300x600</text:p>
          </table:table-cell>
          <table:table-cell office:value-type="string" calcext:value-type="string">
            <text:p>GENROD</text:p>
          </table:table-cell>
          <table:table-cell office:value-type="float" office:value="31343.5236248605" calcext:value-type="float">
            <text:p>31343.52362486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8</text:p>
          </table:table-cell>
          <table:table-cell office:value-type="string" calcext:value-type="string">
            <text:p>Contrafrente Abulonado Ciego p/S9000 - 450x450</text:p>
          </table:table-cell>
          <table:table-cell office:value-type="string" calcext:value-type="string">
            <text:p>GENROD</text:p>
          </table:table-cell>
          <table:table-cell office:value-type="float" office:value="33510.2554434979" calcext:value-type="float">
            <text:p>33510.25544349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0</text:p>
          </table:table-cell>
          <table:table-cell office:value-type="string" calcext:value-type="string">
            <text:p>Contrafrente Abulonado Ciego p/S9000 - 400x500</text:p>
          </table:table-cell>
          <table:table-cell office:value-type="string" calcext:value-type="string">
            <text:p>GENROD</text:p>
          </table:table-cell>
          <table:table-cell office:value-type="float" office:value="33510.2554434979" calcext:value-type="float">
            <text:p>33510.25544349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9</text:p>
          </table:table-cell>
          <table:table-cell office:value-type="string" calcext:value-type="string">
            <text:p>Contrafrente Abulonado Ciego p/S9000 - 450x600</text:p>
          </table:table-cell>
          <table:table-cell office:value-type="string" calcext:value-type="string">
            <text:p>GENROD</text:p>
          </table:table-cell>
          <table:table-cell office:value-type="float" office:value="38626.8845699852" calcext:value-type="float">
            <text:p>38626.88456998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0</text:p>
          </table:table-cell>
          <table:table-cell office:value-type="string" calcext:value-type="string">
            <text:p>Contrafrente Abulonado Ciego p/S9000 - 450x750</text:p>
          </table:table-cell>
          <table:table-cell office:value-type="string" calcext:value-type="string">
            <text:p>GENROD</text:p>
          </table:table-cell>
          <table:table-cell office:value-type="float" office:value="46114.9910162788" calcext:value-type="float">
            <text:p>46114.99101627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2</text:p>
          </table:table-cell>
          <table:table-cell office:value-type="string" calcext:value-type="string">
            <text:p>Contrafrente Abulonado Ciego p/S9000 - 500x600</text:p>
          </table:table-cell>
          <table:table-cell office:value-type="string" calcext:value-type="string">
            <text:p>GENROD</text:p>
          </table:table-cell>
          <table:table-cell office:value-type="float" office:value="42802.7164869459" calcext:value-type="float">
            <text:p>42802.71648694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3</text:p>
          </table:table-cell>
          <table:table-cell office:value-type="string" calcext:value-type="string">
            <text:p>Contrafrente Abulonado Ciego p/S9000 - 600x600</text:p>
          </table:table-cell>
          <table:table-cell office:value-type="string" calcext:value-type="string">
            <text:p>GENROD</text:p>
          </table:table-cell>
          <table:table-cell office:value-type="float" office:value="47558.8652167566" calcext:value-type="float">
            <text:p>47558.8652167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4</text:p>
          </table:table-cell>
          <table:table-cell office:value-type="string" calcext:value-type="string">
            <text:p>Contrafrente Abulonado Ciego p/S9000 - 600x750</text:p>
          </table:table-cell>
          <table:table-cell office:value-type="string" calcext:value-type="string">
            <text:p>GENROD</text:p>
          </table:table-cell>
          <table:table-cell office:value-type="float" office:value="56488.3074656252" calcext:value-type="float">
            <text:p>56488.30746562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5</text:p>
          </table:table-cell>
          <table:table-cell office:value-type="string" calcext:value-type="string">
            <text:p>Contrafrente Abulonado Ciego p/S9000 - 600x900</text:p>
          </table:table-cell>
          <table:table-cell office:value-type="string" calcext:value-type="string">
            <text:p>GENROD</text:p>
          </table:table-cell>
          <table:table-cell office:value-type="float" office:value="65425.9506923335" calcext:value-type="float">
            <text:p>65425.95069233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7</text:p>
          </table:table-cell>
          <table:table-cell office:value-type="string" calcext:value-type="string">
            <text:p>Contrafrente Abulonado Ciego p/S9000 - 600x1050</text:p>
          </table:table-cell>
          <table:table-cell office:value-type="string" calcext:value-type="string">
            <text:p>GENROD</text:p>
          </table:table-cell>
          <table:table-cell office:value-type="float" office:value="74940.7307608927" calcext:value-type="float">
            <text:p>74940.7307608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8</text:p>
          </table:table-cell>
          <table:table-cell office:value-type="string" calcext:value-type="string">
            <text:p>Contrafrente Abulonado Ciego p/S9000 - 600x1200</text:p>
          </table:table-cell>
          <table:table-cell office:value-type="string" calcext:value-type="string">
            <text:p>GENROD</text:p>
          </table:table-cell>
          <table:table-cell office:value-type="float" office:value="88342.4395916979" calcext:value-type="float">
            <text:p>88342.43959169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7</text:p>
          </table:table-cell>
          <table:table-cell office:value-type="string" calcext:value-type="string">
            <text:p>Contrafrente Abulonado Ciego p/S9000 - 600x1500</text:p>
          </table:table-cell>
          <table:table-cell office:value-type="string" calcext:value-type="string">
            <text:p>GENROD</text:p>
          </table:table-cell>
          <table:table-cell office:value-type="float" office:value="108955.318447052" calcext:value-type="float">
            <text:p>108955.3184470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1</text:p>
          </table:table-cell>
          <table:table-cell office:value-type="string" calcext:value-type="string">
            <text:p>Contrafrente Abulonado Ciego p/S9000 - 750x750</text:p>
          </table:table-cell>
          <table:table-cell office:value-type="string" calcext:value-type="string">
            <text:p>GENROD</text:p>
          </table:table-cell>
          <table:table-cell office:value-type="float" office:value="82428.1956340901" calcext:value-type="float">
            <text:p>82428.19563409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6</text:p>
          </table:table-cell>
          <table:table-cell office:value-type="string" calcext:value-type="string">
            <text:p>Contrafrente Abulonado Ciego p/S9000 - 750x900</text:p>
          </table:table-cell>
          <table:table-cell office:value-type="string" calcext:value-type="string">
            <text:p>GENROD</text:p>
          </table:table-cell>
          <table:table-cell office:value-type="float" office:value="96558.4525574743" calcext:value-type="float">
            <text:p>96558.45255747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9</text:p>
          </table:table-cell>
          <table:table-cell office:value-type="string" calcext:value-type="string">
            <text:p>Contrafrente Abulonado Ciego p/S9000 - 750x1200</text:p>
          </table:table-cell>
          <table:table-cell office:value-type="string" calcext:value-type="string">
            <text:p>GENROD</text:p>
          </table:table-cell>
          <table:table-cell office:value-type="float" office:value="124297.032743157" calcext:value-type="float">
            <text:p>124297.0327431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8</text:p>
          </table:table-cell>
          <table:table-cell office:value-type="string" calcext:value-type="string">
            <text:p>Contrafrente Abulonado Ciego p/S9000 - 750x1500</text:p>
          </table:table-cell>
          <table:table-cell office:value-type="string" calcext:value-type="string">
            <text:p>GENROD</text:p>
          </table:table-cell>
          <table:table-cell office:value-type="float" office:value="153299.539823044" calcext:value-type="float">
            <text:p>153299.5398230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9</text:p>
          </table:table-cell>
          <table:table-cell office:value-type="string" calcext:value-type="string">
            <text:p>Contrafrente Abulonado Ciego p/S9000 - 900x900</text:p>
          </table:table-cell>
          <table:table-cell office:value-type="string" calcext:value-type="string">
            <text:p>GENROD</text:p>
          </table:table-cell>
          <table:table-cell office:value-type="float" office:value="128023.819281668" calcext:value-type="float">
            <text:p>128023.8192816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0</text:p>
          </table:table-cell>
          <table:table-cell office:value-type="string" calcext:value-type="string">
            <text:p>Contrafrente Abulonado Ciego p/S9000 - 900x1200</text:p>
          </table:table-cell>
          <table:table-cell office:value-type="string" calcext:value-type="string">
            <text:p>GENROD</text:p>
          </table:table-cell>
          <table:table-cell office:value-type="float" office:value="158993.026846558" calcext:value-type="float">
            <text:p>158993.0268465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2C</text:p>
          </table:table-cell>
          <table:table-cell office:value-type="string" calcext:value-type="string">
            <text:p>Contraf. Abulonado Calado 10 Bip. p/S9000-300x300</text:p>
          </table:table-cell>
          <table:table-cell office:value-type="string" calcext:value-type="string">
            <text:p>GENROD</text:p>
          </table:table-cell>
          <table:table-cell office:value-type="float" office:value="25105.8431432672" calcext:value-type="float">
            <text:p>25105.84314326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4C</text:p>
          </table:table-cell>
          <table:table-cell office:value-type="string" calcext:value-type="string">
            <text:p>Contraf. Abulonado Calado 15 Bip. p/S9000-300x450</text:p>
          </table:table-cell>
          <table:table-cell office:value-type="string" calcext:value-type="string">
            <text:p>GENROD</text:p>
          </table:table-cell>
          <table:table-cell office:value-type="float" office:value="29973.7650642473" calcext:value-type="float">
            <text:p>29973.76506424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5C</text:p>
          </table:table-cell>
          <table:table-cell office:value-type="string" calcext:value-type="string">
            <text:p>Contraf. Abulonado Calado 15 Bip. p/S9000-300x600</text:p>
          </table:table-cell>
          <table:table-cell office:value-type="string" calcext:value-type="string">
            <text:p>GENROD</text:p>
          </table:table-cell>
          <table:table-cell office:value-type="float" office:value="40786.7264514579" calcext:value-type="float">
            <text:p>40786.72645145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8C</text:p>
          </table:table-cell>
          <table:table-cell office:value-type="string" calcext:value-type="string">
            <text:p>Contraf. Abulonado Calado 18 Bip. p/S9000-450x450</text:p>
          </table:table-cell>
          <table:table-cell office:value-type="string" calcext:value-type="string">
            <text:p>GENROD</text:p>
          </table:table-cell>
          <table:table-cell office:value-type="float" office:value="43558.2664385347" calcext:value-type="float">
            <text:p>43558.26643853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0C</text:p>
          </table:table-cell>
          <table:table-cell office:value-type="string" calcext:value-type="string">
            <text:p>Contraf. Abulonado Calado 18 Bip. p/S9000-400x500</text:p>
          </table:table-cell>
          <table:table-cell office:value-type="string" calcext:value-type="string">
            <text:p>GENROD</text:p>
          </table:table-cell>
          <table:table-cell office:value-type="float" office:value="43558.2664385347" calcext:value-type="float">
            <text:p>43558.26643853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9C</text:p>
          </table:table-cell>
          <table:table-cell office:value-type="string" calcext:value-type="string">
            <text:p>Contraf. Abulonado Calado 27 Bip. p/S9000-450x600</text:p>
          </table:table-cell>
          <table:table-cell office:value-type="string" calcext:value-type="string">
            <text:p>GENROD</text:p>
          </table:table-cell>
          <table:table-cell office:value-type="float" office:value="50224.8803767323" calcext:value-type="float">
            <text:p>50224.88037673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0C</text:p>
          </table:table-cell>
          <table:table-cell office:value-type="string" calcext:value-type="string">
            <text:p>Contraf. Abulonado Calado 36 Bip. p/S9000-450x750</text:p>
          </table:table-cell>
          <table:table-cell office:value-type="string" calcext:value-type="string">
            <text:p>GENROD</text:p>
          </table:table-cell>
          <table:table-cell office:value-type="float" office:value="59954.4758546242" calcext:value-type="float">
            <text:p>59954.47585462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2C</text:p>
          </table:table-cell>
          <table:table-cell office:value-type="string" calcext:value-type="string">
            <text:p>Contraf. Abulonado Calado 27 Bip. p/S9000-500x600</text:p>
          </table:table-cell>
          <table:table-cell office:value-type="string" calcext:value-type="string">
            <text:p>GENROD</text:p>
          </table:table-cell>
          <table:table-cell office:value-type="float" office:value="55642.965175036" calcext:value-type="float">
            <text:p>55642.9651750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3C</text:p>
          </table:table-cell>
          <table:table-cell office:value-type="string" calcext:value-type="string">
            <text:p>Contraf. Abulonado Calado 36 Bip. p/S9000-600x600</text:p>
          </table:table-cell>
          <table:table-cell office:value-type="string" calcext:value-type="string">
            <text:p>GENROD</text:p>
          </table:table-cell>
          <table:table-cell office:value-type="float" office:value="61826.6419386098" calcext:value-type="float">
            <text:p>61826.64193860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4C</text:p>
          </table:table-cell>
          <table:table-cell office:value-type="string" calcext:value-type="string">
            <text:p>Contraf. Abulonado Calado 48 Bip. p/S9000 - 600x750</text:p>
          </table:table-cell>
          <table:table-cell office:value-type="string" calcext:value-type="string">
            <text:p>GENROD</text:p>
          </table:table-cell>
          <table:table-cell office:value-type="float" office:value="73442.8528423955" calcext:value-type="float">
            <text:p>73442.85284239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5C</text:p>
          </table:table-cell>
          <table:table-cell office:value-type="string" calcext:value-type="string">
            <text:p>Contraf. Abulonado Calado 60 Bip. p/S9000-600x900</text:p>
          </table:table-cell>
          <table:table-cell office:value-type="string" calcext:value-type="string">
            <text:p>GENROD</text:p>
          </table:table-cell>
          <table:table-cell office:value-type="float" office:value="85059.0637461812" calcext:value-type="float">
            <text:p>85059.06374618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7C</text:p>
          </table:table-cell>
          <table:table-cell office:value-type="string" calcext:value-type="string">
            <text:p>Contraf. Abulonado Calado 72 Bip. p/S9000- 600x1050</text:p>
          </table:table-cell>
          <table:table-cell office:value-type="string" calcext:value-type="string">
            <text:p>GENROD</text:p>
          </table:table-cell>
          <table:table-cell office:value-type="float" office:value="97418.2441899716" calcext:value-type="float">
            <text:p>97418.24418997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8C</text:p>
          </table:table-cell>
          <table:table-cell office:value-type="string" calcext:value-type="string">
            <text:p>Contraf. Abulonado Calado 84 Bip. p/S9000-600x1200</text:p>
          </table:table-cell>
          <table:table-cell office:value-type="string" calcext:value-type="string">
            <text:p>GENROD</text:p>
          </table:table-cell>
          <table:table-cell office:value-type="float" office:value="114844.429475974" calcext:value-type="float">
            <text:p>114844.4294759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7C</text:p>
          </table:table-cell>
          <table:table-cell office:value-type="string" calcext:value-type="string">
            <text:p>Contraf. Abulonado Calado 108 Bip. p/S9000-600x1500</text:p>
          </table:table-cell>
          <table:table-cell office:value-type="string" calcext:value-type="string">
            <text:p>GENROD</text:p>
          </table:table-cell>
          <table:table-cell office:value-type="float" office:value="141641.264039727" calcext:value-type="float">
            <text:p>141641.2640397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1C</text:p>
          </table:table-cell>
          <table:table-cell office:value-type="string" calcext:value-type="string">
            <text:p>Contraf. Abulonado Calado 64 Bip. p/S9000- 750x750</text:p>
          </table:table-cell>
          <table:table-cell office:value-type="string" calcext:value-type="string">
            <text:p>GENROD</text:p>
          </table:table-cell>
          <table:table-cell office:value-type="float" office:value="107161.005863579" calcext:value-type="float">
            <text:p>107161.0058635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6C</text:p>
          </table:table-cell>
          <table:table-cell office:value-type="string" calcext:value-type="string">
            <text:p>Contraf. Abulonado Calado 80 Bip. p/S9000-750x900</text:p>
          </table:table-cell>
          <table:table-cell office:value-type="string" calcext:value-type="string">
            <text:p>GENROD</text:p>
          </table:table-cell>
          <table:table-cell office:value-type="float" office:value="125526.733107398" calcext:value-type="float">
            <text:p>125526.7331073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9C</text:p>
          </table:table-cell>
          <table:table-cell office:value-type="string" calcext:value-type="string">
            <text:p>Contraf. Abulonado Calado 112 Bip. p/S9000-750x1200</text:p>
          </table:table-cell>
          <table:table-cell office:value-type="string" calcext:value-type="string">
            <text:p>GENROD</text:p>
          </table:table-cell>
          <table:table-cell office:value-type="float" office:value="161586.851085958" calcext:value-type="float">
            <text:p>161586.8510859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8C</text:p>
          </table:table-cell>
          <table:table-cell office:value-type="string" calcext:value-type="string">
            <text:p>Contraf. Abulonado Calado 144 Bip. p/S9000-750x1500</text:p>
          </table:table-cell>
          <table:table-cell office:value-type="string" calcext:value-type="string">
            <text:p>GENROD</text:p>
          </table:table-cell>
          <table:table-cell office:value-type="float" office:value="199289.256718648" calcext:value-type="float">
            <text:p>199289.2567186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7</text:p>
          </table:table-cell>
          <table:table-cell office:value-type="string" calcext:value-type="string">
            <text:p>Soporte Fijo p/Contrafrente Profundidad 100mm.</text:p>
          </table:table-cell>
          <table:table-cell office:value-type="string" calcext:value-type="string">
            <text:p>GENROD</text:p>
          </table:table-cell>
          <table:table-cell office:value-type="float" office:value="5384.52773591867" calcext:value-type="float">
            <text:p>5384.527735918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1</text:p>
          </table:table-cell>
          <table:table-cell office:value-type="string" calcext:value-type="string">
            <text:p>Soporte Regulable p/Contrafrente Profundidad 150mm.</text:p>
          </table:table-cell>
          <table:table-cell office:value-type="string" calcext:value-type="string">
            <text:p>GENROD</text:p>
          </table:table-cell>
          <table:table-cell office:value-type="float" office:value="8156.20719540771" calcext:value-type="float">
            <text:p>8156.207195407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2</text:p>
          </table:table-cell>
          <table:table-cell office:value-type="string" calcext:value-type="string">
            <text:p>Soporte Regulable p/Contrafrente Profundidad 225mm.</text:p>
          </table:table-cell>
          <table:table-cell office:value-type="string" calcext:value-type="string">
            <text:p>GENROD</text:p>
          </table:table-cell>
          <table:table-cell office:value-type="float" office:value="9617.7386032751" calcext:value-type="float">
            <text:p>9617.73860327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3</text:p>
          </table:table-cell>
          <table:table-cell office:value-type="string" calcext:value-type="string">
            <text:p>Soporte Regulable p/Contrafrente Profundidad 300mm.</text:p>
          </table:table-cell>
          <table:table-cell office:value-type="string" calcext:value-type="string">
            <text:p>GENROD</text:p>
          </table:table-cell>
          <table:table-cell office:value-type="float" office:value="13112.7777816079" calcext:value-type="float">
            <text:p>13112.77778160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41</text:p>
          </table:table-cell>
          <table:table-cell office:value-type="string" calcext:value-type="string">
            <text:p>Riel Porta elementos x 1 metro</text:p>
          </table:table-cell>
          <table:table-cell office:value-type="string" calcext:value-type="string">
            <text:p>GENROD</text:p>
          </table:table-cell>
          <table:table-cell office:value-type="float" office:value="15210.1918113618" calcext:value-type="float">
            <text:p>15210.19181136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400004</text:p>
          </table:table-cell>
          <table:table-cell office:value-type="string" calcext:value-type="string">
            <text:p>Sop. Fijo para Riel Portael. 45mm</text:p>
          </table:table-cell>
          <table:table-cell office:value-type="string" calcext:value-type="string">
            <text:p>GENROD</text:p>
          </table:table-cell>
          <table:table-cell office:value-type="float" office:value="5598.50631077793" calcext:value-type="float">
            <text:p>5598.506310777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400610</text:p>
          </table:table-cell>
          <table:table-cell office:value-type="string" calcext:value-type="string">
            <text:p>Sop. Fijacion Riel Portael. - Regulacion 65 a 100mm</text:p>
          </table:table-cell>
          <table:table-cell office:value-type="string" calcext:value-type="string">
            <text:p>GENROD</text:p>
          </table:table-cell>
          <table:table-cell office:value-type="float" office:value="6498.187053176" calcext:value-type="float">
            <text:p>6498.1870531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401013</text:p>
          </table:table-cell>
          <table:table-cell office:value-type="string" calcext:value-type="string">
            <text:p>Sop. Fijacion Riel Portael.-Regulacion 100 a 130mm</text:p>
          </table:table-cell>
          <table:table-cell office:value-type="string" calcext:value-type="string">
            <text:p>GENROD</text:p>
          </table:table-cell>
          <table:table-cell office:value-type="float" office:value="7492.06746280126" calcext:value-type="float">
            <text:p>7492.067462801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401216</text:p>
          </table:table-cell>
          <table:table-cell office:value-type="string" calcext:value-type="string">
            <text:p>Sop. Fijacion Riel Portael.-Regulacion 115 a 160mm</text:p>
          </table:table-cell>
          <table:table-cell office:value-type="string" calcext:value-type="string">
            <text:p>GENROD</text:p>
          </table:table-cell>
          <table:table-cell office:value-type="float" office:value="8560.62140194004" calcext:value-type="float">
            <text:p>8560.621401940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50</text:p>
          </table:table-cell>
          <table:table-cell office:value-type="string" calcext:value-type="string">
            <text:p>Riel DIN 35 mm. Longitud 1 metro</text:p>
          </table:table-cell>
          <table:table-cell office:value-type="string" calcext:value-type="string">
            <text:p>GENROD</text:p>
          </table:table-cell>
          <table:table-cell office:value-type="float" office:value="5275.51609851156" calcext:value-type="float">
            <text:p>5275.516098511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56</text:p>
          </table:table-cell>
          <table:table-cell office:value-type="string" calcext:value-type="string">
            <text:p>Riel DIN 35 mm. - Seccionable - Longitud 1 metro</text:p>
          </table:table-cell>
          <table:table-cell office:value-type="string" calcext:value-type="string">
            <text:p>GENROD</text:p>
          </table:table-cell>
          <table:table-cell office:value-type="float" office:value="6766.00197916006" calcext:value-type="float">
            <text:p>6766.001979160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6</text:p>
          </table:table-cell>
          <table:table-cell office:value-type="string" calcext:value-type="string">
            <text:p>Kit Soporte p/Llave Term. y Riel DIN p/4 Bip. 250mm.</text:p>
          </table:table-cell>
          <table:table-cell office:value-type="string" calcext:value-type="string">
            <text:p>GENROD</text:p>
          </table:table-cell>
          <table:table-cell office:value-type="float" office:value="10921.8056577231" calcext:value-type="float">
            <text:p>10921.80565772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7</text:p>
          </table:table-cell>
          <table:table-cell office:value-type="string" calcext:value-type="string">
            <text:p>Kit Soporte p/Llave Term. y Riel DIN p/6 Bip. 300mm.</text:p>
          </table:table-cell>
          <table:table-cell office:value-type="string" calcext:value-type="string">
            <text:p>GENROD</text:p>
          </table:table-cell>
          <table:table-cell office:value-type="float" office:value="14261.4167798551" calcext:value-type="float">
            <text:p>14261.41677985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8</text:p>
          </table:table-cell>
          <table:table-cell office:value-type="string" calcext:value-type="string">
            <text:p>Kit Soporte p/Llave Term. y Riel DIN p/8 Bip. 400mm.</text:p>
          </table:table-cell>
          <table:table-cell office:value-type="string" calcext:value-type="string">
            <text:p>GENROD</text:p>
          </table:table-cell>
          <table:table-cell office:value-type="float" office:value="16990.696626023" calcext:value-type="float">
            <text:p>16990.6966260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5CCTV</text:p>
          </table:table-cell>
          <table:table-cell office:value-type="string" calcext:value-type="string">
            <text:p>Gab. Estanco con sobretecho, cap. Vent 450x450x225</text:p>
          </table:table-cell>
          <table:table-cell office:value-type="string" calcext:value-type="string">
            <text:p>GENROD</text:p>
          </table:table-cell>
          <table:table-cell office:value-type="float" office:value="328038.109388107" calcext:value-type="float">
            <text:p>328038.1093881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6CCTV</text:p>
          </table:table-cell>
          <table:table-cell office:value-type="string" calcext:value-type="string">
            <text:p>Gab. Estanco con sobretecho, cap. Vent 450x600x225</text:p>
          </table:table-cell>
          <table:table-cell office:value-type="string" calcext:value-type="string">
            <text:p>GENROD</text:p>
          </table:table-cell>
          <table:table-cell office:value-type="float" office:value="367402.691440914" calcext:value-type="float">
            <text:p>367402.6914409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8CCTV</text:p>
          </table:table-cell>
          <table:table-cell office:value-type="string" calcext:value-type="string">
            <text:p>Gab. Estanco con sobretecho, cap. Vent 600x600x225</text:p>
          </table:table-cell>
          <table:table-cell office:value-type="string" calcext:value-type="string">
            <text:p>GENROD</text:p>
          </table:table-cell>
          <table:table-cell office:value-type="float" office:value="404142.960585006" calcext:value-type="float">
            <text:p>404142.9605850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4515</text:p>
          </table:table-cell>
          <table:table-cell office:value-type="string" calcext:value-type="string">
            <text:p>Contraf. Parcial Abulonado Ciego p/S9000 - 450x150</text:p>
          </table:table-cell>
          <table:table-cell office:value-type="string" calcext:value-type="string">
            <text:p>GENROD</text:p>
          </table:table-cell>
          <table:table-cell office:value-type="float" office:value="10972.2946709541" calcext:value-type="float">
            <text:p>10972.29467095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4530</text:p>
          </table:table-cell>
          <table:table-cell office:value-type="string" calcext:value-type="string">
            <text:p>Contraf. Parcial Abulonado Ciego p/S9000 - 450x300</text:p>
          </table:table-cell>
          <table:table-cell office:value-type="string" calcext:value-type="string">
            <text:p>GENROD</text:p>
          </table:table-cell>
          <table:table-cell office:value-type="float" office:value="20981.6439133178" calcext:value-type="float">
            <text:p>20981.64391331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15</text:p>
          </table:table-cell>
          <table:table-cell office:value-type="string" calcext:value-type="string">
            <text:p>Contraf. Parcial Abulonado Ciego p/S9000 - 600x150</text:p>
          </table:table-cell>
          <table:table-cell office:value-type="string" calcext:value-type="string">
            <text:p>GENROD</text:p>
          </table:table-cell>
          <table:table-cell office:value-type="float" office:value="14988.151731075" calcext:value-type="float">
            <text:p>14988.1517310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30</text:p>
          </table:table-cell>
          <table:table-cell office:value-type="string" calcext:value-type="string">
            <text:p>Contraf. Parcial Abulonado Ciego p/S9000 - 600x300</text:p>
          </table:table-cell>
          <table:table-cell office:value-type="string" calcext:value-type="string">
            <text:p>GENROD</text:p>
          </table:table-cell>
          <table:table-cell office:value-type="float" office:value="28656.727075461" calcext:value-type="float">
            <text:p>28656.7270754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7515</text:p>
          </table:table-cell>
          <table:table-cell office:value-type="string" calcext:value-type="string">
            <text:p>Contraf. Parcial Abulonado Ciego p/S9000 - 750x150</text:p>
          </table:table-cell>
          <table:table-cell office:value-type="string" calcext:value-type="string">
            <text:p>GENROD</text:p>
          </table:table-cell>
          <table:table-cell office:value-type="float" office:value="19008.7229587297" calcext:value-type="float">
            <text:p>19008.72295872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7530</text:p>
          </table:table-cell>
          <table:table-cell office:value-type="string" calcext:value-type="string">
            <text:p>Contraf. Parcial Abulonado Ciego p/S9000 - 750x300</text:p>
          </table:table-cell>
          <table:table-cell office:value-type="string" calcext:value-type="string">
            <text:p>GENROD</text:p>
          </table:table-cell>
          <table:table-cell office:value-type="float" office:value="36331.8102376041" calcext:value-type="float">
            <text:p>36331.81023760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4515C</text:p>
          </table:table-cell>
          <table:table-cell office:value-type="string" calcext:value-type="string">
            <text:p>Contraf. Parcial Abulonado Calado p/S9000 - 450x150</text:p>
          </table:table-cell>
          <table:table-cell office:value-type="string" calcext:value-type="string">
            <text:p>GENROD</text:p>
          </table:table-cell>
          <table:table-cell office:value-type="float" office:value="14113.3807615031" calcext:value-type="float">
            <text:p>14113.38076150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4530C</text:p>
          </table:table-cell>
          <table:table-cell office:value-type="string" calcext:value-type="string">
            <text:p>Contraf. Parcial Abulonado Calado p/S9000 - 450x300</text:p>
          </table:table-cell>
          <table:table-cell office:value-type="string" calcext:value-type="string">
            <text:p>GENROD</text:p>
          </table:table-cell>
          <table:table-cell office:value-type="float" office:value="26978.5392224193" calcext:value-type="float">
            <text:p>26978.53922241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15C</text:p>
          </table:table-cell>
          <table:table-cell office:value-type="string" calcext:value-type="string">
            <text:p>Contraf. Parcial Abulonado Calado p/S9000 - 600x150</text:p>
          </table:table-cell>
          <table:table-cell office:value-type="string" calcext:value-type="string">
            <text:p>GENROD</text:p>
          </table:table-cell>
          <table:table-cell office:value-type="float" office:value="19275.1710550738" calcext:value-type="float">
            <text:p>19275.17105507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30C</text:p>
          </table:table-cell>
          <table:table-cell office:value-type="string" calcext:value-type="string">
            <text:p>Contraf. Parcial Abulonado Calado p/S9000 - 600x300</text:p>
          </table:table-cell>
          <table:table-cell office:value-type="string" calcext:value-type="string">
            <text:p>GENROD</text:p>
          </table:table-cell>
          <table:table-cell office:value-type="float" office:value="36853.9949490323" calcext:value-type="float">
            <text:p>36853.99494903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7515C</text:p>
          </table:table-cell>
          <table:table-cell office:value-type="string" calcext:value-type="string">
            <text:p>Contraf. Parcial Abulonado Calado p/S9000 - 750x150</text:p>
          </table:table-cell>
          <table:table-cell office:value-type="string" calcext:value-type="string">
            <text:p>GENROD</text:p>
          </table:table-cell>
          <table:table-cell office:value-type="float" office:value="24438.3281782845" calcext:value-type="float">
            <text:p>24438.32817828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7530C</text:p>
          </table:table-cell>
          <table:table-cell office:value-type="string" calcext:value-type="string">
            <text:p>Contraf. Parcial Abulonado Calado p/S9000 - 750x300</text:p>
          </table:table-cell>
          <table:table-cell office:value-type="string" calcext:value-type="string">
            <text:p>GENROD</text:p>
          </table:table-cell>
          <table:table-cell office:value-type="float" office:value="46718.0139378415" calcext:value-type="float">
            <text:p>46718.01393784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45</text:p>
          </table:table-cell>
          <table:table-cell office:value-type="string" calcext:value-type="string">
            <text:p>Soporte para Contraf. Parcial Abulonado p/S9000 - 450mm</text:p>
          </table:table-cell>
          <table:table-cell office:value-type="string" calcext:value-type="string">
            <text:p>GENROD</text:p>
          </table:table-cell>
          <table:table-cell office:value-type="float" office:value="3216.45698212374" calcext:value-type="float">
            <text:p>3216.456982123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60</text:p>
          </table:table-cell>
          <table:table-cell office:value-type="string" calcext:value-type="string">
            <text:p>Soporte para Contraf. Parcial Abulonado p/S9000 - 600mm</text:p>
          </table:table-cell>
          <table:table-cell office:value-type="string" calcext:value-type="string">
            <text:p>GENROD</text:p>
          </table:table-cell>
          <table:table-cell office:value-type="float" office:value="4488.91958795802" calcext:value-type="float">
            <text:p>4488.919587958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75</text:p>
          </table:table-cell>
          <table:table-cell office:value-type="string" calcext:value-type="string">
            <text:p>Soporte para Contraf. Parcial Abulonado p/S9000 - 750mm</text:p>
          </table:table-cell>
          <table:table-cell office:value-type="string" calcext:value-type="string">
            <text:p>GENROD</text:p>
          </table:table-cell>
          <table:table-cell office:value-type="float" office:value="5751.9259642424" calcext:value-type="float">
            <text:p>5751.92596424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90</text:p>
          </table:table-cell>
          <table:table-cell office:value-type="string" calcext:value-type="string">
            <text:p>Soporte para Contraf. Parcial Abulonado p/S9000 - 900mm</text:p>
          </table:table-cell>
          <table:table-cell office:value-type="string" calcext:value-type="string">
            <text:p>GENROD</text:p>
          </table:table-cell>
          <table:table-cell office:value-type="float" office:value="7019.00493496419" calcext:value-type="float">
            <text:p>7019.004934964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105</text:p>
          </table:table-cell>
          <table:table-cell office:value-type="string" calcext:value-type="string">
            <text:p>Soporte para Contraf. Parcial Abulonado p/S9000 - 1050mm</text:p>
          </table:table-cell>
          <table:table-cell office:value-type="string" calcext:value-type="string">
            <text:p>GENROD</text:p>
          </table:table-cell>
          <table:table-cell office:value-type="float" office:value="8292.10911389477" calcext:value-type="float">
            <text:p>8292.10911389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120</text:p>
          </table:table-cell>
          <table:table-cell office:value-type="string" calcext:value-type="string">
            <text:p>Soporte para Contraf. Parcial Abulonado p/S9000 - 1200mm</text:p>
          </table:table-cell>
          <table:table-cell office:value-type="string" calcext:value-type="string">
            <text:p>GENROD</text:p>
          </table:table-cell>
          <table:table-cell office:value-type="float" office:value="9562.56331699279" calcext:value-type="float">
            <text:p>9562.563316992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150</text:p>
          </table:table-cell>
          <table:table-cell office:value-type="string" calcext:value-type="string">
            <text:p>Soporte para Contraf. Parcial Abulonado p/S9000 - 1500mm</text:p>
          </table:table-cell>
          <table:table-cell office:value-type="string" calcext:value-type="string">
            <text:p>GENROD</text:p>
          </table:table-cell>
          <table:table-cell office:value-type="float" office:value="11475.1206115633" calcext:value-type="float">
            <text:p>11475.12061156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4505</text:p>
          </table:table-cell>
          <table:table-cell office:value-type="string" calcext:value-type="string">
            <text:p>Carátula p/ Extremo Contraf. Parcial p/S9000 - 450x50mm</text:p>
          </table:table-cell>
          <table:table-cell office:value-type="string" calcext:value-type="string">
            <text:p>GENROD</text:p>
          </table:table-cell>
          <table:table-cell office:value-type="float" office:value="4435.75270441197" calcext:value-type="float">
            <text:p>4435.752704411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05</text:p>
          </table:table-cell>
          <table:table-cell office:value-type="string" calcext:value-type="string">
            <text:p>Carátula p/ Extremo Contraf. Parcial p/S9000 - 600x50mm</text:p>
          </table:table-cell>
          <table:table-cell office:value-type="string" calcext:value-type="string">
            <text:p>GENROD</text:p>
          </table:table-cell>
          <table:table-cell office:value-type="float" office:value="6058.09580359257" calcext:value-type="float">
            <text:p>6058.095803592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7505</text:p>
          </table:table-cell>
          <table:table-cell office:value-type="string" calcext:value-type="string">
            <text:p>Carátula p/ Extremo Contraf. Parcial p/S9000 - 750x50mm</text:p>
          </table:table-cell>
          <table:table-cell office:value-type="string" calcext:value-type="string">
            <text:p>GENROD</text:p>
          </table:table-cell>
          <table:table-cell office:value-type="float" office:value="7682.47519999188" calcext:value-type="float">
            <text:p>7682.475199991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8EVP</text:p>
          </table:table-cell>
          <table:table-cell office:value-type="string" calcext:value-type="string">
            <text:p>Gab. Est. S.9000 -300x450x100- CF cal. p/10 Bip. VIS.</text:p>
          </table:table-cell>
          <table:table-cell office:value-type="string" calcext:value-type="string">
            <text:p>GENROD</text:p>
          </table:table-cell>
          <table:table-cell office:value-type="float" office:value="185376.46518043" calcext:value-type="float">
            <text:p>185376.465180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9EVP</text:p>
          </table:table-cell>
          <table:table-cell office:value-type="string" calcext:value-type="string">
            <text:p>Gab. Est. S.9000 - 300x600x100 - CF cal p/15 Bip. Visor</text:p>
          </table:table-cell>
          <table:table-cell office:value-type="string" calcext:value-type="string">
            <text:p>GENROD</text:p>
          </table:table-cell>
          <table:table-cell office:value-type="float" office:value="217517.213113656" calcext:value-type="float">
            <text:p>217517.213113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9VP</text:p>
          </table:table-cell>
          <table:table-cell office:value-type="string" calcext:value-type="string">
            <text:p>Gab. Estanco S.9000 - 300x450x100 - CF calado p/15 Bip.</text:p>
          </table:table-cell>
          <table:table-cell office:value-type="string" calcext:value-type="string">
            <text:p>GENROD</text:p>
          </table:table-cell>
          <table:table-cell office:value-type="float" office:value="195691.007955258" calcext:value-type="float">
            <text:p>195691.0079552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VP</text:p>
          </table:table-cell>
          <table:table-cell office:value-type="string" calcext:value-type="string">
            <text:p>Gab. Est. S.9000-450x600x100-CF cal p/18-24 Bip. VIS.</text:p>
          </table:table-cell>
          <table:table-cell office:value-type="string" calcext:value-type="string">
            <text:p>GENROD</text:p>
          </table:table-cell>
          <table:table-cell office:value-type="float" office:value="245977.144615446" calcext:value-type="float">
            <text:p>245977.1446154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1VP</text:p>
          </table:table-cell>
          <table:table-cell office:value-type="string" calcext:value-type="string">
            <text:p>Gab. Est. S.9000-600x600x100-CF cal p/30-36 Bip. VIS.</text:p>
          </table:table-cell>
          <table:table-cell office:value-type="string" calcext:value-type="string">
            <text:p>GENROD</text:p>
          </table:table-cell>
          <table:table-cell office:value-type="float" office:value="310076.294250136" calcext:value-type="float">
            <text:p>310076.2942501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2VP</text:p>
          </table:table-cell>
          <table:table-cell office:value-type="string" calcext:value-type="string">
            <text:p>Gab. Est. S.9000-600x750x100-CF cal p/40-48 Bip. VIS.</text:p>
          </table:table-cell>
          <table:table-cell office:value-type="string" calcext:value-type="string">
            <text:p>GENROD</text:p>
          </table:table-cell>
          <table:table-cell office:value-type="float" office:value="372836.229782494" calcext:value-type="float">
            <text:p>372836.2297824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3VP</text:p>
          </table:table-cell>
          <table:table-cell office:value-type="string" calcext:value-type="string">
            <text:p>Gab. Est. S.9000-600x900x100-CF cal p/50/60Vip VIS</text:p>
          </table:table-cell>
          <table:table-cell office:value-type="string" calcext:value-type="string">
            <text:p>GENROD</text:p>
          </table:table-cell>
          <table:table-cell office:value-type="float" office:value="463110.864384406" calcext:value-type="float">
            <text:p>463110.8643844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4VP</text:p>
          </table:table-cell>
          <table:table-cell office:value-type="string" calcext:value-type="string">
            <text:p>Gab. Estanco Serie 9000 - 300x45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128197.295068013" calcext:value-type="float">
            <text:p>128197.2950680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5VP</text:p>
          </table:table-cell>
          <table:table-cell office:value-type="string" calcext:value-type="string">
            <text:p>Gab. Estanco Serie 9000 - 300x60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166854.026734217" calcext:value-type="float">
            <text:p>166854.0267342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6VP</text:p>
          </table:table-cell>
          <table:table-cell office:value-type="string" calcext:value-type="string">
            <text:p>Gab. Estanco Serie 9000 - 450x45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163120.963937155" calcext:value-type="float">
            <text:p>163120.9639371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7VP</text:p>
          </table:table-cell>
          <table:table-cell office:value-type="string" calcext:value-type="string">
            <text:p>Gab. Estanco Serie 9000 - 450x60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236863.208259666" calcext:value-type="float">
            <text:p>236863.2082596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8VP</text:p>
          </table:table-cell>
          <table:table-cell office:value-type="string" calcext:value-type="string">
            <text:p>Gab. Estanco Serie 9000 - 600x60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309637.346674333" calcext:value-type="float">
            <text:p>309637.3466743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9VP</text:p>
          </table:table-cell>
          <table:table-cell office:value-type="string" calcext:value-type="string">
            <text:p>Gab. Estanco Serie 9000 - 600x75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354921.918948133" calcext:value-type="float">
            <text:p>354921.9189481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4VP</text:p>
          </table:table-cell>
          <table:table-cell office:value-type="string" calcext:value-type="string">
            <text:p>Gab. Estanco Serie 9000 - 300x45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141584.164034155" calcext:value-type="float">
            <text:p>141584.1640341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5VP</text:p>
          </table:table-cell>
          <table:table-cell office:value-type="string" calcext:value-type="string">
            <text:p>Gab. Estanco Serie 9000 - 300x60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172319.141629928" calcext:value-type="float">
            <text:p>172319.141629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6VP</text:p>
          </table:table-cell>
          <table:table-cell office:value-type="string" calcext:value-type="string">
            <text:p>Gab. Estanco Serie 9000 - 450x45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171690.037367277" calcext:value-type="float">
            <text:p>171690.0373672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7VP</text:p>
          </table:table-cell>
          <table:table-cell office:value-type="string" calcext:value-type="string">
            <text:p>Gab. Estanco Serie 9000 - 450x60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232001.674175166" calcext:value-type="float">
            <text:p>232001.6741751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8VP</text:p>
          </table:table-cell>
          <table:table-cell office:value-type="string" calcext:value-type="string">
            <text:p>Gab. Estanco Serie 9000 - 600x60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308194.727725566" calcext:value-type="float">
            <text:p>308194.727725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9VP</text:p>
          </table:table-cell>
          <table:table-cell office:value-type="string" calcext:value-type="string">
            <text:p>Gab. Estanco Serie 9000 - 600x75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351952.802341876" calcext:value-type="float">
            <text:p>351952.8023418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0VP</text:p>
          </table:table-cell>
          <table:table-cell office:value-type="string" calcext:value-type="string">
            <text:p>Gab. Estanco Serie 9000 - 600x90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421302.251462945" calcext:value-type="float">
            <text:p>421302.2514629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1VP</text:p>
          </table:table-cell>
          <table:table-cell office:value-type="string" calcext:value-type="string">
            <text:p>Gab. Estanco Serie 9000 - 600x120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572774.953735982" calcext:value-type="float">
            <text:p>572774.9537359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2VP</text:p>
          </table:table-cell>
          <table:table-cell office:value-type="string" calcext:value-type="string">
            <text:p>Gab. Estanco Serie 9000 - 600x105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492065.895055167" calcext:value-type="float">
            <text:p>492065.8950551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3VP</text:p>
          </table:table-cell>
          <table:table-cell office:value-type="string" calcext:value-type="string">
            <text:p>Gab. Estanco Serie 9000 - 300x45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163072.845954932" calcext:value-type="float">
            <text:p>163072.845954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4VP</text:p>
          </table:table-cell>
          <table:table-cell office:value-type="string" calcext:value-type="string">
            <text:p>Gab. Estanco Serie 9000 - 300x60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184958.828989217" calcext:value-type="float">
            <text:p>184958.8289892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5VP</text:p>
          </table:table-cell>
          <table:table-cell office:value-type="string" calcext:value-type="string">
            <text:p>Gab. Estanco Serie 9000 - 450x45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197138.508438454" calcext:value-type="float">
            <text:p>197138.5084384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6VP</text:p>
          </table:table-cell>
          <table:table-cell office:value-type="string" calcext:value-type="string">
            <text:p>Gab. Estanco Serie 9000 - 450x60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259060.437929106" calcext:value-type="float">
            <text:p>259060.4379291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8VP</text:p>
          </table:table-cell>
          <table:table-cell office:value-type="string" calcext:value-type="string">
            <text:p>Gab. Estanco Serie 9000 - 600x60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337293.889187136" calcext:value-type="float">
            <text:p>337293.8891871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9VP</text:p>
          </table:table-cell>
          <table:table-cell office:value-type="string" calcext:value-type="string">
            <text:p>Gab. Estanco Serie 9000 - 600x75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383589.524871748" calcext:value-type="float">
            <text:p>383589.5248717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0VP</text:p>
          </table:table-cell>
          <table:table-cell office:value-type="string" calcext:value-type="string">
            <text:p>Gab. Estanco Serie 9000 - 600x90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443097.828479615" calcext:value-type="float">
            <text:p>443097.828479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1VP</text:p>
          </table:table-cell>
          <table:table-cell office:value-type="string" calcext:value-type="string">
            <text:p>Gab. Estanco Serie 9000 - 600x120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601571.599535402" calcext:value-type="float">
            <text:p>601571.5995354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2VP</text:p>
          </table:table-cell>
          <table:table-cell office:value-type="string" calcext:value-type="string">
            <text:p>Gab. Estanco Serie 9000 - 600x105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523135.494862387" calcext:value-type="float">
            <text:p>523135.4948623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1VP</text:p>
          </table:table-cell>
          <table:table-cell office:value-type="string" calcext:value-type="string">
            <text:p>Gab. Estanco Serie 9000 - 300x45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174911.375883829" calcext:value-type="float">
            <text:p>174911.3758838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2VP</text:p>
          </table:table-cell>
          <table:table-cell office:value-type="string" calcext:value-type="string">
            <text:p>Gab. Estanco Serie 9000 - 300x60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209157.822508097" calcext:value-type="float">
            <text:p>209157.8225080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3VP</text:p>
          </table:table-cell>
          <table:table-cell office:value-type="string" calcext:value-type="string">
            <text:p>Gab. Estanco Serie 9000 - 450x45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213993.107884613" calcext:value-type="float">
            <text:p>213993.1078846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4VP</text:p>
          </table:table-cell>
          <table:table-cell office:value-type="string" calcext:value-type="string">
            <text:p>Gab. Estanco Serie 9000 - 450x60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280557.878717372" calcext:value-type="float">
            <text:p>280557.8787173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5VP</text:p>
          </table:table-cell>
          <table:table-cell office:value-type="string" calcext:value-type="string">
            <text:p>Gab. Estanco Serie 9000 - 600x60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353544.154671057" calcext:value-type="float">
            <text:p>353544.1546710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6VP</text:p>
          </table:table-cell>
          <table:table-cell office:value-type="string" calcext:value-type="string">
            <text:p>Gab. Estanco Serie 9000 - 600x75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402852.673404887" calcext:value-type="float">
            <text:p>402852.6734048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7VP</text:p>
          </table:table-cell>
          <table:table-cell office:value-type="string" calcext:value-type="string">
            <text:p>Gab. Estanco Serie 9000 - 600x90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456431.50266773" calcext:value-type="float">
            <text:p>456431.502667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8VP</text:p>
          </table:table-cell>
          <table:table-cell office:value-type="string" calcext:value-type="string">
            <text:p>Gab. Estanco Serie 9000 - 600x105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537148.539170525" calcext:value-type="float">
            <text:p>537148.5391705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9VP</text:p>
          </table:table-cell>
          <table:table-cell office:value-type="string" calcext:value-type="string">
            <text:p>Gab. Estanco Serie 9000 - 600x120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612133.677947475" calcext:value-type="float">
            <text:p>612133.6779474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3I</text:p>
          </table:table-cell>
          <table:table-cell office:value-type="string" calcext:value-type="string">
            <text:p>Gab. Estanco Serie 9000 - 300x300x150 - INOXIDABLE</text:p>
          </table:table-cell>
          <table:table-cell office:value-type="string" calcext:value-type="string">
            <text:p>GENROD</text:p>
          </table:table-cell>
          <table:table-cell office:value-type="float" office:value="320656.699337177" calcext:value-type="float">
            <text:p>320656.6993371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3IB</text:p>
          </table:table-cell>
          <table:table-cell office:value-type="string" calcext:value-type="string">
            <text:p>Gab. Estanco Serie 9000 - 300x3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384788.039204613" calcext:value-type="float">
            <text:p>384788.0392046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4I</text:p>
          </table:table-cell>
          <table:table-cell office:value-type="string" calcext:value-type="string">
            <text:p>Gab. Estanco Serie 9000 - 300x450x150 - INOXIDABLE</text:p>
          </table:table-cell>
          <table:table-cell office:value-type="string" calcext:value-type="string">
            <text:p>GENROD</text:p>
          </table:table-cell>
          <table:table-cell office:value-type="float" office:value="420633.062829015" calcext:value-type="float">
            <text:p>420633.0628290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4IB</text:p>
          </table:table-cell>
          <table:table-cell office:value-type="string" calcext:value-type="string">
            <text:p>Gab. Estanco Serie 9000 - 300x45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504759.669815922" calcext:value-type="float">
            <text:p>504759.6698159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5I</text:p>
          </table:table-cell>
          <table:table-cell office:value-type="string" calcext:value-type="string">
            <text:p>Gab. Estanco Serie 9000 - 300x600x150 - INOXIDABLE</text:p>
          </table:table-cell>
          <table:table-cell office:value-type="string" calcext:value-type="string">
            <text:p>GENROD</text:p>
          </table:table-cell>
          <table:table-cell office:value-type="float" office:value="621842.631508355" calcext:value-type="float">
            <text:p>621842.6315083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5IB</text:p>
          </table:table-cell>
          <table:table-cell office:value-type="string" calcext:value-type="string">
            <text:p>Gab. Estanco Serie 9000 - 300x6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746211.157810026" calcext:value-type="float">
            <text:p>746211.1578100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7I</text:p>
          </table:table-cell>
          <table:table-cell office:value-type="string" calcext:value-type="string">
            <text:p>Gab. Estanco Serie 9000 - 400x500x150 - INOXIDABLE</text:p>
          </table:table-cell>
          <table:table-cell office:value-type="string" calcext:value-type="string">
            <text:p>GENROD</text:p>
          </table:table-cell>
          <table:table-cell office:value-type="float" office:value="601058.843159041" calcext:value-type="float">
            <text:p>601058.8431590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7IB</text:p>
          </table:table-cell>
          <table:table-cell office:value-type="string" calcext:value-type="string">
            <text:p>Gab. Estanco Serie 9000 - 400x5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732089.436598271" calcext:value-type="float">
            <text:p>732089.4365982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6I</text:p>
          </table:table-cell>
          <table:table-cell office:value-type="string" calcext:value-type="string">
            <text:p>Gab. Estanco Serie 9000 - 450x450x150 - INOXIDABLE</text:p>
          </table:table-cell>
          <table:table-cell office:value-type="string" calcext:value-type="string">
            <text:p>GENROD</text:p>
          </table:table-cell>
          <table:table-cell office:value-type="float" office:value="610074.507253157" calcext:value-type="float">
            <text:p>610074.5072531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6IB</text:p>
          </table:table-cell>
          <table:table-cell office:value-type="string" calcext:value-type="string">
            <text:p>Gab. Estanco Serie 9000 - 450x45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732089.436598271" calcext:value-type="float">
            <text:p>732089.4365982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7I</text:p>
          </table:table-cell>
          <table:table-cell office:value-type="string" calcext:value-type="string">
            <text:p>Gab. Estanco Serie 9000 - 450x600x150 - INOXIDABLE</text:p>
          </table:table-cell>
          <table:table-cell office:value-type="string" calcext:value-type="string">
            <text:p>GENROD</text:p>
          </table:table-cell>
          <table:table-cell office:value-type="float" office:value="728851.082447425" calcext:value-type="float">
            <text:p>728851.082447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7IB</text:p>
          </table:table-cell>
          <table:table-cell office:value-type="string" calcext:value-type="string">
            <text:p>Gab. Estanco Serie 9000 - 450x6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874621.287779117" calcext:value-type="float">
            <text:p>874621.2877791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8I</text:p>
          </table:table-cell>
          <table:table-cell office:value-type="string" calcext:value-type="string">
            <text:p>Gab. Estanco Serie 9000 - 500x600x150 - INOXIDABLE</text:p>
          </table:table-cell>
          <table:table-cell office:value-type="string" calcext:value-type="string">
            <text:p>GENROD</text:p>
          </table:table-cell>
          <table:table-cell office:value-type="float" office:value="782737.978374425" calcext:value-type="float">
            <text:p>782737.978374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8IB</text:p>
          </table:table-cell>
          <table:table-cell office:value-type="string" calcext:value-type="string">
            <text:p>Gab. Estanco Serie 9000 - 500x6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939285.579628206" calcext:value-type="float">
            <text:p>939285.5796282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8I</text:p>
          </table:table-cell>
          <table:table-cell office:value-type="string" calcext:value-type="string">
            <text:p>Gab. Estanco Serie 9000 - 600x600x150 - INOXIDABLE</text:p>
          </table:table-cell>
          <table:table-cell office:value-type="string" calcext:value-type="string">
            <text:p>GENROD</text:p>
          </table:table-cell>
          <table:table-cell office:value-type="float" office:value="943282.245284403" calcext:value-type="float">
            <text:p>943282.2452844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8IB</text:p>
          </table:table-cell>
          <table:table-cell office:value-type="string" calcext:value-type="string">
            <text:p>Gab. Estanco Serie 9000 - 600x6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1131938.68318349" calcext:value-type="float">
            <text:p>1131938.683183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9I</text:p>
          </table:table-cell>
          <table:table-cell office:value-type="string" calcext:value-type="string">
            <text:p>Gab. Estanco Serie 9000 - 600x750x150 - INOXIDABLE</text:p>
          </table:table-cell>
          <table:table-cell office:value-type="string" calcext:value-type="string">
            <text:p>GENROD</text:p>
          </table:table-cell>
          <table:table-cell office:value-type="float" office:value="1153953.37135979" calcext:value-type="float">
            <text:p>1153953.371359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9IB</text:p>
          </table:table-cell>
          <table:table-cell office:value-type="string" calcext:value-type="string">
            <text:p>Gab. Estanco Serie 9000 - 600x75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1384744.03447396" calcext:value-type="float">
            <text:p>1384744.03447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0I</text:p>
          </table:table-cell>
          <table:table-cell office:value-type="string" calcext:value-type="string">
            <text:p>Gab. Estanco Serie 9000 - 600x900x150 - INOXIDABLE</text:p>
          </table:table-cell>
          <table:table-cell office:value-type="string" calcext:value-type="string">
            <text:p>GENROD</text:p>
          </table:table-cell>
          <table:table-cell office:value-type="float" office:value="1335769.41269503" calcext:value-type="float">
            <text:p>1335769.412695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0IB</text:p>
          </table:table-cell>
          <table:table-cell office:value-type="string" calcext:value-type="string">
            <text:p>Gab. Estanco Serie 9000 - 600x9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1602923.29523403" calcext:value-type="float">
            <text:p>1602923.295234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2I</text:p>
          </table:table-cell>
          <table:table-cell office:value-type="string" calcext:value-type="string">
            <text:p>Gab. Estanco Serie 9000 - 600x1050x150 - INOXIDABLE</text:p>
          </table:table-cell>
          <table:table-cell office:value-type="string" calcext:value-type="string">
            <text:p>GENROD</text:p>
          </table:table-cell>
          <table:table-cell office:value-type="float" office:value="1536933.34600108" calcext:value-type="float">
            <text:p>1536933.346001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2IB</text:p>
          </table:table-cell>
          <table:table-cell office:value-type="string" calcext:value-type="string">
            <text:p>Gab. Estanco Serie 9000 - 600x105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1844320.02635909" calcext:value-type="float">
            <text:p>1844320.026359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1I</text:p>
          </table:table-cell>
          <table:table-cell office:value-type="string" calcext:value-type="string">
            <text:p>Gab. Estanco Serie 9000 - 600x1200x150 - INOXIDABLE</text:p>
          </table:table-cell>
          <table:table-cell office:value-type="string" calcext:value-type="string">
            <text:p>GENROD</text:p>
          </table:table-cell>
          <table:table-cell office:value-type="float" office:value="1778471.22320733" calcext:value-type="float">
            <text:p>1778471.22320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1IB</text:p>
          </table:table-cell>
          <table:table-cell office:value-type="string" calcext:value-type="string">
            <text:p>Gab. Estanco Serie 9000 - 600x12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2134165.456691" calcext:value-type="float">
            <text:p>2134165.4566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0I</text:p>
          </table:table-cell>
          <table:table-cell office:value-type="string" calcext:value-type="string">
            <text:p>Gab. Estanco Serie 9000 - 750x900x150 - INOXIDABLE</text:p>
          </table:table-cell>
          <table:table-cell office:value-type="string" calcext:value-type="string">
            <text:p>GENROD</text:p>
          </table:table-cell>
          <table:table-cell office:value-type="float" office:value="1836669.35086909" calcext:value-type="float">
            <text:p>1836669.350869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0IB</text:p>
          </table:table-cell>
          <table:table-cell office:value-type="string" calcext:value-type="string">
            <text:p>Gab. Estanco Serie 9000 - 750x9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2204003.19872733" calcext:value-type="float">
            <text:p>2204003.19872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1I</text:p>
          </table:table-cell>
          <table:table-cell office:value-type="string" calcext:value-type="string">
            <text:p>Gab. Estanco Serie 9000 - 750x1200x150 - INOXIDABLE</text:p>
          </table:table-cell>
          <table:table-cell office:value-type="string" calcext:value-type="string">
            <text:p>GENROD</text:p>
          </table:table-cell>
          <table:table-cell office:value-type="float" office:value="2305586.11704128" calcext:value-type="float">
            <text:p>2305586.117041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1IB</text:p>
          </table:table-cell>
          <table:table-cell office:value-type="string" calcext:value-type="string">
            <text:p>Gab. Estanco Serie 9000 - 750x12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2766703.33487064" calcext:value-type="float">
            <text:p>2766703.334870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2I</text:p>
          </table:table-cell>
          <table:table-cell office:value-type="string" calcext:value-type="string">
            <text:p>Gab. Estanco Serie 9000 - 300x300x225 - INOXIDABLE</text:p>
          </table:table-cell>
          <table:table-cell office:value-type="string" calcext:value-type="string">
            <text:p>GENROD</text:p>
          </table:table-cell>
          <table:table-cell office:value-type="float" office:value="460848.287124077" calcext:value-type="float">
            <text:p>460848.2871240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2IB</text:p>
          </table:table-cell>
          <table:table-cell office:value-type="string" calcext:value-type="string">
            <text:p>Gab. Estanco Serie 9000 - 300x3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553017.403395933" calcext:value-type="float">
            <text:p>553017.4033959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3I</text:p>
          </table:table-cell>
          <table:table-cell office:value-type="string" calcext:value-type="string">
            <text:p>Gab. Estanco Serie 9000 - 300x450x225 - INOXIDABLE</text:p>
          </table:table-cell>
          <table:table-cell office:value-type="string" calcext:value-type="string">
            <text:p>GENROD</text:p>
          </table:table-cell>
          <table:table-cell office:value-type="float" office:value="551679.7792791" calcext:value-type="float">
            <text:p>551679.77927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3IB</text:p>
          </table:table-cell>
          <table:table-cell office:value-type="string" calcext:value-type="string">
            <text:p>Gab. Estanco Serie 9000 - 300x45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662015.73513492" calcext:value-type="float">
            <text:p>662015.735134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4I</text:p>
          </table:table-cell>
          <table:table-cell office:value-type="string" calcext:value-type="string">
            <text:p>Gab. Estanco Serie 9000 - 300x600x225 - INOXIDABLE</text:p>
          </table:table-cell>
          <table:table-cell office:value-type="string" calcext:value-type="string">
            <text:p>GENROD</text:p>
          </table:table-cell>
          <table:table-cell office:value-type="float" office:value="681599.558638282" calcext:value-type="float">
            <text:p>681599.558638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4IB</text:p>
          </table:table-cell>
          <table:table-cell office:value-type="string" calcext:value-type="string">
            <text:p>Gab. Estanco Serie 9000 - 300x6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817919.475944835" calcext:value-type="float">
            <text:p>817919.4759448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6I</text:p>
          </table:table-cell>
          <table:table-cell office:value-type="string" calcext:value-type="string">
            <text:p>Gab. Estanco Serie 9000 - 400x500x225 - INOXIDABLE</text:p>
          </table:table-cell>
          <table:table-cell office:value-type="string" calcext:value-type="string">
            <text:p>GENROD</text:p>
          </table:table-cell>
          <table:table-cell office:value-type="float" office:value="739881.927637038" calcext:value-type="float">
            <text:p>739881.9276370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6IB</text:p>
          </table:table-cell>
          <table:table-cell office:value-type="string" calcext:value-type="string">
            <text:p>Gab. Estanco Serie 9000 - 400x5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887858.335480032" calcext:value-type="float">
            <text:p>887858.3354800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5I</text:p>
          </table:table-cell>
          <table:table-cell office:value-type="string" calcext:value-type="string">
            <text:p>Gab. Estanco Serie 9000 - 450x450x225 - INOXIDABLE</text:p>
          </table:table-cell>
          <table:table-cell office:value-type="string" calcext:value-type="string">
            <text:p>GENROD</text:p>
          </table:table-cell>
          <table:table-cell office:value-type="float" office:value="730367.73335261" calcext:value-type="float">
            <text:p>730367.733352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5IB</text:p>
          </table:table-cell>
          <table:table-cell office:value-type="string" calcext:value-type="string">
            <text:p>Gab. Estanco Serie 9000 - 450x45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876441.291180925" calcext:value-type="float">
            <text:p>876441.2911809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6I</text:p>
          </table:table-cell>
          <table:table-cell office:value-type="string" calcext:value-type="string">
            <text:p>Gab. Estanco Serie 9000 - 450x600x225 - INOXIDABLE</text:p>
          </table:table-cell>
          <table:table-cell office:value-type="string" calcext:value-type="string">
            <text:p>GENROD</text:p>
          </table:table-cell>
          <table:table-cell office:value-type="float" office:value="867460.020983668" calcext:value-type="float">
            <text:p>867460.0209836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6IB</text:p>
          </table:table-cell>
          <table:table-cell office:value-type="string" calcext:value-type="string">
            <text:p>Gab. Estanco Serie 9000 - 450x6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040952.01402261" calcext:value-type="float">
            <text:p>1040952.014022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7I</text:p>
          </table:table-cell>
          <table:table-cell office:value-type="string" calcext:value-type="string">
            <text:p>Gab. Estanco Serie 9000 - 500x600x225 - INOXIDABLE</text:p>
          </table:table-cell>
          <table:table-cell office:value-type="string" calcext:value-type="string">
            <text:p>GENROD</text:p>
          </table:table-cell>
          <table:table-cell office:value-type="float" office:value="972277.750849196" calcext:value-type="float">
            <text:p>972277.7508491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7IB</text:p>
          </table:table-cell>
          <table:table-cell office:value-type="string" calcext:value-type="string">
            <text:p>Gab. Estanco Serie 9000 - 500x6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166733.28428235" calcext:value-type="float">
            <text:p>1166733.284282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8I</text:p>
          </table:table-cell>
          <table:table-cell office:value-type="string" calcext:value-type="string">
            <text:p>Gab. Estanco Serie 9000 - 600x600x225 - INOXIDABLE</text:p>
          </table:table-cell>
          <table:table-cell office:value-type="string" calcext:value-type="string">
            <text:p>GENROD</text:p>
          </table:table-cell>
          <table:table-cell office:value-type="float" office:value="1070716.37520712" calcext:value-type="float">
            <text:p>1070716.375207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8IB</text:p>
          </table:table-cell>
          <table:table-cell office:value-type="string" calcext:value-type="string">
            <text:p>Gab. Estanco Serie 9000 - 600x6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284859.66698523" calcext:value-type="float">
            <text:p>1284859.666985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9I</text:p>
          </table:table-cell>
          <table:table-cell office:value-type="string" calcext:value-type="string">
            <text:p>Gab. Estanco Serie 9000 - 600x750x225 - INOXIDABLE</text:p>
          </table:table-cell>
          <table:table-cell office:value-type="string" calcext:value-type="string">
            <text:p>GENROD</text:p>
          </table:table-cell>
          <table:table-cell office:value-type="float" office:value="1281826.33728038" calcext:value-type="float">
            <text:p>1281826.337280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9IB</text:p>
          </table:table-cell>
          <table:table-cell office:value-type="string" calcext:value-type="string">
            <text:p>Gab. Estanco Serie 9000 - 600x75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538191.61031535" calcext:value-type="float">
            <text:p>1538191.610315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0I</text:p>
          </table:table-cell>
          <table:table-cell office:value-type="string" calcext:value-type="string">
            <text:p>Gab. Estanco Serie 9000 - 600x900x225 - INOXIDABLE</text:p>
          </table:table-cell>
          <table:table-cell office:value-type="string" calcext:value-type="string">
            <text:p>GENROD</text:p>
          </table:table-cell>
          <table:table-cell office:value-type="float" office:value="1522128.40523073" calcext:value-type="float">
            <text:p>1522128.405230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0IB</text:p>
          </table:table-cell>
          <table:table-cell office:value-type="string" calcext:value-type="string">
            <text:p>Gab. Estanco Serie 9000 - 600x9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826554.08627687" calcext:value-type="float">
            <text:p>1826554.086276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2I</text:p>
          </table:table-cell>
          <table:table-cell office:value-type="string" calcext:value-type="string">
            <text:p>Gab. Estanco Serie 9000 -600x1050x225- INOXIDABLE</text:p>
          </table:table-cell>
          <table:table-cell office:value-type="string" calcext:value-type="string">
            <text:p>GENROD</text:p>
          </table:table-cell>
          <table:table-cell office:value-type="float" office:value="1670518.3766705" calcext:value-type="float">
            <text:p>1670518.37667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2IB</text:p>
          </table:table-cell>
          <table:table-cell office:value-type="string" calcext:value-type="string">
            <text:p>Gab. Estanco Serie 9000 - 600x105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2004622.05758349" calcext:value-type="float">
            <text:p>2004622.057583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1I</text:p>
          </table:table-cell>
          <table:table-cell office:value-type="string" calcext:value-type="string">
            <text:p>Gab. Estanco Serie 9000 -600x1200x225- INOXIDABLE</text:p>
          </table:table-cell>
          <table:table-cell office:value-type="string" calcext:value-type="string">
            <text:p>GENROD</text:p>
          </table:table-cell>
          <table:table-cell office:value-type="float" office:value="1898869.75097802" calcext:value-type="float">
            <text:p>1898869.750978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1IB</text:p>
          </table:table-cell>
          <table:table-cell office:value-type="string" calcext:value-type="string">
            <text:p>Gab. Estanco Serie 9000 - 600x12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2278643.70117363" calcext:value-type="float">
            <text:p>2278643.70117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3I</text:p>
          </table:table-cell>
          <table:table-cell office:value-type="string" calcext:value-type="string">
            <text:p>Gab. Estanco Serie 9000 - 750x750x225 - INOXIDABLE</text:p>
          </table:table-cell>
          <table:table-cell office:value-type="string" calcext:value-type="string">
            <text:p>GENROD</text:p>
          </table:table-cell>
          <table:table-cell office:value-type="float" office:value="1596613.03330911" calcext:value-type="float">
            <text:p>1596613.033309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3IB</text:p>
          </table:table-cell>
          <table:table-cell office:value-type="string" calcext:value-type="string">
            <text:p>Gab. Estanco Serie 9000 - 750x75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915935.65112873" calcext:value-type="float">
            <text:p>1915935.651128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5I</text:p>
          </table:table-cell>
          <table:table-cell office:value-type="string" calcext:value-type="string">
            <text:p>Gab. Estanco Serie 9000 - 750x900x225 - INOXIDABLE</text:p>
          </table:table-cell>
          <table:table-cell office:value-type="string" calcext:value-type="string">
            <text:p>GENROD</text:p>
          </table:table-cell>
          <table:table-cell office:value-type="float" office:value="1953911.70163423" calcext:value-type="float">
            <text:p>1953911.701634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5IB</text:p>
          </table:table-cell>
          <table:table-cell office:value-type="string" calcext:value-type="string">
            <text:p>Gab. Estanco Serie 9000 - 750x9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2344694.04196108" calcext:value-type="float">
            <text:p>2344694.041961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4I</text:p>
          </table:table-cell>
          <table:table-cell office:value-type="string" calcext:value-type="string">
            <text:p>Gab. Estanco Serie 9000 - 750x1200x225- INOXIDABLE</text:p>
          </table:table-cell>
          <table:table-cell office:value-type="string" calcext:value-type="string">
            <text:p>GENROD</text:p>
          </table:table-cell>
          <table:table-cell office:value-type="float" office:value="2492317.24986732" calcext:value-type="float">
            <text:p>2492317.249867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4IB</text:p>
          </table:table-cell>
          <table:table-cell office:value-type="string" calcext:value-type="string">
            <text:p>Gab. Estanco Serie 9000 - 750x12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2990780.68868299" calcext:value-type="float">
            <text:p>2990780.688682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0I</text:p>
          </table:table-cell>
          <table:table-cell office:value-type="string" calcext:value-type="string">
            <text:p>Gab. Estanco Serie 9000 - 900x900x225 - INOXIDABLE</text:p>
          </table:table-cell>
          <table:table-cell office:value-type="string" calcext:value-type="string">
            <text:p>GENROD</text:p>
          </table:table-cell>
          <table:table-cell office:value-type="float" office:value="2344685.61782738" calcext:value-type="float">
            <text:p>2344685.617827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0IB</text:p>
          </table:table-cell>
          <table:table-cell office:value-type="string" calcext:value-type="string">
            <text:p>Gab. Estanco Serie 9000 - 900x9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2813622.74697175" calcext:value-type="float">
            <text:p>2813622.746971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1I</text:p>
          </table:table-cell>
          <table:table-cell office:value-type="string" calcext:value-type="string">
            <text:p>Gab. Estanco Serie 9000 - 900x1200x225- INOXIDABLE</text:p>
          </table:table-cell>
          <table:table-cell office:value-type="string" calcext:value-type="string">
            <text:p>GENROD</text:p>
          </table:table-cell>
          <table:table-cell office:value-type="float" office:value="2964281.34877454" calcext:value-type="float">
            <text:p>2964281.348774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1IB</text:p>
          </table:table-cell>
          <table:table-cell office:value-type="string" calcext:value-type="string">
            <text:p>Gab. Estanco Serie 9000 - 900x12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3557137.62410835" calcext:value-type="float">
            <text:p>3557137.624108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0I</text:p>
          </table:table-cell>
          <table:table-cell office:value-type="string" calcext:value-type="string">
            <text:p>Gab. Estanco Serie 9000 - 300x300x300 - INOXIDABLE</text:p>
          </table:table-cell>
          <table:table-cell office:value-type="string" calcext:value-type="string">
            <text:p>GENROD</text:p>
          </table:table-cell>
          <table:table-cell office:value-type="float" office:value="526202.074790317" calcext:value-type="float">
            <text:p>526202.0747903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0IB</text:p>
          </table:table-cell>
          <table:table-cell office:value-type="string" calcext:value-type="string">
            <text:p>Gab. Estanco Serie 9000 - 300x3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631442.517642863" calcext:value-type="float">
            <text:p>631442.5176428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1I</text:p>
          </table:table-cell>
          <table:table-cell office:value-type="string" calcext:value-type="string">
            <text:p>Gab. Estanco Serie 9000 - 300x450x300 - INOXIDABLE</text:p>
          </table:table-cell>
          <table:table-cell office:value-type="string" calcext:value-type="string">
            <text:p>GENROD</text:p>
          </table:table-cell>
          <table:table-cell office:value-type="float" office:value="613402.73742645" calcext:value-type="float">
            <text:p>613402.737426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1IB</text:p>
          </table:table-cell>
          <table:table-cell office:value-type="string" calcext:value-type="string">
            <text:p>Gab. Estanco Serie 9000 - 300x45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736083.28491174" calcext:value-type="float">
            <text:p>736083.28491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2I</text:p>
          </table:table-cell>
          <table:table-cell office:value-type="string" calcext:value-type="string">
            <text:p>Gab. Estanco Serie 9000 - 300x600x300 - INOXIDABLE</text:p>
          </table:table-cell>
          <table:table-cell office:value-type="string" calcext:value-type="string">
            <text:p>GENROD</text:p>
          </table:table-cell>
          <table:table-cell office:value-type="float" office:value="794650.038159055" calcext:value-type="float">
            <text:p>794650.0381590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2IB</text:p>
          </table:table-cell>
          <table:table-cell office:value-type="string" calcext:value-type="string">
            <text:p>Gab. Estanco Serie 9000 - 300x6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953580.051369762" calcext:value-type="float">
            <text:p>953580.0513697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3I</text:p>
          </table:table-cell>
          <table:table-cell office:value-type="string" calcext:value-type="string">
            <text:p>Gab. Estanco Serie 9000 - 450x450x300 - INOXIDABLE</text:p>
          </table:table-cell>
          <table:table-cell office:value-type="string" calcext:value-type="string">
            <text:p>GENROD</text:p>
          </table:table-cell>
          <table:table-cell office:value-type="float" office:value="817687.756479138" calcext:value-type="float">
            <text:p>817687.7564791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3IB</text:p>
          </table:table-cell>
          <table:table-cell office:value-type="string" calcext:value-type="string">
            <text:p>Gab. Estanco Serie 9000 - 450x45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981225.296617173" calcext:value-type="float">
            <text:p>981225.2966171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4I</text:p>
          </table:table-cell>
          <table:table-cell office:value-type="string" calcext:value-type="string">
            <text:p>Gab. Estanco Serie 9000 - 450x600x300 - INOXIDABLE</text:p>
          </table:table-cell>
          <table:table-cell office:value-type="string" calcext:value-type="string">
            <text:p>GENROD</text:p>
          </table:table-cell>
          <table:table-cell office:value-type="float" office:value="1003544.70411974" calcext:value-type="float">
            <text:p>1003544.704119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4IB</text:p>
          </table:table-cell>
          <table:table-cell office:value-type="string" calcext:value-type="string">
            <text:p>Gab. Estanco Serie 9000 - 450x6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1204253.65052258" calcext:value-type="float">
            <text:p>1204253.650522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5I</text:p>
          </table:table-cell>
          <table:table-cell office:value-type="string" calcext:value-type="string">
            <text:p>Gab. Estanco Serie 9000 - 600x600x300 - INOXIDABLE</text:p>
          </table:table-cell>
          <table:table-cell office:value-type="string" calcext:value-type="string">
            <text:p>GENROD</text:p>
          </table:table-cell>
          <table:table-cell office:value-type="float" office:value="1234785.47260268" calcext:value-type="float">
            <text:p>1234785.47260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5IB</text:p>
          </table:table-cell>
          <table:table-cell office:value-type="string" calcext:value-type="string">
            <text:p>Gab. Estanco Serie 9000 - 600x6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1481742.55038653" calcext:value-type="float">
            <text:p>1481742.550386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6I</text:p>
          </table:table-cell>
          <table:table-cell office:value-type="string" calcext:value-type="string">
            <text:p>Gab. Estanco Serie 9000 - 600x750x300 - INOXIDABLE</text:p>
          </table:table-cell>
          <table:table-cell office:value-type="string" calcext:value-type="string">
            <text:p>GENROD</text:p>
          </table:table-cell>
          <table:table-cell office:value-type="float" office:value="1464418.29153939" calcext:value-type="float">
            <text:p>1464418.291539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6IB</text:p>
          </table:table-cell>
          <table:table-cell office:value-type="string" calcext:value-type="string">
            <text:p>Gab. Estanco Serie 9000 - 600x75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1757301.93311058" calcext:value-type="float">
            <text:p>1757301.933110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7I</text:p>
          </table:table-cell>
          <table:table-cell office:value-type="string" calcext:value-type="string">
            <text:p>Gab. Estanco Serie 9000 - 600x900x300 - INOXIDABLE</text:p>
          </table:table-cell>
          <table:table-cell office:value-type="string" calcext:value-type="string">
            <text:p>GENROD</text:p>
          </table:table-cell>
          <table:table-cell office:value-type="float" office:value="1687801.90957326" calcext:value-type="float">
            <text:p>1687801.909573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7IB</text:p>
          </table:table-cell>
          <table:table-cell office:value-type="string" calcext:value-type="string">
            <text:p>Gab. Estanco Serie 9000 - 600x9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2025362.3026457" calcext:value-type="float">
            <text:p>2025362.30264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8I</text:p>
          </table:table-cell>
          <table:table-cell office:value-type="string" calcext:value-type="string">
            <text:p>Gab. Estanco Serie 9000 -600x1050x300- INOXIDABLE</text:p>
          </table:table-cell>
          <table:table-cell office:value-type="string" calcext:value-type="string">
            <text:p>GENROD</text:p>
          </table:table-cell>
          <table:table-cell office:value-type="float" office:value="1885184.74578348" calcext:value-type="float">
            <text:p>1885184.745783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8IB</text:p>
          </table:table-cell>
          <table:table-cell office:value-type="string" calcext:value-type="string">
            <text:p>Gab. Estanco Serie 9000 - 600x105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2262221.71725576" calcext:value-type="float">
            <text:p>2262221.717255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9I</text:p>
          </table:table-cell>
          <table:table-cell office:value-type="string" calcext:value-type="string">
            <text:p>Gab. Estanco Serie 9000 -600x1200x300- INOXIDABLE</text:p>
          </table:table-cell>
          <table:table-cell office:value-type="string" calcext:value-type="string">
            <text:p>GENROD</text:p>
          </table:table-cell>
          <table:table-cell office:value-type="float" office:value="2115151.09904682" calcext:value-type="float">
            <text:p>2115151.099046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9IB</text:p>
          </table:table-cell>
          <table:table-cell office:value-type="string" calcext:value-type="string">
            <text:p>Gab. Estanco Serie 9000 - 600x12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2538181.30211949" calcext:value-type="float">
            <text:p>2538181.302119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4I</text:p>
          </table:table-cell>
          <table:table-cell office:value-type="string" calcext:value-type="string">
            <text:p>Gab. Estanco Serie 9000 - 750x750x300 - INOXIDABLE</text:p>
          </table:table-cell>
          <table:table-cell office:value-type="string" calcext:value-type="string">
            <text:p>GENROD</text:p>
          </table:table-cell>
          <table:table-cell office:value-type="float" office:value="1811089.83151937" calcext:value-type="float">
            <text:p>1811089.831519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4IB</text:p>
          </table:table-cell>
          <table:table-cell office:value-type="string" calcext:value-type="string">
            <text:p>Gab. Estanco Serie 9000 - 750x75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2173307.80340215" calcext:value-type="float">
            <text:p>2173307.803402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1I</text:p>
          </table:table-cell>
          <table:table-cell office:value-type="string" calcext:value-type="string">
            <text:p>Gab. Estanco Serie 9000 - 750x900x300 - INOXIDABLE</text:p>
          </table:table-cell>
          <table:table-cell office:value-type="string" calcext:value-type="string">
            <text:p>GENROD</text:p>
          </table:table-cell>
          <table:table-cell office:value-type="float" office:value="2222605.41539334" calcext:value-type="float">
            <text:p>2222605.415393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1IB</text:p>
          </table:table-cell>
          <table:table-cell office:value-type="string" calcext:value-type="string">
            <text:p>Gab. Estanco Serie 9000 - 750x9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2660807.09273574" calcext:value-type="float">
            <text:p>2660807.0927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2I</text:p>
          </table:table-cell>
          <table:table-cell office:value-type="string" calcext:value-type="string">
            <text:p>Gab. Estanco Serie 9000 - 750x1200x300 - INOXIDABLE</text:p>
          </table:table-cell>
          <table:table-cell office:value-type="string" calcext:value-type="string">
            <text:p>GENROD</text:p>
          </table:table-cell>
          <table:table-cell office:value-type="float" office:value="2857631.00720114" calcext:value-type="float">
            <text:p>2857631.00720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2IB</text:p>
          </table:table-cell>
          <table:table-cell office:value-type="string" calcext:value-type="string">
            <text:p>Gab. Estanco Serie 9000 - 750x12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3429157.20864137" calcext:value-type="float">
            <text:p>3429157.208641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1I</text:p>
          </table:table-cell>
          <table:table-cell office:value-type="string" calcext:value-type="string">
            <text:p>Gab. Estanco Serie 9000 - 900x1200x300 - INOXIDABLE</text:p>
          </table:table-cell>
          <table:table-cell office:value-type="string" calcext:value-type="string">
            <text:p>GENROD</text:p>
          </table:table-cell>
          <table:table-cell office:value-type="float" office:value="3395927.71116371" calcext:value-type="float">
            <text:p>3395927.711163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1IB</text:p>
          </table:table-cell>
          <table:table-cell office:value-type="string" calcext:value-type="string">
            <text:p>Gab. Estanco Serie 9000 - 900x12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4075113.25339645" calcext:value-type="float">
            <text:p>4075113.253396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6104</text:p>
          </table:table-cell>
          <table:table-cell office:value-type="string" calcext:value-type="string">
            <text:p>Pupitre Modular tipo Consola - 600x1000x450</text:p>
          </table:table-cell>
          <table:table-cell office:value-type="string" calcext:value-type="string">
            <text:p>GENROD</text:p>
          </table:table-cell>
          <table:table-cell office:value-type="float" office:value="784668.918132928" calcext:value-type="float">
            <text:p>784668.918132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9104</text:p>
          </table:table-cell>
          <table:table-cell office:value-type="string" calcext:value-type="string">
            <text:p>Pupitre Modular tipo Consola - 900x1000x450</text:p>
          </table:table-cell>
          <table:table-cell office:value-type="string" calcext:value-type="string">
            <text:p>GENROD</text:p>
          </table:table-cell>
          <table:table-cell office:value-type="float" office:value="1032534.57499907" calcext:value-type="float">
            <text:p>1032534.57499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2104</text:p>
          </table:table-cell>
          <table:table-cell office:value-type="string" calcext:value-type="string">
            <text:p>Pupitre Modular tipo Consola - 1200x1000x450</text:p>
          </table:table-cell>
          <table:table-cell office:value-type="string" calcext:value-type="string">
            <text:p>GENROD</text:p>
          </table:table-cell>
          <table:table-cell office:value-type="float" office:value="1312555.45703484" calcext:value-type="float">
            <text:p>1312555.457034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6106</text:p>
          </table:table-cell>
          <table:table-cell office:value-type="string" calcext:value-type="string">
            <text:p>Pupitre Modular tipo Consola - 600x1000x600</text:p>
          </table:table-cell>
          <table:table-cell office:value-type="string" calcext:value-type="string">
            <text:p>GENROD</text:p>
          </table:table-cell>
          <table:table-cell office:value-type="float" office:value="872509.229146078" calcext:value-type="float">
            <text:p>872509.2291460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9106</text:p>
          </table:table-cell>
          <table:table-cell office:value-type="string" calcext:value-type="string">
            <text:p>Pupitre Modular tipo Consola - 900x1000x600</text:p>
          </table:table-cell>
          <table:table-cell office:value-type="string" calcext:value-type="string">
            <text:p>GENROD</text:p>
          </table:table-cell>
          <table:table-cell office:value-type="float" office:value="1161118.85022209" calcext:value-type="float">
            <text:p>1161118.850222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2106</text:p>
          </table:table-cell>
          <table:table-cell office:value-type="string" calcext:value-type="string">
            <text:p>Pupitre Modular tipo Consola - 1200x1000x600</text:p>
          </table:table-cell>
          <table:table-cell office:value-type="string" calcext:value-type="string">
            <text:p>GENROD</text:p>
          </table:table-cell>
          <table:table-cell office:value-type="float" office:value="1464003.30532401" calcext:value-type="float">
            <text:p>1464003.305324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6146</text:p>
          </table:table-cell>
          <table:table-cell office:value-type="string" calcext:value-type="string">
            <text:p>Pupitre Modular con Cabezal - 600x1400x600</text:p>
          </table:table-cell>
          <table:table-cell office:value-type="string" calcext:value-type="string">
            <text:p>GENROD</text:p>
          </table:table-cell>
          <table:table-cell office:value-type="float" office:value="1098054.08378554" calcext:value-type="float">
            <text:p>1098054.083785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9146</text:p>
          </table:table-cell>
          <table:table-cell office:value-type="string" calcext:value-type="string">
            <text:p>Pupitre Modular con Cabezal - 900x1400x600</text:p>
          </table:table-cell>
          <table:table-cell office:value-type="string" calcext:value-type="string">
            <text:p>GENROD</text:p>
          </table:table-cell>
          <table:table-cell office:value-type="float" office:value="1425562.42116299" calcext:value-type="float">
            <text:p>1425562.421162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2146</text:p>
          </table:table-cell>
          <table:table-cell office:value-type="string" calcext:value-type="string">
            <text:p>Pupitre Modular con Cabezal - 1200x1400x600</text:p>
          </table:table-cell>
          <table:table-cell office:value-type="string" calcext:value-type="string">
            <text:p>GENROD</text:p>
          </table:table-cell>
          <table:table-cell office:value-type="float" office:value="1792050.89883615" calcext:value-type="float">
            <text:p>1792050.89883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7165</text:p>
          </table:table-cell>
          <table:table-cell office:value-type="string" calcext:value-type="string">
            <text:p>Pupitre Estación de Trabajo - 700x1630x500</text:p>
          </table:table-cell>
          <table:table-cell office:value-type="string" calcext:value-type="string">
            <text:p>GENROD</text:p>
          </table:table-cell>
          <table:table-cell office:value-type="float" office:value="1386580.88614316" calcext:value-type="float">
            <text:p>1386580.88614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74T</text:p>
          </table:table-cell>
          <table:table-cell office:value-type="string" calcext:value-type="string">
            <text:p>Gab. Pesados para usos Extremos-600x750x400- con Trineo</text:p>
          </table:table-cell>
          <table:table-cell office:value-type="string" calcext:value-type="string">
            <text:p>GENROD</text:p>
          </table:table-cell>
          <table:table-cell office:value-type="float" office:value="1146554.05305113" calcext:value-type="float">
            <text:p>1146554.053051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94T</text:p>
          </table:table-cell>
          <table:table-cell office:value-type="string" calcext:value-type="string">
            <text:p>Gab. Pesados para usos Extremos-600x900x400- con Trineo</text:p>
          </table:table-cell>
          <table:table-cell office:value-type="string" calcext:value-type="string">
            <text:p>GENROD</text:p>
          </table:table-cell>
          <table:table-cell office:value-type="float" office:value="1250147.21513719" calcext:value-type="float">
            <text:p>1250147.215137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1274T</text:p>
          </table:table-cell>
          <table:table-cell office:value-type="string" calcext:value-type="string">
            <text:p>Gab. Pesados para usos Extremos-750x1200x400- con Trineo</text:p>
          </table:table-cell>
          <table:table-cell office:value-type="string" calcext:value-type="string">
            <text:p>GENROD</text:p>
          </table:table-cell>
          <table:table-cell office:value-type="float" office:value="1725115.15928132" calcext:value-type="float">
            <text:p>1725115.15928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155T</text:p>
          </table:table-cell>
          <table:table-cell office:value-type="string" calcext:value-type="string">
            <text:p>Gab. Pesados para usos Extremos-750x1500x500- con Trineo</text:p>
          </table:table-cell>
          <table:table-cell office:value-type="string" calcext:value-type="string">
            <text:p>GENROD</text:p>
          </table:table-cell>
          <table:table-cell office:value-type="float" office:value="2103103.52786646" calcext:value-type="float">
            <text:p>2103103.527866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8175T</text:p>
          </table:table-cell>
          <table:table-cell office:value-type="string" calcext:value-type="string">
            <text:p>Gab. Pesados para usos Extremos-800x1700x500- con Trineo</text:p>
          </table:table-cell>
          <table:table-cell office:value-type="string" calcext:value-type="string">
            <text:p>GENROD</text:p>
          </table:table-cell>
          <table:table-cell office:value-type="float" office:value="2666783.84822851" calcext:value-type="float">
            <text:p>2666783.84822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74Z</text:p>
          </table:table-cell>
          <table:table-cell office:value-type="string" calcext:value-type="string">
            <text:p>Gab. Pesados para usos Extremos-600x750x400- con Zócalo</text:p>
          </table:table-cell>
          <table:table-cell office:value-type="string" calcext:value-type="string">
            <text:p>GENROD</text:p>
          </table:table-cell>
          <table:table-cell office:value-type="float" office:value="1016694.66524645" calcext:value-type="float">
            <text:p>1016694.665246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94Z</text:p>
          </table:table-cell>
          <table:table-cell office:value-type="string" calcext:value-type="string">
            <text:p>Gab. Pesados para usos Extremos-600x900x400- con Zócalo</text:p>
          </table:table-cell>
          <table:table-cell office:value-type="string" calcext:value-type="string">
            <text:p>GENROD</text:p>
          </table:table-cell>
          <table:table-cell office:value-type="float" office:value="1137551.02515756" calcext:value-type="float">
            <text:p>1137551.025157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1274Z</text:p>
          </table:table-cell>
          <table:table-cell office:value-type="string" calcext:value-type="string">
            <text:p>Gab. Pesados para usos Extremos-750x1200x400- con Zócalo</text:p>
          </table:table-cell>
          <table:table-cell office:value-type="string" calcext:value-type="string">
            <text:p>GENROD</text:p>
          </table:table-cell>
          <table:table-cell office:value-type="float" office:value="1598506.03657149" calcext:value-type="float">
            <text:p>1598506.036571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155Z</text:p>
          </table:table-cell>
          <table:table-cell office:value-type="string" calcext:value-type="string">
            <text:p>Gab. Pesados para usos Extremos-750x1500x500- con Zócalo</text:p>
          </table:table-cell>
          <table:table-cell office:value-type="string" calcext:value-type="string">
            <text:p>GENROD</text:p>
          </table:table-cell>
          <table:table-cell office:value-type="float" office:value="1891389.70603716" calcext:value-type="float">
            <text:p>1891389.706037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8175Z</text:p>
          </table:table-cell>
          <table:table-cell office:value-type="string" calcext:value-type="string">
            <text:p>Gab. Pesados para usos Extremos-800x1700x500- con Zócalo</text:p>
          </table:table-cell>
          <table:table-cell office:value-type="string" calcext:value-type="string">
            <text:p>GENROD</text:p>
          </table:table-cell>
          <table:table-cell office:value-type="float" office:value="2438345.38734678" calcext:value-type="float">
            <text:p>2438345.387346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75</text:p>
          </table:table-cell>
          <table:table-cell office:value-type="string" calcext:value-type="string">
            <text:p>Cfte Abis p/Gab. Pesado 600x750 c/soportes y correderas </text:p>
          </table:table-cell>
          <table:table-cell office:value-type="string" calcext:value-type="string">
            <text:p>GENROD</text:p>
          </table:table-cell>
          <table:table-cell office:value-type="float" office:value="254180.158752402" calcext:value-type="float">
            <text:p>254180.1587524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90</text:p>
          </table:table-cell>
          <table:table-cell office:value-type="string" calcext:value-type="string">
            <text:p>Cfte Abis p/Gab. Pesado 600x900 c/soportes y correderas </text:p>
          </table:table-cell>
          <table:table-cell office:value-type="string" calcext:value-type="string">
            <text:p>GENROD</text:p>
          </table:table-cell>
          <table:table-cell office:value-type="float" office:value="282617.439934444" calcext:value-type="float">
            <text:p>282617.4399344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512</text:p>
          </table:table-cell>
          <table:table-cell office:value-type="string" calcext:value-type="string">
            <text:p>Cfte Abis p/Gab. Pesado 750x1200 c/soportes y correderas </text:p>
          </table:table-cell>
          <table:table-cell office:value-type="string" calcext:value-type="string">
            <text:p>GENROD</text:p>
          </table:table-cell>
          <table:table-cell office:value-type="float" office:value="307543.949450052" calcext:value-type="float">
            <text:p>307543.9494500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515</text:p>
          </table:table-cell>
          <table:table-cell office:value-type="string" calcext:value-type="string">
            <text:p>Cfte Abis p/Gab. Pesado 750x1500 c/soportes y correderas </text:p>
          </table:table-cell>
          <table:table-cell office:value-type="string" calcext:value-type="string">
            <text:p>GENROD</text:p>
          </table:table-cell>
          <table:table-cell office:value-type="float" office:value="331557.667816512" calcext:value-type="float">
            <text:p>331557.6678165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817</text:p>
          </table:table-cell>
          <table:table-cell office:value-type="string" calcext:value-type="string">
            <text:p>Cfte Abis p/Gab. Pesado 800x1700 c/soportes y correderas </text:p>
          </table:table-cell>
          <table:table-cell office:value-type="string" calcext:value-type="string">
            <text:p>GENROD</text:p>
          </table:table-cell>
          <table:table-cell office:value-type="float" office:value="380919.158172511" calcext:value-type="float">
            <text:p>380919.1581725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0801B</text:p>
          </table:table-cell>
          <table:table-cell office:value-type="string" calcext:value-type="string">
            <text:p>Kit Vent. Entrada 117x135 ø80mm (3.2")Color Beige</text:p>
          </table:table-cell>
          <table:table-cell office:value-type="string" calcext:value-type="string">
            <text:p>GENROD</text:p>
          </table:table-cell>
          <table:table-cell office:value-type="float" office:value="180113.027392818" calcext:value-type="float">
            <text:p>180113.0273928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201B</text:p>
          </table:table-cell>
          <table:table-cell office:value-type="string" calcext:value-type="string">
            <text:p>Kit Vent. Entrada 148x170 ø120mm (4")Color Beige</text:p>
          </table:table-cell>
          <table:table-cell office:value-type="string" calcext:value-type="string">
            <text:p>GENROD</text:p>
          </table:table-cell>
          <table:table-cell office:value-type="float" office:value="196199.301214427" calcext:value-type="float">
            <text:p>196199.3012144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501B</text:p>
          </table:table-cell>
          <table:table-cell office:value-type="string" calcext:value-type="string">
            <text:p>Kit Vent. Entrada 248x248 ø150mm (6")Color Beige</text:p>
          </table:table-cell>
          <table:table-cell office:value-type="string" calcext:value-type="string">
            <text:p>GENROD</text:p>
          </table:table-cell>
          <table:table-cell office:value-type="float" office:value="333080.120774046" calcext:value-type="float">
            <text:p>333080.1207740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0801G</text:p>
          </table:table-cell>
          <table:table-cell office:value-type="string" calcext:value-type="string">
            <text:p>Kit Vent. Entrada 117x135 ø80mm (3.2")Color Gris</text:p>
          </table:table-cell>
          <table:table-cell office:value-type="string" calcext:value-type="string">
            <text:p>GENROD</text:p>
          </table:table-cell>
          <table:table-cell office:value-type="float" office:value="180113.027392818" calcext:value-type="float">
            <text:p>180113.0273928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201G</text:p>
          </table:table-cell>
          <table:table-cell office:value-type="string" calcext:value-type="string">
            <text:p>Kit Vent. Entrada 148x170 ø120mm (4")Color Gris</text:p>
          </table:table-cell>
          <table:table-cell office:value-type="string" calcext:value-type="string">
            <text:p>GENROD</text:p>
          </table:table-cell>
          <table:table-cell office:value-type="float" office:value="196199.301214427" calcext:value-type="float">
            <text:p>196199.3012144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501G</text:p>
          </table:table-cell>
          <table:table-cell office:value-type="string" calcext:value-type="string">
            <text:p>Kit Vent. Entrada 248x248 ø150mm (6")Color Gris</text:p>
          </table:table-cell>
          <table:table-cell office:value-type="string" calcext:value-type="string">
            <text:p>GENROD</text:p>
          </table:table-cell>
          <table:table-cell office:value-type="float" office:value="333080.120774046" calcext:value-type="float">
            <text:p>333080.1207740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0802B</text:p>
          </table:table-cell>
          <table:table-cell office:value-type="string" calcext:value-type="string">
            <text:p>Kit Ventilación de Salida 117x135 Color Beige</text:p>
          </table:table-cell>
          <table:table-cell office:value-type="string" calcext:value-type="string">
            <text:p>GENROD</text:p>
          </table:table-cell>
          <table:table-cell office:value-type="float" office:value="28582.2209128421" calcext:value-type="float">
            <text:p>28582.22091284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202B</text:p>
          </table:table-cell>
          <table:table-cell office:value-type="string" calcext:value-type="string">
            <text:p>Kit Ventilación de Salida 148x170 Color Beige</text:p>
          </table:table-cell>
          <table:table-cell office:value-type="string" calcext:value-type="string">
            <text:p>GENROD</text:p>
          </table:table-cell>
          <table:table-cell office:value-type="float" office:value="37199.8028479412" calcext:value-type="float">
            <text:p>37199.80284794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502B</text:p>
          </table:table-cell>
          <table:table-cell office:value-type="string" calcext:value-type="string">
            <text:p>Kit Ventilación de Salida 248x248 Color Beige</text:p>
          </table:table-cell>
          <table:table-cell office:value-type="string" calcext:value-type="string">
            <text:p>GENROD</text:p>
          </table:table-cell>
          <table:table-cell office:value-type="float" office:value="78852.7924518244" calcext:value-type="float">
            <text:p>78852.7924518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0802G</text:p>
          </table:table-cell>
          <table:table-cell office:value-type="string" calcext:value-type="string">
            <text:p>Kit Ventilación de Salida 117x135 Color Gris</text:p>
          </table:table-cell>
          <table:table-cell office:value-type="string" calcext:value-type="string">
            <text:p>GENROD</text:p>
          </table:table-cell>
          <table:table-cell office:value-type="float" office:value="28582.2209128421" calcext:value-type="float">
            <text:p>28582.22091284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202G</text:p>
          </table:table-cell>
          <table:table-cell office:value-type="string" calcext:value-type="string">
            <text:p>Kit Ventilación de Salida 148x170 Color Gris</text:p>
          </table:table-cell>
          <table:table-cell office:value-type="string" calcext:value-type="string">
            <text:p>GENROD</text:p>
          </table:table-cell>
          <table:table-cell office:value-type="float" office:value="37199.8028479412" calcext:value-type="float">
            <text:p>37199.80284794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502G</text:p>
          </table:table-cell>
          <table:table-cell office:value-type="string" calcext:value-type="string">
            <text:p>Kit Ventilación de Salida 248x248 Color Gris</text:p>
          </table:table-cell>
          <table:table-cell office:value-type="string" calcext:value-type="string">
            <text:p>GENROD</text:p>
          </table:table-cell>
          <table:table-cell office:value-type="float" office:value="78852.7924518244" calcext:value-type="float">
            <text:p>78852.7924518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0803</text:p>
          </table:table-cell>
          <table:table-cell office:value-type="string" calcext:value-type="string">
            <text:p>Filtro repuesto p/rejilla 117x135mm</text:p>
          </table:table-cell>
          <table:table-cell office:value-type="string" calcext:value-type="string">
            <text:p>GENROD</text:p>
          </table:table-cell>
          <table:table-cell office:value-type="float" office:value="1395.50516791278" calcext:value-type="float">
            <text:p>1395.505167912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203</text:p>
          </table:table-cell>
          <table:table-cell office:value-type="string" calcext:value-type="string">
            <text:p>Filtro repuesto p/rejilla 148x170mm</text:p>
          </table:table-cell>
          <table:table-cell office:value-type="string" calcext:value-type="string">
            <text:p>GENROD</text:p>
          </table:table-cell>
          <table:table-cell office:value-type="float" office:value="2696.3643568792" calcext:value-type="float">
            <text:p>2696.36435687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503</text:p>
          </table:table-cell>
          <table:table-cell office:value-type="string" calcext:value-type="string">
            <text:p>Filtro repuesto p/rejilla 248x248mm</text:p>
          </table:table-cell>
          <table:table-cell office:value-type="string" calcext:value-type="string">
            <text:p>GENROD</text:p>
          </table:table-cell>
          <table:table-cell office:value-type="float" office:value="4241.07711140679" calcext:value-type="float">
            <text:p>4241.07711140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419</text:p>
          </table:table-cell>
          <table:table-cell office:value-type="string" calcext:value-type="string">
            <text:p>Planchuela de Cobre Desnudo 19x4 x 4 mts</text:p>
          </table:table-cell>
          <table:table-cell office:value-type="string" calcext:value-type="string">
            <text:p>GENROD</text:p>
          </table:table-cell>
          <table:table-cell office:value-type="float" office:value="190746.166998927" calcext:value-type="float">
            <text:p>190746.166998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320</text:p>
          </table:table-cell>
          <table:table-cell office:value-type="string" calcext:value-type="string">
            <text:p>Planchuela de Cobre Desnudo 20x3 x 4 mts</text:p>
          </table:table-cell>
          <table:table-cell office:value-type="string" calcext:value-type="string">
            <text:p>GENROD</text:p>
          </table:table-cell>
          <table:table-cell office:value-type="float" office:value="148673.387351294" calcext:value-type="float">
            <text:p>148673.3873512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25</text:p>
          </table:table-cell>
          <table:table-cell office:value-type="string" calcext:value-type="string">
            <text:p>Planchuela de Cobre Desnudo 25x5 x 4 mts</text:p>
          </table:table-cell>
          <table:table-cell office:value-type="string" calcext:value-type="string">
            <text:p>GENROD</text:p>
          </table:table-cell>
          <table:table-cell office:value-type="float" office:value="311368.474270135" calcext:value-type="float">
            <text:p>311368.4742701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30</text:p>
          </table:table-cell>
          <table:table-cell office:value-type="string" calcext:value-type="string">
            <text:p>Planchuela de Cobre Desnudo 30x5 x 4 mts</text:p>
          </table:table-cell>
          <table:table-cell office:value-type="string" calcext:value-type="string">
            <text:p>GENROD</text:p>
          </table:table-cell>
          <table:table-cell office:value-type="float" office:value="373081.998105029" calcext:value-type="float">
            <text:p>373081.9981050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30</text:p>
          </table:table-cell>
          <table:table-cell office:value-type="string" calcext:value-type="string">
            <text:p>Planchuela de Cobre Desnudo 30x10 x 4 mts</text:p>
          </table:table-cell>
          <table:table-cell office:value-type="string" calcext:value-type="string">
            <text:p>GENROD</text:p>
          </table:table-cell>
          <table:table-cell office:value-type="float" office:value="754012.068997566" calcext:value-type="float">
            <text:p>754012.068997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40</text:p>
          </table:table-cell>
          <table:table-cell office:value-type="string" calcext:value-type="string">
            <text:p>Planchuela de Cobre Desnudo 40x5 x 4 mts</text:p>
          </table:table-cell>
          <table:table-cell office:value-type="string" calcext:value-type="string">
            <text:p>GENROD</text:p>
          </table:table-cell>
          <table:table-cell office:value-type="float" office:value="496506.17662805" calcext:value-type="float">
            <text:p>496506.176628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40</text:p>
          </table:table-cell>
          <table:table-cell office:value-type="string" calcext:value-type="string">
            <text:p>Planchuela de Cobre Desnudo 40x10 x 4 mts</text:p>
          </table:table-cell>
          <table:table-cell office:value-type="string" calcext:value-type="string">
            <text:p>GENROD</text:p>
          </table:table-cell>
          <table:table-cell office:value-type="float" office:value="995820.889296756" calcext:value-type="float">
            <text:p>995820.8892967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50</text:p>
          </table:table-cell>
          <table:table-cell office:value-type="string" calcext:value-type="string">
            <text:p>Planchuela de Cobre Desnudo 50x5 x 4 mts</text:p>
          </table:table-cell>
          <table:table-cell office:value-type="string" calcext:value-type="string">
            <text:p>GENROD</text:p>
          </table:table-cell>
          <table:table-cell office:value-type="float" office:value="625548.413501583" calcext:value-type="float">
            <text:p>625548.4135015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50</text:p>
          </table:table-cell>
          <table:table-cell office:value-type="string" calcext:value-type="string">
            <text:p>Planchuela de Cobre Desnudo 50x10 x 4 mts</text:p>
          </table:table-cell>
          <table:table-cell office:value-type="string" calcext:value-type="string">
            <text:p>GENROD</text:p>
          </table:table-cell>
          <table:table-cell office:value-type="float" office:value="1251088.18967592" calcext:value-type="float">
            <text:p>1251088.18967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60</text:p>
          </table:table-cell>
          <table:table-cell office:value-type="string" calcext:value-type="string">
            <text:p>Planchuela de Cobre Desnudo 60x5 x 4 mts</text:p>
          </table:table-cell>
          <table:table-cell office:value-type="string" calcext:value-type="string">
            <text:p>GENROD</text:p>
          </table:table-cell>
          <table:table-cell office:value-type="float" office:value="746165.938861514" calcext:value-type="float">
            <text:p>746165.9388615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60</text:p>
          </table:table-cell>
          <table:table-cell office:value-type="string" calcext:value-type="string">
            <text:p>Planchuela de Cobre Desnudo 60x10 x 4 mts</text:p>
          </table:table-cell>
          <table:table-cell office:value-type="string" calcext:value-type="string">
            <text:p>GENROD</text:p>
          </table:table-cell>
          <table:table-cell office:value-type="float" office:value="1495143.3127974" calcext:value-type="float">
            <text:p>1495143.31279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80</text:p>
          </table:table-cell>
          <table:table-cell office:value-type="string" calcext:value-type="string">
            <text:p>Planchuela de Cobre Desnudo 80x5 x 4 mts</text:p>
          </table:table-cell>
          <table:table-cell office:value-type="string" calcext:value-type="string">
            <text:p>GENROD</text:p>
          </table:table-cell>
          <table:table-cell office:value-type="float" office:value="1001431.29658922" calcext:value-type="float">
            <text:p>1001431.296589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80</text:p>
          </table:table-cell>
          <table:table-cell office:value-type="string" calcext:value-type="string">
            <text:p>Planchuela de Cobre Desnudo 80x10 x 4 mts</text:p>
          </table:table-cell>
          <table:table-cell office:value-type="string" calcext:value-type="string">
            <text:p>GENROD</text:p>
          </table:table-cell>
          <table:table-cell office:value-type="float" office:value="2002867.40497667" calcext:value-type="float">
            <text:p>2002867.404976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99</text:p>
          </table:table-cell>
          <table:table-cell office:value-type="string" calcext:value-type="string">
            <text:p>Planchuela de Cobre Desnudo 100x5 x 4 mts</text:p>
          </table:table-cell>
          <table:table-cell office:value-type="string" calcext:value-type="string">
            <text:p>GENROD</text:p>
          </table:table-cell>
          <table:table-cell office:value-type="float" office:value="1251088.18967592" calcext:value-type="float">
            <text:p>1251088.18967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99</text:p>
          </table:table-cell>
          <table:table-cell office:value-type="string" calcext:value-type="string">
            <text:p>Planchuela de Cobre Desnudo 100x10 x 4 mts</text:p>
          </table:table-cell>
          <table:table-cell office:value-type="string" calcext:value-type="string">
            <text:p>GENROD</text:p>
          </table:table-cell>
          <table:table-cell office:value-type="float" office:value="2502183.10391458" calcext:value-type="float">
            <text:p>2502183.10391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210</text:p>
          </table:table-cell>
          <table:table-cell office:value-type="string" calcext:value-type="string">
            <text:p>Planchuela de Cobre Desnudo 120x10 x 4 mts</text:p>
          </table:table-cell>
          <table:table-cell office:value-type="string" calcext:value-type="string">
            <text:p>GENROD</text:p>
          </table:table-cell>
          <table:table-cell office:value-type="float" office:value="3015490.73502233" calcext:value-type="float">
            <text:p>3015490.735022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07</text:p>
          </table:table-cell>
          <table:table-cell office:value-type="string" calcext:value-type="string">
            <text:p>Barra Flex Aislada GEN-ROD - 3x20x1 - 325Amp.x 3 mts</text:p>
          </table:table-cell>
          <table:table-cell office:value-type="string" calcext:value-type="string">
            <text:p>GENROD</text:p>
          </table:table-cell>
          <table:table-cell office:value-type="float" office:value="216527.931308709" calcext:value-type="float">
            <text:p>216527.9313087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08</text:p>
          </table:table-cell>
          <table:table-cell office:value-type="string" calcext:value-type="string">
            <text:p>Barra Flex Aislada GEN-ROD - 4x20x1 - 363Amp. x 3 mts</text:p>
          </table:table-cell>
          <table:table-cell office:value-type="string" calcext:value-type="string">
            <text:p>GENROD</text:p>
          </table:table-cell>
          <table:table-cell office:value-type="float" office:value="280917.621902726" calcext:value-type="float">
            <text:p>280917.6219027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12</text:p>
          </table:table-cell>
          <table:table-cell office:value-type="string" calcext:value-type="string">
            <text:p>Barra Flex Aislada GEN-ROD - 3x24x1 - 373Amp.x 3 mts</text:p>
          </table:table-cell>
          <table:table-cell office:value-type="string" calcext:value-type="string">
            <text:p>GENROD</text:p>
          </table:table-cell>
          <table:table-cell office:value-type="float" office:value="258090.241927542" calcext:value-type="float">
            <text:p>258090.2419275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13</text:p>
          </table:table-cell>
          <table:table-cell office:value-type="string" calcext:value-type="string">
            <text:p>Barra Flex Aislada GEN-ROD - 4x24x1 - 421Amp..x 3 mts</text:p>
          </table:table-cell>
          <table:table-cell office:value-type="string" calcext:value-type="string">
            <text:p>GENROD</text:p>
          </table:table-cell>
          <table:table-cell office:value-type="float" office:value="335249.428847384" calcext:value-type="float">
            <text:p>335249.4288473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19</text:p>
          </table:table-cell>
          <table:table-cell office:value-type="string" calcext:value-type="string">
            <text:p>Barra Flex Aislada GEN-ROD - 3x32x1 - 434Amp..x 3 mts</text:p>
          </table:table-cell>
          <table:table-cell office:value-type="string" calcext:value-type="string">
            <text:p>GENROD</text:p>
          </table:table-cell>
          <table:table-cell office:value-type="float" office:value="341919.149035448" calcext:value-type="float">
            <text:p>341919.1490354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21</text:p>
          </table:table-cell>
          <table:table-cell office:value-type="string" calcext:value-type="string">
            <text:p>Barra Flex Aislada GEN-ROD - 5x32x1 - 579Amp..x 3 mts</text:p>
          </table:table-cell>
          <table:table-cell office:value-type="string" calcext:value-type="string">
            <text:p>GENROD</text:p>
          </table:table-cell>
          <table:table-cell office:value-type="float" office:value="546541.167307981" calcext:value-type="float">
            <text:p>546541.1673079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26</text:p>
          </table:table-cell>
          <table:table-cell office:value-type="string" calcext:value-type="string">
            <text:p>Barra Flex Aislada GEN-ROD - 3x40x1 - 472Amp..x 3 mts</text:p>
          </table:table-cell>
          <table:table-cell office:value-type="string" calcext:value-type="string">
            <text:p>GENROD</text:p>
          </table:table-cell>
          <table:table-cell office:value-type="float" office:value="424374.003824906" calcext:value-type="float">
            <text:p>424374.0038249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28</text:p>
          </table:table-cell>
          <table:table-cell office:value-type="string" calcext:value-type="string">
            <text:p>Barra Flex Aislada GEN-ROD - 5x40x1 - 688Amp..x 3 mts</text:p>
          </table:table-cell>
          <table:table-cell office:value-type="string" calcext:value-type="string">
            <text:p>GENROD</text:p>
          </table:table-cell>
          <table:table-cell office:value-type="float" office:value="681356.934422411" calcext:value-type="float">
            <text:p>681356.9344224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36</text:p>
          </table:table-cell>
          <table:table-cell office:value-type="string" calcext:value-type="string">
            <text:p>Barra Flex Aislada GEN-ROD - 5x50x1 - 842Amp..x 3 mts</text:p>
          </table:table-cell>
          <table:table-cell office:value-type="string" calcext:value-type="string">
            <text:p>GENROD</text:p>
          </table:table-cell>
          <table:table-cell office:value-type="float" office:value="849379.399260025" calcext:value-type="float">
            <text:p>849379.3992600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38</text:p>
          </table:table-cell>
          <table:table-cell office:value-type="string" calcext:value-type="string">
            <text:p>Barra Flex Aislada GEN-ROD - 8x50x1 - 1063Amp..x 3 mts</text:p>
          </table:table-cell>
          <table:table-cell office:value-type="string" calcext:value-type="string">
            <text:p>GENROD</text:p>
          </table:table-cell>
          <table:table-cell office:value-type="float" office:value="1330786.30250124" calcext:value-type="float">
            <text:p>1330786.30250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42</text:p>
          </table:table-cell>
          <table:table-cell office:value-type="string" calcext:value-type="string">
            <text:p>Barra Flex Aislada GEN-ROD - 5x63x1 - 932Amp..x 3 mts</text:p>
          </table:table-cell>
          <table:table-cell office:value-type="string" calcext:value-type="string">
            <text:p>GENROD</text:p>
          </table:table-cell>
          <table:table-cell office:value-type="float" office:value="1067862.86329844" calcext:value-type="float">
            <text:p>1067862.863298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45</text:p>
          </table:table-cell>
          <table:table-cell office:value-type="string" calcext:value-type="string">
            <text:p>Barra Flex Aislada GEN-ROD - 10x63x1 - 1448Amp..x 3 mts</text:p>
          </table:table-cell>
          <table:table-cell office:value-type="string" calcext:value-type="string">
            <text:p>GENROD</text:p>
          </table:table-cell>
          <table:table-cell office:value-type="float" office:value="2076504.11650223" calcext:value-type="float">
            <text:p>2076504.116502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3PST</text:p>
          </table:table-cell>
          <table:table-cell office:value-type="string" calcext:value-type="string">
            <text:p>Gab Mod S97-300x750x600- s/BJA, s/LAT, c/Tapa Tras.</text:p>
          </table:table-cell>
          <table:table-cell office:value-type="string" calcext:value-type="string">
            <text:p>GENROD</text:p>
          </table:table-cell>
          <table:table-cell office:value-type="float" office:value="262039.42918215" calcext:value-type="float">
            <text:p>262039.429182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1PST</text:p>
          </table:table-cell>
          <table:table-cell office:value-type="string" calcext:value-type="string">
            <text:p>Gab Mod S97-300x75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26781.751780174" calcext:value-type="float">
            <text:p>226781.751780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2PST</text:p>
          </table:table-cell>
          <table:table-cell office:value-type="string" calcext:value-type="string">
            <text:p>Gab Mod S97-300x75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44418.679881072" calcext:value-type="float">
            <text:p>244418.6798810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4PST</text:p>
          </table:table-cell>
          <table:table-cell office:value-type="string" calcext:value-type="string">
            <text:p>Gab Mod S97-300x75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79663.609504569" calcext:value-type="float">
            <text:p>279663.6095045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5PST</text:p>
          </table:table-cell>
          <table:table-cell office:value-type="string" calcext:value-type="string">
            <text:p>Gab Mod S97-300x75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97288.626661461" calcext:value-type="float">
            <text:p>297288.6266614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1PST</text:p>
          </table:table-cell>
          <table:table-cell office:value-type="string" calcext:value-type="string">
            <text:p>Gab Mod S97-300x6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95038.751272174" calcext:value-type="float">
            <text:p>195038.751272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2PST</text:p>
          </table:table-cell>
          <table:table-cell office:value-type="string" calcext:value-type="string">
            <text:p>Gab Mod S97-300x6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12659.221628428" calcext:value-type="float">
            <text:p>212659.221628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3PST</text:p>
          </table:table-cell>
          <table:table-cell office:value-type="string" calcext:value-type="string">
            <text:p>Gab Mod S97-300x6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30282.537221891" calcext:value-type="float">
            <text:p>230282.5372218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4PST</text:p>
          </table:table-cell>
          <table:table-cell office:value-type="string" calcext:value-type="string">
            <text:p>Gab Mod S97-300x6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47900.720230583" calcext:value-type="float">
            <text:p>247900.7202305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5PST</text:p>
          </table:table-cell>
          <table:table-cell office:value-type="string" calcext:value-type="string">
            <text:p>Gab Mod S97-300x6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65526.881061256" calcext:value-type="float">
            <text:p>265526.8810612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1PST</text:p>
          </table:table-cell>
          <table:table-cell office:value-type="string" calcext:value-type="string">
            <text:p>Gab Mod S97-300x9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58543.776325203" calcext:value-type="float">
            <text:p>258543.776325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2PST</text:p>
          </table:table-cell>
          <table:table-cell office:value-type="string" calcext:value-type="string">
            <text:p>Gab Mod S97-300x9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76167.370863491" calcext:value-type="float">
            <text:p>276167.3708634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3PST</text:p>
          </table:table-cell>
          <table:table-cell office:value-type="string" calcext:value-type="string">
            <text:p>Gab Mod S97-300x9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93788.120164568" calcext:value-type="float">
            <text:p>293788.1201645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4PST</text:p>
          </table:table-cell>
          <table:table-cell office:value-type="string" calcext:value-type="string">
            <text:p>Gab Mod S97-300x9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11410.571029076" calcext:value-type="float">
            <text:p>311410.5710290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5PST</text:p>
          </table:table-cell>
          <table:table-cell office:value-type="string" calcext:value-type="string">
            <text:p>Gab Mod S97-300x9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9033.607677714" calcext:value-type="float">
            <text:p>329033.6076777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1PST</text:p>
          </table:table-cell>
          <table:table-cell office:value-type="string" calcext:value-type="string">
            <text:p>Gab Mod S97-300x12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39715.520786384" calcext:value-type="float">
            <text:p>339715.5207863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2PST</text:p>
          </table:table-cell>
          <table:table-cell office:value-type="string" calcext:value-type="string">
            <text:p>Gab Mod S97-300x12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6369.954017239" calcext:value-type="float">
            <text:p>366369.9540172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3PST</text:p>
          </table:table-cell>
          <table:table-cell office:value-type="string" calcext:value-type="string">
            <text:p>Gab Mod S97-300x12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93026.116706006" calcext:value-type="float">
            <text:p>393026.1167060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4PST</text:p>
          </table:table-cell>
          <table:table-cell office:value-type="string" calcext:value-type="string">
            <text:p>Gab Mod S97-300x12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19682.530445115" calcext:value-type="float">
            <text:p>419682.5304451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5PST</text:p>
          </table:table-cell>
          <table:table-cell office:value-type="string" calcext:value-type="string">
            <text:p>Gab Mod S97-300x12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46353.142475789" calcext:value-type="float">
            <text:p>446353.1424757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1PST</text:p>
          </table:table-cell>
          <table:table-cell office:value-type="string" calcext:value-type="string">
            <text:p>Gab Mod S97-300x15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20885.284739311" calcext:value-type="float">
            <text:p>420885.2847393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2PST</text:p>
          </table:table-cell>
          <table:table-cell office:value-type="string" calcext:value-type="string">
            <text:p>Gab Mod S97-300x15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56591.003318368" calcext:value-type="float">
            <text:p>456591.003318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3PST</text:p>
          </table:table-cell>
          <table:table-cell office:value-type="string" calcext:value-type="string">
            <text:p>Gab Mod S97-300x15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92281.96571621" calcext:value-type="float">
            <text:p>492281.965716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4PST</text:p>
          </table:table-cell>
          <table:table-cell office:value-type="string" calcext:value-type="string">
            <text:p>Gab Mod S97-300x15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27969.49709271" calcext:value-type="float">
            <text:p>527969.497092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5PST</text:p>
          </table:table-cell>
          <table:table-cell office:value-type="string" calcext:value-type="string">
            <text:p>Gab Mod S97-300x15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63659.036871948" calcext:value-type="float">
            <text:p>563659.0368719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1PST</text:p>
          </table:table-cell>
          <table:table-cell office:value-type="string" calcext:value-type="string">
            <text:p>Gab Mod S97-300x18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17645.944400052" calcext:value-type="float">
            <text:p>517645.9444000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2PST</text:p>
          </table:table-cell>
          <table:table-cell office:value-type="string" calcext:value-type="string">
            <text:p>Gab Mod S97-300x1800x450- s/BJA, s/LAT, c/ Tapa Tras</text:p>
          </table:table-cell>
          <table:table-cell office:value-type="string" calcext:value-type="string">
            <text:p>GENROD</text:p>
          </table:table-cell>
          <table:table-cell office:value-type="float" office:value="571160.811614641" calcext:value-type="float">
            <text:p>571160.8116146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3PST</text:p>
          </table:table-cell>
          <table:table-cell office:value-type="string" calcext:value-type="string">
            <text:p>Gab Mod S97-300x18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24655.817957727" calcext:value-type="float">
            <text:p>624655.8179577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4PST</text:p>
          </table:table-cell>
          <table:table-cell office:value-type="string" calcext:value-type="string">
            <text:p>Gab Mod S97-300x1800x750-s/Bandeja s/Lat c/Tapa Trasera</text:p>
          </table:table-cell>
          <table:table-cell office:value-type="string" calcext:value-type="string">
            <text:p>GENROD</text:p>
          </table:table-cell>
          <table:table-cell office:value-type="float" office:value="678170.127282667" calcext:value-type="float">
            <text:p>678170.1272826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5PST</text:p>
          </table:table-cell>
          <table:table-cell office:value-type="string" calcext:value-type="string">
            <text:p>Gab Mod S97-300x18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31666.277299533" calcext:value-type="float">
            <text:p>731666.2772995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1PST</text:p>
          </table:table-cell>
          <table:table-cell office:value-type="string" calcext:value-type="string">
            <text:p>Gab Mod S97-300x21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98834.732390008" calcext:value-type="float">
            <text:p>598834.7323900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2PST</text:p>
          </table:table-cell>
          <table:table-cell office:value-type="string" calcext:value-type="string">
            <text:p>Gab Mod S97-300x21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61363.98055252" calcext:value-type="float">
            <text:p>661363.980552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3PST</text:p>
          </table:table-cell>
          <table:table-cell office:value-type="string" calcext:value-type="string">
            <text:p>Gab Mod S97-300x2100x600-S/bja,S/lat,C/tapa trasera</text:p>
          </table:table-cell>
          <table:table-cell office:value-type="string" calcext:value-type="string">
            <text:p>GENROD</text:p>
          </table:table-cell>
          <table:table-cell office:value-type="float" office:value="723910.830133457" calcext:value-type="float">
            <text:p>723910.8301334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4PST</text:p>
          </table:table-cell>
          <table:table-cell office:value-type="string" calcext:value-type="string">
            <text:p>Gab Mod S97-300x21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86441.22196975" calcext:value-type="float">
            <text:p>786441.221969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5PST</text:p>
          </table:table-cell>
          <table:table-cell office:value-type="string" calcext:value-type="string">
            <text:p>Gab Mod S97-300x21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48990.052058941" calcext:value-type="float">
            <text:p>848990.0520589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1PSP</text:p>
          </table:table-cell>
          <table:table-cell office:value-type="string" calcext:value-type="string">
            <text:p>Gab. Modular S.97 - 30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00351.859251497" calcext:value-type="float">
            <text:p>300351.8592514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2PSP</text:p>
          </table:table-cell>
          <table:table-cell office:value-type="string" calcext:value-type="string">
            <text:p>Gab. Modular S.97 - 30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21291.521968731" calcext:value-type="float">
            <text:p>321291.5219687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3PSP</text:p>
          </table:table-cell>
          <table:table-cell office:value-type="string" calcext:value-type="string">
            <text:p>Gab. Modular S.97 - 30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42218.687957828" calcext:value-type="float">
            <text:p>342218.687957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4PSP</text:p>
          </table:table-cell>
          <table:table-cell office:value-type="string" calcext:value-type="string">
            <text:p>Gab. Modular S.97 - 30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63150.651797905" calcext:value-type="float">
            <text:p>363150.6517979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5PSP</text:p>
          </table:table-cell>
          <table:table-cell office:value-type="string" calcext:value-type="string">
            <text:p>Gab. Modular S.97 - 30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84073.019936021" calcext:value-type="float">
            <text:p>384073.0199360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1PSP</text:p>
          </table:table-cell>
          <table:table-cell office:value-type="string" calcext:value-type="string">
            <text:p>Gab. Modular S.97 - 30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57745.324659609" calcext:value-type="float">
            <text:p>257745.3246596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2PSP</text:p>
          </table:table-cell>
          <table:table-cell office:value-type="string" calcext:value-type="string">
            <text:p>Gab. Modular S.97 - 30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78658.599196447" calcext:value-type="float">
            <text:p>278658.5991964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3PSP</text:p>
          </table:table-cell>
          <table:table-cell office:value-type="string" calcext:value-type="string">
            <text:p>Gab. Modular S.97 - 30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99600.242421934" calcext:value-type="float">
            <text:p>299600.2424219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4PSP</text:p>
          </table:table-cell>
          <table:table-cell office:value-type="string" calcext:value-type="string">
            <text:p>Gab. Modular S.97 - 30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20520.016373182" calcext:value-type="float">
            <text:p>320520.0163731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5PSP</text:p>
          </table:table-cell>
          <table:table-cell office:value-type="string" calcext:value-type="string">
            <text:p>Gab. Modular S.97 - 30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41456.554908381" calcext:value-type="float">
            <text:p>341456.5549083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1PSP</text:p>
          </table:table-cell>
          <table:table-cell office:value-type="string" calcext:value-type="string">
            <text:p>Gab. Modular S.97 - 30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42993.289840928" calcext:value-type="float">
            <text:p>342993.289840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2PSP</text:p>
          </table:table-cell>
          <table:table-cell office:value-type="string" calcext:value-type="string">
            <text:p>Gab. Modular S.97 - 30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63907.401212239" calcext:value-type="float">
            <text:p>363907.4012122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3PSP</text:p>
          </table:table-cell>
          <table:table-cell office:value-type="string" calcext:value-type="string">
            <text:p>Gab. Modular S.97 - 300x9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84851.861780454" calcext:value-type="float">
            <text:p>384851.8617804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4PSP</text:p>
          </table:table-cell>
          <table:table-cell office:value-type="string" calcext:value-type="string">
            <text:p>Gab. Modular S.97 - 30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05777.326206121" calcext:value-type="float">
            <text:p>405777.3262061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5PSP</text:p>
          </table:table-cell>
          <table:table-cell office:value-type="string" calcext:value-type="string">
            <text:p>Gab. Modular S.97 - 30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26712.442122716" calcext:value-type="float">
            <text:p>426712.4421227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1PSP</text:p>
          </table:table-cell>
          <table:table-cell office:value-type="string" calcext:value-type="string">
            <text:p>Gab. Modular S.97 - 30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49217.208461147" calcext:value-type="float">
            <text:p>449217.208461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2PSP</text:p>
          </table:table-cell>
          <table:table-cell office:value-type="string" calcext:value-type="string">
            <text:p>Gab. Modular S.97 - 30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80885.312283773" calcext:value-type="float">
            <text:p>480885.3122837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3PSP</text:p>
          </table:table-cell>
          <table:table-cell office:value-type="string" calcext:value-type="string">
            <text:p>Gab. Modular S.97 - 300x12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12541.198323087" calcext:value-type="float">
            <text:p>512541.1983230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4PSP</text:p>
          </table:table-cell>
          <table:table-cell office:value-type="string" calcext:value-type="string">
            <text:p>Gab. Modular S.97 - 30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44203.053781645" calcext:value-type="float">
            <text:p>544203.0537816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5PSP</text:p>
          </table:table-cell>
          <table:table-cell office:value-type="string" calcext:value-type="string">
            <text:p>Gab. Modular S.97 - 30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75854.420914803" calcext:value-type="float">
            <text:p>575854.4209148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1PSP</text:p>
          </table:table-cell>
          <table:table-cell office:value-type="string" calcext:value-type="string">
            <text:p>Gab. Modular S.97 - 30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55466.092643156" calcext:value-type="float">
            <text:p>555466.0926431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2PSP</text:p>
          </table:table-cell>
          <table:table-cell office:value-type="string" calcext:value-type="string">
            <text:p>Gab. Modular S.97 - 30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97849.582953389" calcext:value-type="float">
            <text:p>597849.5829533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3PSP</text:p>
          </table:table-cell>
          <table:table-cell office:value-type="string" calcext:value-type="string">
            <text:p>Gab. Modular S.97 - 30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40246.434720716" calcext:value-type="float">
            <text:p>640246.4347207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4PSP</text:p>
          </table:table-cell>
          <table:table-cell office:value-type="string" calcext:value-type="string">
            <text:p>Gab. Modular S.97 - 30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82642.70070391" calcext:value-type="float">
            <text:p>682642.700703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5PSP</text:p>
          </table:table-cell>
          <table:table-cell office:value-type="string" calcext:value-type="string">
            <text:p>Gab. Modular S.97 - 30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25008.059600553" calcext:value-type="float">
            <text:p>725008.0596005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1PSP</text:p>
          </table:table-cell>
          <table:table-cell office:value-type="string" calcext:value-type="string">
            <text:p>Gab. Modular S.97 - 30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80218.140184005" calcext:value-type="float">
            <text:p>680218.1401840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2PSP</text:p>
          </table:table-cell>
          <table:table-cell office:value-type="string" calcext:value-type="string">
            <text:p>Gab. Modular S.97 - 30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43758.647018708" calcext:value-type="float">
            <text:p>743758.6470187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3PSP</text:p>
          </table:table-cell>
          <table:table-cell office:value-type="string" calcext:value-type="string">
            <text:p>Gab. Modular S.97 - 300x18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07294.328107947" calcext:value-type="float">
            <text:p>807294.3281079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4PSP</text:p>
          </table:table-cell>
          <table:table-cell office:value-type="string" calcext:value-type="string">
            <text:p>Gab. Modular S.97 - 30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70847.889560435" calcext:value-type="float">
            <text:p>870847.8895604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5PSP</text:p>
          </table:table-cell>
          <table:table-cell office:value-type="string" calcext:value-type="string">
            <text:p>Gab. Modular S.97 - 30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34382.705920718" calcext:value-type="float">
            <text:p>934382.705920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1PSP</text:p>
          </table:table-cell>
          <table:table-cell office:value-type="string" calcext:value-type="string">
            <text:p>Gab. Modular S.97 - 30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86452.575024106" calcext:value-type="float">
            <text:p>786452.5750241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2PSP</text:p>
          </table:table-cell>
          <table:table-cell office:value-type="string" calcext:value-type="string">
            <text:p>Gab. Modular S.97 - 30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60723.503472456" calcext:value-type="float">
            <text:p>860723.5034724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3PSP</text:p>
          </table:table-cell>
          <table:table-cell office:value-type="string" calcext:value-type="string">
            <text:p>Gab. Modular S.97 - 300x21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34996.440323541" calcext:value-type="float">
            <text:p>934996.4403235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4PSP</text:p>
          </table:table-cell>
          <table:table-cell office:value-type="string" calcext:value-type="string">
            <text:p>Gab. Modular S.97 - 300x21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09264.24458986" calcext:value-type="float">
            <text:p>1009264.244589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5PSP</text:p>
          </table:table-cell>
          <table:table-cell office:value-type="string" calcext:value-type="string">
            <text:p>Gab. Mod S.97 -300x2100x900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83536.59565681" calcext:value-type="float">
            <text:p>1083536.59565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1SP</text:p>
          </table:table-cell>
          <table:table-cell office:value-type="string" calcext:value-type="string">
            <text:p>Gab. Modular S.97 - 45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36823.671896508" calcext:value-type="float">
            <text:p>336823.6718965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1ST</text:p>
          </table:table-cell>
          <table:table-cell office:value-type="string" calcext:value-type="string">
            <text:p>Gab. Modular S.97 - 450x75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58580.373886175" calcext:value-type="float">
            <text:p>258580.3738861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2SP</text:p>
          </table:table-cell>
          <table:table-cell office:value-type="string" calcext:value-type="string">
            <text:p>Gab. Modular S.97 - 45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55826.230174617" calcext:value-type="float">
            <text:p>355826.2301746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2ST</text:p>
          </table:table-cell>
          <table:table-cell office:value-type="string" calcext:value-type="string">
            <text:p>Gab. Modular S.97 - 450x75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74601.988297469" calcext:value-type="float">
            <text:p>274601.9882974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3SP</text:p>
          </table:table-cell>
          <table:table-cell office:value-type="string" calcext:value-type="string">
            <text:p>Gab. Modular S.97 - 45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74868.510195732" calcext:value-type="float">
            <text:p>374868.5101957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3ST</text:p>
          </table:table-cell>
          <table:table-cell office:value-type="string" calcext:value-type="string">
            <text:p>Gab. Modular S.97 - 450x75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90621.873250851" calcext:value-type="float">
            <text:p>290621.873250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4SP</text:p>
          </table:table-cell>
          <table:table-cell office:value-type="string" calcext:value-type="string">
            <text:p>Gab. Modular S.97 - 45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93886.410439187" calcext:value-type="float">
            <text:p>393886.4104391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4ST</text:p>
          </table:table-cell>
          <table:table-cell office:value-type="string" calcext:value-type="string">
            <text:p>Gab. Modular S.97 - 450x75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6641.786098716" calcext:value-type="float">
            <text:p>306641.7860987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5SP</text:p>
          </table:table-cell>
          <table:table-cell office:value-type="string" calcext:value-type="string">
            <text:p>Gab. Modular S.97 - 45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12919.038969375" calcext:value-type="float">
            <text:p>412919.0389693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5ST</text:p>
          </table:table-cell>
          <table:table-cell office:value-type="string" calcext:value-type="string">
            <text:p>Gab. Modular S.97 - 450x75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2661.671052098" calcext:value-type="float">
            <text:p>322661.6710520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1SP</text:p>
          </table:table-cell>
          <table:table-cell office:value-type="string" calcext:value-type="string">
            <text:p>Gab. Modular S.97 - 45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89678.732904799" calcext:value-type="float">
            <text:p>289678.7329047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1ST</text:p>
          </table:table-cell>
          <table:table-cell office:value-type="string" calcext:value-type="string">
            <text:p>Gab. Modular S.97 - 450x6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21845.823110985" calcext:value-type="float">
            <text:p>221845.8231109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2SP</text:p>
          </table:table-cell>
          <table:table-cell office:value-type="string" calcext:value-type="string">
            <text:p>Gab. Modular S.97 - 45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08717.051909406" calcext:value-type="float">
            <text:p>308717.0519094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2ST</text:p>
          </table:table-cell>
          <table:table-cell office:value-type="string" calcext:value-type="string">
            <text:p>Gab. Modular S.97 - 450x6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37868.58119606" calcext:value-type="float">
            <text:p>237868.581196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3SP</text:p>
          </table:table-cell>
          <table:table-cell office:value-type="string" calcext:value-type="string">
            <text:p>Gab. Modular S.97 - 45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27746.863096867" calcext:value-type="float">
            <text:p>327746.8630968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3ST</text:p>
          </table:table-cell>
          <table:table-cell office:value-type="string" calcext:value-type="string">
            <text:p>Gab. Modular S.97 - 450x6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53888.466149442" calcext:value-type="float">
            <text:p>253888.4661494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4SP</text:p>
          </table:table-cell>
          <table:table-cell office:value-type="string" calcext:value-type="string">
            <text:p>Gab. Modular S.97 - 45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46770.983809908" calcext:value-type="float">
            <text:p>346770.9838099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4ST</text:p>
          </table:table-cell>
          <table:table-cell office:value-type="string" calcext:value-type="string">
            <text:p>Gab. Modular S.97 - 450x6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69907.235323526" calcext:value-type="float">
            <text:p>269907.2353235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5SP</text:p>
          </table:table-cell>
          <table:table-cell office:value-type="string" calcext:value-type="string">
            <text:p>Gab. Modular S.97 - 45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65805.899687656" calcext:value-type="float">
            <text:p>365805.899687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5ST</text:p>
          </table:table-cell>
          <table:table-cell office:value-type="string" calcext:value-type="string">
            <text:p>Gab. Modular S.97 - 450x6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85929.965514118" calcext:value-type="float">
            <text:p>285929.9655141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1SP</text:p>
          </table:table-cell>
          <table:table-cell office:value-type="string" calcext:value-type="string">
            <text:p>Gab. Modular S.97 - 45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83935.667504447" calcext:value-type="float">
            <text:p>383935.6675044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1ST</text:p>
          </table:table-cell>
          <table:table-cell office:value-type="string" calcext:value-type="string">
            <text:p>Gab. Modular S.97 - 450x9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95303.013717359" calcext:value-type="float">
            <text:p>295303.0137173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2SP</text:p>
          </table:table-cell>
          <table:table-cell office:value-type="string" calcext:value-type="string">
            <text:p>Gab. Modular S.97 - 45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02962.633454697" calcext:value-type="float">
            <text:p>402962.6334546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2ST</text:p>
          </table:table-cell>
          <table:table-cell office:value-type="string" calcext:value-type="string">
            <text:p>Gab. Mod S.97-450x900x450-s/Bja s/Lat c/Tapa Trasera</text:p>
          </table:table-cell>
          <table:table-cell office:value-type="string" calcext:value-type="string">
            <text:p>GENROD</text:p>
          </table:table-cell>
          <table:table-cell office:value-type="float" office:value="311321.782891443" calcext:value-type="float">
            <text:p>311321.7828914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3SP</text:p>
          </table:table-cell>
          <table:table-cell office:value-type="string" calcext:value-type="string">
            <text:p>Gab. Modular S.97 - 450x9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21978.246350592" calcext:value-type="float">
            <text:p>421978.246350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3ST</text:p>
          </table:table-cell>
          <table:table-cell office:value-type="string" calcext:value-type="string">
            <text:p>Gab. Modular S.97 - 450x9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7355.308246743" calcext:value-type="float">
            <text:p>327355.3082467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4SP</text:p>
          </table:table-cell>
          <table:table-cell office:value-type="string" calcext:value-type="string">
            <text:p>Gab. Modular S.97 - 45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41021.670045487" calcext:value-type="float">
            <text:p>441021.670045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4ST</text:p>
          </table:table-cell>
          <table:table-cell office:value-type="string" calcext:value-type="string">
            <text:p>Gab. Modular S.97 - 450x9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43375.193200125" calcext:value-type="float">
            <text:p>343375.1932001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5SP</text:p>
          </table:table-cell>
          <table:table-cell office:value-type="string" calcext:value-type="string">
            <text:p>Gab. Modular S.97 - 45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60034.465598654" calcext:value-type="float">
            <text:p>460034.4655986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5ST</text:p>
          </table:table-cell>
          <table:table-cell office:value-type="string" calcext:value-type="string">
            <text:p>Gab. Mod S.97-450x900x900-s/Bja s/Lat c/Tapa Trasera</text:p>
          </table:table-cell>
          <table:table-cell office:value-type="string" calcext:value-type="string">
            <text:p>GENROD</text:p>
          </table:table-cell>
          <table:table-cell office:value-type="float" office:value="359395.663937639" calcext:value-type="float">
            <text:p>359395.6639376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1SP</text:p>
          </table:table-cell>
          <table:table-cell office:value-type="string" calcext:value-type="string">
            <text:p>Gab. Modular S.97 - 45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97264.422382122" calcext:value-type="float">
            <text:p>497264.4223821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1ST</text:p>
          </table:table-cell>
          <table:table-cell office:value-type="string" calcext:value-type="string">
            <text:p>Gab. Modular S.97 - 450x12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4827.760947619" calcext:value-type="float">
            <text:p>384827.7609476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2SP</text:p>
          </table:table-cell>
          <table:table-cell office:value-type="string" calcext:value-type="string">
            <text:p>Gab. Modular S.97 - 45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26030.997929463" calcext:value-type="float">
            <text:p>526030.9979294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2ST</text:p>
          </table:table-cell>
          <table:table-cell office:value-type="string" calcext:value-type="string">
            <text:p>Gab. Modular S.97 - 450x12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09060.757840603" calcext:value-type="float">
            <text:p>409060.757840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3SP</text:p>
          </table:table-cell>
          <table:table-cell office:value-type="string" calcext:value-type="string">
            <text:p>Gab. Modular S.97 - 450x12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54806.109188434" calcext:value-type="float">
            <text:p>554806.1091884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3ST</text:p>
          </table:table-cell>
          <table:table-cell office:value-type="string" calcext:value-type="string">
            <text:p>Gab. Modular S.97 - 450x12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33293.196843938" calcext:value-type="float">
            <text:p>433293.196843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4SP</text:p>
          </table:table-cell>
          <table:table-cell office:value-type="string" calcext:value-type="string">
            <text:p>Gab. Modular S.97 - 45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83611.848589133" calcext:value-type="float">
            <text:p>583611.8485891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4ST</text:p>
          </table:table-cell>
          <table:table-cell office:value-type="string" calcext:value-type="string">
            <text:p>Gab. Modular S.97 - 450x12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57526.221631405" calcext:value-type="float">
            <text:p>457526.2216314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5SP</text:p>
          </table:table-cell>
          <table:table-cell office:value-type="string" calcext:value-type="string">
            <text:p>Gab. Modular S.97 - 45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12389.777190831" calcext:value-type="float">
            <text:p>612389.777190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5ST</text:p>
          </table:table-cell>
          <table:table-cell office:value-type="string" calcext:value-type="string">
            <text:p>Gab. Modular S.97 - 450x12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81760.920087818" calcext:value-type="float">
            <text:p>481760.9200878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1SP</text:p>
          </table:table-cell>
          <table:table-cell office:value-type="string" calcext:value-type="string">
            <text:p>Gab. Modular S.97 - 45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10582.939984738" calcext:value-type="float">
            <text:p>610582.9399847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1ST</text:p>
          </table:table-cell>
          <table:table-cell office:value-type="string" calcext:value-type="string">
            <text:p>Gab. Modular S.97 - 450x15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74341.155123522" calcext:value-type="float">
            <text:p>474341.1551235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2SP</text:p>
          </table:table-cell>
          <table:table-cell office:value-type="string" calcext:value-type="string">
            <text:p>Gab. Modular S.97 - 45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49120.366949512" calcext:value-type="float">
            <text:p>649120.3669495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2ST</text:p>
          </table:table-cell>
          <table:table-cell office:value-type="string" calcext:value-type="string">
            <text:p>Gab. Modular S.97 - 450x15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06798.617010465" calcext:value-type="float">
            <text:p>506798.6170104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3SP</text:p>
          </table:table-cell>
          <table:table-cell office:value-type="string" calcext:value-type="string">
            <text:p>Gab. Modular S.97 - 45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87644.739296501" calcext:value-type="float">
            <text:p>687644.7392965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3ST</text:p>
          </table:table-cell>
          <table:table-cell office:value-type="string" calcext:value-type="string">
            <text:p>Gab. Modular S.97 - 450x15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39245.869516831" calcext:value-type="float">
            <text:p>539245.869516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4SP</text:p>
          </table:table-cell>
          <table:table-cell office:value-type="string" calcext:value-type="string">
            <text:p>Gab. Modular S.97 - 45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26174.216333777" calcext:value-type="float">
            <text:p>726174.2163337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4ST</text:p>
          </table:table-cell>
          <table:table-cell office:value-type="string" calcext:value-type="string">
            <text:p>Gab. Modular S.97 - 450x15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71689.718896339" calcext:value-type="float">
            <text:p>571689.7188963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5SP</text:p>
          </table:table-cell>
          <table:table-cell office:value-type="string" calcext:value-type="string">
            <text:p>Gab. Modular S.97 - 45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64708.240171693" calcext:value-type="float">
            <text:p>764708.2401716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5ST</text:p>
          </table:table-cell>
          <table:table-cell office:value-type="string" calcext:value-type="string">
            <text:p>Gab. Modular S.97 - 450x15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04134.126165495" calcext:value-type="float">
            <text:p>604134.1261654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1SP</text:p>
          </table:table-cell>
          <table:table-cell office:value-type="string" calcext:value-type="string">
            <text:p>Gab. Modular S.97 - 45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59953.346693592" calcext:value-type="float">
            <text:p>759953.346693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1ST</text:p>
          </table:table-cell>
          <table:table-cell office:value-type="string" calcext:value-type="string">
            <text:p>Gab. Modular S.97 - 450x18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94224.834431673" calcext:value-type="float">
            <text:p>594224.8344316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2SP</text:p>
          </table:table-cell>
          <table:table-cell office:value-type="string" calcext:value-type="string">
            <text:p>Gab. Modular S.97 - 45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28027.990072301" calcext:value-type="float">
            <text:p>828027.9900723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2ST</text:p>
          </table:table-cell>
          <table:table-cell office:value-type="string" calcext:value-type="string">
            <text:p>Gab. Mod S.97- 450x18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51544.620630111" calcext:value-type="float">
            <text:p>651544.6206301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3SP</text:p>
          </table:table-cell>
          <table:table-cell office:value-type="string" calcext:value-type="string">
            <text:p>Gab. Modular S.97 - 450x18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96100.931887581" calcext:value-type="float">
            <text:p>896100.9318875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3ST</text:p>
          </table:table-cell>
          <table:table-cell office:value-type="string" calcext:value-type="string">
            <text:p>Gab. Mod S.97-450x1800x600- s/BJA, s/LAT, c/ Tapa Trasera</text:p>
          </table:table-cell>
          <table:table-cell office:value-type="string" calcext:value-type="string">
            <text:p>GENROD</text:p>
          </table:table-cell>
          <table:table-cell office:value-type="float" office:value="708848.534868035" calcext:value-type="float">
            <text:p>708848.5348680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4SP</text:p>
          </table:table-cell>
          <table:table-cell office:value-type="string" calcext:value-type="string">
            <text:p>Gab. Modular S.97 - 45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64164.780101583" calcext:value-type="float">
            <text:p>964164.7801015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4ST</text:p>
          </table:table-cell>
          <table:table-cell office:value-type="string" calcext:value-type="string">
            <text:p>Gab. Modular S.97 - 450x18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66177.442562233" calcext:value-type="float">
            <text:p>766177.4425622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5SP</text:p>
          </table:table-cell>
          <table:table-cell office:value-type="string" calcext:value-type="string">
            <text:p>Gab. Modular S.97 - 45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32240.56715407" calcext:value-type="float">
            <text:p>1032240.567154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5ST</text:p>
          </table:table-cell>
          <table:table-cell office:value-type="string" calcext:value-type="string">
            <text:p>Gab. Mod S.97-450x1800x900-s/Bja s/Lat c/Tapa Trasera</text:p>
          </table:table-cell>
          <table:table-cell office:value-type="string" calcext:value-type="string">
            <text:p>GENROD</text:p>
          </table:table-cell>
          <table:table-cell office:value-type="float" office:value="823492.124070383" calcext:value-type="float">
            <text:p>823492.1240703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1SP</text:p>
          </table:table-cell>
          <table:table-cell office:value-type="string" calcext:value-type="string">
            <text:p>Gab. Modular S.97 - 45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73291.725167712" calcext:value-type="float">
            <text:p>873291.7251677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1ST</text:p>
          </table:table-cell>
          <table:table-cell office:value-type="string" calcext:value-type="string">
            <text:p>Gab. Modular S.97 - 450x21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83754.100568089" calcext:value-type="float">
            <text:p>683754.1005680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2SP</text:p>
          </table:table-cell>
          <table:table-cell office:value-type="string" calcext:value-type="string">
            <text:p>Gab. Modular S.97 - 45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51099.171889794" calcext:value-type="float">
            <text:p>951099.1718897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2ST</text:p>
          </table:table-cell>
          <table:table-cell office:value-type="string" calcext:value-type="string">
            <text:p>Gab.Mod.S.97-450x2100x450-S/ban,S/lat,C/tapa trasera</text:p>
          </table:table-cell>
          <table:table-cell office:value-type="string" calcext:value-type="string">
            <text:p>GENROD</text:p>
          </table:table-cell>
          <table:table-cell office:value-type="float" office:value="749281.336126192" calcext:value-type="float">
            <text:p>749281.3361261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3SP</text:p>
          </table:table-cell>
          <table:table-cell office:value-type="string" calcext:value-type="string">
            <text:p>Gab. Modular S.97 - 450x21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28936.71675844" calcext:value-type="float">
            <text:p>1028936.716758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3ST</text:p>
          </table:table-cell>
          <table:table-cell office:value-type="string" calcext:value-type="string">
            <text:p>Gab. Mod S.97-450x2100x600- s/BJA, s/LAT, c/Tapa Tras.</text:p>
          </table:table-cell>
          <table:table-cell office:value-type="string" calcext:value-type="string">
            <text:p>GENROD</text:p>
          </table:table-cell>
          <table:table-cell office:value-type="float" office:value="814811.416921504" calcext:value-type="float">
            <text:p>814811.4169215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4SP</text:p>
          </table:table-cell>
          <table:table-cell office:value-type="string" calcext:value-type="string">
            <text:p>Gab. Modular S.97 - 450x21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06742.48981157" calcext:value-type="float">
            <text:p>1106742.489811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4ST</text:p>
          </table:table-cell>
          <table:table-cell office:value-type="string" calcext:value-type="string">
            <text:p>Gab. Modular S.97 - 450x21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80340.354043036" calcext:value-type="float">
            <text:p>880340.3540430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5SP</text:p>
          </table:table-cell>
          <table:table-cell office:value-type="string" calcext:value-type="string">
            <text:p>Gab. Modular S.97 - 450x21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84565.25060452" calcext:value-type="float">
            <text:p>1184565.250604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5ST</text:p>
          </table:table-cell>
          <table:table-cell office:value-type="string" calcext:value-type="string">
            <text:p>Gab.Mod.S.97-450x2100x900-S/band,S/lat,C/tapa trasera</text:p>
          </table:table-cell>
          <table:table-cell office:value-type="string" calcext:value-type="string">
            <text:p>GENROD</text:p>
          </table:table-cell>
          <table:table-cell office:value-type="float" office:value="945869.876948699" calcext:value-type="float">
            <text:p>945869.8769486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1SP</text:p>
          </table:table-cell>
          <table:table-cell office:value-type="string" calcext:value-type="string">
            <text:p>Gab. Modular S.97 - 60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93410.865302412" calcext:value-type="float">
            <text:p>393410.8653024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1ST</text:p>
          </table:table-cell>
          <table:table-cell office:value-type="string" calcext:value-type="string">
            <text:p>Gab. Modular S.97 - 600x75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4765.714787188" calcext:value-type="float">
            <text:p>304765.7147871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2SP</text:p>
          </table:table-cell>
          <table:table-cell office:value-type="string" calcext:value-type="string">
            <text:p>Gab. Modular S.97 - 60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12098.4669792" calcext:value-type="float">
            <text:p>412098.46697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2ST</text:p>
          </table:table-cell>
          <table:table-cell office:value-type="string" calcext:value-type="string">
            <text:p>Gab. Modular S.97 - 600x75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0460.433758673" calcext:value-type="float">
            <text:p>320460.4337586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3SP</text:p>
          </table:table-cell>
          <table:table-cell office:value-type="string" calcext:value-type="string">
            <text:p>Gab. Modular S.97 - 60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30794.604367616" calcext:value-type="float">
            <text:p>430794.6043676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3ST</text:p>
          </table:table-cell>
          <table:table-cell office:value-type="string" calcext:value-type="string">
            <text:p>Gab. Modular S.97 - 600x75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36167.649458294" calcext:value-type="float">
            <text:p>336167.6494582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4SP</text:p>
          </table:table-cell>
          <table:table-cell office:value-type="string" calcext:value-type="string">
            <text:p>Gab. Modular S.97 - 60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49471.438774178" calcext:value-type="float">
            <text:p>449471.4387741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4ST</text:p>
          </table:table-cell>
          <table:table-cell office:value-type="string" calcext:value-type="string">
            <text:p>Gab. Modular S.97 - 600x75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51862.396324262" calcext:value-type="float">
            <text:p>351862.3963242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5SP</text:p>
          </table:table-cell>
          <table:table-cell office:value-type="string" calcext:value-type="string">
            <text:p>Gab. Modular S.97 - 60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68159.598340615" calcext:value-type="float">
            <text:p>468159.598340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5ST</text:p>
          </table:table-cell>
          <table:table-cell office:value-type="string" calcext:value-type="string">
            <text:p>Gab. Modular S.97 - 600x75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7566.766786674" calcext:value-type="float">
            <text:p>367566.7667866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1SP</text:p>
          </table:table-cell>
          <table:table-cell office:value-type="string" calcext:value-type="string">
            <text:p>Gab. Modular S.97 - 60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38910.848651204" calcext:value-type="float">
            <text:p>338910.8486512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1ST</text:p>
          </table:table-cell>
          <table:table-cell office:value-type="string" calcext:value-type="string">
            <text:p>Gab. Modular S.97 - 600x6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61071.602219131" calcext:value-type="float">
            <text:p>261071.602219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2SP</text:p>
          </table:table-cell>
          <table:table-cell office:value-type="string" calcext:value-type="string">
            <text:p>Gab. Modular S.97 - 60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57600.737675552" calcext:value-type="float">
            <text:p>357600.7376755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2ST</text:p>
          </table:table-cell>
          <table:table-cell office:value-type="string" calcext:value-type="string">
            <text:p>Gab. Modular S.97 - 600x6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76766.349085098" calcext:value-type="float">
            <text:p>276766.3490850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3SP</text:p>
          </table:table-cell>
          <table:table-cell office:value-type="string" calcext:value-type="string">
            <text:p>Gab. Modular S.97 - 60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76269.622154617" calcext:value-type="float">
            <text:p>376269.6221546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3ST</text:p>
          </table:table-cell>
          <table:table-cell office:value-type="string" calcext:value-type="string">
            <text:p>Gab. Modular S.97 - 600x6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92470.71954751" calcext:value-type="float">
            <text:p>292470.719547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4SP</text:p>
          </table:table-cell>
          <table:table-cell office:value-type="string" calcext:value-type="string">
            <text:p>Gab. Modular S.97 - 60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94968.57688576" calcext:value-type="float">
            <text:p>394968.576885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4ST</text:p>
          </table:table-cell>
          <table:table-cell office:value-type="string" calcext:value-type="string">
            <text:p>Gab. Modular S.97 - 600x6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8164.322739697" calcext:value-type="float">
            <text:p>308164.3227396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5SP</text:p>
          </table:table-cell>
          <table:table-cell office:value-type="string" calcext:value-type="string">
            <text:p>Gab. Modular S.97 - 60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13647.670745401" calcext:value-type="float">
            <text:p>413647.6707454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5ST</text:p>
          </table:table-cell>
          <table:table-cell office:value-type="string" calcext:value-type="string">
            <text:p>Gab. Modular S.97 - 600x6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3860.771169094" calcext:value-type="float">
            <text:p>323860.7711690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1SP</text:p>
          </table:table-cell>
          <table:table-cell office:value-type="string" calcext:value-type="string">
            <text:p>Gab. Modular S.97 - 60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47912.555622567" calcext:value-type="float">
            <text:p>447912.5556225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1ST</text:p>
          </table:table-cell>
          <table:table-cell office:value-type="string" calcext:value-type="string">
            <text:p>Gab. Modular S.97 - 600x9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48460.943134543" calcext:value-type="float">
            <text:p>348460.9431345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2SP</text:p>
          </table:table-cell>
          <table:table-cell office:value-type="string" calcext:value-type="string">
            <text:p>Gab. Modular S.97 - 60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66600.185193837" calcext:value-type="float">
            <text:p>466600.1851938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2ST</text:p>
          </table:table-cell>
          <table:table-cell office:value-type="string" calcext:value-type="string">
            <text:p>Gab. Modular S.97 - 600x9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4167.573050033" calcext:value-type="float">
            <text:p>364167.5730500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3SP</text:p>
          </table:table-cell>
          <table:table-cell office:value-type="string" calcext:value-type="string">
            <text:p>Gab. Mod S.97-600x900x600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85280.422727258" calcext:value-type="float">
            <text:p>485280.4227272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3ST</text:p>
          </table:table-cell>
          <table:table-cell office:value-type="string" calcext:value-type="string">
            <text:p>Gab. Mod S.97-600x9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79861.762026351" calcext:value-type="float">
            <text:p>379861.7620263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4SP</text:p>
          </table:table-cell>
          <table:table-cell office:value-type="string" calcext:value-type="string">
            <text:p>Gab. Modular S.97 - 60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03980.521132182" calcext:value-type="float">
            <text:p>503980.5211321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4ST</text:p>
          </table:table-cell>
          <table:table-cell office:value-type="string" calcext:value-type="string">
            <text:p>Gab. Modular S.97 - 600x9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95570.121399754" calcext:value-type="float">
            <text:p>395570.1213997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5SP</text:p>
          </table:table-cell>
          <table:table-cell office:value-type="string" calcext:value-type="string">
            <text:p>Gab. Modular S.97 - 60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22661.316555252" calcext:value-type="float">
            <text:p>522661.3165552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5ST</text:p>
          </table:table-cell>
          <table:table-cell office:value-type="string" calcext:value-type="string">
            <text:p>Gab. Modular S.97 - 600x9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11264.840371239" calcext:value-type="float">
            <text:p>411264.8403712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1SP</text:p>
          </table:table-cell>
          <table:table-cell office:value-type="string" calcext:value-type="string">
            <text:p>Gab. Modular S.97 - 60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75658.657436982" calcext:value-type="float">
            <text:p>575658.6574369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1ST</text:p>
          </table:table-cell>
          <table:table-cell office:value-type="string" calcext:value-type="string">
            <text:p>Gab. Modular S.97 - 600x12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51606.845089027" calcext:value-type="float">
            <text:p>451606.8450890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2SP</text:p>
          </table:table-cell>
          <table:table-cell office:value-type="string" calcext:value-type="string">
            <text:p>Gab. Modular S.97 - 60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03919.61759547" calcext:value-type="float">
            <text:p>603919.617595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2ST</text:p>
          </table:table-cell>
          <table:table-cell office:value-type="string" calcext:value-type="string">
            <text:p>Gab. Modular S.97 - 600x12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75356.932701869" calcext:value-type="float">
            <text:p>475356.9327018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3SP</text:p>
          </table:table-cell>
          <table:table-cell office:value-type="string" calcext:value-type="string">
            <text:p>Mod S.97-600x1200x600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32189.085571104" calcext:value-type="float">
            <text:p>632189.0855711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3ST</text:p>
          </table:table-cell>
          <table:table-cell office:value-type="string" calcext:value-type="string">
            <text:p>Mod S.97-600x12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99106.462425064" calcext:value-type="float">
            <text:p>499106.4624250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4SP</text:p>
          </table:table-cell>
          <table:table-cell office:value-type="string" calcext:value-type="string">
            <text:p>Gab. Modular S.97 - 60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60454.034640582" calcext:value-type="float">
            <text:p>660454.0346405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4ST</text:p>
          </table:table-cell>
          <table:table-cell office:value-type="string" calcext:value-type="string">
            <text:p>Gab. Modular S.97 - 600x12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22846.312762848" calcext:value-type="float">
            <text:p>522846.312762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5SP</text:p>
          </table:table-cell>
          <table:table-cell office:value-type="string" calcext:value-type="string">
            <text:p>Gab. Modular S.97 - 60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88715.552688718" calcext:value-type="float">
            <text:p>688715.552688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5ST</text:p>
          </table:table-cell>
          <table:table-cell office:value-type="string" calcext:value-type="string">
            <text:p>Gab. Modular S.97 - 600x12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46594.698812262" calcext:value-type="float">
            <text:p>546594.6988122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1SP</text:p>
          </table:table-cell>
          <table:table-cell office:value-type="string" calcext:value-type="string">
            <text:p>Gab. Modular S.97 - 60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03397.367213548" calcext:value-type="float">
            <text:p>703397.3672135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1ST</text:p>
          </table:table-cell>
          <table:table-cell office:value-type="string" calcext:value-type="string">
            <text:p>Gab. Modular S.97 - 600x15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54742.537662935" calcext:value-type="float">
            <text:p>554742.5376629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2SP</text:p>
          </table:table-cell>
          <table:table-cell office:value-type="string" calcext:value-type="string">
            <text:p>Gab. Modular S.97 - 60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41246.9999246" calcext:value-type="float">
            <text:p>741246.99992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2ST</text:p>
          </table:table-cell>
          <table:table-cell office:value-type="string" calcext:value-type="string">
            <text:p>Gab. Modular S.97 - 600x15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86534.93929935" calcext:value-type="float">
            <text:p>586534.939299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3SP</text:p>
          </table:table-cell>
          <table:table-cell office:value-type="string" calcext:value-type="string">
            <text:p>Gab. Modular S.97 - 60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79086.423255076" calcext:value-type="float">
            <text:p>779086.4232550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3ST</text:p>
          </table:table-cell>
          <table:table-cell office:value-type="string" calcext:value-type="string">
            <text:p>Gab. Modular S.97 - 600x15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18342.627112146" calcext:value-type="float">
            <text:p>618342.6271121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4SP</text:p>
          </table:table-cell>
          <table:table-cell office:value-type="string" calcext:value-type="string">
            <text:p>Gab. Modular S.97 - 60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16936.055966127" calcext:value-type="float">
            <text:p>816936.0559661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4ST</text:p>
          </table:table-cell>
          <table:table-cell office:value-type="string" calcext:value-type="string">
            <text:p>Gab. Modular S.97 - 600x15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50135.000854079" calcext:value-type="float">
            <text:p>650135.0008540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5SP</text:p>
          </table:table-cell>
          <table:table-cell office:value-type="string" calcext:value-type="string">
            <text:p>Gab. Modular S.97 - 60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54789.677588169" calcext:value-type="float">
            <text:p>854789.6775881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5ST</text:p>
          </table:table-cell>
          <table:table-cell office:value-type="string" calcext:value-type="string">
            <text:p>Gab. Modular S.97 - 600x15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81926.816706363" calcext:value-type="float">
            <text:p>681926.816706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1SP</text:p>
          </table:table-cell>
          <table:table-cell office:value-type="string" calcext:value-type="string">
            <text:p>Gab. Modular S.97 - 60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85448.810086166" calcext:value-type="float">
            <text:p>885448.8100861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1ST</text:p>
          </table:table-cell>
          <table:table-cell office:value-type="string" calcext:value-type="string">
            <text:p>Gab. Modular S.97 - 600x18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03503.477824781" calcext:value-type="float">
            <text:p>703503.4778247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2SP</text:p>
          </table:table-cell>
          <table:table-cell office:value-type="string" calcext:value-type="string">
            <text:p>Gab. Modular S.97 - 60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62424.917547848" calcext:value-type="float">
            <text:p>962424.917547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2ST</text:p>
          </table:table-cell>
          <table:table-cell office:value-type="string" calcext:value-type="string">
            <text:p>Gab. Mod S.97 -600x1800x450- s/BJA, s/LAT,c/Tapa tras</text:p>
          </table:table-cell>
          <table:table-cell office:value-type="string" calcext:value-type="string">
            <text:p>GENROD</text:p>
          </table:table-cell>
          <table:table-cell office:value-type="float" office:value="768184.590046785" calcext:value-type="float">
            <text:p>768184.5900467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3SP</text:p>
          </table:table-cell>
          <table:table-cell office:value-type="string" calcext:value-type="string">
            <text:p>Gab. Modular S.97 - 600x18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39395.33453511" calcext:value-type="float">
            <text:p>1039395.334535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3ST</text:p>
          </table:table-cell>
          <table:table-cell office:value-type="string" calcext:value-type="string">
            <text:p>Gab. Modular S.97 - 600x18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32851.531871706" calcext:value-type="float">
            <text:p>832851.5318717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4SP</text:p>
          </table:table-cell>
          <table:table-cell office:value-type="string" calcext:value-type="string">
            <text:p>Gab. Modular S.97 - 60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16367.48098029" calcext:value-type="float">
            <text:p>1116367.480980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4ST</text:p>
          </table:table-cell>
          <table:table-cell office:value-type="string" calcext:value-type="string">
            <text:p>Gab. Modular S.97 - 600x18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97519.617370408" calcext:value-type="float">
            <text:p>897519.6173704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5SP</text:p>
          </table:table-cell>
          <table:table-cell office:value-type="string" calcext:value-type="string">
            <text:p>Gab. Modular S.97 - 60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93335.05273034" calcext:value-type="float">
            <text:p>1193335.052730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5ST</text:p>
          </table:table-cell>
          <table:table-cell office:value-type="string" calcext:value-type="string">
            <text:p>Gab. Mod S.97 -600x1800x900- s/BJA, s/LAT, c/ Tapa trasera</text:p>
          </table:table-cell>
          <table:table-cell office:value-type="string" calcext:value-type="string">
            <text:p>GENROD</text:p>
          </table:table-cell>
          <table:table-cell office:value-type="float" office:value="962201.315376544" calcext:value-type="float">
            <text:p>962201.3153765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1SP</text:p>
          </table:table-cell>
          <table:table-cell office:value-type="string" calcext:value-type="string">
            <text:p>Gab. Modular S.97 - 60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13185.23251517" calcext:value-type="float">
            <text:p>1013185.232515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1ST</text:p>
          </table:table-cell>
          <table:table-cell office:value-type="string" calcext:value-type="string">
            <text:p>Gab. Modular S.97 - 600x21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06649.379779265" calcext:value-type="float">
            <text:p>806649.3797792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2SP</text:p>
          </table:table-cell>
          <table:table-cell office:value-type="string" calcext:value-type="string">
            <text:p>Gab. Modular S.97 - 60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99749.45463977" calcext:value-type="float">
            <text:p>1099749.454639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2ST</text:p>
          </table:table-cell>
          <table:table-cell office:value-type="string" calcext:value-type="string">
            <text:p>Gab.Mod.S.97-600x2100x450-S/ban,S/lat,C/tapa trasera</text:p>
          </table:table-cell>
          <table:table-cell office:value-type="string" calcext:value-type="string">
            <text:p>GENROD</text:p>
          </table:table-cell>
          <table:table-cell office:value-type="float" office:value="879375.093372403" calcext:value-type="float">
            <text:p>879375.0933724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3SP</text:p>
          </table:table-cell>
          <table:table-cell office:value-type="string" calcext:value-type="string">
            <text:p>Gab.Mod.S.97-600x2100x600-S/bja,S/lat,C/pta. tras</text:p>
          </table:table-cell>
          <table:table-cell office:value-type="string" calcext:value-type="string">
            <text:p>GENROD</text:p>
          </table:table-cell>
          <table:table-cell office:value-type="float" office:value="1186296.07534594" calcext:value-type="float">
            <text:p>1186296.075345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3ST</text:p>
          </table:table-cell>
          <table:table-cell office:value-type="string" calcext:value-type="string">
            <text:p>Gab Modular S97 - 600x2100x600 s/BJA, s/LAT, c/TT</text:p>
          </table:table-cell>
          <table:table-cell office:value-type="string" calcext:value-type="string">
            <text:p>GENROD</text:p>
          </table:table-cell>
          <table:table-cell office:value-type="float" office:value="952087.166563623" calcext:value-type="float">
            <text:p>952087.1665636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4SP</text:p>
          </table:table-cell>
          <table:table-cell office:value-type="string" calcext:value-type="string">
            <text:p>Gab. Modular S.97 - 600x21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72857.45223333" calcext:value-type="float">
            <text:p>1272857.452233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4ST</text:p>
          </table:table-cell>
          <table:table-cell office:value-type="string" calcext:value-type="string">
            <text:p>Gab. Modular S.97 - 600x21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024808.30546164" calcext:value-type="float">
            <text:p>1024808.305461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5SP</text:p>
          </table:table-cell>
          <table:table-cell office:value-type="string" calcext:value-type="string">
            <text:p>Gab. Modular S.97 - 600x21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359407.47606636" calcext:value-type="float">
            <text:p>1359407.476066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5ST</text:p>
          </table:table-cell>
          <table:table-cell office:value-type="string" calcext:value-type="string">
            <text:p>Gab.Mod.S.97-600x2100x900-S/band,S/lat,C/tapa trasera</text:p>
          </table:table-cell>
          <table:table-cell office:value-type="string" calcext:value-type="string">
            <text:p>GENROD</text:p>
          </table:table-cell>
          <table:table-cell office:value-type="float" office:value="1097535.72061821" calcext:value-type="float">
            <text:p>1097535.720618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3ST</text:p>
          </table:table-cell>
          <table:table-cell office:value-type="string" calcext:value-type="string">
            <text:p>Gab. Mod S.97-750x1800x600- s/BJA, s/LAT, c/Tapa Tras.</text:p>
          </table:table-cell>
          <table:table-cell office:value-type="string" calcext:value-type="string">
            <text:p>GENROD</text:p>
          </table:table-cell>
          <table:table-cell office:value-type="float" office:value="941290.328187267" calcext:value-type="float">
            <text:p>941290.328187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1SP</text:p>
          </table:table-cell>
          <table:table-cell office:value-type="string" calcext:value-type="string">
            <text:p>Gab. Modular S.97 - 75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43587.822958299" calcext:value-type="float">
            <text:p>443587.8229582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1ST</text:p>
          </table:table-cell>
          <table:table-cell office:value-type="string" calcext:value-type="string">
            <text:p>Gab. Modular S.97 - 750x75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45228.000513292" calcext:value-type="float">
            <text:p>345228.000513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2SP</text:p>
          </table:table-cell>
          <table:table-cell office:value-type="string" calcext:value-type="string">
            <text:p>Gab. Modular S.97 - 75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61764.704555944" calcext:value-type="float">
            <text:p>461764.7045559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2ST</text:p>
          </table:table-cell>
          <table:table-cell office:value-type="string" calcext:value-type="string">
            <text:p>Gab. Modular S.97 - 750x75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0438.108641206" calcext:value-type="float">
            <text:p>360438.1086412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3SP</text:p>
          </table:table-cell>
          <table:table-cell office:value-type="string" calcext:value-type="string">
            <text:p>Gab. Modular S.97 - 75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79948.950296956" calcext:value-type="float">
            <text:p>479948.9502969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3ST</text:p>
          </table:table-cell>
          <table:table-cell office:value-type="string" calcext:value-type="string">
            <text:p>Gab. Modular S.97 - 750x75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75666.376077194" calcext:value-type="float">
            <text:p>375666.3760771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4SP</text:p>
          </table:table-cell>
          <table:table-cell office:value-type="string" calcext:value-type="string">
            <text:p>Gab. Modular S.97 - 75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98114.506734727" calcext:value-type="float">
            <text:p>498114.5067347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4ST</text:p>
          </table:table-cell>
          <table:table-cell office:value-type="string" calcext:value-type="string">
            <text:p>Gab. Modular S.97 - 750x75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90875.92631546" calcext:value-type="float">
            <text:p>390875.926315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5SP</text:p>
          </table:table-cell>
          <table:table-cell office:value-type="string" calcext:value-type="string">
            <text:p>Gab. Modular S.97 - 75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16301.597712948" calcext:value-type="float">
            <text:p>516301.5977129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5ST</text:p>
          </table:table-cell>
          <table:table-cell office:value-type="string" calcext:value-type="string">
            <text:p>Gab. Modular S.97 - 750x75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06102.492188019" calcext:value-type="float">
            <text:p>406102.4921880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1SP</text:p>
          </table:table-cell>
          <table:table-cell office:value-type="string" calcext:value-type="string">
            <text:p>Gab. Modular S.97 - 75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82581.669326417" calcext:value-type="float">
            <text:p>382581.6693264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1ST</text:p>
          </table:table-cell>
          <table:table-cell office:value-type="string" calcext:value-type="string">
            <text:p>Gab. Modular S.97 - 750x6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95392.666583947" calcext:value-type="float">
            <text:p>295392.6665839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2SP</text:p>
          </table:table-cell>
          <table:table-cell office:value-type="string" calcext:value-type="string">
            <text:p>Gab. Modular S.97 - 75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00754.589907554" calcext:value-type="float">
            <text:p>400754.5899075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2ST</text:p>
          </table:table-cell>
          <table:table-cell office:value-type="string" calcext:value-type="string">
            <text:p>Gab. Modular S.97 - 750x6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10603.360495993" calcext:value-type="float">
            <text:p>310603.3604959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3SP</text:p>
          </table:table-cell>
          <table:table-cell office:value-type="string" calcext:value-type="string">
            <text:p>Gab. Modular S.97 - 75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18933.730958278" calcext:value-type="float">
            <text:p>418933.7309582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3ST</text:p>
          </table:table-cell>
          <table:table-cell office:value-type="string" calcext:value-type="string">
            <text:p>Gab. Mod S.97-750x6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5829.34058442" calcext:value-type="float">
            <text:p>325829.340584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4SP</text:p>
          </table:table-cell>
          <table:table-cell office:value-type="string" calcext:value-type="string">
            <text:p>Gab. Modular S.97 - 75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37104.392086338" calcext:value-type="float">
            <text:p>437104.392086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4ST</text:p>
          </table:table-cell>
          <table:table-cell office:value-type="string" calcext:value-type="string">
            <text:p>Gab. Modular S.97 - 750x6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41053.089114252" calcext:value-type="float">
            <text:p>341053.0891142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5SP</text:p>
          </table:table-cell>
          <table:table-cell office:value-type="string" calcext:value-type="string">
            <text:p>Gab. Modular S.97 - 75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55283.533137061" calcext:value-type="float">
            <text:p>455283.5331370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5ST</text:p>
          </table:table-cell>
          <table:table-cell office:value-type="string" calcext:value-type="string">
            <text:p>Gab. Modular S.97 - 750x6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56269.417711752" calcext:value-type="float">
            <text:p>356269.4177117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1SP</text:p>
          </table:table-cell>
          <table:table-cell office:value-type="string" calcext:value-type="string">
            <text:p>Gab. Modular S.97 - 75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04614.953240981" calcext:value-type="float">
            <text:p>504614.9532409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1ST</text:p>
          </table:table-cell>
          <table:table-cell office:value-type="string" calcext:value-type="string">
            <text:p>Gab. Modular S.97 - 750x9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95046.904592475" calcext:value-type="float">
            <text:p>395046.9045924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2SP</text:p>
          </table:table-cell>
          <table:table-cell office:value-type="string" calcext:value-type="string">
            <text:p>Gab. Modular S.97 - 75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22782.769131831" calcext:value-type="float">
            <text:p>522782.769131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2ST</text:p>
          </table:table-cell>
          <table:table-cell office:value-type="string" calcext:value-type="string">
            <text:p>Gab. Modular S.97 - 750x9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10273.470465034" calcext:value-type="float">
            <text:p>410273.4704650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3SP</text:p>
          </table:table-cell>
          <table:table-cell office:value-type="string" calcext:value-type="string">
            <text:p>Gab. Mod S.97-750x900x600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40959.650729477" calcext:value-type="float">
            <text:p>540959.650729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3ST</text:p>
          </table:table-cell>
          <table:table-cell office:value-type="string" calcext:value-type="string">
            <text:p>Gab. Mod S.97-750x9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25483.578592948" calcext:value-type="float">
            <text:p>425483.5785929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4SP</text:p>
          </table:table-cell>
          <table:table-cell office:value-type="string" calcext:value-type="string">
            <text:p>Gab. Modular S.97 - 75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59134.830763693" calcext:value-type="float">
            <text:p>559134.8307636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4ST</text:p>
          </table:table-cell>
          <table:table-cell office:value-type="string" calcext:value-type="string">
            <text:p>Gab. Modular S.97 - 750x9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40710.702355156" calcext:value-type="float">
            <text:p>440710.7023551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5SP</text:p>
          </table:table-cell>
          <table:table-cell office:value-type="string" calcext:value-type="string">
            <text:p>Gab. Modular S.97 - 75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77307.75134483" calcext:value-type="float">
            <text:p>577307.751344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5ST</text:p>
          </table:table-cell>
          <table:table-cell office:value-type="string" calcext:value-type="string">
            <text:p>Gab. Modular S.97 - 750x9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55934.422990505" calcext:value-type="float">
            <text:p>455934.4229905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1SP</text:p>
          </table:table-cell>
          <table:table-cell office:value-type="string" calcext:value-type="string">
            <text:p>Gab. Modular S.97 - 75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44860.293695559" calcext:value-type="float">
            <text:p>644860.2936955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1ST</text:p>
          </table:table-cell>
          <table:table-cell office:value-type="string" calcext:value-type="string">
            <text:p>Gab. Modular S.97 - 750x12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09967.402322085" calcext:value-type="float">
            <text:p>509967.4023220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2SP</text:p>
          </table:table-cell>
          <table:table-cell office:value-type="string" calcext:value-type="string">
            <text:p>Gab. Modular S.97 - 75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72354.601898443" calcext:value-type="float">
            <text:p>672354.6018984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2ST</text:p>
          </table:table-cell>
          <table:table-cell office:value-type="string" calcext:value-type="string">
            <text:p>Gab. Modular S.97 - 750x12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32999.625429126" calcext:value-type="float">
            <text:p>532999.6254291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3SP</text:p>
          </table:table-cell>
          <table:table-cell office:value-type="string" calcext:value-type="string">
            <text:p>Gab. Mod S.97-750x12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99846.064864118" calcext:value-type="float">
            <text:p>699846.0648641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3ST</text:p>
          </table:table-cell>
          <table:table-cell office:value-type="string" calcext:value-type="string">
            <text:p>Gab. Modular S.97 - 750x12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56022.224939723" calcext:value-type="float">
            <text:p>556022.2249397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4SP</text:p>
          </table:table-cell>
          <table:table-cell office:value-type="string" calcext:value-type="string">
            <text:p>Gab. Modular S.97 - 75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27340.958851133" calcext:value-type="float">
            <text:p>727340.9588511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4ST</text:p>
          </table:table-cell>
          <table:table-cell office:value-type="string" calcext:value-type="string">
            <text:p>Gab. Modular S.97 - 750x12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79043.094992408" calcext:value-type="float">
            <text:p>579043.0949924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5SP</text:p>
          </table:table-cell>
          <table:table-cell office:value-type="string" calcext:value-type="string">
            <text:p>Gab. Modular S.97 - 75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54846.592213892" calcext:value-type="float">
            <text:p>754846.5922138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5ST</text:p>
          </table:table-cell>
          <table:table-cell office:value-type="string" calcext:value-type="string">
            <text:p>Gab. Modular S.97 - 750x12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02060.004028586" calcext:value-type="float">
            <text:p>602060.0040285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1SP</text:p>
          </table:table-cell>
          <table:table-cell office:value-type="string" calcext:value-type="string">
            <text:p>Gab. Modular S.97 - 75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85109.065171477" calcext:value-type="float">
            <text:p>785109.065171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1ST</text:p>
          </table:table-cell>
          <table:table-cell office:value-type="string" calcext:value-type="string">
            <text:p>Gab. Modular S.97 - 750x15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24900.396779832" calcext:value-type="float">
            <text:p>624900.3967798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2SP</text:p>
          </table:table-cell>
          <table:table-cell office:value-type="string" calcext:value-type="string">
            <text:p>Gab. Modular S.97 - 75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21927.606233317" calcext:value-type="float">
            <text:p>821927.6062333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2ST</text:p>
          </table:table-cell>
          <table:table-cell office:value-type="string" calcext:value-type="string">
            <text:p>Gab. Modular S.97 - 750x15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55713.897343696" calcext:value-type="float">
            <text:p>655713.8973436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3SP</text:p>
          </table:table-cell>
          <table:table-cell office:value-type="string" calcext:value-type="string">
            <text:p>Gab. Modular S.97 - 75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58747.263074456" calcext:value-type="float">
            <text:p>858747.2630744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3ST</text:p>
          </table:table-cell>
          <table:table-cell office:value-type="string" calcext:value-type="string">
            <text:p>Gab. Modular S.97 - 750x15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86542.684083942" calcext:value-type="float">
            <text:p>686542.6840839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4SP</text:p>
          </table:table-cell>
          <table:table-cell office:value-type="string" calcext:value-type="string">
            <text:p>Gab. Modular S.97 - 75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95550.462170951" calcext:value-type="float">
            <text:p>895550.4621709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4ST</text:p>
          </table:table-cell>
          <table:table-cell office:value-type="string" calcext:value-type="string">
            <text:p>Gab. Modular S.97 - 750x15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17371.49871867" calcext:value-type="float">
            <text:p>717371.498718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5SP</text:p>
          </table:table-cell>
          <table:table-cell office:value-type="string" calcext:value-type="string">
            <text:p>Gab. Modular S.97 - 75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32383.201524357" calcext:value-type="float">
            <text:p>932383.2015243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5ST</text:p>
          </table:table-cell>
          <table:table-cell office:value-type="string" calcext:value-type="string">
            <text:p>Gab. Modular S.97 - 750x15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48185.557172184" calcext:value-type="float">
            <text:p>748185.557172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1SP</text:p>
          </table:table-cell>
          <table:table-cell office:value-type="string" calcext:value-type="string">
            <text:p>Gab. Modular S.97 - 75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96569.493522215" calcext:value-type="float">
            <text:p>996569.4935222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1ST</text:p>
          </table:table-cell>
          <table:table-cell office:value-type="string" calcext:value-type="string">
            <text:p>Gab. Modular S.97 - 750x18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99429.925093429" calcext:value-type="float">
            <text:p>799429.9250934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2SP</text:p>
          </table:table-cell>
          <table:table-cell office:value-type="string" calcext:value-type="string">
            <text:p>Gab. Modular S.97 - 75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81279.17887573" calcext:value-type="float">
            <text:p>1081279.178875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2ST</text:p>
          </table:table-cell>
          <table:table-cell office:value-type="string" calcext:value-type="string">
            <text:p>Gab Mod S97 -750x1800x450- s/BJA,s/LAT,c/Tapa Trasera</text:p>
          </table:table-cell>
          <table:table-cell office:value-type="string" calcext:value-type="string">
            <text:p>GENROD</text:p>
          </table:table-cell>
          <table:table-cell office:value-type="float" office:value="870370.336020924" calcext:value-type="float">
            <text:p>870370.3360209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3SP</text:p>
          </table:table-cell>
          <table:table-cell office:value-type="string" calcext:value-type="string">
            <text:p>Gab. Mod S.97- 750x1800x600- s/BJA s/LAT c/Puerta Tras</text:p>
          </table:table-cell>
          <table:table-cell office:value-type="string" calcext:value-type="string">
            <text:p>GENROD</text:p>
          </table:table-cell>
          <table:table-cell office:value-type="float" office:value="1165993.96891954" calcext:value-type="float">
            <text:p>1165993.968919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4SP</text:p>
          </table:table-cell>
          <table:table-cell office:value-type="string" calcext:value-type="string">
            <text:p>Gab. Modular S.97 - 75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50710.48842126" calcext:value-type="float">
            <text:p>1250710.488421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4ST</text:p>
          </table:table-cell>
          <table:table-cell office:value-type="string" calcext:value-type="string">
            <text:p>Gab.Mod.S.97-750x1800x750-S/bja,S/lat,C/tapa tras</text:p>
          </table:table-cell>
          <table:table-cell office:value-type="string" calcext:value-type="string">
            <text:p>GENROD</text:p>
          </table:table-cell>
          <table:table-cell office:value-type="float" office:value="1012229.59544098" calcext:value-type="float">
            <text:p>1012229.595440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5SP</text:p>
          </table:table-cell>
          <table:table-cell office:value-type="string" calcext:value-type="string">
            <text:p>Gab. Modular S.97 - 75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335420.17377478" calcext:value-type="float">
            <text:p>1335420.173774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5ST</text:p>
          </table:table-cell>
          <table:table-cell office:value-type="string" calcext:value-type="string">
            <text:p>Gab. Mod S.97 -750x1800x900, s/ BJA, s/ LAT, c/ Tapa Tras</text:p>
          </table:table-cell>
          <table:table-cell office:value-type="string" calcext:value-type="string">
            <text:p>GENROD</text:p>
          </table:table-cell>
          <table:table-cell office:value-type="float" office:value="1083170.00636848" calcext:value-type="float">
            <text:p>1083170.00636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1SP</text:p>
          </table:table-cell>
          <table:table-cell office:value-type="string" calcext:value-type="string">
            <text:p>Gab. Modular S.97 - 75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36809.7292865" calcext:value-type="float">
            <text:p>1136809.729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1ST</text:p>
          </table:table-cell>
          <table:table-cell office:value-type="string" calcext:value-type="string">
            <text:p>Gab. Modular S.97 - 750x21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14346.489701014" calcext:value-type="float">
            <text:p>914346.4897010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2SP</text:p>
          </table:table-cell>
          <table:table-cell office:value-type="string" calcext:value-type="string">
            <text:p>Gab. Modular S.97 - 75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30856.14422712" calcext:value-type="float">
            <text:p>1230856.144227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2ST</text:p>
          </table:table-cell>
          <table:table-cell office:value-type="string" calcext:value-type="string">
            <text:p>Gab. Modular S.97 - 750x21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93083.464261713" calcext:value-type="float">
            <text:p>993083.4642617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3SP</text:p>
          </table:table-cell>
          <table:table-cell office:value-type="string" calcext:value-type="string">
            <text:p>Gab. Mod S.97-750x2100x600- s/BJA, s/LAT, c/ Puerta Trasera</text:p>
          </table:table-cell>
          <table:table-cell office:value-type="string" calcext:value-type="string">
            <text:p>GENROD</text:p>
          </table:table-cell>
          <table:table-cell office:value-type="float" office:value="1324886.0735286" calcext:value-type="float">
            <text:p>1324886.07352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3ST</text:p>
          </table:table-cell>
          <table:table-cell office:value-type="string" calcext:value-type="string">
            <text:p>Gab. Mod S.97-750x21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071829.53242369" calcext:value-type="float">
            <text:p>1071829.53242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4SP</text:p>
          </table:table-cell>
          <table:table-cell office:value-type="string" calcext:value-type="string">
            <text:p>Gab. Mod S.97-750x2100x750- s/BJA, s/ LAT, c/PTA Trasera</text:p>
          </table:table-cell>
          <table:table-cell office:value-type="string" calcext:value-type="string">
            <text:p>GENROD</text:p>
          </table:table-cell>
          <table:table-cell office:value-type="float" office:value="1418913.77127149" calcext:value-type="float">
            <text:p>1418913.771271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4ST</text:p>
          </table:table-cell>
          <table:table-cell office:value-type="string" calcext:value-type="string">
            <text:p>Gab. Mod S.97-750x2100x750- s/BJA, s/ LAT, c/Tapa Trasera</text:p>
          </table:table-cell>
          <table:table-cell office:value-type="string" calcext:value-type="string">
            <text:p>GENROD</text:p>
          </table:table-cell>
          <table:table-cell office:value-type="float" office:value="1150563.13175202" calcext:value-type="float">
            <text:p>1150563.131752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5SP</text:p>
          </table:table-cell>
          <table:table-cell office:value-type="string" calcext:value-type="string">
            <text:p>Mod S.97-750x2100x900- s/BJA, s/ LAT, c/ PTA Trasera</text:p>
          </table:table-cell>
          <table:table-cell office:value-type="string" calcext:value-type="string">
            <text:p>GENROD</text:p>
          </table:table-cell>
          <table:table-cell office:value-type="float" office:value="1512952.79417425" calcext:value-type="float">
            <text:p>1512952.79417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5ST</text:p>
          </table:table-cell>
          <table:table-cell office:value-type="string" calcext:value-type="string">
            <text:p>Gab. Modular S.97 - 750x21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229294.44373278" calcext:value-type="float">
            <text:p>1229294.443732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1SP</text:p>
          </table:table-cell>
          <table:table-cell office:value-type="string" calcext:value-type="string">
            <text:p>Gab. Modular S.97 - 90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90349.687022548" calcext:value-type="float">
            <text:p>490349.6870225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1ST</text:p>
          </table:table-cell>
          <table:table-cell office:value-type="string" calcext:value-type="string">
            <text:p>Gab. Modular S.97 - 900x75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2533.997655913" calcext:value-type="float">
            <text:p>382533.9976559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2SP</text:p>
          </table:table-cell>
          <table:table-cell office:value-type="string" calcext:value-type="string">
            <text:p>Gab. Modular S.97 - 90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08020.95323134" calcext:value-type="float">
            <text:p>508020.953231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2ST</text:p>
          </table:table-cell>
          <table:table-cell office:value-type="string" calcext:value-type="string">
            <text:p>Gab. Modular S.97 - 900x75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97275.952684901" calcext:value-type="float">
            <text:p>397275.9526849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3SP</text:p>
          </table:table-cell>
          <table:table-cell office:value-type="string" calcext:value-type="string">
            <text:p>Gab. Modular S.97 - 90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25685.971076063" calcext:value-type="float">
            <text:p>525685.9710760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3ST</text:p>
          </table:table-cell>
          <table:table-cell office:value-type="string" calcext:value-type="string">
            <text:p>Gab. Modular S.97 - 900x75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12006.526765051" calcext:value-type="float">
            <text:p>412006.5267650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4SP</text:p>
          </table:table-cell>
          <table:table-cell office:value-type="string" calcext:value-type="string">
            <text:p>Gab. Modular S.97 - 90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43357.795174503" calcext:value-type="float">
            <text:p>543357.7951745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4ST</text:p>
          </table:table-cell>
          <table:table-cell office:value-type="string" calcext:value-type="string">
            <text:p>Gab. Modular S.97 - 900x75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26749.039683688" calcext:value-type="float">
            <text:p>426749.0396836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5SP</text:p>
          </table:table-cell>
          <table:table-cell office:value-type="string" calcext:value-type="string">
            <text:p>Gab. Modular S.97 - 90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61018.852002719" calcext:value-type="float">
            <text:p>561018.8520027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5ST</text:p>
          </table:table-cell>
          <table:table-cell office:value-type="string" calcext:value-type="string">
            <text:p>Gab. Modular S.97 - 900x75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41492.110491974" calcext:value-type="float">
            <text:p>441492.1104919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1SP</text:p>
          </table:table-cell>
          <table:table-cell office:value-type="string" calcext:value-type="string">
            <text:p>Gab. Modular S.97 - 90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23282.899189171" calcext:value-type="float">
            <text:p>423282.8991891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1ST</text:p>
          </table:table-cell>
          <table:table-cell office:value-type="string" calcext:value-type="string">
            <text:p>Gab. Modular S.97 - 900x6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7042.053208851" calcext:value-type="float">
            <text:p>327042.053208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2SP</text:p>
          </table:table-cell>
          <table:table-cell office:value-type="string" calcext:value-type="string">
            <text:p>Gab. Modular S.97 - 90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40945.629686334" calcext:value-type="float">
            <text:p>440945.6296863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2ST</text:p>
          </table:table-cell>
          <table:table-cell office:value-type="string" calcext:value-type="string">
            <text:p>Gab. Modular S.97 - 900x6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41785.681906786" calcext:value-type="float">
            <text:p>341785.6819067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3SP</text:p>
          </table:table-cell>
          <table:table-cell office:value-type="string" calcext:value-type="string">
            <text:p>Gab. Modular S.97 - 90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58618.597458554" calcext:value-type="float">
            <text:p>458618.5974585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3ST</text:p>
          </table:table-cell>
          <table:table-cell office:value-type="string" calcext:value-type="string">
            <text:p>Gab. Modular S.97 - 900x6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56515.140207637" calcext:value-type="float">
            <text:p>356515.1402076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4SP</text:p>
          </table:table-cell>
          <table:table-cell office:value-type="string" calcext:value-type="string">
            <text:p>Gab. Modular S.97 - 90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76268.859122062" calcext:value-type="float">
            <text:p>476268.8591220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4ST</text:p>
          </table:table-cell>
          <table:table-cell office:value-type="string" calcext:value-type="string">
            <text:p>Gab. Modular S.97 - 900x6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71257.095236626" calcext:value-type="float">
            <text:p>371257.0952366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5SP</text:p>
          </table:table-cell>
          <table:table-cell office:value-type="string" calcext:value-type="string">
            <text:p>Gab. Modular S.97 - 90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93939.009551556" calcext:value-type="float">
            <text:p>493939.0095515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5ST</text:p>
          </table:table-cell>
          <table:table-cell office:value-type="string" calcext:value-type="string">
            <text:p>Gab. Modular S.97 - 900x6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5999.58026078" calcext:value-type="float">
            <text:p>385999.580260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1SP</text:p>
          </table:table-cell>
          <table:table-cell office:value-type="string" calcext:value-type="string">
            <text:p>Gab. Modular S.97 - 90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57430.701041974" calcext:value-type="float">
            <text:p>557430.7010419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1ST</text:p>
          </table:table-cell>
          <table:table-cell office:value-type="string" calcext:value-type="string">
            <text:p>Gab. Modular S.97 - 900x9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38025.412107808" calcext:value-type="float">
            <text:p>438025.4121078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2SP</text:p>
          </table:table-cell>
          <table:table-cell office:value-type="string" calcext:value-type="string">
            <text:p>Gab. Modular S.97 - 90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75103.668814195" calcext:value-type="float">
            <text:p>575103.6688141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2ST</text:p>
          </table:table-cell>
          <table:table-cell office:value-type="string" calcext:value-type="string">
            <text:p>Gab. Modular S.97 - 900x9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52769.040805744" calcext:value-type="float">
            <text:p>452769.0408057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3SP</text:p>
          </table:table-cell>
          <table:table-cell office:value-type="string" calcext:value-type="string">
            <text:p>Gab. Modular S.97 - 900x9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92768.100874787" calcext:value-type="float">
            <text:p>592768.1008747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3ST</text:p>
          </table:table-cell>
          <table:table-cell office:value-type="string" calcext:value-type="string">
            <text:p>Gab. Modular S.97 - 900x9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67499.056996244" calcext:value-type="float">
            <text:p>467499.056996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4SP</text:p>
          </table:table-cell>
          <table:table-cell office:value-type="string" calcext:value-type="string">
            <text:p>Gab. Modular S.97 - 90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10430.859266431" calcext:value-type="float">
            <text:p>610430.8592664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4ST</text:p>
          </table:table-cell>
          <table:table-cell office:value-type="string" calcext:value-type="string">
            <text:p>Gab. Modular S.97 - 900x9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82242.713588661" calcext:value-type="float">
            <text:p>482242.7135886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5SP</text:p>
          </table:table-cell>
          <table:table-cell office:value-type="string" calcext:value-type="string">
            <text:p>Gab. Modular S.97 - 90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28098.136564233" calcext:value-type="float">
            <text:p>628098.1365642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5ST</text:p>
          </table:table-cell>
          <table:table-cell office:value-type="string" calcext:value-type="string">
            <text:p>Gab. Modular S.97 - 900x9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96983.52494387" calcext:value-type="float">
            <text:p>496983.524943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1SP</text:p>
          </table:table-cell>
          <table:table-cell office:value-type="string" calcext:value-type="string">
            <text:p>Gab. Modular S.97 - 90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09290.606625873" calcext:value-type="float">
            <text:p>709290.6066258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1ST</text:p>
          </table:table-cell>
          <table:table-cell office:value-type="string" calcext:value-type="string">
            <text:p>Gab. Modular S.97 - 900x12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63776.221592712" calcext:value-type="float">
            <text:p>563776.2215927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2SP</text:p>
          </table:table-cell>
          <table:table-cell office:value-type="string" calcext:value-type="string">
            <text:p>Gab. Modular S.97 - 90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36023.925453091" calcext:value-type="float">
            <text:p>736023.9254530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2ST</text:p>
          </table:table-cell>
          <table:table-cell office:value-type="string" calcext:value-type="string">
            <text:p>Gab. Modular S.97 - 900x12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86081.514487156" calcext:value-type="float">
            <text:p>586081.5144871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3SP</text:p>
          </table:table-cell>
          <table:table-cell office:value-type="string" calcext:value-type="string">
            <text:p>Gab. Modular S.97 - 900x12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62750.995916241" calcext:value-type="float">
            <text:p>762750.9959162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3ST</text:p>
          </table:table-cell>
          <table:table-cell office:value-type="string" calcext:value-type="string">
            <text:p>Gab. Modular S.97 - 900x12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08372.051200386" calcext:value-type="float">
            <text:p>608372.0512003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4SP</text:p>
          </table:table-cell>
          <table:table-cell office:value-type="string" calcext:value-type="string">
            <text:p>Gab. Modular S.97 - 90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89469.000672595" calcext:value-type="float">
            <text:p>789469.0006725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4ST</text:p>
          </table:table-cell>
          <table:table-cell office:value-type="string" calcext:value-type="string">
            <text:p>Gab. Modular S.97 - 900x12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30662.002129484" calcext:value-type="float">
            <text:p>630662.0021294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5SP</text:p>
          </table:table-cell>
          <table:table-cell office:value-type="string" calcext:value-type="string">
            <text:p>Gab. Modular S.97 - 90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16198.330588823" calcext:value-type="float">
            <text:p>816198.3305888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5ST</text:p>
          </table:table-cell>
          <table:table-cell office:value-type="string" calcext:value-type="string">
            <text:p>Gab. Modular S.97 - 900x12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52963.33400742" calcext:value-type="float">
            <text:p>652963.33400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1SP</text:p>
          </table:table-cell>
          <table:table-cell office:value-type="string" calcext:value-type="string">
            <text:p>Gab. Modular S.97 - 90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61164.152611688" calcext:value-type="float">
            <text:p>861164.1526116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1ST</text:p>
          </table:table-cell>
          <table:table-cell office:value-type="string" calcext:value-type="string">
            <text:p>Gab. Modular S.97 - 900x15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89541.815153313" calcext:value-type="float">
            <text:p>689541.8151533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2SP</text:p>
          </table:table-cell>
          <table:table-cell office:value-type="string" calcext:value-type="string">
            <text:p>Gab. Modular S.97 - 90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96943.624202338" calcext:value-type="float">
            <text:p>896943.624202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2ST</text:p>
          </table:table-cell>
          <table:table-cell office:value-type="string" calcext:value-type="string">
            <text:p>Gab. Modular S.97 - 900x15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19390.027152061" calcext:value-type="float">
            <text:p>719390.0271520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3SP</text:p>
          </table:table-cell>
          <table:table-cell office:value-type="string" calcext:value-type="string">
            <text:p>Gab. Modular S.97 - 90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32737.294084553" calcext:value-type="float">
            <text:p>932737.2940845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3ST</text:p>
          </table:table-cell>
          <table:table-cell office:value-type="string" calcext:value-type="string">
            <text:p>Gab. Modular S.97 - 900x15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49242.758056966" calcext:value-type="float">
            <text:p>749242.7580569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4SP</text:p>
          </table:table-cell>
          <table:table-cell office:value-type="string" calcext:value-type="string">
            <text:p>Gab. Modular S.97 - 90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68522.456149623" calcext:value-type="float">
            <text:p>968522.4561496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4ST</text:p>
          </table:table-cell>
          <table:table-cell office:value-type="string" calcext:value-type="string">
            <text:p>Gab. Modular S.97 - 900x15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79093.787398442" calcext:value-type="float">
            <text:p>779093.7873984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5SP</text:p>
          </table:table-cell>
          <table:table-cell office:value-type="string" calcext:value-type="string">
            <text:p>Gab. Modular S.97 - 90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04286.61366941" calcext:value-type="float">
            <text:p>1004286.613669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5ST</text:p>
          </table:table-cell>
          <table:table-cell office:value-type="string" calcext:value-type="string">
            <text:p>Gab. Modular S.97 - 900x15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08943.143070971" calcext:value-type="float">
            <text:p>808943.143070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1SP</text:p>
          </table:table-cell>
          <table:table-cell office:value-type="string" calcext:value-type="string">
            <text:p>Gab. Modular S.97 - 90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00089.37680288" calcext:value-type="float">
            <text:p>1100089.37680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1ST</text:p>
          </table:table-cell>
          <table:table-cell office:value-type="string" calcext:value-type="string">
            <text:p>Gab. Modular S.97 - 900x18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87926.983801336" calcext:value-type="float">
            <text:p>887926.9838013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2SP</text:p>
          </table:table-cell>
          <table:table-cell office:value-type="string" calcext:value-type="string">
            <text:p>Gab. Modular S.97 - 90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92001.50120794" calcext:value-type="float">
            <text:p>1192001.501207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2ST</text:p>
          </table:table-cell>
          <table:table-cell office:value-type="string" calcext:value-type="string">
            <text:p>Gab. Modular S.97 - 900x18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64599.487716053" calcext:value-type="float">
            <text:p>964599.4877160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3SP</text:p>
          </table:table-cell>
          <table:table-cell office:value-type="string" calcext:value-type="string">
            <text:p>Gab. Modular S.97 - 900x18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83913.03982887" calcext:value-type="float">
            <text:p>1283913.039828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3ST</text:p>
          </table:table-cell>
          <table:table-cell office:value-type="string" calcext:value-type="string">
            <text:p>Gab. Modular S.97 - 900x18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041271.40584664" calcext:value-type="float">
            <text:p>1041271.405846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4SP</text:p>
          </table:table-cell>
          <table:table-cell office:value-type="string" calcext:value-type="string">
            <text:p>Gab. Modular S.97 - 90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375826.86579736" calcext:value-type="float">
            <text:p>1375826.865797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4ST</text:p>
          </table:table-cell>
          <table:table-cell office:value-type="string" calcext:value-type="string">
            <text:p>Gab.Mod.S.97-900x1800x750 s/Bande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1117960.95329013" calcext:value-type="float">
            <text:p>1117960.953290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5SP</text:p>
          </table:table-cell>
          <table:table-cell office:value-type="string" calcext:value-type="string">
            <text:p>Gab. Modular S.97 - 90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467728.2229322" calcext:value-type="float">
            <text:p>1467728.22293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5ST</text:p>
          </table:table-cell>
          <table:table-cell office:value-type="string" calcext:value-type="string">
            <text:p>Gab. Modular S.97 - 900x18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194633.45720485" calcext:value-type="float">
            <text:p>1194633.457204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1SP</text:p>
          </table:table-cell>
          <table:table-cell office:value-type="string" calcext:value-type="string">
            <text:p>Gab. Modular S.97 - 90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51968.58536863" calcext:value-type="float">
            <text:p>1251968.585368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1ST</text:p>
          </table:table-cell>
          <table:table-cell office:value-type="string" calcext:value-type="string">
            <text:p>Gab. Modular S.97 - 900x21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013689.1463406" calcext:value-type="float">
            <text:p>1013689.14634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2SP</text:p>
          </table:table-cell>
          <table:table-cell office:value-type="string" calcext:value-type="string">
            <text:p>Gab. Modular S.97 - 90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352929.70777434" calcext:value-type="float">
            <text:p>1352929.707774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2ST</text:p>
          </table:table-cell>
          <table:table-cell office:value-type="string" calcext:value-type="string">
            <text:p>Gab. Modular S.97 - 900x21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097910.81772369" calcext:value-type="float">
            <text:p>1097910.81772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3SP</text:p>
          </table:table-cell>
          <table:table-cell office:value-type="string" calcext:value-type="string">
            <text:p>Gab. Mod S.97-900x2100x600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453888.57072696" calcext:value-type="float">
            <text:p>1453888.570726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3ST</text:p>
          </table:table-cell>
          <table:table-cell office:value-type="string" calcext:value-type="string">
            <text:p>Gab. Mod S.97-900x21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182144.95794043" calcext:value-type="float">
            <text:p>1182144.957940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4SP</text:p>
          </table:table-cell>
          <table:table-cell office:value-type="string" calcext:value-type="string">
            <text:p>Gab. Modular S.97 - 900x21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554859.34462359" calcext:value-type="float">
            <text:p>1554859.344623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4ST</text:p>
          </table:table-cell>
          <table:table-cell office:value-type="string" calcext:value-type="string">
            <text:p>Gab. Modular S.97 - 900x21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266380.24183095" calcext:value-type="float">
            <text:p>1266380.241830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5SP</text:p>
          </table:table-cell>
          <table:table-cell office:value-type="string" calcext:value-type="string">
            <text:p>Gab. Modular S.97 - 900x21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655828.41695679" calcext:value-type="float">
            <text:p>1655828.41695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5ST</text:p>
          </table:table-cell>
          <table:table-cell office:value-type="string" calcext:value-type="string">
            <text:p>Gab. Mod S.97 - 900x21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350613.2662684" calcext:value-type="float">
            <text:p>1350613.26626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1SP</text:p>
          </table:table-cell>
          <table:table-cell office:value-type="string" calcext:value-type="string">
            <text:p>Gab. Modular S.97 - 120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14107.927955692" calcext:value-type="float">
            <text:p>714107.927955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1ST</text:p>
          </table:table-cell>
          <table:table-cell office:value-type="string" calcext:value-type="string">
            <text:p>Gab. Modular S.97 - 1200x75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72668.61996889" calcext:value-type="float">
            <text:p>572668.619968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2SP</text:p>
          </table:table-cell>
          <table:table-cell office:value-type="string" calcext:value-type="string">
            <text:p>Gab. Modular S.97 - 120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34849.260902719" calcext:value-type="float">
            <text:p>734849.2609027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2ST</text:p>
          </table:table-cell>
          <table:table-cell office:value-type="string" calcext:value-type="string">
            <text:p>Gab. Modular S.97 - 1200x75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90288.783485836" calcext:value-type="float">
            <text:p>590288.7834858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3SP</text:p>
          </table:table-cell>
          <table:table-cell office:value-type="string" calcext:value-type="string">
            <text:p>Gab. Modular S.97 - 120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55558.794139756" calcext:value-type="float">
            <text:p>755558.7941397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3ST</text:p>
          </table:table-cell>
          <table:table-cell office:value-type="string" calcext:value-type="string">
            <text:p>Gab. Modular S.97 - 1200x75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07913.521697904" calcext:value-type="float">
            <text:p>607913.5216979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4SP</text:p>
          </table:table-cell>
          <table:table-cell office:value-type="string" calcext:value-type="string">
            <text:p>Gab. Modular S.97 - 120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76300.65708195" calcext:value-type="float">
            <text:p>776300.657081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4ST</text:p>
          </table:table-cell>
          <table:table-cell office:value-type="string" calcext:value-type="string">
            <text:p>Gab. Modular S.97 - 1200x75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25538.817799621" calcext:value-type="float">
            <text:p>625538.8177996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5SP</text:p>
          </table:table-cell>
          <table:table-cell office:value-type="string" calcext:value-type="string">
            <text:p>Gab. Modular S.97 - 120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97015.880793407" calcext:value-type="float">
            <text:p>797015.8807934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5ST</text:p>
          </table:table-cell>
          <table:table-cell office:value-type="string" calcext:value-type="string">
            <text:p>Gab. Modular S.97 - 1200x75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43162.412337909" calcext:value-type="float">
            <text:p>643162.4123379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1SP</text:p>
          </table:table-cell>
          <table:table-cell office:value-type="string" calcext:value-type="string">
            <text:p>Gab. Modular S.97 - 120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17190.082886356" calcext:value-type="float">
            <text:p>617190.0828863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1ST</text:p>
          </table:table-cell>
          <table:table-cell office:value-type="string" calcext:value-type="string">
            <text:p>Gab. Modular S.97 - 1200x6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89018.95284288" calcext:value-type="float">
            <text:p>489018.95284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2SP</text:p>
          </table:table-cell>
          <table:table-cell office:value-type="string" calcext:value-type="string">
            <text:p>Gab. Modular S.97 - 120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37918.919105247" calcext:value-type="float">
            <text:p>637918.9191052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2ST</text:p>
          </table:table-cell>
          <table:table-cell office:value-type="string" calcext:value-type="string">
            <text:p>Gab. Modular S.97 - 1200x6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06642.547381168" calcext:value-type="float">
            <text:p>506642.5473811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3SP</text:p>
          </table:table-cell>
          <table:table-cell office:value-type="string" calcext:value-type="string">
            <text:p>Gab. Modular S.97 - 120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58647.169540007" calcext:value-type="float">
            <text:p>658647.1695400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3ST</text:p>
          </table:table-cell>
          <table:table-cell office:value-type="string" calcext:value-type="string">
            <text:p>Gab. Modular S.97 - 1200x6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24266.141919455" calcext:value-type="float">
            <text:p>524266.1419194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4SP</text:p>
          </table:table-cell>
          <table:table-cell office:value-type="string" calcext:value-type="string">
            <text:p>Gab. Modular S.97 - 120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79363.536925244" calcext:value-type="float">
            <text:p>679363.536925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4ST</text:p>
          </table:table-cell>
          <table:table-cell office:value-type="string" calcext:value-type="string">
            <text:p>Gab. Modular S.97 - 1200x6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41890.880131524" calcext:value-type="float">
            <text:p>541890.8801315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5SP</text:p>
          </table:table-cell>
          <table:table-cell office:value-type="string" calcext:value-type="string">
            <text:p>Gab. Modular S.97 - 120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00101.996740579" calcext:value-type="float">
            <text:p>700101.9967405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5ST</text:p>
          </table:table-cell>
          <table:table-cell office:value-type="string" calcext:value-type="string">
            <text:p>Gab. Modular S.97 - 1200x6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59514.474669811" calcext:value-type="float">
            <text:p>559514.4746698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1SP</text:p>
          </table:table-cell>
          <table:table-cell office:value-type="string" calcext:value-type="string">
            <text:p>Gab. Modular S.97 - 120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11038.827642813" calcext:value-type="float">
            <text:p>811038.8276428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1ST</text:p>
          </table:table-cell>
          <table:table-cell office:value-type="string" calcext:value-type="string">
            <text:p>Gab. Modular S.97 - 1200x9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56311.452946699" calcext:value-type="float">
            <text:p>656311.4529466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2SP</text:p>
          </table:table-cell>
          <table:table-cell office:value-type="string" calcext:value-type="string">
            <text:p>Gab. Modular S.97 - 120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31758.012370777" calcext:value-type="float">
            <text:p>831758.0123707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2ST</text:p>
          </table:table-cell>
          <table:table-cell office:value-type="string" calcext:value-type="string">
            <text:p>Gab. Modular S.97 - 1200x9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73938.450611845" calcext:value-type="float">
            <text:p>673938.4506118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3SP</text:p>
          </table:table-cell>
          <table:table-cell office:value-type="string" calcext:value-type="string">
            <text:p>Gab. Modular S.97 - 1200x9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52494.798517165" calcext:value-type="float">
            <text:p>852494.7985171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3ST</text:p>
          </table:table-cell>
          <table:table-cell office:value-type="string" calcext:value-type="string">
            <text:p>Gab. Modular S.97 - 1200x9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91562.045150133" calcext:value-type="float">
            <text:p>691562.0451501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4SP</text:p>
          </table:table-cell>
          <table:table-cell office:value-type="string" calcext:value-type="string">
            <text:p>Gab. Modular S.97 - 120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73212.839571349" calcext:value-type="float">
            <text:p>873212.8395713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4ST</text:p>
          </table:table-cell>
          <table:table-cell office:value-type="string" calcext:value-type="string">
            <text:p>Gab. Modular S.97 - 1200x9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09187.34125185" calcext:value-type="float">
            <text:p>709187.341251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5SP</text:p>
          </table:table-cell>
          <table:table-cell office:value-type="string" calcext:value-type="string">
            <text:p>Gab. Modular S.97 - 120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93933.725862742" calcext:value-type="float">
            <text:p>893933.725862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5ST</text:p>
          </table:table-cell>
          <table:table-cell office:value-type="string" calcext:value-type="string">
            <text:p>Gab. Modular S.97 - 1200x9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26808.090552928" calcext:value-type="float">
            <text:p>726808.090552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1SP</text:p>
          </table:table-cell>
          <table:table-cell office:value-type="string" calcext:value-type="string">
            <text:p>Gab. Modular S.97 - 120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25671.44443203" calcext:value-type="float">
            <text:p>1025671.44443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1ST</text:p>
          </table:table-cell>
          <table:table-cell office:value-type="string" calcext:value-type="string">
            <text:p>Gab. Modular S.97 - 1200x12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79177.60043667" calcext:value-type="float">
            <text:p>879177.600436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2SP</text:p>
          </table:table-cell>
          <table:table-cell office:value-type="string" calcext:value-type="string">
            <text:p>Gab. Modular S.97 - 120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57014.96805689" calcext:value-type="float">
            <text:p>1057014.968056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2ST</text:p>
          </table:table-cell>
          <table:table-cell office:value-type="string" calcext:value-type="string">
            <text:p>Gab. Modular S.97 - 1200x12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05836.022578515" calcext:value-type="float">
            <text:p>905836.0225785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3SP</text:p>
          </table:table-cell>
          <table:table-cell office:value-type="string" calcext:value-type="string">
            <text:p>Gab. Modular S.97 - 1200x12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88368.1152782" calcext:value-type="float">
            <text:p>1088368.11527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3ST</text:p>
          </table:table-cell>
          <table:table-cell office:value-type="string" calcext:value-type="string">
            <text:p>Gab. Modular S.97 - 1200x12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32492.157372799" calcext:value-type="float">
            <text:p>932492.1573727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4SP</text:p>
          </table:table-cell>
          <table:table-cell office:value-type="string" calcext:value-type="string">
            <text:p>Gab. Modular S.97 - 120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19715.59991956" calcext:value-type="float">
            <text:p>1119715.599919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4ST</text:p>
          </table:table-cell>
          <table:table-cell office:value-type="string" calcext:value-type="string">
            <text:p>Gab. Modular S.97 - 1200x12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59149.993730513" calcext:value-type="float">
            <text:p>959149.9937305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5SP</text:p>
          </table:table-cell>
          <table:table-cell office:value-type="string" calcext:value-type="string">
            <text:p>Gab. Modular S.97 - 120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51063.64245058" calcext:value-type="float">
            <text:p>1151063.642450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5ST</text:p>
          </table:table-cell>
          <table:table-cell office:value-type="string" calcext:value-type="string">
            <text:p>Gab. Modular S.97 - 1200x12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85807.272198578" calcext:value-type="float">
            <text:p>985807.2721985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1SP</text:p>
          </table:table-cell>
          <table:table-cell office:value-type="string" calcext:value-type="string">
            <text:p>Gab. Modular S.97 - 120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40294.4376248" calcext:value-type="float">
            <text:p>1240294.43762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1ST</text:p>
          </table:table-cell>
          <table:table-cell office:value-type="string" calcext:value-type="string">
            <text:p>Gab. Modular S.97 - 1200x15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072659.19801515" calcext:value-type="float">
            <text:p>1072659.198015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2SP</text:p>
          </table:table-cell>
          <table:table-cell office:value-type="string" calcext:value-type="string">
            <text:p>Gab. Modular S.97 - 120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82273.59741195" calcext:value-type="float">
            <text:p>1282273.597411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2ST</text:p>
          </table:table-cell>
          <table:table-cell office:value-type="string" calcext:value-type="string">
            <text:p>Gab. Modular S.97 - 1200x15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108354.12142949" calcext:value-type="float">
            <text:p>1108354.121429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3SP</text:p>
          </table:table-cell>
          <table:table-cell office:value-type="string" calcext:value-type="string">
            <text:p>Gab. Modular S.97 - 120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324240.28836545" calcext:value-type="float">
            <text:p>1324240.288365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3ST</text:p>
          </table:table-cell>
          <table:table-cell office:value-type="string" calcext:value-type="string">
            <text:p>Gab. Modular S.97 - 1200x15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144043.35436942" calcext:value-type="float">
            <text:p>1144043.354369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4SP</text:p>
          </table:table-cell>
          <table:table-cell office:value-type="string" calcext:value-type="string">
            <text:p>Gab. Modular S.97 - 120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366209.2666665" calcext:value-type="float">
            <text:p>1366209.26666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4ST</text:p>
          </table:table-cell>
          <table:table-cell office:value-type="string" calcext:value-type="string">
            <text:p>Gab. Modular S.97 - 1200x15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179733.75887762" calcext:value-type="float">
            <text:p>1179733.758877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5SP</text:p>
          </table:table-cell>
          <table:table-cell office:value-type="string" calcext:value-type="string">
            <text:p>Gab. Modular S.97 - 120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408188.42645365" calcext:value-type="float">
            <text:p>1408188.426453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5ST</text:p>
          </table:table-cell>
          <table:table-cell office:value-type="string" calcext:value-type="string">
            <text:p>Gab. Modular S.97 - 1200x15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215422.99181755" calcext:value-type="float">
            <text:p>1215422.99181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1SP</text:p>
          </table:table-cell>
          <table:table-cell office:value-type="string" calcext:value-type="string">
            <text:p>Gab. Modular S.97 - 120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598943.86836799" calcext:value-type="float">
            <text:p>1598943.868367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1ST</text:p>
          </table:table-cell>
          <table:table-cell office:value-type="string" calcext:value-type="string">
            <text:p>Gab. Modular S.97 - 1200x18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388609.87500747" calcext:value-type="float">
            <text:p>1388609.875007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2SP</text:p>
          </table:table-cell>
          <table:table-cell office:value-type="string" calcext:value-type="string">
            <text:p>Gab. Modular S.97 - 120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729207.27985645" calcext:value-type="float">
            <text:p>1729207.279856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2ST</text:p>
          </table:table-cell>
          <table:table-cell office:value-type="string" calcext:value-type="string">
            <text:p>Gab. Modular S.97 - 1200x18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499374.17853576" calcext:value-type="float">
            <text:p>1499374.178535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3SP</text:p>
          </table:table-cell>
          <table:table-cell office:value-type="string" calcext:value-type="string">
            <text:p>Gab. Modular S.97 - 1200x18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859467.8461077" calcext:value-type="float">
            <text:p>1859467.84610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3ST</text:p>
          </table:table-cell>
          <table:table-cell office:value-type="string" calcext:value-type="string">
            <text:p>Gab. Modular S.97 - 1200x18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610131.67581034" calcext:value-type="float">
            <text:p>1610131.675810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4SP</text:p>
          </table:table-cell>
          <table:table-cell office:value-type="string" calcext:value-type="string">
            <text:p>Gab. Modular S.97 - 120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989730.69970651" calcext:value-type="float">
            <text:p>1989730.69970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4ST</text:p>
          </table:table-cell>
          <table:table-cell office:value-type="string" calcext:value-type="string">
            <text:p>Gab. Modular S.97 - 1200x18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720909.03395642" calcext:value-type="float">
            <text:p>1720909.033956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5SP</text:p>
          </table:table-cell>
          <table:table-cell office:value-type="string" calcext:value-type="string">
            <text:p>Gab. Modular S.97 - 120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119996.37064805" calcext:value-type="float">
            <text:p>2119996.370648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5ST</text:p>
          </table:table-cell>
          <table:table-cell office:value-type="string" calcext:value-type="string">
            <text:p>Gab. Modular S.97 - 1200x18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831670.52014198" calcext:value-type="float">
            <text:p>1831670.520141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1SP</text:p>
          </table:table-cell>
          <table:table-cell office:value-type="string" calcext:value-type="string">
            <text:p>Gab. Modular S.97 - 120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813575.34148343" calcext:value-type="float">
            <text:p>1813575.341483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1ST</text:p>
          </table:table-cell>
          <table:table-cell office:value-type="string" calcext:value-type="string">
            <text:p>Gab. Modular S.97 - 1200x21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582093.17414938" calcext:value-type="float">
            <text:p>1582093.17414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2SP</text:p>
          </table:table-cell>
          <table:table-cell office:value-type="string" calcext:value-type="string">
            <text:p>Gab. Modular S.97 - 120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954466.49499564" calcext:value-type="float">
            <text:p>1954466.494995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2ST</text:p>
          </table:table-cell>
          <table:table-cell office:value-type="string" calcext:value-type="string">
            <text:p>Gab. Modular S.97 - 1200x21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701890.01793366" calcext:value-type="float">
            <text:p>1701890.017933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3SP</text:p>
          </table:table-cell>
          <table:table-cell office:value-type="string" calcext:value-type="string">
            <text:p>Gab. Modular S.97 - 1200x21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095347.4112328" calcext:value-type="float">
            <text:p>2095347.41123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3ST</text:p>
          </table:table-cell>
          <table:table-cell office:value-type="string" calcext:value-type="string">
            <text:p>Gab. Modular S.97 - 1200x21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821684.04437523" calcext:value-type="float">
            <text:p>1821684.044375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4SP</text:p>
          </table:table-cell>
          <table:table-cell office:value-type="string" calcext:value-type="string">
            <text:p>Gab. Modular S.97 - 1200x21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236242.52576152" calcext:value-type="float">
            <text:p>2236242.525761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4ST</text:p>
          </table:table-cell>
          <table:table-cell office:value-type="string" calcext:value-type="string">
            <text:p>Gab. Modular S.97 - 1200x21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941490.53965044" calcext:value-type="float">
            <text:p>1941490.539650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5SP</text:p>
          </table:table-cell>
          <table:table-cell office:value-type="string" calcext:value-type="string">
            <text:p>Gab. Modular S.97 - 1200x21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701264.357455" calcext:value-type="float">
            <text:p>2701264.3574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5ST</text:p>
          </table:table-cell>
          <table:table-cell office:value-type="string" calcext:value-type="string">
            <text:p>Gab. Modular S.97 - 1200x21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342369.53894972" calcext:value-type="float">
            <text:p>2342369.538949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81D</text:p>
          </table:table-cell>
          <table:table-cell office:value-type="string" calcext:value-type="string">
            <text:p>Ducto Horiz. S97-30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01249.597261653" calcext:value-type="float">
            <text:p>201249.5972616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82D</text:p>
          </table:table-cell>
          <table:table-cell office:value-type="string" calcext:value-type="string">
            <text:p>Ducto Horiz. S97-30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22840.819299908" calcext:value-type="float">
            <text:p>222840.8192999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83D</text:p>
          </table:table-cell>
          <table:table-cell office:value-type="string" calcext:value-type="string">
            <text:p>Ducto Horiz. S97-30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44530.732017066" calcext:value-type="float">
            <text:p>244530.7320170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84D</text:p>
          </table:table-cell>
          <table:table-cell office:value-type="string" calcext:value-type="string">
            <text:p>Ducto Horiz. S97-30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66124.548242189" calcext:value-type="float">
            <text:p>266124.5482421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85D</text:p>
          </table:table-cell>
          <table:table-cell office:value-type="string" calcext:value-type="string">
            <text:p>Ducto Horiz. S97-30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87681.627433928" calcext:value-type="float">
            <text:p>287681.627433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81D</text:p>
          </table:table-cell>
          <table:table-cell office:value-type="string" calcext:value-type="string">
            <text:p>Ducto Horiz. S97-60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53744.502725528" calcext:value-type="float">
            <text:p>253744.5027255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82D</text:p>
          </table:table-cell>
          <table:table-cell office:value-type="string" calcext:value-type="string">
            <text:p>Ducto Horiz. S97-60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01711.882637736" calcext:value-type="float">
            <text:p>301711.8826377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83D</text:p>
          </table:table-cell>
          <table:table-cell office:value-type="string" calcext:value-type="string">
            <text:p>Ducto Horiz. S97-60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34550.132104577" calcext:value-type="float">
            <text:p>334550.1321045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84D</text:p>
          </table:table-cell>
          <table:table-cell office:value-type="string" calcext:value-type="string">
            <text:p>Ducto Horiz. S97-60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67387.126319708" calcext:value-type="float">
            <text:p>367387.1263197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85D</text:p>
          </table:table-cell>
          <table:table-cell office:value-type="string" calcext:value-type="string">
            <text:p>Ducto Horiz. S97-60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00135.109241347" calcext:value-type="float">
            <text:p>400135.1092413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81D</text:p>
          </table:table-cell>
          <table:table-cell office:value-type="string" calcext:value-type="string">
            <text:p>Ducto Horiz. S97-90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62447.487684354" calcext:value-type="float">
            <text:p>362447.4876843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82D</text:p>
          </table:table-cell>
          <table:table-cell office:value-type="string" calcext:value-type="string">
            <text:p>Ducto Horiz. S97-90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01852.377264299" calcext:value-type="float">
            <text:p>401852.3772642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83D</text:p>
          </table:table-cell>
          <table:table-cell office:value-type="string" calcext:value-type="string">
            <text:p>Ducto Horiz. S97-90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41353.335441795" calcext:value-type="float">
            <text:p>441353.3354417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84D</text:p>
          </table:table-cell>
          <table:table-cell office:value-type="string" calcext:value-type="string">
            <text:p>Ducto Horiz. S97-90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80855.604659966" calcext:value-type="float">
            <text:p>480855.6046599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85D</text:p>
          </table:table-cell>
          <table:table-cell office:value-type="string" calcext:value-type="string">
            <text:p>Ducto Horiz. S97-90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520352.713398884" calcext:value-type="float">
            <text:p>520352.7133988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81D</text:p>
          </table:table-cell>
          <table:table-cell office:value-type="string" calcext:value-type="string">
            <text:p>Ducto Horiz. S97-45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33297.902880046" calcext:value-type="float">
            <text:p>233297.9028800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82D</text:p>
          </table:table-cell>
          <table:table-cell office:value-type="string" calcext:value-type="string">
            <text:p>Ducto Horiz. S97-45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60369.804935219" calcext:value-type="float">
            <text:p>260369.8049352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83D</text:p>
          </table:table-cell>
          <table:table-cell office:value-type="string" calcext:value-type="string">
            <text:p>Ducto Horiz. S97-45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87444.970644839" calcext:value-type="float">
            <text:p>287444.9706448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84D</text:p>
          </table:table-cell>
          <table:table-cell office:value-type="string" calcext:value-type="string">
            <text:p>Ducto Horiz. S97-45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14516.872700012" calcext:value-type="float">
            <text:p>314516.8727000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85D</text:p>
          </table:table-cell>
          <table:table-cell office:value-type="string" calcext:value-type="string">
            <text:p>Ducto Horiz. S97-45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41593.321555824" calcext:value-type="float">
            <text:p>341593.3215558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81D</text:p>
          </table:table-cell>
          <table:table-cell office:value-type="string" calcext:value-type="string">
            <text:p>Ducto Horiz. S97-75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15666.65537204" calcext:value-type="float">
            <text:p>315666.655372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82D</text:p>
          </table:table-cell>
          <table:table-cell office:value-type="string" calcext:value-type="string">
            <text:p>Ducto Horiz. S97-75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51794.361681571" calcext:value-type="float">
            <text:p>351794.3616815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83D</text:p>
          </table:table-cell>
          <table:table-cell office:value-type="string" calcext:value-type="string">
            <text:p>Ducto Horiz. S97-75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88006.560378438" calcext:value-type="float">
            <text:p>388006.5603784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84D</text:p>
          </table:table-cell>
          <table:table-cell office:value-type="string" calcext:value-type="string">
            <text:p>Ducto Horiz. S97-75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24113.624770958" calcext:value-type="float">
            <text:p>424113.6247709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85D</text:p>
          </table:table-cell>
          <table:table-cell office:value-type="string" calcext:value-type="string">
            <text:p>Ducto Horiz. S97-75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60234.887455044" calcext:value-type="float">
            <text:p>460234.8874550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81D</text:p>
          </table:table-cell>
          <table:table-cell office:value-type="string" calcext:value-type="string">
            <text:p>Ducto Horiz. S97-120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75027.359391745" calcext:value-type="float">
            <text:p>475027.359391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82D</text:p>
          </table:table-cell>
          <table:table-cell office:value-type="string" calcext:value-type="string">
            <text:p>Ducto Horiz. S97-120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530813.004844503" calcext:value-type="float">
            <text:p>530813.0048445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83D</text:p>
          </table:table-cell>
          <table:table-cell office:value-type="string" calcext:value-type="string">
            <text:p>Ducto Horiz. S97-120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586801.80581293" calcext:value-type="float">
            <text:p>586801.805812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84D</text:p>
          </table:table-cell>
          <table:table-cell office:value-type="string" calcext:value-type="string">
            <text:p>Ducto Horiz. S97-120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642788.01259449" calcext:value-type="float">
            <text:p>642788.012594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85D</text:p>
          </table:table-cell>
          <table:table-cell office:value-type="string" calcext:value-type="string">
            <text:p>Ducto Horiz. S97-120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710388.812399854" calcext:value-type="float">
            <text:p>710388.8123998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11ST</text:p>
          </table:table-cell>
          <table:table-cell office:value-type="string" calcext:value-type="string">
            <text:p>Ducto Vertical S97-200x750x300- s/BJA, s/LAT, c/TapaTrasera</text:p>
          </table:table-cell>
          <table:table-cell office:value-type="string" calcext:value-type="string">
            <text:p>GENROD</text:p>
          </table:table-cell>
          <table:table-cell office:value-type="float" office:value="171232.484171681" calcext:value-type="float">
            <text:p>171232.484171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12ST</text:p>
          </table:table-cell>
          <table:table-cell office:value-type="string" calcext:value-type="string">
            <text:p>Ducto Vertical S97-200x750x450- s/BJA, s/LAT, c/TapaTrasera</text:p>
          </table:table-cell>
          <table:table-cell office:value-type="string" calcext:value-type="string">
            <text:p>GENROD</text:p>
          </table:table-cell>
          <table:table-cell office:value-type="float" office:value="187250.667561634" calcext:value-type="float">
            <text:p>187250.6675616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13ST</text:p>
          </table:table-cell>
          <table:table-cell office:value-type="string" calcext:value-type="string">
            <text:p>Ducto Vertical S97-200x750x600- s/BJA, s/LAT, cTapa Trasera</text:p>
          </table:table-cell>
          <table:table-cell office:value-type="string" calcext:value-type="string">
            <text:p>GENROD</text:p>
          </table:table-cell>
          <table:table-cell office:value-type="float" office:value="203273.425646708" calcext:value-type="float">
            <text:p>203273.4256467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14ST</text:p>
          </table:table-cell>
          <table:table-cell office:value-type="string" calcext:value-type="string">
            <text:p>Ducto Vertical S97-200x750x7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19292.194820793" calcext:value-type="float">
            <text:p>219292.1948207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15ST</text:p>
          </table:table-cell>
          <table:table-cell office:value-type="string" calcext:value-type="string">
            <text:p>Ducto Vertical S97-200x75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35313.781337604" calcext:value-type="float">
            <text:p>235313.7813376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21ST</text:p>
          </table:table-cell>
          <table:table-cell office:value-type="string" calcext:value-type="string">
            <text:p>Ducto Vertical S97-200x600x3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47611.771168432" calcext:value-type="float">
            <text:p>147611.7711684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22ST</text:p>
          </table:table-cell>
          <table:table-cell office:value-type="string" calcext:value-type="string">
            <text:p>Ducto Vertical S97-200x6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63632.827690077" calcext:value-type="float">
            <text:p>163632.8276900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23ST</text:p>
          </table:table-cell>
          <table:table-cell office:value-type="string" calcext:value-type="string">
            <text:p>Ducto Vertical S97-200x6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79651.568969679" calcext:value-type="float">
            <text:p>179651.568969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24ST</text:p>
          </table:table-cell>
          <table:table-cell office:value-type="string" calcext:value-type="string">
            <text:p>Ducto Vertical S97-200x600x7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95673.183380974" calcext:value-type="float">
            <text:p>195673.1833809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25ST</text:p>
          </table:table-cell>
          <table:table-cell office:value-type="string" calcext:value-type="string">
            <text:p>Ducto Vertical S97-200x6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11691.952555058" calcext:value-type="float">
            <text:p>211691.9525550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31ST</text:p>
          </table:table-cell>
          <table:table-cell office:value-type="string" calcext:value-type="string">
            <text:p>Ducto Vertical S97-200x900x3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94864.522334804" calcext:value-type="float">
            <text:p>194864.5223348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32ST</text:p>
          </table:table-cell>
          <table:table-cell office:value-type="string" calcext:value-type="string">
            <text:p>Ducto Vertical S97-200x9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10883.291508888" calcext:value-type="float">
            <text:p>210883.2915088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33ST</text:p>
          </table:table-cell>
          <table:table-cell office:value-type="string" calcext:value-type="string">
            <text:p>Ducto Vertical S97-200x9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26905.463809831" calcext:value-type="float">
            <text:p>226905.463809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34ST</text:p>
          </table:table-cell>
          <table:table-cell office:value-type="string" calcext:value-type="string">
            <text:p>Ducto Vertical S97-200x900x7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42925.934547345" calcext:value-type="float">
            <text:p>242925.9345473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35ST</text:p>
          </table:table-cell>
          <table:table-cell office:value-type="string" calcext:value-type="string">
            <text:p>Ducto Vertical S97-200x9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58944.703721429" calcext:value-type="float">
            <text:p>258944.7037214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41ST</text:p>
          </table:table-cell>
          <table:table-cell office:value-type="string" calcext:value-type="string">
            <text:p>Ducto Vertical S97-200x1200x3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58176.908092046" calcext:value-type="float">
            <text:p>258176.9080920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42ST</text:p>
          </table:table-cell>
          <table:table-cell office:value-type="string" calcext:value-type="string">
            <text:p>Ducto Vertical S97-200x12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82409.90498503" calcext:value-type="float">
            <text:p>282409.904985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43ST</text:p>
          </table:table-cell>
          <table:table-cell office:value-type="string" calcext:value-type="string">
            <text:p>Ducto Vertical S97-200x12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6641.786098716" calcext:value-type="float">
            <text:p>306641.7860987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44ST</text:p>
          </table:table-cell>
          <table:table-cell office:value-type="string" calcext:value-type="string">
            <text:p>Ducto Vertical S97-200x1200x7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30876.484555129" calcext:value-type="float">
            <text:p>330876.4845551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45ST</text:p>
          </table:table-cell>
          <table:table-cell office:value-type="string" calcext:value-type="string">
            <text:p>Ducto Vertical S97-200x12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55109.509342596" calcext:value-type="float">
            <text:p>355109.5093425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51ST</text:p>
          </table:table-cell>
          <table:table-cell office:value-type="string" calcext:value-type="string">
            <text:p>Ducto Vertical S97-200x1500x3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1489.851738937" calcext:value-type="float">
            <text:p>321489.8517389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52ST</text:p>
          </table:table-cell>
          <table:table-cell office:value-type="string" calcext:value-type="string">
            <text:p>Ducto Vertical S97-200x15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53933.701118444" calcext:value-type="float">
            <text:p>353933.7011184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53ST</text:p>
          </table:table-cell>
          <table:table-cell office:value-type="string" calcext:value-type="string">
            <text:p>Ducto Vertical S97-200x15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6376.964713821" calcext:value-type="float">
            <text:p>386376.9647138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54ST</text:p>
          </table:table-cell>
          <table:table-cell office:value-type="string" calcext:value-type="string">
            <text:p>Ducto Vertical S97-200x1500x7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18825.360893967" calcext:value-type="float">
            <text:p>418825.3608939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55ST</text:p>
          </table:table-cell>
          <table:table-cell office:value-type="string" calcext:value-type="string">
            <text:p>Ducto Vertical S97-200x15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51269.768163124" calcext:value-type="float">
            <text:p>451269.768163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61ST</text:p>
          </table:table-cell>
          <table:table-cell office:value-type="string" calcext:value-type="string">
            <text:p>Ducto Vertical S97-200x1800x3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8163.94104841" calcext:value-type="float">
            <text:p>388163.941048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62ST</text:p>
          </table:table-cell>
          <table:table-cell office:value-type="string" calcext:value-type="string">
            <text:p>Ducto Vertical S97-200x18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31021.581771296" calcext:value-type="float">
            <text:p>431021.5817712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63ST</text:p>
          </table:table-cell>
          <table:table-cell office:value-type="string" calcext:value-type="string">
            <text:p>Ducto Vertical S97-200x18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73885.470858251" calcext:value-type="float">
            <text:p>473885.4708582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64ST</text:p>
          </table:table-cell>
          <table:table-cell office:value-type="string" calcext:value-type="string">
            <text:p>Ducto Vertical S97-200x18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16745.928923864" calcext:value-type="float">
            <text:p>516745.9289238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65ST</text:p>
          </table:table-cell>
          <table:table-cell office:value-type="string" calcext:value-type="string">
            <text:p>Ducto Vertical S97-200x18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59591.072918613" calcext:value-type="float">
            <text:p>559591.0729186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71ST</text:p>
          </table:table-cell>
          <table:table-cell office:value-type="string" calcext:value-type="string">
            <text:p>Ducto Vertical S97-200x21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51476.326805652" calcext:value-type="float">
            <text:p>451476.3268056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72ST</text:p>
          </table:table-cell>
          <table:table-cell office:value-type="string" calcext:value-type="string">
            <text:p>Ducto Vertical S97-200x21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02550.482594999" calcext:value-type="float">
            <text:p>502550.4825949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73ST</text:p>
          </table:table-cell>
          <table:table-cell office:value-type="string" calcext:value-type="string">
            <text:p>Ducto Vertical S97-200x21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53621.207363004" calcext:value-type="float">
            <text:p>553621.2073630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74ST</text:p>
          </table:table-cell>
          <table:table-cell office:value-type="string" calcext:value-type="string">
            <text:p>Ducto Vertical S97-200x21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04695.921042" calcext:value-type="float">
            <text:p>604695.9210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75ST</text:p>
          </table:table-cell>
          <table:table-cell office:value-type="string" calcext:value-type="string">
            <text:p>Ducto Vertical S97-200x21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55769.491047215" calcext:value-type="float">
            <text:p>655769.4910472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3ST</text:p>
          </table:table-cell>
          <table:table-cell office:value-type="string" calcext:value-type="string">
            <text:p>Ducto Vertical S97-300x750x600- s/BJA, s/LAT, c/Tapa Tras.</text:p>
          </table:table-cell>
          <table:table-cell office:value-type="string" calcext:value-type="string">
            <text:p>GENROD</text:p>
          </table:table-cell>
          <table:table-cell office:value-type="float" office:value="238217.569065968" calcext:value-type="float">
            <text:p>238217.5690659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1ST</text:p>
          </table:table-cell>
          <table:table-cell office:value-type="string" calcext:value-type="string">
            <text:p>Ducto Vertical S97-300x75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06165.274536584" calcext:value-type="float">
            <text:p>206165.2745365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2ST</text:p>
          </table:table-cell>
          <table:table-cell office:value-type="string" calcext:value-type="string">
            <text:p>Ducto Vertical S97-300x75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22198.799891883" calcext:value-type="float">
            <text:p>222198.7998918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4ST</text:p>
          </table:table-cell>
          <table:table-cell office:value-type="string" calcext:value-type="string">
            <text:p>Ducto Vertical S97-300x75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54239.741366911" calcext:value-type="float">
            <text:p>254239.7413669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5ST</text:p>
          </table:table-cell>
          <table:table-cell office:value-type="string" calcext:value-type="string">
            <text:p>Ducto Vertical S97-300x75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70262.471557503" calcext:value-type="float">
            <text:p>270262.4715575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1ST</text:p>
          </table:table-cell>
          <table:table-cell office:value-type="string" calcext:value-type="string">
            <text:p>Ducto Vertical S97-300x6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77307.902448874" calcext:value-type="float">
            <text:p>177307.9024488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2ST</text:p>
          </table:table-cell>
          <table:table-cell office:value-type="string" calcext:value-type="string">
            <text:p>Ducto Vertical S97-300x6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93326.671622958" calcext:value-type="float">
            <text:p>193326.6716229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3ST</text:p>
          </table:table-cell>
          <table:table-cell office:value-type="string" calcext:value-type="string">
            <text:p>Ducto Vertical S97-300x6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09347.700250121" calcext:value-type="float">
            <text:p>209347.7002501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4ST</text:p>
          </table:table-cell>
          <table:table-cell office:value-type="string" calcext:value-type="string">
            <text:p>Ducto Vertical S97-300x6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25364.182076645" calcext:value-type="float">
            <text:p>225364.1820766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5ST</text:p>
          </table:table-cell>
          <table:table-cell office:value-type="string" calcext:value-type="string">
            <text:p>Ducto Vertical S97-300x6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41388.055941017" calcext:value-type="float">
            <text:p>241388.0559410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1ST</text:p>
          </table:table-cell>
          <table:table-cell office:value-type="string" calcext:value-type="string">
            <text:p>Ducto Vertical S97-300x9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35039.69015307" calcext:value-type="float">
            <text:p>235039.690153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2ST</text:p>
          </table:table-cell>
          <table:table-cell office:value-type="string" calcext:value-type="string">
            <text:p>Ducto Vertical S97-300x9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51061.304564364" calcext:value-type="float">
            <text:p>251061.3045643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3ST</text:p>
          </table:table-cell>
          <table:table-cell office:value-type="string" calcext:value-type="string">
            <text:p>Ducto Vertical S97-300x9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67080.073738448" calcext:value-type="float">
            <text:p>267080.0737384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4ST</text:p>
          </table:table-cell>
          <table:table-cell office:value-type="string" calcext:value-type="string">
            <text:p>Ducto Vertical S97-300x9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83100.544475962" calcext:value-type="float">
            <text:p>283100.5444759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5ST</text:p>
          </table:table-cell>
          <table:table-cell office:value-type="string" calcext:value-type="string">
            <text:p>Ducto Vertical S97-300x9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99121.573103125" calcext:value-type="float">
            <text:p>299121.5731031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1ST</text:p>
          </table:table-cell>
          <table:table-cell office:value-type="string" calcext:value-type="string">
            <text:p>Ducto Vertical S97-300x12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8832.256121917" calcext:value-type="float">
            <text:p>308832.2561219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2ST</text:p>
          </table:table-cell>
          <table:table-cell office:value-type="string" calcext:value-type="string">
            <text:p>Ducto Vertical S97-300x12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33063.551451472" calcext:value-type="float">
            <text:p>333063.5514514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3ST</text:p>
          </table:table-cell>
          <table:table-cell office:value-type="string" calcext:value-type="string">
            <text:p>Ducto Vertical S97-300x12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57296.576238938" calcext:value-type="float">
            <text:p>357296.576238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4ST</text:p>
          </table:table-cell>
          <table:table-cell office:value-type="string" calcext:value-type="string">
            <text:p>Ducto Vertical S97-300x12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1529.573131922" calcext:value-type="float">
            <text:p>381529.5731319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5ST</text:p>
          </table:table-cell>
          <table:table-cell office:value-type="string" calcext:value-type="string">
            <text:p>Ducto Vertical S97-300x12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05775.624642692" calcext:value-type="float">
            <text:p>405775.624642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1ST</text:p>
          </table:table-cell>
          <table:table-cell office:value-type="string" calcext:value-type="string">
            <text:p>Ducto Vertical S97-300x15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2623.092632852" calcext:value-type="float">
            <text:p>382623.0926328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2ST</text:p>
          </table:table-cell>
          <table:table-cell office:value-type="string" calcext:value-type="string">
            <text:p>Ducto Vertical S97-300x15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15082.841867355" calcext:value-type="float">
            <text:p>415082.8418673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3ST</text:p>
          </table:table-cell>
          <table:table-cell office:value-type="string" calcext:value-type="string">
            <text:p>Ducto Vertical S97-300x15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47528.950699941" calcext:value-type="float">
            <text:p>447528.9506999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4ST</text:p>
          </table:table-cell>
          <table:table-cell office:value-type="string" calcext:value-type="string">
            <text:p>Ducto Vertical S97-300x15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79972.2421898" calcext:value-type="float">
            <text:p>479972.2421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5ST</text:p>
          </table:table-cell>
          <table:table-cell office:value-type="string" calcext:value-type="string">
            <text:p>Ducto Vertical S97-300x15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12417.207348605" calcext:value-type="float">
            <text:p>512417.2073486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1ST</text:p>
          </table:table-cell>
          <table:table-cell office:value-type="string" calcext:value-type="string">
            <text:p>Ducto Vertical S97-300x18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70587.283042554" calcext:value-type="float">
            <text:p>470587.2830425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2ST</text:p>
          </table:table-cell>
          <table:table-cell office:value-type="string" calcext:value-type="string">
            <text:p>Ducto Vertical S97-300x1800x450- s/BJA, s/LAT, c/ Tapa Tras</text:p>
          </table:table-cell>
          <table:table-cell office:value-type="string" calcext:value-type="string">
            <text:p>GENROD</text:p>
          </table:table-cell>
          <table:table-cell office:value-type="float" office:value="519237.15725682" calcext:value-type="float">
            <text:p>519237.157256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3ST</text:p>
          </table:table-cell>
          <table:table-cell office:value-type="string" calcext:value-type="string">
            <text:p>Ducto Vertical S97-300x18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67868.872163012" calcext:value-type="float">
            <text:p>567868.8721630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4ST</text:p>
          </table:table-cell>
          <table:table-cell office:value-type="string" calcext:value-type="string">
            <text:p>Ducto Vertical S97-300x1800x750-s/Bandeja s/Lat c/Tapa Trasera</text:p>
          </table:table-cell>
          <table:table-cell office:value-type="string" calcext:value-type="string">
            <text:p>GENROD</text:p>
          </table:table-cell>
          <table:table-cell office:value-type="float" office:value="616518.188487629" calcext:value-type="float">
            <text:p>616518.1884876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5ST</text:p>
          </table:table-cell>
          <table:table-cell office:value-type="string" calcext:value-type="string">
            <text:p>Ducto Vertical S97-300x18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65151.047067602" calcext:value-type="float">
            <text:p>665151.0470676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1ST</text:p>
          </table:table-cell>
          <table:table-cell office:value-type="string" calcext:value-type="string">
            <text:p>Ducto Vertical S97-300x21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44395.163082265" calcext:value-type="float">
            <text:p>544395.1630822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2ST</text:p>
          </table:table-cell>
          <table:table-cell office:value-type="string" calcext:value-type="string">
            <text:p>Ducto Vertical S97-300x21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01239.989928059" calcext:value-type="float">
            <text:p>601239.9899280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3ST</text:p>
          </table:table-cell>
          <table:table-cell office:value-type="string" calcext:value-type="string">
            <text:p>Ducto Vertical S97-300x2100x600-S/bja,S/lat,C/tapa trasera</text:p>
          </table:table-cell>
          <table:table-cell office:value-type="string" calcext:value-type="string">
            <text:p>GENROD</text:p>
          </table:table-cell>
          <table:table-cell office:value-type="float" office:value="658100.688734367" calcext:value-type="float">
            <text:p>658100.6887343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4ST</text:p>
          </table:table-cell>
          <table:table-cell office:value-type="string" calcext:value-type="string">
            <text:p>Ducto Vertical S97-300x21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14946.659253941" calcext:value-type="float">
            <text:p>714946.6592539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5ST</text:p>
          </table:table-cell>
          <table:table-cell office:value-type="string" calcext:value-type="string">
            <text:p>Ducto Vertical S97-300x21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71809.08751816" calcext:value-type="float">
            <text:p>771809.087518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301</text:p>
          </table:table-cell>
          <table:table-cell office:value-type="string" calcext:value-type="string">
            <text:p>Zocalo Desmontable p/Gab. Serie 97 - 200x300x100</text:p>
          </table:table-cell>
          <table:table-cell office:value-type="string" calcext:value-type="string">
            <text:p>GENROD</text:p>
          </table:table-cell>
          <table:table-cell office:value-type="float" office:value="58517.9379030303" calcext:value-type="float">
            <text:p>58517.93790303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451</text:p>
          </table:table-cell>
          <table:table-cell office:value-type="string" calcext:value-type="string">
            <text:p>Zocalo Desmontable p/Gab. Serie 97 - 200x450x100</text:p>
          </table:table-cell>
          <table:table-cell office:value-type="string" calcext:value-type="string">
            <text:p>GENROD</text:p>
          </table:table-cell>
          <table:table-cell office:value-type="float" office:value="64570.5942825455" calcext:value-type="float">
            <text:p>64570.59428254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601</text:p>
          </table:table-cell>
          <table:table-cell office:value-type="string" calcext:value-type="string">
            <text:p>Zocalo Desmontable p/Gab. Serie 97 - 200x600x100</text:p>
          </table:table-cell>
          <table:table-cell office:value-type="string" calcext:value-type="string">
            <text:p>GENROD</text:p>
          </table:table-cell>
          <table:table-cell office:value-type="float" office:value="70627.7695682172" calcext:value-type="float">
            <text:p>70627.7695682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751</text:p>
          </table:table-cell>
          <table:table-cell office:value-type="string" calcext:value-type="string">
            <text:p>Zocalo Desmontable p/Gab. Serie 97 - 200x750x100</text:p>
          </table:table-cell>
          <table:table-cell office:value-type="string" calcext:value-type="string">
            <text:p>GENROD</text:p>
          </table:table-cell>
          <table:table-cell office:value-type="float" office:value="76683.0201346001" calcext:value-type="float">
            <text:p>76683.0201346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901</text:p>
          </table:table-cell>
          <table:table-cell office:value-type="string" calcext:value-type="string">
            <text:p>Zocalo Desmontable p/Gab. Serie 97 - 200x900x100</text:p>
          </table:table-cell>
          <table:table-cell office:value-type="string" calcext:value-type="string">
            <text:p>GENROD</text:p>
          </table:table-cell>
          <table:table-cell office:value-type="float" office:value="82744.7143264285" calcext:value-type="float">
            <text:p>82744.7143264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121</text:p>
          </table:table-cell>
          <table:table-cell office:value-type="string" calcext:value-type="string">
            <text:p>Zocalo Desmontable p/Gab. Serie 97 - 1200x300x100</text:p>
          </table:table-cell>
          <table:table-cell office:value-type="string" calcext:value-type="string">
            <text:p>GENROD</text:p>
          </table:table-cell>
          <table:table-cell office:value-type="float" office:value="109276.244467617" calcext:value-type="float">
            <text:p>109276.2444676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301</text:p>
          </table:table-cell>
          <table:table-cell office:value-type="string" calcext:value-type="string">
            <text:p>Zocalo Desmontable p/Gab. Serie 97 - 300x300x100</text:p>
          </table:table-cell>
          <table:table-cell office:value-type="string" calcext:value-type="string">
            <text:p>GENROD</text:p>
          </table:table-cell>
          <table:table-cell office:value-type="float" office:value="68143.7659062153" calcext:value-type="float">
            <text:p>68143.76590621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451</text:p>
          </table:table-cell>
          <table:table-cell office:value-type="string" calcext:value-type="string">
            <text:p>Zocalo Desmontable p/Gab. Serie 97 - 300x450x100</text:p>
          </table:table-cell>
          <table:table-cell office:value-type="string" calcext:value-type="string">
            <text:p>GENROD</text:p>
          </table:table-cell>
          <table:table-cell office:value-type="float" office:value="73825.6488250306" calcext:value-type="float">
            <text:p>73825.64882503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601</text:p>
          </table:table-cell>
          <table:table-cell office:value-type="string" calcext:value-type="string">
            <text:p>Zocalo Desmontable p/Gab. Serie 97 - 300x600x100</text:p>
          </table:table-cell>
          <table:table-cell office:value-type="string" calcext:value-type="string">
            <text:p>GENROD</text:p>
          </table:table-cell>
          <table:table-cell office:value-type="float" office:value="79880.2578183172" calcext:value-type="float">
            <text:p>79880.2578183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751</text:p>
          </table:table-cell>
          <table:table-cell office:value-type="string" calcext:value-type="string">
            <text:p>Zocalo Desmontable p/Gab. Serie 97 - 300x750x100</text:p>
          </table:table-cell>
          <table:table-cell office:value-type="string" calcext:value-type="string">
            <text:p>GENROD</text:p>
          </table:table-cell>
          <table:table-cell office:value-type="float" office:value="85945.8293432058" calcext:value-type="float">
            <text:p>85945.82934320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901</text:p>
          </table:table-cell>
          <table:table-cell office:value-type="string" calcext:value-type="string">
            <text:p>Zocalo Desmontable p/Gab. Serie 97 - 300x900x100</text:p>
          </table:table-cell>
          <table:table-cell office:value-type="string" calcext:value-type="string">
            <text:p>GENROD</text:p>
          </table:table-cell>
          <table:table-cell office:value-type="float" office:value="91993.9668165644" calcext:value-type="float">
            <text:p>91993.96681656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121</text:p>
          </table:table-cell>
          <table:table-cell office:value-type="string" calcext:value-type="string">
            <text:p>Zocalo Desmontable p/Gab. Serie 97 - 1200x450x100</text:p>
          </table:table-cell>
          <table:table-cell office:value-type="string" calcext:value-type="string">
            <text:p>GENROD</text:p>
          </table:table-cell>
          <table:table-cell office:value-type="float" office:value="115332.136607096" calcext:value-type="float">
            <text:p>115332.1366070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451</text:p>
          </table:table-cell>
          <table:table-cell office:value-type="string" calcext:value-type="string">
            <text:p>Zocalo Desmontable p/Gab. Serie 97 - 450x450x100</text:p>
          </table:table-cell>
          <table:table-cell office:value-type="string" calcext:value-type="string">
            <text:p>GENROD</text:p>
          </table:table-cell>
          <table:table-cell office:value-type="float" office:value="85061.7137220137" calcext:value-type="float">
            <text:p>85061.71372201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601</text:p>
          </table:table-cell>
          <table:table-cell office:value-type="string" calcext:value-type="string">
            <text:p>Zocalo Desmontable p/Gab. Serie 97 - 450x600x100</text:p>
          </table:table-cell>
          <table:table-cell office:value-type="string" calcext:value-type="string">
            <text:p>GENROD</text:p>
          </table:table-cell>
          <table:table-cell office:value-type="float" office:value="91106.6433298908" calcext:value-type="float">
            <text:p>91106.64332989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751</text:p>
          </table:table-cell>
          <table:table-cell office:value-type="string" calcext:value-type="string">
            <text:p>Zocalo Desmontable p/Gab. Serie 97 - 450x750x100</text:p>
          </table:table-cell>
          <table:table-cell office:value-type="string" calcext:value-type="string">
            <text:p>GENROD</text:p>
          </table:table-cell>
          <table:table-cell office:value-type="float" office:value="97167.0543755266" calcext:value-type="float">
            <text:p>97167.05437552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901</text:p>
          </table:table-cell>
          <table:table-cell office:value-type="string" calcext:value-type="string">
            <text:p>Zocalo Desmontable p/Gab. Serie 97 - 450x900x100</text:p>
          </table:table-cell>
          <table:table-cell office:value-type="string" calcext:value-type="string">
            <text:p>GENROD</text:p>
          </table:table-cell>
          <table:table-cell office:value-type="float" office:value="103230.031713548" calcext:value-type="float">
            <text:p>103230.0317135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121</text:p>
          </table:table-cell>
          <table:table-cell office:value-type="string" calcext:value-type="string">
            <text:p>Zocalo Desmontable p/Gab. Serie 97 - 1200x600x100</text:p>
          </table:table-cell>
          <table:table-cell office:value-type="string" calcext:value-type="string">
            <text:p>GENROD</text:p>
          </table:table-cell>
          <table:table-cell office:value-type="float" office:value="121393.189225829" calcext:value-type="float">
            <text:p>121393.1892258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601</text:p>
          </table:table-cell>
          <table:table-cell office:value-type="string" calcext:value-type="string">
            <text:p>Zocalo Desmontable p/Gab. Serie 97 - 600x600x100</text:p>
          </table:table-cell>
          <table:table-cell office:value-type="string" calcext:value-type="string">
            <text:p>GENROD</text:p>
          </table:table-cell>
          <table:table-cell office:value-type="float" office:value="97167.0543755266" calcext:value-type="float">
            <text:p>97167.05437552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751</text:p>
          </table:table-cell>
          <table:table-cell office:value-type="string" calcext:value-type="string">
            <text:p>Zocalo Desmontable p/Gab. Serie 97 - 600x750x100</text:p>
          </table:table-cell>
          <table:table-cell office:value-type="string" calcext:value-type="string">
            <text:p>GENROD</text:p>
          </table:table-cell>
          <table:table-cell office:value-type="float" office:value="103230.031713548" calcext:value-type="float">
            <text:p>103230.0317135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901</text:p>
          </table:table-cell>
          <table:table-cell office:value-type="string" calcext:value-type="string">
            <text:p>Zocalo Desmontable p/Gab. Serie 97 - 600x900x100</text:p>
          </table:table-cell>
          <table:table-cell office:value-type="string" calcext:value-type="string">
            <text:p>GENROD</text:p>
          </table:table-cell>
          <table:table-cell office:value-type="float" office:value="109276.244467617" calcext:value-type="float">
            <text:p>109276.2444676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121</text:p>
          </table:table-cell>
          <table:table-cell office:value-type="string" calcext:value-type="string">
            <text:p>Zocalo Desmontable p/Gab. Serie 97 - 1200x750x100</text:p>
          </table:table-cell>
          <table:table-cell office:value-type="string" calcext:value-type="string">
            <text:p>GENROD</text:p>
          </table:table-cell>
          <table:table-cell office:value-type="float" office:value="127450.3645115" calcext:value-type="float">
            <text:p>127450.36451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751</text:p>
          </table:table-cell>
          <table:table-cell office:value-type="string" calcext:value-type="string">
            <text:p>Zocalo Desmontable p/Gab. Serie 97 - 750x750x100</text:p>
          </table:table-cell>
          <table:table-cell office:value-type="string" calcext:value-type="string">
            <text:p>GENROD</text:p>
          </table:table-cell>
          <table:table-cell office:value-type="float" office:value="109276.244467617" calcext:value-type="float">
            <text:p>109276.2444676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901</text:p>
          </table:table-cell>
          <table:table-cell office:value-type="string" calcext:value-type="string">
            <text:p>Zocalo Desmontable p/Gab. Serie 97 - 750x900x100</text:p>
          </table:table-cell>
          <table:table-cell office:value-type="string" calcext:value-type="string">
            <text:p>GENROD</text:p>
          </table:table-cell>
          <table:table-cell office:value-type="float" office:value="115332.136607096" calcext:value-type="float">
            <text:p>115332.1366070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90121</text:p>
          </table:table-cell>
          <table:table-cell office:value-type="string" calcext:value-type="string">
            <text:p>Zocalo Desmontable p/Gab. Serie 97 - 1200x900x100</text:p>
          </table:table-cell>
          <table:table-cell office:value-type="string" calcext:value-type="string">
            <text:p>GENROD</text:p>
          </table:table-cell>
          <table:table-cell office:value-type="float" office:value="133506.898224076" calcext:value-type="float">
            <text:p>133506.8982240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90901</text:p>
          </table:table-cell>
          <table:table-cell office:value-type="string" calcext:value-type="string">
            <text:p>Zocalo Desmontable p/Gab. Serie 97 - 900x900x100</text:p>
          </table:table-cell>
          <table:table-cell office:value-type="string" calcext:value-type="string">
            <text:p>GENROD</text:p>
          </table:table-cell>
          <table:table-cell office:value-type="float" office:value="121393.189225829" calcext:value-type="float">
            <text:p>121393.1892258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302</text:p>
          </table:table-cell>
          <table:table-cell office:value-type="string" calcext:value-type="string">
            <text:p>Zocalo Desmontable p/Gab. Serie 97 - 200x300x200</text:p>
          </table:table-cell>
          <table:table-cell office:value-type="string" calcext:value-type="string">
            <text:p>GENROD</text:p>
          </table:table-cell>
          <table:table-cell office:value-type="float" office:value="86072.219243178" calcext:value-type="float">
            <text:p>86072.2192431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452</text:p>
          </table:table-cell>
          <table:table-cell office:value-type="string" calcext:value-type="string">
            <text:p>Zocalo Desmontable p/Gab. Serie 97 - 200x450x200</text:p>
          </table:table-cell>
          <table:table-cell office:value-type="string" calcext:value-type="string">
            <text:p>GENROD</text:p>
          </table:table-cell>
          <table:table-cell office:value-type="float" office:value="96651.8153902281" calcext:value-type="float">
            <text:p>96651.81539022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602</text:p>
          </table:table-cell>
          <table:table-cell office:value-type="string" calcext:value-type="string">
            <text:p>Zocalo Desmontable p/Gab. Serie 97 - 200x600x200</text:p>
          </table:table-cell>
          <table:table-cell office:value-type="string" calcext:value-type="string">
            <text:p>GENROD</text:p>
          </table:table-cell>
          <table:table-cell office:value-type="float" office:value="107228.175777314" calcext:value-type="float">
            <text:p>107228.1757773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752</text:p>
          </table:table-cell>
          <table:table-cell office:value-type="string" calcext:value-type="string">
            <text:p>Zocalo Desmontable p/Gab. Serie 97 - 200x750x200</text:p>
          </table:table-cell>
          <table:table-cell office:value-type="string" calcext:value-type="string">
            <text:p>GENROD</text:p>
          </table:table-cell>
          <table:table-cell office:value-type="float" office:value="117795.498352087" calcext:value-type="float">
            <text:p>117795.4983520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902</text:p>
          </table:table-cell>
          <table:table-cell office:value-type="string" calcext:value-type="string">
            <text:p>Zocalo Desmontable p/Gab. Serie 97 - 200x900x200</text:p>
          </table:table-cell>
          <table:table-cell office:value-type="string" calcext:value-type="string">
            <text:p>GENROD</text:p>
          </table:table-cell>
          <table:table-cell office:value-type="float" office:value="128368.009300595" calcext:value-type="float">
            <text:p>128368.0093005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122</text:p>
          </table:table-cell>
          <table:table-cell office:value-type="string" calcext:value-type="string">
            <text:p>Zocalo Desmontable p/Gab. Serie 97 - 1200x300x200</text:p>
          </table:table-cell>
          <table:table-cell office:value-type="string" calcext:value-type="string">
            <text:p>GENROD</text:p>
          </table:table-cell>
          <table:table-cell office:value-type="float" office:value="172612.591585282" calcext:value-type="float">
            <text:p>172612.591585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302</text:p>
          </table:table-cell>
          <table:table-cell office:value-type="string" calcext:value-type="string">
            <text:p>Zocalo Desmontable p/Gab. Serie 97 - 300x300x200</text:p>
          </table:table-cell>
          <table:table-cell office:value-type="string" calcext:value-type="string">
            <text:p>GENROD</text:p>
          </table:table-cell>
          <table:table-cell office:value-type="float" office:value="100155.334491225" calcext:value-type="float">
            <text:p>100155.3344912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452</text:p>
          </table:table-cell>
          <table:table-cell office:value-type="string" calcext:value-type="string">
            <text:p>Zocalo Desmontable p/Gab. Serie 97 - 300x450x200</text:p>
          </table:table-cell>
          <table:table-cell office:value-type="string" calcext:value-type="string">
            <text:p>GENROD</text:p>
          </table:table-cell>
          <table:table-cell office:value-type="float" office:value="110724.609679769" calcext:value-type="float">
            <text:p>110724.6096797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602</text:p>
          </table:table-cell>
          <table:table-cell office:value-type="string" calcext:value-type="string">
            <text:p>Zocalo Desmontable p/Gab. Serie 97 - 300x600x200</text:p>
          </table:table-cell>
          <table:table-cell office:value-type="string" calcext:value-type="string">
            <text:p>GENROD</text:p>
          </table:table-cell>
          <table:table-cell office:value-type="float" office:value="121300.970066855" calcext:value-type="float">
            <text:p>121300.9700668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752</text:p>
          </table:table-cell>
          <table:table-cell office:value-type="string" calcext:value-type="string">
            <text:p>Zocalo Desmontable p/Gab. Serie 97 - 300x750x200</text:p>
          </table:table-cell>
          <table:table-cell office:value-type="string" calcext:value-type="string">
            <text:p>GENROD</text:p>
          </table:table-cell>
          <table:table-cell office:value-type="float" office:value="131855.433285219" calcext:value-type="float">
            <text:p>131855.4332852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902</text:p>
          </table:table-cell>
          <table:table-cell office:value-type="string" calcext:value-type="string">
            <text:p>Zocalo Desmontable p/Gab. Serie 97 - 300x900x200</text:p>
          </table:table-cell>
          <table:table-cell office:value-type="string" calcext:value-type="string">
            <text:p>GENROD</text:p>
          </table:table-cell>
          <table:table-cell office:value-type="float" office:value="142439.520443943" calcext:value-type="float">
            <text:p>142439.5204439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122</text:p>
          </table:table-cell>
          <table:table-cell office:value-type="string" calcext:value-type="string">
            <text:p>Zocalo Desmontable p/Gab. Serie 97 - 1200x450x200</text:p>
          </table:table-cell>
          <table:table-cell office:value-type="string" calcext:value-type="string">
            <text:p>GENROD</text:p>
          </table:table-cell>
          <table:table-cell office:value-type="float" office:value="183185.744106887" calcext:value-type="float">
            <text:p>183185.7441068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452</text:p>
          </table:table-cell>
          <table:table-cell office:value-type="string" calcext:value-type="string">
            <text:p>Zocalo Desmontable p/Gab. Serie 97 - 450x450x200</text:p>
          </table:table-cell>
          <table:table-cell office:value-type="string" calcext:value-type="string">
            <text:p>GENROD</text:p>
          </table:table-cell>
          <table:table-cell office:value-type="float" office:value="130325.1698726" calcext:value-type="float">
            <text:p>130325.16987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602</text:p>
          </table:table-cell>
          <table:table-cell office:value-type="string" calcext:value-type="string">
            <text:p>Zocalo Desmontable p/Gab. Serie 97 - 450x600x200</text:p>
          </table:table-cell>
          <table:table-cell office:value-type="string" calcext:value-type="string">
            <text:p>GENROD</text:p>
          </table:table-cell>
          <table:table-cell office:value-type="float" office:value="140897.652926626" calcext:value-type="float">
            <text:p>140897.6529266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752</text:p>
          </table:table-cell>
          <table:table-cell office:value-type="string" calcext:value-type="string">
            <text:p>Zocalo Desmontable p/Gab. Serie 97 - 450x750x200</text:p>
          </table:table-cell>
          <table:table-cell office:value-type="string" calcext:value-type="string">
            <text:p>GENROD</text:p>
          </table:table-cell>
          <table:table-cell office:value-type="float" office:value="151465.003395881" calcext:value-type="float">
            <text:p>151465.0033958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902</text:p>
          </table:table-cell>
          <table:table-cell office:value-type="string" calcext:value-type="string">
            <text:p>Zocalo Desmontable p/Gab. Serie 97 - 450x900x200</text:p>
          </table:table-cell>
          <table:table-cell office:value-type="string" calcext:value-type="string">
            <text:p>GENROD</text:p>
          </table:table-cell>
          <table:table-cell office:value-type="float" office:value="162041.363782967" calcext:value-type="float">
            <text:p>162041.3637829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122</text:p>
          </table:table-cell>
          <table:table-cell office:value-type="string" calcext:value-type="string">
            <text:p>Zocalo Desmontable p/Gab. Serie 97 - 1200x600x200</text:p>
          </table:table-cell>
          <table:table-cell office:value-type="string" calcext:value-type="string">
            <text:p>GENROD</text:p>
          </table:table-cell>
          <table:table-cell office:value-type="float" office:value="193768.548119418" calcext:value-type="float">
            <text:p>193768.548119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602</text:p>
          </table:table-cell>
          <table:table-cell office:value-type="string" calcext:value-type="string">
            <text:p>Zocalo Desmontable p/Gab. Serie 97 - 600x600x200</text:p>
          </table:table-cell>
          <table:table-cell office:value-type="string" calcext:value-type="string">
            <text:p>GENROD</text:p>
          </table:table-cell>
          <table:table-cell office:value-type="float" office:value="151465.003395881" calcext:value-type="float">
            <text:p>151465.0033958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752</text:p>
          </table:table-cell>
          <table:table-cell office:value-type="string" calcext:value-type="string">
            <text:p>Zocalo Desmontable p/Gab. Serie 97 - 600x750x200</text:p>
          </table:table-cell>
          <table:table-cell office:value-type="string" calcext:value-type="string">
            <text:p>GENROD</text:p>
          </table:table-cell>
          <table:table-cell office:value-type="float" office:value="162041.363782967" calcext:value-type="float">
            <text:p>162041.3637829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902</text:p>
          </table:table-cell>
          <table:table-cell office:value-type="string" calcext:value-type="string">
            <text:p>Zocalo Desmontable p/Gab. Serie 97 - 600x900x200</text:p>
          </table:table-cell>
          <table:table-cell office:value-type="string" calcext:value-type="string">
            <text:p>GENROD</text:p>
          </table:table-cell>
          <table:table-cell office:value-type="float" office:value="172612.591585282" calcext:value-type="float">
            <text:p>172612.591585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122</text:p>
          </table:table-cell>
          <table:table-cell office:value-type="string" calcext:value-type="string">
            <text:p>Zocalo Desmontable p/Gab. Serie 97 - 1200x750x200</text:p>
          </table:table-cell>
          <table:table-cell office:value-type="string" calcext:value-type="string">
            <text:p>GENROD</text:p>
          </table:table-cell>
          <table:table-cell office:value-type="float" office:value="204327.502349457" calcext:value-type="float">
            <text:p>204327.5023494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752</text:p>
          </table:table-cell>
          <table:table-cell office:value-type="string" calcext:value-type="string">
            <text:p>Zocalo Desmontable p/Gab. Serie 97 - 750x750x200</text:p>
          </table:table-cell>
          <table:table-cell office:value-type="string" calcext:value-type="string">
            <text:p>GENROD</text:p>
          </table:table-cell>
          <table:table-cell office:value-type="float" office:value="172612.591585282" calcext:value-type="float">
            <text:p>172612.591585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902</text:p>
          </table:table-cell>
          <table:table-cell office:value-type="string" calcext:value-type="string">
            <text:p>Zocalo Desmontable p/Gab. Serie 97 - 750x900x200</text:p>
          </table:table-cell>
          <table:table-cell office:value-type="string" calcext:value-type="string">
            <text:p>GENROD</text:p>
          </table:table-cell>
          <table:table-cell office:value-type="float" office:value="183188.951972368" calcext:value-type="float">
            <text:p>183188.951972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90122</text:p>
          </table:table-cell>
          <table:table-cell office:value-type="string" calcext:value-type="string">
            <text:p>Zocalo Desmontable p/Gab. Serie 97 - 1200x900x200</text:p>
          </table:table-cell>
          <table:table-cell office:value-type="string" calcext:value-type="string">
            <text:p>GENROD</text:p>
          </table:table-cell>
          <table:table-cell office:value-type="float" office:value="214903.862736543" calcext:value-type="float">
            <text:p>214903.8627365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90902</text:p>
          </table:table-cell>
          <table:table-cell office:value-type="string" calcext:value-type="string">
            <text:p>Zocalo Desmontable p/Gab. Serie 97 - 900x900x200</text:p>
          </table:table-cell>
          <table:table-cell office:value-type="string" calcext:value-type="string">
            <text:p>GENROD</text:p>
          </table:table-cell>
          <table:table-cell office:value-type="float" office:value="193768.548119418" calcext:value-type="float">
            <text:p>193768.548119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1</text:p>
          </table:table-cell>
          <table:table-cell office:value-type="string" calcext:value-type="string">
            <text:p>Kit de acople para Gabinete S97 de alto 2100</text:p>
          </table:table-cell>
          <table:table-cell office:value-type="string" calcext:value-type="string">
            <text:p>GENROD</text:p>
          </table:table-cell>
          <table:table-cell office:value-type="float" office:value="35702.7338694349" calcext:value-type="float">
            <text:p>35702.73386943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2</text:p>
          </table:table-cell>
          <table:table-cell office:value-type="string" calcext:value-type="string">
            <text:p>Kit de acople para Gabinete S97 de alto 1800</text:p>
          </table:table-cell>
          <table:table-cell office:value-type="string" calcext:value-type="string">
            <text:p>GENROD</text:p>
          </table:table-cell>
          <table:table-cell office:value-type="float" office:value="31667.8527722844" calcext:value-type="float">
            <text:p>31667.85277228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3</text:p>
          </table:table-cell>
          <table:table-cell office:value-type="string" calcext:value-type="string">
            <text:p>Kit de acople para Gabinete S97 de alto 1500</text:p>
          </table:table-cell>
          <table:table-cell office:value-type="string" calcext:value-type="string">
            <text:p>GENROD</text:p>
          </table:table-cell>
          <table:table-cell office:value-type="float" office:value="28214.6274231413" calcext:value-type="float">
            <text:p>28214.62742314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4</text:p>
          </table:table-cell>
          <table:table-cell office:value-type="string" calcext:value-type="string">
            <text:p>Kit de acople para Gabinete S97 de alto 1200</text:p>
          </table:table-cell>
          <table:table-cell office:value-type="string" calcext:value-type="string">
            <text:p>GENROD</text:p>
          </table:table-cell>
          <table:table-cell office:value-type="float" office:value="24188.0867762427" calcext:value-type="float">
            <text:p>24188.08677624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5</text:p>
          </table:table-cell>
          <table:table-cell office:value-type="string" calcext:value-type="string">
            <text:p>Kit de acople para Gabinete S97 de alto 900</text:p>
          </table:table-cell>
          <table:table-cell office:value-type="string" calcext:value-type="string">
            <text:p>GENROD</text:p>
          </table:table-cell>
          <table:table-cell office:value-type="float" office:value="21884.0025260309" calcext:value-type="float">
            <text:p>21884.00252603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6</text:p>
          </table:table-cell>
          <table:table-cell office:value-type="string" calcext:value-type="string">
            <text:p>Kit de acople para Gabinete S97 de alto 750</text:p>
          </table:table-cell>
          <table:table-cell office:value-type="string" calcext:value-type="string">
            <text:p>GENROD</text:p>
          </table:table-cell>
          <table:table-cell office:value-type="float" office:value="20730.3425209431" calcext:value-type="float">
            <text:p>20730.34252094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7</text:p>
          </table:table-cell>
          <table:table-cell office:value-type="string" calcext:value-type="string">
            <text:p>Kit de acople para Gabinete S97 de alto 600</text:p>
          </table:table-cell>
          <table:table-cell office:value-type="string" calcext:value-type="string">
            <text:p>GENROD</text:p>
          </table:table-cell>
          <table:table-cell office:value-type="float" office:value="18421.7393645747" calcext:value-type="float">
            <text:p>18421.73936457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8</text:p>
          </table:table-cell>
          <table:table-cell office:value-type="string" calcext:value-type="string">
            <text:p>Kit de acople para Gabinete S97 de alto 450</text:p>
          </table:table-cell>
          <table:table-cell office:value-type="string" calcext:value-type="string">
            <text:p>GENROD</text:p>
          </table:table-cell>
          <table:table-cell office:value-type="float" office:value="16084.1259464603" calcext:value-type="float">
            <text:p>16084.1259464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9</text:p>
          </table:table-cell>
          <table:table-cell office:value-type="string" calcext:value-type="string">
            <text:p>Kit de acople para Gabinete S97 de alto 300</text:p>
          </table:table-cell>
          <table:table-cell office:value-type="string" calcext:value-type="string">
            <text:p>GENROD</text:p>
          </table:table-cell>
          <table:table-cell office:value-type="float" office:value="14968.5140154316" calcext:value-type="float">
            <text:p>14968.5140154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06</text:p>
          </table:table-cell>
          <table:table-cell office:value-type="string" calcext:value-type="string">
            <text:p>Puerta para S97 ciega de 300x600</text:p>
          </table:table-cell>
          <table:table-cell office:value-type="string" calcext:value-type="string">
            <text:p>GENROD</text:p>
          </table:table-cell>
          <table:table-cell office:value-type="float" office:value="59292.093474412" calcext:value-type="float">
            <text:p>59292.0934744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07</text:p>
          </table:table-cell>
          <table:table-cell office:value-type="string" calcext:value-type="string">
            <text:p>Puerta para S97 ciega de 300x750</text:p>
          </table:table-cell>
          <table:table-cell office:value-type="string" calcext:value-type="string">
            <text:p>GENROD</text:p>
          </table:table-cell>
          <table:table-cell office:value-type="float" office:value="72677.1492991956" calcext:value-type="float">
            <text:p>72677.14929919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08</text:p>
          </table:table-cell>
          <table:table-cell office:value-type="string" calcext:value-type="string">
            <text:p>Puerta para S97 ciega de 300x900</text:p>
          </table:table-cell>
          <table:table-cell office:value-type="string" calcext:value-type="string">
            <text:p>GENROD</text:p>
          </table:table-cell>
          <table:table-cell office:value-type="float" office:value="86063.5161646542" calcext:value-type="float">
            <text:p>86063.51616465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12</text:p>
          </table:table-cell>
          <table:table-cell office:value-type="string" calcext:value-type="string">
            <text:p>Puerta para S97 ciega de 300x1200</text:p>
          </table:table-cell>
          <table:table-cell office:value-type="string" calcext:value-type="string">
            <text:p>GENROD</text:p>
          </table:table-cell>
          <table:table-cell office:value-type="float" office:value="112828.132601179" calcext:value-type="float">
            <text:p>112828.1326011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15</text:p>
          </table:table-cell>
          <table:table-cell office:value-type="string" calcext:value-type="string">
            <text:p>Puerta para S97 Ciega de 300x1500</text:p>
          </table:table-cell>
          <table:table-cell office:value-type="string" calcext:value-type="string">
            <text:p>GENROD</text:p>
          </table:table-cell>
          <table:table-cell office:value-type="float" office:value="139595.371119054" calcext:value-type="float">
            <text:p>139595.3711190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18</text:p>
          </table:table-cell>
          <table:table-cell office:value-type="string" calcext:value-type="string">
            <text:p>Puerta para S97 Ciega de 300x1800</text:p>
          </table:table-cell>
          <table:table-cell office:value-type="string" calcext:value-type="string">
            <text:p>GENROD</text:p>
          </table:table-cell>
          <table:table-cell office:value-type="float" office:value="166362.27490314" calcext:value-type="float">
            <text:p>166362.274903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21</text:p>
          </table:table-cell>
          <table:table-cell office:value-type="string" calcext:value-type="string">
            <text:p>Puerta para S97 Ciega de 300x2100</text:p>
          </table:table-cell>
          <table:table-cell office:value-type="string" calcext:value-type="string">
            <text:p>GENROD</text:p>
          </table:table-cell>
          <table:table-cell office:value-type="float" office:value="193136.905458864" calcext:value-type="float">
            <text:p>193136.9054588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6</text:p>
          </table:table-cell>
          <table:table-cell office:value-type="string" calcext:value-type="string">
            <text:p>Puerta para S97 ciega de 450x600</text:p>
          </table:table-cell>
          <table:table-cell office:value-type="string" calcext:value-type="string">
            <text:p>GENROD</text:p>
          </table:table-cell>
          <table:table-cell office:value-type="float" office:value="84703.1580446261" calcext:value-type="float">
            <text:p>84703.15804462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7</text:p>
          </table:table-cell>
          <table:table-cell office:value-type="string" calcext:value-type="string">
            <text:p>Puerta para S97 ciega de 450x750</text:p>
          </table:table-cell>
          <table:table-cell office:value-type="string" calcext:value-type="string">
            <text:p>GENROD</text:p>
          </table:table-cell>
          <table:table-cell office:value-type="float" office:value="103824.602606928" calcext:value-type="float">
            <text:p>103824.602606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8</text:p>
          </table:table-cell>
          <table:table-cell office:value-type="string" calcext:value-type="string">
            <text:p>Puerta para S97 ciega de 450x900</text:p>
          </table:table-cell>
          <table:table-cell office:value-type="string" calcext:value-type="string">
            <text:p>GENROD</text:p>
          </table:table-cell>
          <table:table-cell office:value-type="float" office:value="122947.943994037" calcext:value-type="float">
            <text:p>122947.9439940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2</text:p>
          </table:table-cell>
          <table:table-cell office:value-type="string" calcext:value-type="string">
            <text:p>Puerta para S97 ciega de 450x1200</text:p>
          </table:table-cell>
          <table:table-cell office:value-type="string" calcext:value-type="string">
            <text:p>GENROD</text:p>
          </table:table-cell>
          <table:table-cell office:value-type="float" office:value="161183.078452522" calcext:value-type="float">
            <text:p>161183.0784525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5</text:p>
          </table:table-cell>
          <table:table-cell office:value-type="string" calcext:value-type="string">
            <text:p>Puerta para S97 Ciega de 450x1500</text:p>
          </table:table-cell>
          <table:table-cell office:value-type="string" calcext:value-type="string">
            <text:p>GENROD</text:p>
          </table:table-cell>
          <table:table-cell office:value-type="float" office:value="199422.034455101" calcext:value-type="float">
            <text:p>199422.0344551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8</text:p>
          </table:table-cell>
          <table:table-cell office:value-type="string" calcext:value-type="string">
            <text:p>Puerta para S97 Ciega de 450x1800</text:p>
          </table:table-cell>
          <table:table-cell office:value-type="string" calcext:value-type="string">
            <text:p>GENROD</text:p>
          </table:table-cell>
          <table:table-cell office:value-type="float" office:value="237660.376779067" calcext:value-type="float">
            <text:p>237660.3767790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21</text:p>
          </table:table-cell>
          <table:table-cell office:value-type="string" calcext:value-type="string">
            <text:p>Puerta para S97 Ciega de 450x2100</text:p>
          </table:table-cell>
          <table:table-cell office:value-type="string" calcext:value-type="string">
            <text:p>GENROD</text:p>
          </table:table-cell>
          <table:table-cell office:value-type="float" office:value="275909.681634635" calcext:value-type="float">
            <text:p>275909.6816346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6</text:p>
          </table:table-cell>
          <table:table-cell office:value-type="string" calcext:value-type="string">
            <text:p>Puerta para S97 Ciega de 600x600</text:p>
          </table:table-cell>
          <table:table-cell office:value-type="string" calcext:value-type="string">
            <text:p>GENROD</text:p>
          </table:table-cell>
          <table:table-cell office:value-type="float" office:value="100293.328495896" calcext:value-type="float">
            <text:p>100293.3284958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7</text:p>
          </table:table-cell>
          <table:table-cell office:value-type="string" calcext:value-type="string">
            <text:p>Puerta para S97 Ciega de 600x750</text:p>
          </table:table-cell>
          <table:table-cell office:value-type="string" calcext:value-type="string">
            <text:p>GENROD</text:p>
          </table:table-cell>
          <table:table-cell office:value-type="float" office:value="122947.943994037" calcext:value-type="float">
            <text:p>122947.9439940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8</text:p>
          </table:table-cell>
          <table:table-cell office:value-type="string" calcext:value-type="string">
            <text:p>Puerta para S97 Ciega de 600x900</text:p>
          </table:table-cell>
          <table:table-cell office:value-type="string" calcext:value-type="string">
            <text:p>GENROD</text:p>
          </table:table-cell>
          <table:table-cell office:value-type="float" office:value="145590.313814384" calcext:value-type="float">
            <text:p>145590.3138143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2</text:p>
          </table:table-cell>
          <table:table-cell office:value-type="string" calcext:value-type="string">
            <text:p>Puerta para S97 Ciega de 600x1200</text:p>
          </table:table-cell>
          <table:table-cell office:value-type="string" calcext:value-type="string">
            <text:p>GENROD</text:p>
          </table:table-cell>
          <table:table-cell office:value-type="float" office:value="190867.32668344" calcext:value-type="float">
            <text:p>190867.326683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5</text:p>
          </table:table-cell>
          <table:table-cell office:value-type="string" calcext:value-type="string">
            <text:p>Puerta para S97 Ciega de 600x1500</text:p>
          </table:table-cell>
          <table:table-cell office:value-type="string" calcext:value-type="string">
            <text:p>GENROD</text:p>
          </table:table-cell>
          <table:table-cell office:value-type="float" office:value="236146.905844881" calcext:value-type="float">
            <text:p>236146.9058448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8</text:p>
          </table:table-cell>
          <table:table-cell office:value-type="string" calcext:value-type="string">
            <text:p>Puerta para S97 Ciega de 600x1800</text:p>
          </table:table-cell>
          <table:table-cell office:value-type="string" calcext:value-type="string">
            <text:p>GENROD</text:p>
          </table:table-cell>
          <table:table-cell office:value-type="float" office:value="281429.051298708" calcext:value-type="float">
            <text:p>281429.0512987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21</text:p>
          </table:table-cell>
          <table:table-cell office:value-type="string" calcext:value-type="string">
            <text:p>Puerta para S97 Ciega de 600x2100</text:p>
          </table:table-cell>
          <table:table-cell office:value-type="string" calcext:value-type="string">
            <text:p>GENROD</text:p>
          </table:table-cell>
          <table:table-cell office:value-type="float" office:value="326723.470324811" calcext:value-type="float">
            <text:p>326723.4703248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6</text:p>
          </table:table-cell>
          <table:table-cell office:value-type="string" calcext:value-type="string">
            <text:p>Puerta para S97 Ciega de 750x600</text:p>
          </table:table-cell>
          <table:table-cell office:value-type="string" calcext:value-type="string">
            <text:p>GENROD</text:p>
          </table:table-cell>
          <table:table-cell office:value-type="float" office:value="122877.649898268" calcext:value-type="float">
            <text:p>122877.649898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7</text:p>
          </table:table-cell>
          <table:table-cell office:value-type="string" calcext:value-type="string">
            <text:p>Puerta para S97 Ciega de 750x750</text:p>
          </table:table-cell>
          <table:table-cell office:value-type="string" calcext:value-type="string">
            <text:p>GENROD</text:p>
          </table:table-cell>
          <table:table-cell office:value-type="float" office:value="150374.55228802" calcext:value-type="float">
            <text:p>150374.552288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8</text:p>
          </table:table-cell>
          <table:table-cell office:value-type="string" calcext:value-type="string">
            <text:p>Puerta para S97 Ciega de 750x900</text:p>
          </table:table-cell>
          <table:table-cell office:value-type="string" calcext:value-type="string">
            <text:p>GENROD</text:p>
          </table:table-cell>
          <table:table-cell office:value-type="float" office:value="177859.181105495" calcext:value-type="float">
            <text:p>177859.1811054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2</text:p>
          </table:table-cell>
          <table:table-cell office:value-type="string" calcext:value-type="string">
            <text:p>Puerta para S97 Ciega de 750x1200</text:p>
          </table:table-cell>
          <table:table-cell office:value-type="string" calcext:value-type="string">
            <text:p>GENROD</text:p>
          </table:table-cell>
          <table:table-cell office:value-type="float" office:value="232843.278605107" calcext:value-type="float">
            <text:p>232843.2786051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5</text:p>
          </table:table-cell>
          <table:table-cell office:value-type="string" calcext:value-type="string">
            <text:p>Puerta para S97 Ciega de 750x1500</text:p>
          </table:table-cell>
          <table:table-cell office:value-type="string" calcext:value-type="string">
            <text:p>GENROD</text:p>
          </table:table-cell>
          <table:table-cell office:value-type="float" office:value="287844.782261767" calcext:value-type="float">
            <text:p>287844.7822617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8</text:p>
          </table:table-cell>
          <table:table-cell office:value-type="string" calcext:value-type="string">
            <text:p>Puerta para S97 Ciega de 750x1800</text:p>
          </table:table-cell>
          <table:table-cell office:value-type="string" calcext:value-type="string">
            <text:p>GENROD</text:p>
          </table:table-cell>
          <table:table-cell office:value-type="float" office:value="342828.210293801" calcext:value-type="float">
            <text:p>342828.2102938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21</text:p>
          </table:table-cell>
          <table:table-cell office:value-type="string" calcext:value-type="string">
            <text:p>Puerta para S97 Ciega de 750x2100</text:p>
          </table:table-cell>
          <table:table-cell office:value-type="string" calcext:value-type="string">
            <text:p>GENROD</text:p>
          </table:table-cell>
          <table:table-cell office:value-type="float" office:value="397813.618834088" calcext:value-type="float">
            <text:p>397813.6188340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6</text:p>
          </table:table-cell>
          <table:table-cell office:value-type="string" calcext:value-type="string">
            <text:p>Puerta para S97 Ciega de 900x600</text:p>
          </table:table-cell>
          <table:table-cell office:value-type="string" calcext:value-type="string">
            <text:p>GENROD</text:p>
          </table:table-cell>
          <table:table-cell office:value-type="float" office:value="145452.319809714" calcext:value-type="float">
            <text:p>145452.3198097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7</text:p>
          </table:table-cell>
          <table:table-cell office:value-type="string" calcext:value-type="string">
            <text:p>Puerta para S97 Ciega de 900x750</text:p>
          </table:table-cell>
          <table:table-cell office:value-type="string" calcext:value-type="string">
            <text:p>GENROD</text:p>
          </table:table-cell>
          <table:table-cell office:value-type="float" office:value="177798.566395136" calcext:value-type="float">
            <text:p>177798.5663951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8</text:p>
          </table:table-cell>
          <table:table-cell office:value-type="string" calcext:value-type="string">
            <text:p>Puerta para S97 Ciega de 900x900</text:p>
          </table:table-cell>
          <table:table-cell office:value-type="string" calcext:value-type="string">
            <text:p>GENROD</text:p>
          </table:table-cell>
          <table:table-cell office:value-type="float" office:value="210142.21879369" calcext:value-type="float">
            <text:p>210142.21879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2</text:p>
          </table:table-cell>
          <table:table-cell office:value-type="string" calcext:value-type="string">
            <text:p>Puerta para S97 Ciega de 900x1200</text:p>
          </table:table-cell>
          <table:table-cell office:value-type="string" calcext:value-type="string">
            <text:p>GENROD</text:p>
          </table:table-cell>
          <table:table-cell office:value-type="float" office:value="274834.711964533" calcext:value-type="float">
            <text:p>274834.7119645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5</text:p>
          </table:table-cell>
          <table:table-cell office:value-type="string" calcext:value-type="string">
            <text:p>Puerta para S97 Ciega de 900x1500</text:p>
          </table:table-cell>
          <table:table-cell office:value-type="string" calcext:value-type="string">
            <text:p>GENROD</text:p>
          </table:table-cell>
          <table:table-cell office:value-type="float" office:value="339525.894094702" calcext:value-type="float">
            <text:p>339525.8940947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8</text:p>
          </table:table-cell>
          <table:table-cell office:value-type="string" calcext:value-type="string">
            <text:p>Puerta para S97 Ciega de 900x1800</text:p>
          </table:table-cell>
          <table:table-cell office:value-type="string" calcext:value-type="string">
            <text:p>GENROD</text:p>
          </table:table-cell>
          <table:table-cell office:value-type="float" office:value="404215.793078678" calcext:value-type="float">
            <text:p>404215.7930786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21</text:p>
          </table:table-cell>
          <table:table-cell office:value-type="string" calcext:value-type="string">
            <text:p>Puerta para S97 Ciega de 900x2100</text:p>
          </table:table-cell>
          <table:table-cell office:value-type="string" calcext:value-type="string">
            <text:p>GENROD</text:p>
          </table:table-cell>
          <table:table-cell office:value-type="float" office:value="468908.899928135" calcext:value-type="float">
            <text:p>468908.8999281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6V</text:p>
          </table:table-cell>
          <table:table-cell office:value-type="string" calcext:value-type="string">
            <text:p>Puerta p/S97 de 450x600 con Visor de Vidrio 250x400</text:p>
          </table:table-cell>
          <table:table-cell office:value-type="string" calcext:value-type="string">
            <text:p>GENROD</text:p>
          </table:table-cell>
          <table:table-cell office:value-type="float" office:value="150771.769718081" calcext:value-type="float">
            <text:p>150771.769718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7V</text:p>
          </table:table-cell>
          <table:table-cell office:value-type="string" calcext:value-type="string">
            <text:p>Puerta p/S97 de 450x750 con Visor de Vidrio 250x550</text:p>
          </table:table-cell>
          <table:table-cell office:value-type="string" calcext:value-type="string">
            <text:p>GENROD</text:p>
          </table:table-cell>
          <table:table-cell office:value-type="float" office:value="184807.89194469" calcext:value-type="float">
            <text:p>184807.891944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8V</text:p>
          </table:table-cell>
          <table:table-cell office:value-type="string" calcext:value-type="string">
            <text:p>Puerta p/S97 de 450x900 con Visor de Vidrio 250x700</text:p>
          </table:table-cell>
          <table:table-cell office:value-type="string" calcext:value-type="string">
            <text:p>GENROD</text:p>
          </table:table-cell>
          <table:table-cell office:value-type="float" office:value="218847.194142299" calcext:value-type="float">
            <text:p>218847.1941422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2V</text:p>
          </table:table-cell>
          <table:table-cell office:value-type="string" calcext:value-type="string">
            <text:p>Puerta p/S97 de 450x1200 con Visor de Vidrio 250x1000</text:p>
          </table:table-cell>
          <table:table-cell office:value-type="string" calcext:value-type="string">
            <text:p>GENROD</text:p>
          </table:table-cell>
          <table:table-cell office:value-type="float" office:value="286905.853982565" calcext:value-type="float">
            <text:p>286905.8539825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5V</text:p>
          </table:table-cell>
          <table:table-cell office:value-type="string" calcext:value-type="string">
            <text:p>Puerta p/S97 de 450x1500 con Visor de Vidrio 250x1100</text:p>
          </table:table-cell>
          <table:table-cell office:value-type="string" calcext:value-type="string">
            <text:p>GENROD</text:p>
          </table:table-cell>
          <table:table-cell office:value-type="float" office:value="354971.292182066" calcext:value-type="float">
            <text:p>354971.2921820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8V</text:p>
          </table:table-cell>
          <table:table-cell office:value-type="string" calcext:value-type="string">
            <text:p>Puerta p/S97 de 450x1800 con Visor de Vidrio 250x1450</text:p>
          </table:table-cell>
          <table:table-cell office:value-type="string" calcext:value-type="string">
            <text:p>GENROD</text:p>
          </table:table-cell>
          <table:table-cell office:value-type="float" office:value="423035.419340892" calcext:value-type="float">
            <text:p>423035.4193408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21V</text:p>
          </table:table-cell>
          <table:table-cell office:value-type="string" calcext:value-type="string">
            <text:p>Puerta p/S97 de 450x2100 con Visor de Vidrio 250x1900</text:p>
          </table:table-cell>
          <table:table-cell office:value-type="string" calcext:value-type="string">
            <text:p>GENROD</text:p>
          </table:table-cell>
          <table:table-cell office:value-type="float" office:value="491119.212109844" calcext:value-type="float">
            <text:p>491119.2121098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6V</text:p>
          </table:table-cell>
          <table:table-cell office:value-type="string" calcext:value-type="string">
            <text:p>Puerta p/S97 de 600x600 con Visor de Vidrio 400x400</text:p>
          </table:table-cell>
          <table:table-cell office:value-type="string" calcext:value-type="string">
            <text:p>GENROD</text:p>
          </table:table-cell>
          <table:table-cell office:value-type="float" office:value="178576.906138884" calcext:value-type="float">
            <text:p>178576.9061388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7V</text:p>
          </table:table-cell>
          <table:table-cell office:value-type="string" calcext:value-type="string">
            <text:p>Puerta p/S97 de <text:s/>600x750 con Visor de Vidrio 400x550</text:p>
          </table:table-cell>
          <table:table-cell office:value-type="string" calcext:value-type="string">
            <text:p>GENROD</text:p>
          </table:table-cell>
          <table:table-cell office:value-type="float" office:value="223451.513204144" calcext:value-type="float">
            <text:p>223451.5132041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8V</text:p>
          </table:table-cell>
          <table:table-cell office:value-type="string" calcext:value-type="string">
            <text:p>Puerta p/S97 de 600x900 con Visor de Vidrio 400x700</text:p>
          </table:table-cell>
          <table:table-cell office:value-type="string" calcext:value-type="string">
            <text:p>GENROD</text:p>
          </table:table-cell>
          <table:table-cell office:value-type="float" office:value="268329.997602464" calcext:value-type="float">
            <text:p>268329.9976024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2V</text:p>
          </table:table-cell>
          <table:table-cell office:value-type="string" calcext:value-type="string">
            <text:p>Puerta p/S97 de <text:s/>600x1200 con Visor de Vidrio 400x1000</text:p>
          </table:table-cell>
          <table:table-cell office:value-type="string" calcext:value-type="string">
            <text:p>GENROD</text:p>
          </table:table-cell>
          <table:table-cell office:value-type="float" office:value="358084.985890851" calcext:value-type="float">
            <text:p>358084.985890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5V</text:p>
          </table:table-cell>
          <table:table-cell office:value-type="string" calcext:value-type="string">
            <text:p>Puerta p/S97 de 600x1500 con Visor de Vidrio 400x1100</text:p>
          </table:table-cell>
          <table:table-cell office:value-type="string" calcext:value-type="string">
            <text:p>GENROD</text:p>
          </table:table-cell>
          <table:table-cell office:value-type="float" office:value="447836.124740659" calcext:value-type="float">
            <text:p>447836.1247406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8V</text:p>
          </table:table-cell>
          <table:table-cell office:value-type="string" calcext:value-type="string">
            <text:p>Puerta p/S97 de 600x1800 con Visor de Vidrio 400x1600</text:p>
          </table:table-cell>
          <table:table-cell office:value-type="string" calcext:value-type="string">
            <text:p>GENROD</text:p>
          </table:table-cell>
          <table:table-cell office:value-type="float" office:value="537589.216204239" calcext:value-type="float">
            <text:p>537589.2162042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21V</text:p>
          </table:table-cell>
          <table:table-cell office:value-type="string" calcext:value-type="string">
            <text:p>Puerta p/S97 de 600x2100 con Visor de Vidrio 400x1900</text:p>
          </table:table-cell>
          <table:table-cell office:value-type="string" calcext:value-type="string">
            <text:p>GENROD</text:p>
          </table:table-cell>
          <table:table-cell office:value-type="float" office:value="627342.949240916" calcext:value-type="float">
            <text:p>627342.9492409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6V</text:p>
          </table:table-cell>
          <table:table-cell office:value-type="string" calcext:value-type="string">
            <text:p>Puerta p/S97 de 750x600 con Visor de Vidrio 550x400</text:p>
          </table:table-cell>
          <table:table-cell office:value-type="string" calcext:value-type="string">
            <text:p>GENROD</text:p>
          </table:table-cell>
          <table:table-cell office:value-type="float" office:value="223395.417399941" calcext:value-type="float">
            <text:p>223395.4173999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7V</text:p>
          </table:table-cell>
          <table:table-cell office:value-type="string" calcext:value-type="string">
            <text:p>Puerta p/S97 de 750x750 con Visor de Vidrio 550x550</text:p>
          </table:table-cell>
          <table:table-cell office:value-type="string" calcext:value-type="string">
            <text:p>GENROD</text:p>
          </table:table-cell>
          <table:table-cell office:value-type="float" office:value="279905.231511534" calcext:value-type="float">
            <text:p>279905.2315115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8V</text:p>
          </table:table-cell>
          <table:table-cell office:value-type="string" calcext:value-type="string">
            <text:p>Puerta p/S97 de 750x900 con Visor de Vidrio 550x700</text:p>
          </table:table-cell>
          <table:table-cell office:value-type="string" calcext:value-type="string">
            <text:p>GENROD</text:p>
          </table:table-cell>
          <table:table-cell office:value-type="float" office:value="336413.14879832" calcext:value-type="float">
            <text:p>336413.148798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2V</text:p>
          </table:table-cell>
          <table:table-cell office:value-type="string" calcext:value-type="string">
            <text:p>Puerta p/S97 de 750x1200 con Visor de Vidrio 550x1000</text:p>
          </table:table-cell>
          <table:table-cell office:value-type="string" calcext:value-type="string">
            <text:p>GENROD</text:p>
          </table:table-cell>
          <table:table-cell office:value-type="float" office:value="449450.238967518" calcext:value-type="float">
            <text:p>449450.2389675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5V</text:p>
          </table:table-cell>
          <table:table-cell office:value-type="string" calcext:value-type="string">
            <text:p>Puerta p/S97 de 750x1500 con Visor de Vidrio 550x1100</text:p>
          </table:table-cell>
          <table:table-cell office:value-type="string" calcext:value-type="string">
            <text:p>GENROD</text:p>
          </table:table-cell>
          <table:table-cell office:value-type="float" office:value="562470.536658282" calcext:value-type="float">
            <text:p>562470.536658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8V</text:p>
          </table:table-cell>
          <table:table-cell office:value-type="string" calcext:value-type="string">
            <text:p>Puerta p/S97 de 750x1800 con Visor de Vidrio 550x1600</text:p>
          </table:table-cell>
          <table:table-cell office:value-type="string" calcext:value-type="string">
            <text:p>GENROD</text:p>
          </table:table-cell>
          <table:table-cell office:value-type="float" office:value="675507.62682748" calcext:value-type="float">
            <text:p>675507.626827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21V</text:p>
          </table:table-cell>
          <table:table-cell office:value-type="string" calcext:value-type="string">
            <text:p>Puerta p/S97 de 750x2100 con Visor de Vidrio 550x1900</text:p>
          </table:table-cell>
          <table:table-cell office:value-type="string" calcext:value-type="string">
            <text:p>GENROD</text:p>
          </table:table-cell>
          <table:table-cell office:value-type="float" office:value="788529.877132015" calcext:value-type="float">
            <text:p>788529.8771320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6V</text:p>
          </table:table-cell>
          <table:table-cell office:value-type="string" calcext:value-type="string">
            <text:p>Puerta p/S97 de 900x600 con Visor de Vidrio 700x400</text:p>
          </table:table-cell>
          <table:table-cell office:value-type="string" calcext:value-type="string">
            <text:p>GENROD</text:p>
          </table:table-cell>
          <table:table-cell office:value-type="float" office:value="268210.051327938" calcext:value-type="float">
            <text:p>268210.051327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7V</text:p>
          </table:table-cell>
          <table:table-cell office:value-type="string" calcext:value-type="string">
            <text:p>Puerta p/S97 de 900x750 con Visor de Vidrio 700x700</text:p>
          </table:table-cell>
          <table:table-cell office:value-type="string" calcext:value-type="string">
            <text:p>GENROD</text:p>
          </table:table-cell>
          <table:table-cell office:value-type="float" office:value="336357.694567213" calcext:value-type="float">
            <text:p>336357.6945672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8V</text:p>
          </table:table-cell>
          <table:table-cell office:value-type="string" calcext:value-type="string">
            <text:p>Puerta p/S97 de 900x900 con Visor de Vidrio 700x700</text:p>
          </table:table-cell>
          <table:table-cell office:value-type="string" calcext:value-type="string">
            <text:p>GENROD</text:p>
          </table:table-cell>
          <table:table-cell office:value-type="float" office:value="404515.658764995" calcext:value-type="float">
            <text:p>404515.6587649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2V</text:p>
          </table:table-cell>
          <table:table-cell office:value-type="string" calcext:value-type="string">
            <text:p>Puerta p/S97 de 900x1200 con Visor de Vidrio 700x1000</text:p>
          </table:table-cell>
          <table:table-cell office:value-type="string" calcext:value-type="string">
            <text:p>GENROD</text:p>
          </table:table-cell>
          <table:table-cell office:value-type="float" office:value="540817.388868991" calcext:value-type="float">
            <text:p>540817.3888689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5V</text:p>
          </table:table-cell>
          <table:table-cell office:value-type="string" calcext:value-type="string">
            <text:p>Puerta p/S97 de 900x1500 con Visor de Vidrio 700x1100</text:p>
          </table:table-cell>
          <table:table-cell office:value-type="string" calcext:value-type="string">
            <text:p>GENROD</text:p>
          </table:table-cell>
          <table:table-cell office:value-type="float" office:value="677108.156441386" calcext:value-type="float">
            <text:p>677108.1564413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8V</text:p>
          </table:table-cell>
          <table:table-cell office:value-type="string" calcext:value-type="string">
            <text:p>Puerta p/S97 de 900x1800 con Visor de Vidrio 700x1600</text:p>
          </table:table-cell>
          <table:table-cell office:value-type="string" calcext:value-type="string">
            <text:p>GENROD</text:p>
          </table:table-cell>
          <table:table-cell office:value-type="float" office:value="813411.197586058" calcext:value-type="float">
            <text:p>813411.1975860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21V</text:p>
          </table:table-cell>
          <table:table-cell office:value-type="string" calcext:value-type="string">
            <text:p>Puerta p/S97 de 900x2100 con Visor de Vidrio 700x1900</text:p>
          </table:table-cell>
          <table:table-cell office:value-type="string" calcext:value-type="string">
            <text:p>GENROD</text:p>
          </table:table-cell>
          <table:table-cell office:value-type="float" office:value="949715.521876922" calcext:value-type="float">
            <text:p>949715.5218769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600300</text:p>
          </table:table-cell>
          <table:table-cell office:value-type="string" calcext:value-type="string">
            <text:p>Corredera p/Gabinete Serie 97 Prof. 300 </text:p>
          </table:table-cell>
          <table:table-cell office:value-type="string" calcext:value-type="string">
            <text:p>GENROD</text:p>
          </table:table-cell>
          <table:table-cell office:value-type="float" office:value="11523.350171716" calcext:value-type="float">
            <text:p>11523.3501717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600450</text:p>
          </table:table-cell>
          <table:table-cell office:value-type="string" calcext:value-type="string">
            <text:p>Corredera p/Gabinete Serie 97 Prof. 450 </text:p>
          </table:table-cell>
          <table:table-cell office:value-type="string" calcext:value-type="string">
            <text:p>GENROD</text:p>
          </table:table-cell>
          <table:table-cell office:value-type="float" office:value="13443.411082065" calcext:value-type="float">
            <text:p>13443.4110820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600600</text:p>
          </table:table-cell>
          <table:table-cell office:value-type="string" calcext:value-type="string">
            <text:p>Corredera p/Gabinete Serie 97 Prof. 600 </text:p>
          </table:table-cell>
          <table:table-cell office:value-type="string" calcext:value-type="string">
            <text:p>GENROD</text:p>
          </table:table-cell>
          <table:table-cell office:value-type="float" office:value="17286.4618234201" calcext:value-type="float">
            <text:p>17286.46182342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600750</text:p>
          </table:table-cell>
          <table:table-cell office:value-type="string" calcext:value-type="string">
            <text:p>Corredera p/Gabinete Serie 97 Prof. 750 </text:p>
          </table:table-cell>
          <table:table-cell office:value-type="string" calcext:value-type="string">
            <text:p>GENROD</text:p>
          </table:table-cell>
          <table:table-cell office:value-type="float" office:value="20159.8166714324" calcext:value-type="float">
            <text:p>20159.81667143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600900</text:p>
          </table:table-cell>
          <table:table-cell office:value-type="string" calcext:value-type="string">
            <text:p>Corredera p/Gabinete Serie 97 Prof. 900 </text:p>
          </table:table-cell>
          <table:table-cell office:value-type="string" calcext:value-type="string">
            <text:p>GENROD</text:p>
          </table:table-cell>
          <table:table-cell office:value-type="float" office:value="23045.2498303447" calcext:value-type="float">
            <text:p>23045.24983034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10</text:p>
          </table:table-cell>
          <table:table-cell office:value-type="string" calcext:value-type="string">
            <text:p>Bandeja p/Mont. Elementos p/Gab Ancho 200-120x100</text:p>
          </table:table-cell>
          <table:table-cell office:value-type="string" calcext:value-type="string">
            <text:p>GENROD</text:p>
          </table:table-cell>
          <table:table-cell office:value-type="float" office:value="2308.43578947369" calcext:value-type="float">
            <text:p>2308.435789473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12</text:p>
          </table:table-cell>
          <table:table-cell office:value-type="string" calcext:value-type="string">
            <text:p>Bandeja p/Mont. Elementos p/Gab Ancho 200-120x125</text:p>
          </table:table-cell>
          <table:table-cell office:value-type="string" calcext:value-type="string">
            <text:p>GENROD</text:p>
          </table:table-cell>
          <table:table-cell office:value-type="float" office:value="2782.89304143316" calcext:value-type="float">
            <text:p>2782.89304143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15</text:p>
          </table:table-cell>
          <table:table-cell office:value-type="string" calcext:value-type="string">
            <text:p>Bandeja p/Mont. Elementos p/Gab Ancho 200-120x150</text:p>
          </table:table-cell>
          <table:table-cell office:value-type="string" calcext:value-type="string">
            <text:p>GENROD</text:p>
          </table:table-cell>
          <table:table-cell office:value-type="float" office:value="3273.808038037" calcext:value-type="float">
            <text:p>3273.8080380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20</text:p>
          </table:table-cell>
          <table:table-cell office:value-type="string" calcext:value-type="string">
            <text:p>Bandeja p/Mont. Elementos p/Gab Ancho 200-120x200</text:p>
          </table:table-cell>
          <table:table-cell office:value-type="string" calcext:value-type="string">
            <text:p>GENROD</text:p>
          </table:table-cell>
          <table:table-cell office:value-type="float" office:value="4225.62356813055" calcext:value-type="float">
            <text:p>4225.623568130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25</text:p>
          </table:table-cell>
          <table:table-cell office:value-type="string" calcext:value-type="string">
            <text:p>Bandeja p/Mont. Elementos p/Gab Ancho 200-120x250</text:p>
          </table:table-cell>
          <table:table-cell office:value-type="string" calcext:value-type="string">
            <text:p>GENROD</text:p>
          </table:table-cell>
          <table:table-cell office:value-type="float" office:value="5190.4937160098" calcext:value-type="float">
            <text:p>5190.49371600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30</text:p>
          </table:table-cell>
          <table:table-cell office:value-type="string" calcext:value-type="string">
            <text:p>Bandeja p/Mont. Elementos p/Gab Ancho 200-120x300</text:p>
          </table:table-cell>
          <table:table-cell office:value-type="string" calcext:value-type="string">
            <text:p>GENROD</text:p>
          </table:table-cell>
          <table:table-cell office:value-type="float" office:value="6140.85873301604" calcext:value-type="float">
            <text:p>6140.858733016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35</text:p>
          </table:table-cell>
          <table:table-cell office:value-type="string" calcext:value-type="string">
            <text:p>Bandeja p/Mont. Elementos p/Gab Ancho 200-120x350</text:p>
          </table:table-cell>
          <table:table-cell office:value-type="string" calcext:value-type="string">
            <text:p>GENROD</text:p>
          </table:table-cell>
          <table:table-cell office:value-type="float" office:value="7107.6536001842" calcext:value-type="float">
            <text:p>7107.65360018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40</text:p>
          </table:table-cell>
          <table:table-cell office:value-type="string" calcext:value-type="string">
            <text:p>Bandeja p/Mont. Elementos p/Gab Ancho 200-120x400</text:p>
          </table:table-cell>
          <table:table-cell office:value-type="string" calcext:value-type="string">
            <text:p>GENROD</text:p>
          </table:table-cell>
          <table:table-cell office:value-type="float" office:value="8058.99492407613" calcext:value-type="float">
            <text:p>8058.994924076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50</text:p>
          </table:table-cell>
          <table:table-cell office:value-type="string" calcext:value-type="string">
            <text:p>Bandeja p/Mont. Elementos p/Gab Ancho 200-120x500</text:p>
          </table:table-cell>
          <table:table-cell office:value-type="string" calcext:value-type="string">
            <text:p>GENROD</text:p>
          </table:table-cell>
          <table:table-cell office:value-type="float" office:value="9977.60532133784" calcext:value-type="float">
            <text:p>9977.605321337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60</text:p>
          </table:table-cell>
          <table:table-cell office:value-type="string" calcext:value-type="string">
            <text:p>Bandeja p/Mont. Elementos p/Gab Ancho 200-120x600</text:p>
          </table:table-cell>
          <table:table-cell office:value-type="string" calcext:value-type="string">
            <text:p>GENROD</text:p>
          </table:table-cell>
          <table:table-cell office:value-type="float" office:value="12666.6892182981" calcext:value-type="float">
            <text:p>12666.68921829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65</text:p>
          </table:table-cell>
          <table:table-cell office:value-type="string" calcext:value-type="string">
            <text:p>Bandeja p/Mont. Elementos p/Gab Ancho 200-120x650</text:p>
          </table:table-cell>
          <table:table-cell office:value-type="string" calcext:value-type="string">
            <text:p>GENROD</text:p>
          </table:table-cell>
          <table:table-cell office:value-type="float" office:value="12864.0147871358" calcext:value-type="float">
            <text:p>12864.01478713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70</text:p>
          </table:table-cell>
          <table:table-cell office:value-type="string" calcext:value-type="string">
            <text:p>Bandeja p/Mont. Elementos p/Gab Ancho 200-120x700</text:p>
          </table:table-cell>
          <table:table-cell office:value-type="string" calcext:value-type="string">
            <text:p>GENROD</text:p>
          </table:table-cell>
          <table:table-cell office:value-type="float" office:value="13853.5436574992" calcext:value-type="float">
            <text:p>13853.54365749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80</text:p>
          </table:table-cell>
          <table:table-cell office:value-type="string" calcext:value-type="string">
            <text:p>Bandeja p/Mont. Elementos p/Gab Ancho 200-120x800</text:p>
          </table:table-cell>
          <table:table-cell office:value-type="string" calcext:value-type="string">
            <text:p>GENROD</text:p>
          </table:table-cell>
          <table:table-cell office:value-type="float" office:value="15747.0211260752" calcext:value-type="float">
            <text:p>15747.02112607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100</text:p>
          </table:table-cell>
          <table:table-cell office:value-type="string" calcext:value-type="string">
            <text:p>Bandeja p/Mont. Elementos p/Gab Ancho 200-120x1000</text:p>
          </table:table-cell>
          <table:table-cell office:value-type="string" calcext:value-type="string">
            <text:p>GENROD</text:p>
          </table:table-cell>
          <table:table-cell office:value-type="float" office:value="19683.9089063856" calcext:value-type="float">
            <text:p>19683.90890638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110</text:p>
          </table:table-cell>
          <table:table-cell office:value-type="string" calcext:value-type="string">
            <text:p>Bandeja p/Mont. Elementos p/Gab Ancho 200-120x1100</text:p>
          </table:table-cell>
          <table:table-cell office:value-type="string" calcext:value-type="string">
            <text:p>GENROD</text:p>
          </table:table-cell>
          <table:table-cell office:value-type="float" office:value="21499.0307737649" calcext:value-type="float">
            <text:p>21499.03077376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140</text:p>
          </table:table-cell>
          <table:table-cell office:value-type="string" calcext:value-type="string">
            <text:p>Bandeja p/Mont. Elementos p/Gab Ancho 200-120x1400</text:p>
          </table:table-cell>
          <table:table-cell office:value-type="string" calcext:value-type="string">
            <text:p>GENROD</text:p>
          </table:table-cell>
          <table:table-cell office:value-type="float" office:value="34003.6809435221" calcext:value-type="float">
            <text:p>34003.68094352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170</text:p>
          </table:table-cell>
          <table:table-cell office:value-type="string" calcext:value-type="string">
            <text:p>Bandeja p/Mont. Elementos p/Gab Ancho 200-120x1700</text:p>
          </table:table-cell>
          <table:table-cell office:value-type="string" calcext:value-type="string">
            <text:p>GENROD</text:p>
          </table:table-cell>
          <table:table-cell office:value-type="float" office:value="40909.6853300891" calcext:value-type="float">
            <text:p>40909.68533008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200</text:p>
          </table:table-cell>
          <table:table-cell office:value-type="string" calcext:value-type="string">
            <text:p>Bandeja p/Mont. Elementos p/Gab Ancho 200-120x2000</text:p>
          </table:table-cell>
          <table:table-cell office:value-type="string" calcext:value-type="string">
            <text:p>GENROD</text:p>
          </table:table-cell>
          <table:table-cell office:value-type="float" office:value="47811.3102829118" calcext:value-type="float">
            <text:p>47811.31028291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10</text:p>
          </table:table-cell>
          <table:table-cell office:value-type="string" calcext:value-type="string">
            <text:p>Bandeja p/Mont. Elementos p/Gab Ancho 300-220x100</text:p>
          </table:table-cell>
          <table:table-cell office:value-type="string" calcext:value-type="string">
            <text:p>GENROD</text:p>
          </table:table-cell>
          <table:table-cell office:value-type="float" office:value="4226.57198053378" calcext:value-type="float">
            <text:p>4226.571980533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12</text:p>
          </table:table-cell>
          <table:table-cell office:value-type="string" calcext:value-type="string">
            <text:p>Bandeja p/Mont. Elementos p/Gab Ancho 300-220x125</text:p>
          </table:table-cell>
          <table:table-cell office:value-type="string" calcext:value-type="string">
            <text:p>GENROD</text:p>
          </table:table-cell>
          <table:table-cell office:value-type="float" office:value="5114.56493478611" calcext:value-type="float">
            <text:p>5114.564934786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15</text:p>
          </table:table-cell>
          <table:table-cell office:value-type="string" calcext:value-type="string">
            <text:p>Bandeja p/Mont. Elementos p/Gab Ancho 300-220x150</text:p>
          </table:table-cell>
          <table:table-cell office:value-type="string" calcext:value-type="string">
            <text:p>GENROD</text:p>
          </table:table-cell>
          <table:table-cell office:value-type="float" office:value="5976.42075898458" calcext:value-type="float">
            <text:p>5976.42075898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20</text:p>
          </table:table-cell>
          <table:table-cell office:value-type="string" calcext:value-type="string">
            <text:p>Bandeja p/Mont. Elementos p/Gab Ancho 300-220x200</text:p>
          </table:table-cell>
          <table:table-cell office:value-type="string" calcext:value-type="string">
            <text:p>GENROD</text:p>
          </table:table-cell>
          <table:table-cell office:value-type="float" office:value="7746.54882617513" calcext:value-type="float">
            <text:p>7746.548826175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25</text:p>
          </table:table-cell>
          <table:table-cell office:value-type="string" calcext:value-type="string">
            <text:p>Bandeja p/Mont. Elementos p/Gab Ancho 300-220x250</text:p>
          </table:table-cell>
          <table:table-cell office:value-type="string" calcext:value-type="string">
            <text:p>GENROD</text:p>
          </table:table-cell>
          <table:table-cell office:value-type="float" office:value="9511.37694170055" calcext:value-type="float">
            <text:p>9511.376941700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30</text:p>
          </table:table-cell>
          <table:table-cell office:value-type="string" calcext:value-type="string">
            <text:p>Bandeja p/Mont. Elementos p/Gab Ancho 300-220x300</text:p>
          </table:table-cell>
          <table:table-cell office:value-type="string" calcext:value-type="string">
            <text:p>GENROD</text:p>
          </table:table-cell>
          <table:table-cell office:value-type="float" office:value="11260.7236194673" calcext:value-type="float">
            <text:p>11260.72361946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35</text:p>
          </table:table-cell>
          <table:table-cell office:value-type="string" calcext:value-type="string">
            <text:p>Bandeja p/Mont. Elementos p/Gab Ancho 300-220x350</text:p>
          </table:table-cell>
          <table:table-cell office:value-type="string" calcext:value-type="string">
            <text:p>GENROD</text:p>
          </table:table-cell>
          <table:table-cell office:value-type="float" office:value="13021.2001957308" calcext:value-type="float">
            <text:p>13021.20019573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40</text:p>
          </table:table-cell>
          <table:table-cell office:value-type="string" calcext:value-type="string">
            <text:p>Bandeja p/Mont. Elementos p/Gab Ancho 300-220x400</text:p>
          </table:table-cell>
          <table:table-cell office:value-type="string" calcext:value-type="string">
            <text:p>GENROD</text:p>
          </table:table-cell>
          <table:table-cell office:value-type="float" office:value="14776.8231320483" calcext:value-type="float">
            <text:p>14776.82313204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50</text:p>
          </table:table-cell>
          <table:table-cell office:value-type="string" calcext:value-type="string">
            <text:p>Bandeja p/Mont. Elementos p/Gab Ancho 300-220x500</text:p>
          </table:table-cell>
          <table:table-cell office:value-type="string" calcext:value-type="string">
            <text:p>GENROD</text:p>
          </table:table-cell>
          <table:table-cell office:value-type="float" office:value="18290.0495129373" calcext:value-type="float">
            <text:p>18290.04951293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60</text:p>
          </table:table-cell>
          <table:table-cell office:value-type="string" calcext:value-type="string">
            <text:p>Bandeja p/Mont. Elementos p/Gab Ancho 300-220x600</text:p>
          </table:table-cell>
          <table:table-cell office:value-type="string" calcext:value-type="string">
            <text:p>GENROD</text:p>
          </table:table-cell>
          <table:table-cell office:value-type="float" office:value="22964.4674091751" calcext:value-type="float">
            <text:p>22964.46740917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65</text:p>
          </table:table-cell>
          <table:table-cell office:value-type="string" calcext:value-type="string">
            <text:p>Bandeja p/Mont. Elementos p/Gab Ancho 300-220x650</text:p>
          </table:table-cell>
          <table:table-cell office:value-type="string" calcext:value-type="string">
            <text:p>GENROD</text:p>
          </table:table-cell>
          <table:table-cell office:value-type="float" office:value="23576.779193393" calcext:value-type="float">
            <text:p>23576.7791933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70</text:p>
          </table:table-cell>
          <table:table-cell office:value-type="string" calcext:value-type="string">
            <text:p>Bandeja p/Mont. Elementos p/Gab Ancho 300-220x700</text:p>
          </table:table-cell>
          <table:table-cell office:value-type="string" calcext:value-type="string">
            <text:p>GENROD</text:p>
          </table:table-cell>
          <table:table-cell office:value-type="float" office:value="25390.1994973429" calcext:value-type="float">
            <text:p>25390.19949734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80</text:p>
          </table:table-cell>
          <table:table-cell office:value-type="string" calcext:value-type="string">
            <text:p>Bandeja p/Mont. Elementos p/Gab Ancho 300-220x800</text:p>
          </table:table-cell>
          <table:table-cell office:value-type="string" calcext:value-type="string">
            <text:p>GENROD</text:p>
          </table:table-cell>
          <table:table-cell office:value-type="float" office:value="28855.2800015265" calcext:value-type="float">
            <text:p>28855.28000152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100</text:p>
          </table:table-cell>
          <table:table-cell office:value-type="string" calcext:value-type="string">
            <text:p>Bandeja p/Mont. Elementos p/Gab Ancho 300-220x1000</text:p>
          </table:table-cell>
          <table:table-cell office:value-type="string" calcext:value-type="string">
            <text:p>GENROD</text:p>
          </table:table-cell>
          <table:table-cell office:value-type="float" office:value="36069.1000019081" calcext:value-type="float">
            <text:p>36069.1000019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110</text:p>
          </table:table-cell>
          <table:table-cell office:value-type="string" calcext:value-type="string">
            <text:p>Bandeja p/Mont. Elementos p/Gab Ancho 300-220x1100</text:p>
          </table:table-cell>
          <table:table-cell office:value-type="string" calcext:value-type="string">
            <text:p>GENROD</text:p>
          </table:table-cell>
          <table:table-cell office:value-type="float" office:value="39408.9342798997" calcext:value-type="float">
            <text:p>39408.93427989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140</text:p>
          </table:table-cell>
          <table:table-cell office:value-type="string" calcext:value-type="string">
            <text:p>Bandeja p/Mont. Elementos p/Gab Ancho 300-220x1400</text:p>
          </table:table-cell>
          <table:table-cell office:value-type="string" calcext:value-type="string">
            <text:p>GENROD</text:p>
          </table:table-cell>
          <table:table-cell office:value-type="float" office:value="57387.0119011376" calcext:value-type="float">
            <text:p>57387.01190113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170</text:p>
          </table:table-cell>
          <table:table-cell office:value-type="string" calcext:value-type="string">
            <text:p>Bandeja p/Mont. Elementos p/Gab Ancho 300-220x1700</text:p>
          </table:table-cell>
          <table:table-cell office:value-type="string" calcext:value-type="string">
            <text:p>GENROD</text:p>
          </table:table-cell>
          <table:table-cell office:value-type="float" office:value="69318.0678283148" calcext:value-type="float">
            <text:p>69318.06782831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200</text:p>
          </table:table-cell>
          <table:table-cell office:value-type="string" calcext:value-type="string">
            <text:p>Bandeja p/Mont. Elementos p/Gab Ancho 300-220x2000</text:p>
          </table:table-cell>
          <table:table-cell office:value-type="string" calcext:value-type="string">
            <text:p>GENROD</text:p>
          </table:table-cell>
          <table:table-cell office:value-type="float" office:value="81029.064183459" calcext:value-type="float">
            <text:p>81029.0641834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10</text:p>
          </table:table-cell>
          <table:table-cell office:value-type="string" calcext:value-type="string">
            <text:p>Bandeja p/Mont. Elementos p/Gab Ancho 450-370x100</text:p>
          </table:table-cell>
          <table:table-cell office:value-type="string" calcext:value-type="string">
            <text:p>GENROD</text:p>
          </table:table-cell>
          <table:table-cell office:value-type="float" office:value="7110.08042015719" calcext:value-type="float">
            <text:p>7110.080420157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12</text:p>
          </table:table-cell>
          <table:table-cell office:value-type="string" calcext:value-type="string">
            <text:p>Bandeja p/Mont. Elementos p/Gab Ancho 450-370x125</text:p>
          </table:table-cell>
          <table:table-cell office:value-type="string" calcext:value-type="string">
            <text:p>GENROD</text:p>
          </table:table-cell>
          <table:table-cell office:value-type="float" office:value="8577.46966933868" calcext:value-type="float">
            <text:p>8577.469669338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15</text:p>
          </table:table-cell>
          <table:table-cell office:value-type="string" calcext:value-type="string">
            <text:p>Bandeja p/Mont. Elementos p/Gab Ancho 450-370x150</text:p>
          </table:table-cell>
          <table:table-cell office:value-type="string" calcext:value-type="string">
            <text:p>GENROD</text:p>
          </table:table-cell>
          <table:table-cell office:value-type="float" office:value="10066.6166148297" calcext:value-type="float">
            <text:p>10066.61661482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20</text:p>
          </table:table-cell>
          <table:table-cell office:value-type="string" calcext:value-type="string">
            <text:p>Bandeja p/Mont. Elementos p/Gab Ancho 450-370x200</text:p>
          </table:table-cell>
          <table:table-cell office:value-type="string" calcext:value-type="string">
            <text:p>GENROD</text:p>
          </table:table-cell>
          <table:table-cell office:value-type="float" office:value="13021.2001957308" calcext:value-type="float">
            <text:p>13021.20019573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25</text:p>
          </table:table-cell>
          <table:table-cell office:value-type="string" calcext:value-type="string">
            <text:p>Bandeja p/Mont. Elementos p/Gab Ancho 450-370x250</text:p>
          </table:table-cell>
          <table:table-cell office:value-type="string" calcext:value-type="string">
            <text:p>GENROD</text:p>
          </table:table-cell>
          <table:table-cell office:value-type="float" office:value="15975.7837766319" calcext:value-type="float">
            <text:p>15975.78377663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30</text:p>
          </table:table-cell>
          <table:table-cell office:value-type="string" calcext:value-type="string">
            <text:p>Bandeja p/Mont. Elementos p/Gab Ancho 450-370x300</text:p>
          </table:table-cell>
          <table:table-cell office:value-type="string" calcext:value-type="string">
            <text:p>GENROD</text:p>
          </table:table-cell>
          <table:table-cell office:value-type="float" office:value="18956.0302813853" calcext:value-type="float">
            <text:p>18956.03028138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35</text:p>
          </table:table-cell>
          <table:table-cell office:value-type="string" calcext:value-type="string">
            <text:p>Bandeja p/Mont. Elementos p/Gab Ancho 450-370x350</text:p>
          </table:table-cell>
          <table:table-cell office:value-type="string" calcext:value-type="string">
            <text:p>GENROD</text:p>
          </table:table-cell>
          <table:table-cell office:value-type="float" office:value="21906.2623230245" calcext:value-type="float">
            <text:p>21906.26232302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40</text:p>
          </table:table-cell>
          <table:table-cell office:value-type="string" calcext:value-type="string">
            <text:p>Bandeja p/Mont. Elementos p/Gab Ancho 450-370x400</text:p>
          </table:table-cell>
          <table:table-cell office:value-type="string" calcext:value-type="string">
            <text:p>GENROD</text:p>
          </table:table-cell>
          <table:table-cell office:value-type="float" office:value="24856.4943646637" calcext:value-type="float">
            <text:p>24856.49436466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50</text:p>
          </table:table-cell>
          <table:table-cell office:value-type="string" calcext:value-type="string">
            <text:p>Bandeja p/Mont. Elementos p/Gab Ancho 450-370x500</text:p>
          </table:table-cell>
          <table:table-cell office:value-type="string" calcext:value-type="string">
            <text:p>GENROD</text:p>
          </table:table-cell>
          <table:table-cell office:value-type="float" office:value="30773.9182932706" calcext:value-type="float">
            <text:p>30773.91829327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60</text:p>
          </table:table-cell>
          <table:table-cell office:value-type="string" calcext:value-type="string">
            <text:p>Bandeja p/Mont. Elementos p/Gab Ancho 450-370x600</text:p>
          </table:table-cell>
          <table:table-cell office:value-type="string" calcext:value-type="string">
            <text:p>GENROD</text:p>
          </table:table-cell>
          <table:table-cell office:value-type="float" office:value="37394.5342299112" calcext:value-type="float">
            <text:p>37394.53422991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65</text:p>
          </table:table-cell>
          <table:table-cell office:value-type="string" calcext:value-type="string">
            <text:p>Bandeja p/Mont. Elementos p/Gab Ancho 450-370x650</text:p>
          </table:table-cell>
          <table:table-cell office:value-type="string" calcext:value-type="string">
            <text:p>GENROD</text:p>
          </table:table-cell>
          <table:table-cell office:value-type="float" office:value="39653.1504737327" calcext:value-type="float">
            <text:p>39653.15047373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70</text:p>
          </table:table-cell>
          <table:table-cell office:value-type="string" calcext:value-type="string">
            <text:p>Bandeja p/Mont. Elementos p/Gab Ancho 450-370x700</text:p>
          </table:table-cell>
          <table:table-cell office:value-type="string" calcext:value-type="string">
            <text:p>GENROD</text:p>
          </table:table-cell>
          <table:table-cell office:value-type="float" office:value="42703.2726570185" calcext:value-type="float">
            <text:p>42703.27265701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80</text:p>
          </table:table-cell>
          <table:table-cell office:value-type="string" calcext:value-type="string">
            <text:p>Bandeja p/Mont. Elementos p/Gab Ancho 450-370x800</text:p>
          </table:table-cell>
          <table:table-cell office:value-type="string" calcext:value-type="string">
            <text:p>GENROD</text:p>
          </table:table-cell>
          <table:table-cell office:value-type="float" office:value="48541.615727885" calcext:value-type="float">
            <text:p>48541.6157278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100</text:p>
          </table:table-cell>
          <table:table-cell office:value-type="string" calcext:value-type="string">
            <text:p>Bandeja p/Mont. Elementos p/Gab Ancho 450-370x1000</text:p>
          </table:table-cell>
          <table:table-cell office:value-type="string" calcext:value-type="string">
            <text:p>GENROD</text:p>
          </table:table-cell>
          <table:table-cell office:value-type="float" office:value="60676.9987389945" calcext:value-type="float">
            <text:p>60676.99873899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110</text:p>
          </table:table-cell>
          <table:table-cell office:value-type="string" calcext:value-type="string">
            <text:p>Bandeja p/Mont. Elementos p/Gab Ancho 450-370x1100</text:p>
          </table:table-cell>
          <table:table-cell office:value-type="string" calcext:value-type="string">
            <text:p>GENROD</text:p>
          </table:table-cell>
          <table:table-cell office:value-type="float" office:value="66286.1049531027" calcext:value-type="float">
            <text:p>66286.10495310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140</text:p>
          </table:table-cell>
          <table:table-cell office:value-type="string" calcext:value-type="string">
            <text:p>Bandeja p/Mont. Elementos p/Gab Ancho 450-370x1400</text:p>
          </table:table-cell>
          <table:table-cell office:value-type="string" calcext:value-type="string">
            <text:p>GENROD</text:p>
          </table:table-cell>
          <table:table-cell office:value-type="float" office:value="93015.2675024361" calcext:value-type="float">
            <text:p>93015.26750243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170</text:p>
          </table:table-cell>
          <table:table-cell office:value-type="string" calcext:value-type="string">
            <text:p>Bandeja p/Mont. Elementos p/Gab Ancho 450-370x1700</text:p>
          </table:table-cell>
          <table:table-cell office:value-type="string" calcext:value-type="string">
            <text:p>GENROD</text:p>
          </table:table-cell>
          <table:table-cell office:value-type="float" office:value="111924.853470545" calcext:value-type="float">
            <text:p>111924.8534705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200</text:p>
          </table:table-cell>
          <table:table-cell office:value-type="string" calcext:value-type="string">
            <text:p>Bandeja p/Mont. Elementos p/Gab Ancho 450-370x2000</text:p>
          </table:table-cell>
          <table:table-cell office:value-type="string" calcext:value-type="string">
            <text:p>GENROD</text:p>
          </table:table-cell>
          <table:table-cell office:value-type="float" office:value="130836.866258628" calcext:value-type="float">
            <text:p>130836.8662586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10</text:p>
          </table:table-cell>
          <table:table-cell office:value-type="string" calcext:value-type="string">
            <text:p>Bandeja p/Mont. Elementos p/Gab Ancho 600-520x100</text:p>
          </table:table-cell>
          <table:table-cell office:value-type="string" calcext:value-type="string">
            <text:p>GENROD</text:p>
          </table:table-cell>
          <table:table-cell office:value-type="float" office:value="9973.25378207594" calcext:value-type="float">
            <text:p>9973.253782075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12</text:p>
          </table:table-cell>
          <table:table-cell office:value-type="string" calcext:value-type="string">
            <text:p>Bandeja p/Mont. Elementos p/Gab Ancho 600-520x125</text:p>
          </table:table-cell>
          <table:table-cell office:value-type="string" calcext:value-type="string">
            <text:p>GENROD</text:p>
          </table:table-cell>
          <table:table-cell office:value-type="float" office:value="12069.8588718389" calcext:value-type="float">
            <text:p>12069.85887183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15</text:p>
          </table:table-cell>
          <table:table-cell office:value-type="string" calcext:value-type="string">
            <text:p>Bandeja p/Mont. Elementos p/Gab Ancho 600-520x150</text:p>
          </table:table-cell>
          <table:table-cell office:value-type="string" calcext:value-type="string">
            <text:p>GENROD</text:p>
          </table:table-cell>
          <table:table-cell office:value-type="float" office:value="14150.9825238431" calcext:value-type="float">
            <text:p>14150.98252384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20</text:p>
          </table:table-cell>
          <table:table-cell office:value-type="string" calcext:value-type="string">
            <text:p>Bandeja p/Mont. Elementos p/Gab Ancho 600-520x200</text:p>
          </table:table-cell>
          <table:table-cell office:value-type="string" calcext:value-type="string">
            <text:p>GENROD</text:p>
          </table:table-cell>
          <table:table-cell office:value-type="float" office:value="18296.3257714881" calcext:value-type="float">
            <text:p>18296.32577148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25</text:p>
          </table:table-cell>
          <table:table-cell office:value-type="string" calcext:value-type="string">
            <text:p>Bandeja p/Mont. Elementos p/Gab Ancho 600-520x250</text:p>
          </table:table-cell>
          <table:table-cell office:value-type="string" calcext:value-type="string">
            <text:p>GENROD</text:p>
          </table:table-cell>
          <table:table-cell office:value-type="float" office:value="22474.5287194569" calcext:value-type="float">
            <text:p>22474.52871945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30</text:p>
          </table:table-cell>
          <table:table-cell office:value-type="string" calcext:value-type="string">
            <text:p>Bandeja p/Mont. Elementos p/Gab Ancho 600-520x300</text:p>
          </table:table-cell>
          <table:table-cell office:value-type="string" calcext:value-type="string">
            <text:p>GENROD</text:p>
          </table:table-cell>
          <table:table-cell office:value-type="float" office:value="26625.1998132494" calcext:value-type="float">
            <text:p>26625.19981324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35</text:p>
          </table:table-cell>
          <table:table-cell office:value-type="string" calcext:value-type="string">
            <text:p>Bandeja p/Mont. Elementos p/Gab Ancho 600-520x350</text:p>
          </table:table-cell>
          <table:table-cell office:value-type="string" calcext:value-type="string">
            <text:p>GENROD</text:p>
          </table:table-cell>
          <table:table-cell office:value-type="float" office:value="30767.1399340357" calcext:value-type="float">
            <text:p>30767.13993403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40</text:p>
          </table:table-cell>
          <table:table-cell office:value-type="string" calcext:value-type="string">
            <text:p>Bandeja p/Mont. Elementos p/Gab Ancho 600-520x400</text:p>
          </table:table-cell>
          <table:table-cell office:value-type="string" calcext:value-type="string">
            <text:p>GENROD</text:p>
          </table:table-cell>
          <table:table-cell office:value-type="float" office:value="34931.3398518156" calcext:value-type="float">
            <text:p>34931.33985181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50</text:p>
          </table:table-cell>
          <table:table-cell office:value-type="string" calcext:value-type="string">
            <text:p>Bandeja p/Mont. Elementos p/Gab Ancho 600-520x500</text:p>
          </table:table-cell>
          <table:table-cell office:value-type="string" calcext:value-type="string">
            <text:p>GENROD</text:p>
          </table:table-cell>
          <table:table-cell office:value-type="float" office:value="43257.787073604" calcext:value-type="float">
            <text:p>43257.7870736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60</text:p>
          </table:table-cell>
          <table:table-cell office:value-type="string" calcext:value-type="string">
            <text:p>Bandeja p/Mont. Elementos p/Gab Ancho 600-520x600</text:p>
          </table:table-cell>
          <table:table-cell office:value-type="string" calcext:value-type="string">
            <text:p>GENROD</text:p>
          </table:table-cell>
          <table:table-cell office:value-type="float" office:value="51523.7590574449" calcext:value-type="float">
            <text:p>51523.75905744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65</text:p>
          </table:table-cell>
          <table:table-cell office:value-type="string" calcext:value-type="string">
            <text:p>Bandeja p/Mont. Elementos p/Gab Ancho 600-520x650</text:p>
          </table:table-cell>
          <table:table-cell office:value-type="string" calcext:value-type="string">
            <text:p>GENROD</text:p>
          </table:table-cell>
          <table:table-cell office:value-type="float" office:value="55731.4743678437" calcext:value-type="float">
            <text:p>55731.4743678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70</text:p>
          </table:table-cell>
          <table:table-cell office:value-type="string" calcext:value-type="string">
            <text:p>Bandeja p/Mont. Elementos p/Gab Ancho 600-520x700</text:p>
          </table:table-cell>
          <table:table-cell office:value-type="string" calcext:value-type="string">
            <text:p>GENROD</text:p>
          </table:table-cell>
          <table:table-cell office:value-type="float" office:value="60018.521586325" calcext:value-type="float">
            <text:p>60018.5215863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80</text:p>
          </table:table-cell>
          <table:table-cell office:value-type="string" calcext:value-type="string">
            <text:p>Bandeja p/Mont. Elementos p/Gab Ancho 600-520x800</text:p>
          </table:table-cell>
          <table:table-cell office:value-type="string" calcext:value-type="string">
            <text:p>GENROD</text:p>
          </table:table-cell>
          <table:table-cell office:value-type="float" office:value="67350.1120916024" calcext:value-type="float">
            <text:p>67350.1120916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100</text:p>
          </table:table-cell>
          <table:table-cell office:value-type="string" calcext:value-type="string">
            <text:p>Bandeja p/Mont. Elementos p/Gab Ancho 600-520x1000</text:p>
          </table:table-cell>
          <table:table-cell office:value-type="string" calcext:value-type="string">
            <text:p>GENROD</text:p>
          </table:table-cell>
          <table:table-cell office:value-type="float" office:value="84187.5285365732" calcext:value-type="float">
            <text:p>84187.52853657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110</text:p>
          </table:table-cell>
          <table:table-cell office:value-type="string" calcext:value-type="string">
            <text:p>Bandeja p/Mont. Elementos p/Gab Ancho 600-520x1100</text:p>
          </table:table-cell>
          <table:table-cell office:value-type="string" calcext:value-type="string">
            <text:p>GENROD</text:p>
          </table:table-cell>
          <table:table-cell office:value-type="float" office:value="93149.2447016343" calcext:value-type="float">
            <text:p>93149.24470163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140</text:p>
          </table:table-cell>
          <table:table-cell office:value-type="string" calcext:value-type="string">
            <text:p>Bandeja p/Mont. Elementos p/Gab Ancho 600-520x1400</text:p>
          </table:table-cell>
          <table:table-cell office:value-type="string" calcext:value-type="string">
            <text:p>GENROD</text:p>
          </table:table-cell>
          <table:table-cell office:value-type="float" office:value="128433.142917111" calcext:value-type="float">
            <text:p>128433.1429171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170</text:p>
          </table:table-cell>
          <table:table-cell office:value-type="string" calcext:value-type="string">
            <text:p>Bandeja p/Mont. Elementos p/Gab Ancho 600-520x1700</text:p>
          </table:table-cell>
          <table:table-cell office:value-type="string" calcext:value-type="string">
            <text:p>GENROD</text:p>
          </table:table-cell>
          <table:table-cell office:value-type="float" office:value="154535.042239635" calcext:value-type="float">
            <text:p>154535.0422396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200</text:p>
          </table:table-cell>
          <table:table-cell office:value-type="string" calcext:value-type="string">
            <text:p>Bandeja p/Mont. Elementos p/Gab Ancho 600-520x2000</text:p>
          </table:table-cell>
          <table:table-cell office:value-type="string" calcext:value-type="string">
            <text:p>GENROD</text:p>
          </table:table-cell>
          <table:table-cell office:value-type="float" office:value="180630.637409125" calcext:value-type="float">
            <text:p>180630.6374091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10</text:p>
          </table:table-cell>
          <table:table-cell office:value-type="string" calcext:value-type="string">
            <text:p>Bandeja p/Mont. Elementos p/Gab Ancho 750-670x100</text:p>
          </table:table-cell>
          <table:table-cell office:value-type="string" calcext:value-type="string">
            <text:p>GENROD</text:p>
          </table:table-cell>
          <table:table-cell office:value-type="float" office:value="12863.0384802502" calcext:value-type="float">
            <text:p>12863.03848025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12</text:p>
          </table:table-cell>
          <table:table-cell office:value-type="string" calcext:value-type="string">
            <text:p>Bandeja p/Mont. Elementos p/Gab Ancho 750-670x125</text:p>
          </table:table-cell>
          <table:table-cell office:value-type="string" calcext:value-type="string">
            <text:p>GENROD</text:p>
          </table:table-cell>
          <table:table-cell office:value-type="float" office:value="15539.0677594247" calcext:value-type="float">
            <text:p>15539.06775942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15</text:p>
          </table:table-cell>
          <table:table-cell office:value-type="string" calcext:value-type="string">
            <text:p>Bandeja p/Mont. Elementos p/Gab Ancho 750-670x150</text:p>
          </table:table-cell>
          <table:table-cell office:value-type="string" calcext:value-type="string">
            <text:p>GENROD</text:p>
          </table:table-cell>
          <table:table-cell office:value-type="float" office:value="18227.1753494993" calcext:value-type="float">
            <text:p>18227.17534949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20</text:p>
          </table:table-cell>
          <table:table-cell office:value-type="string" calcext:value-type="string">
            <text:p>Bandeja p/Mont. Elementos p/Gab Ancho 750-670x200</text:p>
          </table:table-cell>
          <table:table-cell office:value-type="string" calcext:value-type="string">
            <text:p>GENROD</text:p>
          </table:table-cell>
          <table:table-cell office:value-type="float" office:value="23576.779193393" calcext:value-type="float">
            <text:p>23576.7791933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25</text:p>
          </table:table-cell>
          <table:table-cell office:value-type="string" calcext:value-type="string">
            <text:p>Bandeja p/Mont. Elementos p/Gab Ancho 750-670x250</text:p>
          </table:table-cell>
          <table:table-cell office:value-type="string" calcext:value-type="string">
            <text:p>GENROD</text:p>
          </table:table-cell>
          <table:table-cell office:value-type="float" office:value="28942.3386812469" calcext:value-type="float">
            <text:p>28942.33868124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30</text:p>
          </table:table-cell>
          <table:table-cell office:value-type="string" calcext:value-type="string">
            <text:p>Bandeja p/Mont. Elementos p/Gab Ancho 750-670x300</text:p>
          </table:table-cell>
          <table:table-cell office:value-type="string" calcext:value-type="string">
            <text:p>GENROD</text:p>
          </table:table-cell>
          <table:table-cell office:value-type="float" office:value="34288.0651920803" calcext:value-type="float">
            <text:p>34288.06519208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35</text:p>
          </table:table-cell>
          <table:table-cell office:value-type="string" calcext:value-type="string">
            <text:p>Bandeja p/Mont. Elementos p/Gab Ancho 750-670x350</text:p>
          </table:table-cell>
          <table:table-cell office:value-type="string" calcext:value-type="string">
            <text:p>GENROD</text:p>
          </table:table-cell>
          <table:table-cell office:value-type="float" office:value="39653.1504737327" calcext:value-type="float">
            <text:p>39653.15047373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40</text:p>
          </table:table-cell>
          <table:table-cell office:value-type="string" calcext:value-type="string">
            <text:p>Bandeja p/Mont. Elementos p/Gab Ancho 750-670x400</text:p>
          </table:table-cell>
          <table:table-cell office:value-type="string" calcext:value-type="string">
            <text:p>GENROD</text:p>
          </table:table-cell>
          <table:table-cell office:value-type="float" office:value="45014.3863168072" calcext:value-type="float">
            <text:p>45014.38631680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50</text:p>
          </table:table-cell>
          <table:table-cell office:value-type="string" calcext:value-type="string">
            <text:p>Bandeja p/Mont. Elementos p/Gab Ancho 750-670x500</text:p>
          </table:table-cell>
          <table:table-cell office:value-type="string" calcext:value-type="string">
            <text:p>GENROD</text:p>
          </table:table-cell>
          <table:table-cell office:value-type="float" office:value="55731.4743678437" calcext:value-type="float">
            <text:p>55731.4743678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60</text:p>
          </table:table-cell>
          <table:table-cell office:value-type="string" calcext:value-type="string">
            <text:p>Bandeja p/Mont. Elementos p/Gab Ancho 750-670x600</text:p>
          </table:table-cell>
          <table:table-cell office:value-type="string" calcext:value-type="string">
            <text:p>GENROD</text:p>
          </table:table-cell>
          <table:table-cell office:value-type="float" office:value="67754.4426146874" calcext:value-type="float">
            <text:p>67754.44261468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65</text:p>
          </table:table-cell>
          <table:table-cell office:value-type="string" calcext:value-type="string">
            <text:p>Bandeja p/Mont. Elementos p/Gab Ancho 750-670x650</text:p>
          </table:table-cell>
          <table:table-cell office:value-type="string" calcext:value-type="string">
            <text:p>GENROD</text:p>
          </table:table-cell>
          <table:table-cell office:value-type="float" office:value="71812.7271826119" calcext:value-type="float">
            <text:p>71812.72718261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70</text:p>
          </table:table-cell>
          <table:table-cell office:value-type="string" calcext:value-type="string">
            <text:p>Bandeja p/Mont. Elementos p/Gab Ancho 750-670x700</text:p>
          </table:table-cell>
          <table:table-cell office:value-type="string" calcext:value-type="string">
            <text:p>GENROD</text:p>
          </table:table-cell>
          <table:table-cell office:value-type="float" office:value="77336.6715418061" calcext:value-type="float">
            <text:p>77336.67154180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80</text:p>
          </table:table-cell>
          <table:table-cell office:value-type="string" calcext:value-type="string">
            <text:p>Bandeja p/Mont. Elementos p/Gab Ancho 750-670x800</text:p>
          </table:table-cell>
          <table:table-cell office:value-type="string" calcext:value-type="string">
            <text:p>GENROD</text:p>
          </table:table-cell>
          <table:table-cell office:value-type="float" office:value="87871.2180997024" calcext:value-type="float">
            <text:p>87871.2180997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100</text:p>
          </table:table-cell>
          <table:table-cell office:value-type="string" calcext:value-type="string">
            <text:p>Bandeja p/Mont. Elementos p/Gab Ancho 750-670x1000</text:p>
          </table:table-cell>
          <table:table-cell office:value-type="string" calcext:value-type="string">
            <text:p>GENROD</text:p>
          </table:table-cell>
          <table:table-cell office:value-type="float" office:value="109838.904073078" calcext:value-type="float">
            <text:p>109838.9040730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110</text:p>
          </table:table-cell>
          <table:table-cell office:value-type="string" calcext:value-type="string">
            <text:p>Bandeja p/Mont. Elementos p/Gab Ancho 750-670x1100</text:p>
          </table:table-cell>
          <table:table-cell office:value-type="string" calcext:value-type="string">
            <text:p>GENROD</text:p>
          </table:table-cell>
          <table:table-cell office:value-type="float" office:value="120031.241120301" calcext:value-type="float">
            <text:p>120031.2411203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140</text:p>
          </table:table-cell>
          <table:table-cell office:value-type="string" calcext:value-type="string">
            <text:p>Bandeja p/Mont. Elementos p/Gab Ancho 750-670x1400</text:p>
          </table:table-cell>
          <table:table-cell office:value-type="string" calcext:value-type="string">
            <text:p>GENROD</text:p>
          </table:table-cell>
          <table:table-cell office:value-type="float" office:value="163854.895664847" calcext:value-type="float">
            <text:p>163854.8956648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170</text:p>
          </table:table-cell>
          <table:table-cell office:value-type="string" calcext:value-type="string">
            <text:p>Bandeja p/Mont. Elementos p/Gab Ancho 750-670x1700</text:p>
          </table:table-cell>
          <table:table-cell office:value-type="string" calcext:value-type="string">
            <text:p>GENROD</text:p>
          </table:table-cell>
          <table:table-cell office:value-type="float" office:value="197145.203114241" calcext:value-type="float">
            <text:p>197145.2031142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200</text:p>
          </table:table-cell>
          <table:table-cell office:value-type="string" calcext:value-type="string">
            <text:p>Bandeja p/Mont. Elementos p/Gab Ancho 750-670x2000</text:p>
          </table:table-cell>
          <table:table-cell office:value-type="string" calcext:value-type="string">
            <text:p>GENROD</text:p>
          </table:table-cell>
          <table:table-cell office:value-type="float" office:value="230457.296154428" calcext:value-type="float">
            <text:p>230457.296154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10</text:p>
          </table:table-cell>
          <table:table-cell office:value-type="string" calcext:value-type="string">
            <text:p>Bandeja p/Mont. Elementos p/Gab Ancho 900-820x100</text:p>
          </table:table-cell>
          <table:table-cell office:value-type="string" calcext:value-type="string">
            <text:p>GENROD</text:p>
          </table:table-cell>
          <table:table-cell office:value-type="float" office:value="15745.0964067863" calcext:value-type="float">
            <text:p>15745.09640678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12</text:p>
          </table:table-cell>
          <table:table-cell office:value-type="string" calcext:value-type="string">
            <text:p>Bandeja p/Mont. Elementos p/Gab Ancho 900-820x125</text:p>
          </table:table-cell>
          <table:table-cell office:value-type="string" calcext:value-type="string">
            <text:p>GENROD</text:p>
          </table:table-cell>
          <table:table-cell office:value-type="float" office:value="19016.4776248503" calcext:value-type="float">
            <text:p>19016.47762485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15</text:p>
          </table:table-cell>
          <table:table-cell office:value-type="string" calcext:value-type="string">
            <text:p>Bandeja p/Mont. Elementos p/Gab Ancho 900-820x150</text:p>
          </table:table-cell>
          <table:table-cell office:value-type="string" calcext:value-type="string">
            <text:p>GENROD</text:p>
          </table:table-cell>
          <table:table-cell office:value-type="float" office:value="22311.5412585127" calcext:value-type="float">
            <text:p>22311.54125851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20</text:p>
          </table:table-cell>
          <table:table-cell office:value-type="string" calcext:value-type="string">
            <text:p>Bandeja p/Mont. Elementos p/Gab Ancho 900-820x200</text:p>
          </table:table-cell>
          <table:table-cell office:value-type="string" calcext:value-type="string">
            <text:p>GENROD</text:p>
          </table:table-cell>
          <table:table-cell office:value-type="float" office:value="28855.2800015265" calcext:value-type="float">
            <text:p>28855.28000152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25</text:p>
          </table:table-cell>
          <table:table-cell office:value-type="string" calcext:value-type="string">
            <text:p>Bandeja p/Mont. Elementos p/Gab Ancho 900-820x250</text:p>
          </table:table-cell>
          <table:table-cell office:value-type="string" calcext:value-type="string">
            <text:p>GENROD</text:p>
          </table:table-cell>
          <table:table-cell office:value-type="float" office:value="35419.800133964" calcext:value-type="float">
            <text:p>35419.8001339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30</text:p>
          </table:table-cell>
          <table:table-cell office:value-type="string" calcext:value-type="string">
            <text:p>Bandeja p/Mont. Elementos p/Gab Ancho 900-820x300</text:p>
          </table:table-cell>
          <table:table-cell office:value-type="string" calcext:value-type="string">
            <text:p>GENROD</text:p>
          </table:table-cell>
          <table:table-cell office:value-type="float" office:value="41976.1192885618" calcext:value-type="float">
            <text:p>41976.11928856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35</text:p>
          </table:table-cell>
          <table:table-cell office:value-type="string" calcext:value-type="string">
            <text:p>Bandeja p/Mont. Elementos p/Gab Ancho 900-820x350</text:p>
          </table:table-cell>
          <table:table-cell office:value-type="string" calcext:value-type="string">
            <text:p>GENROD</text:p>
          </table:table-cell>
          <table:table-cell office:value-type="float" office:value="48541.615727885" calcext:value-type="float">
            <text:p>48541.6157278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40</text:p>
          </table:table-cell>
          <table:table-cell office:value-type="string" calcext:value-type="string">
            <text:p>Bandeja p/Mont. Elementos p/Gab Ancho 900-820x400</text:p>
          </table:table-cell>
          <table:table-cell office:value-type="string" calcext:value-type="string">
            <text:p>GENROD</text:p>
          </table:table-cell>
          <table:table-cell office:value-type="float" office:value="55080.9750371544" calcext:value-type="float">
            <text:p>55080.97503715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50</text:p>
          </table:table-cell>
          <table:table-cell office:value-type="string" calcext:value-type="string">
            <text:p>Bandeja p/Mont. Elementos p/Gab Ancho 900-820x500</text:p>
          </table:table-cell>
          <table:table-cell office:value-type="string" calcext:value-type="string">
            <text:p>GENROD</text:p>
          </table:table-cell>
          <table:table-cell office:value-type="float" office:value="68209.0668896263" calcext:value-type="float">
            <text:p>68209.06688962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60</text:p>
          </table:table-cell>
          <table:table-cell office:value-type="string" calcext:value-type="string">
            <text:p>Bandeja p/Mont. Elementos p/Gab Ancho 900-820x600</text:p>
          </table:table-cell>
          <table:table-cell office:value-type="string" calcext:value-type="string">
            <text:p>GENROD</text:p>
          </table:table-cell>
          <table:table-cell office:value-type="float" office:value="82096.0002426158" calcext:value-type="float">
            <text:p>82096.00024261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65</text:p>
          </table:table-cell>
          <table:table-cell office:value-type="string" calcext:value-type="string">
            <text:p>Bandeja p/Mont. Elementos p/Gab Ancho 900-820x650</text:p>
          </table:table-cell>
          <table:table-cell office:value-type="string" calcext:value-type="string">
            <text:p>GENROD</text:p>
          </table:table-cell>
          <table:table-cell office:value-type="float" office:value="87871.2180997024" calcext:value-type="float">
            <text:p>87871.2180997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70</text:p>
          </table:table-cell>
          <table:table-cell office:value-type="string" calcext:value-type="string">
            <text:p>Bandeja p/Mont. Elementos p/Gab Ancho 900-820x700</text:p>
          </table:table-cell>
          <table:table-cell office:value-type="string" calcext:value-type="string">
            <text:p>GENROD</text:p>
          </table:table-cell>
          <table:table-cell office:value-type="float" office:value="94630.1627748031" calcext:value-type="float">
            <text:p>94630.16277480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80</text:p>
          </table:table-cell>
          <table:table-cell office:value-type="string" calcext:value-type="string">
            <text:p>Bandeja p/Mont. Elementos p/Gab Ancho 900-820x800</text:p>
          </table:table-cell>
          <table:table-cell office:value-type="string" calcext:value-type="string">
            <text:p>GENROD</text:p>
          </table:table-cell>
          <table:table-cell office:value-type="float" office:value="107551.723879229" calcext:value-type="float">
            <text:p>107551.7238792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100</text:p>
          </table:table-cell>
          <table:table-cell office:value-type="string" calcext:value-type="string">
            <text:p>Bandeja p/Mont. Elementos p/Gab Ancho 900-820x1000</text:p>
          </table:table-cell>
          <table:table-cell office:value-type="string" calcext:value-type="string">
            <text:p>GENROD</text:p>
          </table:table-cell>
          <table:table-cell office:value-type="float" office:value="134439.550244727" calcext:value-type="float">
            <text:p>134439.5502447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110</text:p>
          </table:table-cell>
          <table:table-cell office:value-type="string" calcext:value-type="string">
            <text:p>Bandeja p/Mont. Elementos p/Gab Ancho 900-820x1100</text:p>
          </table:table-cell>
          <table:table-cell office:value-type="string" calcext:value-type="string">
            <text:p>GENROD</text:p>
          </table:table-cell>
          <table:table-cell office:value-type="float" office:value="146910.838613477" calcext:value-type="float">
            <text:p>146910.838613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140</text:p>
          </table:table-cell>
          <table:table-cell office:value-type="string" calcext:value-type="string">
            <text:p>Bandeja p/Mont. Elementos p/Gab Ancho 900-820x1400</text:p>
          </table:table-cell>
          <table:table-cell office:value-type="string" calcext:value-type="string">
            <text:p>GENROD</text:p>
          </table:table-cell>
          <table:table-cell office:value-type="float" office:value="199266.466926488" calcext:value-type="float">
            <text:p>199266.466926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170</text:p>
          </table:table-cell>
          <table:table-cell office:value-type="string" calcext:value-type="string">
            <text:p>Bandeja p/Mont. Elementos p/Gab Ancho 900-820x1700</text:p>
          </table:table-cell>
          <table:table-cell office:value-type="string" calcext:value-type="string">
            <text:p>GENROD</text:p>
          </table:table-cell>
          <table:table-cell office:value-type="float" office:value="239753.439269559" calcext:value-type="float">
            <text:p>239753.4392695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200</text:p>
          </table:table-cell>
          <table:table-cell office:value-type="string" calcext:value-type="string">
            <text:p>Bandeja p/Mont. Elementos p/Gab Ancho 900-820x2000</text:p>
          </table:table-cell>
          <table:table-cell office:value-type="string" calcext:value-type="string">
            <text:p>GENROD</text:p>
          </table:table-cell>
          <table:table-cell office:value-type="float" office:value="280266.520848201" calcext:value-type="float">
            <text:p>280266.5208482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10</text:p>
          </table:table-cell>
          <table:table-cell office:value-type="string" calcext:value-type="string">
            <text:p>Bandeja p/Mont. Elementos p/Gab Ancho 1200 - 1120x100</text:p>
          </table:table-cell>
          <table:table-cell office:value-type="string" calcext:value-type="string">
            <text:p>GENROD</text:p>
          </table:table-cell>
          <table:table-cell office:value-type="float" office:value="21499.0307737649" calcext:value-type="float">
            <text:p>21499.03077376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12</text:p>
          </table:table-cell>
          <table:table-cell office:value-type="string" calcext:value-type="string">
            <text:p>Bandeja p/Mont. Elementos p/Gab Ancho 1200 - 1120x125</text:p>
          </table:table-cell>
          <table:table-cell office:value-type="string" calcext:value-type="string">
            <text:p>GENROD</text:p>
          </table:table-cell>
          <table:table-cell office:value-type="float" office:value="25985.3282803728" calcext:value-type="float">
            <text:p>25985.32828037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15</text:p>
          </table:table-cell>
          <table:table-cell office:value-type="string" calcext:value-type="string">
            <text:p>Bandeja p/Mont. Elementos p/Gab Ancho 1200 - 1120x150</text:p>
          </table:table-cell>
          <table:table-cell office:value-type="string" calcext:value-type="string">
            <text:p>GENROD</text:p>
          </table:table-cell>
          <table:table-cell office:value-type="float" office:value="30453.2433230474" calcext:value-type="float">
            <text:p>30453.24332304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20</text:p>
          </table:table-cell>
          <table:table-cell office:value-type="string" calcext:value-type="string">
            <text:p>Bandeja p/Mont. Elementos p/Gab Ancho 1200 - 1120x200</text:p>
          </table:table-cell>
          <table:table-cell office:value-type="string" calcext:value-type="string">
            <text:p>GENROD</text:p>
          </table:table-cell>
          <table:table-cell office:value-type="float" office:value="39408.9342798997" calcext:value-type="float">
            <text:p>39408.93427989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25</text:p>
          </table:table-cell>
          <table:table-cell office:value-type="string" calcext:value-type="string">
            <text:p>Bandeja p/Mont. Elementos p/Gab Ancho 1200 - 1120x250</text:p>
          </table:table-cell>
          <table:table-cell office:value-type="string" calcext:value-type="string">
            <text:p>GENROD</text:p>
          </table:table-cell>
          <table:table-cell office:value-type="float" office:value="48375.2251400822" calcext:value-type="float">
            <text:p>48375.22514008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30</text:p>
          </table:table-cell>
          <table:table-cell office:value-type="string" calcext:value-type="string">
            <text:p>Bandeja p/Mont. Elementos p/Gab Ancho 1200 - 1120x300</text:p>
          </table:table-cell>
          <table:table-cell office:value-type="string" calcext:value-type="string">
            <text:p>GENROD</text:p>
          </table:table-cell>
          <table:table-cell office:value-type="float" office:value="57337.1923554853" calcext:value-type="float">
            <text:p>57337.19235548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35</text:p>
          </table:table-cell>
          <table:table-cell office:value-type="string" calcext:value-type="string">
            <text:p>Bandeja p/Mont. Elementos p/Gab Ancho 1200 - 1120x350</text:p>
          </table:table-cell>
          <table:table-cell office:value-type="string" calcext:value-type="string">
            <text:p>GENROD</text:p>
          </table:table-cell>
          <table:table-cell office:value-type="float" office:value="66286.1049531027" calcext:value-type="float">
            <text:p>66286.10495310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40</text:p>
          </table:table-cell>
          <table:table-cell office:value-type="string" calcext:value-type="string">
            <text:p>Bandeja p/Mont. Elementos p/Gab Ancho 1200 - 1120x400</text:p>
          </table:table-cell>
          <table:table-cell office:value-type="string" calcext:value-type="string">
            <text:p>GENROD</text:p>
          </table:table-cell>
          <table:table-cell office:value-type="float" office:value="75240.7917085868" calcext:value-type="float">
            <text:p>75240.79170858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50</text:p>
          </table:table-cell>
          <table:table-cell office:value-type="string" calcext:value-type="string">
            <text:p>Bandeja p/Mont. Elementos p/Gab Ancho 1200 - 1120x500</text:p>
          </table:table-cell>
          <table:table-cell office:value-type="string" calcext:value-type="string">
            <text:p>GENROD</text:p>
          </table:table-cell>
          <table:table-cell office:value-type="float" office:value="93149.2447016343" calcext:value-type="float">
            <text:p>93149.24470163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60</text:p>
          </table:table-cell>
          <table:table-cell office:value-type="string" calcext:value-type="string">
            <text:p>Bandeja p/Mont. Elementos p/Gab Ancho 1200-1120x600</text:p>
          </table:table-cell>
          <table:table-cell office:value-type="string" calcext:value-type="string">
            <text:p>GENROD</text:p>
          </table:table-cell>
          <table:table-cell office:value-type="float" office:value="109262.380909841" calcext:value-type="float">
            <text:p>109262.3809098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65</text:p>
          </table:table-cell>
          <table:table-cell office:value-type="string" calcext:value-type="string">
            <text:p>Bandeja p/Mont. Elementos p/Gab Ancho 1200 - 1120x650</text:p>
          </table:table-cell>
          <table:table-cell office:value-type="string" calcext:value-type="string">
            <text:p>GENROD</text:p>
          </table:table-cell>
          <table:table-cell office:value-type="float" office:value="120031.241120301" calcext:value-type="float">
            <text:p>120031.2411203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70</text:p>
          </table:table-cell>
          <table:table-cell office:value-type="string" calcext:value-type="string">
            <text:p>Bandeja p/Mont. Elementos p/Gab Ancho 1200 - 1120x700</text:p>
          </table:table-cell>
          <table:table-cell office:value-type="string" calcext:value-type="string">
            <text:p>GENROD</text:p>
          </table:table-cell>
          <table:table-cell office:value-type="float" office:value="129248.582322516" calcext:value-type="float">
            <text:p>129248.5823225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80</text:p>
          </table:table-cell>
          <table:table-cell office:value-type="string" calcext:value-type="string">
            <text:p>Bandeja p/Mont. Elementos p/Gab Ancho 1200 - 1120x800</text:p>
          </table:table-cell>
          <table:table-cell office:value-type="string" calcext:value-type="string">
            <text:p>GENROD</text:p>
          </table:table-cell>
          <table:table-cell office:value-type="float" office:value="146910.838613477" calcext:value-type="float">
            <text:p>146910.838613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100</text:p>
          </table:table-cell>
          <table:table-cell office:value-type="string" calcext:value-type="string">
            <text:p>Bandeja p/Mont. Elementos p/Gab Ancho 1200 - 1120x1000</text:p>
          </table:table-cell>
          <table:table-cell office:value-type="string" calcext:value-type="string">
            <text:p>GENROD</text:p>
          </table:table-cell>
          <table:table-cell office:value-type="float" office:value="183638.415768054" calcext:value-type="float">
            <text:p>183638.4157680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110</text:p>
          </table:table-cell>
          <table:table-cell office:value-type="string" calcext:value-type="string">
            <text:p>Bandeja p/Mont. Elementos p/Gab Ancho 1200 - 1120x1100</text:p>
          </table:table-cell>
          <table:table-cell office:value-type="string" calcext:value-type="string">
            <text:p>GENROD</text:p>
          </table:table-cell>
          <table:table-cell office:value-type="float" office:value="200657.453188245" calcext:value-type="float">
            <text:p>200657.4531882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140</text:p>
          </table:table-cell>
          <table:table-cell office:value-type="string" calcext:value-type="string">
            <text:p>Bandeja p/Mont. Elementos p/Gab Ancho 1200 - 1120x1400</text:p>
          </table:table-cell>
          <table:table-cell office:value-type="string" calcext:value-type="string">
            <text:p>GENROD</text:p>
          </table:table-cell>
          <table:table-cell office:value-type="float" office:value="270081.910572616" calcext:value-type="float">
            <text:p>270081.9105726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170</text:p>
          </table:table-cell>
          <table:table-cell office:value-type="string" calcext:value-type="string">
            <text:p>Bandeja p/Mont. Elementos p/Gab Ancho 1200 - 1120x1700</text:p>
          </table:table-cell>
          <table:table-cell office:value-type="string" calcext:value-type="string">
            <text:p>GENROD</text:p>
          </table:table-cell>
          <table:table-cell office:value-type="float" office:value="324978.140452517" calcext:value-type="float">
            <text:p>324978.1404525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200</text:p>
          </table:table-cell>
          <table:table-cell office:value-type="string" calcext:value-type="string">
            <text:p>Bandeja p/Mont. Elementos p/Gab Ancho 1200 - 1120x2000</text:p>
          </table:table-cell>
          <table:table-cell office:value-type="string" calcext:value-type="string">
            <text:p>GENROD</text:p>
          </table:table-cell>
          <table:table-cell office:value-type="float" office:value="379870.995100042" calcext:value-type="float">
            <text:p>379870.9951000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100</text:p>
          </table:table-cell>
          <table:table-cell office:value-type="string" calcext:value-type="string">
            <text:p>Soporte p/Bandeja y Contrafrente - Alto: 100</text:p>
          </table:table-cell>
          <table:table-cell office:value-type="string" calcext:value-type="string">
            <text:p>GENROD</text:p>
          </table:table-cell>
          <table:table-cell office:value-type="float" office:value="1093.51950092981" calcext:value-type="float">
            <text:p>1093.519500929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125</text:p>
          </table:table-cell>
          <table:table-cell office:value-type="string" calcext:value-type="string">
            <text:p>Soporte p/Bandeja y Contrafrente - Alto: 125 </text:p>
          </table:table-cell>
          <table:table-cell office:value-type="string" calcext:value-type="string">
            <text:p>GENROD</text:p>
          </table:table-cell>
          <table:table-cell office:value-type="float" office:value="1370.17697784992" calcext:value-type="float">
            <text:p>1370.176977849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150</text:p>
          </table:table-cell>
          <table:table-cell office:value-type="string" calcext:value-type="string">
            <text:p>Soporte p/Bandeja y Contrafrente - Alto: 150 </text:p>
          </table:table-cell>
          <table:table-cell office:value-type="string" calcext:value-type="string">
            <text:p>GENROD</text:p>
          </table:table-cell>
          <table:table-cell office:value-type="float" office:value="1641.98081482405" calcext:value-type="float">
            <text:p>1641.980814824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200</text:p>
          </table:table-cell>
          <table:table-cell office:value-type="string" calcext:value-type="string">
            <text:p>Soporte p/Bandeja y Contrafrente - Alto: 200 </text:p>
          </table:table-cell>
          <table:table-cell office:value-type="string" calcext:value-type="string">
            <text:p>GENROD</text:p>
          </table:table-cell>
          <table:table-cell office:value-type="float" office:value="2192.36684800721" calcext:value-type="float">
            <text:p>2192.366848007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250</text:p>
          </table:table-cell>
          <table:table-cell office:value-type="string" calcext:value-type="string">
            <text:p>Soporte p/Bandeja y Contrafrente - Alto: 250 </text:p>
          </table:table-cell>
          <table:table-cell office:value-type="string" calcext:value-type="string">
            <text:p>GENROD</text:p>
          </table:table-cell>
          <table:table-cell office:value-type="float" office:value="2744.20339427767" calcext:value-type="float">
            <text:p>2744.203394277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300</text:p>
          </table:table-cell>
          <table:table-cell office:value-type="string" calcext:value-type="string">
            <text:p>Soporte p/Bandeja y Contrafrente - Alto: 300 </text:p>
          </table:table-cell>
          <table:table-cell office:value-type="string" calcext:value-type="string">
            <text:p>GENROD</text:p>
          </table:table-cell>
          <table:table-cell office:value-type="float" office:value="3291.68840128623" calcext:value-type="float">
            <text:p>3291.688401286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350</text:p>
          </table:table-cell>
          <table:table-cell office:value-type="string" calcext:value-type="string">
            <text:p>Soporte p/Bandeja y Contrafrente - Alto: 350 </text:p>
          </table:table-cell>
          <table:table-cell office:value-type="string" calcext:value-type="string">
            <text:p>GENROD</text:p>
          </table:table-cell>
          <table:table-cell office:value-type="float" office:value="3830.47032977098" calcext:value-type="float">
            <text:p>3830.470329770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400</text:p>
          </table:table-cell>
          <table:table-cell office:value-type="string" calcext:value-type="string">
            <text:p>Soporte p/Bandeja y Contrafrente - Alto: 400 </text:p>
          </table:table-cell>
          <table:table-cell office:value-type="string" calcext:value-type="string">
            <text:p>GENROD</text:p>
          </table:table-cell>
          <table:table-cell office:value-type="float" office:value="4387.63472218902" calcext:value-type="float">
            <text:p>4387.63472218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500</text:p>
          </table:table-cell>
          <table:table-cell office:value-type="string" calcext:value-type="string">
            <text:p>Soporte p/Bandeja y Contrafrente - Alto: 500 </text:p>
          </table:table-cell>
          <table:table-cell office:value-type="string" calcext:value-type="string">
            <text:p>GENROD</text:p>
          </table:table-cell>
          <table:table-cell office:value-type="float" office:value="5475.35217076964" calcext:value-type="float">
            <text:p>5475.352170769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600</text:p>
          </table:table-cell>
          <table:table-cell office:value-type="string" calcext:value-type="string">
            <text:p>Soporte p/Bandeja y Contrafrente - Alto: 600</text:p>
          </table:table-cell>
          <table:table-cell office:value-type="string" calcext:value-type="string">
            <text:p>GENROD</text:p>
          </table:table-cell>
          <table:table-cell office:value-type="float" office:value="6881.79197580206" calcext:value-type="float">
            <text:p>6881.791975802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650</text:p>
          </table:table-cell>
          <table:table-cell office:value-type="string" calcext:value-type="string">
            <text:p>Soporte p/Bandeja y Contrafrente - Alto: 650 </text:p>
          </table:table-cell>
          <table:table-cell office:value-type="string" calcext:value-type="string">
            <text:p>GENROD</text:p>
          </table:table-cell>
          <table:table-cell office:value-type="float" office:value="7116.35667870801" calcext:value-type="float">
            <text:p>7116.356678708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700</text:p>
          </table:table-cell>
          <table:table-cell office:value-type="string" calcext:value-type="string">
            <text:p>Soporte p/Bandeja y Contrafrente - Alto: 700 </text:p>
          </table:table-cell>
          <table:table-cell office:value-type="string" calcext:value-type="string">
            <text:p>GENROD</text:p>
          </table:table-cell>
          <table:table-cell office:value-type="float" office:value="8042.53717943176" calcext:value-type="float">
            <text:p>8042.537179431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800</text:p>
          </table:table-cell>
          <table:table-cell office:value-type="string" calcext:value-type="string">
            <text:p>Soporte p/Bandeja y Contrafrente - Alto: 800 </text:p>
          </table:table-cell>
          <table:table-cell office:value-type="string" calcext:value-type="string">
            <text:p>GENROD</text:p>
          </table:table-cell>
          <table:table-cell office:value-type="float" office:value="8769.46739202884" calcext:value-type="float">
            <text:p>8769.467392028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1000</text:p>
          </table:table-cell>
          <table:table-cell office:value-type="string" calcext:value-type="string">
            <text:p>Soporte p/Bandeja y Contrafrente - Alto: 1000</text:p>
          </table:table-cell>
          <table:table-cell office:value-type="string" calcext:value-type="string">
            <text:p>GENROD</text:p>
          </table:table-cell>
          <table:table-cell office:value-type="float" office:value="11090.9577992882" calcext:value-type="float">
            <text:p>11090.95779928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1100</text:p>
          </table:table-cell>
          <table:table-cell office:value-type="string" calcext:value-type="string">
            <text:p>Soporte p/Bandeja y Contrafrente - Alto: 1100 </text:p>
          </table:table-cell>
          <table:table-cell office:value-type="string" calcext:value-type="string">
            <text:p>GENROD</text:p>
          </table:table-cell>
          <table:table-cell office:value-type="float" office:value="12041.3228162945" calcext:value-type="float">
            <text:p>12041.32281629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1400</text:p>
          </table:table-cell>
          <table:table-cell office:value-type="string" calcext:value-type="string">
            <text:p>Soporte p/Bandeja y Contrafrente - Alto: 1400</text:p>
          </table:table-cell>
          <table:table-cell office:value-type="string" calcext:value-type="string">
            <text:p>GENROD</text:p>
          </table:table-cell>
          <table:table-cell office:value-type="float" office:value="15326.2607528283" calcext:value-type="float">
            <text:p>15326.26075282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1700</text:p>
          </table:table-cell>
          <table:table-cell office:value-type="string" calcext:value-type="string">
            <text:p>Soporte p/Bandeja y Contrafrente - Alto: 1700 </text:p>
          </table:table-cell>
          <table:table-cell office:value-type="string" calcext:value-type="string">
            <text:p>GENROD</text:p>
          </table:table-cell>
          <table:table-cell office:value-type="float" office:value="18626.6522326383" calcext:value-type="float">
            <text:p>18626.65223263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2000</text:p>
          </table:table-cell>
          <table:table-cell office:value-type="string" calcext:value-type="string">
            <text:p>Soporte p/Bandeja y Contrafrente - Alto: 2000 </text:p>
          </table:table-cell>
          <table:table-cell office:value-type="string" calcext:value-type="string">
            <text:p>GENROD</text:p>
          </table:table-cell>
          <table:table-cell office:value-type="float" office:value="21906.2623230245" calcext:value-type="float">
            <text:p>21906.26232302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195</text:p>
          </table:table-cell>
          <table:table-cell office:value-type="string" calcext:value-type="string">
            <text:p>Sop. Serie 97 Perforado - ABIERTO - 195x50x25 </text:p>
          </table:table-cell>
          <table:table-cell office:value-type="string" calcext:value-type="string">
            <text:p>GENROD</text:p>
          </table:table-cell>
          <table:table-cell office:value-type="float" office:value="7090.8890162329" calcext:value-type="float">
            <text:p>7090.88901623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295</text:p>
          </table:table-cell>
          <table:table-cell office:value-type="string" calcext:value-type="string">
            <text:p>Sop. Serie 97 Perforado - ABIERTO - 295x50x25 </text:p>
          </table:table-cell>
          <table:table-cell office:value-type="string" calcext:value-type="string">
            <text:p>GENROD</text:p>
          </table:table-cell>
          <table:table-cell office:value-type="float" office:value="10715.6654324317" calcext:value-type="float">
            <text:p>10715.66543243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445</text:p>
          </table:table-cell>
          <table:table-cell office:value-type="string" calcext:value-type="string">
            <text:p>Sop. Serie 97 Perforado - ABIERTO - 445x50x25 </text:p>
          </table:table-cell>
          <table:table-cell office:value-type="string" calcext:value-type="string">
            <text:p>GENROD</text:p>
          </table:table-cell>
          <table:table-cell office:value-type="float" office:value="16138.9386044708" calcext:value-type="float">
            <text:p>16138.93860447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595</text:p>
          </table:table-cell>
          <table:table-cell office:value-type="string" calcext:value-type="string">
            <text:p>Sop. Serie 97 Perforado - ABIERTO - 595x50x25 </text:p>
          </table:table-cell>
          <table:table-cell office:value-type="string" calcext:value-type="string">
            <text:p>GENROD</text:p>
          </table:table-cell>
          <table:table-cell office:value-type="float" office:value="21603.495610533" calcext:value-type="float">
            <text:p>21603.4956105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745</text:p>
          </table:table-cell>
          <table:table-cell office:value-type="string" calcext:value-type="string">
            <text:p>Sop. Serie 97 Perforado - ABIERTO - 745x50x25 </text:p>
          </table:table-cell>
          <table:table-cell office:value-type="string" calcext:value-type="string">
            <text:p>GENROD</text:p>
          </table:table-cell>
          <table:table-cell office:value-type="float" office:value="27042.891793427" calcext:value-type="float">
            <text:p>27042.8917934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895</text:p>
          </table:table-cell>
          <table:table-cell office:value-type="string" calcext:value-type="string">
            <text:p>Sop. Serie 97 Perforado - ABIERTO - 895x50x25 </text:p>
          </table:table-cell>
          <table:table-cell office:value-type="string" calcext:value-type="string">
            <text:p>GENROD</text:p>
          </table:table-cell>
          <table:table-cell office:value-type="float" office:value="32472.6364853941" calcext:value-type="float">
            <text:p>32472.63648539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1195</text:p>
          </table:table-cell>
          <table:table-cell office:value-type="string" calcext:value-type="string">
            <text:p>Sop. Serie 97 Perforado - ABIERTO - 1195x50x25 </text:p>
          </table:table-cell>
          <table:table-cell office:value-type="string" calcext:value-type="string">
            <text:p>GENROD</text:p>
          </table:table-cell>
          <table:table-cell office:value-type="float" office:value="43363.060850363" calcext:value-type="float">
            <text:p>43363.060850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100200</text:p>
          </table:table-cell>
          <table:table-cell office:value-type="string" calcext:value-type="string">
            <text:p>Sop. Serie 97 Perforado - CERRADO - 200x50x25 </text:p>
          </table:table-cell>
          <table:table-cell office:value-type="string" calcext:value-type="string">
            <text:p>GENROD</text:p>
          </table:table-cell>
          <table:table-cell office:value-type="float" office:value="8791.39245523304" calcext:value-type="float">
            <text:p>8791.39245523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100350</text:p>
          </table:table-cell>
          <table:table-cell office:value-type="string" calcext:value-type="string">
            <text:p>Sop. Serie 97 Perforado - CERRADO - 350x50x25 </text:p>
          </table:table-cell>
          <table:table-cell office:value-type="string" calcext:value-type="string">
            <text:p>GENROD</text:p>
          </table:table-cell>
          <table:table-cell office:value-type="float" office:value="14222.4202933927" calcext:value-type="float">
            <text:p>14222.4202933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100500</text:p>
          </table:table-cell>
          <table:table-cell office:value-type="string" calcext:value-type="string">
            <text:p>Sop. Serie 97 Perforado - CERRADO - 500x50x25 </text:p>
          </table:table-cell>
          <table:table-cell office:value-type="string" calcext:value-type="string">
            <text:p>GENROD</text:p>
          </table:table-cell>
          <table:table-cell office:value-type="float" office:value="19663.0996224793" calcext:value-type="float">
            <text:p>19663.09962247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100650</text:p>
          </table:table-cell>
          <table:table-cell office:value-type="string" calcext:value-type="string">
            <text:p>Sop. Serie 97 Perforado - CERRADO - 650x50x25 </text:p>
          </table:table-cell>
          <table:table-cell office:value-type="string" calcext:value-type="string">
            <text:p>GENROD</text:p>
          </table:table-cell>
          <table:table-cell office:value-type="float" office:value="25114.7693776505" calcext:value-type="float">
            <text:p>25114.76937765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100800</text:p>
          </table:table-cell>
          <table:table-cell office:value-type="string" calcext:value-type="string">
            <text:p>Sop. Serie 97 Perforado - CERRADO - 800x50x25 </text:p>
          </table:table-cell>
          <table:table-cell office:value-type="string" calcext:value-type="string">
            <text:p>GENROD</text:p>
          </table:table-cell>
          <table:table-cell office:value-type="float" office:value="30545.7972158102" calcext:value-type="float">
            <text:p>30545.79721581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01120</text:p>
          </table:table-cell>
          <table:table-cell office:value-type="string" calcext:value-type="string">
            <text:p>Soporte Perforado en Tiras - 50x25x2000 mm, H°G°</text:p>
          </table:table-cell>
          <table:table-cell office:value-type="string" calcext:value-type="string">
            <text:p>GENROD</text:p>
          </table:table-cell>
          <table:table-cell office:value-type="float" office:value="69266.4909302683" calcext:value-type="float">
            <text:p>69266.49093026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01121</text:p>
          </table:table-cell>
          <table:table-cell office:value-type="string" calcext:value-type="string">
            <text:p>Puntera Abierta para Soporte Perforado en Tiras, H°G°</text:p>
          </table:table-cell>
          <table:table-cell office:value-type="string" calcext:value-type="string">
            <text:p>GENROD</text:p>
          </table:table-cell>
          <table:table-cell office:value-type="float" office:value="2304.08425021179" calcext:value-type="float">
            <text:p>2304.084250211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01122</text:p>
          </table:table-cell>
          <table:table-cell office:value-type="string" calcext:value-type="string">
            <text:p>Puntera Cerrada para Soporte Perforado en Tiras, H°G°</text:p>
          </table:table-cell>
          <table:table-cell office:value-type="string" calcext:value-type="string">
            <text:p>GENROD</text:p>
          </table:table-cell>
          <table:table-cell office:value-type="float" office:value="2304.08425021179" calcext:value-type="float">
            <text:p>2304.084250211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806040</text:p>
          </table:table-cell>
          <table:table-cell office:value-type="string" calcext:value-type="string">
            <text:p>Corredera CORTAS p/Gabinete Serie 97 - 60mm </text:p>
          </table:table-cell>
          <table:table-cell office:value-type="string" calcext:value-type="string">
            <text:p>GENROD</text:p>
          </table:table-cell>
          <table:table-cell office:value-type="float" office:value="6391.8532860839" calcext:value-type="float">
            <text:p>6391.85328608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809070</text:p>
          </table:table-cell>
          <table:table-cell office:value-type="string" calcext:value-type="string">
            <text:p>Corredera CORTAS p/Gabinete Serie 97 - 90mm </text:p>
          </table:table-cell>
          <table:table-cell office:value-type="string" calcext:value-type="string">
            <text:p>GENROD</text:p>
          </table:table-cell>
          <table:table-cell office:value-type="float" office:value="8325.80564869206" calcext:value-type="float">
            <text:p>8325.805648692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15</text:p>
          </table:table-cell>
          <table:table-cell office:value-type="string" calcext:value-type="string">
            <text:p>Contrafrente S97 Abis. Ciego p/Ancho 450 - 370x150</text:p>
          </table:table-cell>
          <table:table-cell office:value-type="string" calcext:value-type="string">
            <text:p>GENROD</text:p>
          </table:table-cell>
          <table:table-cell office:value-type="float" office:value="11737.7750582944" calcext:value-type="float">
            <text:p>11737.77505829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20</text:p>
          </table:table-cell>
          <table:table-cell office:value-type="string" calcext:value-type="string">
            <text:p>Contrafrente S97 Abis. Ciego p/Ancho 450 - 370x200</text:p>
          </table:table-cell>
          <table:table-cell office:value-type="string" calcext:value-type="string">
            <text:p>GENROD</text:p>
          </table:table-cell>
          <table:table-cell office:value-type="float" office:value="15081.3750914165" calcext:value-type="float">
            <text:p>15081.37509141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25</text:p>
          </table:table-cell>
          <table:table-cell office:value-type="string" calcext:value-type="string">
            <text:p>Contrafrente S97 Abis. Ciego p/Ancho 450 - 370x250</text:p>
          </table:table-cell>
          <table:table-cell office:value-type="string" calcext:value-type="string">
            <text:p>GENROD</text:p>
          </table:table-cell>
          <table:table-cell office:value-type="float" office:value="18406.9273943947" calcext:value-type="float">
            <text:p>18406.92739439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30</text:p>
          </table:table-cell>
          <table:table-cell office:value-type="string" calcext:value-type="string">
            <text:p>Contrafrente S97 Abis. Ciego p/Ancho 450 - 370x300</text:p>
          </table:table-cell>
          <table:table-cell office:value-type="string" calcext:value-type="string">
            <text:p>GENROD</text:p>
          </table:table-cell>
          <table:table-cell office:value-type="float" office:value="21746.0085213603" calcext:value-type="float">
            <text:p>21746.008521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35</text:p>
          </table:table-cell>
          <table:table-cell office:value-type="string" calcext:value-type="string">
            <text:p>Contrafrente S97 Abis. Ciego p/Ancho 450 - 370x350</text:p>
          </table:table-cell>
          <table:table-cell office:value-type="string" calcext:value-type="string">
            <text:p>GENROD</text:p>
          </table:table-cell>
          <table:table-cell office:value-type="float" office:value="25075.4381573987" calcext:value-type="float">
            <text:p>25075.43815739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40</text:p>
          </table:table-cell>
          <table:table-cell office:value-type="string" calcext:value-type="string">
            <text:p>Contrafrente S97 Abis. Ciego p/Ancho 450 - 370x400</text:p>
          </table:table-cell>
          <table:table-cell office:value-type="string" calcext:value-type="string">
            <text:p>GENROD</text:p>
          </table:table-cell>
          <table:table-cell office:value-type="float" office:value="28414.5192843643" calcext:value-type="float">
            <text:p>28414.51928436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50</text:p>
          </table:table-cell>
          <table:table-cell office:value-type="string" calcext:value-type="string">
            <text:p>Contrafrente S97 Abis. Ciego p/Ancho 450 - 370x500</text:p>
          </table:table-cell>
          <table:table-cell office:value-type="string" calcext:value-type="string">
            <text:p>GENROD</text:p>
          </table:table-cell>
          <table:table-cell office:value-type="float" office:value="35083.0300473683" calcext:value-type="float">
            <text:p>35083.03004736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60</text:p>
          </table:table-cell>
          <table:table-cell office:value-type="string" calcext:value-type="string">
            <text:p>Contrafrente S97 Abis. Ciego p/Ancho 450 - 370x600</text:p>
          </table:table-cell>
          <table:table-cell office:value-type="string" calcext:value-type="string">
            <text:p>GENROD</text:p>
          </table:table-cell>
          <table:table-cell office:value-type="float" office:value="44294.234463445" calcext:value-type="float">
            <text:p>44294.2344634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65</text:p>
          </table:table-cell>
          <table:table-cell office:value-type="string" calcext:value-type="string">
            <text:p>Contrafrente S97 Abis. Ciego p/Ancho 450 - 370x650</text:p>
          </table:table-cell>
          <table:table-cell office:value-type="string" calcext:value-type="string">
            <text:p>GENROD</text:p>
          </table:table-cell>
          <table:table-cell office:value-type="float" office:value="45086.1309256637" calcext:value-type="float">
            <text:p>45086.13092566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70</text:p>
          </table:table-cell>
          <table:table-cell office:value-type="string" calcext:value-type="string">
            <text:p>Contrafrente S97 Abis. Ciego p/Ancho 450 - 370x700</text:p>
          </table:table-cell>
          <table:table-cell office:value-type="string" calcext:value-type="string">
            <text:p>GENROD</text:p>
          </table:table-cell>
          <table:table-cell office:value-type="float" office:value="48554.1682449867" calcext:value-type="float">
            <text:p>48554.16824498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80</text:p>
          </table:table-cell>
          <table:table-cell office:value-type="string" calcext:value-type="string">
            <text:p>Contrafrente S97 Abis. Ciego p/Ancho 450 - 370x800</text:p>
          </table:table-cell>
          <table:table-cell office:value-type="string" calcext:value-type="string">
            <text:p>GENROD</text:p>
          </table:table-cell>
          <table:table-cell office:value-type="float" office:value="55095.6475349221" calcext:value-type="float">
            <text:p>55095.64753492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100</text:p>
          </table:table-cell>
          <table:table-cell office:value-type="string" calcext:value-type="string">
            <text:p>Contrafrente S97 Abis. Ciego p/Ancho 450- 370x1000</text:p>
          </table:table-cell>
          <table:table-cell office:value-type="string" calcext:value-type="string">
            <text:p>GENROD</text:p>
          </table:table-cell>
          <table:table-cell office:value-type="float" office:value="68869.5803395145" calcext:value-type="float">
            <text:p>68869.58033951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110</text:p>
          </table:table-cell>
          <table:table-cell office:value-type="string" calcext:value-type="string">
            <text:p>Contrafrente S97 Abis. Ciego p/Ancho 450- 370x1100</text:p>
          </table:table-cell>
          <table:table-cell office:value-type="string" calcext:value-type="string">
            <text:p>GENROD</text:p>
          </table:table-cell>
          <table:table-cell office:value-type="float" office:value="75092.8114791997" calcext:value-type="float">
            <text:p>75092.81147919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140</text:p>
          </table:table-cell>
          <table:table-cell office:value-type="string" calcext:value-type="string">
            <text:p>Contrafrente S97 Abis. Ciego p/Ancho 450- 370x1400</text:p>
          </table:table-cell>
          <table:table-cell office:value-type="string" calcext:value-type="string">
            <text:p>GENROD</text:p>
          </table:table-cell>
          <table:table-cell office:value-type="float" office:value="95086.0701959346" calcext:value-type="float">
            <text:p>95086.07019593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170</text:p>
          </table:table-cell>
          <table:table-cell office:value-type="string" calcext:value-type="string">
            <text:p>Contrafrente S97 Abis. Ciego p/Ancho 450- 370x1700</text:p>
          </table:table-cell>
          <table:table-cell office:value-type="string" calcext:value-type="string">
            <text:p>GENROD</text:p>
          </table:table-cell>
          <table:table-cell office:value-type="float" office:value="115095.479818007" calcext:value-type="float">
            <text:p>115095.4798180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200</text:p>
          </table:table-cell>
          <table:table-cell office:value-type="string" calcext:value-type="string">
            <text:p>Contrafrente S97 Abis. Ciego p/Ancho 450- 370x2000</text:p>
          </table:table-cell>
          <table:table-cell office:value-type="string" calcext:value-type="string">
            <text:p>GENROD</text:p>
          </table:table-cell>
          <table:table-cell office:value-type="float" office:value="135104.889440079" calcext:value-type="float">
            <text:p>135104.8894400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05</text:p>
          </table:table-cell>
          <table:table-cell office:value-type="string" calcext:value-type="string">
            <text:p>Contrafrente S97 Abul. Ciego p/Ancho 450 - 370x50</text:p>
          </table:table-cell>
          <table:table-cell office:value-type="string" calcext:value-type="string">
            <text:p>GENROD</text:p>
          </table:table-cell>
          <table:table-cell office:value-type="float" office:value="6548.56448847724" calcext:value-type="float">
            <text:p>6548.564488477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10</text:p>
          </table:table-cell>
          <table:table-cell office:value-type="string" calcext:value-type="string">
            <text:p>Contrafrente S97 Abul. Ciego <text:s/>p/Ancho 450 - 370x100</text:p>
          </table:table-cell>
          <table:table-cell office:value-type="string" calcext:value-type="string">
            <text:p>GENROD</text:p>
          </table:table-cell>
          <table:table-cell office:value-type="float" office:value="6754.28629653186" calcext:value-type="float">
            <text:p>6754.286296531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15</text:p>
          </table:table-cell>
          <table:table-cell office:value-type="string" calcext:value-type="string">
            <text:p>Contrafrente S97 Abul. Ciego <text:s/>p/Ancho 450 - 370x150</text:p>
          </table:table-cell>
          <table:table-cell office:value-type="string" calcext:value-type="string">
            <text:p>GENROD</text:p>
          </table:table-cell>
          <table:table-cell office:value-type="float" office:value="9574.89267823484" calcext:value-type="float">
            <text:p>9574.892678234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20</text:p>
          </table:table-cell>
          <table:table-cell office:value-type="string" calcext:value-type="string">
            <text:p>Contrafrente S97 Abul. Ciego <text:s/>p/Ancho 450 - 370x200</text:p>
          </table:table-cell>
          <table:table-cell office:value-type="string" calcext:value-type="string">
            <text:p>GENROD</text:p>
          </table:table-cell>
          <table:table-cell office:value-type="float" office:value="12387.1307152034" calcext:value-type="float">
            <text:p>12387.13071520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25</text:p>
          </table:table-cell>
          <table:table-cell office:value-type="string" calcext:value-type="string">
            <text:p>Contrafrente S97 Abul. Ciego <text:s/>p/Ancho 450 - 370x250</text:p>
          </table:table-cell>
          <table:table-cell office:value-type="string" calcext:value-type="string">
            <text:p>GENROD</text:p>
          </table:table-cell>
          <table:table-cell office:value-type="float" office:value="15196.1608866904" calcext:value-type="float">
            <text:p>15196.16088669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30</text:p>
          </table:table-cell>
          <table:table-cell office:value-type="string" calcext:value-type="string">
            <text:p>Contrafrente S97 Abul. Ciego <text:s/>p/Ancho 450 - 370x300</text:p>
          </table:table-cell>
          <table:table-cell office:value-type="string" calcext:value-type="string">
            <text:p>GENROD</text:p>
          </table:table-cell>
          <table:table-cell office:value-type="float" office:value="18003.8800175024" calcext:value-type="float">
            <text:p>18003.8800175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35</text:p>
          </table:table-cell>
          <table:table-cell office:value-type="string" calcext:value-type="string">
            <text:p>Contrafrente S97 Abul. Ciego <text:s/>p/Ancho 450 - 370x350</text:p>
          </table:table-cell>
          <table:table-cell office:value-type="string" calcext:value-type="string">
            <text:p>GENROD</text:p>
          </table:table-cell>
          <table:table-cell office:value-type="float" office:value="20810.957575218" calcext:value-type="float">
            <text:p>20810.9575752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40</text:p>
          </table:table-cell>
          <table:table-cell office:value-type="string" calcext:value-type="string">
            <text:p>Contrafrente S97 Abul. Ciego <text:s/>p/Ancho 450 - 370x400</text:p>
          </table:table-cell>
          <table:table-cell office:value-type="string" calcext:value-type="string">
            <text:p>GENROD</text:p>
          </table:table-cell>
          <table:table-cell office:value-type="float" office:value="23628.9976645358" calcext:value-type="float">
            <text:p>23628.99766453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50</text:p>
          </table:table-cell>
          <table:table-cell office:value-type="string" calcext:value-type="string">
            <text:p>Contrafrente S97 Abul. Ciego <text:s/>p/Ancho 450 - 370x500</text:p>
          </table:table-cell>
          <table:table-cell office:value-type="string" calcext:value-type="string">
            <text:p>GENROD</text:p>
          </table:table-cell>
          <table:table-cell office:value-type="float" office:value="29268.9551762316" calcext:value-type="float">
            <text:p>29268.9551762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60</text:p>
          </table:table-cell>
          <table:table-cell office:value-type="string" calcext:value-type="string">
            <text:p>Contrafrente S97 Abul. Ciego <text:s/>p/Ancho 450 - 370x600</text:p>
          </table:table-cell>
          <table:table-cell office:value-type="string" calcext:value-type="string">
            <text:p>GENROD</text:p>
          </table:table-cell>
          <table:table-cell office:value-type="float" office:value="35976.155586391" calcext:value-type="float">
            <text:p>35976.1555863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65</text:p>
          </table:table-cell>
          <table:table-cell office:value-type="string" calcext:value-type="string">
            <text:p>Contrafrente S97 Abul. Ciego <text:s/>p/Ancho 450 - 370x650</text:p>
          </table:table-cell>
          <table:table-cell office:value-type="string" calcext:value-type="string">
            <text:p>GENROD</text:p>
          </table:table-cell>
          <table:table-cell office:value-type="float" office:value="37698.5840885954" calcext:value-type="float">
            <text:p>37698.58408859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70</text:p>
          </table:table-cell>
          <table:table-cell office:value-type="string" calcext:value-type="string">
            <text:p>Contrafrente S97 Abul. Ciego <text:s/>p/Ancho 450 - 370x700</text:p>
          </table:table-cell>
          <table:table-cell office:value-type="string" calcext:value-type="string">
            <text:p>GENROD</text:p>
          </table:table-cell>
          <table:table-cell office:value-type="float" office:value="40598.5223783807" calcext:value-type="float">
            <text:p>40598.52237838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80</text:p>
          </table:table-cell>
          <table:table-cell office:value-type="string" calcext:value-type="string">
            <text:p>Contrafrente S97 Abul. Ciego <text:s/>p/Ancho 450 - 370x800</text:p>
          </table:table-cell>
          <table:table-cell office:value-type="string" calcext:value-type="string">
            <text:p>GENROD</text:p>
          </table:table-cell>
          <table:table-cell office:value-type="float" office:value="46131.4487609232" calcext:value-type="float">
            <text:p>46131.44876092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100</text:p>
          </table:table-cell>
          <table:table-cell office:value-type="string" calcext:value-type="string">
            <text:p>Contrafrente S97 Abul. Ciego <text:s/>p/Ancho 450 - 370x1000</text:p>
          </table:table-cell>
          <table:table-cell office:value-type="string" calcext:value-type="string">
            <text:p>GENROD</text:p>
          </table:table-cell>
          <table:table-cell office:value-type="float" office:value="57664.1435842593" calcext:value-type="float">
            <text:p>57664.14358425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110</text:p>
          </table:table-cell>
          <table:table-cell office:value-type="string" calcext:value-type="string">
            <text:p>Contrafrente S97 Abul. Ciego <text:s/>p/Ancho 450 - 370x1100</text:p>
          </table:table-cell>
          <table:table-cell office:value-type="string" calcext:value-type="string">
            <text:p>GENROD</text:p>
          </table:table-cell>
          <table:table-cell office:value-type="float" office:value="63013.2732219514" calcext:value-type="float">
            <text:p>63013.27322195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140</text:p>
          </table:table-cell>
          <table:table-cell office:value-type="string" calcext:value-type="string">
            <text:p>Contrafrente S97 Abul. Ciego <text:s/>p/Ancho 450 - 370x1400</text:p>
          </table:table-cell>
          <table:table-cell office:value-type="string" calcext:value-type="string">
            <text:p>GENROD</text:p>
          </table:table-cell>
          <table:table-cell office:value-type="float" office:value="85309.9746158017" calcext:value-type="float">
            <text:p>85309.97461580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170</text:p>
          </table:table-cell>
          <table:table-cell office:value-type="string" calcext:value-type="string">
            <text:p>Contrafrente S97 Abul. Ciego <text:s/>p/Ancho 450 - 370x1700</text:p>
          </table:table-cell>
          <table:table-cell office:value-type="string" calcext:value-type="string">
            <text:p>GENROD</text:p>
          </table:table-cell>
          <table:table-cell office:value-type="float" office:value="103280.967038498" calcext:value-type="float">
            <text:p>103280.9670384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200</text:p>
          </table:table-cell>
          <table:table-cell office:value-type="string" calcext:value-type="string">
            <text:p>Contrafrente S97 Abul. Ciego <text:s/>p/Ancho 450 - 370x2000</text:p>
          </table:table-cell>
          <table:table-cell office:value-type="string" calcext:value-type="string">
            <text:p>GENROD</text:p>
          </table:table-cell>
          <table:table-cell office:value-type="float" office:value="121262.2804197" calcext:value-type="float">
            <text:p>121262.28041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15</text:p>
          </table:table-cell>
          <table:table-cell office:value-type="string" calcext:value-type="string">
            <text:p>Contrafrente S97 Abis. Ciego p/Ancho 600- 520x150</text:p>
          </table:table-cell>
          <table:table-cell office:value-type="string" calcext:value-type="string">
            <text:p>GENROD</text:p>
          </table:table-cell>
          <table:table-cell office:value-type="float" office:value="16118.2966874592" calcext:value-type="float">
            <text:p>16118.2966874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20</text:p>
          </table:table-cell>
          <table:table-cell office:value-type="string" calcext:value-type="string">
            <text:p>Contrafrente S97 Abis. Ciego p/Ancho 600- 520x200</text:p>
          </table:table-cell>
          <table:table-cell office:value-type="string" calcext:value-type="string">
            <text:p>GENROD</text:p>
          </table:table-cell>
          <table:table-cell office:value-type="float" office:value="20700.6906861007" calcext:value-type="float">
            <text:p>20700.69068610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25</text:p>
          </table:table-cell>
          <table:table-cell office:value-type="string" calcext:value-type="string">
            <text:p>Contrafrente S97 Abis. Ciego p/Ancho 600- 520x250</text:p>
          </table:table-cell>
          <table:table-cell office:value-type="string" calcext:value-type="string">
            <text:p>GENROD</text:p>
          </table:table-cell>
          <table:table-cell office:value-type="float" office:value="25276.6131648143" calcext:value-type="float">
            <text:p>25276.61316481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30</text:p>
          </table:table-cell>
          <table:table-cell office:value-type="string" calcext:value-type="string">
            <text:p>Contrafrente S97 Abis. Ciego p/Ancho 600- 520x300</text:p>
          </table:table-cell>
          <table:table-cell office:value-type="string" calcext:value-type="string">
            <text:p>GENROD</text:p>
          </table:table-cell>
          <table:table-cell office:value-type="float" office:value="29849.9693511427" calcext:value-type="float">
            <text:p>29849.96935114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35</text:p>
          </table:table-cell>
          <table:table-cell office:value-type="string" calcext:value-type="string">
            <text:p>Contrafrente S97 Abis. Ciego p/Ancho 600- 520x350</text:p>
          </table:table-cell>
          <table:table-cell office:value-type="string" calcext:value-type="string">
            <text:p>GENROD</text:p>
          </table:table-cell>
          <table:table-cell office:value-type="float" office:value="34438.8069752298" calcext:value-type="float">
            <text:p>34438.80697522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40</text:p>
          </table:table-cell>
          <table:table-cell office:value-type="string" calcext:value-type="string">
            <text:p>Contrafrente S97 Abis. Ciego p/Ancho 600- 520x400</text:p>
          </table:table-cell>
          <table:table-cell office:value-type="string" calcext:value-type="string">
            <text:p>GENROD</text:p>
          </table:table-cell>
          <table:table-cell office:value-type="float" office:value="39025.7198800279" calcext:value-type="float">
            <text:p>39025.71988002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50</text:p>
          </table:table-cell>
          <table:table-cell office:value-type="string" calcext:value-type="string">
            <text:p>Contrafrente S97 Abis. Ciego p/Ancho 600- 520x500</text:p>
          </table:table-cell>
          <table:table-cell office:value-type="string" calcext:value-type="string">
            <text:p>GENROD</text:p>
          </table:table-cell>
          <table:table-cell office:value-type="float" office:value="48166.6302003354" calcext:value-type="float">
            <text:p>48166.63020033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60</text:p>
          </table:table-cell>
          <table:table-cell office:value-type="string" calcext:value-type="string">
            <text:p>Contrafrente S97 Abis. Ciego p/Ancho 600 - 520x600</text:p>
          </table:table-cell>
          <table:table-cell office:value-type="string" calcext:value-type="string">
            <text:p>GENROD</text:p>
          </table:table-cell>
          <table:table-cell office:value-type="float" office:value="63096.4545686115" calcext:value-type="float">
            <text:p>63096.45456861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65</text:p>
          </table:table-cell>
          <table:table-cell office:value-type="string" calcext:value-type="string">
            <text:p>Contrafrente S97 Abis. Ciego p/Ancho 600- 520x650</text:p>
          </table:table-cell>
          <table:table-cell office:value-type="string" calcext:value-type="string">
            <text:p>GENROD</text:p>
          </table:table-cell>
          <table:table-cell office:value-type="float" office:value="61892.5008116698" calcext:value-type="float">
            <text:p>61892.50081166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70</text:p>
          </table:table-cell>
          <table:table-cell office:value-type="string" calcext:value-type="string">
            <text:p>Contrafrente S97 Abis. Ciego p/Ancho 600- 520x700</text:p>
          </table:table-cell>
          <table:table-cell office:value-type="string" calcext:value-type="string">
            <text:p>GENROD</text:p>
          </table:table-cell>
          <table:table-cell office:value-type="float" office:value="66653.5031814264" calcext:value-type="float">
            <text:p>66653.50318142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80</text:p>
          </table:table-cell>
          <table:table-cell office:value-type="string" calcext:value-type="string">
            <text:p>Contrafrente S97 Abis. Ciego p/Ancho 600- 520x800</text:p>
          </table:table-cell>
          <table:table-cell office:value-type="string" calcext:value-type="string">
            <text:p>GENROD</text:p>
          </table:table-cell>
          <table:table-cell office:value-type="float" office:value="75627.3813408348" calcext:value-type="float">
            <text:p>75627.38134083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100</text:p>
          </table:table-cell>
          <table:table-cell office:value-type="string" calcext:value-type="string">
            <text:p>Contrafrente S97 Abis. Ciego p/Ancho 600- 520x1000</text:p>
          </table:table-cell>
          <table:table-cell office:value-type="string" calcext:value-type="string">
            <text:p>GENROD</text:p>
          </table:table-cell>
          <table:table-cell office:value-type="float" office:value="94533.4247096731" calcext:value-type="float">
            <text:p>94533.42470967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110</text:p>
          </table:table-cell>
          <table:table-cell office:value-type="string" calcext:value-type="string">
            <text:p>Contrafrente S97 Abis. Ciego p/Ancho 600- 520x1100</text:p>
          </table:table-cell>
          <table:table-cell office:value-type="string" calcext:value-type="string">
            <text:p>GENROD</text:p>
          </table:table-cell>
          <table:table-cell office:value-type="float" office:value="103110.727012117" calcext:value-type="float">
            <text:p>103110.7270121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140</text:p>
          </table:table-cell>
          <table:table-cell office:value-type="string" calcext:value-type="string">
            <text:p>Contrafrente S97 Abis. Ciego p/Ancho 600- 520x1400</text:p>
          </table:table-cell>
          <table:table-cell office:value-type="string" calcext:value-type="string">
            <text:p>GENROD</text:p>
          </table:table-cell>
          <table:table-cell office:value-type="float" office:value="130580.543859412" calcext:value-type="float">
            <text:p>130580.5438594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170</text:p>
          </table:table-cell>
          <table:table-cell office:value-type="string" calcext:value-type="string">
            <text:p>Contrafrente S97 Abis. Ciego p/Ancho 600- 520x1700</text:p>
          </table:table-cell>
          <table:table-cell office:value-type="string" calcext:value-type="string">
            <text:p>GENROD</text:p>
          </table:table-cell>
          <table:table-cell office:value-type="float" office:value="158049.049666032" calcext:value-type="float">
            <text:p>158049.0496660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200</text:p>
          </table:table-cell>
          <table:table-cell office:value-type="string" calcext:value-type="string">
            <text:p>Contrafrente S97 Abis. Ciego p/Ancho 600- 520x2000</text:p>
          </table:table-cell>
          <table:table-cell office:value-type="string" calcext:value-type="string">
            <text:p>GENROD</text:p>
          </table:table-cell>
          <table:table-cell office:value-type="float" office:value="185491.753076387" calcext:value-type="float">
            <text:p>185491.7530763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05</text:p>
          </table:table-cell>
          <table:table-cell office:value-type="string" calcext:value-type="string">
            <text:p>Contrafrente S97 Abul. Ciego p/Ancho 600 - 520x50</text:p>
          </table:table-cell>
          <table:table-cell office:value-type="string" calcext:value-type="string">
            <text:p>GENROD</text:p>
          </table:table-cell>
          <table:table-cell office:value-type="float" office:value="7958.88162656996" calcext:value-type="float">
            <text:p>7958.881626569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10</text:p>
          </table:table-cell>
          <table:table-cell office:value-type="string" calcext:value-type="string">
            <text:p>Contrafrente S97 Abul. Ciego <text:s/>p/Ancho 600 - 520x100</text:p>
          </table:table-cell>
          <table:table-cell office:value-type="string" calcext:value-type="string">
            <text:p>GENROD</text:p>
          </table:table-cell>
          <table:table-cell office:value-type="float" office:value="9488.47557161067" calcext:value-type="float">
            <text:p>9488.475571610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15</text:p>
          </table:table-cell>
          <table:table-cell office:value-type="string" calcext:value-type="string">
            <text:p>Contrafrente S97 Abul. Ciego <text:s/>p/Ancho 600 - 520x150</text:p>
          </table:table-cell>
          <table:table-cell office:value-type="string" calcext:value-type="string">
            <text:p>GENROD</text:p>
          </table:table-cell>
          <table:table-cell office:value-type="float" office:value="13442.7695089687" calcext:value-type="float">
            <text:p>13442.76950896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20</text:p>
          </table:table-cell>
          <table:table-cell office:value-type="string" calcext:value-type="string">
            <text:p>Contrafrente S97 Abul. Ciego <text:s/>p/Ancho 600 - 520x200</text:p>
          </table:table-cell>
          <table:table-cell office:value-type="string" calcext:value-type="string">
            <text:p>GENROD</text:p>
          </table:table-cell>
          <table:table-cell office:value-type="float" office:value="17385.4593416283" calcext:value-type="float">
            <text:p>17385.45934162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25</text:p>
          </table:table-cell>
          <table:table-cell office:value-type="string" calcext:value-type="string">
            <text:p>Contrafrente S97 Abul. Ciego <text:s/>p/Ancho 600 - 520x250</text:p>
          </table:table-cell>
          <table:table-cell office:value-type="string" calcext:value-type="string">
            <text:p>GENROD</text:p>
          </table:table-cell>
          <table:table-cell office:value-type="float" office:value="21362.9614883832" calcext:value-type="float">
            <text:p>21362.96148838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30</text:p>
          </table:table-cell>
          <table:table-cell office:value-type="string" calcext:value-type="string">
            <text:p>Contrafrente S97 Abul. Ciego <text:s/>p/Ancho 600 - 520x300</text:p>
          </table:table-cell>
          <table:table-cell office:value-type="string" calcext:value-type="string">
            <text:p>GENROD</text:p>
          </table:table-cell>
          <table:table-cell office:value-type="float" office:value="25299.8492686936" calcext:value-type="float">
            <text:p>25299.84926869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35</text:p>
          </table:table-cell>
          <table:table-cell office:value-type="string" calcext:value-type="string">
            <text:p>Contrafrente S97 Abul. Ciego <text:s/>p/Ancho 600 - 520x350</text:p>
          </table:table-cell>
          <table:table-cell office:value-type="string" calcext:value-type="string">
            <text:p>GENROD</text:p>
          </table:table-cell>
          <table:table-cell office:value-type="float" office:value="29268.9551762316" calcext:value-type="float">
            <text:p>29268.9551762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40</text:p>
          </table:table-cell>
          <table:table-cell office:value-type="string" calcext:value-type="string">
            <text:p>Contrafrente S97 Abul. Ciego <text:s/>p/Ancho 600 - 520x400</text:p>
          </table:table-cell>
          <table:table-cell office:value-type="string" calcext:value-type="string">
            <text:p>GENROD</text:p>
          </table:table-cell>
          <table:table-cell office:value-type="float" office:value="33215.5223419514" calcext:value-type="float">
            <text:p>33215.52234195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50</text:p>
          </table:table-cell>
          <table:table-cell office:value-type="string" calcext:value-type="string">
            <text:p>Contrafrente S97 Abul. Ciego <text:s/>p/Ancho 600 - 520x500</text:p>
          </table:table-cell>
          <table:table-cell office:value-type="string" calcext:value-type="string">
            <text:p>GENROD</text:p>
          </table:table-cell>
          <table:table-cell office:value-type="float" office:value="41115.0724043543" calcext:value-type="float">
            <text:p>41115.07240435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60</text:p>
          </table:table-cell>
          <table:table-cell office:value-type="string" calcext:value-type="string">
            <text:p>Contrafrente S97 Abul. Ciego p/Ancho 600 - 520x600</text:p>
          </table:table-cell>
          <table:table-cell office:value-type="string" calcext:value-type="string">
            <text:p>GENROD</text:p>
          </table:table-cell>
          <table:table-cell office:value-type="float" office:value="52213.1154021844" calcext:value-type="float">
            <text:p>52213.11540218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65</text:p>
          </table:table-cell>
          <table:table-cell office:value-type="string" calcext:value-type="string">
            <text:p>Contrafrente S97 Abul. Ciego <text:s/>p/Ancho 600 - 520x650</text:p>
          </table:table-cell>
          <table:table-cell office:value-type="string" calcext:value-type="string">
            <text:p>GENROD</text:p>
          </table:table-cell>
          <table:table-cell office:value-type="float" office:value="57466.8180154215" calcext:value-type="float">
            <text:p>57466.81801542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70</text:p>
          </table:table-cell>
          <table:table-cell office:value-type="string" calcext:value-type="string">
            <text:p>Contrafrente S97 Abul. Ciego <text:s/>p/Ancho 600 - 520x700</text:p>
          </table:table-cell>
          <table:table-cell office:value-type="string" calcext:value-type="string">
            <text:p>GENROD</text:p>
          </table:table-cell>
          <table:table-cell office:value-type="float" office:value="61887.3403324169" calcext:value-type="float">
            <text:p>61887.34033241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80</text:p>
          </table:table-cell>
          <table:table-cell office:value-type="string" calcext:value-type="string">
            <text:p>Contrafrente S97 Abul. Ciego <text:s/>p/Ancho 600 - 520x800</text:p>
          </table:table-cell>
          <table:table-cell office:value-type="string" calcext:value-type="string">
            <text:p>GENROD</text:p>
          </table:table-cell>
          <table:table-cell office:value-type="float" office:value="64844.0159995016" calcext:value-type="float">
            <text:p>64844.01599950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100</text:p>
          </table:table-cell>
          <table:table-cell office:value-type="string" calcext:value-type="string">
            <text:p>Contrafrente S97 Abul. Ciego <text:s/>p/Ancho 600 - 520x1000</text:p>
          </table:table-cell>
          <table:table-cell office:value-type="string" calcext:value-type="string">
            <text:p>GENROD</text:p>
          </table:table-cell>
          <table:table-cell office:value-type="float" office:value="81054.8665797235" calcext:value-type="float">
            <text:p>81054.86657972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110</text:p>
          </table:table-cell>
          <table:table-cell office:value-type="string" calcext:value-type="string">
            <text:p>Contrafrente S97 Abul. Ciego <text:s/>p/Ancho 600 - 520x1100</text:p>
          </table:table-cell>
          <table:table-cell office:value-type="string" calcext:value-type="string">
            <text:p>GENROD</text:p>
          </table:table-cell>
          <table:table-cell office:value-type="float" office:value="88560.7418113366" calcext:value-type="float">
            <text:p>88560.74181133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140</text:p>
          </table:table-cell>
          <table:table-cell office:value-type="string" calcext:value-type="string">
            <text:p>Contrafrente S97 Abul. Ciego <text:s/>p/Ancho 600 - 520x1400</text:p>
          </table:table-cell>
          <table:table-cell office:value-type="string" calcext:value-type="string">
            <text:p>GENROD</text:p>
          </table:table-cell>
          <table:table-cell office:value-type="float" office:value="117795.498352087" calcext:value-type="float">
            <text:p>117795.4983520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170</text:p>
          </table:table-cell>
          <table:table-cell office:value-type="string" calcext:value-type="string">
            <text:p>Contrafrente S97 Abul. Ciego <text:s/>p/Ancho 600 - 520x1700</text:p>
          </table:table-cell>
          <table:table-cell office:value-type="string" calcext:value-type="string">
            <text:p>GENROD</text:p>
          </table:table-cell>
          <table:table-cell office:value-type="float" office:value="142598.156365626" calcext:value-type="float">
            <text:p>142598.1563656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200</text:p>
          </table:table-cell>
          <table:table-cell office:value-type="string" calcext:value-type="string">
            <text:p>Contrafrente S97 Abul. Ciego <text:s/>p/Ancho 600 - 520x2000</text:p>
          </table:table-cell>
          <table:table-cell office:value-type="string" calcext:value-type="string">
            <text:p>GENROD</text:p>
          </table:table-cell>
          <table:table-cell office:value-type="float" office:value="167422.097869273" calcext:value-type="float">
            <text:p>167422.0978692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15</text:p>
          </table:table-cell>
          <table:table-cell office:value-type="string" calcext:value-type="string">
            <text:p>Contrafrente S97 Abis. Ciego p/Ancho 750 - 670x150</text:p>
          </table:table-cell>
          <table:table-cell office:value-type="string" calcext:value-type="string">
            <text:p>GENROD</text:p>
          </table:table-cell>
          <table:table-cell office:value-type="float" office:value="20507.2424503233" calcext:value-type="float">
            <text:p>20507.24245032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20</text:p>
          </table:table-cell>
          <table:table-cell office:value-type="string" calcext:value-type="string">
            <text:p>Contrafrente S97 Abis. Ciego p/Ancho 750 - 670x200</text:p>
          </table:table-cell>
          <table:table-cell office:value-type="string" calcext:value-type="string">
            <text:p>GENROD</text:p>
          </table:table-cell>
          <table:table-cell office:value-type="float" office:value="26318.7231345923" calcext:value-type="float">
            <text:p>26318.72313459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25</text:p>
          </table:table-cell>
          <table:table-cell office:value-type="string" calcext:value-type="string">
            <text:p>Contrafrente S97 Abis. Ciego p/Ancho 750 - 670x250</text:p>
          </table:table-cell>
          <table:table-cell office:value-type="string" calcext:value-type="string">
            <text:p>GENROD</text:p>
          </table:table-cell>
          <table:table-cell office:value-type="float" office:value="32140.5247773672" calcext:value-type="float">
            <text:p>32140.52477736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30</text:p>
          </table:table-cell>
          <table:table-cell office:value-type="string" calcext:value-type="string">
            <text:p>Contrafrente S97 Abis. Ciego p/Ancho 750 - 670x300</text:p>
          </table:table-cell>
          <table:table-cell office:value-type="string" calcext:value-type="string">
            <text:p>GENROD</text:p>
          </table:table-cell>
          <table:table-cell office:value-type="float" office:value="37970.0810862626" calcext:value-type="float">
            <text:p>37970.08108626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35</text:p>
          </table:table-cell>
          <table:table-cell office:value-type="string" calcext:value-type="string">
            <text:p>Contrafrente S97 Abis. Ciego p/Ancho 750 - 670x350</text:p>
          </table:table-cell>
          <table:table-cell office:value-type="string" calcext:value-type="string">
            <text:p>GENROD</text:p>
          </table:table-cell>
          <table:table-cell office:value-type="float" office:value="43773.1934257972" calcext:value-type="float">
            <text:p>43773.19342579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40</text:p>
          </table:table-cell>
          <table:table-cell office:value-type="string" calcext:value-type="string">
            <text:p>Contrafrente S97 Abis. Ciego p/Ancho 750 - 670x400</text:p>
          </table:table-cell>
          <table:table-cell office:value-type="string" calcext:value-type="string">
            <text:p>GENROD</text:p>
          </table:table-cell>
          <table:table-cell office:value-type="float" office:value="49609.807038752" calcext:value-type="float">
            <text:p>49609.8070387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50</text:p>
          </table:table-cell>
          <table:table-cell office:value-type="string" calcext:value-type="string">
            <text:p>Contrafrente S97 Abis. Ciego p/Ancho 750 - 670x500</text:p>
          </table:table-cell>
          <table:table-cell office:value-type="string" calcext:value-type="string">
            <text:p>GENROD</text:p>
          </table:table-cell>
          <table:table-cell office:value-type="float" office:value="61248.2777395312" calcext:value-type="float">
            <text:p>61248.27773953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60</text:p>
          </table:table-cell>
          <table:table-cell office:value-type="string" calcext:value-type="string">
            <text:p>Contrafrente S97 Abis. Ciego p/Ancho 750 - 670x600</text:p>
          </table:table-cell>
          <table:table-cell office:value-type="string" calcext:value-type="string">
            <text:p>GENROD</text:p>
          </table:table-cell>
          <table:table-cell office:value-type="float" office:value="73975.8885074959" calcext:value-type="float">
            <text:p>73975.88850749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65</text:p>
          </table:table-cell>
          <table:table-cell office:value-type="string" calcext:value-type="string">
            <text:p>Contrafrente S97 Abis. Ciego p/Ancho 750 - 670x650</text:p>
          </table:table-cell>
          <table:table-cell office:value-type="string" calcext:value-type="string">
            <text:p>GENROD</text:p>
          </table:table-cell>
          <table:table-cell office:value-type="float" office:value="78713.7105623382" calcext:value-type="float">
            <text:p>78713.71056233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70</text:p>
          </table:table-cell>
          <table:table-cell office:value-type="string" calcext:value-type="string">
            <text:p>Contrafrente S97 Abis. Ciego p/Ancho 750 - 670x700</text:p>
          </table:table-cell>
          <table:table-cell office:value-type="string" calcext:value-type="string">
            <text:p>GENROD</text:p>
          </table:table-cell>
          <table:table-cell office:value-type="float" office:value="84768.6263949317" calcext:value-type="float">
            <text:p>84768.62639493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80</text:p>
          </table:table-cell>
          <table:table-cell office:value-type="string" calcext:value-type="string">
            <text:p>Contrafrente S97 Abis. Ciego p/Ancho 750 - 670x800</text:p>
          </table:table-cell>
          <table:table-cell office:value-type="string" calcext:value-type="string">
            <text:p>GENROD</text:p>
          </table:table-cell>
          <table:table-cell office:value-type="float" office:value="96177.1907713738" calcext:value-type="float">
            <text:p>96177.19077137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100</text:p>
          </table:table-cell>
          <table:table-cell office:value-type="string" calcext:value-type="string">
            <text:p>Contrafrente S97 Abis. Ciego p/Ancho 750- 670x1000</text:p>
          </table:table-cell>
          <table:table-cell office:value-type="string" calcext:value-type="string">
            <text:p>GENROD</text:p>
          </table:table-cell>
          <table:table-cell office:value-type="float" office:value="120221.481490597" calcext:value-type="float">
            <text:p>120221.4814905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110</text:p>
          </table:table-cell>
          <table:table-cell office:value-type="string" calcext:value-type="string">
            <text:p>Contrafrente S97 Abis. Ciego p/Ancho 750- 670x1100</text:p>
          </table:table-cell>
          <table:table-cell office:value-type="string" calcext:value-type="string">
            <text:p>GENROD</text:p>
          </table:table-cell>
          <table:table-cell office:value-type="float" office:value="131122.226814071" calcext:value-type="float">
            <text:p>131122.2268140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140</text:p>
          </table:table-cell>
          <table:table-cell office:value-type="string" calcext:value-type="string">
            <text:p>Contrafrente S97 Abis. Ciego p/Ancho 750- 670x1400</text:p>
          </table:table-cell>
          <table:table-cell office:value-type="string" calcext:value-type="string">
            <text:p>GENROD</text:p>
          </table:table-cell>
          <table:table-cell office:value-type="float" office:value="166042.743606697" calcext:value-type="float">
            <text:p>166042.7436066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170</text:p>
          </table:table-cell>
          <table:table-cell office:value-type="string" calcext:value-type="string">
            <text:p>Contrafrente S97 Abis. Ciego p/Ancho 750- 670x1700</text:p>
          </table:table-cell>
          <table:table-cell office:value-type="string" calcext:value-type="string">
            <text:p>GENROD</text:p>
          </table:table-cell>
          <table:table-cell office:value-type="float" office:value="200950.373148432" calcext:value-type="float">
            <text:p>200950.3731484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200</text:p>
          </table:table-cell>
          <table:table-cell office:value-type="string" calcext:value-type="string">
            <text:p>Contrafrente S97 Abis. Ciego p/Ancho 750- 670x2000</text:p>
          </table:table-cell>
          <table:table-cell office:value-type="string" calcext:value-type="string">
            <text:p>GENROD</text:p>
          </table:table-cell>
          <table:table-cell office:value-type="float" office:value="235907.654868924" calcext:value-type="float">
            <text:p>235907.6548689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05</text:p>
          </table:table-cell>
          <table:table-cell office:value-type="string" calcext:value-type="string">
            <text:p>Contrafrente S97 Abul. Ciego p/Ancho 750 - 670x50</text:p>
          </table:table-cell>
          <table:table-cell office:value-type="string" calcext:value-type="string">
            <text:p>GENROD</text:p>
          </table:table-cell>
          <table:table-cell office:value-type="float" office:value="9952.13765886274" calcext:value-type="float">
            <text:p>9952.137658862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10</text:p>
          </table:table-cell>
          <table:table-cell office:value-type="string" calcext:value-type="string">
            <text:p>Contrafrente S97 Abul. Ciego <text:s/>p/Ancho 750 - 670x100</text:p>
          </table:table-cell>
          <table:table-cell office:value-type="string" calcext:value-type="string">
            <text:p>GENROD</text:p>
          </table:table-cell>
          <table:table-cell office:value-type="float" office:value="12225.2869280396" calcext:value-type="float">
            <text:p>12225.2869280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15</text:p>
          </table:table-cell>
          <table:table-cell office:value-type="string" calcext:value-type="string">
            <text:p>Contrafrente S97 Abul. Ciego <text:s/>p/Ancho 750 - 670x150</text:p>
          </table:table-cell>
          <table:table-cell office:value-type="string" calcext:value-type="string">
            <text:p>GENROD</text:p>
          </table:table-cell>
          <table:table-cell office:value-type="float" office:value="17313.2405265702" calcext:value-type="float">
            <text:p>17313.24052657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20</text:p>
          </table:table-cell>
          <table:table-cell office:value-type="string" calcext:value-type="string">
            <text:p>Contrafrente S97 Abul. Ciego <text:s/>p/Ancho 750 - 670x200</text:p>
          </table:table-cell>
          <table:table-cell office:value-type="string" calcext:value-type="string">
            <text:p>GENROD</text:p>
          </table:table-cell>
          <table:table-cell office:value-type="float" office:value="22416.0339897633" calcext:value-type="float">
            <text:p>22416.03398976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25</text:p>
          </table:table-cell>
          <table:table-cell office:value-type="string" calcext:value-type="string">
            <text:p>Contrafrente S97 Abul. Ciego <text:s/>p/Ancho 750 - 670x250</text:p>
          </table:table-cell>
          <table:table-cell office:value-type="string" calcext:value-type="string">
            <text:p>GENROD</text:p>
          </table:table-cell>
          <table:table-cell office:value-type="float" office:value="27514.2806523172" calcext:value-type="float">
            <text:p>27514.2806523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30</text:p>
          </table:table-cell>
          <table:table-cell office:value-type="string" calcext:value-type="string">
            <text:p>Contrafrente S97 Abul. Ciego <text:s/>p/Ancho 750 - 670x300</text:p>
          </table:table-cell>
          <table:table-cell office:value-type="string" calcext:value-type="string">
            <text:p>GENROD</text:p>
          </table:table-cell>
          <table:table-cell office:value-type="float" office:value="32602.2621453303" calcext:value-type="float">
            <text:p>32602.26214533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35</text:p>
          </table:table-cell>
          <table:table-cell office:value-type="string" calcext:value-type="string">
            <text:p>Contrafrente S97 Abul. Ciego <text:s/>p/Ancho 750 - 670x350</text:p>
          </table:table-cell>
          <table:table-cell office:value-type="string" calcext:value-type="string">
            <text:p>GENROD</text:p>
          </table:table-cell>
          <table:table-cell office:value-type="float" office:value="37698.5840885954" calcext:value-type="float">
            <text:p>37698.58408859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40</text:p>
          </table:table-cell>
          <table:table-cell office:value-type="string" calcext:value-type="string">
            <text:p>Contrafrente S97 Abul. Ciego <text:s/>p/Ancho 750 - 670x400</text:p>
          </table:table-cell>
          <table:table-cell office:value-type="string" calcext:value-type="string">
            <text:p>GENROD</text:p>
          </table:table-cell>
          <table:table-cell office:value-type="float" office:value="42798.1417918244" calcext:value-type="float">
            <text:p>42798.1417918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50</text:p>
          </table:table-cell>
          <table:table-cell office:value-type="string" calcext:value-type="string">
            <text:p>Contrafrente S97 Abul. Ciego <text:s/>p/Ancho 750 - 670x500</text:p>
          </table:table-cell>
          <table:table-cell office:value-type="string" calcext:value-type="string">
            <text:p>GENROD</text:p>
          </table:table-cell>
          <table:table-cell office:value-type="float" office:value="52975.3600295607" calcext:value-type="float">
            <text:p>52975.36002956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60</text:p>
          </table:table-cell>
          <table:table-cell office:value-type="string" calcext:value-type="string">
            <text:p>Contrafrente S97 Abul. Ciego <text:s/>p/Ancho 750 - 670x600</text:p>
          </table:table-cell>
          <table:table-cell office:value-type="string" calcext:value-type="string">
            <text:p>GENROD</text:p>
          </table:table-cell>
          <table:table-cell office:value-type="float" office:value="62855.9204464617" calcext:value-type="float">
            <text:p>62855.92044646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65</text:p>
          </table:table-cell>
          <table:table-cell office:value-type="string" calcext:value-type="string">
            <text:p>Contrafrente S97 Abul. Ciego <text:s/>p/Ancho 750 - 670x650</text:p>
          </table:table-cell>
          <table:table-cell office:value-type="string" calcext:value-type="string">
            <text:p>GENROD</text:p>
          </table:table-cell>
          <table:table-cell office:value-type="float" office:value="68268.2310868987" calcext:value-type="float">
            <text:p>68268.23108689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70</text:p>
          </table:table-cell>
          <table:table-cell office:value-type="string" calcext:value-type="string">
            <text:p>Contrafrente S97 Abul. Ciego <text:s/>p/Ancho 750 - 670x700</text:p>
          </table:table-cell>
          <table:table-cell office:value-type="string" calcext:value-type="string">
            <text:p>GENROD</text:p>
          </table:table-cell>
          <table:table-cell office:value-type="float" office:value="73519.6742470575" calcext:value-type="float">
            <text:p>73519.67424705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80</text:p>
          </table:table-cell>
          <table:table-cell office:value-type="string" calcext:value-type="string">
            <text:p>Contrafrente S97 Abul. Ciego <text:s/>p/Ancho 750 - 670x800</text:p>
          </table:table-cell>
          <table:table-cell office:value-type="string" calcext:value-type="string">
            <text:p>GENROD</text:p>
          </table:table-cell>
          <table:table-cell office:value-type="float" office:value="83548.2148933456" calcext:value-type="float">
            <text:p>83548.21489334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100</text:p>
          </table:table-cell>
          <table:table-cell office:value-type="string" calcext:value-type="string">
            <text:p>Contrafrente S97 Abul. Ciego <text:s/>p/Ancho 750 - 670x1000</text:p>
          </table:table-cell>
          <table:table-cell office:value-type="string" calcext:value-type="string">
            <text:p>GENROD</text:p>
          </table:table-cell>
          <table:table-cell office:value-type="float" office:value="104435.268616682" calcext:value-type="float">
            <text:p>104435.2686166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110</text:p>
          </table:table-cell>
          <table:table-cell office:value-type="string" calcext:value-type="string">
            <text:p>Contrafrente S97 Abul. Ciego <text:s/>p/Ancho 750 - 670x1100</text:p>
          </table:table-cell>
          <table:table-cell office:value-type="string" calcext:value-type="string">
            <text:p>GENROD</text:p>
          </table:table-cell>
          <table:table-cell office:value-type="float" office:value="114094.012109156" calcext:value-type="float">
            <text:p>114094.0121091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140</text:p>
          </table:table-cell>
          <table:table-cell office:value-type="string" calcext:value-type="string">
            <text:p>Contrafrente S97 Abul. Ciego <text:s/>p/Ancho 750 - 670x1400</text:p>
          </table:table-cell>
          <table:table-cell office:value-type="string" calcext:value-type="string">
            <text:p>GENROD</text:p>
          </table:table-cell>
          <table:table-cell office:value-type="float" office:value="150271.370597445" calcext:value-type="float">
            <text:p>150271.3705974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170</text:p>
          </table:table-cell>
          <table:table-cell office:value-type="string" calcext:value-type="string">
            <text:p>Contrafrente S97 Abul. Ciego <text:s/>p/Ancho 750 - 670x1700</text:p>
          </table:table-cell>
          <table:table-cell office:value-type="string" calcext:value-type="string">
            <text:p>GENROD</text:p>
          </table:table-cell>
          <table:table-cell office:value-type="float" office:value="181934.704463573" calcext:value-type="float">
            <text:p>181934.7044635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200</text:p>
          </table:table-cell>
          <table:table-cell office:value-type="string" calcext:value-type="string">
            <text:p>Contrafrente S97 Abul. Ciego <text:s/>p/Ancho 750 - 670x2000</text:p>
          </table:table-cell>
          <table:table-cell office:value-type="string" calcext:value-type="string">
            <text:p>GENROD</text:p>
          </table:table-cell>
          <table:table-cell office:value-type="float" office:value="213575.4716934" calcext:value-type="float">
            <text:p>213575.47169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15</text:p>
          </table:table-cell>
          <table:table-cell office:value-type="string" calcext:value-type="string">
            <text:p>Contrafrente S97 Abis. Ciego p/Ancho 900 - 820x150</text:p>
          </table:table-cell>
          <table:table-cell office:value-type="string" calcext:value-type="string">
            <text:p>GENROD</text:p>
          </table:table-cell>
          <table:table-cell office:value-type="float" office:value="24885.8393601991" calcext:value-type="float">
            <text:p>24885.83936019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20</text:p>
          </table:table-cell>
          <table:table-cell office:value-type="string" calcext:value-type="string">
            <text:p>Contrafrente S97 Abis. Ciego p/Ancho 900 - 820x200</text:p>
          </table:table-cell>
          <table:table-cell office:value-type="string" calcext:value-type="string">
            <text:p>GENROD</text:p>
          </table:table-cell>
          <table:table-cell office:value-type="float" office:value="31941.2744892405" calcext:value-type="float">
            <text:p>31941.27448924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25</text:p>
          </table:table-cell>
          <table:table-cell office:value-type="string" calcext:value-type="string">
            <text:p>Contrafrente S97 Abis. Ciego p/Ancho 900 - 820x250</text:p>
          </table:table-cell>
          <table:table-cell office:value-type="string" calcext:value-type="string">
            <text:p>GENROD</text:p>
          </table:table-cell>
          <table:table-cell office:value-type="float" office:value="39025.7198800279" calcext:value-type="float">
            <text:p>39025.71988002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30</text:p>
          </table:table-cell>
          <table:table-cell office:value-type="string" calcext:value-type="string">
            <text:p>Contrafrente S97 Abis. Ciego p/Ancho 900 - 820x300</text:p>
          </table:table-cell>
          <table:table-cell office:value-type="string" calcext:value-type="string">
            <text:p>GENROD</text:p>
          </table:table-cell>
          <table:table-cell office:value-type="float" office:value="46072.7587698524" calcext:value-type="float">
            <text:p>46072.75876985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35</text:p>
          </table:table-cell>
          <table:table-cell office:value-type="string" calcext:value-type="string">
            <text:p>Contrafrente S97 Abis. Ciego p/Ancho 900 - 820x350</text:p>
          </table:table-cell>
          <table:table-cell office:value-type="string" calcext:value-type="string">
            <text:p>GENROD</text:p>
          </table:table-cell>
          <table:table-cell office:value-type="float" office:value="53141.0811497848" calcext:value-type="float">
            <text:p>53141.0811497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40</text:p>
          </table:table-cell>
          <table:table-cell office:value-type="string" calcext:value-type="string">
            <text:p>Contrafrente S97 Abis. Ciego p/Ancho 900 - 820x400</text:p>
          </table:table-cell>
          <table:table-cell office:value-type="string" calcext:value-type="string">
            <text:p>GENROD</text:p>
          </table:table-cell>
          <table:table-cell office:value-type="float" office:value="60203.601477368" calcext:value-type="float">
            <text:p>60203.601477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50</text:p>
          </table:table-cell>
          <table:table-cell office:value-type="string" calcext:value-type="string">
            <text:p>Contrafrente S97 Abis. Ciego p/Ancho 900 - 820x500</text:p>
          </table:table-cell>
          <table:table-cell office:value-type="string" calcext:value-type="string">
            <text:p>GENROD</text:p>
          </table:table-cell>
          <table:table-cell office:value-type="float" office:value="74346.048289582" calcext:value-type="float">
            <text:p>74346.0482895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60</text:p>
          </table:table-cell>
          <table:table-cell office:value-type="string" calcext:value-type="string">
            <text:p>Contrafrente S97 Abis. Ciego p/Ancho 900 - 820x600</text:p>
          </table:table-cell>
          <table:table-cell office:value-type="string" calcext:value-type="string">
            <text:p>GENROD</text:p>
          </table:table-cell>
          <table:table-cell office:value-type="float" office:value="87941.0100947875" calcext:value-type="float">
            <text:p>87941.01009478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65</text:p>
          </table:table-cell>
          <table:table-cell office:value-type="string" calcext:value-type="string">
            <text:p>Contrafrente S97 Abis. Ciego p/Ancho 900 - 820x650</text:p>
          </table:table-cell>
          <table:table-cell office:value-type="string" calcext:value-type="string">
            <text:p>GENROD</text:p>
          </table:table-cell>
          <table:table-cell office:value-type="float" office:value="95535.5339916206" calcext:value-type="float">
            <text:p>95535.53399162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70</text:p>
          </table:table-cell>
          <table:table-cell office:value-type="string" calcext:value-type="string">
            <text:p>Contrafrente S97 Abis. Ciego p/Ancho 900 - 820x700</text:p>
          </table:table-cell>
          <table:table-cell office:value-type="string" calcext:value-type="string">
            <text:p>GENROD</text:p>
          </table:table-cell>
          <table:table-cell office:value-type="float" office:value="102884.391181533" calcext:value-type="float">
            <text:p>102884.3911815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80</text:p>
          </table:table-cell>
          <table:table-cell office:value-type="string" calcext:value-type="string">
            <text:p>Contrafrente S97 Abis. Ciego p/Ancho 900 - 820x800</text:p>
          </table:table-cell>
          <table:table-cell office:value-type="string" calcext:value-type="string">
            <text:p>GENROD</text:p>
          </table:table-cell>
          <table:table-cell office:value-type="float" office:value="116746.331078249" calcext:value-type="float">
            <text:p>116746.3310782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100</text:p>
          </table:table-cell>
          <table:table-cell office:value-type="string" calcext:value-type="string">
            <text:p>Contrafrente S97 Abis. Ciego p/Ancho 900- 820x1000</text:p>
          </table:table-cell>
          <table:table-cell office:value-type="string" calcext:value-type="string">
            <text:p>GENROD</text:p>
          </table:table-cell>
          <table:table-cell office:value-type="float" office:value="145932.746480917" calcext:value-type="float">
            <text:p>145932.7464809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110</text:p>
          </table:table-cell>
          <table:table-cell office:value-type="string" calcext:value-type="string">
            <text:p>Contrafrente S97 Abis. Ciego p/Ancho 900- 820x1100</text:p>
          </table:table-cell>
          <table:table-cell office:value-type="string" calcext:value-type="string">
            <text:p>GENROD</text:p>
          </table:table-cell>
          <table:table-cell office:value-type="float" office:value="159131.774002254" calcext:value-type="float">
            <text:p>159131.7740022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140</text:p>
          </table:table-cell>
          <table:table-cell office:value-type="string" calcext:value-type="string">
            <text:p>Contrafrente S97 Abis. Ciego p/Ancho 900- 820x1400</text:p>
          </table:table-cell>
          <table:table-cell office:value-type="string" calcext:value-type="string">
            <text:p>GENROD</text:p>
          </table:table-cell>
          <table:table-cell office:value-type="float" office:value="201532.028896439" calcext:value-type="float">
            <text:p>201532.0288964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170</text:p>
          </table:table-cell>
          <table:table-cell office:value-type="string" calcext:value-type="string">
            <text:p>Contrafrente S97 Abis. Ciego p/Ancho 900- 820x1700</text:p>
          </table:table-cell>
          <table:table-cell office:value-type="string" calcext:value-type="string">
            <text:p>GENROD</text:p>
          </table:table-cell>
          <table:table-cell office:value-type="float" office:value="243927.151205854" calcext:value-type="float">
            <text:p>243927.1512058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200</text:p>
          </table:table-cell>
          <table:table-cell office:value-type="string" calcext:value-type="string">
            <text:p>Contrafrente S97 Abis. Ciego p/Ancho 900- 820x2000</text:p>
          </table:table-cell>
          <table:table-cell office:value-type="string" calcext:value-type="string">
            <text:p>GENROD</text:p>
          </table:table-cell>
          <table:table-cell office:value-type="float" office:value="286313.235702955" calcext:value-type="float">
            <text:p>286313.2357029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05</text:p>
          </table:table-cell>
          <table:table-cell office:value-type="string" calcext:value-type="string">
            <text:p>Contrafrente S97 Abul. Ciego p/Ancho 900 - 820x50</text:p>
          </table:table-cell>
          <table:table-cell office:value-type="string" calcext:value-type="string">
            <text:p>GENROD</text:p>
          </table:table-cell>
          <table:table-cell office:value-type="float" office:value="11611.3851583222" calcext:value-type="float">
            <text:p>11611.38515832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10</text:p>
          </table:table-cell>
          <table:table-cell office:value-type="string" calcext:value-type="string">
            <text:p>Contrafrente S97 Abul. Ciego <text:s/>p/Ancho 900 - 820x100</text:p>
          </table:table-cell>
          <table:table-cell office:value-type="string" calcext:value-type="string">
            <text:p>GENROD</text:p>
          </table:table-cell>
          <table:table-cell office:value-type="float" office:value="14971.1082022993" calcext:value-type="float">
            <text:p>14971.10820229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15</text:p>
          </table:table-cell>
          <table:table-cell office:value-type="string" calcext:value-type="string">
            <text:p>Contrafrente S97 Abul. Ciego <text:s/>p/Ancho 900 - 820x150</text:p>
          </table:table-cell>
          <table:table-cell office:value-type="string" calcext:value-type="string">
            <text:p>GENROD</text:p>
          </table:table-cell>
          <table:table-cell office:value-type="float" office:value="21206.2502859898" calcext:value-type="float">
            <text:p>21206.2502859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20</text:p>
          </table:table-cell>
          <table:table-cell office:value-type="string" calcext:value-type="string">
            <text:p>Contrafrente S97 Abul. Ciego <text:s/>p/Ancho 900 - 820x200</text:p>
          </table:table-cell>
          <table:table-cell office:value-type="string" calcext:value-type="string">
            <text:p>GENROD</text:p>
          </table:table-cell>
          <table:table-cell office:value-type="float" office:value="27436.2597849099" calcext:value-type="float">
            <text:p>27436.25978490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25</text:p>
          </table:table-cell>
          <table:table-cell office:value-type="string" calcext:value-type="string">
            <text:p>Contrafrente S97 Abul. Ciego <text:s/>p/Ancho 900 - 820x250</text:p>
          </table:table-cell>
          <table:table-cell office:value-type="string" calcext:value-type="string">
            <text:p>GENROD</text:p>
          </table:table-cell>
          <table:table-cell office:value-type="float" office:value="33661.7503776735" calcext:value-type="float">
            <text:p>33661.75037767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30</text:p>
          </table:table-cell>
          <table:table-cell office:value-type="string" calcext:value-type="string">
            <text:p>Contrafrente S97 Abul. Ciego <text:s/>p/Ancho 900 - 820x300</text:p>
          </table:table-cell>
          <table:table-cell office:value-type="string" calcext:value-type="string">
            <text:p>GENROD</text:p>
          </table:table-cell>
          <table:table-cell office:value-type="float" office:value="39900.7976889068" calcext:value-type="float">
            <text:p>39900.79768890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35</text:p>
          </table:table-cell>
          <table:table-cell office:value-type="string" calcext:value-type="string">
            <text:p>Contrafrente S97 Abul. Ciego <text:s/>p/Ancho 900 - 820x350</text:p>
          </table:table-cell>
          <table:table-cell office:value-type="string" calcext:value-type="string">
            <text:p>GENROD</text:p>
          </table:table-cell>
          <table:table-cell office:value-type="float" office:value="46131.4487609232" calcext:value-type="float">
            <text:p>46131.44876092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40</text:p>
          </table:table-cell>
          <table:table-cell office:value-type="string" calcext:value-type="string">
            <text:p>Contrafrente S97 Abul. Ciego <text:s/>p/Ancho 900 - 820x400</text:p>
          </table:table-cell>
          <table:table-cell office:value-type="string" calcext:value-type="string">
            <text:p>GENROD</text:p>
          </table:table-cell>
          <table:table-cell office:value-type="float" office:value="52370.468177674" calcext:value-type="float">
            <text:p>52370.4681776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50</text:p>
          </table:table-cell>
          <table:table-cell office:value-type="string" calcext:value-type="string">
            <text:p>Contrafrente S97 Abul. Ciego <text:s/>p/Ancho 900 - 820x500</text:p>
          </table:table-cell>
          <table:table-cell office:value-type="string" calcext:value-type="string">
            <text:p>GENROD</text:p>
          </table:table-cell>
          <table:table-cell office:value-type="float" office:value="64844.0159995016" calcext:value-type="float">
            <text:p>64844.01599950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60</text:p>
          </table:table-cell>
          <table:table-cell office:value-type="string" calcext:value-type="string">
            <text:p>Contrafrente S97 Abul. Ciego <text:s/>p/Ancho 900 - 820x600</text:p>
          </table:table-cell>
          <table:table-cell office:value-type="string" calcext:value-type="string">
            <text:p>GENROD</text:p>
          </table:table-cell>
          <table:table-cell office:value-type="float" office:value="69975.8197244406" calcext:value-type="float">
            <text:p>69975.81972444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65</text:p>
          </table:table-cell>
          <table:table-cell office:value-type="string" calcext:value-type="string">
            <text:p>Contrafrente S97 Abul. Ciego <text:s/>p/Ancho 900 - 820x650</text:p>
          </table:table-cell>
          <table:table-cell office:value-type="string" calcext:value-type="string">
            <text:p>GENROD</text:p>
          </table:table-cell>
          <table:table-cell office:value-type="float" office:value="83548.2148933456" calcext:value-type="float">
            <text:p>83548.21489334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70</text:p>
          </table:table-cell>
          <table:table-cell office:value-type="string" calcext:value-type="string">
            <text:p>Contrafrente S97 Abul. Ciego <text:s/>p/Ancho 900 - 820x700</text:p>
          </table:table-cell>
          <table:table-cell office:value-type="string" calcext:value-type="string">
            <text:p>GENROD</text:p>
          </table:table-cell>
          <table:table-cell office:value-type="float" office:value="89974.9083880071" calcext:value-type="float">
            <text:p>89974.90838800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80</text:p>
          </table:table-cell>
          <table:table-cell office:value-type="string" calcext:value-type="string">
            <text:p>Contrafrente S97 Abul. Ciego <text:s/>p/Ancho 900 - 820x800</text:p>
          </table:table-cell>
          <table:table-cell office:value-type="string" calcext:value-type="string">
            <text:p>GENROD</text:p>
          </table:table-cell>
          <table:table-cell office:value-type="float" office:value="102238.243390106" calcext:value-type="float">
            <text:p>102238.2433901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100</text:p>
          </table:table-cell>
          <table:table-cell office:value-type="string" calcext:value-type="string">
            <text:p>Contrafrente S97 Abul. Ciego <text:s/>p/Ancho 900 - 820x1000</text:p>
          </table:table-cell>
          <table:table-cell office:value-type="string" calcext:value-type="string">
            <text:p>GENROD</text:p>
          </table:table-cell>
          <table:table-cell office:value-type="float" office:value="160040.687818343" calcext:value-type="float">
            <text:p>160040.6878183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110</text:p>
          </table:table-cell>
          <table:table-cell office:value-type="string" calcext:value-type="string">
            <text:p>Contrafrente S97 Abul. Ciego <text:s/>p/Ancho 900 - 820x1100</text:p>
          </table:table-cell>
          <table:table-cell office:value-type="string" calcext:value-type="string">
            <text:p>GENROD</text:p>
          </table:table-cell>
          <table:table-cell office:value-type="float" office:value="139652.443230143" calcext:value-type="float">
            <text:p>139652.4432301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140</text:p>
          </table:table-cell>
          <table:table-cell office:value-type="string" calcext:value-type="string">
            <text:p>Contrafrente S97 Abul. Ciego <text:s/>p/Ancho 900 - 820x1400</text:p>
          </table:table-cell>
          <table:table-cell office:value-type="string" calcext:value-type="string">
            <text:p>GENROD</text:p>
          </table:table-cell>
          <table:table-cell office:value-type="float" office:value="182751.092281381" calcext:value-type="float">
            <text:p>182751.0922813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170</text:p>
          </table:table-cell>
          <table:table-cell office:value-type="string" calcext:value-type="string">
            <text:p>Contrafrente S97 Abul. Ciego <text:s/>p/Ancho 900 - 820x1700</text:p>
          </table:table-cell>
          <table:table-cell office:value-type="string" calcext:value-type="string">
            <text:p>GENROD</text:p>
          </table:table-cell>
          <table:table-cell office:value-type="float" office:value="221244.13912458" calcext:value-type="float">
            <text:p>221244.13912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200</text:p>
          </table:table-cell>
          <table:table-cell office:value-type="string" calcext:value-type="string">
            <text:p>Contrafrente S97 Abul. Ciego <text:s/>p/Ancho 900 - 820x2000</text:p>
          </table:table-cell>
          <table:table-cell office:value-type="string" calcext:value-type="string">
            <text:p>GENROD</text:p>
          </table:table-cell>
          <table:table-cell office:value-type="float" office:value="259740.421727743" calcext:value-type="float">
            <text:p>259740.4217277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10</text:p>
          </table:table-cell>
          <table:table-cell office:value-type="string" calcext:value-type="string">
            <text:p>Contrafrente S97 Abul. Ciego <text:s/>p/Ancho 1200 - 1120x100</text:p>
          </table:table-cell>
          <table:table-cell office:value-type="string" calcext:value-type="string">
            <text:p>GENROD</text:p>
          </table:table-cell>
          <table:table-cell office:value-type="float" office:value="20433.7125945901" calcext:value-type="float">
            <text:p>20433.71259459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15</text:p>
          </table:table-cell>
          <table:table-cell office:value-type="string" calcext:value-type="string">
            <text:p>Contrafrente S97 Abul. Ciego <text:s/>p/Ancho 1200 - 1120x150</text:p>
          </table:table-cell>
          <table:table-cell office:value-type="string" calcext:value-type="string">
            <text:p>GENROD</text:p>
          </table:table-cell>
          <table:table-cell office:value-type="float" office:value="28952.9664790596" calcext:value-type="float">
            <text:p>28952.96647905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20</text:p>
          </table:table-cell>
          <table:table-cell office:value-type="string" calcext:value-type="string">
            <text:p>Contrafrente S97 Abul. Ciego <text:s/>p/Ancho 1200 - 1120x200</text:p>
          </table:table-cell>
          <table:table-cell office:value-type="string" calcext:value-type="string">
            <text:p>GENROD</text:p>
          </table:table-cell>
          <table:table-cell office:value-type="float" office:value="37409.0393607843" calcext:value-type="float">
            <text:p>37409.03936078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25</text:p>
          </table:table-cell>
          <table:table-cell office:value-type="string" calcext:value-type="string">
            <text:p>Contrafrente S97 Abul. Ciego <text:s/>p/Ancho 1200 - 1120x250</text:p>
          </table:table-cell>
          <table:table-cell office:value-type="string" calcext:value-type="string">
            <text:p>GENROD</text:p>
          </table:table-cell>
          <table:table-cell office:value-type="float" office:value="45981.1811839754" calcext:value-type="float">
            <text:p>45981.18118397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30</text:p>
          </table:table-cell>
          <table:table-cell office:value-type="string" calcext:value-type="string">
            <text:p>Contrafrente S97 Abul. Ciego <text:s/>p/Ancho 1200 - 1120x300</text:p>
          </table:table-cell>
          <table:table-cell office:value-type="string" calcext:value-type="string">
            <text:p>GENROD</text:p>
          </table:table-cell>
          <table:table-cell office:value-type="float" office:value="54495.274589192" calcext:value-type="float">
            <text:p>54495.2745891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35</text:p>
          </table:table-cell>
          <table:table-cell office:value-type="string" calcext:value-type="string">
            <text:p>Contrafrente S97 Abul. Ciego <text:s/>p/Ancho 1200 - 1120x350</text:p>
          </table:table-cell>
          <table:table-cell office:value-type="string" calcext:value-type="string">
            <text:p>GENROD</text:p>
          </table:table-cell>
          <table:table-cell office:value-type="float" office:value="63013.2732219514" calcext:value-type="float">
            <text:p>63013.27322195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40</text:p>
          </table:table-cell>
          <table:table-cell office:value-type="string" calcext:value-type="string">
            <text:p>Contrafrente S97 Abul. Ciego <text:s/>p/Ancho 1200 - 1120x400</text:p>
          </table:table-cell>
          <table:table-cell office:value-type="string" calcext:value-type="string">
            <text:p>GENROD</text:p>
          </table:table-cell>
          <table:table-cell office:value-type="float" office:value="71516.4040955659" calcext:value-type="float">
            <text:p>71516.40409556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50</text:p>
          </table:table-cell>
          <table:table-cell office:value-type="string" calcext:value-type="string">
            <text:p>Contrafrente S97 Abul. Ciego <text:s/>p/Ancho 1200 - 1120x500</text:p>
          </table:table-cell>
          <table:table-cell office:value-type="string" calcext:value-type="string">
            <text:p>GENROD</text:p>
          </table:table-cell>
          <table:table-cell office:value-type="float" office:value="88560.7418113366" calcext:value-type="float">
            <text:p>88560.74181133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60</text:p>
          </table:table-cell>
          <table:table-cell office:value-type="string" calcext:value-type="string">
            <text:p>Contrafrente S97 Abul. Ciego <text:s/>p/Ancho 1200 - 1120x600</text:p>
          </table:table-cell>
          <table:table-cell office:value-type="string" calcext:value-type="string">
            <text:p>GENROD</text:p>
          </table:table-cell>
          <table:table-cell office:value-type="float" office:value="105607.645819492" calcext:value-type="float">
            <text:p>105607.6458194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65</text:p>
          </table:table-cell>
          <table:table-cell office:value-type="string" calcext:value-type="string">
            <text:p>Contrafrente S97 Abul. Ciego <text:s/>p/Ancho 1200 - 1120x650</text:p>
          </table:table-cell>
          <table:table-cell office:value-type="string" calcext:value-type="string">
            <text:p>GENROD</text:p>
          </table:table-cell>
          <table:table-cell office:value-type="float" office:value="114094.012109156" calcext:value-type="float">
            <text:p>114094.0121091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70</text:p>
          </table:table-cell>
          <table:table-cell office:value-type="string" calcext:value-type="string">
            <text:p>Contrafrente S97 Abul. Ciego <text:s/>p/Ancho 1200 - 1120x700</text:p>
          </table:table-cell>
          <table:table-cell office:value-type="string" calcext:value-type="string">
            <text:p>GENROD</text:p>
          </table:table-cell>
          <table:table-cell office:value-type="float" office:value="122870.257860419" calcext:value-type="float">
            <text:p>122870.2578604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80</text:p>
          </table:table-cell>
          <table:table-cell office:value-type="string" calcext:value-type="string">
            <text:p>Contrafrente S97 Abul. Ciego <text:s/>p/Ancho 1200 - 1120x800</text:p>
          </table:table-cell>
          <table:table-cell office:value-type="string" calcext:value-type="string">
            <text:p>GENROD</text:p>
          </table:table-cell>
          <table:table-cell office:value-type="float" office:value="139652.443230143" calcext:value-type="float">
            <text:p>139652.4432301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100</text:p>
          </table:table-cell>
          <table:table-cell office:value-type="string" calcext:value-type="string">
            <text:p>Contrafrente S97 Abul. Ciego <text:s/>p/Ancho 1200 - 1120x1000</text:p>
          </table:table-cell>
          <table:table-cell office:value-type="string" calcext:value-type="string">
            <text:p>GENROD</text:p>
          </table:table-cell>
          <table:table-cell office:value-type="float" office:value="174565.540090438" calcext:value-type="float">
            <text:p>174565.5400904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110</text:p>
          </table:table-cell>
          <table:table-cell office:value-type="string" calcext:value-type="string">
            <text:p>Contrafrente S97 Abul. Ciego <text:s/>p/Ancho 1200 - 1120x1100</text:p>
          </table:table-cell>
          <table:table-cell office:value-type="string" calcext:value-type="string">
            <text:p>GENROD</text:p>
          </table:table-cell>
          <table:table-cell office:value-type="float" office:value="190728.663211191" calcext:value-type="float">
            <text:p>190728.6632111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140</text:p>
          </table:table-cell>
          <table:table-cell office:value-type="string" calcext:value-type="string">
            <text:p>Contrafrente S97 Abul. Ciego <text:s/>p/Ancho 1200 - 1120x1400</text:p>
          </table:table-cell>
          <table:table-cell office:value-type="string" calcext:value-type="string">
            <text:p>GENROD</text:p>
          </table:table-cell>
          <table:table-cell office:value-type="float" office:value="247709.894076156" calcext:value-type="float">
            <text:p>247709.8940761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170</text:p>
          </table:table-cell>
          <table:table-cell office:value-type="string" calcext:value-type="string">
            <text:p>Contrafrente S97 Abul. Ciego <text:s/>p/Ancho 1200 - 1120x1700</text:p>
          </table:table-cell>
          <table:table-cell office:value-type="string" calcext:value-type="string">
            <text:p>GENROD</text:p>
          </table:table-cell>
          <table:table-cell office:value-type="float" office:value="299883.678258089" calcext:value-type="float">
            <text:p>299883.6782580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200</text:p>
          </table:table-cell>
          <table:table-cell office:value-type="string" calcext:value-type="string">
            <text:p>Contrafrente S97 Abul. Ciego <text:s/>p/Ancho 1200 - 1120x2000</text:p>
          </table:table-cell>
          <table:table-cell office:value-type="string" calcext:value-type="string">
            <text:p>GENROD</text:p>
          </table:table-cell>
          <table:table-cell office:value-type="float" office:value="352069.094439202" calcext:value-type="float">
            <text:p>352069.0944392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15C</text:p>
          </table:table-cell>
          <table:table-cell office:value-type="string" calcext:value-type="string">
            <text:p>Contraf Abis. Cal. p/S97 A= 450 - 370x150 p/12 Polos</text:p>
          </table:table-cell>
          <table:table-cell office:value-type="string" calcext:value-type="string">
            <text:p>GENROD</text:p>
          </table:table-cell>
          <table:table-cell office:value-type="float" office:value="13695.5493089132" calcext:value-type="float">
            <text:p>13695.5493089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20C</text:p>
          </table:table-cell>
          <table:table-cell office:value-type="string" calcext:value-type="string">
            <text:p>Contraf Abis. Cal. p/S97 A= 450 - 370x200 p/12 Polos</text:p>
          </table:table-cell>
          <table:table-cell office:value-type="string" calcext:value-type="string">
            <text:p>GENROD</text:p>
          </table:table-cell>
          <table:table-cell office:value-type="float" office:value="17578.9075774058" calcext:value-type="float">
            <text:p>17578.90757740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30C</text:p>
          </table:table-cell>
          <table:table-cell office:value-type="string" calcext:value-type="string">
            <text:p>Contraf Abis. Cal. p/S97 A= 450 - 370x300 p/24 Polos</text:p>
          </table:table-cell>
          <table:table-cell office:value-type="string" calcext:value-type="string">
            <text:p>GENROD</text:p>
          </table:table-cell>
          <table:table-cell office:value-type="float" office:value="25355.3034998004" calcext:value-type="float">
            <text:p>25355.30349980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40C</text:p>
          </table:table-cell>
          <table:table-cell office:value-type="string" calcext:value-type="string">
            <text:p>Contraf Abis. Cal. p/S97 A= 450 - 370x400 p/24 Polos</text:p>
          </table:table-cell>
          <table:table-cell office:value-type="string" calcext:value-type="string">
            <text:p>GENROD</text:p>
          </table:table-cell>
          <table:table-cell office:value-type="float" office:value="33130.3883815199" calcext:value-type="float">
            <text:p>33130.3883815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45C</text:p>
          </table:table-cell>
          <table:table-cell office:value-type="string" calcext:value-type="string">
            <text:p>Contraf Abis. Cal. p/S97 A= 450 - 370x450 p/36 Polos</text:p>
          </table:table-cell>
          <table:table-cell office:value-type="string" calcext:value-type="string">
            <text:p>GENROD</text:p>
          </table:table-cell>
          <table:table-cell office:value-type="float" office:value="37038.9074731806" calcext:value-type="float">
            <text:p>37038.90747318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60C</text:p>
          </table:table-cell>
          <table:table-cell office:value-type="string" calcext:value-type="string">
            <text:p>Contraf Abis. Cal. p/S97 A= 450 - 370x600 p/36 Polos</text:p>
          </table:table-cell>
          <table:table-cell office:value-type="string" calcext:value-type="string">
            <text:p>GENROD</text:p>
          </table:table-cell>
          <table:table-cell office:value-type="float" office:value="47958.3420998956" calcext:value-type="float">
            <text:p>47958.34209989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15C</text:p>
          </table:table-cell>
          <table:table-cell office:value-type="string" calcext:value-type="string">
            <text:p>Contraf Abul Cal p/S97 A= 450 - 370x150 p/12 Polos</text:p>
          </table:table-cell>
          <table:table-cell office:value-type="string" calcext:value-type="string">
            <text:p>GENROD</text:p>
          </table:table-cell>
          <table:table-cell office:value-type="float" office:value="11303.7648058847" calcext:value-type="float">
            <text:p>11303.76480588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20C</text:p>
          </table:table-cell>
          <table:table-cell office:value-type="string" calcext:value-type="string">
            <text:p>Contraf Abul Cal p/S97 A= 450 - 370x200 p/12 Polos</text:p>
          </table:table-cell>
          <table:table-cell office:value-type="string" calcext:value-type="string">
            <text:p>GENROD</text:p>
          </table:table-cell>
          <table:table-cell office:value-type="float" office:value="14627.392389574" calcext:value-type="float">
            <text:p>14627.392389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30C</text:p>
          </table:table-cell>
          <table:table-cell office:value-type="string" calcext:value-type="string">
            <text:p>Contraf Abul Cal p/S97 A= 450 - 370x300 p/24 Polos</text:p>
          </table:table-cell>
          <table:table-cell office:value-type="string" calcext:value-type="string">
            <text:p>GENROD</text:p>
          </table:table-cell>
          <table:table-cell office:value-type="float" office:value="21277.8275279516" calcext:value-type="float">
            <text:p>21277.82752795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40C</text:p>
          </table:table-cell>
          <table:table-cell office:value-type="string" calcext:value-type="string">
            <text:p>Contraf Abul Cal p/S97 A= 450 - 370x400 p/24 Polos</text:p>
          </table:table-cell>
          <table:table-cell office:value-type="string" calcext:value-type="string">
            <text:p>GENROD</text:p>
          </table:table-cell>
          <table:table-cell office:value-type="float" office:value="27929.5737070043" calcext:value-type="float">
            <text:p>27929.57370700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45C</text:p>
          </table:table-cell>
          <table:table-cell office:value-type="string" calcext:value-type="string">
            <text:p>Contraf Abul Cal p/S97 A= 450 - 370x450 p/36 Polos</text:p>
          </table:table-cell>
          <table:table-cell office:value-type="string" calcext:value-type="string">
            <text:p>GENROD</text:p>
          </table:table-cell>
          <table:table-cell office:value-type="float" office:value="31255.1260099825" calcext:value-type="float">
            <text:p>31255.12600998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60C</text:p>
          </table:table-cell>
          <table:table-cell office:value-type="string" calcext:value-type="string">
            <text:p>Contraf Abul Cal p/S97 A= 450 - 370x600 p/36 Polos</text:p>
          </table:table-cell>
          <table:table-cell office:value-type="string" calcext:value-type="string">
            <text:p>GENROD</text:p>
          </table:table-cell>
          <table:table-cell office:value-type="float" office:value="41233.0660651097" calcext:value-type="float">
            <text:p>41233.06606510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15C</text:p>
          </table:table-cell>
          <table:table-cell office:value-type="string" calcext:value-type="string">
            <text:p>Contraf Abis. Cal. p/S97 A= 600 - 520x150 p/20 Polos</text:p>
          </table:table-cell>
          <table:table-cell office:value-type="string" calcext:value-type="string">
            <text:p>GENROD</text:p>
          </table:table-cell>
          <table:table-cell office:value-type="float" office:value="18809.3053037084" calcext:value-type="float">
            <text:p>18809.30530370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20C</text:p>
          </table:table-cell>
          <table:table-cell office:value-type="string" calcext:value-type="string">
            <text:p>Contraf Abis. Cal. p/S97 A= 600 - 520x200 p/20 Polos</text:p>
          </table:table-cell>
          <table:table-cell office:value-type="string" calcext:value-type="string">
            <text:p>GENROD</text:p>
          </table:table-cell>
          <table:table-cell office:value-type="float" office:value="24146.830836702" calcext:value-type="float">
            <text:p>24146.8308367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30C</text:p>
          </table:table-cell>
          <table:table-cell office:value-type="string" calcext:value-type="string">
            <text:p>Contraf Abis. Cal. p/S97 A= 600 - 520x300 p/40 Polos</text:p>
          </table:table-cell>
          <table:table-cell office:value-type="string" calcext:value-type="string">
            <text:p>GENROD</text:p>
          </table:table-cell>
          <table:table-cell office:value-type="float" office:value="34836.6938728693" calcext:value-type="float">
            <text:p>34836.69387286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40C</text:p>
          </table:table-cell>
          <table:table-cell office:value-type="string" calcext:value-type="string">
            <text:p>Contraf Abis. Cal. p/S97 A= 600 - 520x400 p/40 Polos</text:p>
          </table:table-cell>
          <table:table-cell office:value-type="string" calcext:value-type="string">
            <text:p>GENROD</text:p>
          </table:table-cell>
          <table:table-cell office:value-type="float" office:value="45504.6318458323" calcext:value-type="float">
            <text:p>45504.63184583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45C</text:p>
          </table:table-cell>
          <table:table-cell office:value-type="string" calcext:value-type="string">
            <text:p>Contraf Abis. Cal. p/S97 A= 600 - 520x450 p/60 Polos</text:p>
          </table:table-cell>
          <table:table-cell office:value-type="string" calcext:value-type="string">
            <text:p>GENROD</text:p>
          </table:table-cell>
          <table:table-cell office:value-type="float" office:value="50858.2803896809" calcext:value-type="float">
            <text:p>50858.28038968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60C</text:p>
          </table:table-cell>
          <table:table-cell office:value-type="string" calcext:value-type="string">
            <text:p>Contraf Abis. Cal. p/S97 A= 600 - 520x600 p/60 Polos</text:p>
          </table:table-cell>
          <table:table-cell office:value-type="string" calcext:value-type="string">
            <text:p>GENROD</text:p>
          </table:table-cell>
          <table:table-cell office:value-type="float" office:value="66883.7163450704" calcext:value-type="float">
            <text:p>66883.71634507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15C</text:p>
          </table:table-cell>
          <table:table-cell office:value-type="string" calcext:value-type="string">
            <text:p>Contraf Abul Cal p/S97 A= 600 - 520x150 p/20 Polos</text:p>
          </table:table-cell>
          <table:table-cell office:value-type="string" calcext:value-type="string">
            <text:p>GENROD</text:p>
          </table:table-cell>
          <table:table-cell office:value-type="float" office:value="15893.244003068" calcext:value-type="float">
            <text:p>15893.2440030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20C</text:p>
          </table:table-cell>
          <table:table-cell office:value-type="string" calcext:value-type="string">
            <text:p>Contraf Abul Cal p/S97 A= 600 - 520x200 p/20 Polos</text:p>
          </table:table-cell>
          <table:table-cell office:value-type="string" calcext:value-type="string">
            <text:p>GENROD</text:p>
          </table:table-cell>
          <table:table-cell office:value-type="float" office:value="20558.1777752735" calcext:value-type="float">
            <text:p>20558.17777527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30C</text:p>
          </table:table-cell>
          <table:table-cell office:value-type="string" calcext:value-type="string">
            <text:p>Contraf Abul Cal p/S97 A= 600 - 520x300 p/40 Polos</text:p>
          </table:table-cell>
          <table:table-cell office:value-type="string" calcext:value-type="string">
            <text:p>GENROD</text:p>
          </table:table-cell>
          <table:table-cell office:value-type="float" office:value="29906.0930498282" calcext:value-type="float">
            <text:p>29906.0930498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40C</text:p>
          </table:table-cell>
          <table:table-cell office:value-type="string" calcext:value-type="string">
            <text:p>Contraf Abul Cal p/S97 A= 600 - 520x400 p/40 Polos</text:p>
          </table:table-cell>
          <table:table-cell office:value-type="string" calcext:value-type="string">
            <text:p>GENROD</text:p>
          </table:table-cell>
          <table:table-cell office:value-type="float" office:value="39253.3388568043" calcext:value-type="float">
            <text:p>39253.33885680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45C</text:p>
          </table:table-cell>
          <table:table-cell office:value-type="string" calcext:value-type="string">
            <text:p>Contraf Abul Cal p/S97 A= 600 - 520x450 p/60 Polos</text:p>
          </table:table-cell>
          <table:table-cell office:value-type="string" calcext:value-type="string">
            <text:p>GENROD</text:p>
          </table:table-cell>
          <table:table-cell office:value-type="float" office:value="43918.2726290097" calcext:value-type="float">
            <text:p>43918.27262900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60C</text:p>
          </table:table-cell>
          <table:table-cell office:value-type="string" calcext:value-type="string">
            <text:p>Contraf Abul Cal p/S97 A= 600 - 520x600 p/60 Polos</text:p>
          </table:table-cell>
          <table:table-cell office:value-type="string" calcext:value-type="string">
            <text:p>GENROD</text:p>
          </table:table-cell>
          <table:table-cell office:value-type="float" office:value="57929.8106350948" calcext:value-type="float">
            <text:p>57929.81063509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15C</text:p>
          </table:table-cell>
          <table:table-cell office:value-type="string" calcext:value-type="string">
            <text:p>Contraf Abis. Cal. p/S97 A= 750 - 670x150 p/28 Polos</text:p>
          </table:table-cell>
          <table:table-cell office:value-type="string" calcext:value-type="string">
            <text:p>GENROD</text:p>
          </table:table-cell>
          <table:table-cell office:value-type="float" office:value="23907.5798607448" calcext:value-type="float">
            <text:p>23907.57986074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20C</text:p>
          </table:table-cell>
          <table:table-cell office:value-type="string" calcext:value-type="string">
            <text:p>Contraf Abis. Cal. p/S97 A= 750 - 670x200 p/28 Polos</text:p>
          </table:table-cell>
          <table:table-cell office:value-type="string" calcext:value-type="string">
            <text:p>GENROD</text:p>
          </table:table-cell>
          <table:table-cell office:value-type="float" office:value="30694.7537520829" calcext:value-type="float">
            <text:p>30694.75375208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30C</text:p>
          </table:table-cell>
          <table:table-cell office:value-type="string" calcext:value-type="string">
            <text:p>Contraf Abis. Cal. p/S97 A= 750 - 670x300 p/56 Polos</text:p>
          </table:table-cell>
          <table:table-cell office:value-type="string" calcext:value-type="string">
            <text:p>GENROD</text:p>
          </table:table-cell>
          <table:table-cell office:value-type="float" office:value="44301.9612350831" calcext:value-type="float">
            <text:p>44301.9612350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40C</text:p>
          </table:table-cell>
          <table:table-cell office:value-type="string" calcext:value-type="string">
            <text:p>Contraf Abis. Cal. p/S97 A= 750 - 670x400 p/56 Polos</text:p>
          </table:table-cell>
          <table:table-cell office:value-type="string" calcext:value-type="string">
            <text:p>GENROD</text:p>
          </table:table-cell>
          <table:table-cell office:value-type="float" office:value="57879.516883241" calcext:value-type="float">
            <text:p>57879.5168832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45C</text:p>
          </table:table-cell>
          <table:table-cell office:value-type="string" calcext:value-type="string">
            <text:p>Contraf Abis. Cal. p/S97 A= 750 - 670x450 p/84 Polos</text:p>
          </table:table-cell>
          <table:table-cell office:value-type="string" calcext:value-type="string">
            <text:p>GENROD</text:p>
          </table:table-cell>
          <table:table-cell office:value-type="float" office:value="64675.0591193135" calcext:value-type="float">
            <text:p>64675.05911931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60C</text:p>
          </table:table-cell>
          <table:table-cell office:value-type="string" calcext:value-type="string">
            <text:p>Contraf Abis. Cal. p/S97 A= 750 - 670x600 p/84 Polos</text:p>
          </table:table-cell>
          <table:table-cell office:value-type="string" calcext:value-type="string">
            <text:p>GENROD</text:p>
          </table:table-cell>
          <table:table-cell office:value-type="float" office:value="85036.5528988456" calcext:value-type="float">
            <text:p>85036.55289884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15C</text:p>
          </table:table-cell>
          <table:table-cell office:value-type="string" calcext:value-type="string">
            <text:p>Contraf Abul Cal p/S97 A= 750 - 670x150 p/28 Polos</text:p>
          </table:table-cell>
          <table:table-cell office:value-type="string" calcext:value-type="string">
            <text:p>GENROD</text:p>
          </table:table-cell>
          <table:table-cell office:value-type="float" office:value="20469.1943762641" calcext:value-type="float">
            <text:p>20469.19437626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20C</text:p>
          </table:table-cell>
          <table:table-cell office:value-type="string" calcext:value-type="string">
            <text:p>Contraf Abul Cal p/S97 A= 750 - 670x200 p/28 Polos</text:p>
          </table:table-cell>
          <table:table-cell office:value-type="string" calcext:value-type="string">
            <text:p>GENROD</text:p>
          </table:table-cell>
          <table:table-cell office:value-type="float" office:value="26494.7652133222" calcext:value-type="float">
            <text:p>26494.76521332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30C</text:p>
          </table:table-cell>
          <table:table-cell office:value-type="string" calcext:value-type="string">
            <text:p>Contraf Abul Cal p/S97 A= 750 - 670x300 p/56 Polos</text:p>
          </table:table-cell>
          <table:table-cell office:value-type="string" calcext:value-type="string">
            <text:p>GENROD</text:p>
          </table:table-cell>
          <table:table-cell office:value-type="float" office:value="38547.2179281135" calcext:value-type="float">
            <text:p>38547.21792811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40C</text:p>
          </table:table-cell>
          <table:table-cell office:value-type="string" calcext:value-type="string">
            <text:p>Contraf Abul Cal p/S97 A= 750 - 670x400 p/56 Polos</text:p>
          </table:table-cell>
          <table:table-cell office:value-type="string" calcext:value-type="string">
            <text:p>GENROD</text:p>
          </table:table-cell>
          <table:table-cell office:value-type="float" office:value="50565.4999019058" calcext:value-type="float">
            <text:p>50565.49990190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45C</text:p>
          </table:table-cell>
          <table:table-cell office:value-type="string" calcext:value-type="string">
            <text:p>Contraf Abul Cal p/S97 A= 750 - 670x450 p/84 Polos</text:p>
          </table:table-cell>
          <table:table-cell office:value-type="string" calcext:value-type="string">
            <text:p>GENROD</text:p>
          </table:table-cell>
          <table:table-cell office:value-type="float" office:value="56593.0233527353" calcext:value-type="float">
            <text:p>56593.02335273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60C</text:p>
          </table:table-cell>
          <table:table-cell office:value-type="string" calcext:value-type="string">
            <text:p>Contraf Abul Cal p/S97 A= 750 - 670x600 p/84 Polos</text:p>
          </table:table-cell>
          <table:table-cell office:value-type="string" calcext:value-type="string">
            <text:p>GENROD</text:p>
          </table:table-cell>
          <table:table-cell office:value-type="float" office:value="74649.7913089592" calcext:value-type="float">
            <text:p>74649.7913089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15C</text:p>
          </table:table-cell>
          <table:table-cell office:value-type="string" calcext:value-type="string">
            <text:p>Contraf Abis. Cal. p/S97 A= 900 - 820x150 p/36 Polos</text:p>
          </table:table-cell>
          <table:table-cell office:value-type="string" calcext:value-type="string">
            <text:p>GENROD</text:p>
          </table:table-cell>
          <table:table-cell office:value-type="float" office:value="29019.411136251" calcext:value-type="float">
            <text:p>29019.4111362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20C</text:p>
          </table:table-cell>
          <table:table-cell office:value-type="string" calcext:value-type="string">
            <text:p>Contraf Abis. Cal. p/S97 A= 900 - 820x200 p/36 Polos</text:p>
          </table:table-cell>
          <table:table-cell office:value-type="string" calcext:value-type="string">
            <text:p>GENROD</text:p>
          </table:table-cell>
          <table:table-cell office:value-type="float" office:value="37256.8470645475" calcext:value-type="float">
            <text:p>37256.84706454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30C</text:p>
          </table:table-cell>
          <table:table-cell office:value-type="string" calcext:value-type="string">
            <text:p>Contraf Abis. Cal. p/S97 A= 900 - 820x300 p/72 Polos</text:p>
          </table:table-cell>
          <table:table-cell office:value-type="string" calcext:value-type="string">
            <text:p>GENROD</text:p>
          </table:table-cell>
          <table:table-cell office:value-type="float" office:value="53760.7849718515" calcext:value-type="float">
            <text:p>53760.78497185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40C</text:p>
          </table:table-cell>
          <table:table-cell office:value-type="string" calcext:value-type="string">
            <text:p>Contraf Abis. Cal. p/S97 A= 900 - 820x400 p/72 Polos</text:p>
          </table:table-cell>
          <table:table-cell office:value-type="string" calcext:value-type="string">
            <text:p>GENROD</text:p>
          </table:table-cell>
          <table:table-cell office:value-type="float" office:value="70238.9204828909" calcext:value-type="float">
            <text:p>70238.92048289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45C</text:p>
          </table:table-cell>
          <table:table-cell office:value-type="string" calcext:value-type="string">
            <text:p>Contraf Abis Cal. p/S97 A= 900 - 820x450 p/108 Polos</text:p>
          </table:table-cell>
          <table:table-cell office:value-type="string" calcext:value-type="string">
            <text:p>GENROD</text:p>
          </table:table-cell>
          <table:table-cell office:value-type="float" office:value="78489.2715565609" calcext:value-type="float">
            <text:p>78489.27155656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60C</text:p>
          </table:table-cell>
          <table:table-cell office:value-type="string" calcext:value-type="string">
            <text:p>Contraf Abis Cal. p/S97 A= 900 - 820x600 p/108 Polos</text:p>
          </table:table-cell>
          <table:table-cell office:value-type="string" calcext:value-type="string">
            <text:p>GENROD</text:p>
          </table:table-cell>
          <table:table-cell office:value-type="float" office:value="103206.181931054" calcext:value-type="float">
            <text:p>103206.1819310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15C</text:p>
          </table:table-cell>
          <table:table-cell office:value-type="string" calcext:value-type="string">
            <text:p>Contraf Abul Cal p/S97 A= 900 - 820x150 p/36 Polos</text:p>
          </table:table-cell>
          <table:table-cell office:value-type="string" calcext:value-type="string">
            <text:p>GENROD</text:p>
          </table:table-cell>
          <table:table-cell office:value-type="float" office:value="25056.0793865798" calcext:value-type="float">
            <text:p>25056.07938657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20C</text:p>
          </table:table-cell>
          <table:table-cell office:value-type="string" calcext:value-type="string">
            <text:p>Contraf Abul Cal p/S97 A= 900 - 820x200 p/36 Polos</text:p>
          </table:table-cell>
          <table:table-cell office:value-type="string" calcext:value-type="string">
            <text:p>GENROD</text:p>
          </table:table-cell>
          <table:table-cell office:value-type="float" office:value="32417.1822542873" calcext:value-type="float">
            <text:p>32417.18225428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30C</text:p>
          </table:table-cell>
          <table:table-cell office:value-type="string" calcext:value-type="string">
            <text:p>Contraf Abul Cal p/S97 A= 900 - 820x300 p/72 Polos</text:p>
          </table:table-cell>
          <table:table-cell office:value-type="string" calcext:value-type="string">
            <text:p>GENROD</text:p>
          </table:table-cell>
          <table:table-cell office:value-type="float" office:value="47145.8037206653" calcext:value-type="float">
            <text:p>47145.80372066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40C</text:p>
          </table:table-cell>
          <table:table-cell office:value-type="string" calcext:value-type="string">
            <text:p>Contraf Abul Cal p/S97 A= 900 - 820x400 p/72 Polos</text:p>
          </table:table-cell>
          <table:table-cell office:value-type="string" calcext:value-type="string">
            <text:p>GENROD</text:p>
          </table:table-cell>
          <table:table-cell office:value-type="float" office:value="61892.5008116698" calcext:value-type="float">
            <text:p>61892.50081166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45C</text:p>
          </table:table-cell>
          <table:table-cell office:value-type="string" calcext:value-type="string">
            <text:p>Contraf Abul Cal p/S97 A= 900 - 820x450 p/108 Polos</text:p>
          </table:table-cell>
          <table:table-cell office:value-type="string" calcext:value-type="string">
            <text:p>GENROD</text:p>
          </table:table-cell>
          <table:table-cell office:value-type="float" office:value="69270.9819419424" calcext:value-type="float">
            <text:p>69270.98194194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60C</text:p>
          </table:table-cell>
          <table:table-cell office:value-type="string" calcext:value-type="string">
            <text:p>Contraf Abul Cal p/S97 A= 900 - 820x600 p/108 Polos</text:p>
          </table:table-cell>
          <table:table-cell office:value-type="string" calcext:value-type="string">
            <text:p>GENROD</text:p>
          </table:table-cell>
          <table:table-cell office:value-type="float" office:value="91371.6688076301" calcext:value-type="float">
            <text:p>91371.66880763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15C</text:p>
          </table:table-cell>
          <table:table-cell office:value-type="string" calcext:value-type="string">
            <text:p>Contraf Abul Cal p/S97 A= 1200- 1120x150 p/52 Polos</text:p>
          </table:table-cell>
          <table:table-cell office:value-type="string" calcext:value-type="string">
            <text:p>GENROD</text:p>
          </table:table-cell>
          <table:table-cell office:value-type="float" office:value="34224.0752493444" calcext:value-type="float">
            <text:p>34224.07524934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20C</text:p>
          </table:table-cell>
          <table:table-cell office:value-type="string" calcext:value-type="string">
            <text:p>Contraf Abul Cal p/S97 A= 1200- 1120x200 p/52 Polos</text:p>
          </table:table-cell>
          <table:table-cell office:value-type="string" calcext:value-type="string">
            <text:p>GENROD</text:p>
          </table:table-cell>
          <table:table-cell office:value-type="float" office:value="44276.8283063974" calcext:value-type="float">
            <text:p>44276.82830639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30C</text:p>
          </table:table-cell>
          <table:table-cell office:value-type="string" calcext:value-type="string">
            <text:p>Contraf Abul Cal p/S97 A= 1200- 1120x300 p/104 Polos</text:p>
          </table:table-cell>
          <table:table-cell office:value-type="string" calcext:value-type="string">
            <text:p>GENROD</text:p>
          </table:table-cell>
          <table:table-cell office:value-type="float" office:value="63645.864294909" calcext:value-type="float">
            <text:p>63645.8642949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40C</text:p>
          </table:table-cell>
          <table:table-cell office:value-type="string" calcext:value-type="string">
            <text:p>Contraf Abul Cal p/S97 A= 1200- 1120x400 p/104 Polos</text:p>
          </table:table-cell>
          <table:table-cell office:value-type="string" calcext:value-type="string">
            <text:p>GENROD</text:p>
          </table:table-cell>
          <table:table-cell office:value-type="float" office:value="84533.5595913417" calcext:value-type="float">
            <text:p>84533.55959134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45C</text:p>
          </table:table-cell>
          <table:table-cell office:value-type="string" calcext:value-type="string">
            <text:p>Contraf Abul Cal p/S97 A= 1200- 1120x450 p/156 Polos</text:p>
          </table:table-cell>
          <table:table-cell office:value-type="string" calcext:value-type="string">
            <text:p>GENROD</text:p>
          </table:table-cell>
          <table:table-cell office:value-type="float" office:value="94595.9920338042" calcext:value-type="float">
            <text:p>94595.99203380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60C</text:p>
          </table:table-cell>
          <table:table-cell office:value-type="string" calcext:value-type="string">
            <text:p>Contraf Abul Cal p/S97 A= 1200- 1120x600 p/156 Polos</text:p>
          </table:table-cell>
          <table:table-cell office:value-type="string" calcext:value-type="string">
            <text:p>GENROD</text:p>
          </table:table-cell>
          <table:table-cell office:value-type="float" office:value="124787.752478383" calcext:value-type="float">
            <text:p>124787.7524783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4030</text:p>
          </table:table-cell>
          <table:table-cell office:value-type="string" calcext:value-type="string">
            <text:p>Paneles para cubicado horizontal - 450x300 mm</text:p>
          </table:table-cell>
          <table:table-cell office:value-type="string" calcext:value-type="string">
            <text:p>GENROD</text:p>
          </table:table-cell>
          <table:table-cell office:value-type="float" office:value="15269.0212748448" calcext:value-type="float">
            <text:p>15269.02127484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4045</text:p>
          </table:table-cell>
          <table:table-cell office:value-type="string" calcext:value-type="string">
            <text:p>Paneles para cubicado horizontal - 450x450 mm</text:p>
          </table:table-cell>
          <table:table-cell office:value-type="string" calcext:value-type="string">
            <text:p>GENROD</text:p>
          </table:table-cell>
          <table:table-cell office:value-type="float" office:value="30892.720894017" calcext:value-type="float">
            <text:p>30892.7208940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4060</text:p>
          </table:table-cell>
          <table:table-cell office:value-type="string" calcext:value-type="string">
            <text:p>Paneles para cubicado horizontal - 450x600 mm</text:p>
          </table:table-cell>
          <table:table-cell office:value-type="string" calcext:value-type="string">
            <text:p>GENROD</text:p>
          </table:table-cell>
          <table:table-cell office:value-type="float" office:value="34780.5980686661" calcext:value-type="float">
            <text:p>34780.59806866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4075</text:p>
          </table:table-cell>
          <table:table-cell office:value-type="string" calcext:value-type="string">
            <text:p>Paneles para cubicado horizontal - 450x750 mm</text:p>
          </table:table-cell>
          <table:table-cell office:value-type="string" calcext:value-type="string">
            <text:p>GENROD</text:p>
          </table:table-cell>
          <table:table-cell office:value-type="float" office:value="44552.8163157387" calcext:value-type="float">
            <text:p>44552.81631573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4090</text:p>
          </table:table-cell>
          <table:table-cell office:value-type="string" calcext:value-type="string">
            <text:p>Paneles para cubicado horizontal - 450x900 mm</text:p>
          </table:table-cell>
          <table:table-cell office:value-type="string" calcext:value-type="string">
            <text:p>GENROD</text:p>
          </table:table-cell>
          <table:table-cell office:value-type="float" office:value="54303.7510727034" calcext:value-type="float">
            <text:p>54303.75107270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6030</text:p>
          </table:table-cell>
          <table:table-cell office:value-type="string" calcext:value-type="string">
            <text:p>Paneles para cubicado horizontal - 600x300 mm</text:p>
          </table:table-cell>
          <table:table-cell office:value-type="string" calcext:value-type="string">
            <text:p>GENROD</text:p>
          </table:table-cell>
          <table:table-cell office:value-type="float" office:value="20775.5036880265" calcext:value-type="float">
            <text:p>20775.50368802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6045</text:p>
          </table:table-cell>
          <table:table-cell office:value-type="string" calcext:value-type="string">
            <text:p>Paneles para cubicado horizontal - 600x450 mm</text:p>
          </table:table-cell>
          <table:table-cell office:value-type="string" calcext:value-type="string">
            <text:p>GENROD</text:p>
          </table:table-cell>
          <table:table-cell office:value-type="float" office:value="42004.9621834131" calcext:value-type="float">
            <text:p>42004.9621834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6060</text:p>
          </table:table-cell>
          <table:table-cell office:value-type="string" calcext:value-type="string">
            <text:p>Paneles para cubicado horizontal - 600x600 mm</text:p>
          </table:table-cell>
          <table:table-cell office:value-type="string" calcext:value-type="string">
            <text:p>GENROD</text:p>
          </table:table-cell>
          <table:table-cell office:value-type="float" office:value="47306.3643616365" calcext:value-type="float">
            <text:p>47306.36436163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6075</text:p>
          </table:table-cell>
          <table:table-cell office:value-type="string" calcext:value-type="string">
            <text:p>Paneles para cubicado horizontal - 600x750 mm</text:p>
          </table:table-cell>
          <table:table-cell office:value-type="string" calcext:value-type="string">
            <text:p>GENROD</text:p>
          </table:table-cell>
          <table:table-cell office:value-type="float" office:value="60562.1292602733" calcext:value-type="float">
            <text:p>60562.1292602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6090</text:p>
          </table:table-cell>
          <table:table-cell office:value-type="string" calcext:value-type="string">
            <text:p>Paneles para cubicado horizontal - 600x900 mm</text:p>
          </table:table-cell>
          <table:table-cell office:value-type="string" calcext:value-type="string">
            <text:p>GENROD</text:p>
          </table:table-cell>
          <table:table-cell office:value-type="float" office:value="73831.4508773798" calcext:value-type="float">
            <text:p>73831.45087737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7030</text:p>
          </table:table-cell>
          <table:table-cell office:value-type="string" calcext:value-type="string">
            <text:p>Paneles para cubicado horizontal - 750x300 mm</text:p>
          </table:table-cell>
          <table:table-cell office:value-type="string" calcext:value-type="string">
            <text:p>GENROD</text:p>
          </table:table-cell>
          <table:table-cell office:value-type="float" office:value="26276.1561543766" calcext:value-type="float">
            <text:p>26276.15615437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7045</text:p>
          </table:table-cell>
          <table:table-cell office:value-type="string" calcext:value-type="string">
            <text:p>Paneles para cubicado horizontal - 750x450 mm</text:p>
          </table:table-cell>
          <table:table-cell office:value-type="string" calcext:value-type="string">
            <text:p>GENROD</text:p>
          </table:table-cell>
          <table:table-cell office:value-type="float" office:value="53110.7598473638" calcext:value-type="float">
            <text:p>53110.75984736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7060</text:p>
          </table:table-cell>
          <table:table-cell office:value-type="string" calcext:value-type="string">
            <text:p>Paneles para cubicado horizontal - 750x600 mm</text:p>
          </table:table-cell>
          <table:table-cell office:value-type="string" calcext:value-type="string">
            <text:p>GENROD</text:p>
          </table:table-cell>
          <table:table-cell office:value-type="float" office:value="59826.9980698364" calcext:value-type="float">
            <text:p>59826.99806983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7075</text:p>
          </table:table-cell>
          <table:table-cell office:value-type="string" calcext:value-type="string">
            <text:p>Paneles para cubicado horizontal - 750x750 mm</text:p>
          </table:table-cell>
          <table:table-cell office:value-type="string" calcext:value-type="string">
            <text:p>GENROD</text:p>
          </table:table-cell>
          <table:table-cell office:value-type="float" office:value="76597.914068651" calcext:value-type="float">
            <text:p>76597.914068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7090</text:p>
          </table:table-cell>
          <table:table-cell office:value-type="string" calcext:value-type="string">
            <text:p>Paneles para cubicado horizontal - 750x900 mm</text:p>
          </table:table-cell>
          <table:table-cell office:value-type="string" calcext:value-type="string">
            <text:p>GENROD</text:p>
          </table:table-cell>
          <table:table-cell office:value-type="float" office:value="93359.1506820561" calcext:value-type="float">
            <text:p>93359.15068205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9030</text:p>
          </table:table-cell>
          <table:table-cell office:value-type="string" calcext:value-type="string">
            <text:p>Paneles para cubicado horizontal - 900x300 mm</text:p>
          </table:table-cell>
          <table:table-cell office:value-type="string" calcext:value-type="string">
            <text:p>GENROD</text:p>
          </table:table-cell>
          <table:table-cell office:value-type="float" office:value="31769.0818490885" calcext:value-type="float">
            <text:p>31769.08184908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9045</text:p>
          </table:table-cell>
          <table:table-cell office:value-type="string" calcext:value-type="string">
            <text:p>Paneles para cubicado horizontal - 900x450 mm</text:p>
          </table:table-cell>
          <table:table-cell office:value-type="string" calcext:value-type="string">
            <text:p>GENROD</text:p>
          </table:table-cell>
          <table:table-cell office:value-type="float" office:value="64221.076417471" calcext:value-type="float">
            <text:p>64221.0764174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9060</text:p>
          </table:table-cell>
          <table:table-cell office:value-type="string" calcext:value-type="string">
            <text:p>Paneles para cubicado horizontal - 900x600 mm</text:p>
          </table:table-cell>
          <table:table-cell office:value-type="string" calcext:value-type="string">
            <text:p>GENROD</text:p>
          </table:table-cell>
          <table:table-cell office:value-type="float" office:value="72341.8297256871" calcext:value-type="float">
            <text:p>72341.82972568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9075</text:p>
          </table:table-cell>
          <table:table-cell office:value-type="string" calcext:value-type="string">
            <text:p>Paneles para cubicado horizontal - 900x750 mm</text:p>
          </table:table-cell>
          <table:table-cell office:value-type="string" calcext:value-type="string">
            <text:p>GENROD</text:p>
          </table:table-cell>
          <table:table-cell office:value-type="float" office:value="92613.670638631" calcext:value-type="float">
            <text:p>92613.6706386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9090</text:p>
          </table:table-cell>
          <table:table-cell office:value-type="string" calcext:value-type="string">
            <text:p>Paneles para cubicado horizontal - 900x900 mm</text:p>
          </table:table-cell>
          <table:table-cell office:value-type="string" calcext:value-type="string">
            <text:p>GENROD</text:p>
          </table:table-cell>
          <table:table-cell office:value-type="float" office:value="112893.266217695" calcext:value-type="float">
            <text:p>112893.2662176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700300</text:p>
          </table:table-cell>
          <table:table-cell office:value-type="string" calcext:value-type="string">
            <text:p>Correderas altas para Gab Mod S97 Prof. 300 mm</text:p>
          </table:table-cell>
          <table:table-cell office:value-type="string" calcext:value-type="string">
            <text:p>GENROD</text:p>
          </table:table-cell>
          <table:table-cell office:value-type="float" office:value="19164.6252211321" calcext:value-type="float">
            <text:p>19164.62522113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700450</text:p>
          </table:table-cell>
          <table:table-cell office:value-type="string" calcext:value-type="string">
            <text:p>Corredera Alta para Gab.Mod S.97 de Prof. 450mm</text:p>
          </table:table-cell>
          <table:table-cell office:value-type="string" calcext:value-type="string">
            <text:p>GENROD</text:p>
          </table:table-cell>
          <table:table-cell office:value-type="float" office:value="24994.1815300275" calcext:value-type="float">
            <text:p>24994.18153002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700600</text:p>
          </table:table-cell>
          <table:table-cell office:value-type="string" calcext:value-type="string">
            <text:p>Correderas altas para Gab Mod S97 Prof. 600 mm</text:p>
          </table:table-cell>
          <table:table-cell office:value-type="string" calcext:value-type="string">
            <text:p>GENROD</text:p>
          </table:table-cell>
          <table:table-cell office:value-type="float" office:value="29935.7448846706" calcext:value-type="float">
            <text:p>29935.74488467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700750</text:p>
          </table:table-cell>
          <table:table-cell office:value-type="string" calcext:value-type="string">
            <text:p>Correderas altas para Gab Mod S97 Prof. 750 mm</text:p>
          </table:table-cell>
          <table:table-cell office:value-type="string" calcext:value-type="string">
            <text:p>GENROD</text:p>
          </table:table-cell>
          <table:table-cell office:value-type="float" office:value="37872.05987494" calcext:value-type="float">
            <text:p>37872.059874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700900</text:p>
          </table:table-cell>
          <table:table-cell office:value-type="string" calcext:value-type="string">
            <text:p>Corredera Alta P/Gab.Mod.S.97 de Prof. 900mm</text:p>
          </table:table-cell>
          <table:table-cell office:value-type="string" calcext:value-type="string">
            <text:p>GENROD</text:p>
          </table:table-cell>
          <table:table-cell office:value-type="float" office:value="45807.0638245344" calcext:value-type="float">
            <text:p>45807.06382453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3030</text:p>
          </table:table-cell>
          <table:table-cell office:value-type="string" calcext:value-type="string">
            <text:p>Cierre Lateral Superior apto cáncamo p/Serie 97 - 300x300</text:p>
          </table:table-cell>
          <table:table-cell office:value-type="string" calcext:value-type="string">
            <text:p>GENROD</text:p>
          </table:table-cell>
          <table:table-cell office:value-type="float" office:value="12481.4419603604" calcext:value-type="float">
            <text:p>12481.44196036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4030</text:p>
          </table:table-cell>
          <table:table-cell office:value-type="string" calcext:value-type="string">
            <text:p>Cierre Lateral Superior apto cáncamo p/Serie 97 - 300x450</text:p>
          </table:table-cell>
          <table:table-cell office:value-type="string" calcext:value-type="string">
            <text:p>GENROD</text:p>
          </table:table-cell>
          <table:table-cell office:value-type="float" office:value="19166.4104680087" calcext:value-type="float">
            <text:p>19166.41046800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6030</text:p>
          </table:table-cell>
          <table:table-cell office:value-type="string" calcext:value-type="string">
            <text:p>Cierre Lateral Superior apto cáncamo p/Serie 97 - 300x600</text:p>
          </table:table-cell>
          <table:table-cell office:value-type="string" calcext:value-type="string">
            <text:p>GENROD</text:p>
          </table:table-cell>
          <table:table-cell office:value-type="float" office:value="25844.6006164222" calcext:value-type="float">
            <text:p>25844.60061642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030</text:p>
          </table:table-cell>
          <table:table-cell office:value-type="string" calcext:value-type="string">
            <text:p>Cierre Lateral Superior apto cáncamo p/Serie 97 - 300x750</text:p>
          </table:table-cell>
          <table:table-cell office:value-type="string" calcext:value-type="string">
            <text:p>GENROD</text:p>
          </table:table-cell>
          <table:table-cell office:value-type="float" office:value="32531.4659488771" calcext:value-type="float">
            <text:p>32531.46594887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9030</text:p>
          </table:table-cell>
          <table:table-cell office:value-type="string" calcext:value-type="string">
            <text:p>Cierre Lateral Superior apto cáncamo p/Serie 97 - 300x900</text:p>
          </table:table-cell>
          <table:table-cell office:value-type="string" calcext:value-type="string">
            <text:p>GENROD</text:p>
          </table:table-cell>
          <table:table-cell office:value-type="float" office:value="39220.3117895857" calcext:value-type="float">
            <text:p>39220.31178958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3120</text:p>
          </table:table-cell>
          <table:table-cell office:value-type="string" calcext:value-type="string">
            <text:p>Cierre Lateral Superior apto cáncamo p/Serie 97 - 300x1200</text:p>
          </table:table-cell>
          <table:table-cell office:value-type="string" calcext:value-type="string">
            <text:p>GENROD</text:p>
          </table:table-cell>
          <table:table-cell office:value-type="float" office:value="44205.7252706372" calcext:value-type="float">
            <text:p>44205.72527063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4045</text:p>
          </table:table-cell>
          <table:table-cell office:value-type="string" calcext:value-type="string">
            <text:p>Cierre Lateral Superior apto cáncamo p/Serie 97 - 450x450</text:p>
          </table:table-cell>
          <table:table-cell office:value-type="string" calcext:value-type="string">
            <text:p>GENROD</text:p>
          </table:table-cell>
          <table:table-cell office:value-type="float" office:value="29434.7041909381" calcext:value-type="float">
            <text:p>29434.70419093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6045</text:p>
          </table:table-cell>
          <table:table-cell office:value-type="string" calcext:value-type="string">
            <text:p>Cierre Lateral Superior apto cáncamo p/Serie 97 - 450x600</text:p>
          </table:table-cell>
          <table:table-cell office:value-type="string" calcext:value-type="string">
            <text:p>GENROD</text:p>
          </table:table-cell>
          <table:table-cell office:value-type="float" office:value="39701.5195062976" calcext:value-type="float">
            <text:p>39701.5195062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045</text:p>
          </table:table-cell>
          <table:table-cell office:value-type="string" calcext:value-type="string">
            <text:p>Cierre Lateral Superior apto cáncamo p/Serie 97 - 450x750</text:p>
          </table:table-cell>
          <table:table-cell office:value-type="string" calcext:value-type="string">
            <text:p>GENROD</text:p>
          </table:table-cell>
          <table:table-cell office:value-type="float" office:value="49963.0348699921" calcext:value-type="float">
            <text:p>49963.0348699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9045</text:p>
          </table:table-cell>
          <table:table-cell office:value-type="string" calcext:value-type="string">
            <text:p>Cierre Lateral Superior apto cáncamo p/Serie 97 - 450x900</text:p>
          </table:table-cell>
          <table:table-cell office:value-type="string" calcext:value-type="string">
            <text:p>GENROD</text:p>
          </table:table-cell>
          <table:table-cell office:value-type="float" office:value="60227.9533605452" calcext:value-type="float">
            <text:p>60227.95336054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4120</text:p>
          </table:table-cell>
          <table:table-cell office:value-type="string" calcext:value-type="string">
            <text:p>Cierre Lateral Superior apto cáncamo p/Serie 97 - 450x1200</text:p>
          </table:table-cell>
          <table:table-cell office:value-type="string" calcext:value-type="string">
            <text:p>GENROD</text:p>
          </table:table-cell>
          <table:table-cell office:value-type="float" office:value="63831.5857590484" calcext:value-type="float">
            <text:p>63831.58575904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6060</text:p>
          </table:table-cell>
          <table:table-cell office:value-type="string" calcext:value-type="string">
            <text:p>Cierre Lateral Superior apto cáncamo p/Serie 97 - 600x600</text:p>
          </table:table-cell>
          <table:table-cell office:value-type="string" calcext:value-type="string">
            <text:p>GENROD</text:p>
          </table:table-cell>
          <table:table-cell office:value-type="float" office:value="53539.1075198365" calcext:value-type="float">
            <text:p>53539.10751983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060</text:p>
          </table:table-cell>
          <table:table-cell office:value-type="string" calcext:value-type="string">
            <text:p>Cierre Lateral Superior apto cáncamo p/Serie 97 - 600x750</text:p>
          </table:table-cell>
          <table:table-cell office:value-type="string" calcext:value-type="string">
            <text:p>GENROD</text:p>
          </table:table-cell>
          <table:table-cell office:value-type="float" office:value="67399.4574310531" calcext:value-type="float">
            <text:p>67399.45743105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6090</text:p>
          </table:table-cell>
          <table:table-cell office:value-type="string" calcext:value-type="string">
            <text:p>Cierre Lateral Superior apto cáncamo p/Serie 97 - 600x900</text:p>
          </table:table-cell>
          <table:table-cell office:value-type="string" calcext:value-type="string">
            <text:p>GENROD</text:p>
          </table:table-cell>
          <table:table-cell office:value-type="float" office:value="81240.4206769681" calcext:value-type="float">
            <text:p>81240.4206769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6120</text:p>
          </table:table-cell>
          <table:table-cell office:value-type="string" calcext:value-type="string">
            <text:p>Cierre Lateral Superior apto cáncamo p/Serie 97 - 600x1200</text:p>
          </table:table-cell>
          <table:table-cell office:value-type="string" calcext:value-type="string">
            <text:p>GENROD</text:p>
          </table:table-cell>
          <table:table-cell office:value-type="float" office:value="86927.6035474485" calcext:value-type="float">
            <text:p>86927.60354744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070</text:p>
          </table:table-cell>
          <table:table-cell office:value-type="string" calcext:value-type="string">
            <text:p>Cierre Lateral Superior apto cáncamo p/Serie 97 - 750x750</text:p>
          </table:table-cell>
          <table:table-cell office:value-type="string" calcext:value-type="string">
            <text:p>GENROD</text:p>
          </table:table-cell>
          <table:table-cell office:value-type="float" office:value="84815.0428137253" calcext:value-type="float">
            <text:p>84815.04281372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090</text:p>
          </table:table-cell>
          <table:table-cell office:value-type="string" calcext:value-type="string">
            <text:p>Cierre Lateral Superior apto cáncamo p/Serie 97 - 750x900</text:p>
          </table:table-cell>
          <table:table-cell office:value-type="string" calcext:value-type="string">
            <text:p>GENROD</text:p>
          </table:table-cell>
          <table:table-cell office:value-type="float" office:value="102249.512761015" calcext:value-type="float">
            <text:p>102249.5127610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120</text:p>
          </table:table-cell>
          <table:table-cell office:value-type="string" calcext:value-type="string">
            <text:p>Cierre Lateral Superior apto cáncamo p/Serie 97 - 750x1200</text:p>
          </table:table-cell>
          <table:table-cell office:value-type="string" calcext:value-type="string">
            <text:p>GENROD</text:p>
          </table:table-cell>
          <table:table-cell office:value-type="float" office:value="109406.51170065" calcext:value-type="float">
            <text:p>109406.511700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9090</text:p>
          </table:table-cell>
          <table:table-cell office:value-type="string" calcext:value-type="string">
            <text:p>Cierre Lateral Superior apto cáncamo p/Serie 97 - 900x900</text:p>
          </table:table-cell>
          <table:table-cell office:value-type="string" calcext:value-type="string">
            <text:p>GENROD</text:p>
          </table:table-cell>
          <table:table-cell office:value-type="float" office:value="123258.13063886" calcext:value-type="float">
            <text:p>123258.130638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9120</text:p>
          </table:table-cell>
          <table:table-cell office:value-type="string" calcext:value-type="string">
            <text:p>Cierre Lateral Superior apto cáncamo p/Serie 97 - 1200x1200</text:p>
          </table:table-cell>
          <table:table-cell office:value-type="string" calcext:value-type="string">
            <text:p>GENROD</text:p>
          </table:table-cell>
          <table:table-cell office:value-type="float" office:value="131885.419853851" calcext:value-type="float">
            <text:p>131885.419853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3210</text:p>
          </table:table-cell>
          <table:table-cell office:value-type="string" calcext:value-type="string">
            <text:p>Cierre Lateral Enterizos p/Serie 97 - 300x2100</text:p>
          </table:table-cell>
          <table:table-cell office:value-type="string" calcext:value-type="string">
            <text:p>GENROD</text:p>
          </table:table-cell>
          <table:table-cell office:value-type="float" office:value="76344.9669018118" calcext:value-type="float">
            <text:p>76344.96690181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210</text:p>
          </table:table-cell>
          <table:table-cell office:value-type="string" calcext:value-type="string">
            <text:p>Cierre Lateral Enterizos p/Serie 97 - 450x2100</text:p>
          </table:table-cell>
          <table:table-cell office:value-type="string" calcext:value-type="string">
            <text:p>GENROD</text:p>
          </table:table-cell>
          <table:table-cell office:value-type="float" office:value="110232.104697666" calcext:value-type="float">
            <text:p>110232.1046976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210</text:p>
          </table:table-cell>
          <table:table-cell office:value-type="string" calcext:value-type="string">
            <text:p>Cierre Lateral Enterizos p/Serie 97 - 600x2100</text:p>
          </table:table-cell>
          <table:table-cell office:value-type="string" calcext:value-type="string">
            <text:p>GENROD</text:p>
          </table:table-cell>
          <table:table-cell office:value-type="float" office:value="144107.136288137" calcext:value-type="float">
            <text:p>144107.1362881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210</text:p>
          </table:table-cell>
          <table:table-cell office:value-type="string" calcext:value-type="string">
            <text:p>Cierre Lateral Enterizos p/Serie 97 - 750x2100</text:p>
          </table:table-cell>
          <table:table-cell office:value-type="string" calcext:value-type="string">
            <text:p>GENROD</text:p>
          </table:table-cell>
          <table:table-cell office:value-type="float" office:value="177994.274083991" calcext:value-type="float">
            <text:p>177994.2740839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210</text:p>
          </table:table-cell>
          <table:table-cell office:value-type="string" calcext:value-type="string">
            <text:p>Cierre Lateral Enterizos p/Serie 97 - 900x2100</text:p>
          </table:table-cell>
          <table:table-cell office:value-type="string" calcext:value-type="string">
            <text:p>GENROD</text:p>
          </table:table-cell>
          <table:table-cell office:value-type="float" office:value="211869.333568945" calcext:value-type="float">
            <text:p>211869.3335689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3180</text:p>
          </table:table-cell>
          <table:table-cell office:value-type="string" calcext:value-type="string">
            <text:p>Cierre Lateral Enterizos p/Serie 97 - 300x1800</text:p>
          </table:table-cell>
          <table:table-cell office:value-type="string" calcext:value-type="string">
            <text:p>GENROD</text:p>
          </table:table-cell>
          <table:table-cell office:value-type="float" office:value="65635.5777279309" calcext:value-type="float">
            <text:p>65635.57772793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180</text:p>
          </table:table-cell>
          <table:table-cell office:value-type="string" calcext:value-type="string">
            <text:p>Cierre Lateral Enterizos p/Serie 97 - 450x1800</text:p>
          </table:table-cell>
          <table:table-cell office:value-type="string" calcext:value-type="string">
            <text:p>GENROD</text:p>
          </table:table-cell>
          <table:table-cell office:value-type="float" office:value="94758.337921652" calcext:value-type="float">
            <text:p>94758.3379216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180</text:p>
          </table:table-cell>
          <table:table-cell office:value-type="string" calcext:value-type="string">
            <text:p>Cierre Lateral Enterizos p/Serie 97 - 600x1800</text:p>
          </table:table-cell>
          <table:table-cell office:value-type="string" calcext:value-type="string">
            <text:p>GENROD</text:p>
          </table:table-cell>
          <table:table-cell office:value-type="float" office:value="123889.299093213" calcext:value-type="float">
            <text:p>123889.2990932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180</text:p>
          </table:table-cell>
          <table:table-cell office:value-type="string" calcext:value-type="string">
            <text:p>Cierre Lateral Enterizos p/Serie 97 - 750x1800</text:p>
          </table:table-cell>
          <table:table-cell office:value-type="string" calcext:value-type="string">
            <text:p>GENROD</text:p>
          </table:table-cell>
          <table:table-cell office:value-type="float" office:value="153009.604572479" calcext:value-type="float">
            <text:p>153009.6045724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180</text:p>
          </table:table-cell>
          <table:table-cell office:value-type="string" calcext:value-type="string">
            <text:p>Cierre Lateral Enterizos p/Serie 97 - 900x1800</text:p>
          </table:table-cell>
          <table:table-cell office:value-type="string" calcext:value-type="string">
            <text:p>GENROD</text:p>
          </table:table-cell>
          <table:table-cell office:value-type="float" office:value="182142.992564012" calcext:value-type="float">
            <text:p>182142.9925640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3150</text:p>
          </table:table-cell>
          <table:table-cell office:value-type="string" calcext:value-type="string">
            <text:p>Cierre Lateral Enterizos p/Serie 97 - 300x1500</text:p>
          </table:table-cell>
          <table:table-cell office:value-type="string" calcext:value-type="string">
            <text:p>GENROD</text:p>
          </table:table-cell>
          <table:table-cell office:value-type="float" office:value="54926.6906547341" calcext:value-type="float">
            <text:p>54926.69065473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150</text:p>
          </table:table-cell>
          <table:table-cell office:value-type="string" calcext:value-type="string">
            <text:p>Cierre Lateral Enterizos p/Serie 97 - 450x1500</text:p>
          </table:table-cell>
          <table:table-cell office:value-type="string" calcext:value-type="string">
            <text:p>GENROD</text:p>
          </table:table-cell>
          <table:table-cell office:value-type="float" office:value="79293.2742241621" calcext:value-type="float">
            <text:p>79293.27422416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150</text:p>
          </table:table-cell>
          <table:table-cell office:value-type="string" calcext:value-type="string">
            <text:p>Cierre Lateral Enterizos p/Serie 97 - 600x1500</text:p>
          </table:table-cell>
          <table:table-cell office:value-type="string" calcext:value-type="string">
            <text:p>GENROD</text:p>
          </table:table-cell>
          <table:table-cell office:value-type="float" office:value="103671.93610449" calcext:value-type="float">
            <text:p>103671.936104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150</text:p>
          </table:table-cell>
          <table:table-cell office:value-type="string" calcext:value-type="string">
            <text:p>Cierre Lateral Enterizos p/Serie 97 - 750x1500</text:p>
          </table:table-cell>
          <table:table-cell office:value-type="string" calcext:value-type="string">
            <text:p>GENROD</text:p>
          </table:table-cell>
          <table:table-cell office:value-type="float" office:value="128038.965985637" calcext:value-type="float">
            <text:p>128038.9659856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150</text:p>
          </table:table-cell>
          <table:table-cell office:value-type="string" calcext:value-type="string">
            <text:p>Cierre Lateral Enterizos p/Serie 97 - 900x1500</text:p>
          </table:table-cell>
          <table:table-cell office:value-type="string" calcext:value-type="string">
            <text:p>GENROD</text:p>
          </table:table-cell>
          <table:table-cell office:value-type="float" office:value="152417.627865965" calcext:value-type="float">
            <text:p>152417.6278659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3120</text:p>
          </table:table-cell>
          <table:table-cell office:value-type="string" calcext:value-type="string">
            <text:p>Cierre Lateral Enterizos p/Serie 97 - 300x1200</text:p>
          </table:table-cell>
          <table:table-cell office:value-type="string" calcext:value-type="string">
            <text:p>GENROD</text:p>
          </table:table-cell>
          <table:table-cell office:value-type="float" office:value="44205.7252706372" calcext:value-type="float">
            <text:p>44205.72527063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120</text:p>
          </table:table-cell>
          <table:table-cell office:value-type="string" calcext:value-type="string">
            <text:p>Cierre Lateral Enterizos p/Serie 97 - 450x1200</text:p>
          </table:table-cell>
          <table:table-cell office:value-type="string" calcext:value-type="string">
            <text:p>GENROD</text:p>
          </table:table-cell>
          <table:table-cell office:value-type="float" office:value="63831.5857590484" calcext:value-type="float">
            <text:p>63831.58575904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120</text:p>
          </table:table-cell>
          <table:table-cell office:value-type="string" calcext:value-type="string">
            <text:p>Cierre Lateral Enterizos p/Serie 97 - 600x1200</text:p>
          </table:table-cell>
          <table:table-cell office:value-type="string" calcext:value-type="string">
            <text:p>GENROD</text:p>
          </table:table-cell>
          <table:table-cell office:value-type="float" office:value="86927.129341247" calcext:value-type="float">
            <text:p>86927.1293412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120</text:p>
          </table:table-cell>
          <table:table-cell office:value-type="string" calcext:value-type="string">
            <text:p>Cierre Lateral Enterizos p/Serie 97 - 750x1200</text:p>
          </table:table-cell>
          <table:table-cell office:value-type="string" calcext:value-type="string">
            <text:p>GENROD</text:p>
          </table:table-cell>
          <table:table-cell office:value-type="float" office:value="109406.51170065" calcext:value-type="float">
            <text:p>109406.511700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120</text:p>
          </table:table-cell>
          <table:table-cell office:value-type="string" calcext:value-type="string">
            <text:p>Cierre Lateral Enterizos p/Serie 97 - 900x1200</text:p>
          </table:table-cell>
          <table:table-cell office:value-type="string" calcext:value-type="string">
            <text:p>GENROD</text:p>
          </table:table-cell>
          <table:table-cell office:value-type="float" office:value="131885.419853851" calcext:value-type="float">
            <text:p>131885.419853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090E</text:p>
          </table:table-cell>
          <table:table-cell office:value-type="string" calcext:value-type="string">
            <text:p>Cierre Lateral Enterizos p/Serie 97 - 900x900</text:p>
          </table:table-cell>
          <table:table-cell office:value-type="string" calcext:value-type="string">
            <text:p>GENROD</text:p>
          </table:table-cell>
          <table:table-cell office:value-type="float" office:value="123258.13063886" calcext:value-type="float">
            <text:p>123258.130638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090E</text:p>
          </table:table-cell>
          <table:table-cell office:value-type="string" calcext:value-type="string">
            <text:p>Cierre Lateral Enterizos p/Serie 97 - 750x900</text:p>
          </table:table-cell>
          <table:table-cell office:value-type="string" calcext:value-type="string">
            <text:p>GENROD</text:p>
          </table:table-cell>
          <table:table-cell office:value-type="float" office:value="102249.038554813" calcext:value-type="float">
            <text:p>102249.0385548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090E</text:p>
          </table:table-cell>
          <table:table-cell office:value-type="string" calcext:value-type="string">
            <text:p>Cierre Lateral Enterizos p/Serie 97 - 600x900</text:p>
          </table:table-cell>
          <table:table-cell office:value-type="string" calcext:value-type="string">
            <text:p>GENROD</text:p>
          </table:table-cell>
          <table:table-cell office:value-type="float" office:value="81239.4443700825" calcext:value-type="float">
            <text:p>81239.44437008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045E</text:p>
          </table:table-cell>
          <table:table-cell office:value-type="string" calcext:value-type="string">
            <text:p>Cierre Lateral Enterizos p/Serie 97 - 450x900</text:p>
          </table:table-cell>
          <table:table-cell office:value-type="string" calcext:value-type="string">
            <text:p>GENROD</text:p>
          </table:table-cell>
          <table:table-cell office:value-type="float" office:value="60228.4275667468" calcext:value-type="float">
            <text:p>60228.42756674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030E</text:p>
          </table:table-cell>
          <table:table-cell office:value-type="string" calcext:value-type="string">
            <text:p>Cierre Lateral Enterizos p/Serie 97 - 300x900</text:p>
          </table:table-cell>
          <table:table-cell office:value-type="string" calcext:value-type="string">
            <text:p>GENROD</text:p>
          </table:table-cell>
          <table:table-cell office:value-type="float" office:value="39219.3354827001" calcext:value-type="float">
            <text:p>39219.3354827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070E</text:p>
          </table:table-cell>
          <table:table-cell office:value-type="string" calcext:value-type="string">
            <text:p>Cierre Lateral Enterizos p/Serie 97 - 750x750</text:p>
          </table:table-cell>
          <table:table-cell office:value-type="string" calcext:value-type="string">
            <text:p>GENROD</text:p>
          </table:table-cell>
          <table:table-cell office:value-type="float" office:value="84815.0428137253" calcext:value-type="float">
            <text:p>84815.04281372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060E</text:p>
          </table:table-cell>
          <table:table-cell office:value-type="string" calcext:value-type="string">
            <text:p>Cierre Lateral Enterizos p/Serie 97 - 600x750</text:p>
          </table:table-cell>
          <table:table-cell office:value-type="string" calcext:value-type="string">
            <text:p>GENROD</text:p>
          </table:table-cell>
          <table:table-cell office:value-type="float" office:value="67399.9316372547" calcext:value-type="float">
            <text:p>67399.93163725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045E</text:p>
          </table:table-cell>
          <table:table-cell office:value-type="string" calcext:value-type="string">
            <text:p>Cierre Lateral Enterizos p/Serie 97 - 450x750</text:p>
          </table:table-cell>
          <table:table-cell office:value-type="string" calcext:value-type="string">
            <text:p>GENROD</text:p>
          </table:table-cell>
          <table:table-cell office:value-type="float" office:value="49963.0348699921" calcext:value-type="float">
            <text:p>49963.0348699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030E</text:p>
          </table:table-cell>
          <table:table-cell office:value-type="string" calcext:value-type="string">
            <text:p>Cierre Lateral Enterizos p/Serie 97 - 300x750</text:p>
          </table:table-cell>
          <table:table-cell office:value-type="string" calcext:value-type="string">
            <text:p>GENROD</text:p>
          </table:table-cell>
          <table:table-cell office:value-type="float" office:value="32531.4659488771" calcext:value-type="float">
            <text:p>32531.46594887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060E</text:p>
          </table:table-cell>
          <table:table-cell office:value-type="string" calcext:value-type="string">
            <text:p>Cierre Lateral Enterizos p/Serie 97 - 600x600</text:p>
          </table:table-cell>
          <table:table-cell office:value-type="string" calcext:value-type="string">
            <text:p>GENROD</text:p>
          </table:table-cell>
          <table:table-cell office:value-type="float" office:value="53539.1075198365" calcext:value-type="float">
            <text:p>53539.10751983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045E</text:p>
          </table:table-cell>
          <table:table-cell office:value-type="string" calcext:value-type="string">
            <text:p>Cierre Lateral Enterizos p/Serie 97 - 450x600</text:p>
          </table:table-cell>
          <table:table-cell office:value-type="string" calcext:value-type="string">
            <text:p>GENROD</text:p>
          </table:table-cell>
          <table:table-cell office:value-type="float" office:value="39700.5710938944" calcext:value-type="float">
            <text:p>39700.57109389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030E</text:p>
          </table:table-cell>
          <table:table-cell office:value-type="string" calcext:value-type="string">
            <text:p>Cierre Lateral Enterizos p/Serie 97 - 300x600</text:p>
          </table:table-cell>
          <table:table-cell office:value-type="string" calcext:value-type="string">
            <text:p>GENROD</text:p>
          </table:table-cell>
          <table:table-cell office:value-type="float" office:value="25843.6243095366" calcext:value-type="float">
            <text:p>25843.62430953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045E</text:p>
          </table:table-cell>
          <table:table-cell office:value-type="string" calcext:value-type="string">
            <text:p>Cierre Lateral Enterizos p/Serie 97 - 450x450</text:p>
          </table:table-cell>
          <table:table-cell office:value-type="string" calcext:value-type="string">
            <text:p>GENROD</text:p>
          </table:table-cell>
          <table:table-cell office:value-type="float" office:value="29435.6526033413" calcext:value-type="float">
            <text:p>29435.65260334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030E</text:p>
          </table:table-cell>
          <table:table-cell office:value-type="string" calcext:value-type="string">
            <text:p>Cierre Lateral Enterizos p/Serie 97 - 300x450</text:p>
          </table:table-cell>
          <table:table-cell office:value-type="string" calcext:value-type="string">
            <text:p>GENROD</text:p>
          </table:table-cell>
          <table:table-cell office:value-type="float" office:value="19167.358880412" calcext:value-type="float">
            <text:p>19167.3588804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3030E</text:p>
          </table:table-cell>
          <table:table-cell office:value-type="string" calcext:value-type="string">
            <text:p>Cierre Lateral Enterizos p/Serie 97 - 300x300</text:p>
          </table:table-cell>
          <table:table-cell office:value-type="string" calcext:value-type="string">
            <text:p>GENROD</text:p>
          </table:table-cell>
          <table:table-cell office:value-type="float" office:value="12481.9440610444" calcext:value-type="float">
            <text:p>12481.94406104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2030</text:p>
          </table:table-cell>
          <table:table-cell office:value-type="string" calcext:value-type="string">
            <text:p>Lateral Inferior Extraible p/97 - 200x300</text:p>
          </table:table-cell>
          <table:table-cell office:value-type="string" calcext:value-type="string">
            <text:p>GENROD</text:p>
          </table:table-cell>
          <table:table-cell office:value-type="float" office:value="8753.98595427016" calcext:value-type="float">
            <text:p>8753.985954270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2045</text:p>
          </table:table-cell>
          <table:table-cell office:value-type="string" calcext:value-type="string">
            <text:p>Lateral Inferior Extraible p/97 - 200x450</text:p>
          </table:table-cell>
          <table:table-cell office:value-type="string" calcext:value-type="string">
            <text:p>GENROD</text:p>
          </table:table-cell>
          <table:table-cell office:value-type="float" office:value="14640.4470073597" calcext:value-type="float">
            <text:p>14640.44700735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2060</text:p>
          </table:table-cell>
          <table:table-cell office:value-type="string" calcext:value-type="string">
            <text:p>Lateral Inferior Extraible p/97 - 200x600</text:p>
          </table:table-cell>
          <table:table-cell office:value-type="string" calcext:value-type="string">
            <text:p>GENROD</text:p>
          </table:table-cell>
          <table:table-cell office:value-type="float" office:value="19524.2966778177" calcext:value-type="float">
            <text:p>19524.29667781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2075</text:p>
          </table:table-cell>
          <table:table-cell office:value-type="string" calcext:value-type="string">
            <text:p>Lateral Inferior Extraible p/97 - 200x750</text:p>
          </table:table-cell>
          <table:table-cell office:value-type="string" calcext:value-type="string">
            <text:p>GENROD</text:p>
          </table:table-cell>
          <table:table-cell office:value-type="float" office:value="24413.9762951073" calcext:value-type="float">
            <text:p>24413.97629510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2090</text:p>
          </table:table-cell>
          <table:table-cell office:value-type="string" calcext:value-type="string">
            <text:p>Lateral Inferior Extraible p/97 - 200x900</text:p>
          </table:table-cell>
          <table:table-cell office:value-type="string" calcext:value-type="string">
            <text:p>GENROD</text:p>
          </table:table-cell>
          <table:table-cell office:value-type="float" office:value="29296.8496586796" calcext:value-type="float">
            <text:p>29296.84965867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3030</text:p>
          </table:table-cell>
          <table:table-cell office:value-type="string" calcext:value-type="string">
            <text:p>Lateral Inferior Extraible p/97 - 300x300</text:p>
          </table:table-cell>
          <table:table-cell office:value-type="string" calcext:value-type="string">
            <text:p>GENROD</text:p>
          </table:table-cell>
          <table:table-cell office:value-type="float" office:value="14640.4470073597" calcext:value-type="float">
            <text:p>14640.44700735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3045</text:p>
          </table:table-cell>
          <table:table-cell office:value-type="string" calcext:value-type="string">
            <text:p>Lateral Inferior Extraible p/97 - 300x450</text:p>
          </table:table-cell>
          <table:table-cell office:value-type="string" calcext:value-type="string">
            <text:p>GENROD</text:p>
          </table:table-cell>
          <table:table-cell office:value-type="float" office:value="21971.0612057514" calcext:value-type="float">
            <text:p>21971.06120575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3060</text:p>
          </table:table-cell>
          <table:table-cell office:value-type="string" calcext:value-type="string">
            <text:p>Lateral Inferior Extraible p/97 - 300x600</text:p>
          </table:table-cell>
          <table:table-cell office:value-type="string" calcext:value-type="string">
            <text:p>GENROD</text:p>
          </table:table-cell>
          <table:table-cell office:value-type="float" office:value="29296.8496586796" calcext:value-type="float">
            <text:p>29296.84965867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3075</text:p>
          </table:table-cell>
          <table:table-cell office:value-type="string" calcext:value-type="string">
            <text:p>Lateral Inferior Extraible p/97 - 300x750</text:p>
          </table:table-cell>
          <table:table-cell office:value-type="string" calcext:value-type="string">
            <text:p>GENROD</text:p>
          </table:table-cell>
          <table:table-cell office:value-type="float" office:value="36613.9350330841" calcext:value-type="float">
            <text:p>36613.93503308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3090</text:p>
          </table:table-cell>
          <table:table-cell office:value-type="string" calcext:value-type="string">
            <text:p>Lateral Inferior Extraible p/97 - 300x900</text:p>
          </table:table-cell>
          <table:table-cell office:value-type="string" calcext:value-type="string">
            <text:p>GENROD</text:p>
          </table:table-cell>
          <table:table-cell office:value-type="float" office:value="43926.1667675425" calcext:value-type="float">
            <text:p>43926.1667675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4045</text:p>
          </table:table-cell>
          <table:table-cell office:value-type="string" calcext:value-type="string">
            <text:p>Lateral Inferior Extraible p/97 - 450x450</text:p>
          </table:table-cell>
          <table:table-cell office:value-type="string" calcext:value-type="string">
            <text:p>GENROD</text:p>
          </table:table-cell>
          <table:table-cell office:value-type="float" office:value="32948.8510897478" calcext:value-type="float">
            <text:p>32948.85108974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4075</text:p>
          </table:table-cell>
          <table:table-cell office:value-type="string" calcext:value-type="string">
            <text:p>Lateral Inferior Extraible p/97 - 450x750</text:p>
          </table:table-cell>
          <table:table-cell office:value-type="string" calcext:value-type="string">
            <text:p>GENROD</text:p>
          </table:table-cell>
          <table:table-cell office:value-type="float" office:value="54919.9401899816" calcext:value-type="float">
            <text:p>54919.94018998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6045</text:p>
          </table:table-cell>
          <table:table-cell office:value-type="string" calcext:value-type="string">
            <text:p>Lateral Inferior Extraible p/97 - 600x450</text:p>
          </table:table-cell>
          <table:table-cell office:value-type="string" calcext:value-type="string">
            <text:p>GENROD</text:p>
          </table:table-cell>
          <table:table-cell office:value-type="float" office:value="43926.1667675425" calcext:value-type="float">
            <text:p>43926.1667675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6060</text:p>
          </table:table-cell>
          <table:table-cell office:value-type="string" calcext:value-type="string">
            <text:p>Lateral Inferior Extraible p/97 - 600x600</text:p>
          </table:table-cell>
          <table:table-cell office:value-type="string" calcext:value-type="string">
            <text:p>GENROD</text:p>
          </table:table-cell>
          <table:table-cell office:value-type="float" office:value="58570.9653141641" calcext:value-type="float">
            <text:p>58570.96531416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6075</text:p>
          </table:table-cell>
          <table:table-cell office:value-type="string" calcext:value-type="string">
            <text:p>Lateral Inferior Extraible p/97 - 600x750</text:p>
          </table:table-cell>
          <table:table-cell office:value-type="string" calcext:value-type="string">
            <text:p>GENROD</text:p>
          </table:table-cell>
          <table:table-cell office:value-type="float" office:value="73215.289654584" calcext:value-type="float">
            <text:p>73215.2896545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6090</text:p>
          </table:table-cell>
          <table:table-cell office:value-type="string" calcext:value-type="string">
            <text:p>Lateral Inferior Extraible p/97 - 600x900</text:p>
          </table:table-cell>
          <table:table-cell office:value-type="string" calcext:value-type="string">
            <text:p>GENROD</text:p>
          </table:table-cell>
          <table:table-cell office:value-type="float" office:value="87854.760355058" calcext:value-type="float">
            <text:p>87854.7603550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7075</text:p>
          </table:table-cell>
          <table:table-cell office:value-type="string" calcext:value-type="string">
            <text:p>Lateral Inferior Extraible p/97 - 750x750</text:p>
          </table:table-cell>
          <table:table-cell office:value-type="string" calcext:value-type="string">
            <text:p>GENROD</text:p>
          </table:table-cell>
          <table:table-cell office:value-type="float" office:value="91519.3421977102" calcext:value-type="float">
            <text:p>91519.34219771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9045</text:p>
          </table:table-cell>
          <table:table-cell office:value-type="string" calcext:value-type="string">
            <text:p>Lateral Inferior Extraible p/97 - 900x450</text:p>
          </table:table-cell>
          <table:table-cell office:value-type="string" calcext:value-type="string">
            <text:p>GENROD</text:p>
          </table:table-cell>
          <table:table-cell office:value-type="float" office:value="65896.7537670923" calcext:value-type="float">
            <text:p>65896.75376709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9075</text:p>
          </table:table-cell>
          <table:table-cell office:value-type="string" calcext:value-type="string">
            <text:p>Lateral Inferior Extraible p/97 - 900x750</text:p>
          </table:table-cell>
          <table:table-cell office:value-type="string" calcext:value-type="string">
            <text:p>GENROD</text:p>
          </table:table-cell>
          <table:table-cell office:value-type="float" office:value="109827.272073897" calcext:value-type="float">
            <text:p>109827.2720738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9090</text:p>
          </table:table-cell>
          <table:table-cell office:value-type="string" calcext:value-type="string">
            <text:p>Lateral Inferior Extraible p/97 - 900x900</text:p>
          </table:table-cell>
          <table:table-cell office:value-type="string" calcext:value-type="string">
            <text:p>GENROD</text:p>
          </table:table-cell>
          <table:table-cell office:value-type="float" office:value="131781.903429486" calcext:value-type="float">
            <text:p>131781.9034294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3030</text:p>
          </table:table-cell>
          <table:table-cell office:value-type="string" calcext:value-type="string">
            <text:p>Lateral Extraible Interior p/97 - 300x300</text:p>
          </table:table-cell>
          <table:table-cell office:value-type="string" calcext:value-type="string">
            <text:p>GENROD</text:p>
          </table:table-cell>
          <table:table-cell office:value-type="float" office:value="7905.99368784838" calcext:value-type="float">
            <text:p>7905.993687848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3045</text:p>
          </table:table-cell>
          <table:table-cell office:value-type="string" calcext:value-type="string">
            <text:p>Lateral Extraible Interior p/97 - 300x450</text:p>
          </table:table-cell>
          <table:table-cell office:value-type="string" calcext:value-type="string">
            <text:p>GENROD</text:p>
          </table:table-cell>
          <table:table-cell office:value-type="float" office:value="13577.5556481578" calcext:value-type="float">
            <text:p>13577.55564815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3060</text:p>
          </table:table-cell>
          <table:table-cell office:value-type="string" calcext:value-type="string">
            <text:p>Lateral Extraible Interior p/97 - 300x600</text:p>
          </table:table-cell>
          <table:table-cell office:value-type="string" calcext:value-type="string">
            <text:p>GENROD</text:p>
          </table:table-cell>
          <table:table-cell office:value-type="float" office:value="19250.4007546599" calcext:value-type="float">
            <text:p>19250.40075465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3075</text:p>
          </table:table-cell>
          <table:table-cell office:value-type="string" calcext:value-type="string">
            <text:p>Lateral Extraible Interior p/97 - 300x750</text:p>
          </table:table-cell>
          <table:table-cell office:value-type="string" calcext:value-type="string">
            <text:p>GENROD</text:p>
          </table:table-cell>
          <table:table-cell office:value-type="float" office:value="24913.5664757525" calcext:value-type="float">
            <text:p>24913.56647575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3090</text:p>
          </table:table-cell>
          <table:table-cell office:value-type="string" calcext:value-type="string">
            <text:p>Lateral Extraible Interior p/97 - 300x900</text:p>
          </table:table-cell>
          <table:table-cell office:value-type="string" calcext:value-type="string">
            <text:p>GENROD</text:p>
          </table:table-cell>
          <table:table-cell office:value-type="float" office:value="30583.1758222906" calcext:value-type="float">
            <text:p>30583.17582229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4030</text:p>
          </table:table-cell>
          <table:table-cell office:value-type="string" calcext:value-type="string">
            <text:p>Lateral Extraible Interior p/97 - 450x300</text:p>
          </table:table-cell>
          <table:table-cell office:value-type="string" calcext:value-type="string">
            <text:p>GENROD</text:p>
          </table:table-cell>
          <table:table-cell office:value-type="float" office:value="12770.1777481805" calcext:value-type="float">
            <text:p>12770.17774818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4045</text:p>
          </table:table-cell>
          <table:table-cell office:value-type="string" calcext:value-type="string">
            <text:p>Lateral Extraible Interior p/97 - 450x450</text:p>
          </table:table-cell>
          <table:table-cell office:value-type="string" calcext:value-type="string">
            <text:p>GENROD</text:p>
          </table:table-cell>
          <table:table-cell office:value-type="float" office:value="21913.6822553557" calcext:value-type="float">
            <text:p>21913.6822553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4060</text:p>
          </table:table-cell>
          <table:table-cell office:value-type="string" calcext:value-type="string">
            <text:p>Lateral Extraible Interior p/97 - 450x600</text:p>
          </table:table-cell>
          <table:table-cell office:value-type="string" calcext:value-type="string">
            <text:p>GENROD</text:p>
          </table:table-cell>
          <table:table-cell office:value-type="float" office:value="31074.5650250961" calcext:value-type="float">
            <text:p>31074.56502509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4075</text:p>
          </table:table-cell>
          <table:table-cell office:value-type="string" calcext:value-type="string">
            <text:p>Lateral Extraible Interior p/97 - 450x750</text:p>
          </table:table-cell>
          <table:table-cell office:value-type="string" calcext:value-type="string">
            <text:p>GENROD</text:p>
          </table:table-cell>
          <table:table-cell office:value-type="float" office:value="40229.6736369697" calcext:value-type="float">
            <text:p>40229.67363696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4090</text:p>
          </table:table-cell>
          <table:table-cell office:value-type="string" calcext:value-type="string">
            <text:p>Lateral Extraible Interior p/97 - 450x900</text:p>
          </table:table-cell>
          <table:table-cell office:value-type="string" calcext:value-type="string">
            <text:p>GENROD</text:p>
          </table:table-cell>
          <table:table-cell office:value-type="float" office:value="49391.1979798063" calcext:value-type="float">
            <text:p>49391.19797980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6030</text:p>
          </table:table-cell>
          <table:table-cell office:value-type="string" calcext:value-type="string">
            <text:p>Lateral Extraible Interior p/97 - 600x300</text:p>
          </table:table-cell>
          <table:table-cell office:value-type="string" calcext:value-type="string">
            <text:p>GENROD</text:p>
          </table:table-cell>
          <table:table-cell office:value-type="float" office:value="17622.1161307179" calcext:value-type="float">
            <text:p>17622.11613071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6045</text:p>
          </table:table-cell>
          <table:table-cell office:value-type="string" calcext:value-type="string">
            <text:p>Lateral Extraible Interior p/97 - 600x450</text:p>
          </table:table-cell>
          <table:table-cell office:value-type="string" calcext:value-type="string">
            <text:p>GENROD</text:p>
          </table:table-cell>
          <table:table-cell office:value-type="float" office:value="30264.6208327335" calcext:value-type="float">
            <text:p>30264.62083273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6060</text:p>
          </table:table-cell>
          <table:table-cell office:value-type="string" calcext:value-type="string">
            <text:p>Lateral Extraible Interior p/97 - 600x600</text:p>
          </table:table-cell>
          <table:table-cell office:value-type="string" calcext:value-type="string">
            <text:p>GENROD</text:p>
          </table:table-cell>
          <table:table-cell office:value-type="float" office:value="42908.4086809417" calcext:value-type="float">
            <text:p>42908.40868094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6075</text:p>
          </table:table-cell>
          <table:table-cell office:value-type="string" calcext:value-type="string">
            <text:p>Lateral Extraible Interior p/97 - 600x750</text:p>
          </table:table-cell>
          <table:table-cell office:value-type="string" calcext:value-type="string">
            <text:p>GENROD</text:p>
          </table:table-cell>
          <table:table-cell office:value-type="float" office:value="55543.8281844155" calcext:value-type="float">
            <text:p>55543.82818441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6090</text:p>
          </table:table-cell>
          <table:table-cell office:value-type="string" calcext:value-type="string">
            <text:p>Lateral Extraible Interior p/97 - 600x900</text:p>
          </table:table-cell>
          <table:table-cell office:value-type="string" calcext:value-type="string">
            <text:p>GENROD</text:p>
          </table:table-cell>
          <table:table-cell office:value-type="float" office:value="68193.4180849729" calcext:value-type="float">
            <text:p>68193.41808497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7030</text:p>
          </table:table-cell>
          <table:table-cell office:value-type="string" calcext:value-type="string">
            <text:p>Lateral Extraible Interior p/97 - 750x300</text:p>
          </table:table-cell>
          <table:table-cell office:value-type="string" calcext:value-type="string">
            <text:p>GENROD</text:p>
          </table:table-cell>
          <table:table-cell office:value-type="float" office:value="22476.0071270266" calcext:value-type="float">
            <text:p>22476.00712702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7045</text:p>
          </table:table-cell>
          <table:table-cell office:value-type="string" calcext:value-type="string">
            <text:p>Lateral Extraible Interior p/97 - 750x450</text:p>
          </table:table-cell>
          <table:table-cell office:value-type="string" calcext:value-type="string">
            <text:p>GENROD</text:p>
          </table:table-cell>
          <table:table-cell office:value-type="float" office:value="38611.7099715334" calcext:value-type="float">
            <text:p>38611.70997153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7060</text:p>
          </table:table-cell>
          <table:table-cell office:value-type="string" calcext:value-type="string">
            <text:p>Lateral Extraible Interior p/97 - 750x600</text:p>
          </table:table-cell>
          <table:table-cell office:value-type="string" calcext:value-type="string">
            <text:p>GENROD</text:p>
          </table:table-cell>
          <table:table-cell office:value-type="float" office:value="54454.0186496513" calcext:value-type="float">
            <text:p>54454.01864965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7075</text:p>
          </table:table-cell>
          <table:table-cell office:value-type="string" calcext:value-type="string">
            <text:p>Lateral Extraible Interior p/97 - 750x750</text:p>
          </table:table-cell>
          <table:table-cell office:value-type="string" calcext:value-type="string">
            <text:p>GENROD</text:p>
          </table:table-cell>
          <table:table-cell office:value-type="float" office:value="70868.9731579458" calcext:value-type="float">
            <text:p>70868.9731579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7090</text:p>
          </table:table-cell>
          <table:table-cell office:value-type="string" calcext:value-type="string">
            <text:p>Lateral Extraible Interior p/97 - 750x900</text:p>
          </table:table-cell>
          <table:table-cell office:value-type="string" calcext:value-type="string">
            <text:p>GENROD</text:p>
          </table:table-cell>
          <table:table-cell office:value-type="float" office:value="87002.7512831637" calcext:value-type="float">
            <text:p>87002.75128316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9030</text:p>
          </table:table-cell>
          <table:table-cell office:value-type="string" calcext:value-type="string">
            <text:p>Lateral Extraible Interior p/97 - 900x300</text:p>
          </table:table-cell>
          <table:table-cell office:value-type="string" calcext:value-type="string">
            <text:p>GENROD</text:p>
          </table:table-cell>
          <table:table-cell office:value-type="float" office:value="27342.1159066477" calcext:value-type="float">
            <text:p>27342.1159066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9045</text:p>
          </table:table-cell>
          <table:table-cell office:value-type="string" calcext:value-type="string">
            <text:p>Lateral Extraible Interior p/97 - 900x450</text:p>
          </table:table-cell>
          <table:table-cell office:value-type="string" calcext:value-type="string">
            <text:p>GENROD</text:p>
          </table:table-cell>
          <table:table-cell office:value-type="float" office:value="46944.6008187673" calcext:value-type="float">
            <text:p>46944.60081876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9060</text:p>
          </table:table-cell>
          <table:table-cell office:value-type="string" calcext:value-type="string">
            <text:p>Lateral Extraible Interior p/97 - 900x600</text:p>
          </table:table-cell>
          <table:table-cell office:value-type="string" calcext:value-type="string">
            <text:p>GENROD</text:p>
          </table:table-cell>
          <table:table-cell office:value-type="float" office:value="66563.2087417419" calcext:value-type="float">
            <text:p>66563.20874174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9075</text:p>
          </table:table-cell>
          <table:table-cell office:value-type="string" calcext:value-type="string">
            <text:p>Lateral Extraible Interior p/97 - 900x750</text:p>
          </table:table-cell>
          <table:table-cell office:value-type="string" calcext:value-type="string">
            <text:p>GENROD</text:p>
          </table:table-cell>
          <table:table-cell office:value-type="float" office:value="86189.5713308372" calcext:value-type="float">
            <text:p>86189.57133083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9090</text:p>
          </table:table-cell>
          <table:table-cell office:value-type="string" calcext:value-type="string">
            <text:p>Lateral Extraible Interior p/97 - 900x900</text:p>
          </table:table-cell>
          <table:table-cell office:value-type="string" calcext:value-type="string">
            <text:p>GENROD</text:p>
          </table:table-cell>
          <table:table-cell office:value-type="float" office:value="105800.452482174" calcext:value-type="float">
            <text:p>105800.452482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20301</text:p>
          </table:table-cell>
          <table:table-cell office:value-type="string" calcext:value-type="string">
            <text:p>Sobretecho c/Rejilla de Vent. p/S97 - 200x300x100</text:p>
          </table:table-cell>
          <table:table-cell office:value-type="string" calcext:value-type="string">
            <text:p>GENROD</text:p>
          </table:table-cell>
          <table:table-cell office:value-type="float" office:value="48546.4414733486" calcext:value-type="float">
            <text:p>48546.44147334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20451</text:p>
          </table:table-cell>
          <table:table-cell office:value-type="string" calcext:value-type="string">
            <text:p>Sobretecho c/Rejilla de Vent. p/S97 - 200x450x100</text:p>
          </table:table-cell>
          <table:table-cell office:value-type="string" calcext:value-type="string">
            <text:p>GENROD</text:p>
          </table:table-cell>
          <table:table-cell office:value-type="float" office:value="60889.7220621436" calcext:value-type="float">
            <text:p>60889.72206214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20601</text:p>
          </table:table-cell>
          <table:table-cell office:value-type="string" calcext:value-type="string">
            <text:p>Sobretecho c/Rejilla de Vent. p/S97 - 200x600x100</text:p>
          </table:table-cell>
          <table:table-cell office:value-type="string" calcext:value-type="string">
            <text:p>GENROD</text:p>
          </table:table-cell>
          <table:table-cell office:value-type="float" office:value="73263.3239533596" calcext:value-type="float">
            <text:p>73263.32395335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20751</text:p>
          </table:table-cell>
          <table:table-cell office:value-type="string" calcext:value-type="string">
            <text:p>Sobretecho c/Rejilla de Vent. p/S97 - 200x750x100</text:p>
          </table:table-cell>
          <table:table-cell office:value-type="string" calcext:value-type="string">
            <text:p>GENROD</text:p>
          </table:table-cell>
          <table:table-cell office:value-type="float" office:value="85625.3217398773" calcext:value-type="float">
            <text:p>85625.32173987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20901</text:p>
          </table:table-cell>
          <table:table-cell office:value-type="string" calcext:value-type="string">
            <text:p>Sobretecho c/Rejilla de Vent. p/S97 - 200x900x100</text:p>
          </table:table-cell>
          <table:table-cell office:value-type="string" calcext:value-type="string">
            <text:p>GENROD</text:p>
          </table:table-cell>
          <table:table-cell office:value-type="float" office:value="97978.9232871781" calcext:value-type="float">
            <text:p>97978.92328717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121</text:p>
          </table:table-cell>
          <table:table-cell office:value-type="string" calcext:value-type="string">
            <text:p>Sobretecho c/Rejilla de Vent. p/S97 - 300x1200x100</text:p>
          </table:table-cell>
          <table:table-cell office:value-type="string" calcext:value-type="string">
            <text:p>GENROD</text:p>
          </table:table-cell>
          <table:table-cell office:value-type="float" office:value="130941.665829185" calcext:value-type="float">
            <text:p>130941.6658291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301</text:p>
          </table:table-cell>
          <table:table-cell office:value-type="string" calcext:value-type="string">
            <text:p>Sobretecho c/Rejilla de Vent. p/S97 - 300x300x100</text:p>
          </table:table-cell>
          <table:table-cell office:value-type="string" calcext:value-type="string">
            <text:p>GENROD</text:p>
          </table:table-cell>
          <table:table-cell office:value-type="float" office:value="56780.0279630673" calcext:value-type="float">
            <text:p>56780.02796306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451</text:p>
          </table:table-cell>
          <table:table-cell office:value-type="string" calcext:value-type="string">
            <text:p>Sobretecho c/Rejilla de Vent. p/S97 - 300x450x100</text:p>
          </table:table-cell>
          <table:table-cell office:value-type="string" calcext:value-type="string">
            <text:p>GENROD</text:p>
          </table:table-cell>
          <table:table-cell office:value-type="float" office:value="69137.5068434283" calcext:value-type="float">
            <text:p>69137.50684342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601</text:p>
          </table:table-cell>
          <table:table-cell office:value-type="string" calcext:value-type="string">
            <text:p>Sobretecho c/Rejilla de Vent. p/S97 - 300x600x100</text:p>
          </table:table-cell>
          <table:table-cell office:value-type="string" calcext:value-type="string">
            <text:p>GENROD</text:p>
          </table:table-cell>
          <table:table-cell office:value-type="float" office:value="81496.9104430783" calcext:value-type="float">
            <text:p>81496.91044307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751</text:p>
          </table:table-cell>
          <table:table-cell office:value-type="string" calcext:value-type="string">
            <text:p>Sobretecho c/Rejilla de Vent. p/S97 - 300x750x100</text:p>
          </table:table-cell>
          <table:table-cell office:value-type="string" calcext:value-type="string">
            <text:p>GENROD</text:p>
          </table:table-cell>
          <table:table-cell office:value-type="float" office:value="93851.1814579579" calcext:value-type="float">
            <text:p>93851.18145795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901</text:p>
          </table:table-cell>
          <table:table-cell office:value-type="string" calcext:value-type="string">
            <text:p>Sobretecho c/Rejilla de Vent. p/S97 - 300x900x100</text:p>
          </table:table-cell>
          <table:table-cell office:value-type="string" calcext:value-type="string">
            <text:p>GENROD</text:p>
          </table:table-cell>
          <table:table-cell office:value-type="float" office:value="106229.915933944" calcext:value-type="float">
            <text:p>106229.9159339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45121</text:p>
          </table:table-cell>
          <table:table-cell office:value-type="string" calcext:value-type="string">
            <text:p>Sobretecho c/Rejilla de Vent. p/S97 - 450x1200x100</text:p>
          </table:table-cell>
          <table:table-cell office:value-type="string" calcext:value-type="string">
            <text:p>GENROD</text:p>
          </table:table-cell>
          <table:table-cell office:value-type="float" office:value="143310.079346666" calcext:value-type="float">
            <text:p>143310.0793466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45451</text:p>
          </table:table-cell>
          <table:table-cell office:value-type="string" calcext:value-type="string">
            <text:p>Sobretecho c/Rejilla de Vent. p/S97 - 450x450x100</text:p>
          </table:table-cell>
          <table:table-cell office:value-type="string" calcext:value-type="string">
            <text:p>GENROD</text:p>
          </table:table-cell>
          <table:table-cell office:value-type="float" office:value="81496.9104430783" calcext:value-type="float">
            <text:p>81496.91044307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45601</text:p>
          </table:table-cell>
          <table:table-cell office:value-type="string" calcext:value-type="string">
            <text:p>Sobretecho c/Rejilla de Vent. p/S97 - 450x600x100</text:p>
          </table:table-cell>
          <table:table-cell office:value-type="string" calcext:value-type="string">
            <text:p>GENROD</text:p>
          </table:table-cell>
          <table:table-cell office:value-type="float" office:value="93851.1814579579" calcext:value-type="float">
            <text:p>93851.18145795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45751</text:p>
          </table:table-cell>
          <table:table-cell office:value-type="string" calcext:value-type="string">
            <text:p>Sobretecho c/Rejilla de Vent. p/S97 - 450x750x100</text:p>
          </table:table-cell>
          <table:table-cell office:value-type="string" calcext:value-type="string">
            <text:p>GENROD</text:p>
          </table:table-cell>
          <table:table-cell office:value-type="float" office:value="106229.915933944" calcext:value-type="float">
            <text:p>106229.9159339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45901</text:p>
          </table:table-cell>
          <table:table-cell office:value-type="string" calcext:value-type="string">
            <text:p>Sobretecho c/Rejilla de Vent. p/S97 - 450x900x100</text:p>
          </table:table-cell>
          <table:table-cell office:value-type="string" calcext:value-type="string">
            <text:p>GENROD</text:p>
          </table:table-cell>
          <table:table-cell office:value-type="float" office:value="118587.394814305" calcext:value-type="float">
            <text:p>118587.3948143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60121</text:p>
          </table:table-cell>
          <table:table-cell office:value-type="string" calcext:value-type="string">
            <text:p>Sobretecho c/Rejilla de Vent. p/S97 - 600x1200x100</text:p>
          </table:table-cell>
          <table:table-cell office:value-type="string" calcext:value-type="string">
            <text:p>GENROD</text:p>
          </table:table-cell>
          <table:table-cell office:value-type="float" office:value="155658.548309196" calcext:value-type="float">
            <text:p>155658.5483091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60601</text:p>
          </table:table-cell>
          <table:table-cell office:value-type="string" calcext:value-type="string">
            <text:p>Sobretecho c/Rejilla de Vent. p/S97 - 600x600x100</text:p>
          </table:table-cell>
          <table:table-cell office:value-type="string" calcext:value-type="string">
            <text:p>GENROD</text:p>
          </table:table-cell>
          <table:table-cell office:value-type="float" office:value="106229.915933944" calcext:value-type="float">
            <text:p>106229.9159339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60751</text:p>
          </table:table-cell>
          <table:table-cell office:value-type="string" calcext:value-type="string">
            <text:p>Sobretecho c/Rejilla de Vent. p/S97 - 600x750x100</text:p>
          </table:table-cell>
          <table:table-cell office:value-type="string" calcext:value-type="string">
            <text:p>GENROD</text:p>
          </table:table-cell>
          <table:table-cell office:value-type="float" office:value="118587.394814305" calcext:value-type="float">
            <text:p>118587.3948143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60901</text:p>
          </table:table-cell>
          <table:table-cell office:value-type="string" calcext:value-type="string">
            <text:p>Sobretecho c/Rejilla de Vent. p/S97 - 600x900x100</text:p>
          </table:table-cell>
          <table:table-cell office:value-type="string" calcext:value-type="string">
            <text:p>GENROD</text:p>
          </table:table-cell>
          <table:table-cell office:value-type="float" office:value="130941.665829185" calcext:value-type="float">
            <text:p>130941.6658291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75121</text:p>
          </table:table-cell>
          <table:table-cell office:value-type="string" calcext:value-type="string">
            <text:p>Sobretecho c/Rejilla de Vent. p/S97 - 750x1200x100</text:p>
          </table:table-cell>
          <table:table-cell office:value-type="string" calcext:value-type="string">
            <text:p>GENROD</text:p>
          </table:table-cell>
          <table:table-cell office:value-type="float" office:value="168021.18766881" calcext:value-type="float">
            <text:p>168021.187668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75751</text:p>
          </table:table-cell>
          <table:table-cell office:value-type="string" calcext:value-type="string">
            <text:p>Sobretecho c/Rejilla de Vent. p/S97 - 750x750x100</text:p>
          </table:table-cell>
          <table:table-cell office:value-type="string" calcext:value-type="string">
            <text:p>GENROD</text:p>
          </table:table-cell>
          <table:table-cell office:value-type="float" office:value="130941.665829185" calcext:value-type="float">
            <text:p>130941.6658291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75901</text:p>
          </table:table-cell>
          <table:table-cell office:value-type="string" calcext:value-type="string">
            <text:p>Sobretecho c/Rejilla de Vent. p/S97 - 750x900x100</text:p>
          </table:table-cell>
          <table:table-cell office:value-type="string" calcext:value-type="string">
            <text:p>GENROD</text:p>
          </table:table-cell>
          <table:table-cell office:value-type="float" office:value="143310.079346666" calcext:value-type="float">
            <text:p>143310.0793466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90121</text:p>
          </table:table-cell>
          <table:table-cell office:value-type="string" calcext:value-type="string">
            <text:p>Sobretecho c/Rejilla de Vent. p/S97 - 900x1200x100</text:p>
          </table:table-cell>
          <table:table-cell office:value-type="string" calcext:value-type="string">
            <text:p>GENROD</text:p>
          </table:table-cell>
          <table:table-cell office:value-type="float" office:value="180372.836602339" calcext:value-type="float">
            <text:p>180372.8366023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90901</text:p>
          </table:table-cell>
          <table:table-cell office:value-type="string" calcext:value-type="string">
            <text:p>Sobretecho c/Rejilla de Vent. p/S97 - 900x900x100</text:p>
          </table:table-cell>
          <table:table-cell office:value-type="string" calcext:value-type="string">
            <text:p>GENROD</text:p>
          </table:table-cell>
          <table:table-cell office:value-type="float" office:value="155658.548309196" calcext:value-type="float">
            <text:p>155658.5483091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0011515</text:p>
          </table:table-cell>
          <table:table-cell office:value-type="string" calcext:value-type="string">
            <text:p>Rejilla para Ventilacion p/Gab. S97 - 150x150x10</text:p>
          </table:table-cell>
          <table:table-cell office:value-type="string" calcext:value-type="string">
            <text:p>GENROD</text:p>
          </table:table-cell>
          <table:table-cell office:value-type="float" office:value="19196.2296697457" calcext:value-type="float">
            <text:p>19196.22966974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0011530</text:p>
          </table:table-cell>
          <table:table-cell office:value-type="string" calcext:value-type="string">
            <text:p>Rejilla para Ventilacion p/Gab. S97 - 300x150x10</text:p>
          </table:table-cell>
          <table:table-cell office:value-type="string" calcext:value-type="string">
            <text:p>GENROD</text:p>
          </table:table-cell>
          <table:table-cell office:value-type="float" office:value="31996.087147251" calcext:value-type="float">
            <text:p>31996.0871472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0012020</text:p>
          </table:table-cell>
          <table:table-cell office:value-type="string" calcext:value-type="string">
            <text:p>Rejilla para Ventilacion p/Gab. S97 - 200x200x10</text:p>
          </table:table-cell>
          <table:table-cell office:value-type="string" calcext:value-type="string">
            <text:p>GENROD</text:p>
          </table:table-cell>
          <table:table-cell office:value-type="float" office:value="35809.1513199744" calcext:value-type="float">
            <text:p>35809.15131997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300305</text:p>
          </table:table-cell>
          <table:table-cell office:value-type="string" calcext:value-type="string">
            <text:p>Soporte t/Peine p/Barra Trip. Espesor 5 -Prof. 300</text:p>
          </table:table-cell>
          <table:table-cell office:value-type="string" calcext:value-type="string">
            <text:p>GENROD</text:p>
          </table:table-cell>
          <table:table-cell office:value-type="float" office:value="60279.0560523901" calcext:value-type="float">
            <text:p>60279.05605239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300310</text:p>
          </table:table-cell>
          <table:table-cell office:value-type="string" calcext:value-type="string">
            <text:p>Soporte t/Peine p/Barra Trip. Espesor 10-Prof. 300</text:p>
          </table:table-cell>
          <table:table-cell office:value-type="string" calcext:value-type="string">
            <text:p>GENROD</text:p>
          </table:table-cell>
          <table:table-cell office:value-type="float" office:value="60279.0560523901" calcext:value-type="float">
            <text:p>60279.05605239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450305</text:p>
          </table:table-cell>
          <table:table-cell office:value-type="string" calcext:value-type="string">
            <text:p>Soporte t/Peine p/Barra Trip. Espesor 5 -Prof. 450</text:p>
          </table:table-cell>
          <table:table-cell office:value-type="string" calcext:value-type="string">
            <text:p>GENROD</text:p>
          </table:table-cell>
          <table:table-cell office:value-type="float" office:value="80977.1525516231" calcext:value-type="float">
            <text:p>80977.15255162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450310</text:p>
          </table:table-cell>
          <table:table-cell office:value-type="string" calcext:value-type="string">
            <text:p>Soporte t/Peine p/Barra Trip. Espesor 10-Prof. 450</text:p>
          </table:table-cell>
          <table:table-cell office:value-type="string" calcext:value-type="string">
            <text:p>GENROD</text:p>
          </table:table-cell>
          <table:table-cell office:value-type="float" office:value="80977.1525516231" calcext:value-type="float">
            <text:p>80977.15255162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450400</text:p>
          </table:table-cell>
          <table:table-cell office:value-type="string" calcext:value-type="string">
            <text:p>Soporte t/Peine Comb p/Barra 3x10 mm + 1x5 mm - Prof. 450</text:p>
          </table:table-cell>
          <table:table-cell office:value-type="string" calcext:value-type="string">
            <text:p>GENROD</text:p>
          </table:table-cell>
          <table:table-cell office:value-type="float" office:value="90853.2219568499" calcext:value-type="float">
            <text:p>90853.22195684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450405</text:p>
          </table:table-cell>
          <table:table-cell office:value-type="string" calcext:value-type="string">
            <text:p>Soporte t/Peine p/Barra Tetr. Espesor 5 -Prof. 450</text:p>
          </table:table-cell>
          <table:table-cell office:value-type="string" calcext:value-type="string">
            <text:p>GENROD</text:p>
          </table:table-cell>
          <table:table-cell office:value-type="float" office:value="90853.2219568499" calcext:value-type="float">
            <text:p>90853.22195684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450410</text:p>
          </table:table-cell>
          <table:table-cell office:value-type="string" calcext:value-type="string">
            <text:p>Soporte t/Peine p/Barra Tetra.. Espesor 10-Prof. 450</text:p>
          </table:table-cell>
          <table:table-cell office:value-type="string" calcext:value-type="string">
            <text:p>GENROD</text:p>
          </table:table-cell>
          <table:table-cell office:value-type="float" office:value="90853.2219568499" calcext:value-type="float">
            <text:p>90853.22195684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600305</text:p>
          </table:table-cell>
          <table:table-cell office:value-type="string" calcext:value-type="string">
            <text:p>Soporte t/Peine p/Barra Trip. Espesor 5-Prof. 600</text:p>
          </table:table-cell>
          <table:table-cell office:value-type="string" calcext:value-type="string">
            <text:p>GENROD</text:p>
          </table:table-cell>
          <table:table-cell office:value-type="float" office:value="101660.437080676" calcext:value-type="float">
            <text:p>101660.4370806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600310</text:p>
          </table:table-cell>
          <table:table-cell office:value-type="string" calcext:value-type="string">
            <text:p>Soporte t/Peine p/Barra Trip. Espesor 10-Prof. 600</text:p>
          </table:table-cell>
          <table:table-cell office:value-type="string" calcext:value-type="string">
            <text:p>GENROD</text:p>
          </table:table-cell>
          <table:table-cell office:value-type="float" office:value="101660.437080676" calcext:value-type="float">
            <text:p>101660.4370806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600400</text:p>
          </table:table-cell>
          <table:table-cell office:value-type="string" calcext:value-type="string">
            <text:p>Soporte t/Peine Comb p/Barra 3x10 mm + 1x5 mm - Prof. 600</text:p>
          </table:table-cell>
          <table:table-cell office:value-type="string" calcext:value-type="string">
            <text:p>GENROD</text:p>
          </table:table-cell>
          <table:table-cell office:value-type="float" office:value="111522.949767433" calcext:value-type="float">
            <text:p>111522.9497674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600405</text:p>
          </table:table-cell>
          <table:table-cell office:value-type="string" calcext:value-type="string">
            <text:p>Soporte t/Peine p/Barra Tetr. Espesor 5 -Prof. 600</text:p>
          </table:table-cell>
          <table:table-cell office:value-type="string" calcext:value-type="string">
            <text:p>GENROD</text:p>
          </table:table-cell>
          <table:table-cell office:value-type="float" office:value="111522.949767433" calcext:value-type="float">
            <text:p>111522.9497674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600410</text:p>
          </table:table-cell>
          <table:table-cell office:value-type="string" calcext:value-type="string">
            <text:p>Soporte t/Peine p/Barra Tetr. Espesor 10-Prof. 600</text:p>
          </table:table-cell>
          <table:table-cell office:value-type="string" calcext:value-type="string">
            <text:p>GENROD</text:p>
          </table:table-cell>
          <table:table-cell office:value-type="float" office:value="111522.949767433" calcext:value-type="float">
            <text:p>111522.9497674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750305</text:p>
          </table:table-cell>
          <table:table-cell office:value-type="string" calcext:value-type="string">
            <text:p>Soporte t/Peine p/Barra Trip. Espesor 5 -Prof. 750</text:p>
          </table:table-cell>
          <table:table-cell office:value-type="string" calcext:value-type="string">
            <text:p>GENROD</text:p>
          </table:table-cell>
          <table:table-cell office:value-type="float" office:value="122349.523662079" calcext:value-type="float">
            <text:p>122349.5236620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750310</text:p>
          </table:table-cell>
          <table:table-cell office:value-type="string" calcext:value-type="string">
            <text:p>Soporte t/Peine p/Barra Trip. Espesor 10-Prof. 750</text:p>
          </table:table-cell>
          <table:table-cell office:value-type="string" calcext:value-type="string">
            <text:p>GENROD</text:p>
          </table:table-cell>
          <table:table-cell office:value-type="float" office:value="122349.523662079" calcext:value-type="float">
            <text:p>122349.5236620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750400</text:p>
          </table:table-cell>
          <table:table-cell office:value-type="string" calcext:value-type="string">
            <text:p>Soporte t/Peine Comb p/Barra 3x10 mm + 1x5 mm - Prof. 750</text:p>
          </table:table-cell>
          <table:table-cell office:value-type="string" calcext:value-type="string">
            <text:p>GENROD</text:p>
          </table:table-cell>
          <table:table-cell office:value-type="float" office:value="132207.517442679" calcext:value-type="float">
            <text:p>132207.517442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750405</text:p>
          </table:table-cell>
          <table:table-cell office:value-type="string" calcext:value-type="string">
            <text:p>Soporte t/Peine p/Barra Tetr. Espesor 5 -Prof. 750</text:p>
          </table:table-cell>
          <table:table-cell office:value-type="string" calcext:value-type="string">
            <text:p>GENROD</text:p>
          </table:table-cell>
          <table:table-cell office:value-type="float" office:value="132207.517442679" calcext:value-type="float">
            <text:p>132207.517442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750410</text:p>
          </table:table-cell>
          <table:table-cell office:value-type="string" calcext:value-type="string">
            <text:p>Soporte t/Peine p/Barra Tetr. Espesor 10-Prof. 750</text:p>
          </table:table-cell>
          <table:table-cell office:value-type="string" calcext:value-type="string">
            <text:p>GENROD</text:p>
          </table:table-cell>
          <table:table-cell office:value-type="float" office:value="132207.517442679" calcext:value-type="float">
            <text:p>132207.517442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900305</text:p>
          </table:table-cell>
          <table:table-cell office:value-type="string" calcext:value-type="string">
            <text:p>Soporte t/Peine p/Barra Trip. Espesor 5 -Prof. 900</text:p>
          </table:table-cell>
          <table:table-cell office:value-type="string" calcext:value-type="string">
            <text:p>GENROD</text:p>
          </table:table-cell>
          <table:table-cell office:value-type="float" office:value="143045.695442023" calcext:value-type="float">
            <text:p>143045.6954420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900310</text:p>
          </table:table-cell>
          <table:table-cell office:value-type="string" calcext:value-type="string">
            <text:p>Soporte t/Peine p/Barra Trip. Espesor 10-Prof. 900</text:p>
          </table:table-cell>
          <table:table-cell office:value-type="string" calcext:value-type="string">
            <text:p>GENROD</text:p>
          </table:table-cell>
          <table:table-cell office:value-type="float" office:value="143045.695442023" calcext:value-type="float">
            <text:p>143045.6954420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900400</text:p>
          </table:table-cell>
          <table:table-cell office:value-type="string" calcext:value-type="string">
            <text:p>Soporte t/Peine Comb p/Barra 3x10 mm + 1x5 mm - Prof. 900</text:p>
          </table:table-cell>
          <table:table-cell office:value-type="string" calcext:value-type="string">
            <text:p>GENROD</text:p>
          </table:table-cell>
          <table:table-cell office:value-type="float" office:value="152899.811889563" calcext:value-type="float">
            <text:p>152899.8118895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900405</text:p>
          </table:table-cell>
          <table:table-cell office:value-type="string" calcext:value-type="string">
            <text:p>Soporte t/Peine p/Barra Tetr. Espesor 5 -Prof. 900</text:p>
          </table:table-cell>
          <table:table-cell office:value-type="string" calcext:value-type="string">
            <text:p>GENROD</text:p>
          </table:table-cell>
          <table:table-cell office:value-type="float" office:value="152901.122930238" calcext:value-type="float">
            <text:p>152901.122930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900410</text:p>
          </table:table-cell>
          <table:table-cell office:value-type="string" calcext:value-type="string">
            <text:p>Soporte t/Peine p/Barra Tetr. Espesor 10-Prof. 900</text:p>
          </table:table-cell>
          <table:table-cell office:value-type="string" calcext:value-type="string">
            <text:p>GENROD</text:p>
          </table:table-cell>
          <table:table-cell office:value-type="float" office:value="152901.122930238" calcext:value-type="float">
            <text:p>152901.122930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42</text:p>
          </table:table-cell>
          <table:table-cell office:value-type="string" calcext:value-type="string">
            <text:p>Prensabarras para Union en Cruz - 40x10/20x5</text:p>
          </table:table-cell>
          <table:table-cell office:value-type="string" calcext:value-type="string">
            <text:p>GENROD</text:p>
          </table:table-cell>
          <table:table-cell office:value-type="float" office:value="8541.17894767372" calcext:value-type="float">
            <text:p>8541.178947673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43</text:p>
          </table:table-cell>
          <table:table-cell office:value-type="string" calcext:value-type="string">
            <text:p>Prensabarras para Union en Cruz - 40x10/30x5</text:p>
          </table:table-cell>
          <table:table-cell office:value-type="string" calcext:value-type="string">
            <text:p>GENROD</text:p>
          </table:table-cell>
          <table:table-cell office:value-type="float" office:value="9084.81451610444" calcext:value-type="float">
            <text:p>9084.814516104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44</text:p>
          </table:table-cell>
          <table:table-cell office:value-type="string" calcext:value-type="string">
            <text:p>Prensabarras para Union en Cruz - 40x10/40x10</text:p>
          </table:table-cell>
          <table:table-cell office:value-type="string" calcext:value-type="string">
            <text:p>GENROD</text:p>
          </table:table-cell>
          <table:table-cell office:value-type="float" office:value="9654.22458631719" calcext:value-type="float">
            <text:p>9654.224586317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54</text:p>
          </table:table-cell>
          <table:table-cell office:value-type="string" calcext:value-type="string">
            <text:p>Prensabarras para Union en Cruz - 50x10/40x10</text:p>
          </table:table-cell>
          <table:table-cell office:value-type="string" calcext:value-type="string">
            <text:p>GENROD</text:p>
          </table:table-cell>
          <table:table-cell office:value-type="float" office:value="10221.0404696623" calcext:value-type="float">
            <text:p>10221.04046966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64</text:p>
          </table:table-cell>
          <table:table-cell office:value-type="string" calcext:value-type="string">
            <text:p>Prensabarras para Union en Cruz - 60x10/40x10</text:p>
          </table:table-cell>
          <table:table-cell office:value-type="string" calcext:value-type="string">
            <text:p>GENROD</text:p>
          </table:table-cell>
          <table:table-cell office:value-type="float" office:value="10764.676038093" calcext:value-type="float">
            <text:p>10764.6760380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66</text:p>
          </table:table-cell>
          <table:table-cell office:value-type="string" calcext:value-type="string">
            <text:p>Prensabarras para Union en Cruz - 60x10/60x10</text:p>
          </table:table-cell>
          <table:table-cell office:value-type="string" calcext:value-type="string">
            <text:p>GENROD</text:p>
          </table:table-cell>
          <table:table-cell office:value-type="float" office:value="12219.4848756904" calcext:value-type="float">
            <text:p>12219.48487569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74</text:p>
          </table:table-cell>
          <table:table-cell office:value-type="string" calcext:value-type="string">
            <text:p>Prensabarras para Union en Cruz - 70x10/40x10</text:p>
          </table:table-cell>
          <table:table-cell office:value-type="string" calcext:value-type="string">
            <text:p>GENROD</text:p>
          </table:table-cell>
          <table:table-cell office:value-type="float" office:value="11321.1709629323" calcext:value-type="float">
            <text:p>11321.17096293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76</text:p>
          </table:table-cell>
          <table:table-cell office:value-type="string" calcext:value-type="string">
            <text:p>Prensabarras para Union en Cruz - 70x10/60x10</text:p>
          </table:table-cell>
          <table:table-cell office:value-type="string" calcext:value-type="string">
            <text:p>GENROD</text:p>
          </table:table-cell>
          <table:table-cell office:value-type="float" office:value="12933.3325760193" calcext:value-type="float">
            <text:p>12933.33257601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101</text:p>
          </table:table-cell>
          <table:table-cell office:value-type="string" calcext:value-type="string">
            <text:p>Falleba Embutida Rebatible sin Llave</text:p>
          </table:table-cell>
          <table:table-cell office:value-type="string" calcext:value-type="string">
            <text:p>GENROD</text:p>
          </table:table-cell>
          <table:table-cell office:value-type="float" office:value="125043.740143809" calcext:value-type="float">
            <text:p>125043.7401438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102</text:p>
          </table:table-cell>
          <table:table-cell office:value-type="string" calcext:value-type="string">
            <text:p>Falleba Embutida Rebatible con Llave</text:p>
          </table:table-cell>
          <table:table-cell office:value-type="string" calcext:value-type="string">
            <text:p>GENROD</text:p>
          </table:table-cell>
          <table:table-cell office:value-type="float" office:value="140907.332312035" calcext:value-type="float">
            <text:p>140907.3323120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118</text:p>
          </table:table-cell>
          <table:table-cell office:value-type="string" calcext:value-type="string">
            <text:p>Juego de Varillas p/Falleba de Puerta Alto 1800 con punteras</text:p>
          </table:table-cell>
          <table:table-cell office:value-type="string" calcext:value-type="string">
            <text:p>GENROD</text:p>
          </table:table-cell>
          <table:table-cell office:value-type="float" office:value="34458.1657460487" calcext:value-type="float">
            <text:p>34458.1657460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121</text:p>
          </table:table-cell>
          <table:table-cell office:value-type="string" calcext:value-type="string">
            <text:p>Juego de Varillas p/Falleba de Puerta Alto 2100 con punteras</text:p>
          </table:table-cell>
          <table:table-cell office:value-type="string" calcext:value-type="string">
            <text:p>GENROD</text:p>
          </table:table-cell>
          <table:table-cell office:value-type="float" office:value="40047.8295058906" calcext:value-type="float">
            <text:p>40047.82950589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201</text:p>
          </table:table-cell>
          <table:table-cell office:value-type="string" calcext:value-type="string">
            <text:p>Cerradura 1/2 Vuelta Metal. GEN-ROD Destornillador</text:p>
          </table:table-cell>
          <table:table-cell office:value-type="string" calcext:value-type="string">
            <text:p>GENROD</text:p>
          </table:table-cell>
          <table:table-cell office:value-type="float" office:value="10057.9135363059" calcext:value-type="float">
            <text:p>10057.91353630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202</text:p>
          </table:table-cell>
          <table:table-cell office:value-type="string" calcext:value-type="string">
            <text:p>Cerradura 1/2 Vuelta Metalica c/Encastre DIN</text:p>
          </table:table-cell>
          <table:table-cell office:value-type="string" calcext:value-type="string">
            <text:p>GENROD</text:p>
          </table:table-cell>
          <table:table-cell office:value-type="float" office:value="10968.4452323762" calcext:value-type="float">
            <text:p>10968.44523237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203</text:p>
          </table:table-cell>
          <table:table-cell office:value-type="string" calcext:value-type="string">
            <text:p>Cerradura 1/2 Vuelta GEN-ROD Plastica</text:p>
          </table:table-cell>
          <table:table-cell office:value-type="string" calcext:value-type="string">
            <text:p>GENROD</text:p>
          </table:table-cell>
          <table:table-cell office:value-type="float" office:value="6600.14138652375" calcext:value-type="float">
            <text:p>6600.141386523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203D</text:p>
          </table:table-cell>
          <table:table-cell office:value-type="string" calcext:value-type="string">
            <text:p>Cerradura 1/2 Vuelta GEN-ROD Plastica DIN</text:p>
          </table:table-cell>
          <table:table-cell office:value-type="string" calcext:value-type="string">
            <text:p>GENROD</text:p>
          </table:table-cell>
          <table:table-cell office:value-type="float" office:value="6600.14138652375" calcext:value-type="float">
            <text:p>6600.141386523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301</text:p>
          </table:table-cell>
          <table:table-cell office:value-type="string" calcext:value-type="string">
            <text:p>Cerradura Media Vuelta con Llave Mediana</text:p>
          </table:table-cell>
          <table:table-cell office:value-type="string" calcext:value-type="string">
            <text:p>GENROD</text:p>
          </table:table-cell>
          <table:table-cell office:value-type="float" office:value="10511.8962381484" calcext:value-type="float">
            <text:p>10511.89623814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302</text:p>
          </table:table-cell>
          <table:table-cell office:value-type="string" calcext:value-type="string">
            <text:p>Cerradura Media Vuelta con Llave Reforzada</text:p>
          </table:table-cell>
          <table:table-cell office:value-type="string" calcext:value-type="string">
            <text:p>GENROD</text:p>
          </table:table-cell>
          <table:table-cell office:value-type="float" office:value="16670.3006006243" calcext:value-type="float">
            <text:p>16670.30060062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401</text:p>
          </table:table-cell>
          <table:table-cell office:value-type="string" calcext:value-type="string">
            <text:p>Cerradura Media Vuelta con Empuñadura</text:p>
          </table:table-cell>
          <table:table-cell office:value-type="string" calcext:value-type="string">
            <text:p>GENROD</text:p>
          </table:table-cell>
          <table:table-cell office:value-type="float" office:value="27953.4513839799" calcext:value-type="float">
            <text:p>27953.45138397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402</text:p>
          </table:table-cell>
          <table:table-cell office:value-type="string" calcext:value-type="string">
            <text:p>Cerradura Media Vuelta con Empuñadura y Llave</text:p>
          </table:table-cell>
          <table:table-cell office:value-type="string" calcext:value-type="string">
            <text:p>GENROD</text:p>
          </table:table-cell>
          <table:table-cell office:value-type="float" office:value="30207.2418823378" calcext:value-type="float">
            <text:p>30207.24188233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501</text:p>
          </table:table-cell>
          <table:table-cell office:value-type="string" calcext:value-type="string">
            <text:p>Cerradura Media Vuelta tipo Pomo para Candado</text:p>
          </table:table-cell>
          <table:table-cell office:value-type="string" calcext:value-type="string">
            <text:p>GENROD</text:p>
          </table:table-cell>
          <table:table-cell office:value-type="float" office:value="27953.4513839799" calcext:value-type="float">
            <text:p>27953.45138397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109</text:p>
          </table:table-cell>
          <table:table-cell office:value-type="string" calcext:value-type="string">
            <text:p>Llave metalica para cerradura tipo moneda</text:p>
          </table:table-cell>
          <table:table-cell office:value-type="string" calcext:value-type="string">
            <text:p>GENROD</text:p>
          </table:table-cell>
          <table:table-cell office:value-type="float" office:value="4127.10025612391" calcext:value-type="float">
            <text:p>4127.100256123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502</text:p>
          </table:table-cell>
          <table:table-cell office:value-type="string" calcext:value-type="string">
            <text:p>Llave perno excentrico</text:p>
          </table:table-cell>
          <table:table-cell office:value-type="string" calcext:value-type="string">
            <text:p>GENROD</text:p>
          </table:table-cell>
          <table:table-cell office:value-type="float" office:value="10428.0454239095" calcext:value-type="float">
            <text:p>10428.04542390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196</text:p>
          </table:table-cell>
          <table:table-cell office:value-type="string" calcext:value-type="string">
            <text:p>Cerradura media vuelta perno cuadrado</text:p>
          </table:table-cell>
          <table:table-cell office:value-type="string" calcext:value-type="string">
            <text:p>GENROD</text:p>
          </table:table-cell>
          <table:table-cell office:value-type="float" office:value="10968.4452323762" calcext:value-type="float">
            <text:p>10968.44523237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197</text:p>
          </table:table-cell>
          <table:table-cell office:value-type="string" calcext:value-type="string">
            <text:p>Cerradura media vuelta tipo destornillador</text:p>
          </table:table-cell>
          <table:table-cell office:value-type="string" calcext:value-type="string">
            <text:p>GENROD</text:p>
          </table:table-cell>
          <table:table-cell office:value-type="float" office:value="10968.4452323762" calcext:value-type="float">
            <text:p>10968.44523237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202</text:p>
          </table:table-cell>
          <table:table-cell office:value-type="string" calcext:value-type="string">
            <text:p>Llave para cerradura triangulo</text:p>
          </table:table-cell>
          <table:table-cell office:value-type="string" calcext:value-type="string">
            <text:p>GENROD</text:p>
          </table:table-cell>
          <table:table-cell office:value-type="float" office:value="4449.53257874132" calcext:value-type="float">
            <text:p>4449.53257874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203</text:p>
          </table:table-cell>
          <table:table-cell office:value-type="string" calcext:value-type="string">
            <text:p>Cerradura Media Vuelta Triangulo</text:p>
          </table:table-cell>
          <table:table-cell office:value-type="string" calcext:value-type="string">
            <text:p>GENROD</text:p>
          </table:table-cell>
          <table:table-cell office:value-type="float" office:value="10968.4452323762" calcext:value-type="float">
            <text:p>10968.44523237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76726</text:p>
          </table:table-cell>
          <table:table-cell office:value-type="string" calcext:value-type="string">
            <text:p>Llave para cerradura perno cuadrado</text:p>
          </table:table-cell>
          <table:table-cell office:value-type="string" calcext:value-type="string">
            <text:p>GENROD</text:p>
          </table:table-cell>
          <table:table-cell office:value-type="float" office:value="4449.53257874132" calcext:value-type="float">
            <text:p>4449.53257874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06M</text:p>
          </table:table-cell>
          <table:table-cell office:value-type="string" calcext:value-type="string">
            <text:p>Aislador Cónico ø30 x ø20 x H=30, M6</text:p>
          </table:table-cell>
          <table:table-cell office:value-type="string" calcext:value-type="string">
            <text:p>GENROD</text:p>
          </table:table-cell>
          <table:table-cell office:value-type="float" office:value="6878.08200963647" calcext:value-type="float">
            <text:p>6878.082009636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08M</text:p>
          </table:table-cell>
          <table:table-cell office:value-type="string" calcext:value-type="string">
            <text:p>Aislador Cónico ø40 x ø30 x H=40, M8</text:p>
          </table:table-cell>
          <table:table-cell office:value-type="string" calcext:value-type="string">
            <text:p>GENROD</text:p>
          </table:table-cell>
          <table:table-cell office:value-type="float" office:value="9857.35220750414" calcext:value-type="float">
            <text:p>9857.352207504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10M</text:p>
          </table:table-cell>
          <table:table-cell office:value-type="string" calcext:value-type="string">
            <text:p>Aislador Cónico ø50 x ø40 x H=50, M10</text:p>
          </table:table-cell>
          <table:table-cell office:value-type="string" calcext:value-type="string">
            <text:p>GENROD</text:p>
          </table:table-cell>
          <table:table-cell office:value-type="float" office:value="12321.3555255908" calcext:value-type="float">
            <text:p>12321.35552559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12M</text:p>
          </table:table-cell>
          <table:table-cell office:value-type="string" calcext:value-type="string">
            <text:p>Aislador Cónico ø50 x ø40 x H=50, M12</text:p>
          </table:table-cell>
          <table:table-cell office:value-type="string" calcext:value-type="string">
            <text:p>GENROD</text:p>
          </table:table-cell>
          <table:table-cell office:value-type="float" office:value="12321.3555255908" calcext:value-type="float">
            <text:p>12321.35552559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14M</text:p>
          </table:table-cell>
          <table:table-cell office:value-type="string" calcext:value-type="string">
            <text:p>Aislador Cónico ø60 x ø50 x H=60, M12</text:p>
          </table:table-cell>
          <table:table-cell office:value-type="string" calcext:value-type="string">
            <text:p>GENROD</text:p>
          </table:table-cell>
          <table:table-cell office:value-type="float" office:value="13272.529482588" calcext:value-type="float">
            <text:p>13272.5294825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201</text:p>
          </table:table-cell>
          <table:table-cell office:value-type="string" calcext:value-type="string">
            <text:p>Aislador escalera 15x72x120 p/barra 20x5 mm</text:p>
          </table:table-cell>
          <table:table-cell office:value-type="string" calcext:value-type="string">
            <text:p>GENROD</text:p>
          </table:table-cell>
          <table:table-cell office:value-type="float" office:value="7178.58926904968" calcext:value-type="float">
            <text:p>7178.589269049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41001</text:p>
          </table:table-cell>
          <table:table-cell office:value-type="string" calcext:value-type="string">
            <text:p>Etiqueta Riesgo Eléctrico 110x150</text:p>
          </table:table-cell>
          <table:table-cell office:value-type="string" calcext:value-type="string">
            <text:p>GENROD</text:p>
          </table:table-cell>
          <table:table-cell office:value-type="float" office:value="2055.82335642384" calcext:value-type="float">
            <text:p>2055.823356423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41000</text:p>
          </table:table-cell>
          <table:table-cell office:value-type="string" calcext:value-type="string">
            <text:p>Etiqueta Riesgo Eléctrico 55x75</text:p>
          </table:table-cell>
          <table:table-cell office:value-type="string" calcext:value-type="string">
            <text:p>GENROD</text:p>
          </table:table-cell>
          <table:table-cell office:value-type="float" office:value="1280.04990506016" calcext:value-type="float">
            <text:p>1280.049905060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253</text:p>
          </table:table-cell>
          <table:table-cell office:value-type="string" calcext:value-type="string">
            <text:p>Pintura de retoque color RAL 7032 (150ml)</text:p>
          </table:table-cell>
          <table:table-cell office:value-type="string" calcext:value-type="string">
            <text:p>GENROD</text:p>
          </table:table-cell>
          <table:table-cell office:value-type="float" office:value="30264.6208327335" calcext:value-type="float">
            <text:p>30264.62083273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294</text:p>
          </table:table-cell>
          <table:table-cell office:value-type="string" calcext:value-type="string">
            <text:p>Pintura de retoque color Blanco (150ml)</text:p>
          </table:table-cell>
          <table:table-cell office:value-type="string" calcext:value-type="string">
            <text:p>GENROD</text:p>
          </table:table-cell>
          <table:table-cell office:value-type="float" office:value="30264.6208327335" calcext:value-type="float">
            <text:p>30264.62083273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010</text:p>
          </table:table-cell>
          <table:table-cell office:value-type="string" calcext:value-type="string">
            <text:p>Cancamos ojal M10 (una unidad)</text:p>
          </table:table-cell>
          <table:table-cell office:value-type="string" calcext:value-type="string">
            <text:p>GENROD</text:p>
          </table:table-cell>
          <table:table-cell office:value-type="float" office:value="17181.0485742488" calcext:value-type="float">
            <text:p>17181.0485742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081</text:p>
          </table:table-cell>
          <table:table-cell office:value-type="string" calcext:value-type="string">
            <text:p>Portaplanos Metalicos</text:p>
          </table:table-cell>
          <table:table-cell office:value-type="string" calcext:value-type="string">
            <text:p>GENROD</text:p>
          </table:table-cell>
          <table:table-cell office:value-type="float" office:value="16941.7975982915" calcext:value-type="float">
            <text:p>16941.79759829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30101</text:p>
          </table:table-cell>
          <table:table-cell office:value-type="string" calcext:value-type="string">
            <text:p>Bisagra Semioculta Metálica</text:p>
          </table:table-cell>
          <table:table-cell office:value-type="string" calcext:value-type="string">
            <text:p>GENROD</text:p>
          </table:table-cell>
          <table:table-cell office:value-type="float" office:value="6482.78929886466" calcext:value-type="float">
            <text:p>6482.78929886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30102</text:p>
          </table:table-cell>
          <table:table-cell office:value-type="string" calcext:value-type="string">
            <text:p>Bisagra Semioculta Plástica</text:p>
          </table:table-cell>
          <table:table-cell office:value-type="string" calcext:value-type="string">
            <text:p>GENROD</text:p>
          </table:table-cell>
          <table:table-cell office:value-type="float" office:value="5261.42938487527" calcext:value-type="float">
            <text:p>5261.429384875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30103</text:p>
          </table:table-cell>
          <table:table-cell office:value-type="string" calcext:value-type="string">
            <text:p>Bisagra alta metálica</text:p>
          </table:table-cell>
          <table:table-cell office:value-type="string" calcext:value-type="string">
            <text:p>GENROD</text:p>
          </table:table-cell>
          <table:table-cell office:value-type="float" office:value="13409.2403410661" calcext:value-type="float">
            <text:p>13409.24034106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51</text:p>
          </table:table-cell>
          <table:table-cell office:value-type="string" calcext:value-type="string">
            <text:p>Riel STD Long. 1200 mm Galvanizado</text:p>
          </table:table-cell>
          <table:table-cell office:value-type="string" calcext:value-type="string">
            <text:p>GENROD</text:p>
          </table:table-cell>
          <table:table-cell office:value-type="float" office:value="14353.3290995215" calcext:value-type="float">
            <text:p>14353.32909952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61</text:p>
          </table:table-cell>
          <table:table-cell office:value-type="string" calcext:value-type="string">
            <text:p>Riel secc. Long. 1200 mm Galvanizado</text:p>
          </table:table-cell>
          <table:table-cell office:value-type="string" calcext:value-type="string">
            <text:p>GENROD</text:p>
          </table:table-cell>
          <table:table-cell office:value-type="float" office:value="15131.0272701741" calcext:value-type="float">
            <text:p>15131.02727017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wiss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0">
      <number:currency-symbol/>
      <number:text> -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1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3">
      <number:currency-symbol/>
      <number:text> -</number:text>
      <number:number number:decimal-places="2" number:min-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4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34P0"/>
    </number:currency-style>
    <number:date-style style:name="N135">
      <number:day number:style="long"/>
      <number:text>-</number:text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49P2" style:volatile="true">
      <number:currency-symbol/>
      <number:text> </number:text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3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4">
      <number:currency-symbol number:language="es" number:country="AR">$</number:currency-symbol>
      <number:text> </number:text>
      <number:number number:decimal-places="2" number:min-decimal-places="2" number:min-integer-digits="1" number:grouping="true"/>
    </number:currency-style>
    <number:currency-style style:name="N165">
      <number:currency-symbol number:language="es" number:country="AR">$</number:currency-symbol>
      <number:text> </number:text>
      <number:number number:decimal-places="0" number:min-decimal-places="0" number:min-integer-digits="1" number:grouping="true"/>
    </number:currency-style>
    <number:currency-style style:name="N166">
      <number:currency-symbol>USD</number:currency-symbol>
      <number:text> </number:text>
      <number:number number:decimal-places="2" number:min-decimal-places="2" number:min-integer-digits="1" number:grouping="true"/>
    </number:currency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date-style style:name="N173">
      <number:month/>
      <number:text>/</number:text>
      <number:day/>
      <number:text>/</number:text>
      <number:year number:style="long"/>
    </number:date-style>
    <number:date-style style:name="N174">
      <number:day/>
      <number:text>-</number:text>
      <number:month number:textual="true"/>
      <number:text>-</number:text>
      <number:year/>
    </number:date-style>
    <number:date-style style:name="N175">
      <number:day/>
      <number:text>-</number:text>
      <number:month number:textual="true"/>
    </number:date-style>
    <number:time-style style:name="N176">
      <number:hours/>
      <number:text>:</number:text>
      <number:minutes number:style="long"/>
      <number:text> </number:text>
      <number:am-pm/>
    </number:time-style>
    <number:time-style style:name="N17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8">
      <number:hours/>
      <number:text>:</number:text>
      <number:minutes number:style="long"/>
    </number:time-style>
    <number:time-style style:name="N179">
      <number:hours/>
      <number:text>:</number:text>
      <number:minutes number:style="long"/>
      <number:text>:</number:text>
      <number:seconds number:style="long"/>
    </number:time-style>
    <number:date-style style:name="N18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82P0" style:volatile="true">
      <number:number number:decimal-places="0" number:min-decimal-places="0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> </number:text>
      <number:fill-character> </number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9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9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90P2" style:volatile="true">
      <number:currency-symbol/>
      <number:fill-character> </number:fill-character>
      <number:text>- </number:text>
    </number:currency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currency-style style:name="N19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9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5P0"/>
    </number:currency-style>
    <number:currency-style style:name="N19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6P0"/>
    </number:currency-style>
    <number:number-style style:name="N197P0" style:volatile="true">
      <number:number number:decimal-places="0" number:min-decimal-places="0" number:min-integer-digits="1" number:grouping="true"/>
      <number:text> </number:text>
    </number:number-style>
    <number:number-style style:name="N19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2" number:min-decimal-places="2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9P2" style:volatile="true">
      <number:text> </number:text>
      <number:fill-character> </number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0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0P2" style:volatile="true">
      <number:text> </number:text>
      <number:currency-symbol/>
      <number:fill-character> </number:fill-character>
      <number:text>- </number:text>
    </number:currency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2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2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3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3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5:34:22.6111656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46:51.599561728</meta:creation-date>
    <dc:date>2024-01-24T15:40:23.567470931</dc:date>
    <meta:editing-duration>PT38M10S</meta:editing-duration>
    <meta:editing-cycles>5</meta:editing-cycles>
    <meta:generator>LibreOffice/7.6.4.1$Linux_X86_64 LibreOffice_project/60$Build-1</meta:generator>
    <meta:document-statistic meta:table-count="1" meta:cell-count="19146" meta:object-count="0"/>
  </office:meta>
</office:document-meta>
</file>